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MS Sans Serif" svg:font-family="&quot;MS Sans Serif&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size="12pt" style:font-size-asian="12pt" style:font-size-complex="12pt"/>
    </style:style>
    <style:style style:name="ce4" style:family="table-cell" style:parent-style-name="Hyperlink"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5" style:family="table-cell" style:parent-style-name="Hyperlink_DIS0102_working_updated" style:data-style-name="N0">
      <style:table-cell-properties fo:background-color="#FFFFFF"/>
      <style:text-properties fo:color="#0000FF" style:font-name="Arial" style:font-name-asian="Arial" style:font-name-complex="Arial" style:text-underline-style="solid" style:text-underline-type="single" style:font-family-generic="swiss"/>
    </style:style>
    <style:style style:name="ce6" style:family="table-cell" style:parent-style-name="Default" style:data-style-name="N0">
      <style:table-cell-properties fo:background-color="#FFFFFF"/>
    </style:style>
    <style:style style:name="ce7"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8" style:family="table-cell" style:parent-style-name="Heading_6._32_New_32_topics" style:data-style-name="N36">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9"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12pt" style:font-size-asian="12pt" style:font-size-complex="12pt"/>
    </style:style>
    <style:style style:name="ce10"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8pt" style:font-size-asian="8pt" style:font-size-complex="8pt"/>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2" style:family="table-cell" style:parent-style-name="Default" style:data-style-name="N0">
      <style:table-cell-properties fo:border-top="2pt solid #000000" fo:border-bottom="2pt solid #000000" fo:border-left="none" fo:border-right="none" fo:background-color="#FFFFFF"/>
      <style:text-properties fo:font-weight="bold" style:font-weight-asian="bold" style:font-weight-complex="bold"/>
    </style:style>
    <style:style style:name="ce13"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4"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15" style:family="table-cell" style:parent-style-name="Default" style:data-style-name="N2">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6" style:family="table-cell" style:parent-style-name="Heading_6._32_New_32_topics" style:data-style-name="N2">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7" style:family="table-cell" style:parent-style-name="Heading_6._32_New_32_topics"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9" style:family="table-cell" style:parent-style-name="Default" style:data-style-name="N0">
      <style:table-cell-properties style:vertical-align="automatic" fo:wrap-option="wrap" fo:background-color="#FFFFFF" style:repeat-content="false"/>
      <style:paragraph-properties fo:text-align="end" fo:margin-right="0cm"/>
    </style:style>
    <style:style style:name="ce20" style:family="table-cell" style:parent-style-name="Comma_DIS0102_working_updated" style:data-style-name="N37">
      <style:table-cell-properties style:vertical-align="automatic" fo:wrap-option="wrap" fo:background-color="#FFFFFF" style:repeat-content="false"/>
      <style:paragraph-properties fo:text-align="end" fo:margin-right="0cm"/>
    </style:style>
    <style:style style:name="ce21" style:family="table-cell" style:parent-style-name="Comma_DIS0102_working_updated" style:data-style-name="N38">
      <style:table-cell-properties style:vertical-align="automatic" fo:wrap-option="wrap" fo:background-color="#FFFFFF" style:repeat-content="false"/>
      <style:paragraph-properties fo:text-align="end" fo:margin-right="0cm"/>
      <style:text-properties fo:font-style="italic" style:font-style-asian="italic" style:font-style-complex="italic"/>
    </style:style>
    <style:style style:name="ce22" style:family="table-cell" style:parent-style-name="Default" style:data-style-name="N39">
      <style:table-cell-properties style:vertical-align="automatic" fo:wrap-option="wrap" fo:background-color="#FFFFFF" style:repeat-content="false"/>
      <style:paragraph-properties fo:text-align="end" fo:margin-right="0cm"/>
      <style:text-properties fo:font-style="italic" style:font-style-asian="italic" style:font-style-complex="italic"/>
    </style:style>
    <style:style style:name="ce23" style:family="table-cell" style:parent-style-name="Comma_DIS0102_working_updated" style:data-style-name="N39">
      <style:table-cell-properties style:vertical-align="automatic" fo:wrap-option="wrap" fo:background-color="#FFFFFF" style:repeat-content="false"/>
      <style:paragraph-properties fo:text-align="end" fo:margin-right="0cm"/>
      <style:text-properties fo:font-style="italic" style:font-style-asian="italic" style:font-style-complex="italic"/>
    </style:style>
    <style:style style:name="ce24" style:family="table-cell" style:parent-style-name="Comma_DIS0102_working_updated" style:data-style-name="N37">
      <style:table-cell-properties fo:background-color="#FFFFFF"/>
    </style:style>
    <style:style style:name="ce25" style:family="table-cell" style:parent-style-name="Comma_DIS0102_working_updated" style:data-style-name="N38">
      <style:table-cell-properties fo:background-color="#FFFFFF"/>
    </style:style>
    <style:style style:name="ce26" style:family="table-cell" style:parent-style-name="Default" style:data-style-name="N0">
      <style:table-cell-properties fo:border-top="none" fo:border-bottom="thin dotted #000000" fo:border-left="none" fo:border-right="none" style:vertical-align="automatic" fo:wrap-option="wrap" fo:background-color="#FFFFFF" style:repeat-content="false"/>
      <style:paragraph-properties fo:text-align="center"/>
    </style:style>
    <style:style style:name="ce27" style:family="table-cell" style:parent-style-name="Default" style:data-style-name="N0">
      <style:table-cell-properties style:vertical-align="automatic" fo:wrap-option="wrap" fo:background-color="#FFFFFF" style:repeat-content="false"/>
      <style:paragraph-properties fo:text-align="center"/>
    </style:style>
    <style:style style:name="ce28" style:family="table-cell" style:parent-style-name="Default" style:data-style-name="N3">
      <style:table-cell-properties fo:background-color="#FFFFFF"/>
    </style:style>
    <style:style style:name="ce29" style:family="table-cell" style:parent-style-name="Default" style:data-style-name="N0">
      <style:table-cell-properties style:vertical-align="automatic" fo:background-color="#FFFFFF" style:repeat-content="false"/>
      <style:paragraph-properties fo:text-align="end" fo:margin-right="0cm"/>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style>
    <style:style style:name="ce31" style:family="table-cell" style:parent-style-name="Default" style:data-style-name="N0">
      <style:table-cell-properties fo:border-top="thin dotted #000000" fo:border-bottom="none" fo:border-left="none" fo:border-right="none" style:vertical-align="automatic" fo:wrap-option="wrap" fo:background-color="#FFFFFF" style:repeat-content="false"/>
      <style:paragraph-properties fo:text-align="center"/>
    </style:style>
    <style:style style:name="ce32" style:family="table-cell" style:parent-style-name="Comma" style:data-style-name="N3">
      <style:table-cell-properties style:vertical-align="automatic" fo:background-color="#FFFFFF" style:repeat-content="false"/>
      <style:paragraph-properties fo:text-align="end" fo:margin-right="0cm"/>
    </style:style>
    <style:style style:name="ce33" style:family="table-cell" style:parent-style-name="Comma" style:data-style-name="N40">
      <style:table-cell-properties fo:background-color="#FFFFFF"/>
    </style:style>
    <style:style style:name="ce34"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style>
    <style:style style:name="ce35"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center"/>
    </style:style>
    <style:style style:name="ce36" style:family="table-cell" style:parent-style-name="Comma" style:data-style-name="N3">
      <style:table-cell-properties fo:border-top="none" fo:border-bottom="2pt solid #000000" fo:border-left="none" fo:border-right="none" style:vertical-align="automatic" fo:background-color="#FFFFFF" style:repeat-content="false"/>
      <style:paragraph-properties fo:text-align="end" fo:margin-right="0cm"/>
    </style:style>
    <style:style style:name="ce37" style:family="table-cell" style:parent-style-name="Default" style:data-style-name="N3">
      <style:table-cell-properties fo:border-top="none" fo:border-bottom="2pt solid #000000" fo:border-left="none" fo:border-right="none" fo:background-color="#FFFFFF"/>
    </style:style>
    <style:style style:name="ce38" style:family="table-cell" style:parent-style-name="Comma_DIS0102_working_updated"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tyle="italic" style:font-style-asian="italic" style:font-style-complex="italic"/>
    </style:style>
    <style:style style:name="ce39" style:family="table-cell" style:parent-style-name="Default" style:data-style-name="N39">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tyle="italic" style:font-style-asian="italic" style:font-style-complex="italic"/>
    </style:style>
    <style:style style:name="ce40" style:family="table-cell" style:parent-style-name="Comma_DIS0102_working_updated" style:data-style-name="N39">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tyle="italic" style:font-style-asian="italic" style:font-style-complex="italic"/>
    </style:style>
    <style:style style:name="ce41" style:family="table-cell" style:parent-style-name="Comma" style:data-style-name="N40">
      <style:table-cell-properties fo:border-top="none" fo:border-bottom="2pt solid #000000" fo:border-left="none" fo:border-right="none" fo:background-color="#FFFFFF"/>
    </style:style>
    <style:style style:name="ce42" style:family="table-cell" style:parent-style-name="Percent" style:data-style-name="N41">
      <style:table-cell-properties fo:background-color="#FFFFFF"/>
      <style:text-properties fo:color="#FF0000"/>
    </style:style>
    <style:style style:name="ce43" style:family="table-cell" style:parent-style-name="Comma_DIS0102_working_updated" style:data-style-name="N39">
      <style:table-cell-properties style:vertical-align="automatic" fo:wrap-option="wrap" fo:background-color="#FFFFFF" style:repeat-content="false"/>
      <style:paragraph-properties fo:text-align="end" fo:margin-right="0cm"/>
    </style:style>
    <style:style style:name="ce44" style:family="table-cell" style:parent-style-name="Comma_DIS0102_working_updated" style:data-style-name="N37">
      <style:table-cell-properties style:vertical-align="top" fo:wrap-option="wrap" fo:background-color="#FFFFFF" style:repeat-content="false"/>
      <style:paragraph-properties fo:text-align="end" fo:margin-right="0cm"/>
    </style:style>
    <style:style style:name="ce45" style:family="table-cell" style:parent-style-name="Percent" style:data-style-name="N41">
      <style:table-cell-properties fo:background-color="#FFFFFF"/>
    </style:style>
    <style:style style:name="ce46" style:family="table-cell" style:parent-style-name="Default" style:data-style-name="N42">
      <style:table-cell-properties fo:background-color="#FFFFFF"/>
    </style:style>
    <style:style style:name="ce47" style:family="table-cell" style:parent-style-name="Default" style:data-style-name="N0">
      <style:table-cell-properties style:vertical-align="automatic" fo:background-color="#FFFFFF" style:repeat-content="false"/>
      <style:paragraph-properties fo:text-align="start" fo:margin-left="0cm"/>
    </style:style>
    <style:style style:name="ce48" style:family="table-cell" style:parent-style-name="Default" style:data-style-name="N0">
      <style:table-cell-properties style:vertical-align="automatic" fo:wrap-option="wrap" fo:background-color="#FFFFFF"/>
    </style:style>
    <style:style style:name="ce49" style:family="table-cell" style:parent-style-name="Default" style:data-style-name="N0">
      <style:table-cell-properties style:vertical-align="top" fo:background-color="#FFFFFF" style:repeat-content="false"/>
      <style:paragraph-properties fo:text-align="end" fo:margin-right="0cm"/>
    </style:style>
    <style:style style:name="ce50" style:family="table-cell" style:parent-style-name="Comma_DIS0101_working" style:data-style-name="N37">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51" style:family="table-cell" style:parent-style-name="Default" style:data-style-name="N0">
      <style:table-cell-properties fo:background-color="#FFFFFF"/>
      <style:text-properties fo:font-weight="bold" style:font-weight-asian="bold" style:font-weight-complex="bold"/>
    </style:style>
    <style:style style:name="ce52" style:family="table-cell" style:parent-style-name="Normal_32_3" style:data-style-name="N0">
      <style:table-cell-properties style:vertical-align="automatic" fo:background-color="#FFFFFF" style:repeat-content="false"/>
      <style:paragraph-properties fo:text-align="end" fo:margin-right="0cm"/>
    </style:style>
    <style:style style:name="ce53" style:family="table-cell" style:parent-style-name="Normal_32_3" style:data-style-name="N0">
      <style:table-cell-properties style:vertical-align="top" fo:background-color="#FFFFFF" style:repeat-content="false"/>
      <style:paragraph-properties fo:text-align="end" fo:margin-right="0cm"/>
    </style:style>
    <style:style style:name="ce54" style:family="table-cell" style:parent-style-name="Default" style:data-style-name="N0">
      <style:table-cell-properties style:vertical-align="automatic" fo:wrap-option="wrap"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FF" style:text-line-through-style="none" style:font-name="Helvetica" style:font-name-asian="Helvetica" style:font-name-complex="Helvetica"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Helvetica" style:font-name-asian="Helvetica" style:font-name-complex="Helvetic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778125cm"/>
    </style:style>
    <style:style style:name="co2" style:family="table-column">
      <style:table-column-properties fo:break-before="auto" style:column-width="0.343958333333333cm"/>
    </style:style>
    <style:style style:name="co3" style:family="table-column">
      <style:table-column-properties fo:break-before="auto" style:column-width="1.95791666666667cm"/>
    </style:style>
    <style:style style:name="co4" style:family="table-column">
      <style:table-column-properties fo:break-before="auto" style:column-width="2.75166666666667cm"/>
    </style:style>
    <style:style style:name="co5" style:family="table-column">
      <style:table-column-properties fo:break-before="auto" style:column-width="3.889375cm"/>
    </style:style>
    <style:style style:name="co6" style:family="table-column">
      <style:table-column-properties fo:break-before="auto" style:column-width="3.22791666666667cm"/>
    </style:style>
    <style:style style:name="co7" style:family="table-column">
      <style:table-column-properties fo:break-before="auto" style:column-width="3.54541666666667cm"/>
    </style:style>
    <style:style style:name="co8" style:family="table-column">
      <style:table-column-properties fo:break-before="auto" style:column-width="3.67770833333333cm"/>
    </style:style>
    <style:style style:name="co9" style:family="table-column">
      <style:table-column-properties fo:break-before="auto" style:column-width="3.78354166666667cm"/>
    </style:style>
    <style:style style:name="co10" style:family="table-column">
      <style:table-column-properties fo:break-before="auto" style:column-width="3.75708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true" fo:break-before="auto"/>
    </style:style>
    <style:style style:name="ro5" style:family="table-row">
      <style:table-row-properties style:row-height="59.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4.2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18.75pt" style:use-optimal-row-height="false" fo:break-before="auto"/>
    </style:style>
    <style:style style:name="ro11" style:family="table-row">
      <style:table-row-properties style:row-height="32.25pt" style:use-optimal-row-height="false" fo:break-before="auto"/>
    </style:style>
    <style:style style:name="ro12"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is0102"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7" table:default-cell-style-name="ce6"/>
        <table:table-column table:style-name="co10" table:number-columns-repeated="16374" table:default-cell-style-name="ce6"/>
        <table:table-row table:style-name="ro1">
          <table:table-cell office:value-type="string" table:style-name="ce2">
            <text:p>Department for Transport statistics</text:p>
          </table:table-cell>
          <table:table-cell table:number-columns-repeated="3" table:style-name="ce2"/>
          <table:table-cell table:number-columns-repeated="16380" table:style-name="ce3"/>
        </table:table-row>
        <table:table-row table:style-name="ro2">
          <table:table-cell office:value-type="string" table:style-name="ce4">
            <text:p><text:a xlink:href="https://www.gov.uk/government/collections/disabled-parking-badges-statistics">Blue Badge Statistics</text:a></text:p>
          </table:table-cell>
          <table:table-cell table:number-columns-repeated="3" table:style-name="ce5"/>
          <table:table-cell table:style-name="ce6"/>
          <table:table-cell table:style-name="ce5"/>
          <table:table-cell table:number-columns-repeated="16378" table:style-name="ce6"/>
        </table:table-row>
        <table:table-row table:style-name="ro3">
          <table:table-cell office:value-type="string" table:style-name="ce7">
            <text:p>Table TSGB1205 (DIS0102)</text:p>
          </table:table-cell>
          <table:table-cell table:number-columns-repeated="3" table:style-name="ce7"/>
          <table:table-cell table:style-name="ce3"/>
          <table:table-cell table:style-name="ce7"/>
          <table:table-cell table:number-columns-repeated="16378" table:style-name="ce3"/>
        </table:table-row>
        <table:table-row table:style-name="ro4">
          <table:table-cell office:value-type="string" table:style-name="ce7">
            <text:p>Valid Blue Badges held and population measures: England, annual from 1997<text:span text:style-name="T3">1</text:span></text:p>
          </table:table-cell>
          <table:table-cell table:number-columns-repeated="6" table:style-name="ce7"/>
          <table:table-cell table:style-name="ce8"/>
          <table:table-cell table:number-columns-repeated="3" table:style-name="ce9"/>
          <table:table-cell table:number-columns-repeated="2" table:style-name="ce6"/>
          <table:table-cell table:number-columns-repeated="14" table:style-name="ce9"/>
          <table:table-cell table:style-name="ce10"/>
          <table:table-cell table:number-columns-repeated="7" table:style-name="ce9"/>
          <table:table-cell table:number-columns-repeated="16349" table:style-name="ce3"/>
        </table:table-row>
        <table:table-row table:style-name="ro2">
          <table:table-cell table:number-columns-repeated="9" table:style-name="ce6"/>
          <table:table-cell office:value-type="string" table:style-name="ce11">
            <text:p>Thousands/<text:span text:style-name="T4">percentage</text:span></text:p>
          </table:table-cell>
          <table:table-cell table:number-columns-repeated="16374" table:style-name="ce6"/>
        </table:table-row>
        <table:table-row table:style-name="ro5">
          <table:table-cell office:value-type="string" table:style-name="ce12">
            <text:p>Year</text:p>
          </table:table-cell>
          <table:table-cell table:style-name="ce12"/>
          <table:table-cell office:value-type="string" table:style-name="ce13">
            <text:p>Estimation method<text:span text:style-name="T5">2</text:span></text:p>
          </table:table-cell>
          <table:table-cell office:value-type="string" table:style-name="ce14">
            <text:p>Data source</text:p>
          </table:table-cell>
          <table:table-cell office:value-type="string" table:style-name="ce13">
            <text:p>Valid Blue Badges<text:span text:style-name="T5">1</text:span></text:p>
          </table:table-cell>
          <table:table-cell office:value-type="string" table:style-name="ce15">
            <text:p>Retired population<text:span text:style-name="T5">3</text:span></text:p>
          </table:table-cell>
          <table:table-cell office:value-type="string" table:style-name="ce16">
            <text:p>Ratio of retired people to badge holders</text:p>
          </table:table-cell>
          <table:table-cell office:value-type="string" table:style-name="ce16">
            <text:p>Badge holders as a percentage of the population</text:p>
          </table:table-cell>
          <table:table-cell office:value-type="string" table:style-name="ce15">
            <text:p>Retired people as a percentage of the population</text:p>
          </table:table-cell>
          <table:table-cell office:value-type="string" table:style-name="ce17">
            <text:p>Total population</text:p>
          </table:table-cell>
          <table:table-cell table:style-name="ce6"/>
          <table:table-cell table:number-columns-repeated="14" table:style-name="ce9"/>
          <table:table-cell table:style-name="ce10"/>
          <table:table-cell table:number-columns-repeated="7" table:style-name="ce9"/>
          <table:table-cell table:number-columns-repeated="16351" table:style-name="ce3"/>
        </table:table-row>
        <table:table-row table:style-name="ro6">
          <table:table-cell office:value-type="float" office:value="1997" table:style-name="ce18">
            <text:p>1997</text:p>
          </table:table-cell>
          <table:table-cell table:number-columns-repeated="2" table:style-name="ce18"/>
          <table:table-cell table:style-name="ce19"/>
          <table:table-cell office:value-type="float" office:value="1636" table:style-name="ce20">
            <text:p><text:s/>1,636<text:s/></text:p>
          </table:table-cell>
          <table:table-cell office:value-type="float" office:value="8895" table:style-name="ce20">
            <text:p><text:s/>8,895<text:s/></text:p>
          </table:table-cell>
          <table:table-cell office:value-type="string" table:style-name="ce21">
            <text:p>5.4 : 1</text:p>
          </table:table-cell>
          <table:table-cell office:value-type="float" office:value="3.4" table:style-name="ce22">
            <text:p>3.4</text:p>
          </table:table-cell>
          <table:table-cell office:value-type="float" office:value="18.3" table:style-name="ce23">
            <text:p>18.3</text:p>
          </table:table-cell>
          <table:table-cell office:value-type="float" office:value="48519" table:style-name="ce24">
            <text:p><text:s/>48,519<text:s/></text:p>
          </table:table-cell>
          <table:table-cell table:style-name="ce25"/>
          <table:table-cell table:number-columns-repeated="16373" table:style-name="ce6"/>
        </table:table-row>
        <table:table-row table:style-name="ro7">
          <table:table-cell office:value-type="float" office:value="1998" table:style-name="ce18">
            <text:p>1998</text:p>
          </table:table-cell>
          <table:table-cell table:number-columns-repeated="2" table:style-name="ce18"/>
          <table:table-cell table:style-name="ce19"/>
          <table:table-cell office:value-type="float" office:value="1713" table:style-name="ce20">
            <text:p><text:s/>1,713<text:s/></text:p>
          </table:table-cell>
          <table:table-cell office:value-type="float" office:value="8914" table:style-name="ce20">
            <text:p><text:s/>8,914<text:s/></text:p>
          </table:table-cell>
          <table:table-cell office:value-type="string" table:style-name="ce21">
            <text:p>5.2 : 1</text:p>
          </table:table-cell>
          <table:table-cell office:value-type="float" office:value="3.5" table:style-name="ce22">
            <text:p>3.5</text:p>
          </table:table-cell>
          <table:table-cell office:value-type="float" office:value="18.3" table:style-name="ce23">
            <text:p>18.3</text:p>
          </table:table-cell>
          <table:table-cell office:value-type="float" office:value="48665" table:style-name="ce24">
            <text:p><text:s/>48,665<text:s/></text:p>
          </table:table-cell>
          <table:table-cell table:style-name="ce25"/>
          <table:table-cell table:number-columns-repeated="16373" table:style-name="ce6"/>
        </table:table-row>
        <table:table-row table:style-name="ro7">
          <table:table-cell office:value-type="float" office:value="1999" table:style-name="ce18">
            <text:p>1999</text:p>
          </table:table-cell>
          <table:table-cell table:number-columns-repeated="2" table:style-name="ce18"/>
          <table:table-cell table:style-name="ce19"/>
          <table:table-cell office:value-type="float" office:value="1821" table:style-name="ce20">
            <text:p><text:s/>1,821<text:s/></text:p>
          </table:table-cell>
          <table:table-cell office:value-type="float" office:value="8950" table:style-name="ce20">
            <text:p><text:s/>8,950<text:s/></text:p>
          </table:table-cell>
          <table:table-cell office:value-type="string" table:style-name="ce21">
            <text:p>4.9 : 1</text:p>
          </table:table-cell>
          <table:table-cell office:value-type="float" office:value="3.7" table:style-name="ce22">
            <text:p>3.7</text:p>
          </table:table-cell>
          <table:table-cell office:value-type="float" office:value="18.3" table:style-name="ce23">
            <text:p>18.3</text:p>
          </table:table-cell>
          <table:table-cell office:value-type="float" office:value="48821" table:style-name="ce24">
            <text:p><text:s/>48,821<text:s/></text:p>
          </table:table-cell>
          <table:table-cell table:style-name="ce25"/>
          <table:table-cell table:number-columns-repeated="16373" table:style-name="ce6"/>
        </table:table-row>
        <table:table-row table:style-name="ro7">
          <table:table-cell office:value-type="float" office:value="2000" table:style-name="ce18">
            <text:p>2000</text:p>
          </table:table-cell>
          <table:table-cell table:number-columns-repeated="2" table:style-name="ce18"/>
          <table:table-cell table:style-name="ce19"/>
          <table:table-cell office:value-type="float" office:value="1854" table:style-name="ce20">
            <text:p><text:s/>1,854<text:s/></text:p>
          </table:table-cell>
          <table:table-cell office:value-type="float" office:value="8975" table:style-name="ce20">
            <text:p><text:s/>8,975<text:s/></text:p>
          </table:table-cell>
          <table:table-cell office:value-type="string" table:style-name="ce21">
            <text:p>4.8 : 1</text:p>
          </table:table-cell>
          <table:table-cell office:value-type="float" office:value="3.8" table:style-name="ce22">
            <text:p>3.8</text:p>
          </table:table-cell>
          <table:table-cell office:value-type="float" office:value="18.3" table:style-name="ce23">
            <text:p>18.3</text:p>
          </table:table-cell>
          <table:table-cell office:value-type="float" office:value="49033" table:style-name="ce24">
            <text:p><text:s/>49,033<text:s/></text:p>
          </table:table-cell>
          <table:table-cell table:style-name="ce25"/>
          <table:table-cell table:number-columns-repeated="16373" table:style-name="ce6"/>
        </table:table-row>
        <table:table-row table:style-name="ro7">
          <table:table-cell office:value-type="float" office:value="2001" table:style-name="ce18">
            <text:p>2001</text:p>
          </table:table-cell>
          <table:table-cell table:number-columns-repeated="2" table:style-name="ce18"/>
          <table:table-cell table:style-name="ce19"/>
          <table:table-cell office:value-type="float" office:value="1925" table:style-name="ce20">
            <text:p><text:s/>1,925<text:s/></text:p>
          </table:table-cell>
          <table:table-cell office:value-type="float" office:value="9010" table:style-name="ce20">
            <text:p><text:s/>9,010<text:s/></text:p>
          </table:table-cell>
          <table:table-cell office:value-type="string" table:style-name="ce21">
            <text:p>4.7 : 1</text:p>
          </table:table-cell>
          <table:table-cell office:value-type="float" office:value="3.9" table:style-name="ce22">
            <text:p>3.9</text:p>
          </table:table-cell>
          <table:table-cell office:value-type="float" office:value="18.3" table:style-name="ce23">
            <text:p>18.3</text:p>
          </table:table-cell>
          <table:table-cell office:value-type="float" office:value="49233" table:style-name="ce24">
            <text:p><text:s/>49,233<text:s/></text:p>
          </table:table-cell>
          <table:table-cell table:style-name="ce25"/>
          <table:table-cell table:number-columns-repeated="16373" table:style-name="ce6"/>
        </table:table-row>
        <table:table-row table:style-name="ro7">
          <table:table-cell office:value-type="float" office:value="2002" table:style-name="ce18">
            <text:p>2002</text:p>
          </table:table-cell>
          <table:table-cell table:number-columns-repeated="2" table:style-name="ce18"/>
          <table:table-cell table:style-name="ce19"/>
          <table:table-cell office:value-type="float" office:value="2019" table:style-name="ce20">
            <text:p><text:s/>2,019<text:s/></text:p>
          </table:table-cell>
          <table:table-cell office:value-type="float" office:value="9055" table:style-name="ce20">
            <text:p><text:s/>9,055<text:s/></text:p>
          </table:table-cell>
          <table:table-cell office:value-type="string" table:style-name="ce21">
            <text:p>4.5 : 1</text:p>
          </table:table-cell>
          <table:table-cell office:value-type="float" office:value="4.0999999999999996" table:style-name="ce22">
            <text:p>4.1</text:p>
          </table:table-cell>
          <table:table-cell office:value-type="float" office:value="18.3" table:style-name="ce23">
            <text:p>18.3</text:p>
          </table:table-cell>
          <table:table-cell office:value-type="float" office:value="49450" table:style-name="ce24">
            <text:p><text:s/>49,450<text:s/></text:p>
          </table:table-cell>
          <table:table-cell table:style-name="ce25"/>
          <table:table-cell table:number-columns-repeated="16373" table:style-name="ce6"/>
        </table:table-row>
        <table:table-row table:style-name="ro7">
          <table:table-cell office:value-type="float" office:value="2003" table:style-name="ce18">
            <text:p>2003</text:p>
          </table:table-cell>
          <table:table-cell table:number-columns-repeated="2" table:style-name="ce18"/>
          <table:table-cell table:style-name="ce19"/>
          <table:table-cell office:value-type="float" office:value="2030" table:style-name="ce20">
            <text:p><text:s/>2,030<text:s/></text:p>
          </table:table-cell>
          <table:table-cell office:value-type="float" office:value="9110" table:style-name="ce20">
            <text:p><text:s/>9,110<text:s/></text:p>
          </table:table-cell>
          <table:table-cell office:value-type="string" table:style-name="ce21">
            <text:p>4.5 : 1</text:p>
          </table:table-cell>
          <table:table-cell office:value-type="float" office:value="4.0999999999999996" table:style-name="ce22">
            <text:p>4.1</text:p>
          </table:table-cell>
          <table:table-cell office:value-type="float" office:value="18.3" table:style-name="ce23">
            <text:p>18.3</text:p>
          </table:table-cell>
          <table:table-cell office:value-type="float" office:value="49649" table:style-name="ce24">
            <text:p><text:s/>49,649<text:s/></text:p>
          </table:table-cell>
          <table:table-cell table:style-name="ce25"/>
          <table:table-cell table:number-columns-repeated="16373" table:style-name="ce6"/>
        </table:table-row>
        <table:table-row table:style-name="ro7">
          <table:table-cell office:value-type="float" office:value="2004" table:style-name="ce18">
            <text:p>2004</text:p>
          </table:table-cell>
          <table:table-cell table:number-columns-repeated="3" table:style-name="ce18"/>
          <table:table-cell office:value-type="float" office:value="2054" table:style-name="ce20">
            <text:p><text:s/>2,054<text:s/></text:p>
          </table:table-cell>
          <table:table-cell office:value-type="float" office:value="9189" table:style-name="ce20">
            <text:p><text:s/>9,189<text:s/></text:p>
          </table:table-cell>
          <table:table-cell office:value-type="string" table:style-name="ce21">
            <text:p>4.5 : 1</text:p>
          </table:table-cell>
          <table:table-cell office:value-type="float" office:value="4.0999999999999996" table:style-name="ce22">
            <text:p>4.1</text:p>
          </table:table-cell>
          <table:table-cell office:value-type="float" office:value="18.399999999999999" table:style-name="ce23">
            <text:p>18.4</text:p>
          </table:table-cell>
          <table:table-cell office:value-type="float" office:value="49863" table:style-name="ce24">
            <text:p><text:s/>49,863<text:s/></text:p>
          </table:table-cell>
          <table:table-cell table:style-name="ce25"/>
          <table:table-cell table:number-columns-repeated="16373" table:style-name="ce6"/>
        </table:table-row>
        <table:table-row table:style-name="ro7">
          <table:table-cell office:value-type="float" office:value="2005" table:style-name="ce18">
            <text:p>2005</text:p>
          </table:table-cell>
          <table:table-cell table:number-columns-repeated="3" table:style-name="ce18"/>
          <table:table-cell office:value-type="float" office:value="2092" table:style-name="ce20">
            <text:p><text:s/>2,092<text:s/></text:p>
          </table:table-cell>
          <table:table-cell office:value-type="float" office:value="9273" table:style-name="ce20">
            <text:p><text:s/>9,273<text:s/></text:p>
          </table:table-cell>
          <table:table-cell office:value-type="string" table:style-name="ce21">
            <text:p>4.4 : 1</text:p>
          </table:table-cell>
          <table:table-cell office:value-type="float" office:value="4.2" table:style-name="ce22">
            <text:p>4.2</text:p>
          </table:table-cell>
          <table:table-cell office:value-type="float" office:value="18.5" table:style-name="ce23">
            <text:p>18.5</text:p>
          </table:table-cell>
          <table:table-cell office:value-type="float" office:value="50110" table:style-name="ce24">
            <text:p><text:s/>50,110<text:s/></text:p>
          </table:table-cell>
          <table:table-cell table:style-name="ce25"/>
          <table:table-cell table:number-columns-repeated="16373" table:style-name="ce6"/>
        </table:table-row>
        <table:table-row table:style-name="ro7">
          <table:table-cell office:value-type="float" office:value="2006" table:style-name="ce18">
            <text:p>2006</text:p>
          </table:table-cell>
          <table:table-cell table:number-columns-repeated="3" table:style-name="ce18"/>
          <table:table-cell office:value-type="float" office:value="2258" table:style-name="ce20">
            <text:p><text:s/>2,258<text:s/></text:p>
          </table:table-cell>
          <table:table-cell office:value-type="float" office:value="9370" table:style-name="ce20">
            <text:p><text:s/>9,370<text:s/></text:p>
          </table:table-cell>
          <table:table-cell office:value-type="string" table:style-name="ce21">
            <text:p>4.1 : 1</text:p>
          </table:table-cell>
          <table:table-cell office:value-type="float" office:value="4.5" table:style-name="ce22">
            <text:p>4.5</text:p>
          </table:table-cell>
          <table:table-cell office:value-type="float" office:value="18.600000000000001" table:style-name="ce23">
            <text:p>18.6</text:p>
          </table:table-cell>
          <table:table-cell office:value-type="float" office:value="50466" table:style-name="ce24">
            <text:p><text:s/>50,466<text:s/></text:p>
          </table:table-cell>
          <table:table-cell table:style-name="ce25"/>
          <table:table-cell table:number-columns-repeated="16373" table:style-name="ce6"/>
        </table:table-row>
        <table:table-row table:style-name="ro7">
          <table:table-cell office:value-type="float" office:value="2007" table:style-name="ce18">
            <text:p>2007</text:p>
          </table:table-cell>
          <table:table-cell table:number-columns-repeated="3" table:style-name="ce18"/>
          <table:table-cell office:value-type="float" office:value="2307" table:style-name="ce20">
            <text:p><text:s/>2,307<text:s/></text:p>
          </table:table-cell>
          <table:table-cell office:value-type="float" office:value="9463" table:style-name="ce20">
            <text:p><text:s/>9,463<text:s/></text:p>
          </table:table-cell>
          <table:table-cell office:value-type="string" table:style-name="ce21">
            <text:p>4.1 : 1</text:p>
          </table:table-cell>
          <table:table-cell office:value-type="float" office:value="4.5" table:style-name="ce22">
            <text:p>4.5</text:p>
          </table:table-cell>
          <table:table-cell office:value-type="float" office:value="18.600000000000001" table:style-name="ce23">
            <text:p>18.6</text:p>
          </table:table-cell>
          <table:table-cell office:value-type="float" office:value="50764" table:style-name="ce24">
            <text:p><text:s/>50,764<text:s/></text:p>
          </table:table-cell>
          <table:table-cell table:style-name="ce25"/>
          <table:table-cell table:number-columns-repeated="16373" table:style-name="ce6"/>
        </table:table-row>
        <table:table-row table:style-name="ro7">
          <table:table-cell office:value-type="float" office:value="2008" table:style-name="ce18">
            <text:p>2008</text:p>
          </table:table-cell>
          <table:table-cell table:number-columns-repeated="3" table:style-name="ce18"/>
          <table:table-cell office:value-type="float" office:value="2398" table:style-name="ce20">
            <text:p><text:s/>2,398<text:s/></text:p>
          </table:table-cell>
          <table:table-cell office:value-type="float" office:value="9646" table:style-name="ce20">
            <text:p><text:s/>9,646<text:s/></text:p>
          </table:table-cell>
          <table:table-cell office:value-type="string" table:style-name="ce21">
            <text:p>4.0 : 1</text:p>
          </table:table-cell>
          <table:table-cell office:value-type="float" office:value="4.7" table:style-name="ce22">
            <text:p>4.7</text:p>
          </table:table-cell>
          <table:table-cell office:value-type="float" office:value="18.899999999999999" table:style-name="ce23">
            <text:p>18.9</text:p>
          </table:table-cell>
          <table:table-cell office:value-type="float" office:value="51106" table:style-name="ce24">
            <text:p><text:s/>51,106<text:s/></text:p>
          </table:table-cell>
          <table:table-cell table:style-name="ce25"/>
          <table:table-cell table:number-columns-repeated="16373" table:style-name="ce6"/>
        </table:table-row>
        <table:table-row table:style-name="ro7">
          <table:table-cell office:value-type="float" office:value="2009" table:style-name="ce18">
            <text:p>2009</text:p>
          </table:table-cell>
          <table:table-cell table:style-name="ce18"/>
          <table:table-cell office:value-type="string" table:style-name="ce26">
            <text:p>Old</text:p>
          </table:table-cell>
          <table:table-cell table:style-name="ce27"/>
          <table:table-cell office:value-type="float" office:value="2475" table:style-name="ce20">
            <text:p><text:s/>2,475<text:s/></text:p>
          </table:table-cell>
          <table:table-cell office:value-type="float" office:value="9775.5" table:style-name="ce20">
            <text:p><text:s/>9,776<text:s/></text:p>
          </table:table-cell>
          <table:table-cell office:value-type="string" table:style-name="ce21">
            <text:p>4.0 : 1</text:p>
          </table:table-cell>
          <table:table-cell office:value-type="float" office:value="4.8" table:style-name="ce22">
            <text:p>4.8</text:p>
          </table:table-cell>
          <table:table-cell office:value-type="float" office:value="19.100000000000001" table:style-name="ce23">
            <text:p>19.1</text:p>
          </table:table-cell>
          <table:table-cell office:value-type="float" office:value="51815.9" table:style-name="ce24">
            <text:p><text:s/>51,816<text:s/></text:p>
          </table:table-cell>
          <table:table-cell table:style-name="ce25"/>
          <table:table-cell table:number-columns-repeated="16373" table:style-name="ce6"/>
        </table:table-row>
        <table:table-row table:style-name="ro7">
          <table:table-cell office:value-type="float" office:value="2009" table:style-name="ce18">
            <text:p>2009</text:p>
          </table:table-cell>
          <table:table-cell table:style-name="ce18"/>
          <table:table-cell office:value-type="string" table:style-name="ce27">
            <text:p>New</text:p>
          </table:table-cell>
          <table:table-cell table:style-name="ce27"/>
          <table:table-cell office:value-type="float" office:value="2575.2904730217488" table:style-name="ce20">
            <text:p><text:s/>2,575<text:s/></text:p>
          </table:table-cell>
          <table:table-cell office:value-type="float" office:value="9775.5" table:style-name="ce28">
            <text:p>9,776</text:p>
          </table:table-cell>
          <table:table-cell office:value-type="string" table:style-name="ce21">
            <text:p>3.8 : 1</text:p>
          </table:table-cell>
          <table:table-cell office:value-type="float" office:value="4.9700776653917975" table:style-name="ce22">
            <text:p>5.0</text:p>
          </table:table-cell>
          <table:table-cell office:value-type="float" office:value="18.865830758512349" table:style-name="ce23">
            <text:p>18.9</text:p>
          </table:table-cell>
          <table:table-cell office:value-type="float" office:value="51815.9" table:style-name="ce24">
            <text:p><text:s/>51,816<text:s/></text:p>
          </table:table-cell>
          <table:table-cell table:number-columns-repeated="2" table:style-name="ce6"/>
          <table:table-cell table:style-name="ce29"/>
          <table:table-cell table:number-columns-repeated="16371" table:style-name="ce6"/>
        </table:table-row>
        <table:table-row table:style-name="ro7">
          <table:table-cell office:value-type="float" office:value="2010" table:style-name="ce18">
            <text:p>2010</text:p>
          </table:table-cell>
          <table:table-cell table:style-name="ce30"/>
          <table:table-cell table:number-columns-repeated="2" table:style-name="ce18"/>
          <table:table-cell office:value-type="float" office:value="2629.3767261992907" table:style-name="ce20">
            <text:p><text:s/>2,629<text:s/></text:p>
          </table:table-cell>
          <table:table-cell office:value-type="float" office:value="9984.3000000000011" table:style-name="ce28">
            <text:p>9,984</text:p>
          </table:table-cell>
          <table:table-cell office:value-type="string" table:style-name="ce21">
            <text:p>3.8 : 1</text:p>
          </table:table-cell>
          <table:table-cell office:value-type="float" office:value="5.0374675766897541" table:style-name="ce22">
            <text:p>5.0</text:p>
          </table:table-cell>
          <table:table-cell office:value-type="float" office:value="19.12833068947284" table:style-name="ce23">
            <text:p>19.1</text:p>
          </table:table-cell>
          <table:table-cell office:value-type="float" office:value="52196.4" table:style-name="ce24">
            <text:p><text:s/>52,196<text:s/></text:p>
          </table:table-cell>
          <table:table-cell table:style-name="ce25"/>
          <table:table-cell table:style-name="ce6"/>
          <table:table-cell table:style-name="ce29"/>
          <table:table-cell table:number-columns-repeated="16371" table:style-name="ce6"/>
        </table:table-row>
        <table:table-row table:style-name="ro7">
          <table:table-cell office:value-type="float" office:value="2011" table:style-name="ce18">
            <text:p>2011</text:p>
          </table:table-cell>
          <table:table-cell table:style-name="ce30"/>
          <table:table-cell table:number-columns-repeated="2" table:style-name="ce18"/>
          <table:table-cell office:value-type="float" office:value="2636.4594793768315" table:style-name="ce20">
            <text:p><text:s/>2,636<text:s/></text:p>
          </table:table-cell>
          <table:table-cell office:value-type="float" office:value="10090.678" table:style-name="ce28">
            <text:p>10,091</text:p>
          </table:table-cell>
          <table:table-cell office:value-type="string" table:style-name="ce21">
            <text:p>3.8 : 1</text:p>
          </table:table-cell>
          <table:table-cell office:value-type="float" office:value="5.0082338023020023" table:style-name="ce22">
            <text:p>5.0</text:p>
          </table:table-cell>
          <table:table-cell office:value-type="float" office:value="19.16831077551408" table:style-name="ce23">
            <text:p>19.2</text:p>
          </table:table-cell>
          <table:table-cell office:value-type="float" office:value="52642.5" table:style-name="ce24">
            <text:p><text:s/>52,643<text:s/></text:p>
          </table:table-cell>
          <table:table-cell table:style-name="ce25"/>
          <table:table-cell table:style-name="ce6"/>
          <table:table-cell table:style-name="ce29"/>
          <table:table-cell table:number-columns-repeated="16371" table:style-name="ce6"/>
        </table:table-row>
        <table:table-row table:style-name="ro7">
          <table:table-cell office:value-type="float" office:value="2012" table:style-name="ce18">
            <text:p>2012</text:p>
          </table:table-cell>
          <table:table-cell table:style-name="ce30"/>
          <table:table-cell table:style-name="ce18"/>
          <table:table-cell office:value-type="string" table:style-name="ce27">
            <text:p>Survey only</text:p>
          </table:table-cell>
          <table:table-cell office:value-type="float" office:value="2588.7798992210401" table:style-name="ce20">
            <text:p><text:s/>2,589<text:s/></text:p>
          </table:table-cell>
          <table:table-cell office:value-type="float" office:value="10116.867249999999" table:style-name="ce28">
            <text:p>10,117</text:p>
          </table:table-cell>
          <table:table-cell office:value-type="string" table:style-name="ce21">
            <text:p>3.9 : 1</text:p>
          </table:table-cell>
          <table:table-cell office:value-type="float" office:value="4.8746335908454093" table:style-name="ce22">
            <text:p>4.9</text:p>
          </table:table-cell>
          <table:table-cell office:value-type="float" office:value="19.049908779735556" table:style-name="ce23">
            <text:p>19.0</text:p>
          </table:table-cell>
          <table:table-cell office:value-type="float" office:value="53107.169000000002" table:style-name="ce24">
            <text:p><text:s/>53,107<text:s/></text:p>
          </table:table-cell>
          <table:table-cell table:style-name="ce25"/>
          <table:table-cell table:style-name="ce6"/>
          <table:table-cell table:style-name="ce29"/>
          <table:table-cell table:number-columns-repeated="16371" table:style-name="ce6"/>
        </table:table-row>
        <table:table-row table:style-name="ro7">
          <table:table-cell office:value-type="float" office:value="2013" table:style-name="ce18">
            <text:p>2013</text:p>
          </table:table-cell>
          <table:table-cell table:style-name="ce30"/>
          <table:table-cell table:style-name="ce18"/>
          <table:table-cell office:value-type="string" table:style-name="ce31">
            <text:p>Survey and BBIS</text:p>
          </table:table-cell>
          <table:table-cell office:value-type="float" office:value="2571.0275000000001" table:style-name="ce20">
            <text:p><text:s/>2,571<text:s/></text:p>
          </table:table-cell>
          <table:table-cell office:value-type="float" office:value="10225.416499999999" table:style-name="ce28">
            <text:p>10,225</text:p>
          </table:table-cell>
          <table:table-cell office:value-type="string" table:style-name="ce21">
            <text:p>4.0 : 1</text:p>
          </table:table-cell>
          <table:table-cell office:value-type="float" office:value="4.8062222396199008" table:style-name="ce22">
            <text:p>4.8</text:p>
          </table:table-cell>
          <table:table-cell office:value-type="float" office:value="19.115168620979851" table:style-name="ce23">
            <text:p>19.1</text:p>
          </table:table-cell>
          <table:table-cell office:value-type="float" office:value="53493.728999999999" table:style-name="ce24">
            <text:p><text:s/>53,494<text:s/></text:p>
          </table:table-cell>
          <table:table-cell table:style-name="ce25"/>
          <table:table-cell table:style-name="ce6"/>
          <table:table-cell table:style-name="ce29"/>
          <table:table-cell table:number-columns-repeated="16371" table:style-name="ce6"/>
        </table:table-row>
        <table:table-row table:style-name="ro7">
          <table:table-cell office:value-type="float" office:value="2014" table:style-name="ce18">
            <text:p>2014</text:p>
          </table:table-cell>
          <table:table-cell table:style-name="ce30"/>
          <table:table-cell table:style-name="ce18"/>
          <table:table-cell office:value-type="string" table:style-name="ce27">
            <text:p>Survey and BBIS</text:p>
          </table:table-cell>
          <table:table-cell office:value-type="float" office:value="2464.6906446781759" table:style-name="ce20">
            <text:p><text:s/>2,465<text:s/></text:p>
          </table:table-cell>
          <table:table-cell office:value-type="float" office:value="10286.250249999999" table:style-name="ce28">
            <text:p>10,286</text:p>
          </table:table-cell>
          <table:table-cell office:value-type="string" table:style-name="ce21">
            <text:p>4.2 : 1</text:p>
          </table:table-cell>
          <table:table-cell office:value-type="float" office:value="4.5756117366198596" table:style-name="ce22">
            <text:p>4.6</text:p>
          </table:table-cell>
          <table:table-cell office:value-type="float" office:value="19.096062814753186" table:style-name="ce23">
            <text:p>19.1</text:p>
          </table:table-cell>
          <table:table-cell office:value-type="float" office:value="53865.817000000003" table:style-name="ce24">
            <text:p><text:s/>53,866<text:s/></text:p>
          </table:table-cell>
          <table:table-cell table:style-name="ce25"/>
          <table:table-cell table:style-name="ce6"/>
          <table:table-cell table:style-name="ce29"/>
          <table:table-cell table:number-columns-repeated="16371" table:style-name="ce6"/>
        </table:table-row>
        <table:table-row table:style-name="ro7">
          <table:table-cell office:value-type="float" office:value="2015" table:style-name="ce18">
            <text:p>2015</text:p>
          </table:table-cell>
          <table:table-cell table:number-columns-repeated="2" table:style-name="ce18"/>
          <table:table-cell office:value-type="string" table:style-name="ce31">
            <text:p>BBIS only</text:p>
          </table:table-cell>
          <table:table-cell office:value-type="float" office:value="2393.6559999999999" table:style-name="ce20">
            <text:p><text:s/>2,394<text:s/></text:p>
          </table:table-cell>
          <table:table-cell office:value-type="float" office:value="10351.794749999999" table:style-name="ce28">
            <text:p>10,352</text:p>
          </table:table-cell>
          <table:table-cell office:value-type="string" table:style-name="ce21">
            <text:p>4.3 : 1</text:p>
          </table:table-cell>
          <table:table-cell office:value-type="float" office:value="4.406857584542542" table:style-name="ce22">
            <text:p>4.4</text:p>
          </table:table-cell>
          <table:table-cell office:value-type="float" office:value="19.058246133807518" table:style-name="ce23">
            <text:p>19.1</text:p>
          </table:table-cell>
          <table:table-cell office:value-type="float" office:value="54316.618000000002" table:style-name="ce24">
            <text:p><text:s/>54,317<text:s/></text:p>
          </table:table-cell>
          <table:table-cell table:style-name="ce25"/>
          <table:table-cell table:number-columns-repeated="16373" table:style-name="ce6"/>
        </table:table-row>
        <table:table-row table:style-name="ro7">
          <table:table-cell office:value-type="float" office:value="2016" table:style-name="ce18">
            <text:p>2016</text:p>
          </table:table-cell>
          <table:table-cell table:number-columns-repeated="2" table:style-name="ce18"/>
          <table:table-cell office:value-type="string" table:style-name="ce27">
            <text:p>BBIS only</text:p>
          </table:table-cell>
          <table:table-cell office:value-type="float" office:value="2377.5830000000001" table:style-name="ce32">
            <text:p>2,378</text:p>
          </table:table-cell>
          <table:table-cell office:value-type="float" office:value="10369.07625" table:style-name="ce28">
            <text:p>10,369</text:p>
          </table:table-cell>
          <table:table-cell office:value-type="string" table:style-name="ce21">
            <text:p>4.4 : 1</text:p>
          </table:table-cell>
          <table:table-cell office:value-type="float" office:value="4.3397379057734611" table:style-name="ce22">
            <text:p>4.3</text:p>
          </table:table-cell>
          <table:table-cell office:value-type="float" office:value="18.926394262568468" table:style-name="ce23">
            <text:p>18.9</text:p>
          </table:table-cell>
          <table:table-cell office:value-type="float" office:value="54786.326999999997" table:style-name="ce33">
            <text:p><text:s/>54,786<text:s/></text:p>
          </table:table-cell>
          <table:table-cell table:style-name="ce25"/>
          <table:table-cell table:number-columns-repeated="24" table:style-name="ce6"/>
          <table:table-cell table:number-columns-repeated="16349" table:style-name="ce1"/>
        </table:table-row>
        <table:table-row table:style-name="ro7">
          <table:table-cell office:value-type="float" office:value="2017" table:style-name="ce18">
            <text:p>2017</text:p>
          </table:table-cell>
          <table:table-cell table:number-columns-repeated="2" table:style-name="ce18"/>
          <table:table-cell office:value-type="string" table:style-name="ce27">
            <text:p>BBIS only</text:p>
          </table:table-cell>
          <table:table-cell office:value-type="float" office:value="2382.1779999999999" table:style-name="ce32">
            <text:p>2,382</text:p>
          </table:table-cell>
          <table:table-cell office:value-type="float" office:value="10394.1785" table:style-name="ce28">
            <text:p>10,394</text:p>
          </table:table-cell>
          <table:table-cell office:value-type="string" table:style-name="ce21">
            <text:p>4.4 : 1</text:p>
          </table:table-cell>
          <table:table-cell office:value-type="float" office:value="4.3102249260861605" table:style-name="ce22">
            <text:p>4.3</text:p>
          </table:table-cell>
          <table:table-cell office:value-type="float" office:value="18.806842837474306" table:style-name="ce23">
            <text:p>18.8</text:p>
          </table:table-cell>
          <table:table-cell office:value-type="float" office:value="55268.067000000003" table:style-name="ce33">
            <text:p><text:s/>55,268<text:s/></text:p>
          </table:table-cell>
          <table:table-cell table:style-name="ce25"/>
          <table:table-cell table:number-columns-repeated="24" table:style-name="ce6"/>
          <table:table-cell table:number-columns-repeated="16349" table:style-name="ce1"/>
        </table:table-row>
        <table:table-row table:style-name="ro7">
          <table:table-cell office:value-type="float" office:value="2018" table:style-name="ce34">
            <text:p>2018</text:p>
          </table:table-cell>
          <table:table-cell table:number-columns-repeated="2" table:style-name="ce34"/>
          <table:table-cell office:value-type="string" table:style-name="ce35">
            <text:p>BBIS only</text:p>
          </table:table-cell>
          <table:table-cell office:value-type="float" office:value="2353.7620000000002" table:style-name="ce36">
            <text:p>2,354</text:p>
          </table:table-cell>
          <table:table-cell office:value-type="float" office:value="10400.04875" table:style-name="ce37">
            <text:p>10,400</text:p>
          </table:table-cell>
          <table:table-cell office:value-type="string" table:style-name="ce38">
            <text:p>4.4 : 1</text:p>
          </table:table-cell>
          <table:table-cell office:value-type="float" office:value="4.231906008385919" table:style-name="ce39">
            <text:p>4.2</text:p>
          </table:table-cell>
          <table:table-cell office:value-type="float" office:value="18.698589234014086" table:style-name="ce40">
            <text:p>18.7</text:p>
          </table:table-cell>
          <table:table-cell office:value-type="float" office:value="55619.43" table:style-name="ce41">
            <text:p><text:s/>55,619<text:s/></text:p>
          </table:table-cell>
          <table:table-cell table:style-name="ce42"/>
          <table:table-cell table:number-columns-repeated="24" table:style-name="ce6"/>
          <table:table-cell table:number-columns-repeated="16349" table:style-name="ce1"/>
        </table:table-row>
        <table:table-row table:style-name="ro7">
          <table:table-cell table:number-columns-repeated="3" table:style-name="ce18"/>
          <table:table-cell table:style-name="ce27"/>
          <table:table-cell table:style-name="ce32"/>
          <table:table-cell table:style-name="ce28"/>
          <table:table-cell table:style-name="ce21"/>
          <table:table-cell table:style-name="ce22"/>
          <table:table-cell table:style-name="ce23"/>
          <table:table-cell table:style-name="ce33"/>
          <table:table-cell table:style-name="ce42"/>
          <table:table-cell table:number-columns-repeated="24" table:style-name="ce6"/>
          <table:table-cell table:number-columns-repeated="16349" table:style-name="ce1"/>
        </table:table-row>
        <table:table-row table:style-name="ro2">
          <table:table-cell office:value-type="string" table:style-name="ce6">
            <text:p>1 Blue Badge counts are as at 31 March in year shown. Population estimates relate to mid-point of previous calendar year.<text:s text:c="2"/></text:p>
          </table:table-cell>
          <table:table-cell table:number-columns-repeated="3" table:style-name="ce6"/>
          <table:table-cell table:number-columns-repeated="2" table:style-name="ce43"/>
          <table:table-cell table:number-columns-repeated="2" table:style-name="ce44"/>
          <table:table-cell table:number-columns-repeated="2" table:style-name="ce6"/>
          <table:table-cell table:style-name="ce45"/>
          <table:table-cell table:style-name="ce6"/>
          <table:table-cell table:style-name="ce46"/>
          <table:table-cell table:number-columns-repeated="22" table:style-name="ce6"/>
          <table:table-cell table:number-columns-repeated="16349" table:style-name="ce1"/>
        </table:table-row>
        <table:table-row table:style-name="ro8">
          <table:table-cell office:value-type="string" table:style-name="ce47">
            <text:p>2 Break in series due to changes in the estimation methodology from 2009 (see notes and definitions for further details).</text:p>
          </table:table-cell>
          <table:table-cell table:style-name="ce47"/>
          <table:table-cell table:number-columns-repeated="2" table:style-name="ce6"/>
          <table:table-cell table:number-columns-repeated="2" table:style-name="ce43"/>
          <table:table-cell table:number-columns-repeated="2" table:style-name="ce44"/>
          <table:table-cell table:number-columns-repeated="2" table:style-name="ce6"/>
          <table:table-cell table:style-name="ce28"/>
          <table:table-cell table:number-columns-repeated="24" table:style-name="ce6"/>
          <table:table-cell table:number-columns-repeated="16349" table:style-name="ce1"/>
        </table:table-row>
        <table:table-row table:style-name="ro9">
          <table:table-cell office:value-type="string" table:number-columns-spanned="10" table:number-rows-spanned="1" table:style-name="ce54">
            <text:p>3 The retired population is defined as those that qualify for the state pension. The state pension age has remained constant for men at those aged 65 and over, whereas the state pension age for women has been increasing by half a year since 2010 from those aged 60 and older and will reach 65 by 2018.</text:p>
          </table:table-cell>
          <table:covered-table-cell table:number-columns-repeated="9"/>
          <table:table-cell table:number-columns-repeated="16374" table:style-name="ce48"/>
        </table:table-row>
        <table:table-row table:style-name="ro2">
          <table:table-cell table:number-columns-repeated="4" table:style-name="ce47"/>
          <table:table-cell table:number-columns-repeated="4" table:style-name="ce6"/>
          <table:table-cell table:style-name="ce49"/>
          <table:table-cell table:number-columns-repeated="26" table:style-name="ce6"/>
          <table:table-cell table:number-columns-repeated="16349" table:style-name="ce1"/>
        </table:table-row>
        <table:table-row table:style-name="ro7">
          <table:table-cell office:value-type="string" table:style-name="ce47">
            <text:p><text:span text:style-name="T4">Survey only:</text:span><text:s/>The sole source for the number of Blue Badges was the DfT Blue Badge Survey.</text:p>
          </table:table-cell>
          <table:table-cell table:number-columns-repeated="3" table:style-name="ce47"/>
          <table:table-cell table:number-columns-repeated="3" table:style-name="ce50"/>
          <table:table-cell table:style-name="ce51"/>
          <table:table-cell table:style-name="ce49"/>
          <table:table-cell table:number-columns-repeated="26" table:style-name="ce6"/>
          <table:table-cell table:number-columns-repeated="16349" table:style-name="ce1"/>
        </table:table-row>
        <table:table-row table:style-name="ro10">
          <table:table-cell office:value-type="string" table:style-name="ce47">
            <text:p><text:span text:style-name="T4">Survey and BBIS:</text:span><text:s/>The source for the number of Blue Badges was a combination of DfT Blue Badge Survey and the Blue Badge Improvement Service.</text:p>
          </table:table-cell>
          <table:table-cell table:number-columns-repeated="3" table:style-name="ce47"/>
          <table:table-cell table:number-columns-repeated="3" table:style-name="ce50"/>
          <table:table-cell table:style-name="ce51"/>
          <table:table-cell table:style-name="ce49"/>
          <table:table-cell table:number-columns-repeated="26" table:style-name="ce6"/>
          <table:table-cell table:number-columns-repeated="16349" table:style-name="ce1"/>
        </table:table-row>
        <table:table-row table:style-name="ro11">
          <table:table-cell office:value-type="string" table:number-columns-spanned="10" table:number-rows-spanned="1" table:style-name="ce54">
            <text:p><text:span text:style-name="T4">BBIS only:<text:s/></text:span>The sole source for number of Blue Badges is the Blue Badge Improvement Service rather than the DfT Blue Badge Survey as in previous years (see notes and definitions for further details).</text:p>
          </table:table-cell>
          <table:covered-table-cell table:number-columns-repeated="9"/>
          <table:table-cell table:number-columns-repeated="25" table:style-name="ce6"/>
          <table:table-cell table:number-columns-repeated="16349" table:style-name="ce1"/>
        </table:table-row>
        <table:table-row table:style-name="ro12">
          <table:table-cell table:style-name="ce6"/>
          <table:table-cell table:number-columns-repeated="3" table:style-name="ce47"/>
          <table:table-cell table:number-columns-repeated="31" table:style-name="ce6"/>
          <table:table-cell table:number-columns-repeated="16349" table:style-name="ce1"/>
        </table:table-row>
        <table:table-row table:style-name="ro2">
          <table:table-cell office:value-type="string" table:style-name="ce6">
            <text:p>Telephone: 020 7944 3077</text:p>
          </table:table-cell>
          <table:table-cell table:number-columns-repeated="8" table:style-name="ce6"/>
          <table:table-cell office:value-type="string" table:style-name="ce29">
            <text:p>Source: DfT Blue Badge Survey, Blue Badge Improvement Service (BBIS) data</text:p>
          </table:table-cell>
          <table:table-cell table:number-columns-repeated="16374" table:style-name="ce6"/>
        </table:table-row>
        <table:table-row table:style-name="ro6">
          <table:table-cell office:value-type="string" table:style-name="ce4">
            <text:p><text:a xlink:href="mailto:parking.data@dft.gov.uk"><text:span text:style-name="T6">Email:<text:s/></text:span>parking.data@dft.gov.uk</text:a></text:p>
          </table:table-cell>
          <table:table-cell table:number-columns-repeated="8" table:style-name="ce6"/>
          <table:table-cell office:value-type="string" table:style-name="ce52">
            <text:p>Last updated: 29 November 2018</text:p>
          </table:table-cell>
          <table:table-cell table:number-columns-repeated="16374" table:style-name="ce6"/>
        </table:table-row>
        <table:table-row table:style-name="ro2">
          <table:table-cell office:value-type="string" table:style-name="ce4">
            <text:p><text:a xlink:href="https://www.gov.uk/government/publications/disabled-parking-badges-statistics-guidance">Notes &amp; definitions</text:a></text:p>
          </table:table-cell>
          <table:table-cell table:number-columns-repeated="3" table:style-name="ce5"/>
          <table:table-cell table:number-columns-repeated="5" table:style-name="ce6"/>
          <table:table-cell office:value-type="string" table:style-name="ce53">
            <text:p>Next update: Winter 2019</text:p>
          </table:table-cell>
          <table:table-cell table:number-columns-repeated="16374" table:style-name="ce6"/>
        </table:table-row>
        <table:table-row table:style-name="ro8">
          <table:table-cell office:value-type="string" table:style-name="ce6">
            <text:p>The figures in this table are National Statistics</text:p>
          </table:table-cell>
          <table:table-cell table:number-columns-repeated="16383" table:style-name="ce6"/>
        </table:table-row>
        <table:table-row table:number-rows-repeated="1048534" table:style-name="ro2">
          <table:table-cell table:number-columns-repeated="16384"/>
        </table:table-row>
        <table:named-expressions>
          <table:named-range table:name="Print_Area" table:cell-range-address="dis0102.$A$1:dis0102.$J$42" table:base-cell-address="dis0102.$A$1"/>
        </table:named-expressions>
      </table:table>
      <table:table table:name="'file:///G:/AFP/RLTDAll/STS/003%20BLT/005%20BLUE%20BADGE/0001%20Data/2016-17/Validation/Admin%20data/LATEST%20after%20QA%20BlueBadge%2016-17%20Validation.xlsx'#Vlookup" table:style-name="ta2">
        <table:table-source xlink:href="file:///G:/AFP/RLTDAll/STS/003%20BLT/005%20BLUE%20BADGE/0001%20Data/2016-17/Validation/Admin%20data/LATEST%20after%20QA%20BlueBadge%2016-17%20Validation.xlsx" table:table-name="Vlookup"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2013BBIS" table:style-name="ta2">
        <table:table-source xlink:href="file:///G:/AFP/RLTDAll/STS/003%20BLT/005%20BLUE%20BADGE/0001%20Data/2016-17/Validation/Admin%20data/LATEST%20after%20QA%20BlueBadge%2016-17%20Validation.xlsx" table:table-name="Data_2013BBI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3_trans" table:style-name="ta2">
        <table:table-source xlink:href="file:///G:/AFP/RLTDAll/STS/003%20BLT/005%20BLUE%20BADGE/0001%20Data/2016-17/Validation/Admin%20data/LATEST%20after%20QA%20BlueBadge%2016-17%20Validation.xlsx" table:table-name="BBIS2013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3_formatted" table:style-name="ta2">
        <table:table-source xlink:href="file:///G:/AFP/RLTDAll/STS/003%20BLT/005%20BLUE%20BADGE/0001%20Data/2016-17/Validation/Admin%20data/LATEST%20after%20QA%20BlueBadge%2016-17%20Validation.xlsx" table:table-name="BBIS2013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2013" table:style-name="ta2">
        <table:table-source xlink:href="file:///G:/AFP/RLTDAll/STS/003%20BLT/005%20BLUE%20BADGE/0001%20Data/2016-17/Validation/Admin%20data/LATEST%20after%20QA%20BlueBadge%2016-17%20Validation.xlsx" table:table-name="Data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4_RawData" table:style-name="ta2">
        <table:table-source xlink:href="file:///G:/AFP/RLTDAll/STS/003%20BLT/005%20BLUE%20BADGE/0001%20Data/2016-17/Validation/Admin%20data/LATEST%20after%20QA%20BlueBadge%2016-17%20Validation.xlsx" table:table-name="BBIS2014_Raw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4_TRANS" table:style-name="ta2">
        <table:table-source xlink:href="file:///G:/AFP/RLTDAll/STS/003%20BLT/005%20BLUE%20BADGE/0001%20Data/2016-17/Validation/Admin%20data/LATEST%20after%20QA%20BlueBadge%2016-17%20Validation.xlsx" table:table-name="bbis2014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4_formatted" table:style-name="ta2">
        <table:table-source xlink:href="file:///G:/AFP/RLTDAll/STS/003%20BLT/005%20BLUE%20BADGE/0001%20Data/2016-17/Validation/Admin%20data/LATEST%20after%20QA%20BlueBadge%2016-17%20Validation.xlsx" table:table-name="BBIS2014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2014_trans" table:style-name="ta2">
        <table:table-source xlink:href="file:///G:/AFP/RLTDAll/STS/003%20BLT/005%20BLUE%20BADGE/0001%20Data/2016-17/Validation/Admin%20data/LATEST%20after%20QA%20BlueBadge%2016-17%20Validation.xlsx" table:table-name="BBIS_2014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5_Raw" table:style-name="ta2">
        <table:table-source xlink:href="file:///G:/AFP/RLTDAll/STS/003%20BLT/005%20BLUE%20BADGE/0001%20Data/2016-17/Validation/Admin%20data/LATEST%20after%20QA%20BlueBadge%2016-17%20Validation.xlsx" table:table-name="BBIS2015_Raw"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5_trans" table:style-name="ta2">
        <table:table-source xlink:href="file:///G:/AFP/RLTDAll/STS/003%20BLT/005%20BLUE%20BADGE/0001%20Data/2016-17/Validation/Admin%20data/LATEST%20after%20QA%20BlueBadge%2016-17%20Validation.xlsx" table:table-name="BBIS2015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5_formatted" table:style-name="ta2">
        <table:table-source xlink:href="file:///G:/AFP/RLTDAll/STS/003%20BLT/005%20BLUE%20BADGE/0001%20Data/2016-17/Validation/Admin%20data/LATEST%20after%20QA%20BlueBadge%2016-17%20Validation.xlsx" table:table-name="BBIS2015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2014" table:style-name="ta2">
        <table:table-source xlink:href="file:///G:/AFP/RLTDAll/STS/003%20BLT/005%20BLUE%20BADGE/0001%20Data/2016-17/Validation/Admin%20data/LATEST%20after%20QA%20BlueBadge%2016-17%20Validation.xlsx" table:table-name="Data_2014"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RAW_2017" table:style-name="ta2">
        <table:table-source xlink:href="file:///G:/AFP/RLTDAll/STS/003%20BLT/005%20BLUE%20BADGE/0001%20Data/2016-17/Validation/Admin%20data/LATEST%20after%20QA%20BlueBadge%2016-17%20Validation.xlsx" table:table-name="BBIS_RAW_2017"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2017_transformed_raw" table:style-name="ta2">
        <table:table-source xlink:href="file:///G:/AFP/RLTDAll/STS/003%20BLT/005%20BLUE%20BADGE/0001%20Data/2016-17/Validation/Admin%20data/LATEST%20after%20QA%20BlueBadge%2016-17%20Validation.xlsx" table:table-name="BBIS_2017_transformed_raw" table:mode="copy-results-only"/>
        <table:table-column/>
        <table:table-row>
          <table:table-cell table:number-columns-repeated="3"/>
          <table:table-cell office:value-type="float" office:value="1"/>
          <table:table-cell office:value-type="float" office:value="2"/>
          <table:table-cell office:value-type="float" office:value="3"/>
          <table:table-cell office:value-type="float" office:value="4"/>
          <table:table-cell office:value-type="float" office:value="5"/>
          <table:table-cell office:value-type="float" office:value="6"/>
          <table:table-cell office:value-type="float" office:value="7"/>
          <table:table-cell office:value-type="float" office:value="8"/>
          <table:table-cell office:value-type="float" office:value="9"/>
          <table:table-cell office:value-type="float" office:value="10"/>
          <table:table-cell office:value-type="float" office:value="11"/>
          <table:table-cell office:value-type="float" office:value="12"/>
          <table:table-cell office:value-type="float" office:value="13"/>
          <table:table-cell office:value-type="float" office:value="14"/>
          <table:table-cell office:value-type="float" office:value="15"/>
          <table:table-cell office:value-type="float" office:value="16"/>
          <table:table-cell office:value-type="float" office:value="17"/>
          <table:table-cell office:value-type="float" office:value="18"/>
          <table:table-cell office:value-type="float" office:value="19"/>
          <table:table-cell office:value-type="float" office:value="20"/>
          <table:table-cell office:value-type="float" office:value="21"/>
          <table:table-cell office:value-type="float" office:value="22"/>
          <table:table-cell office:value-type="float" office:value="23"/>
          <table:table-cell office:value-type="float" office:value="24"/>
          <table:table-cell office:value-type="float" office:value="25"/>
          <table:table-cell office:value-type="float" office:value="26"/>
          <table:table-cell office:value-type="float" office:value="27"/>
          <table:table-cell office:value-type="float" office:value="28"/>
          <table:table-cell office:value-type="float" office:value="29"/>
          <table:table-cell office:value-type="float" office:value="30"/>
          <table:table-cell office:value-type="float" office:value="31"/>
          <table:table-cell office:value-type="float" office:value="32"/>
          <table:table-cell office:value-type="float" office:value="33"/>
          <table:table-cell office:value-type="float" office:value="34"/>
          <table:table-cell office:value-type="float" office:value="35"/>
          <table:table-cell office:value-type="float" office:value="36"/>
          <table:table-cell office:value-type="float" office:value="37"/>
          <table:table-cell office:value-type="float" office:value="38"/>
          <table:table-cell office:value-type="float" office:value="39"/>
          <table:table-cell office:value-type="float" office:value="40"/>
          <table:table-cell office:value-type="float" office:value="41"/>
          <table:table-cell office:value-type="float" office:value="42"/>
          <table:table-cell office:value-type="float" office:value="43"/>
          <table:table-cell office:value-type="float" office:value="44"/>
          <table:table-cell office:value-type="float" office:value="45"/>
          <table:table-cell office:value-type="float" office:value="46"/>
          <table:table-cell office:value-type="float" office:value="47"/>
          <table:table-cell office:value-type="float" office:value="48"/>
          <table:table-cell office:value-type="float" office:value="49"/>
          <table:table-cell office:value-type="float" office:value="50"/>
          <table:table-cell office:value-type="float" office:value="51"/>
          <table:table-cell office:value-type="float" office:value="52"/>
          <table:table-cell office:value-type="float" office:value="53"/>
          <table:table-cell office:value-type="float" office:value="54"/>
          <table:table-cell office:value-type="float" office:value="55"/>
          <table:table-cell office:value-type="float" office:value="56"/>
          <table:table-cell office:value-type="float" office:value="57"/>
          <table:table-cell office:value-type="float" office:value="58"/>
          <table:table-cell office:value-type="float" office:value="59"/>
          <table:table-cell office:value-type="float" office:value="60"/>
          <table:table-cell office:value-type="float" office:value="61"/>
          <table:table-cell office:value-type="float" office:value="62"/>
          <table:table-cell office:value-type="float" office:value="63"/>
          <table:table-cell office:value-type="float" office:value="64"/>
          <table:table-cell office:value-type="float" office:value="65"/>
          <table:table-cell office:value-type="float" office:value="66"/>
          <table:table-cell office:value-type="float" office:value="67"/>
          <table:table-cell office:value-type="float" office:value="68"/>
          <table:table-cell office:value-type="float" office:value="69"/>
          <table:table-cell office:value-type="float" office:value="70"/>
          <table:table-cell office:value-type="float" office:value="71"/>
          <table:table-cell office:value-type="float" office:value="72"/>
          <table:table-cell office:value-type="float" office:value="73"/>
          <table:table-cell office:value-type="float" office:value="74"/>
          <table:table-cell office:value-type="float" office:value="75"/>
          <table:table-cell office:value-type="float" office:value="76"/>
          <table:table-cell office:value-type="float" office:value="77"/>
          <table:table-cell office:value-type="float" office:value="78"/>
          <table:table-cell office:value-type="float" office:value="79"/>
          <table:table-cell office:value-type="float" office:value="80"/>
          <table:table-cell office:value-type="float" office:value="81"/>
          <table:table-cell office:value-type="float" office:value="82"/>
          <table:table-cell office:value-type="float" office:value="83"/>
          <table:table-cell office:value-type="float" office:value="84"/>
          <table:table-cell office:value-type="float" office:value="85"/>
          <table:table-cell office:value-type="float" office:value="86"/>
          <table:table-cell office:value-type="float" office:value="87"/>
          <table:table-cell office:value-type="float" office:value="88"/>
          <table:table-cell office:value-type="float" office:value="89"/>
          <table:table-cell office:value-type="float" office:value="90"/>
          <table:table-cell office:value-type="float" office:value="91"/>
          <table:table-cell office:value-type="float" office:value="92"/>
          <table:table-cell office:value-type="float" office:value="93"/>
          <table:table-cell office:value-type="float" office:value="94"/>
          <table:table-cell office:value-type="float" office:value="95"/>
          <table:table-cell office:value-type="float" office:value="96"/>
          <table:table-cell office:value-type="float" office:value="97"/>
          <table:table-cell office:value-type="float" office:value="98"/>
          <table:table-cell office:value-type="float" office:value="99"/>
          <table:table-cell office:value-type="float" office:value="100"/>
          <table:table-cell office:value-type="float" office:value="101"/>
          <table:table-cell office:value-type="float" office:value="102"/>
          <table:table-cell office:value-type="float" office:value="103"/>
          <table:table-cell office:value-type="float" office:value="104"/>
          <table:table-cell office:value-type="float" office:value="105"/>
          <table:table-cell office:value-type="float" office:value="106"/>
          <table:table-cell office:value-type="float" office:value="107"/>
          <table:table-cell office:value-type="float" office:value="108"/>
          <table:table-cell office:value-type="float" office:value="109"/>
          <table:table-cell office:value-type="float" office:value="110"/>
          <table:table-cell office:value-type="float" office:value="111"/>
          <table:table-cell office:value-type="float" office:value="112"/>
          <table:table-cell office:value-type="float" office:value="113"/>
          <table:table-cell office:value-type="float" office:value="114"/>
          <table:table-cell office:value-type="float" office:value="115"/>
          <table:table-cell office:value-type="float" office:value="116"/>
          <table:table-cell office:value-type="float" office:value="117"/>
          <table:table-cell office:value-type="float" office:value="118"/>
          <table:table-cell office:value-type="float" office:value="119"/>
          <table:table-cell office:value-type="float" office:value="120"/>
          <table:table-cell office:value-type="float" office:value="121"/>
          <table:table-cell office:value-type="float" office:value="122"/>
          <table:table-cell office:value-type="float" office:value="123"/>
          <table:table-cell office:value-type="float" office:value="124"/>
          <table:table-cell office:value-type="float" office:value="125"/>
          <table:table-cell office:value-type="float" office:value="126"/>
          <table:table-cell office:value-type="float" office:value="127"/>
          <table:table-cell office:value-type="float" office:value="128"/>
          <table:table-cell office:value-type="float" office:value="129"/>
          <table:table-cell office:value-type="float" office:value="130"/>
          <table:table-cell office:value-type="float" office:value="131"/>
          <table:table-cell office:value-type="float" office:value="132"/>
          <table:table-cell office:value-type="float" office:value="133"/>
          <table:table-cell office:value-type="float" office:value="134"/>
          <table:table-cell office:value-type="float" office:value="135"/>
          <table:table-cell office:value-type="float" office:value="136"/>
          <table:table-cell office:value-type="float" office:value="137"/>
          <table:table-cell office:value-type="float" office:value="138"/>
          <table:table-cell office:value-type="float" office:value="139"/>
          <table:table-cell office:value-type="float" office:value="140"/>
          <table:table-cell office:value-type="float" office:value="141"/>
          <table:table-cell office:value-type="float" office:value="142"/>
          <table:table-cell office:value-type="float" office:value="143"/>
          <table:table-cell office:value-type="float" office:value="144"/>
          <table:table-cell office:value-type="float" office:value="145"/>
          <table:table-cell office:value-type="float" office:value="146"/>
          <table:table-cell office:value-type="float" office:value="147"/>
          <table:table-cell office:value-type="float" office:value="148"/>
          <table:table-cell office:value-type="float" office:value="149"/>
          <table:table-cell office:value-type="float" office:value="150"/>
          <table:table-cell office:value-type="float" office:value="151"/>
          <table:table-cell office:value-type="float" office:value="152"/>
          <table:table-cell office:value-type="float" office:value="153"/>
          <table:table-cell office:value-type="float" office:value="154"/>
          <table:table-cell office:value-type="float" office:value="155"/>
          <table:table-cell office:value-type="float" office:value="156"/>
          <table:table-cell office:value-type="float" office:value="157"/>
          <table:table-cell office:value-type="float" office:value="158"/>
          <table:table-cell office:value-type="float" office:value="159"/>
          <table:table-cell office:value-type="float" office:value="160"/>
          <table:table-cell office:value-type="float" office:value="161"/>
          <table:table-cell office:value-type="float" office:value="162"/>
          <table:table-cell office:value-type="float" office:value="163"/>
          <table:table-cell office:value-type="float" office:value="164"/>
          <table:table-cell office:value-type="float" office:value="165"/>
          <table:table-cell office:value-type="float" office:value="166"/>
          <table:table-cell office:value-type="float" office:value="167"/>
          <table:table-cell table:number-columns-repeated="16214"/>
        </table:table-row>
        <table:table-row>
          <table:table-cell table:number-columns-repeated="2"/>
          <table:table-cell office:value-type="string" office:string-value="BADGES ISSUED"/>
          <table:table-cell office:value-type="string" office:string-value="All is not the sum of authorities because the 3 authorities at the bottom were pasted in after as they provided data separately"/>
          <table:table-cell table:number-columns-repeated="2"/>
          <table:table-cell office:value-type="string" office:string-value="Individual Badges Issued By Eligibility Category"/>
          <table:table-cell table:number-columns-repeated="8"/>
          <table:table-cell office:value-type="string" office:string-value="Individual Badges Issued To New Applicants By Eligibility Category"/>
          <table:table-cell table:number-columns-repeated="8"/>
          <table:table-cell office:value-type="string" office:string-value="Individual Badges Issued To Renewal Applicants By Eligibility Category"/>
          <table:table-cell table:number-columns-repeated="8"/>
          <table:table-cell office:value-type="string" office:string-value="Individual Badges Issued Under The Walking Disability Criteria To New Applicants, By Assessment Type"/>
          <table:table-cell table:number-columns-repeated="4"/>
          <table:table-cell office:value-type="string" office:string-value="Individual Badges Issued Under The Walking Disability Criteria To Renewal Applicants, By Assessment Type"/>
          <table:table-cell table:number-columns-repeated="4"/>
          <table:table-cell office:value-type="string" office:string-value="NO FURTHER ASSESSMENT"/>
          <table:table-cell office:value-type="string" office:string-value="Badge Holders With A Walking Disability Requiring No Reassessment At Renewal Application By Decision Maker"/>
          <table:table-cell table:number-columns-repeated="2"/>
          <table:table-cell office:value-type="string" office:string-value="CANCELLED BADGES"/>
          <table:table-cell office:value-type="string" office:string-value="Badges Cancelled By Reason"/>
          <table:table-cell table:number-columns-repeated="13"/>
          <table:table-cell office:value-type="string" office:string-value="REFUSED BADGES"/>
          <table:table-cell office:value-type="string" office:string-value="Badges Refused By Reason"/>
          <table:table-cell table:number-columns-repeated="8"/>
          <table:table-cell office:value-type="string" office:string-value="BADGES ON ISSUE"/>
          <table:table-cell table:number-columns-repeated="3"/>
          <table:table-cell office:value-type="string" office:string-value="Total Individual Badges On Issue By Eligibility Category"/>
          <table:table-cell table:number-columns-repeated="8"/>
          <table:table-cell office:value-type="string" office:string-value="Individual Badges Issued To New Applicants By Eligibility Category"/>
          <table:table-cell table:number-columns-repeated="8"/>
          <table:table-cell office:value-type="string" office:string-value="Individual Badges Issued To Renewal Applicants By Eligibility Category"/>
          <table:table-cell table:number-columns-repeated="8"/>
          <table:table-cell office:value-type="string" office:string-value="Individual Badges Issued To New Applicants By Assessment Type"/>
          <table:table-cell table:number-columns-repeated="4"/>
          <table:table-cell office:value-type="string" office:string-value="Individual Badges Issued To Renewal Applicants By Assessment Type"/>
          <table:table-cell table:number-columns-repeated="4"/>
          <table:table-cell office:value-type="string" office:string-value="ONLINE APPLICATIONS"/>
          <table:table-cell office:value-type="string" office:string-value="Online Applications Received For New Applicants By Eligibility Category"/>
          <table:table-cell table:number-columns-repeated="8"/>
          <table:table-cell office:value-type="string" office:string-value="Online Applications Received For Renewal Applicants By Eligibility Category"/>
          <table:table-cell table:number-columns-repeated="8"/>
          <table:table-cell office:value-type="string" office:string-value="Successful New Applications By Eligibility Category"/>
          <table:table-cell table:number-columns-repeated="8"/>
          <table:table-cell office:value-type="string" office:string-value="Successful Renewal Applications By Eligibility Category"/>
          <table:table-cell table:number-columns-repeated="8"/>
          <table:table-cell office:value-type="string" office:string-value="Unsuccessful New Applications By Eligibility Category"/>
          <table:table-cell table:number-columns-repeated="8"/>
          <table:table-cell office:value-type="string" office:string-value="Unsuccessful Renewal Applications By Eligibility Category"/>
          <table:table-cell table:number-columns-repeated="8"/>
          <table:table-cell office:value-type="string" office:string-value="Application Rejection Rate"/>
          <table:table-cell office:value-type="string" office:string-value="Unsuccessful Applications due to Improper Use"/>
          <table:table-cell table:number-columns-repeated="16214"/>
        </table:table-row>
        <table:table-row>
          <table:table-cell office:value-type="string" office:string-value="LA"/>
          <table:table-cell table:number-columns-repeated="2"/>
          <table:table-cell office:value-type="string" office:string-value="TOTAL BADGES ISSUED"/>
          <table:table-cell office:value-type="string" office:string-value="Total Individual Badges Issued"/>
          <table:table-cell office:value-type="string" office:string-value="Total Organisation Badges Issued"/>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number-columns-repeated="2"/>
          <table:table-cell office:value-type="string" office:string-value="Team Leader"/>
          <table:table-cell office:value-type="string" office:string-value="Independent Mobility Assessor"/>
          <table:table-cell table:number-columns-repeated="2"/>
          <table:table-cell office:value-type="string" office:string-value="Badge damaged"/>
          <table:table-cell office:value-type="string" office:string-value="Failed"/>
          <table:table-cell office:value-type="string" office:string-value="Badge lost"/>
          <table:table-cell office:value-type="string" office:string-value="Incorrect details on badge"/>
          <table:table-cell office:value-type="string" office:string-value="Replacement badge issued"/>
          <table:table-cell office:value-type="string" office:string-value="Badge stolen"/>
          <table:table-cell office:value-type="string" office:string-value="No longer eligible"/>
          <table:table-cell office:value-type="string" office:string-value="Retracted"/>
          <table:table-cell office:value-type="string" office:string-value="Badge misused"/>
          <table:table-cell office:value-type="string" office:string-value="Badge holder changed name"/>
          <table:table-cell office:value-type="string" office:string-value="Undeliverable"/>
          <table:table-cell office:value-type="string" office:string-value="Badge holder deceased"/>
          <table:table-cell office:value-type="string" office:string-value="Not Received"/>
          <table:table-cell table:number-columns-repeated="2"/>
          <table:table-cell office:value-type="string" office:string-value="Fraudulent application"/>
          <table:table-cell office:value-type="string" office:string-value="Previous misuse"/>
          <table:table-cell office:value-type="string" office:string-value="Payment not received"/>
          <table:table-cell office:value-type="string" office:string-value="Did not meet the criteria"/>
          <table:table-cell office:value-type="string" office:string-value="Duplicate application"/>
          <table:table-cell office:value-type="string" office:string-value="Evidence not received"/>
          <table:table-cell office:value-type="string" office:string-value="Withdrawn"/>
          <table:table-cell office:value-type="string" office:string-value="Not resident in the LA"/>
          <table:table-cell/>
          <table:table-cell office:value-type="string" office:string-value="TOTAL BADGES ON ISSUE"/>
          <table:table-cell office:value-type="string" office:string-value="Total Individual Badges On Issue"/>
          <table:table-cell office:value-type="string" office:string-value="Total Organisation Badges On Issue"/>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number-columns-repeated="2"/>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number-columns-repeated="16216"/>
        </table:table-row>
        <table:table-row>
          <table:table-cell table:number-columns-repeated="169"/>
          <table:table-cell office:value-type="float" office:value="0"/>
          <table:table-cell table:number-columns-repeated="16214"/>
        </table:table-row>
        <table:table-row>
          <table:table-cell office:value-type="string" office:string-value="All"/>
          <table:table-cell table:number-columns-repeated="2"/>
          <table:table-cell office:value-type="float" office:value="881024"/>
          <table:table-cell office:value-type="float" office:value="873515"/>
          <table:table-cell office:value-type="float" office:value="7509"/>
          <table:table-cell/>
          <table:table-cell office:value-type="float" office:value="201"/>
          <table:table-cell office:value-type="float" office:value="1161"/>
          <table:table-cell office:value-type="float" office:value="390"/>
          <table:table-cell office:value-type="float" office:value="254731"/>
          <table:table-cell office:value-type="float" office:value="81791"/>
          <table:table-cell office:value-type="float" office:value="18281"/>
          <table:table-cell office:value-type="float" office:value="514671"/>
          <table:table-cell office:value-type="float" office:value="2205"/>
          <table:table-cell/>
          <table:table-cell office:value-type="float" office:value="107"/>
          <table:table-cell office:value-type="float" office:value="1046"/>
          <table:table-cell office:value-type="float" office:value="208"/>
          <table:table-cell office:value-type="float" office:value="56766"/>
          <table:table-cell office:value-type="float" office:value="42888"/>
          <table:table-cell office:value-type="float" office:value="6358"/>
          <table:table-cell office:value-type="float" office:value="207859"/>
          <table:table-cell office:value-type="float" office:value="625"/>
          <table:table-cell/>
          <table:table-cell office:value-type="float" office:value="94"/>
          <table:table-cell office:value-type="float" office:value="115"/>
          <table:table-cell office:value-type="float" office:value="182"/>
          <table:table-cell office:value-type="float" office:value="197965"/>
          <table:table-cell office:value-type="float" office:value="38903"/>
          <table:table-cell office:value-type="float" office:value="11923"/>
          <table:table-cell office:value-type="float" office:value="306812"/>
          <table:table-cell office:value-type="float" office:value="1580"/>
          <table:table-cell/>
          <table:table-cell office:value-type="float" office:value="141340"/>
          <table:table-cell office:value-type="float" office:value="4287"/>
          <table:table-cell office:value-type="float" office:value="15608"/>
          <table:table-cell office:value-type="float" office:value="46621"/>
          <table:table-cell/>
          <table:table-cell office:value-type="float" office:value="219050"/>
          <table:table-cell office:value-type="float" office:value="4344"/>
          <table:table-cell office:value-type="float" office:value="23810"/>
          <table:table-cell office:value-type="float" office:value="59608"/>
          <table:table-cell table:number-columns-repeated="2"/>
          <table:table-cell office:value-type="float" office:value="122260"/>
          <table:table-cell office:value-type="float" office:value="273459"/>
          <table:table-cell table:number-columns-repeated="2"/>
          <table:table-cell office:value-type="float" office:value="351"/>
          <table:table-cell office:value-type="float" office:value="0"/>
          <table:table-cell office:value-type="float" office:value="10977"/>
          <table:table-cell office:value-type="float" office:value="1543"/>
          <table:table-cell office:value-type="float" office:value="8871"/>
          <table:table-cell office:value-type="float" office:value="2853"/>
          <table:table-cell office:value-type="float" office:value="7015"/>
          <table:table-cell office:value-type="float" office:value="0"/>
          <table:table-cell office:value-type="float" office:value="225"/>
          <table:table-cell office:value-type="float" office:value="60"/>
          <table:table-cell office:value-type="float" office:value="764"/>
          <table:table-cell office:value-type="float" office:value="145397"/>
          <table:table-cell office:value-type="float" office:value="2541"/>
          <table:table-cell table:number-columns-repeated="2"/>
          <table:table-cell office:value-type="float" office:value="23"/>
          <table:table-cell office:value-type="float" office:value="8"/>
          <table:table-cell office:value-type="float" office:value="421"/>
          <table:table-cell office:value-type="float" office:value="23317"/>
          <table:table-cell office:value-type="float" office:value="5509"/>
          <table:table-cell office:value-type="float" office:value="12922"/>
          <table:table-cell office:value-type="float" office:value="2752"/>
          <table:table-cell office:value-type="float" office:value="83"/>
          <table:table-cell/>
          <table:table-cell office:value-type="float" office:value="2365787"/>
          <table:table-cell office:value-type="float" office:value="2343430"/>
          <table:table-cell office:value-type="float" office:value="22357"/>
          <table:table-cell/>
          <table:table-cell office:value-type="float" office:value="582"/>
          <table:table-cell office:value-type="float" office:value="2546"/>
          <table:table-cell office:value-type="float" office:value="1087"/>
          <table:table-cell office:value-type="float" office:value="792202"/>
          <table:table-cell office:value-type="float" office:value="146223"/>
          <table:table-cell office:value-type="float" office:value="49593"/>
          <table:table-cell office:value-type="float" office:value="1344082"/>
          <table:table-cell office:value-type="float" office:value="6913"/>
          <table:table-cell/>
          <table:table-cell office:value-type="float" office:value="339"/>
          <table:table-cell office:value-type="float" office:value="2240"/>
          <table:table-cell office:value-type="float" office:value="579"/>
          <table:table-cell office:value-type="float" office:value="177408"/>
          <table:table-cell office:value-type="float" office:value="86939"/>
          <table:table-cell office:value-type="float" office:value="17380"/>
          <table:table-cell office:value-type="float" office:value="529309"/>
          <table:table-cell office:value-type="float" office:value="1781"/>
          <table:table-cell/>
          <table:table-cell office:value-type="float" office:value="243"/>
          <table:table-cell office:value-type="float" office:value="306"/>
          <table:table-cell office:value-type="float" office:value="508"/>
          <table:table-cell office:value-type="float" office:value="614794"/>
          <table:table-cell office:value-type="float" office:value="59284"/>
          <table:table-cell office:value-type="float" office:value="32213"/>
          <table:table-cell office:value-type="float" office:value="814773"/>
          <table:table-cell office:value-type="float" office:value="5132"/>
          <table:table-cell/>
          <table:table-cell office:value-type="float" office:value="358492"/>
          <table:table-cell office:value-type="float" office:value="10924"/>
          <table:table-cell office:value-type="float" office:value="29594"/>
          <table:table-cell office:value-type="float" office:value="130298"/>
          <table:table-cell/>
          <table:table-cell office:value-type="float" office:value="574133"/>
          <table:table-cell office:value-type="float" office:value="11618"/>
          <table:table-cell office:value-type="float" office:value="61666"/>
          <table:table-cell office:value-type="float" office:value="167353"/>
          <table:table-cell table:number-columns-repeated="2"/>
          <table:table-cell office:value-type="float" office:value="338"/>
          <table:table-cell office:value-type="float" office:value="1060"/>
          <table:table-cell office:value-type="float" office:value="616"/>
          <table:table-cell office:value-type="float" office:value="51571"/>
          <table:table-cell office:value-type="float" office:value="37906"/>
          <table:table-cell office:value-type="float" office:value="5210"/>
          <table:table-cell office:value-type="float" office:value="98870"/>
          <table:table-cell office:value-type="float" office:value="591"/>
          <table:table-cell/>
          <table:table-cell office:value-type="float" office:value="45"/>
          <table:table-cell office:value-type="float" office:value="8"/>
          <table:table-cell office:value-type="float" office:value="90"/>
          <table:table-cell office:value-type="float" office:value="41221"/>
          <table:table-cell office:value-type="float" office:value="11212"/>
          <table:table-cell office:value-type="float" office:value="2487"/>
          <table:table-cell office:value-type="float" office:value="36762"/>
          <table:table-cell office:value-type="float" office:value="327"/>
          <table:table-cell/>
          <table:table-cell office:value-type="float" office:value="86"/>
          <table:table-cell office:value-type="float" office:value="689"/>
          <table:table-cell office:value-type="float" office:value="167"/>
          <table:table-cell office:value-type="float" office:value="36159"/>
          <table:table-cell office:value-type="float" office:value="25875"/>
          <table:table-cell office:value-type="float" office:value="3250"/>
          <table:table-cell office:value-type="float" office:value="71841"/>
          <table:table-cell office:value-type="float" office:value="409"/>
          <table:table-cell/>
          <table:table-cell office:value-type="float" office:value="44"/>
          <table:table-cell office:value-type="float" office:value="7"/>
          <table:table-cell office:value-type="float" office:value="79"/>
          <table:table-cell office:value-type="float" office:value="38834"/>
          <table:table-cell office:value-type="float" office:value="10045"/>
          <table:table-cell office:value-type="float" office:value="2305"/>
          <table:table-cell office:value-type="float" office:value="33994"/>
          <table:table-cell office:value-type="float" office:value="307"/>
          <table:table-cell/>
          <table:table-cell office:value-type="float" office:value="129"/>
          <table:table-cell office:value-type="float" office:value="157"/>
          <table:table-cell office:value-type="float" office:value="284"/>
          <table:table-cell office:value-type="float" office:value="6749"/>
          <table:table-cell office:value-type="float" office:value="4877"/>
          <table:table-cell office:value-type="float" office:value="965"/>
          <table:table-cell office:value-type="float" office:value="12401"/>
          <table:table-cell office:value-type="float" office:value="80"/>
          <table:table-cell/>
          <table:table-cell office:value-type="float" office:value="1"/>
          <table:table-cell office:value-type="float" office:value="0"/>
          <table:table-cell office:value-type="float" office:value="8"/>
          <table:table-cell office:value-type="float" office:value="357"/>
          <table:table-cell office:value-type="float" office:value="198"/>
          <table:table-cell office:value-type="float" office:value="38"/>
          <table:table-cell office:value-type="float" office:value="504"/>
          <table:table-cell office:value-type="float" office:value="2"/>
          <table:table-cell/>
          <table:table-cell office:value-type="float" office:value="0"/>
          <table:table-cell table:number-columns-repeated="16214"/>
        </table:table-row>
        <table:table-row>
          <table:table-cell office:value-type="string" office:string-value="Bristol City Council"/>
          <table:table-cell table:number-columns-repeated="2"/>
          <table:table-cell office:value-type="float" office:value="6053"/>
          <table:table-cell office:value-type="float" office:value="6005"/>
          <table:table-cell office:value-type="float" office:value="48"/>
          <table:table-cell/>
          <table:table-cell office:value-type="float" office:value="0"/>
          <table:table-cell office:value-type="float" office:value="6"/>
          <table:table-cell office:value-type="float" office:value="0"/>
          <table:table-cell office:value-type="float" office:value="1906"/>
          <table:table-cell office:value-type="float" office:value="687"/>
          <table:table-cell office:value-type="float" office:value="129"/>
          <table:table-cell office:value-type="float" office:value="3269"/>
          <table:table-cell office:value-type="float" office:value="8"/>
          <table:table-cell/>
          <table:table-cell office:value-type="float" office:value="0"/>
          <table:table-cell office:value-type="float" office:value="5"/>
          <table:table-cell office:value-type="float" office:value="0"/>
          <table:table-cell office:value-type="float" office:value="311"/>
          <table:table-cell office:value-type="float" office:value="377"/>
          <table:table-cell office:value-type="float" office:value="31"/>
          <table:table-cell office:value-type="float" office:value="1220"/>
          <table:table-cell office:value-type="float" office:value="0"/>
          <table:table-cell/>
          <table:table-cell office:value-type="float" office:value="0"/>
          <table:table-cell office:value-type="float" office:value="1"/>
          <table:table-cell office:value-type="float" office:value="0"/>
          <table:table-cell office:value-type="float" office:value="1595"/>
          <table:table-cell office:value-type="float" office:value="310"/>
          <table:table-cell office:value-type="float" office:value="98"/>
          <table:table-cell office:value-type="float" office:value="2049"/>
          <table:table-cell office:value-type="float" office:value="8"/>
          <table:table-cell/>
          <table:table-cell office:value-type="float" office:value="1215"/>
          <table:table-cell office:value-type="float" office:value="0"/>
          <table:table-cell office:value-type="float" office:value="1"/>
          <table:table-cell office:value-type="float" office:value="4"/>
          <table:table-cell/>
          <table:table-cell office:value-type="float" office:value="2040"/>
          <table:table-cell office:value-type="float" office:value="3"/>
          <table:table-cell office:value-type="float" office:value="3"/>
          <table:table-cell office:value-type="float" office:value="3"/>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91"/>
          <table:table-cell office:value-type="float" office:value="1"/>
          <table:table-cell office:value-type="float" office:value="81"/>
          <table:table-cell office:value-type="float" office:value="23"/>
          <table:table-cell office:value-type="float" office:value="6"/>
          <table:table-cell office:value-type="float" office:value="0"/>
          <table:table-cell office:value-type="float" office:value="2"/>
          <table:table-cell office:value-type="float" office:value="0"/>
          <table:table-cell office:value-type="float" office:value="3"/>
          <table:table-cell office:value-type="float" office:value="949"/>
          <table:table-cell office:value-type="float" office:value="13"/>
          <table:table-cell table:number-columns-repeated="2"/>
          <table:table-cell office:value-type="float" office:value="0"/>
          <table:table-cell office:value-type="float" office:value="0"/>
          <table:table-cell office:value-type="float" office:value="1"/>
          <table:table-cell office:value-type="float" office:value="52"/>
          <table:table-cell office:value-type="float" office:value="5"/>
          <table:table-cell office:value-type="float" office:value="196"/>
          <table:table-cell office:value-type="float" office:value="9"/>
          <table:table-cell office:value-type="float" office:value="0"/>
          <table:table-cell/>
          <table:table-cell office:value-type="float" office:value="16559"/>
          <table:table-cell office:value-type="float" office:value="16402"/>
          <table:table-cell office:value-type="float" office:value="157"/>
          <table:table-cell/>
          <table:table-cell office:value-type="float" office:value="4"/>
          <table:table-cell office:value-type="float" office:value="16"/>
          <table:table-cell office:value-type="float" office:value="1"/>
          <table:table-cell office:value-type="float" office:value="5913"/>
          <table:table-cell office:value-type="float" office:value="1114"/>
          <table:table-cell office:value-type="float" office:value="348"/>
          <table:table-cell office:value-type="float" office:value="8985"/>
          <table:table-cell office:value-type="float" office:value="21"/>
          <table:table-cell/>
          <table:table-cell office:value-type="float" office:value="3"/>
          <table:table-cell office:value-type="float" office:value="12"/>
          <table:table-cell office:value-type="float" office:value="0"/>
          <table:table-cell office:value-type="float" office:value="1166"/>
          <table:table-cell office:value-type="float" office:value="703"/>
          <table:table-cell office:value-type="float" office:value="95"/>
          <table:table-cell office:value-type="float" office:value="3430"/>
          <table:table-cell office:value-type="float" office:value="5"/>
          <table:table-cell/>
          <table:table-cell office:value-type="float" office:value="1"/>
          <table:table-cell office:value-type="float" office:value="4"/>
          <table:table-cell office:value-type="float" office:value="1"/>
          <table:table-cell office:value-type="float" office:value="4747"/>
          <table:table-cell office:value-type="float" office:value="411"/>
          <table:table-cell office:value-type="float" office:value="253"/>
          <table:table-cell office:value-type="float" office:value="5555"/>
          <table:table-cell office:value-type="float" office:value="16"/>
          <table:table-cell/>
          <table:table-cell office:value-type="float" office:value="3416"/>
          <table:table-cell office:value-type="float" office:value="6"/>
          <table:table-cell office:value-type="float" office:value="2"/>
          <table:table-cell office:value-type="float" office:value="6"/>
          <table:table-cell/>
          <table:table-cell office:value-type="float" office:value="5523"/>
          <table:table-cell office:value-type="float" office:value="23"/>
          <table:table-cell office:value-type="float" office:value="3"/>
          <table:table-cell office:value-type="float" office:value="6"/>
          <table:table-cell table:number-columns-repeated="2"/>
          <table:table-cell office:value-type="float" office:value="2"/>
          <table:table-cell office:value-type="float" office:value="7"/>
          <table:table-cell office:value-type="float" office:value="4"/>
          <table:table-cell office:value-type="float" office:value="369"/>
          <table:table-cell office:value-type="float" office:value="362"/>
          <table:table-cell office:value-type="float" office:value="36"/>
          <table:table-cell office:value-type="float" office:value="587"/>
          <table:table-cell office:value-type="float" office:value="0"/>
          <table:table-cell/>
          <table:table-cell office:value-type="float" office:value="0"/>
          <table:table-cell office:value-type="float" office:value="0"/>
          <table:table-cell office:value-type="float" office:value="0"/>
          <table:table-cell office:value-type="float" office:value="442"/>
          <table:table-cell office:value-type="float" office:value="130"/>
          <table:table-cell office:value-type="float" office:value="23"/>
          <table:table-cell office:value-type="float" office:value="294"/>
          <table:table-cell office:value-type="float" office:value="2"/>
          <table:table-cell/>
          <table:table-cell office:value-type="float" office:value="0"/>
          <table:table-cell office:value-type="float" office:value="3"/>
          <table:table-cell office:value-type="float" office:value="0"/>
          <table:table-cell office:value-type="float" office:value="174"/>
          <table:table-cell office:value-type="float" office:value="183"/>
          <table:table-cell office:value-type="float" office:value="15"/>
          <table:table-cell office:value-type="float" office:value="353"/>
          <table:table-cell office:value-type="float" office:value="0"/>
          <table:table-cell/>
          <table:table-cell office:value-type="float" office:value="0"/>
          <table:table-cell office:value-type="float" office:value="0"/>
          <table:table-cell office:value-type="float" office:value="0"/>
          <table:table-cell office:value-type="float" office:value="383"/>
          <table:table-cell office:value-type="float" office:value="104"/>
          <table:table-cell office:value-type="float" office:value="23"/>
          <table:table-cell office:value-type="float" office:value="256"/>
          <table:table-cell office:value-type="float" office:value="2"/>
          <table:table-cell/>
          <table:table-cell office:value-type="float" office:value="1"/>
          <table:table-cell office:value-type="float" office:value="1"/>
          <table:table-cell office:value-type="float" office:value="1"/>
          <table:table-cell office:value-type="float" office:value="13"/>
          <table:table-cell office:value-type="float" office:value="11"/>
          <table:table-cell office:value-type="float" office:value="1"/>
          <table:table-cell office:value-type="float" office:value="3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Durham County Council"/>
          <table:table-cell table:number-columns-repeated="2"/>
          <table:table-cell office:value-type="float" office:value="10986"/>
          <table:table-cell office:value-type="float" office:value="10944"/>
          <table:table-cell office:value-type="float" office:value="42"/>
          <table:table-cell/>
          <table:table-cell office:value-type="float" office:value="4"/>
          <table:table-cell office:value-type="float" office:value="21"/>
          <table:table-cell office:value-type="float" office:value="1"/>
          <table:table-cell office:value-type="float" office:value="4321"/>
          <table:table-cell office:value-type="float" office:value="1340"/>
          <table:table-cell office:value-type="float" office:value="172"/>
          <table:table-cell office:value-type="float" office:value="5042"/>
          <table:table-cell office:value-type="float" office:value="43"/>
          <table:table-cell/>
          <table:table-cell office:value-type="float" office:value="2"/>
          <table:table-cell office:value-type="float" office:value="18"/>
          <table:table-cell office:value-type="float" office:value="1"/>
          <table:table-cell office:value-type="float" office:value="422"/>
          <table:table-cell office:value-type="float" office:value="555"/>
          <table:table-cell office:value-type="float" office:value="51"/>
          <table:table-cell office:value-type="float" office:value="2007"/>
          <table:table-cell office:value-type="float" office:value="7"/>
          <table:table-cell/>
          <table:table-cell office:value-type="float" office:value="2"/>
          <table:table-cell office:value-type="float" office:value="3"/>
          <table:table-cell office:value-type="float" office:value="0"/>
          <table:table-cell office:value-type="float" office:value="3899"/>
          <table:table-cell office:value-type="float" office:value="785"/>
          <table:table-cell office:value-type="float" office:value="121"/>
          <table:table-cell office:value-type="float" office:value="3035"/>
          <table:table-cell office:value-type="float" office:value="36"/>
          <table:table-cell/>
          <table:table-cell office:value-type="float" office:value="1412"/>
          <table:table-cell office:value-type="float" office:value="2"/>
          <table:table-cell office:value-type="float" office:value="198"/>
          <table:table-cell office:value-type="float" office:value="395"/>
          <table:table-cell/>
          <table:table-cell office:value-type="float" office:value="2615"/>
          <table:table-cell office:value-type="float" office:value="0"/>
          <table:table-cell office:value-type="float" office:value="36"/>
          <table:table-cell office:value-type="float" office:value="384"/>
          <table:table-cell table:number-columns-repeated="2"/>
          <table:table-cell office:value-type="float" office:value="41"/>
          <table:table-cell office:value-type="float" office:value="8955"/>
          <table:table-cell table:number-columns-repeated="2"/>
          <table:table-cell office:value-type="float" office:value="6"/>
          <table:table-cell office:value-type="float" office:value="0"/>
          <table:table-cell office:value-type="float" office:value="152"/>
          <table:table-cell office:value-type="float" office:value="22"/>
          <table:table-cell office:value-type="float" office:value="11"/>
          <table:table-cell office:value-type="float" office:value="15"/>
          <table:table-cell office:value-type="float" office:value="25"/>
          <table:table-cell office:value-type="float" office:value="0"/>
          <table:table-cell office:value-type="float" office:value="0"/>
          <table:table-cell office:value-type="float" office:value="3"/>
          <table:table-cell office:value-type="float" office:value="2"/>
          <table:table-cell office:value-type="float" office:value="1816"/>
          <table:table-cell office:value-type="float" office:value="18"/>
          <table:table-cell table:number-columns-repeated="2"/>
          <table:table-cell office:value-type="float" office:value="0"/>
          <table:table-cell office:value-type="float" office:value="0"/>
          <table:table-cell office:value-type="float" office:value="21"/>
          <table:table-cell office:value-type="float" office:value="371"/>
          <table:table-cell office:value-type="float" office:value="144"/>
          <table:table-cell office:value-type="float" office:value="518"/>
          <table:table-cell office:value-type="float" office:value="105"/>
          <table:table-cell office:value-type="float" office:value="2"/>
          <table:table-cell/>
          <table:table-cell office:value-type="float" office:value="29515"/>
          <table:table-cell office:value-type="float" office:value="29345"/>
          <table:table-cell office:value-type="float" office:value="170"/>
          <table:table-cell/>
          <table:table-cell office:value-type="float" office:value="12"/>
          <table:table-cell office:value-type="float" office:value="41"/>
          <table:table-cell office:value-type="float" office:value="6"/>
          <table:table-cell office:value-type="float" office:value="13384"/>
          <table:table-cell office:value-type="float" office:value="2296"/>
          <table:table-cell office:value-type="float" office:value="494"/>
          <table:table-cell office:value-type="float" office:value="12973"/>
          <table:table-cell office:value-type="float" office:value="137"/>
          <table:table-cell/>
          <table:table-cell office:value-type="float" office:value="8"/>
          <table:table-cell office:value-type="float" office:value="33"/>
          <table:table-cell office:value-type="float" office:value="3"/>
          <table:table-cell office:value-type="float" office:value="1300"/>
          <table:table-cell office:value-type="float" office:value="1176"/>
          <table:table-cell office:value-type="float" office:value="140"/>
          <table:table-cell office:value-type="float" office:value="4552"/>
          <table:table-cell office:value-type="float" office:value="21"/>
          <table:table-cell/>
          <table:table-cell office:value-type="float" office:value="4"/>
          <table:table-cell office:value-type="float" office:value="8"/>
          <table:table-cell office:value-type="float" office:value="3"/>
          <table:table-cell office:value-type="float" office:value="12084"/>
          <table:table-cell office:value-type="float" office:value="1120"/>
          <table:table-cell office:value-type="float" office:value="354"/>
          <table:table-cell office:value-type="float" office:value="8421"/>
          <table:table-cell office:value-type="float" office:value="116"/>
          <table:table-cell/>
          <table:table-cell office:value-type="float" office:value="3253"/>
          <table:table-cell office:value-type="float" office:value="53"/>
          <table:table-cell office:value-type="float" office:value="250"/>
          <table:table-cell office:value-type="float" office:value="996"/>
          <table:table-cell/>
          <table:table-cell office:value-type="float" office:value="7130"/>
          <table:table-cell office:value-type="float" office:value="11"/>
          <table:table-cell office:value-type="float" office:value="33"/>
          <table:table-cell office:value-type="float" office:value="1247"/>
          <table:table-cell table:number-columns-repeated="2"/>
          <table:table-cell office:value-type="float" office:value="5"/>
          <table:table-cell office:value-type="float" office:value="16"/>
          <table:table-cell office:value-type="float" office:value="3"/>
          <table:table-cell office:value-type="float" office:value="441"/>
          <table:table-cell office:value-type="float" office:value="414"/>
          <table:table-cell office:value-type="float" office:value="35"/>
          <table:table-cell office:value-type="float" office:value="627"/>
          <table:table-cell office:value-type="float" office:value="3"/>
          <table:table-cell/>
          <table:table-cell office:value-type="float" office:value="2"/>
          <table:table-cell office:value-type="float" office:value="0"/>
          <table:table-cell office:value-type="float" office:value="0"/>
          <table:table-cell office:value-type="float" office:value="1230"/>
          <table:table-cell office:value-type="float" office:value="324"/>
          <table:table-cell office:value-type="float" office:value="45"/>
          <table:table-cell office:value-type="float" office:value="618"/>
          <table:table-cell office:value-type="float" office:value="15"/>
          <table:table-cell/>
          <table:table-cell office:value-type="float" office:value="2"/>
          <table:table-cell office:value-type="float" office:value="14"/>
          <table:table-cell office:value-type="float" office:value="1"/>
          <table:table-cell office:value-type="float" office:value="169"/>
          <table:table-cell office:value-type="float" office:value="246"/>
          <table:table-cell office:value-type="float" office:value="14"/>
          <table:table-cell office:value-type="float" office:value="424"/>
          <table:table-cell office:value-type="float" office:value="1"/>
          <table:table-cell/>
          <table:table-cell office:value-type="float" office:value="2"/>
          <table:table-cell office:value-type="float" office:value="0"/>
          <table:table-cell office:value-type="float" office:value="0"/>
          <table:table-cell office:value-type="float" office:value="1163"/>
          <table:table-cell office:value-type="float" office:value="297"/>
          <table:table-cell office:value-type="float" office:value="42"/>
          <table:table-cell office:value-type="float" office:value="576"/>
          <table:table-cell office:value-type="float" office:value="14"/>
          <table:table-cell/>
          <table:table-cell office:value-type="float" office:value="3"/>
          <table:table-cell office:value-type="float" office:value="2"/>
          <table:table-cell office:value-type="float" office:value="2"/>
          <table:table-cell office:value-type="float" office:value="248"/>
          <table:table-cell office:value-type="float" office:value="139"/>
          <table:table-cell office:value-type="float" office:value="20"/>
          <table:table-cell office:value-type="float" office:value="164"/>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5"/>
          <table:table-cell office:value-type="float" office:value="0"/>
          <table:table-cell table:number-columns-repeated="16216"/>
        </table:table-row>
        <table:table-row>
          <table:table-cell office:value-type="string" office:string-value="Doncaster MBC"/>
          <table:table-cell table:number-columns-repeated="2"/>
          <table:table-cell office:value-type="float" office:value="5005"/>
          <table:table-cell office:value-type="float" office:value="4951"/>
          <table:table-cell office:value-type="float" office:value="54"/>
          <table:table-cell/>
          <table:table-cell office:value-type="float" office:value="0"/>
          <table:table-cell office:value-type="float" office:value="2"/>
          <table:table-cell office:value-type="float" office:value="1"/>
          <table:table-cell office:value-type="float" office:value="2079"/>
          <table:table-cell office:value-type="float" office:value="614"/>
          <table:table-cell office:value-type="float" office:value="82"/>
          <table:table-cell office:value-type="float" office:value="2146"/>
          <table:table-cell office:value-type="float" office:value="26"/>
          <table:table-cell/>
          <table:table-cell office:value-type="float" office:value="0"/>
          <table:table-cell office:value-type="float" office:value="2"/>
          <table:table-cell office:value-type="float" office:value="1"/>
          <table:table-cell office:value-type="float" office:value="966"/>
          <table:table-cell office:value-type="float" office:value="455"/>
          <table:table-cell office:value-type="float" office:value="48"/>
          <table:table-cell office:value-type="float" office:value="1475"/>
          <table:table-cell office:value-type="float" office:value="10"/>
          <table:table-cell/>
          <table:table-cell office:value-type="float" office:value="0"/>
          <table:table-cell office:value-type="float" office:value="0"/>
          <table:table-cell office:value-type="float" office:value="0"/>
          <table:table-cell office:value-type="float" office:value="1113"/>
          <table:table-cell office:value-type="float" office:value="159"/>
          <table:table-cell office:value-type="float" office:value="34"/>
          <table:table-cell office:value-type="float" office:value="671"/>
          <table:table-cell office:value-type="float" office:value="16"/>
          <table:table-cell/>
          <table:table-cell office:value-type="float" office:value="90"/>
          <table:table-cell office:value-type="float" office:value="297"/>
          <table:table-cell office:value-type="float" office:value="302"/>
          <table:table-cell office:value-type="float" office:value="783"/>
          <table:table-cell/>
          <table:table-cell office:value-type="float" office:value="85"/>
          <table:table-cell office:value-type="float" office:value="130"/>
          <table:table-cell office:value-type="float" office:value="79"/>
          <table:table-cell office:value-type="float" office:value="377"/>
          <table:table-cell table:number-columns-repeated="2"/>
          <table:table-cell office:value-type="float" office:value="195"/>
          <table:table-cell office:value-type="float" office:value="3705"/>
          <table:table-cell table:number-columns-repeated="2"/>
          <table:table-cell office:value-type="float" office:value="0"/>
          <table:table-cell office:value-type="float" office:value="0"/>
          <table:table-cell office:value-type="float" office:value="61"/>
          <table:table-cell office:value-type="float" office:value="5"/>
          <table:table-cell office:value-type="float" office:value="72"/>
          <table:table-cell office:value-type="float" office:value="6"/>
          <table:table-cell office:value-type="float" office:value="969"/>
          <table:table-cell office:value-type="float" office:value="0"/>
          <table:table-cell office:value-type="float" office:value="0"/>
          <table:table-cell office:value-type="float" office:value="0"/>
          <table:table-cell office:value-type="float" office:value="1"/>
          <table:table-cell office:value-type="float" office:value="473"/>
          <table:table-cell office:value-type="float" office:value="24"/>
          <table:table-cell table:number-columns-repeated="2"/>
          <table:table-cell office:value-type="float" office:value="0"/>
          <table:table-cell office:value-type="float" office:value="2"/>
          <table:table-cell office:value-type="float" office:value="0"/>
          <table:table-cell office:value-type="float" office:value="78"/>
          <table:table-cell office:value-type="float" office:value="8"/>
          <table:table-cell office:value-type="float" office:value="2"/>
          <table:table-cell office:value-type="float" office:value="7"/>
          <table:table-cell office:value-type="float" office:value="0"/>
          <table:table-cell/>
          <table:table-cell office:value-type="float" office:value="13883"/>
          <table:table-cell office:value-type="float" office:value="13738"/>
          <table:table-cell office:value-type="float" office:value="145"/>
          <table:table-cell/>
          <table:table-cell office:value-type="float" office:value="6"/>
          <table:table-cell office:value-type="float" office:value="4"/>
          <table:table-cell office:value-type="float" office:value="5"/>
          <table:table-cell office:value-type="float" office:value="6944"/>
          <table:table-cell office:value-type="float" office:value="1181"/>
          <table:table-cell office:value-type="float" office:value="228"/>
          <table:table-cell office:value-type="float" office:value="5298"/>
          <table:table-cell office:value-type="float" office:value="72"/>
          <table:table-cell/>
          <table:table-cell office:value-type="float" office:value="3"/>
          <table:table-cell office:value-type="float" office:value="4"/>
          <table:table-cell office:value-type="float" office:value="4"/>
          <table:table-cell office:value-type="float" office:value="3042"/>
          <table:table-cell office:value-type="float" office:value="946"/>
          <table:table-cell office:value-type="float" office:value="133"/>
          <table:table-cell office:value-type="float" office:value="3536"/>
          <table:table-cell office:value-type="float" office:value="29"/>
          <table:table-cell/>
          <table:table-cell office:value-type="float" office:value="3"/>
          <table:table-cell office:value-type="float" office:value="0"/>
          <table:table-cell office:value-type="float" office:value="1"/>
          <table:table-cell office:value-type="float" office:value="3902"/>
          <table:table-cell office:value-type="float" office:value="235"/>
          <table:table-cell office:value-type="float" office:value="95"/>
          <table:table-cell office:value-type="float" office:value="1762"/>
          <table:table-cell office:value-type="float" office:value="43"/>
          <table:table-cell/>
          <table:table-cell office:value-type="float" office:value="276"/>
          <table:table-cell office:value-type="float" office:value="767"/>
          <table:table-cell office:value-type="float" office:value="601"/>
          <table:table-cell office:value-type="float" office:value="1892"/>
          <table:table-cell/>
          <table:table-cell office:value-type="float" office:value="183"/>
          <table:table-cell office:value-type="float" office:value="413"/>
          <table:table-cell office:value-type="float" office:value="314"/>
          <table:table-cell office:value-type="float" office:value="852"/>
          <table:table-cell table:number-columns-repeated="2"/>
          <table:table-cell office:value-type="float" office:value="3"/>
          <table:table-cell office:value-type="float" office:value="2"/>
          <table:table-cell office:value-type="float" office:value="4"/>
          <table:table-cell office:value-type="float" office:value="377"/>
          <table:table-cell office:value-type="float" office:value="220"/>
          <table:table-cell office:value-type="float" office:value="16"/>
          <table:table-cell office:value-type="float" office:value="270"/>
          <table:table-cell office:value-type="float" office:value="4"/>
          <table:table-cell/>
          <table:table-cell office:value-type="float" office:value="0"/>
          <table:table-cell office:value-type="float" office:value="0"/>
          <table:table-cell office:value-type="float" office:value="0"/>
          <table:table-cell office:value-type="float" office:value="150"/>
          <table:table-cell office:value-type="float" office:value="34"/>
          <table:table-cell office:value-type="float" office:value="8"/>
          <table:table-cell office:value-type="float" office:value="55"/>
          <table:table-cell office:value-type="float" office:value="1"/>
          <table:table-cell/>
          <table:table-cell office:value-type="float" office:value="0"/>
          <table:table-cell office:value-type="float" office:value="0"/>
          <table:table-cell office:value-type="float" office:value="1"/>
          <table:table-cell office:value-type="float" office:value="267"/>
          <table:table-cell office:value-type="float" office:value="130"/>
          <table:table-cell office:value-type="float" office:value="9"/>
          <table:table-cell office:value-type="float" office:value="142"/>
          <table:table-cell office:value-type="float" office:value="4"/>
          <table:table-cell/>
          <table:table-cell office:value-type="float" office:value="0"/>
          <table:table-cell office:value-type="float" office:value="0"/>
          <table:table-cell office:value-type="float" office:value="0"/>
          <table:table-cell office:value-type="float" office:value="122"/>
          <table:table-cell office:value-type="float" office:value="28"/>
          <table:table-cell office:value-type="float" office:value="8"/>
          <table:table-cell office:value-type="float" office:value="44"/>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umbria County Council"/>
          <table:table-cell table:number-columns-repeated="2"/>
          <table:table-cell office:value-type="float" office:value="10624"/>
          <table:table-cell office:value-type="float" office:value="10562"/>
          <table:table-cell office:value-type="float" office:value="62"/>
          <table:table-cell/>
          <table:table-cell office:value-type="float" office:value="0"/>
          <table:table-cell office:value-type="float" office:value="6"/>
          <table:table-cell office:value-type="float" office:value="0"/>
          <table:table-cell office:value-type="float" office:value="2819"/>
          <table:table-cell office:value-type="float" office:value="981"/>
          <table:table-cell office:value-type="float" office:value="243"/>
          <table:table-cell office:value-type="float" office:value="6481"/>
          <table:table-cell office:value-type="float" office:value="32"/>
          <table:table-cell/>
          <table:table-cell office:value-type="float" office:value="0"/>
          <table:table-cell office:value-type="float" office:value="6"/>
          <table:table-cell office:value-type="float" office:value="0"/>
          <table:table-cell office:value-type="float" office:value="715"/>
          <table:table-cell office:value-type="float" office:value="498"/>
          <table:table-cell office:value-type="float" office:value="79"/>
          <table:table-cell office:value-type="float" office:value="2944"/>
          <table:table-cell office:value-type="float" office:value="14"/>
          <table:table-cell/>
          <table:table-cell office:value-type="float" office:value="0"/>
          <table:table-cell office:value-type="float" office:value="0"/>
          <table:table-cell office:value-type="float" office:value="0"/>
          <table:table-cell office:value-type="float" office:value="2104"/>
          <table:table-cell office:value-type="float" office:value="483"/>
          <table:table-cell office:value-type="float" office:value="164"/>
          <table:table-cell office:value-type="float" office:value="3537"/>
          <table:table-cell office:value-type="float" office:value="18"/>
          <table:table-cell/>
          <table:table-cell office:value-type="float" office:value="2689"/>
          <table:table-cell office:value-type="float" office:value="4"/>
          <table:table-cell office:value-type="float" office:value="209"/>
          <table:table-cell office:value-type="float" office:value="42"/>
          <table:table-cell/>
          <table:table-cell office:value-type="float" office:value="3473"/>
          <table:table-cell office:value-type="float" office:value="2"/>
          <table:table-cell office:value-type="float" office:value="33"/>
          <table:table-cell office:value-type="float" office:value="29"/>
          <table:table-cell table:number-columns-repeated="2"/>
          <table:table-cell office:value-type="float" office:value="2"/>
          <table:table-cell office:value-type="float" office:value="1"/>
          <table:table-cell table:number-columns-repeated="2"/>
          <table:table-cell office:value-type="float" office:value="0"/>
          <table:table-cell office:value-type="float" office:value="0"/>
          <table:table-cell office:value-type="float" office:value="69"/>
          <table:table-cell office:value-type="float" office:value="5"/>
          <table:table-cell office:value-type="float" office:value="90"/>
          <table:table-cell office:value-type="float" office:value="2"/>
          <table:table-cell office:value-type="float" office:value="85"/>
          <table:table-cell office:value-type="float" office:value="0"/>
          <table:table-cell office:value-type="float" office:value="1"/>
          <table:table-cell office:value-type="float" office:value="0"/>
          <table:table-cell office:value-type="float" office:value="0"/>
          <table:table-cell office:value-type="float" office:value="1557"/>
          <table:table-cell office:value-type="float" office:value="25"/>
          <table:table-cell table:number-columns-repeated="2"/>
          <table:table-cell office:value-type="float" office:value="0"/>
          <table:table-cell office:value-type="float" office:value="0"/>
          <table:table-cell office:value-type="float" office:value="0"/>
          <table:table-cell office:value-type="float" office:value="271"/>
          <table:table-cell office:value-type="float" office:value="84"/>
          <table:table-cell office:value-type="float" office:value="152"/>
          <table:table-cell office:value-type="float" office:value="37"/>
          <table:table-cell office:value-type="float" office:value="0"/>
          <table:table-cell/>
          <table:table-cell office:value-type="float" office:value="28217"/>
          <table:table-cell office:value-type="float" office:value="28030"/>
          <table:table-cell office:value-type="float" office:value="187"/>
          <table:table-cell/>
          <table:table-cell office:value-type="float" office:value="0"/>
          <table:table-cell office:value-type="float" office:value="20"/>
          <table:table-cell office:value-type="float" office:value="4"/>
          <table:table-cell office:value-type="float" office:value="8597"/>
          <table:table-cell office:value-type="float" office:value="1695"/>
          <table:table-cell office:value-type="float" office:value="566"/>
          <table:table-cell office:value-type="float" office:value="17059"/>
          <table:table-cell office:value-type="float" office:value="89"/>
          <table:table-cell/>
          <table:table-cell office:value-type="float" office:value="0"/>
          <table:table-cell office:value-type="float" office:value="17"/>
          <table:table-cell office:value-type="float" office:value="0"/>
          <table:table-cell office:value-type="float" office:value="1430"/>
          <table:table-cell office:value-type="float" office:value="895"/>
          <table:table-cell office:value-type="float" office:value="154"/>
          <table:table-cell office:value-type="float" office:value="6837"/>
          <table:table-cell office:value-type="float" office:value="21"/>
          <table:table-cell/>
          <table:table-cell office:value-type="float" office:value="0"/>
          <table:table-cell office:value-type="float" office:value="3"/>
          <table:table-cell office:value-type="float" office:value="4"/>
          <table:table-cell office:value-type="float" office:value="7167"/>
          <table:table-cell office:value-type="float" office:value="800"/>
          <table:table-cell office:value-type="float" office:value="412"/>
          <table:table-cell office:value-type="float" office:value="10222"/>
          <table:table-cell office:value-type="float" office:value="68"/>
          <table:table-cell/>
          <table:table-cell office:value-type="float" office:value="6454"/>
          <table:table-cell office:value-type="float" office:value="10"/>
          <table:table-cell office:value-type="float" office:value="305"/>
          <table:table-cell office:value-type="float" office:value="68"/>
          <table:table-cell/>
          <table:table-cell office:value-type="float" office:value="10115"/>
          <table:table-cell office:value-type="float" office:value="7"/>
          <table:table-cell office:value-type="float" office:value="48"/>
          <table:table-cell office:value-type="float" office:value="52"/>
          <table:table-cell table:number-columns-repeated="2"/>
          <table:table-cell office:value-type="float" office:value="2"/>
          <table:table-cell office:value-type="float" office:value="9"/>
          <table:table-cell office:value-type="float" office:value="3"/>
          <table:table-cell office:value-type="float" office:value="502"/>
          <table:table-cell office:value-type="float" office:value="371"/>
          <table:table-cell office:value-type="float" office:value="49"/>
          <table:table-cell office:value-type="float" office:value="761"/>
          <table:table-cell office:value-type="float" office:value="14"/>
          <table:table-cell/>
          <table:table-cell office:value-type="float" office:value="0"/>
          <table:table-cell office:value-type="float" office:value="0"/>
          <table:table-cell office:value-type="float" office:value="1"/>
          <table:table-cell office:value-type="float" office:value="840"/>
          <table:table-cell office:value-type="float" office:value="225"/>
          <table:table-cell office:value-type="float" office:value="68"/>
          <table:table-cell office:value-type="float" office:value="810"/>
          <table:table-cell office:value-type="float" office:value="7"/>
          <table:table-cell/>
          <table:table-cell office:value-type="float" office:value="0"/>
          <table:table-cell office:value-type="float" office:value="6"/>
          <table:table-cell office:value-type="float" office:value="0"/>
          <table:table-cell office:value-type="float" office:value="361"/>
          <table:table-cell office:value-type="float" office:value="262"/>
          <table:table-cell office:value-type="float" office:value="31"/>
          <table:table-cell office:value-type="float" office:value="615"/>
          <table:table-cell office:value-type="float" office:value="10"/>
          <table:table-cell/>
          <table:table-cell office:value-type="float" office:value="0"/>
          <table:table-cell office:value-type="float" office:value="0"/>
          <table:table-cell office:value-type="float" office:value="0"/>
          <table:table-cell office:value-type="float" office:value="804"/>
          <table:table-cell office:value-type="float" office:value="211"/>
          <table:table-cell office:value-type="float" office:value="65"/>
          <table:table-cell office:value-type="float" office:value="748"/>
          <table:table-cell office:value-type="float" office:value="7"/>
          <table:table-cell/>
          <table:table-cell office:value-type="float" office:value="2"/>
          <table:table-cell office:value-type="float" office:value="1"/>
          <table:table-cell office:value-type="float" office:value="2"/>
          <table:table-cell office:value-type="float" office:value="66"/>
          <table:table-cell office:value-type="float" office:value="46"/>
          <table:table-cell office:value-type="float" office:value="8"/>
          <table:table-cell office:value-type="float" office:value="84"/>
          <table:table-cell office:value-type="float" office:value="4"/>
          <table:table-cell/>
          <table:table-cell office:value-type="float" office:value="0"/>
          <table:table-cell office:value-type="float" office:value="0"/>
          <table:table-cell office:value-type="float" office:value="1"/>
          <table:table-cell office:value-type="float" office:value="2"/>
          <table:table-cell office:value-type="float" office:value="2"/>
          <table:table-cell office:value-type="float" office:value="0"/>
          <table:table-cell office:value-type="float" office:value="21"/>
          <table:table-cell office:value-type="float" office:value="0"/>
          <table:table-cell table:number-columns-repeated="16216"/>
        </table:table-row>
        <table:table-row>
          <table:table-cell office:value-type="string" office:string-value="West Berkshire"/>
          <table:table-cell table:number-columns-repeated="2"/>
          <table:table-cell office:value-type="float" office:value="1802"/>
          <table:table-cell office:value-type="float" office:value="1763"/>
          <table:table-cell office:value-type="float" office:value="39"/>
          <table:table-cell/>
          <table:table-cell office:value-type="float" office:value="0"/>
          <table:table-cell office:value-type="float" office:value="1"/>
          <table:table-cell office:value-type="float" office:value="2"/>
          <table:table-cell office:value-type="float" office:value="366"/>
          <table:table-cell office:value-type="float" office:value="123"/>
          <table:table-cell office:value-type="float" office:value="41"/>
          <table:table-cell office:value-type="float" office:value="1228"/>
          <table:table-cell office:value-type="float" office:value="2"/>
          <table:table-cell/>
          <table:table-cell office:value-type="float" office:value="0"/>
          <table:table-cell office:value-type="float" office:value="1"/>
          <table:table-cell office:value-type="float" office:value="1"/>
          <table:table-cell office:value-type="float" office:value="42"/>
          <table:table-cell office:value-type="float" office:value="51"/>
          <table:table-cell office:value-type="float" office:value="11"/>
          <table:table-cell office:value-type="float" office:value="457"/>
          <table:table-cell office:value-type="float" office:value="0"/>
          <table:table-cell/>
          <table:table-cell office:value-type="float" office:value="0"/>
          <table:table-cell office:value-type="float" office:value="0"/>
          <table:table-cell office:value-type="float" office:value="1"/>
          <table:table-cell office:value-type="float" office:value="324"/>
          <table:table-cell office:value-type="float" office:value="72"/>
          <table:table-cell office:value-type="float" office:value="30"/>
          <table:table-cell office:value-type="float" office:value="771"/>
          <table:table-cell office:value-type="float" office:value="2"/>
          <table:table-cell/>
          <table:table-cell office:value-type="float" office:value="383"/>
          <table:table-cell office:value-type="float" office:value="28"/>
          <table:table-cell office:value-type="float" office:value="1"/>
          <table:table-cell office:value-type="float" office:value="45"/>
          <table:table-cell/>
          <table:table-cell office:value-type="float" office:value="746"/>
          <table:table-cell office:value-type="float" office:value="1"/>
          <table:table-cell office:value-type="float" office:value="1"/>
          <table:table-cell office:value-type="float" office:value="23"/>
          <table:table-cell table:number-columns-repeated="2"/>
          <table:table-cell office:value-type="float" office:value="0"/>
          <table:table-cell office:value-type="float" office:value="0"/>
          <table:table-cell table:number-columns-repeated="2"/>
          <table:table-cell office:value-type="float" office:value="1"/>
          <table:table-cell office:value-type="float" office:value="0"/>
          <table:table-cell office:value-type="float" office:value="20"/>
          <table:table-cell office:value-type="float" office:value="1"/>
          <table:table-cell office:value-type="float" office:value="4"/>
          <table:table-cell office:value-type="float" office:value="3"/>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426"/>
          <table:table-cell office:value-type="float" office:value="5"/>
          <table:table-cell table:number-columns-repeated="2"/>
          <table:table-cell office:value-type="float" office:value="0"/>
          <table:table-cell office:value-type="float" office:value="0"/>
          <table:table-cell office:value-type="float" office:value="19"/>
          <table:table-cell office:value-type="float" office:value="40"/>
          <table:table-cell office:value-type="float" office:value="2"/>
          <table:table-cell office:value-type="float" office:value="21"/>
          <table:table-cell office:value-type="float" office:value="7"/>
          <table:table-cell office:value-type="float" office:value="0"/>
          <table:table-cell/>
          <table:table-cell office:value-type="float" office:value="4817"/>
          <table:table-cell office:value-type="float" office:value="4691"/>
          <table:table-cell office:value-type="float" office:value="126"/>
          <table:table-cell/>
          <table:table-cell office:value-type="float" office:value="0"/>
          <table:table-cell office:value-type="float" office:value="7"/>
          <table:table-cell office:value-type="float" office:value="4"/>
          <table:table-cell office:value-type="float" office:value="1186"/>
          <table:table-cell office:value-type="float" office:value="173"/>
          <table:table-cell office:value-type="float" office:value="139"/>
          <table:table-cell office:value-type="float" office:value="3171"/>
          <table:table-cell office:value-type="float" office:value="11"/>
          <table:table-cell/>
          <table:table-cell office:value-type="float" office:value="0"/>
          <table:table-cell office:value-type="float" office:value="7"/>
          <table:table-cell office:value-type="float" office:value="2"/>
          <table:table-cell office:value-type="float" office:value="103"/>
          <table:table-cell office:value-type="float" office:value="81"/>
          <table:table-cell office:value-type="float" office:value="37"/>
          <table:table-cell office:value-type="float" office:value="1107"/>
          <table:table-cell office:value-type="float" office:value="1"/>
          <table:table-cell/>
          <table:table-cell office:value-type="float" office:value="0"/>
          <table:table-cell office:value-type="float" office:value="0"/>
          <table:table-cell office:value-type="float" office:value="2"/>
          <table:table-cell office:value-type="float" office:value="1083"/>
          <table:table-cell office:value-type="float" office:value="92"/>
          <table:table-cell office:value-type="float" office:value="102"/>
          <table:table-cell office:value-type="float" office:value="2064"/>
          <table:table-cell office:value-type="float" office:value="10"/>
          <table:table-cell/>
          <table:table-cell office:value-type="float" office:value="972"/>
          <table:table-cell office:value-type="float" office:value="27"/>
          <table:table-cell office:value-type="float" office:value="0"/>
          <table:table-cell office:value-type="float" office:value="108"/>
          <table:table-cell/>
          <table:table-cell office:value-type="float" office:value="1966"/>
          <table:table-cell office:value-type="float" office:value="1"/>
          <table:table-cell office:value-type="float" office:value="1"/>
          <table:table-cell office:value-type="float" office:value="96"/>
          <table:table-cell table:number-columns-repeated="2"/>
          <table:table-cell office:value-type="float" office:value="1"/>
          <table:table-cell office:value-type="float" office:value="1"/>
          <table:table-cell office:value-type="float" office:value="2"/>
          <table:table-cell office:value-type="float" office:value="27"/>
          <table:table-cell office:value-type="float" office:value="36"/>
          <table:table-cell office:value-type="float" office:value="6"/>
          <table:table-cell office:value-type="float" office:value="156"/>
          <table:table-cell office:value-type="float" office:value="0"/>
          <table:table-cell/>
          <table:table-cell office:value-type="float" office:value="0"/>
          <table:table-cell office:value-type="float" office:value="0"/>
          <table:table-cell office:value-type="float" office:value="0"/>
          <table:table-cell office:value-type="float" office:value="70"/>
          <table:table-cell office:value-type="float" office:value="23"/>
          <table:table-cell office:value-type="float" office:value="2"/>
          <table:table-cell office:value-type="float" office:value="61"/>
          <table:table-cell office:value-type="float" office:value="1"/>
          <table:table-cell/>
          <table:table-cell office:value-type="float" office:value="0"/>
          <table:table-cell office:value-type="float" office:value="1"/>
          <table:table-cell office:value-type="float" office:value="1"/>
          <table:table-cell office:value-type="float" office:value="15"/>
          <table:table-cell office:value-type="float" office:value="23"/>
          <table:table-cell office:value-type="float" office:value="4"/>
          <table:table-cell office:value-type="float" office:value="107"/>
          <table:table-cell office:value-type="float" office:value="0"/>
          <table:table-cell/>
          <table:table-cell office:value-type="float" office:value="0"/>
          <table:table-cell office:value-type="float" office:value="0"/>
          <table:table-cell office:value-type="float" office:value="0"/>
          <table:table-cell office:value-type="float" office:value="63"/>
          <table:table-cell office:value-type="float" office:value="18"/>
          <table:table-cell office:value-type="float" office:value="2"/>
          <table:table-cell office:value-type="float" office:value="55"/>
          <table:table-cell office:value-type="float" office:value="1"/>
          <table:table-cell/>
          <table:table-cell office:value-type="float" office:value="1"/>
          <table:table-cell office:value-type="float" office:value="0"/>
          <table:table-cell office:value-type="float" office:value="1"/>
          <table:table-cell office:value-type="float" office:value="6"/>
          <table:table-cell office:value-type="float" office:value="11"/>
          <table:table-cell office:value-type="float" office:value="2"/>
          <table:table-cell office:value-type="float" office:value="3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kefield Council"/>
          <table:table-cell table:number-columns-repeated="2"/>
          <table:table-cell office:value-type="float" office:value="6318"/>
          <table:table-cell office:value-type="float" office:value="6279"/>
          <table:table-cell office:value-type="float" office:value="39"/>
          <table:table-cell/>
          <table:table-cell office:value-type="float" office:value="1"/>
          <table:table-cell office:value-type="float" office:value="6"/>
          <table:table-cell office:value-type="float" office:value="2"/>
          <table:table-cell office:value-type="float" office:value="2650"/>
          <table:table-cell office:value-type="float" office:value="578"/>
          <table:table-cell office:value-type="float" office:value="94"/>
          <table:table-cell office:value-type="float" office:value="2935"/>
          <table:table-cell office:value-type="float" office:value="12"/>
          <table:table-cell/>
          <table:table-cell office:value-type="float" office:value="0"/>
          <table:table-cell office:value-type="float" office:value="5"/>
          <table:table-cell office:value-type="float" office:value="2"/>
          <table:table-cell office:value-type="float" office:value="435"/>
          <table:table-cell office:value-type="float" office:value="298"/>
          <table:table-cell office:value-type="float" office:value="22"/>
          <table:table-cell office:value-type="float" office:value="703"/>
          <table:table-cell office:value-type="float" office:value="2"/>
          <table:table-cell/>
          <table:table-cell office:value-type="float" office:value="1"/>
          <table:table-cell office:value-type="float" office:value="1"/>
          <table:table-cell office:value-type="float" office:value="0"/>
          <table:table-cell office:value-type="float" office:value="2215"/>
          <table:table-cell office:value-type="float" office:value="280"/>
          <table:table-cell office:value-type="float" office:value="72"/>
          <table:table-cell office:value-type="float" office:value="2232"/>
          <table:table-cell office:value-type="float" office:value="10"/>
          <table:table-cell/>
          <table:table-cell office:value-type="float" office:value="419"/>
          <table:table-cell office:value-type="float" office:value="0"/>
          <table:table-cell office:value-type="float" office:value="160"/>
          <table:table-cell office:value-type="float" office:value="124"/>
          <table:table-cell/>
          <table:table-cell office:value-type="float" office:value="1751"/>
          <table:table-cell office:value-type="float" office:value="23"/>
          <table:table-cell office:value-type="float" office:value="83"/>
          <table:table-cell office:value-type="float" office:value="375"/>
          <table:table-cell table:number-columns-repeated="2"/>
          <table:table-cell office:value-type="float" office:value="84"/>
          <table:table-cell office:value-type="float" office:value="736"/>
          <table:table-cell table:number-columns-repeated="2"/>
          <table:table-cell office:value-type="float" office:value="1"/>
          <table:table-cell office:value-type="float" office:value="0"/>
          <table:table-cell office:value-type="float" office:value="49"/>
          <table:table-cell office:value-type="float" office:value="7"/>
          <table:table-cell office:value-type="float" office:value="69"/>
          <table:table-cell office:value-type="float" office:value="6"/>
          <table:table-cell office:value-type="float" office:value="997"/>
          <table:table-cell office:value-type="float" office:value="0"/>
          <table:table-cell office:value-type="float" office:value="2"/>
          <table:table-cell office:value-type="float" office:value="0"/>
          <table:table-cell office:value-type="float" office:value="0"/>
          <table:table-cell office:value-type="float" office:value="939"/>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283"/>
          <table:table-cell office:value-type="float" office:value="2"/>
          <table:table-cell office:value-type="float" office:value="7"/>
          <table:table-cell office:value-type="float" office:value="54"/>
          <table:table-cell office:value-type="float" office:value="0"/>
          <table:table-cell/>
          <table:table-cell office:value-type="float" office:value="17979"/>
          <table:table-cell office:value-type="float" office:value="17868"/>
          <table:table-cell office:value-type="float" office:value="111"/>
          <table:table-cell/>
          <table:table-cell office:value-type="float" office:value="1"/>
          <table:table-cell office:value-type="float" office:value="16"/>
          <table:table-cell office:value-type="float" office:value="8"/>
          <table:table-cell office:value-type="float" office:value="8612"/>
          <table:table-cell office:value-type="float" office:value="894"/>
          <table:table-cell office:value-type="float" office:value="269"/>
          <table:table-cell office:value-type="float" office:value="8023"/>
          <table:table-cell office:value-type="float" office:value="43"/>
          <table:table-cell/>
          <table:table-cell office:value-type="float" office:value="0"/>
          <table:table-cell office:value-type="float" office:value="15"/>
          <table:table-cell office:value-type="float" office:value="5"/>
          <table:table-cell office:value-type="float" office:value="1829"/>
          <table:table-cell office:value-type="float" office:value="489"/>
          <table:table-cell office:value-type="float" office:value="92"/>
          <table:table-cell office:value-type="float" office:value="2392"/>
          <table:table-cell office:value-type="float" office:value="13"/>
          <table:table-cell/>
          <table:table-cell office:value-type="float" office:value="1"/>
          <table:table-cell office:value-type="float" office:value="1"/>
          <table:table-cell office:value-type="float" office:value="3"/>
          <table:table-cell office:value-type="float" office:value="6783"/>
          <table:table-cell office:value-type="float" office:value="405"/>
          <table:table-cell office:value-type="float" office:value="177"/>
          <table:table-cell office:value-type="float" office:value="5631"/>
          <table:table-cell office:value-type="float" office:value="30"/>
          <table:table-cell/>
          <table:table-cell office:value-type="float" office:value="1323"/>
          <table:table-cell office:value-type="float" office:value="678"/>
          <table:table-cell office:value-type="float" office:value="189"/>
          <table:table-cell office:value-type="float" office:value="202"/>
          <table:table-cell/>
          <table:table-cell office:value-type="float" office:value="4071"/>
          <table:table-cell office:value-type="float" office:value="806"/>
          <table:table-cell office:value-type="float" office:value="97"/>
          <table:table-cell office:value-type="float" office:value="656"/>
          <table:table-cell table:number-columns-repeated="2"/>
          <table:table-cell office:value-type="float" office:value="1"/>
          <table:table-cell office:value-type="float" office:value="9"/>
          <table:table-cell office:value-type="float" office:value="5"/>
          <table:table-cell office:value-type="float" office:value="450"/>
          <table:table-cell office:value-type="float" office:value="294"/>
          <table:table-cell office:value-type="float" office:value="19"/>
          <table:table-cell office:value-type="float" office:value="387"/>
          <table:table-cell office:value-type="float" office:value="4"/>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6"/>
          <table:table-cell office:value-type="float" office:value="0"/>
          <table:table-cell/>
          <table:table-cell office:value-type="float" office:value="0"/>
          <table:table-cell office:value-type="float" office:value="4"/>
          <table:table-cell office:value-type="float" office:value="2"/>
          <table:table-cell office:value-type="float" office:value="351"/>
          <table:table-cell office:value-type="float" office:value="221"/>
          <table:table-cell office:value-type="float" office:value="13"/>
          <table:table-cell office:value-type="float" office:value="280"/>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5"/>
          <table:table-cell office:value-type="float" office:value="0"/>
          <table:table-cell/>
          <table:table-cell office:value-type="float" office:value="1"/>
          <table:table-cell office:value-type="float" office:value="0"/>
          <table:table-cell office:value-type="float" office:value="2"/>
          <table:table-cell office:value-type="float" office:value="5"/>
          <table:table-cell office:value-type="float" office:value="1"/>
          <table:table-cell office:value-type="float" office:value="0"/>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Trafford Council"/>
          <table:table-cell table:number-columns-repeated="2"/>
          <table:table-cell office:value-type="float" office:value="3906"/>
          <table:table-cell office:value-type="float" office:value="3884"/>
          <table:table-cell office:value-type="float" office:value="22"/>
          <table:table-cell/>
          <table:table-cell office:value-type="float" office:value="0"/>
          <table:table-cell office:value-type="float" office:value="6"/>
          <table:table-cell office:value-type="float" office:value="0"/>
          <table:table-cell office:value-type="float" office:value="1126"/>
          <table:table-cell office:value-type="float" office:value="490"/>
          <table:table-cell office:value-type="float" office:value="67"/>
          <table:table-cell office:value-type="float" office:value="2192"/>
          <table:table-cell office:value-type="float" office:value="2"/>
          <table:table-cell/>
          <table:table-cell office:value-type="float" office:value="0"/>
          <table:table-cell office:value-type="float" office:value="6"/>
          <table:table-cell office:value-type="float" office:value="0"/>
          <table:table-cell office:value-type="float" office:value="110"/>
          <table:table-cell office:value-type="float" office:value="205"/>
          <table:table-cell office:value-type="float" office:value="18"/>
          <table:table-cell office:value-type="float" office:value="766"/>
          <table:table-cell office:value-type="float" office:value="0"/>
          <table:table-cell/>
          <table:table-cell office:value-type="float" office:value="0"/>
          <table:table-cell office:value-type="float" office:value="0"/>
          <table:table-cell office:value-type="float" office:value="0"/>
          <table:table-cell office:value-type="float" office:value="1016"/>
          <table:table-cell office:value-type="float" office:value="285"/>
          <table:table-cell office:value-type="float" office:value="49"/>
          <table:table-cell office:value-type="float" office:value="1426"/>
          <table:table-cell office:value-type="float" office:value="2"/>
          <table:table-cell/>
          <table:table-cell office:value-type="float" office:value="451"/>
          <table:table-cell office:value-type="float" office:value="58"/>
          <table:table-cell office:value-type="float" office:value="51"/>
          <table:table-cell office:value-type="float" office:value="206"/>
          <table:table-cell/>
          <table:table-cell office:value-type="float" office:value="1305"/>
          <table:table-cell office:value-type="float" office:value="8"/>
          <table:table-cell office:value-type="float" office:value="4"/>
          <table:table-cell office:value-type="float" office:value="109"/>
          <table:table-cell table:number-columns-repeated="2"/>
          <table:table-cell office:value-type="float" office:value="103"/>
          <table:table-cell office:value-type="float" office:value="0"/>
          <table:table-cell table:number-columns-repeated="2"/>
          <table:table-cell office:value-type="float" office:value="3"/>
          <table:table-cell office:value-type="float" office:value="0"/>
          <table:table-cell office:value-type="float" office:value="81"/>
          <table:table-cell office:value-type="float" office:value="3"/>
          <table:table-cell office:value-type="float" office:value="21"/>
          <table:table-cell office:value-type="float" office:value="9"/>
          <table:table-cell office:value-type="float" office:value="9"/>
          <table:table-cell office:value-type="float" office:value="0"/>
          <table:table-cell office:value-type="float" office:value="2"/>
          <table:table-cell office:value-type="float" office:value="0"/>
          <table:table-cell office:value-type="float" office:value="1"/>
          <table:table-cell office:value-type="float" office:value="444"/>
          <table:table-cell office:value-type="float" office:value="17"/>
          <table:table-cell table:number-columns-repeated="2"/>
          <table:table-cell office:value-type="float" office:value="0"/>
          <table:table-cell office:value-type="float" office:value="0"/>
          <table:table-cell office:value-type="float" office:value="2"/>
          <table:table-cell office:value-type="float" office:value="234"/>
          <table:table-cell office:value-type="float" office:value="89"/>
          <table:table-cell office:value-type="float" office:value="55"/>
          <table:table-cell office:value-type="float" office:value="39"/>
          <table:table-cell office:value-type="float" office:value="0"/>
          <table:table-cell/>
          <table:table-cell office:value-type="float" office:value="11177"/>
          <table:table-cell office:value-type="float" office:value="11133"/>
          <table:table-cell office:value-type="float" office:value="44"/>
          <table:table-cell/>
          <table:table-cell office:value-type="float" office:value="1"/>
          <table:table-cell office:value-type="float" office:value="9"/>
          <table:table-cell office:value-type="float" office:value="3"/>
          <table:table-cell office:value-type="float" office:value="3699"/>
          <table:table-cell office:value-type="float" office:value="765"/>
          <table:table-cell office:value-type="float" office:value="244"/>
          <table:table-cell office:value-type="float" office:value="6390"/>
          <table:table-cell office:value-type="float" office:value="21"/>
          <table:table-cell/>
          <table:table-cell office:value-type="float" office:value="0"/>
          <table:table-cell office:value-type="float" office:value="9"/>
          <table:table-cell office:value-type="float" office:value="1"/>
          <table:table-cell office:value-type="float" office:value="478"/>
          <table:table-cell office:value-type="float" office:value="376"/>
          <table:table-cell office:value-type="float" office:value="60"/>
          <table:table-cell office:value-type="float" office:value="2195"/>
          <table:table-cell office:value-type="float" office:value="5"/>
          <table:table-cell/>
          <table:table-cell office:value-type="float" office:value="1"/>
          <table:table-cell office:value-type="float" office:value="0"/>
          <table:table-cell office:value-type="float" office:value="2"/>
          <table:table-cell office:value-type="float" office:value="3221"/>
          <table:table-cell office:value-type="float" office:value="389"/>
          <table:table-cell office:value-type="float" office:value="184"/>
          <table:table-cell office:value-type="float" office:value="4195"/>
          <table:table-cell office:value-type="float" office:value="16"/>
          <table:table-cell/>
          <table:table-cell office:value-type="float" office:value="1435"/>
          <table:table-cell office:value-type="float" office:value="165"/>
          <table:table-cell office:value-type="float" office:value="42"/>
          <table:table-cell office:value-type="float" office:value="553"/>
          <table:table-cell/>
          <table:table-cell office:value-type="float" office:value="3808"/>
          <table:table-cell office:value-type="float" office:value="23"/>
          <table:table-cell office:value-type="float" office:value="5"/>
          <table:table-cell office:value-type="float" office:value="359"/>
          <table:table-cell table:number-columns-repeated="2"/>
          <table:table-cell office:value-type="float" office:value="3"/>
          <table:table-cell office:value-type="float" office:value="6"/>
          <table:table-cell office:value-type="float" office:value="8"/>
          <table:table-cell office:value-type="float" office:value="214"/>
          <table:table-cell office:value-type="float" office:value="285"/>
          <table:table-cell office:value-type="float" office:value="38"/>
          <table:table-cell office:value-type="float" office:value="921"/>
          <table:table-cell office:value-type="float" office:value="2"/>
          <table:table-cell/>
          <table:table-cell office:value-type="float" office:value="0"/>
          <table:table-cell office:value-type="float" office:value="0"/>
          <table:table-cell office:value-type="float" office:value="1"/>
          <table:table-cell office:value-type="float" office:value="960"/>
          <table:table-cell office:value-type="float" office:value="290"/>
          <table:table-cell office:value-type="float" office:value="44"/>
          <table:table-cell office:value-type="float" office:value="1329"/>
          <table:table-cell office:value-type="float" office:value="2"/>
          <table:table-cell/>
          <table:table-cell office:value-type="float" office:value="0"/>
          <table:table-cell office:value-type="float" office:value="6"/>
          <table:table-cell office:value-type="float" office:value="0"/>
          <table:table-cell office:value-type="float" office:value="95"/>
          <table:table-cell office:value-type="float" office:value="199"/>
          <table:table-cell office:value-type="float" office:value="17"/>
          <table:table-cell office:value-type="float" office:value="591"/>
          <table:table-cell office:value-type="float" office:value="0"/>
          <table:table-cell/>
          <table:table-cell office:value-type="float" office:value="0"/>
          <table:table-cell office:value-type="float" office:value="0"/>
          <table:table-cell office:value-type="float" office:value="0"/>
          <table:table-cell office:value-type="float" office:value="909"/>
          <table:table-cell office:value-type="float" office:value="269"/>
          <table:table-cell office:value-type="float" office:value="42"/>
          <table:table-cell office:value-type="float" office:value="1273"/>
          <table:table-cell office:value-type="float" office:value="2"/>
          <table:table-cell/>
          <table:table-cell office:value-type="float" office:value="2"/>
          <table:table-cell office:value-type="float" office:value="0"/>
          <table:table-cell office:value-type="float" office:value="5"/>
          <table:table-cell office:value-type="float" office:value="70"/>
          <table:table-cell office:value-type="float" office:value="44"/>
          <table:table-cell office:value-type="float" office:value="7"/>
          <table:table-cell office:value-type="float" office:value="206"/>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St.Helens Council"/>
          <table:table-cell table:number-columns-repeated="2"/>
          <table:table-cell office:value-type="float" office:value="4717"/>
          <table:table-cell office:value-type="float" office:value="4684"/>
          <table:table-cell office:value-type="float" office:value="33"/>
          <table:table-cell/>
          <table:table-cell office:value-type="float" office:value="1"/>
          <table:table-cell office:value-type="float" office:value="8"/>
          <table:table-cell office:value-type="float" office:value="0"/>
          <table:table-cell office:value-type="float" office:value="1686"/>
          <table:table-cell office:value-type="float" office:value="543"/>
          <table:table-cell office:value-type="float" office:value="132"/>
          <table:table-cell office:value-type="float" office:value="2302"/>
          <table:table-cell office:value-type="float" office:value="10"/>
          <table:table-cell/>
          <table:table-cell office:value-type="float" office:value="1"/>
          <table:table-cell office:value-type="float" office:value="7"/>
          <table:table-cell office:value-type="float" office:value="0"/>
          <table:table-cell office:value-type="float" office:value="84"/>
          <table:table-cell office:value-type="float" office:value="185"/>
          <table:table-cell office:value-type="float" office:value="24"/>
          <table:table-cell office:value-type="float" office:value="516"/>
          <table:table-cell office:value-type="float" office:value="1"/>
          <table:table-cell/>
          <table:table-cell office:value-type="float" office:value="0"/>
          <table:table-cell office:value-type="float" office:value="1"/>
          <table:table-cell office:value-type="float" office:value="0"/>
          <table:table-cell office:value-type="float" office:value="1602"/>
          <table:table-cell office:value-type="float" office:value="358"/>
          <table:table-cell office:value-type="float" office:value="108"/>
          <table:table-cell office:value-type="float" office:value="1786"/>
          <table:table-cell office:value-type="float" office:value="9"/>
          <table:table-cell/>
          <table:table-cell office:value-type="float" office:value="472"/>
          <table:table-cell office:value-type="float" office:value="12"/>
          <table:table-cell office:value-type="float" office:value="3"/>
          <table:table-cell office:value-type="float" office:value="29"/>
          <table:table-cell/>
          <table:table-cell office:value-type="float" office:value="1045"/>
          <table:table-cell office:value-type="float" office:value="3"/>
          <table:table-cell office:value-type="float" office:value="5"/>
          <table:table-cell office:value-type="float" office:value="733"/>
          <table:table-cell table:number-columns-repeated="2"/>
          <table:table-cell office:value-type="float" office:value="6"/>
          <table:table-cell office:value-type="float" office:value="192"/>
          <table:table-cell table:number-columns-repeated="2"/>
          <table:table-cell office:value-type="float" office:value="1"/>
          <table:table-cell office:value-type="float" office:value="0"/>
          <table:table-cell office:value-type="float" office:value="70"/>
          <table:table-cell office:value-type="float" office:value="27"/>
          <table:table-cell office:value-type="float" office:value="2"/>
          <table:table-cell office:value-type="float" office:value="6"/>
          <table:table-cell office:value-type="float" office:value="14"/>
          <table:table-cell office:value-type="float" office:value="0"/>
          <table:table-cell office:value-type="float" office:value="0"/>
          <table:table-cell office:value-type="float" office:value="0"/>
          <table:table-cell office:value-type="float" office:value="0"/>
          <table:table-cell office:value-type="float" office:value="858"/>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25"/>
          <table:table-cell office:value-type="float" office:value="29"/>
          <table:table-cell office:value-type="float" office:value="40"/>
          <table:table-cell office:value-type="float" office:value="14"/>
          <table:table-cell office:value-type="float" office:value="0"/>
          <table:table-cell/>
          <table:table-cell office:value-type="float" office:value="12611"/>
          <table:table-cell office:value-type="float" office:value="12520"/>
          <table:table-cell office:value-type="float" office:value="91"/>
          <table:table-cell/>
          <table:table-cell office:value-type="float" office:value="2"/>
          <table:table-cell office:value-type="float" office:value="12"/>
          <table:table-cell office:value-type="float" office:value="2"/>
          <table:table-cell office:value-type="float" office:value="5482"/>
          <table:table-cell office:value-type="float" office:value="873"/>
          <table:table-cell office:value-type="float" office:value="364"/>
          <table:table-cell office:value-type="float" office:value="5744"/>
          <table:table-cell office:value-type="float" office:value="38"/>
          <table:table-cell/>
          <table:table-cell office:value-type="float" office:value="1"/>
          <table:table-cell office:value-type="float" office:value="10"/>
          <table:table-cell office:value-type="float" office:value="1"/>
          <table:table-cell office:value-type="float" office:value="273"/>
          <table:table-cell office:value-type="float" office:value="322"/>
          <table:table-cell office:value-type="float" office:value="63"/>
          <table:table-cell office:value-type="float" office:value="1185"/>
          <table:table-cell office:value-type="float" office:value="4"/>
          <table:table-cell/>
          <table:table-cell office:value-type="float" office:value="1"/>
          <table:table-cell office:value-type="float" office:value="2"/>
          <table:table-cell office:value-type="float" office:value="1"/>
          <table:table-cell office:value-type="float" office:value="5209"/>
          <table:table-cell office:value-type="float" office:value="551"/>
          <table:table-cell office:value-type="float" office:value="301"/>
          <table:table-cell office:value-type="float" office:value="4559"/>
          <table:table-cell office:value-type="float" office:value="34"/>
          <table:table-cell/>
          <table:table-cell office:value-type="float" office:value="1064"/>
          <table:table-cell office:value-type="float" office:value="11"/>
          <table:table-cell office:value-type="float" office:value="5"/>
          <table:table-cell office:value-type="float" office:value="105"/>
          <table:table-cell/>
          <table:table-cell office:value-type="float" office:value="2096"/>
          <table:table-cell office:value-type="float" office:value="11"/>
          <table:table-cell office:value-type="float" office:value="85"/>
          <table:table-cell office:value-type="float" office:value="2367"/>
          <table:table-cell table:number-columns-repeated="2"/>
          <table:table-cell office:value-type="float" office:value="1"/>
          <table:table-cell office:value-type="float" office:value="4"/>
          <table:table-cell office:value-type="float" office:value="0"/>
          <table:table-cell office:value-type="float" office:value="63"/>
          <table:table-cell office:value-type="float" office:value="112"/>
          <table:table-cell office:value-type="float" office:value="5"/>
          <table:table-cell office:value-type="float" office:value="14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
          <table:table-cell office:value-type="float" office:value="4"/>
          <table:table-cell office:value-type="float" office:value="0"/>
          <table:table-cell office:value-type="float" office:value="36"/>
          <table:table-cell office:value-type="float" office:value="82"/>
          <table:table-cell office:value-type="float" office:value="3"/>
          <table:table-cell office:value-type="float" office:value="8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22"/>
          <table:table-cell office:value-type="float" office:value="2"/>
          <table:table-cell office:value-type="float" office:value="3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ertfordshire"/>
          <table:table-cell table:number-columns-repeated="2"/>
          <table:table-cell office:value-type="float" office:value="19005"/>
          <table:table-cell office:value-type="float" office:value="18871"/>
          <table:table-cell office:value-type="float" office:value="134"/>
          <table:table-cell/>
          <table:table-cell office:value-type="float" office:value="6"/>
          <table:table-cell office:value-type="float" office:value="35"/>
          <table:table-cell office:value-type="float" office:value="4"/>
          <table:table-cell office:value-type="float" office:value="3261"/>
          <table:table-cell office:value-type="float" office:value="1328"/>
          <table:table-cell office:value-type="float" office:value="296"/>
          <table:table-cell office:value-type="float" office:value="13881"/>
          <table:table-cell office:value-type="float" office:value="60"/>
          <table:table-cell/>
          <table:table-cell office:value-type="float" office:value="2"/>
          <table:table-cell office:value-type="float" office:value="31"/>
          <table:table-cell office:value-type="float" office:value="0"/>
          <table:table-cell office:value-type="float" office:value="189"/>
          <table:table-cell office:value-type="float" office:value="548"/>
          <table:table-cell office:value-type="float" office:value="66"/>
          <table:table-cell office:value-type="float" office:value="5381"/>
          <table:table-cell office:value-type="float" office:value="21"/>
          <table:table-cell/>
          <table:table-cell office:value-type="float" office:value="4"/>
          <table:table-cell office:value-type="float" office:value="4"/>
          <table:table-cell office:value-type="float" office:value="4"/>
          <table:table-cell office:value-type="float" office:value="3072"/>
          <table:table-cell office:value-type="float" office:value="780"/>
          <table:table-cell office:value-type="float" office:value="230"/>
          <table:table-cell office:value-type="float" office:value="8500"/>
          <table:table-cell office:value-type="float" office:value="39"/>
          <table:table-cell/>
          <table:table-cell office:value-type="float" office:value="4893"/>
          <table:table-cell office:value-type="float" office:value="0"/>
          <table:table-cell office:value-type="float" office:value="0"/>
          <table:table-cell office:value-type="float" office:value="488"/>
          <table:table-cell/>
          <table:table-cell office:value-type="float" office:value="7957"/>
          <table:table-cell office:value-type="float" office:value="0"/>
          <table:table-cell office:value-type="float" office:value="0"/>
          <table:table-cell office:value-type="float" office:value="543"/>
          <table:table-cell table:number-columns-repeated="2"/>
          <table:table-cell office:value-type="float" office:value="41154"/>
          <table:table-cell office:value-type="float" office:value="1359"/>
          <table:table-cell table:number-columns-repeated="2"/>
          <table:table-cell office:value-type="float" office:value="5"/>
          <table:table-cell office:value-type="float" office:value="0"/>
          <table:table-cell office:value-type="float" office:value="170"/>
          <table:table-cell office:value-type="float" office:value="1"/>
          <table:table-cell office:value-type="float" office:value="270"/>
          <table:table-cell office:value-type="float" office:value="37"/>
          <table:table-cell office:value-type="float" office:value="19"/>
          <table:table-cell office:value-type="float" office:value="0"/>
          <table:table-cell office:value-type="float" office:value="4"/>
          <table:table-cell office:value-type="float" office:value="0"/>
          <table:table-cell office:value-type="float" office:value="3"/>
          <table:table-cell office:value-type="float" office:value="2780"/>
          <table:table-cell office:value-type="float" office:value="49"/>
          <table:table-cell table:number-columns-repeated="2"/>
          <table:table-cell office:value-type="float" office:value="0"/>
          <table:table-cell office:value-type="float" office:value="0"/>
          <table:table-cell office:value-type="float" office:value="0"/>
          <table:table-cell office:value-type="float" office:value="59"/>
          <table:table-cell office:value-type="float" office:value="4"/>
          <table:table-cell office:value-type="float" office:value="1"/>
          <table:table-cell office:value-type="float" office:value="1"/>
          <table:table-cell office:value-type="float" office:value="0"/>
          <table:table-cell/>
          <table:table-cell office:value-type="float" office:value="50541"/>
          <table:table-cell office:value-type="float" office:value="49880"/>
          <table:table-cell office:value-type="float" office:value="661"/>
          <table:table-cell/>
          <table:table-cell office:value-type="float" office:value="12"/>
          <table:table-cell office:value-type="float" office:value="60"/>
          <table:table-cell office:value-type="float" office:value="25"/>
          <table:table-cell office:value-type="float" office:value="10127"/>
          <table:table-cell office:value-type="float" office:value="2023"/>
          <table:table-cell office:value-type="float" office:value="830"/>
          <table:table-cell office:value-type="float" office:value="36687"/>
          <table:table-cell office:value-type="float" office:value="116"/>
          <table:table-cell/>
          <table:table-cell office:value-type="float" office:value="4"/>
          <table:table-cell office:value-type="float" office:value="53"/>
          <table:table-cell office:value-type="float" office:value="11"/>
          <table:table-cell office:value-type="float" office:value="720"/>
          <table:table-cell office:value-type="float" office:value="1045"/>
          <table:table-cell office:value-type="float" office:value="173"/>
          <table:table-cell office:value-type="float" office:value="13061"/>
          <table:table-cell office:value-type="float" office:value="34"/>
          <table:table-cell/>
          <table:table-cell office:value-type="float" office:value="8"/>
          <table:table-cell office:value-type="float" office:value="7"/>
          <table:table-cell office:value-type="float" office:value="14"/>
          <table:table-cell office:value-type="float" office:value="9407"/>
          <table:table-cell office:value-type="float" office:value="978"/>
          <table:table-cell office:value-type="float" office:value="657"/>
          <table:table-cell office:value-type="float" office:value="23626"/>
          <table:table-cell office:value-type="float" office:value="82"/>
          <table:table-cell/>
          <table:table-cell office:value-type="float" office:value="11901"/>
          <table:table-cell office:value-type="float" office:value="0"/>
          <table:table-cell office:value-type="float" office:value="6"/>
          <table:table-cell office:value-type="float" office:value="1154"/>
          <table:table-cell/>
          <table:table-cell office:value-type="float" office:value="22158"/>
          <table:table-cell office:value-type="float" office:value="0"/>
          <table:table-cell office:value-type="float" office:value="2"/>
          <table:table-cell office:value-type="float" office:value="1466"/>
          <table:table-cell table:number-columns-repeated="2"/>
          <table:table-cell office:value-type="float" office:value="5"/>
          <table:table-cell office:value-type="float" office:value="37"/>
          <table:table-cell office:value-type="float" office:value="13"/>
          <table:table-cell office:value-type="float" office:value="340"/>
          <table:table-cell office:value-type="float" office:value="536"/>
          <table:table-cell office:value-type="float" office:value="64"/>
          <table:table-cell office:value-type="float" office:value="1929"/>
          <table:table-cell office:value-type="float" office:value="6"/>
          <table:table-cell/>
          <table:table-cell office:value-type="float" office:value="3"/>
          <table:table-cell office:value-type="float" office:value="1"/>
          <table:table-cell office:value-type="float" office:value="3"/>
          <table:table-cell office:value-type="float" office:value="1288"/>
          <table:table-cell office:value-type="float" office:value="495"/>
          <table:table-cell office:value-type="float" office:value="89"/>
          <table:table-cell office:value-type="float" office:value="2111"/>
          <table:table-cell office:value-type="float" office:value="9"/>
          <table:table-cell/>
          <table:table-cell office:value-type="float" office:value="1"/>
          <table:table-cell office:value-type="float" office:value="25"/>
          <table:table-cell office:value-type="float" office:value="0"/>
          <table:table-cell office:value-type="float" office:value="86"/>
          <table:table-cell office:value-type="float" office:value="268"/>
          <table:table-cell office:value-type="float" office:value="19"/>
          <table:table-cell office:value-type="float" office:value="1399"/>
          <table:table-cell office:value-type="float" office:value="6"/>
          <table:table-cell/>
          <table:table-cell office:value-type="float" office:value="3"/>
          <table:table-cell office:value-type="float" office:value="1"/>
          <table:table-cell office:value-type="float" office:value="3"/>
          <table:table-cell office:value-type="float" office:value="1127"/>
          <table:table-cell office:value-type="float" office:value="406"/>
          <table:table-cell office:value-type="float" office:value="68"/>
          <table:table-cell office:value-type="float" office:value="1836"/>
          <table:table-cell office:value-type="float" office:value="7"/>
          <table:table-cell/>
          <table:table-cell office:value-type="float" office:value="0"/>
          <table:table-cell office:value-type="float" office:value="1"/>
          <table:table-cell office:value-type="float" office:value="0"/>
          <table:table-cell office:value-type="float" office:value="1"/>
          <table:table-cell office:value-type="float" office:value="0"/>
          <table:table-cell office:value-type="float" office:value="0"/>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
          <table:table-cell office:value-type="float" office:value="0"/>
          <table:table-cell table:number-columns-repeated="16216"/>
        </table:table-row>
        <table:table-row>
          <table:table-cell office:value-type="string" office:string-value="Leicestershire County Council"/>
          <table:table-cell table:number-columns-repeated="2"/>
          <table:table-cell office:value-type="float" office:value="11986"/>
          <table:table-cell office:value-type="float" office:value="11895"/>
          <table:table-cell office:value-type="float" office:value="91"/>
          <table:table-cell/>
          <table:table-cell office:value-type="float" office:value="1"/>
          <table:table-cell office:value-type="float" office:value="16"/>
          <table:table-cell office:value-type="float" office:value="5"/>
          <table:table-cell office:value-type="float" office:value="2253"/>
          <table:table-cell office:value-type="float" office:value="708"/>
          <table:table-cell office:value-type="float" office:value="179"/>
          <table:table-cell office:value-type="float" office:value="8715"/>
          <table:table-cell office:value-type="float" office:value="18"/>
          <table:table-cell/>
          <table:table-cell office:value-type="float" office:value="0"/>
          <table:table-cell office:value-type="float" office:value="15"/>
          <table:table-cell office:value-type="float" office:value="1"/>
          <table:table-cell office:value-type="float" office:value="256"/>
          <table:table-cell office:value-type="float" office:value="296"/>
          <table:table-cell office:value-type="float" office:value="62"/>
          <table:table-cell office:value-type="float" office:value="2985"/>
          <table:table-cell office:value-type="float" office:value="2"/>
          <table:table-cell/>
          <table:table-cell office:value-type="float" office:value="1"/>
          <table:table-cell office:value-type="float" office:value="1"/>
          <table:table-cell office:value-type="float" office:value="4"/>
          <table:table-cell office:value-type="float" office:value="1997"/>
          <table:table-cell office:value-type="float" office:value="412"/>
          <table:table-cell office:value-type="float" office:value="117"/>
          <table:table-cell office:value-type="float" office:value="5730"/>
          <table:table-cell office:value-type="float" office:value="16"/>
          <table:table-cell/>
          <table:table-cell office:value-type="float" office:value="2106"/>
          <table:table-cell office:value-type="float" office:value="0"/>
          <table:table-cell office:value-type="float" office:value="443"/>
          <table:table-cell office:value-type="float" office:value="436"/>
          <table:table-cell/>
          <table:table-cell office:value-type="float" office:value="4842"/>
          <table:table-cell office:value-type="float" office:value="4"/>
          <table:table-cell office:value-type="float" office:value="545"/>
          <table:table-cell office:value-type="float" office:value="339"/>
          <table:table-cell table:number-columns-repeated="2"/>
          <table:table-cell office:value-type="float" office:value="3727"/>
          <table:table-cell office:value-type="float" office:value="1613"/>
          <table:table-cell table:number-columns-repeated="2"/>
          <table:table-cell office:value-type="float" office:value="1"/>
          <table:table-cell office:value-type="float" office:value="0"/>
          <table:table-cell office:value-type="float" office:value="107"/>
          <table:table-cell office:value-type="float" office:value="10"/>
          <table:table-cell office:value-type="float" office:value="140"/>
          <table:table-cell office:value-type="float" office:value="13"/>
          <table:table-cell office:value-type="float" office:value="29"/>
          <table:table-cell office:value-type="float" office:value="0"/>
          <table:table-cell office:value-type="float" office:value="1"/>
          <table:table-cell office:value-type="float" office:value="1"/>
          <table:table-cell office:value-type="float" office:value="5"/>
          <table:table-cell office:value-type="float" office:value="2403"/>
          <table:table-cell office:value-type="float" office:value="60"/>
          <table:table-cell table:number-columns-repeated="2"/>
          <table:table-cell office:value-type="float" office:value="5"/>
          <table:table-cell office:value-type="float" office:value="1"/>
          <table:table-cell office:value-type="float" office:value="24"/>
          <table:table-cell office:value-type="float" office:value="288"/>
          <table:table-cell office:value-type="float" office:value="59"/>
          <table:table-cell office:value-type="float" office:value="84"/>
          <table:table-cell office:value-type="float" office:value="80"/>
          <table:table-cell office:value-type="float" office:value="7"/>
          <table:table-cell/>
          <table:table-cell office:value-type="float" office:value="30517"/>
          <table:table-cell office:value-type="float" office:value="30267"/>
          <table:table-cell office:value-type="float" office:value="250"/>
          <table:table-cell/>
          <table:table-cell office:value-type="float" office:value="9"/>
          <table:table-cell office:value-type="float" office:value="37"/>
          <table:table-cell office:value-type="float" office:value="9"/>
          <table:table-cell office:value-type="float" office:value="6672"/>
          <table:table-cell office:value-type="float" office:value="1553"/>
          <table:table-cell office:value-type="float" office:value="506"/>
          <table:table-cell office:value-type="float" office:value="21415"/>
          <table:table-cell office:value-type="float" office:value="66"/>
          <table:table-cell/>
          <table:table-cell office:value-type="float" office:value="6"/>
          <table:table-cell office:value-type="float" office:value="33"/>
          <table:table-cell office:value-type="float" office:value="3"/>
          <table:table-cell office:value-type="float" office:value="843"/>
          <table:table-cell office:value-type="float" office:value="736"/>
          <table:table-cell office:value-type="float" office:value="176"/>
          <table:table-cell office:value-type="float" office:value="7287"/>
          <table:table-cell office:value-type="float" office:value="8"/>
          <table:table-cell/>
          <table:table-cell office:value-type="float" office:value="3"/>
          <table:table-cell office:value-type="float" office:value="4"/>
          <table:table-cell office:value-type="float" office:value="6"/>
          <table:table-cell office:value-type="float" office:value="5829"/>
          <table:table-cell office:value-type="float" office:value="817"/>
          <table:table-cell office:value-type="float" office:value="330"/>
          <table:table-cell office:value-type="float" office:value="14128"/>
          <table:table-cell office:value-type="float" office:value="58"/>
          <table:table-cell/>
          <table:table-cell office:value-type="float" office:value="5712"/>
          <table:table-cell office:value-type="float" office:value="23"/>
          <table:table-cell office:value-type="float" office:value="450"/>
          <table:table-cell office:value-type="float" office:value="1102"/>
          <table:table-cell/>
          <table:table-cell office:value-type="float" office:value="12646"/>
          <table:table-cell office:value-type="float" office:value="27"/>
          <table:table-cell office:value-type="float" office:value="560"/>
          <table:table-cell office:value-type="float" office:value="895"/>
          <table:table-cell table:number-columns-repeated="2"/>
          <table:table-cell office:value-type="float" office:value="1"/>
          <table:table-cell office:value-type="float" office:value="20"/>
          <table:table-cell office:value-type="float" office:value="4"/>
          <table:table-cell office:value-type="float" office:value="199"/>
          <table:table-cell office:value-type="float" office:value="213"/>
          <table:table-cell office:value-type="float" office:value="23"/>
          <table:table-cell office:value-type="float" office:value="795"/>
          <table:table-cell office:value-type="float" office:value="2"/>
          <table:table-cell/>
          <table:table-cell office:value-type="float" office:value="1"/>
          <table:table-cell office:value-type="float" office:value="0"/>
          <table:table-cell office:value-type="float" office:value="3"/>
          <table:table-cell office:value-type="float" office:value="549"/>
          <table:table-cell office:value-type="float" office:value="144"/>
          <table:table-cell office:value-type="float" office:value="30"/>
          <table:table-cell office:value-type="float" office:value="526"/>
          <table:table-cell office:value-type="float" office:value="8"/>
          <table:table-cell/>
          <table:table-cell office:value-type="float" office:value="0"/>
          <table:table-cell office:value-type="float" office:value="12"/>
          <table:table-cell office:value-type="float" office:value="1"/>
          <table:table-cell office:value-type="float" office:value="154"/>
          <table:table-cell office:value-type="float" office:value="150"/>
          <table:table-cell office:value-type="float" office:value="14"/>
          <table:table-cell office:value-type="float" office:value="658"/>
          <table:table-cell office:value-type="float" office:value="2"/>
          <table:table-cell/>
          <table:table-cell office:value-type="float" office:value="1"/>
          <table:table-cell office:value-type="float" office:value="0"/>
          <table:table-cell office:value-type="float" office:value="3"/>
          <table:table-cell office:value-type="float" office:value="528"/>
          <table:table-cell office:value-type="float" office:value="131"/>
          <table:table-cell office:value-type="float" office:value="29"/>
          <table:table-cell office:value-type="float" office:value="505"/>
          <table:table-cell office:value-type="float" office:value="8"/>
          <table:table-cell/>
          <table:table-cell office:value-type="float" office:value="1"/>
          <table:table-cell office:value-type="float" office:value="5"/>
          <table:table-cell office:value-type="float" office:value="2"/>
          <table:table-cell office:value-type="float" office:value="35"/>
          <table:table-cell office:value-type="float" office:value="54"/>
          <table:table-cell office:value-type="float" office:value="9"/>
          <table:table-cell office:value-type="float" office:value="94"/>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9"/>
          <table:table-cell office:value-type="float" office:value="1"/>
          <table:table-cell office:value-type="float" office:value="5"/>
          <table:table-cell office:value-type="float" office:value="0"/>
          <table:table-cell table:number-columns-repeated="16216"/>
        </table:table-row>
        <table:table-row>
          <table:table-cell office:value-type="string" office:string-value="London Borough of Lewisham"/>
          <table:table-cell table:number-columns-repeated="2"/>
          <table:table-cell office:value-type="float" office:value="2372"/>
          <table:table-cell office:value-type="float" office:value="2355"/>
          <table:table-cell office:value-type="float" office:value="17"/>
          <table:table-cell/>
          <table:table-cell office:value-type="float" office:value="0"/>
          <table:table-cell office:value-type="float" office:value="12"/>
          <table:table-cell office:value-type="float" office:value="1"/>
          <table:table-cell office:value-type="float" office:value="950"/>
          <table:table-cell office:value-type="float" office:value="374"/>
          <table:table-cell office:value-type="float" office:value="84"/>
          <table:table-cell office:value-type="float" office:value="931"/>
          <table:table-cell office:value-type="float" office:value="3"/>
          <table:table-cell/>
          <table:table-cell office:value-type="float" office:value="0"/>
          <table:table-cell office:value-type="float" office:value="12"/>
          <table:table-cell office:value-type="float" office:value="0"/>
          <table:table-cell office:value-type="float" office:value="109"/>
          <table:table-cell office:value-type="float" office:value="184"/>
          <table:table-cell office:value-type="float" office:value="25"/>
          <table:table-cell office:value-type="float" office:value="341"/>
          <table:table-cell office:value-type="float" office:value="2"/>
          <table:table-cell/>
          <table:table-cell office:value-type="float" office:value="0"/>
          <table:table-cell office:value-type="float" office:value="0"/>
          <table:table-cell office:value-type="float" office:value="1"/>
          <table:table-cell office:value-type="float" office:value="841"/>
          <table:table-cell office:value-type="float" office:value="190"/>
          <table:table-cell office:value-type="float" office:value="59"/>
          <table:table-cell office:value-type="float" office:value="590"/>
          <table:table-cell office:value-type="float" office:value="1"/>
          <table:table-cell/>
          <table:table-cell office:value-type="float" office:value="123"/>
          <table:table-cell office:value-type="float" office:value="0"/>
          <table:table-cell office:value-type="float" office:value="1"/>
          <table:table-cell office:value-type="float" office:value="217"/>
          <table:table-cell/>
          <table:table-cell office:value-type="float" office:value="294"/>
          <table:table-cell office:value-type="float" office:value="0"/>
          <table:table-cell office:value-type="float" office:value="5"/>
          <table:table-cell office:value-type="float" office:value="291"/>
          <table:table-cell table:number-columns-repeated="2"/>
          <table:table-cell office:value-type="float" office:value="2"/>
          <table:table-cell office:value-type="float" office:value="2003"/>
          <table:table-cell table:number-columns-repeated="2"/>
          <table:table-cell office:value-type="float" office:value="0"/>
          <table:table-cell office:value-type="float" office:value="0"/>
          <table:table-cell office:value-type="float" office:value="2"/>
          <table:table-cell office:value-type="float" office:value="0"/>
          <table:table-cell office:value-type="float" office:value="86"/>
          <table:table-cell office:value-type="float" office:value="1"/>
          <table:table-cell office:value-type="float" office:value="6"/>
          <table:table-cell office:value-type="float" office:value="0"/>
          <table:table-cell office:value-type="float" office:value="0"/>
          <table:table-cell office:value-type="float" office:value="0"/>
          <table:table-cell office:value-type="float" office:value="23"/>
          <table:table-cell office:value-type="float" office:value="240"/>
          <table:table-cell office:value-type="float" office:value="4"/>
          <table:table-cell table:number-columns-repeated="2"/>
          <table:table-cell office:value-type="float" office:value="0"/>
          <table:table-cell office:value-type="float" office:value="0"/>
          <table:table-cell office:value-type="float" office:value="5"/>
          <table:table-cell office:value-type="float" office:value="128"/>
          <table:table-cell office:value-type="float" office:value="11"/>
          <table:table-cell office:value-type="float" office:value="120"/>
          <table:table-cell office:value-type="float" office:value="5"/>
          <table:table-cell office:value-type="float" office:value="8"/>
          <table:table-cell/>
          <table:table-cell office:value-type="float" office:value="6111"/>
          <table:table-cell office:value-type="float" office:value="6050"/>
          <table:table-cell office:value-type="float" office:value="61"/>
          <table:table-cell/>
          <table:table-cell office:value-type="float" office:value="0"/>
          <table:table-cell office:value-type="float" office:value="13"/>
          <table:table-cell office:value-type="float" office:value="1"/>
          <table:table-cell office:value-type="float" office:value="2888"/>
          <table:table-cell office:value-type="float" office:value="614"/>
          <table:table-cell office:value-type="float" office:value="205"/>
          <table:table-cell office:value-type="float" office:value="2322"/>
          <table:table-cell office:value-type="float" office:value="7"/>
          <table:table-cell/>
          <table:table-cell office:value-type="float" office:value="0"/>
          <table:table-cell office:value-type="float" office:value="13"/>
          <table:table-cell office:value-type="float" office:value="0"/>
          <table:table-cell office:value-type="float" office:value="335"/>
          <table:table-cell office:value-type="float" office:value="389"/>
          <table:table-cell office:value-type="float" office:value="70"/>
          <table:table-cell office:value-type="float" office:value="909"/>
          <table:table-cell office:value-type="float" office:value="3"/>
          <table:table-cell/>
          <table:table-cell office:value-type="float" office:value="0"/>
          <table:table-cell office:value-type="float" office:value="0"/>
          <table:table-cell office:value-type="float" office:value="1"/>
          <table:table-cell office:value-type="float" office:value="2553"/>
          <table:table-cell office:value-type="float" office:value="225"/>
          <table:table-cell office:value-type="float" office:value="135"/>
          <table:table-cell office:value-type="float" office:value="1413"/>
          <table:table-cell office:value-type="float" office:value="4"/>
          <table:table-cell/>
          <table:table-cell office:value-type="float" office:value="305"/>
          <table:table-cell office:value-type="float" office:value="0"/>
          <table:table-cell office:value-type="float" office:value="2"/>
          <table:table-cell office:value-type="float" office:value="602"/>
          <table:table-cell/>
          <table:table-cell office:value-type="float" office:value="693"/>
          <table:table-cell office:value-type="float" office:value="0"/>
          <table:table-cell office:value-type="float" office:value="34"/>
          <table:table-cell office:value-type="float" office:value="686"/>
          <table:table-cell table:number-columns-repeated="2"/>
          <table:table-cell office:value-type="float" office:value="1"/>
          <table:table-cell office:value-type="float" office:value="13"/>
          <table:table-cell office:value-type="float" office:value="4"/>
          <table:table-cell office:value-type="float" office:value="131"/>
          <table:table-cell office:value-type="float" office:value="197"/>
          <table:table-cell office:value-type="float" office:value="17"/>
          <table:table-cell office:value-type="float" office:value="307"/>
          <table:table-cell office:value-type="float" office:value="1"/>
          <table:table-cell/>
          <table:table-cell office:value-type="float" office:value="0"/>
          <table:table-cell office:value-type="float" office:value="0"/>
          <table:table-cell office:value-type="float" office:value="1"/>
          <table:table-cell office:value-type="float" office:value="618"/>
          <table:table-cell office:value-type="float" office:value="185"/>
          <table:table-cell office:value-type="float" office:value="48"/>
          <table:table-cell office:value-type="float" office:value="418"/>
          <table:table-cell office:value-type="float" office:value="0"/>
          <table:table-cell/>
          <table:table-cell office:value-type="float" office:value="0"/>
          <table:table-cell office:value-type="float" office:value="10"/>
          <table:table-cell office:value-type="float" office:value="0"/>
          <table:table-cell office:value-type="float" office:value="60"/>
          <table:table-cell office:value-type="float" office:value="133"/>
          <table:table-cell office:value-type="float" office:value="11"/>
          <table:table-cell office:value-type="float" office:value="182"/>
          <table:table-cell office:value-type="float" office:value="1"/>
          <table:table-cell/>
          <table:table-cell office:value-type="float" office:value="0"/>
          <table:table-cell office:value-type="float" office:value="0"/>
          <table:table-cell office:value-type="float" office:value="1"/>
          <table:table-cell office:value-type="float" office:value="576"/>
          <table:table-cell office:value-type="float" office:value="159"/>
          <table:table-cell office:value-type="float" office:value="46"/>
          <table:table-cell office:value-type="float" office:value="396"/>
          <table:table-cell office:value-type="float" office:value="0"/>
          <table:table-cell/>
          <table:table-cell office:value-type="float" office:value="0"/>
          <table:table-cell office:value-type="float" office:value="3"/>
          <table:table-cell office:value-type="float" office:value="3"/>
          <table:table-cell office:value-type="float" office:value="57"/>
          <table:table-cell office:value-type="float" office:value="42"/>
          <table:table-cell office:value-type="float" office:value="4"/>
          <table:table-cell office:value-type="float" office:value="85"/>
          <table:table-cell office:value-type="float" office:value="0"/>
          <table:table-cell/>
          <table:table-cell office:value-type="float" office:value="0"/>
          <table:table-cell office:value-type="float" office:value="0"/>
          <table:table-cell office:value-type="float" office:value="0"/>
          <table:table-cell office:value-type="float" office:value="17"/>
          <table:table-cell office:value-type="float" office:value="5"/>
          <table:table-cell office:value-type="float" office:value="0"/>
          <table:table-cell office:value-type="float" office:value="8"/>
          <table:table-cell office:value-type="float" office:value="0"/>
          <table:table-cell table:number-columns-repeated="16216"/>
        </table:table-row>
        <table:table-row>
          <table:table-cell office:value-type="string" office:string-value="East Sussex"/>
          <table:table-cell table:number-columns-repeated="2"/>
          <table:table-cell office:value-type="float" office:value="8688"/>
          <table:table-cell office:value-type="float" office:value="8653"/>
          <table:table-cell office:value-type="float" office:value="35"/>
          <table:table-cell/>
          <table:table-cell office:value-type="float" office:value="0"/>
          <table:table-cell office:value-type="float" office:value="9"/>
          <table:table-cell office:value-type="float" office:value="5"/>
          <table:table-cell office:value-type="float" office:value="2517"/>
          <table:table-cell office:value-type="float" office:value="668"/>
          <table:table-cell office:value-type="float" office:value="235"/>
          <table:table-cell office:value-type="float" office:value="5205"/>
          <table:table-cell office:value-type="float" office:value="14"/>
          <table:table-cell/>
          <table:table-cell office:value-type="float" office:value="0"/>
          <table:table-cell office:value-type="float" office:value="9"/>
          <table:table-cell office:value-type="float" office:value="4"/>
          <table:table-cell office:value-type="float" office:value="375"/>
          <table:table-cell office:value-type="float" office:value="474"/>
          <table:table-cell office:value-type="float" office:value="77"/>
          <table:table-cell office:value-type="float" office:value="2414"/>
          <table:table-cell office:value-type="float" office:value="2"/>
          <table:table-cell/>
          <table:table-cell office:value-type="float" office:value="0"/>
          <table:table-cell office:value-type="float" office:value="0"/>
          <table:table-cell office:value-type="float" office:value="1"/>
          <table:table-cell office:value-type="float" office:value="2142"/>
          <table:table-cell office:value-type="float" office:value="194"/>
          <table:table-cell office:value-type="float" office:value="158"/>
          <table:table-cell office:value-type="float" office:value="2791"/>
          <table:table-cell office:value-type="float" office:value="12"/>
          <table:table-cell/>
          <table:table-cell office:value-type="float" office:value="1529"/>
          <table:table-cell office:value-type="float" office:value="163"/>
          <table:table-cell office:value-type="float" office:value="0"/>
          <table:table-cell office:value-type="float" office:value="722"/>
          <table:table-cell/>
          <table:table-cell office:value-type="float" office:value="2357"/>
          <table:table-cell office:value-type="float" office:value="13"/>
          <table:table-cell office:value-type="float" office:value="0"/>
          <table:table-cell office:value-type="float" office:value="421"/>
          <table:table-cell table:number-columns-repeated="2"/>
          <table:table-cell office:value-type="float" office:value="4727"/>
          <table:table-cell office:value-type="float" office:value="4475"/>
          <table:table-cell table:number-columns-repeated="2"/>
          <table:table-cell office:value-type="float" office:value="1"/>
          <table:table-cell office:value-type="float" office:value="0"/>
          <table:table-cell office:value-type="float" office:value="142"/>
          <table:table-cell office:value-type="float" office:value="1"/>
          <table:table-cell office:value-type="float" office:value="4"/>
          <table:table-cell office:value-type="float" office:value="26"/>
          <table:table-cell office:value-type="float" office:value="107"/>
          <table:table-cell office:value-type="float" office:value="0"/>
          <table:table-cell office:value-type="float" office:value="0"/>
          <table:table-cell office:value-type="float" office:value="1"/>
          <table:table-cell office:value-type="float" office:value="2"/>
          <table:table-cell office:value-type="float" office:value="1892"/>
          <table:table-cell office:value-type="float" office:value="10"/>
          <table:table-cell table:number-columns-repeated="2"/>
          <table:table-cell office:value-type="float" office:value="0"/>
          <table:table-cell office:value-type="float" office:value="1"/>
          <table:table-cell office:value-type="float" office:value="0"/>
          <table:table-cell office:value-type="float" office:value="443"/>
          <table:table-cell office:value-type="float" office:value="0"/>
          <table:table-cell office:value-type="float" office:value="5"/>
          <table:table-cell office:value-type="float" office:value="0"/>
          <table:table-cell office:value-type="float" office:value="0"/>
          <table:table-cell/>
          <table:table-cell office:value-type="float" office:value="22547"/>
          <table:table-cell office:value-type="float" office:value="22416"/>
          <table:table-cell office:value-type="float" office:value="131"/>
          <table:table-cell/>
          <table:table-cell office:value-type="float" office:value="1"/>
          <table:table-cell office:value-type="float" office:value="17"/>
          <table:table-cell office:value-type="float" office:value="12"/>
          <table:table-cell office:value-type="float" office:value="8279"/>
          <table:table-cell office:value-type="float" office:value="816"/>
          <table:table-cell office:value-type="float" office:value="581"/>
          <table:table-cell office:value-type="float" office:value="12649"/>
          <table:table-cell office:value-type="float" office:value="61"/>
          <table:table-cell/>
          <table:table-cell office:value-type="float" office:value="0"/>
          <table:table-cell office:value-type="float" office:value="17"/>
          <table:table-cell office:value-type="float" office:value="11"/>
          <table:table-cell office:value-type="float" office:value="1478"/>
          <table:table-cell office:value-type="float" office:value="583"/>
          <table:table-cell office:value-type="float" office:value="189"/>
          <table:table-cell office:value-type="float" office:value="5110"/>
          <table:table-cell office:value-type="float" office:value="9"/>
          <table:table-cell/>
          <table:table-cell office:value-type="float" office:value="1"/>
          <table:table-cell office:value-type="float" office:value="0"/>
          <table:table-cell office:value-type="float" office:value="1"/>
          <table:table-cell office:value-type="float" office:value="6801"/>
          <table:table-cell office:value-type="float" office:value="233"/>
          <table:table-cell office:value-type="float" office:value="392"/>
          <table:table-cell office:value-type="float" office:value="7539"/>
          <table:table-cell office:value-type="float" office:value="52"/>
          <table:table-cell/>
          <table:table-cell office:value-type="float" office:value="3036"/>
          <table:table-cell office:value-type="float" office:value="177"/>
          <table:table-cell office:value-type="float" office:value="1"/>
          <table:table-cell office:value-type="float" office:value="1896"/>
          <table:table-cell/>
          <table:table-cell office:value-type="float" office:value="6338"/>
          <table:table-cell office:value-type="float" office:value="20"/>
          <table:table-cell office:value-type="float" office:value="1"/>
          <table:table-cell office:value-type="float" office:value="1179"/>
          <table:table-cell table:number-columns-repeated="2"/>
          <table:table-cell office:value-type="float" office:value="1"/>
          <table:table-cell office:value-type="float" office:value="6"/>
          <table:table-cell office:value-type="float" office:value="6"/>
          <table:table-cell office:value-type="float" office:value="217"/>
          <table:table-cell office:value-type="float" office:value="344"/>
          <table:table-cell office:value-type="float" office:value="32"/>
          <table:table-cell office:value-type="float" office:value="787"/>
          <table:table-cell office:value-type="float" office:value="3"/>
          <table:table-cell/>
          <table:table-cell office:value-type="float" office:value="0"/>
          <table:table-cell office:value-type="float" office:value="1"/>
          <table:table-cell office:value-type="float" office:value="0"/>
          <table:table-cell office:value-type="float" office:value="45"/>
          <table:table-cell office:value-type="float" office:value="12"/>
          <table:table-cell office:value-type="float" office:value="4"/>
          <table:table-cell office:value-type="float" office:value="16"/>
          <table:table-cell office:value-type="float" office:value="2"/>
          <table:table-cell/>
          <table:table-cell office:value-type="float" office:value="0"/>
          <table:table-cell office:value-type="float" office:value="3"/>
          <table:table-cell office:value-type="float" office:value="3"/>
          <table:table-cell office:value-type="float" office:value="113"/>
          <table:table-cell office:value-type="float" office:value="207"/>
          <table:table-cell office:value-type="float" office:value="18"/>
          <table:table-cell office:value-type="float" office:value="405"/>
          <table:table-cell office:value-type="float" office:value="0"/>
          <table:table-cell/>
          <table:table-cell office:value-type="float" office:value="0"/>
          <table:table-cell office:value-type="float" office:value="0"/>
          <table:table-cell office:value-type="float" office:value="0"/>
          <table:table-cell office:value-type="float" office:value="32"/>
          <table:table-cell office:value-type="float" office:value="8"/>
          <table:table-cell office:value-type="float" office:value="2"/>
          <table:table-cell office:value-type="float" office:value="11"/>
          <table:table-cell office:value-type="float" office:value="1"/>
          <table:table-cell/>
          <table:table-cell office:value-type="float" office:value="0"/>
          <table:table-cell office:value-type="float" office:value="1"/>
          <table:table-cell office:value-type="float" office:value="2"/>
          <table:table-cell office:value-type="float" office:value="4"/>
          <table:table-cell office:value-type="float" office:value="1"/>
          <table:table-cell office:value-type="float" office:value="1"/>
          <table:table-cell office:value-type="float" office:value="134"/>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nowsley MBC"/>
          <table:table-cell table:number-columns-repeated="2"/>
          <table:table-cell office:value-type="float" office:value="2791"/>
          <table:table-cell office:value-type="float" office:value="2767"/>
          <table:table-cell office:value-type="float" office:value="24"/>
          <table:table-cell/>
          <table:table-cell office:value-type="float" office:value="1"/>
          <table:table-cell office:value-type="float" office:value="4"/>
          <table:table-cell office:value-type="float" office:value="0"/>
          <table:table-cell office:value-type="float" office:value="1385"/>
          <table:table-cell office:value-type="float" office:value="509"/>
          <table:table-cell office:value-type="float" office:value="38"/>
          <table:table-cell office:value-type="float" office:value="824"/>
          <table:table-cell office:value-type="float" office:value="6"/>
          <table:table-cell/>
          <table:table-cell office:value-type="float" office:value="0"/>
          <table:table-cell office:value-type="float" office:value="3"/>
          <table:table-cell office:value-type="float" office:value="0"/>
          <table:table-cell office:value-type="float" office:value="197"/>
          <table:table-cell office:value-type="float" office:value="267"/>
          <table:table-cell office:value-type="float" office:value="15"/>
          <table:table-cell office:value-type="float" office:value="349"/>
          <table:table-cell office:value-type="float" office:value="2"/>
          <table:table-cell/>
          <table:table-cell office:value-type="float" office:value="1"/>
          <table:table-cell office:value-type="float" office:value="1"/>
          <table:table-cell office:value-type="float" office:value="0"/>
          <table:table-cell office:value-type="float" office:value="1188"/>
          <table:table-cell office:value-type="float" office:value="242"/>
          <table:table-cell office:value-type="float" office:value="23"/>
          <table:table-cell office:value-type="float" office:value="475"/>
          <table:table-cell office:value-type="float" office:value="4"/>
          <table:table-cell/>
          <table:table-cell office:value-type="float" office:value="2"/>
          <table:table-cell office:value-type="float" office:value="22"/>
          <table:table-cell office:value-type="float" office:value="8"/>
          <table:table-cell office:value-type="float" office:value="317"/>
          <table:table-cell/>
          <table:table-cell office:value-type="float" office:value="3"/>
          <table:table-cell office:value-type="float" office:value="3"/>
          <table:table-cell office:value-type="float" office:value="1"/>
          <table:table-cell office:value-type="float" office:value="468"/>
          <table:table-cell table:number-columns-repeated="2"/>
          <table:table-cell office:value-type="float" office:value="28"/>
          <table:table-cell office:value-type="float" office:value="2433"/>
          <table:table-cell table:number-columns-repeated="2"/>
          <table:table-cell office:value-type="float" office:value="2"/>
          <table:table-cell office:value-type="float" office:value="0"/>
          <table:table-cell office:value-type="float" office:value="32"/>
          <table:table-cell office:value-type="float" office:value="2"/>
          <table:table-cell office:value-type="float" office:value="26"/>
          <table:table-cell office:value-type="float" office:value="8"/>
          <table:table-cell office:value-type="float" office:value="8"/>
          <table:table-cell office:value-type="float" office:value="0"/>
          <table:table-cell office:value-type="float" office:value="1"/>
          <table:table-cell office:value-type="float" office:value="0"/>
          <table:table-cell office:value-type="float" office:value="0"/>
          <table:table-cell office:value-type="float" office:value="317"/>
          <table:table-cell office:value-type="float" office:value="11"/>
          <table:table-cell table:number-columns-repeated="2"/>
          <table:table-cell office:value-type="float" office:value="0"/>
          <table:table-cell office:value-type="float" office:value="0"/>
          <table:table-cell office:value-type="float" office:value="0"/>
          <table:table-cell office:value-type="float" office:value="4"/>
          <table:table-cell office:value-type="float" office:value="0"/>
          <table:table-cell office:value-type="float" office:value="7"/>
          <table:table-cell office:value-type="float" office:value="2"/>
          <table:table-cell office:value-type="float" office:value="0"/>
          <table:table-cell/>
          <table:table-cell office:value-type="float" office:value="7988"/>
          <table:table-cell office:value-type="float" office:value="7922"/>
          <table:table-cell office:value-type="float" office:value="66"/>
          <table:table-cell/>
          <table:table-cell office:value-type="float" office:value="1"/>
          <table:table-cell office:value-type="float" office:value="10"/>
          <table:table-cell office:value-type="float" office:value="1"/>
          <table:table-cell office:value-type="float" office:value="4569"/>
          <table:table-cell office:value-type="float" office:value="933"/>
          <table:table-cell office:value-type="float" office:value="110"/>
          <table:table-cell office:value-type="float" office:value="2277"/>
          <table:table-cell office:value-type="float" office:value="19"/>
          <table:table-cell/>
          <table:table-cell office:value-type="float" office:value="0"/>
          <table:table-cell office:value-type="float" office:value="8"/>
          <table:table-cell office:value-type="float" office:value="1"/>
          <table:table-cell office:value-type="float" office:value="960"/>
          <table:table-cell office:value-type="float" office:value="574"/>
          <table:table-cell office:value-type="float" office:value="47"/>
          <table:table-cell office:value-type="float" office:value="1007"/>
          <table:table-cell office:value-type="float" office:value="5"/>
          <table:table-cell/>
          <table:table-cell office:value-type="float" office:value="1"/>
          <table:table-cell office:value-type="float" office:value="2"/>
          <table:table-cell office:value-type="float" office:value="0"/>
          <table:table-cell office:value-type="float" office:value="3609"/>
          <table:table-cell office:value-type="float" office:value="359"/>
          <table:table-cell office:value-type="float" office:value="63"/>
          <table:table-cell office:value-type="float" office:value="1270"/>
          <table:table-cell office:value-type="float" office:value="14"/>
          <table:table-cell/>
          <table:table-cell office:value-type="float" office:value="3"/>
          <table:table-cell office:value-type="float" office:value="41"/>
          <table:table-cell office:value-type="float" office:value="23"/>
          <table:table-cell office:value-type="float" office:value="940"/>
          <table:table-cell/>
          <table:table-cell office:value-type="float" office:value="5"/>
          <table:table-cell office:value-type="float" office:value="11"/>
          <table:table-cell office:value-type="float" office:value="6"/>
          <table:table-cell office:value-type="float" office:value="1248"/>
          <table:table-cell table:number-columns-repeated="2"/>
          <table:table-cell office:value-type="float" office:value="1"/>
          <table:table-cell office:value-type="float" office:value="1"/>
          <table:table-cell office:value-type="float" office:value="1"/>
          <table:table-cell office:value-type="float" office:value="106"/>
          <table:table-cell office:value-type="float" office:value="95"/>
          <table:table-cell office:value-type="float" office:value="11"/>
          <table:table-cell office:value-type="float" office:value="75"/>
          <table:table-cell office:value-type="float" office:value="3"/>
          <table:table-cell/>
          <table:table-cell office:value-type="float" office:value="0"/>
          <table:table-cell office:value-type="float" office:value="0"/>
          <table:table-cell office:value-type="float" office:value="0"/>
          <table:table-cell office:value-type="float" office:value="72"/>
          <table:table-cell office:value-type="float" office:value="33"/>
          <table:table-cell office:value-type="float" office:value="3"/>
          <table:table-cell office:value-type="float" office:value="17"/>
          <table:table-cell office:value-type="float" office:value="0"/>
          <table:table-cell/>
          <table:table-cell office:value-type="float" office:value="0"/>
          <table:table-cell office:value-type="float" office:value="1"/>
          <table:table-cell office:value-type="float" office:value="0"/>
          <table:table-cell office:value-type="float" office:value="60"/>
          <table:table-cell office:value-type="float" office:value="61"/>
          <table:table-cell office:value-type="float" office:value="4"/>
          <table:table-cell office:value-type="float" office:value="49"/>
          <table:table-cell office:value-type="float" office:value="2"/>
          <table:table-cell/>
          <table:table-cell office:value-type="float" office:value="0"/>
          <table:table-cell office:value-type="float" office:value="0"/>
          <table:table-cell office:value-type="float" office:value="0"/>
          <table:table-cell office:value-type="float" office:value="70"/>
          <table:table-cell office:value-type="float" office:value="30"/>
          <table:table-cell office:value-type="float" office:value="2"/>
          <table:table-cell office:value-type="float" office:value="14"/>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2"/>
          <table:table-cell office:value-type="float" office:value="1"/>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Medway Council"/>
          <table:table-cell table:number-columns-repeated="2"/>
          <table:table-cell office:value-type="float" office:value="4264"/>
          <table:table-cell office:value-type="float" office:value="4237"/>
          <table:table-cell office:value-type="float" office:value="27"/>
          <table:table-cell/>
          <table:table-cell office:value-type="float" office:value="0"/>
          <table:table-cell office:value-type="float" office:value="6"/>
          <table:table-cell office:value-type="float" office:value="3"/>
          <table:table-cell office:value-type="float" office:value="1516"/>
          <table:table-cell office:value-type="float" office:value="432"/>
          <table:table-cell office:value-type="float" office:value="58"/>
          <table:table-cell office:value-type="float" office:value="2215"/>
          <table:table-cell office:value-type="float" office:value="7"/>
          <table:table-cell/>
          <table:table-cell office:value-type="float" office:value="0"/>
          <table:table-cell office:value-type="float" office:value="4"/>
          <table:table-cell office:value-type="float" office:value="3"/>
          <table:table-cell office:value-type="float" office:value="693"/>
          <table:table-cell office:value-type="float" office:value="219"/>
          <table:table-cell office:value-type="float" office:value="25"/>
          <table:table-cell office:value-type="float" office:value="900"/>
          <table:table-cell office:value-type="float" office:value="3"/>
          <table:table-cell/>
          <table:table-cell office:value-type="float" office:value="0"/>
          <table:table-cell office:value-type="float" office:value="2"/>
          <table:table-cell office:value-type="float" office:value="0"/>
          <table:table-cell office:value-type="float" office:value="823"/>
          <table:table-cell office:value-type="float" office:value="213"/>
          <table:table-cell office:value-type="float" office:value="33"/>
          <table:table-cell office:value-type="float" office:value="1315"/>
          <table:table-cell office:value-type="float" office:value="4"/>
          <table:table-cell/>
          <table:table-cell office:value-type="float" office:value="567"/>
          <table:table-cell office:value-type="float" office:value="2"/>
          <table:table-cell office:value-type="float" office:value="125"/>
          <table:table-cell office:value-type="float" office:value="206"/>
          <table:table-cell/>
          <table:table-cell office:value-type="float" office:value="721"/>
          <table:table-cell office:value-type="float" office:value="3"/>
          <table:table-cell office:value-type="float" office:value="444"/>
          <table:table-cell office:value-type="float" office:value="147"/>
          <table:table-cell table:number-columns-repeated="2"/>
          <table:table-cell office:value-type="float" office:value="8"/>
          <table:table-cell office:value-type="float" office:value="6293"/>
          <table:table-cell table:number-columns-repeated="2"/>
          <table:table-cell office:value-type="float" office:value="0"/>
          <table:table-cell office:value-type="float" office:value="0"/>
          <table:table-cell office:value-type="float" office:value="23"/>
          <table:table-cell office:value-type="float" office:value="6"/>
          <table:table-cell office:value-type="float" office:value="110"/>
          <table:table-cell office:value-type="float" office:value="5"/>
          <table:table-cell office:value-type="float" office:value="14"/>
          <table:table-cell office:value-type="float" office:value="0"/>
          <table:table-cell office:value-type="float" office:value="1"/>
          <table:table-cell office:value-type="float" office:value="0"/>
          <table:table-cell office:value-type="float" office:value="1"/>
          <table:table-cell office:value-type="float" office:value="726"/>
          <table:table-cell office:value-type="float" office:value="17"/>
          <table:table-cell table:number-columns-repeated="2"/>
          <table:table-cell office:value-type="float" office:value="0"/>
          <table:table-cell office:value-type="float" office:value="0"/>
          <table:table-cell office:value-type="float" office:value="0"/>
          <table:table-cell office:value-type="float" office:value="32"/>
          <table:table-cell office:value-type="float" office:value="33"/>
          <table:table-cell office:value-type="float" office:value="48"/>
          <table:table-cell office:value-type="float" office:value="25"/>
          <table:table-cell office:value-type="float" office:value="1"/>
          <table:table-cell/>
          <table:table-cell office:value-type="float" office:value="11928"/>
          <table:table-cell office:value-type="float" office:value="11829"/>
          <table:table-cell office:value-type="float" office:value="99"/>
          <table:table-cell/>
          <table:table-cell office:value-type="float" office:value="5"/>
          <table:table-cell office:value-type="float" office:value="14"/>
          <table:table-cell office:value-type="float" office:value="5"/>
          <table:table-cell office:value-type="float" office:value="4702"/>
          <table:table-cell office:value-type="float" office:value="634"/>
          <table:table-cell office:value-type="float" office:value="183"/>
          <table:table-cell office:value-type="float" office:value="6247"/>
          <table:table-cell office:value-type="float" office:value="39"/>
          <table:table-cell/>
          <table:table-cell office:value-type="float" office:value="3"/>
          <table:table-cell office:value-type="float" office:value="11"/>
          <table:table-cell office:value-type="float" office:value="5"/>
          <table:table-cell office:value-type="float" office:value="1590"/>
          <table:table-cell office:value-type="float" office:value="381"/>
          <table:table-cell office:value-type="float" office:value="75"/>
          <table:table-cell office:value-type="float" office:value="2512"/>
          <table:table-cell office:value-type="float" office:value="15"/>
          <table:table-cell/>
          <table:table-cell office:value-type="float" office:value="2"/>
          <table:table-cell office:value-type="float" office:value="3"/>
          <table:table-cell office:value-type="float" office:value="0"/>
          <table:table-cell office:value-type="float" office:value="3112"/>
          <table:table-cell office:value-type="float" office:value="253"/>
          <table:table-cell office:value-type="float" office:value="108"/>
          <table:table-cell office:value-type="float" office:value="3735"/>
          <table:table-cell office:value-type="float" office:value="24"/>
          <table:table-cell/>
          <table:table-cell office:value-type="float" office:value="1807"/>
          <table:table-cell office:value-type="float" office:value="5"/>
          <table:table-cell office:value-type="float" office:value="207"/>
          <table:table-cell office:value-type="float" office:value="493"/>
          <table:table-cell/>
          <table:table-cell office:value-type="float" office:value="2484"/>
          <table:table-cell office:value-type="float" office:value="13"/>
          <table:table-cell office:value-type="float" office:value="838"/>
          <table:table-cell office:value-type="float" office:value="400"/>
          <table:table-cell table:number-columns-repeated="2"/>
          <table:table-cell office:value-type="float" office:value="2"/>
          <table:table-cell office:value-type="float" office:value="5"/>
          <table:table-cell office:value-type="float" office:value="1"/>
          <table:table-cell office:value-type="float" office:value="554"/>
          <table:table-cell office:value-type="float" office:value="211"/>
          <table:table-cell office:value-type="float" office:value="20"/>
          <table:table-cell office:value-type="float" office:value="499"/>
          <table:table-cell office:value-type="float" office:value="4"/>
          <table:table-cell/>
          <table:table-cell office:value-type="float" office:value="0"/>
          <table:table-cell office:value-type="float" office:value="0"/>
          <table:table-cell office:value-type="float" office:value="0"/>
          <table:table-cell office:value-type="float" office:value="25"/>
          <table:table-cell office:value-type="float" office:value="10"/>
          <table:table-cell office:value-type="float" office:value="4"/>
          <table:table-cell office:value-type="float" office:value="11"/>
          <table:table-cell office:value-type="float" office:value="1"/>
          <table:table-cell/>
          <table:table-cell office:value-type="float" office:value="0"/>
          <table:table-cell office:value-type="float" office:value="4"/>
          <table:table-cell office:value-type="float" office:value="1"/>
          <table:table-cell office:value-type="float" office:value="475"/>
          <table:table-cell office:value-type="float" office:value="157"/>
          <table:table-cell office:value-type="float" office:value="15"/>
          <table:table-cell office:value-type="float" office:value="387"/>
          <table:table-cell office:value-type="float" office:value="3"/>
          <table:table-cell/>
          <table:table-cell office:value-type="float" office:value="0"/>
          <table:table-cell office:value-type="float" office:value="0"/>
          <table:table-cell office:value-type="float" office:value="0"/>
          <table:table-cell office:value-type="float" office:value="15"/>
          <table:table-cell office:value-type="float" office:value="6"/>
          <table:table-cell office:value-type="float" office:value="2"/>
          <table:table-cell office:value-type="float" office:value="6"/>
          <table:table-cell office:value-type="float" office:value="1"/>
          <table:table-cell/>
          <table:table-cell office:value-type="float" office:value="2"/>
          <table:table-cell office:value-type="float" office:value="1"/>
          <table:table-cell office:value-type="float" office:value="0"/>
          <table:table-cell office:value-type="float" office:value="25"/>
          <table:table-cell office:value-type="float" office:value="30"/>
          <table:table-cell office:value-type="float" office:value="3"/>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Manchester City Council"/>
          <table:table-cell table:number-columns-repeated="2"/>
          <table:table-cell office:value-type="float" office:value="6225"/>
          <table:table-cell office:value-type="float" office:value="6148"/>
          <table:table-cell office:value-type="float" office:value="77"/>
          <table:table-cell/>
          <table:table-cell office:value-type="float" office:value="0"/>
          <table:table-cell office:value-type="float" office:value="10"/>
          <table:table-cell office:value-type="float" office:value="3"/>
          <table:table-cell office:value-type="float" office:value="2367"/>
          <table:table-cell office:value-type="float" office:value="1037"/>
          <table:table-cell office:value-type="float" office:value="114"/>
          <table:table-cell office:value-type="float" office:value="2612"/>
          <table:table-cell office:value-type="float" office:value="5"/>
          <table:table-cell/>
          <table:table-cell office:value-type="float" office:value="0"/>
          <table:table-cell office:value-type="float" office:value="8"/>
          <table:table-cell office:value-type="float" office:value="2"/>
          <table:table-cell office:value-type="float" office:value="449"/>
          <table:table-cell office:value-type="float" office:value="498"/>
          <table:table-cell office:value-type="float" office:value="40"/>
          <table:table-cell office:value-type="float" office:value="1292"/>
          <table:table-cell office:value-type="float" office:value="1"/>
          <table:table-cell/>
          <table:table-cell office:value-type="float" office:value="0"/>
          <table:table-cell office:value-type="float" office:value="2"/>
          <table:table-cell office:value-type="float" office:value="1"/>
          <table:table-cell office:value-type="float" office:value="1918"/>
          <table:table-cell office:value-type="float" office:value="539"/>
          <table:table-cell office:value-type="float" office:value="74"/>
          <table:table-cell office:value-type="float" office:value="1320"/>
          <table:table-cell office:value-type="float" office:value="4"/>
          <table:table-cell/>
          <table:table-cell office:value-type="float" office:value="588"/>
          <table:table-cell office:value-type="float" office:value="2"/>
          <table:table-cell office:value-type="float" office:value="267"/>
          <table:table-cell office:value-type="float" office:value="435"/>
          <table:table-cell/>
          <table:table-cell office:value-type="float" office:value="668"/>
          <table:table-cell office:value-type="float" office:value="0"/>
          <table:table-cell office:value-type="float" office:value="412"/>
          <table:table-cell office:value-type="float" office:value="240"/>
          <table:table-cell table:number-columns-repeated="2"/>
          <table:table-cell office:value-type="float" office:value="69"/>
          <table:table-cell office:value-type="float" office:value="435"/>
          <table:table-cell table:number-columns-repeated="2"/>
          <table:table-cell office:value-type="float" office:value="4"/>
          <table:table-cell office:value-type="float" office:value="0"/>
          <table:table-cell office:value-type="float" office:value="133"/>
          <table:table-cell office:value-type="float" office:value="6"/>
          <table:table-cell office:value-type="float" office:value="96"/>
          <table:table-cell office:value-type="float" office:value="52"/>
          <table:table-cell office:value-type="float" office:value="10"/>
          <table:table-cell office:value-type="float" office:value="0"/>
          <table:table-cell office:value-type="float" office:value="1"/>
          <table:table-cell office:value-type="float" office:value="0"/>
          <table:table-cell office:value-type="float" office:value="0"/>
          <table:table-cell office:value-type="float" office:value="507"/>
          <table:table-cell office:value-type="float" office:value="26"/>
          <table:table-cell table:number-columns-repeated="2"/>
          <table:table-cell office:value-type="float" office:value="0"/>
          <table:table-cell office:value-type="float" office:value="0"/>
          <table:table-cell office:value-type="float" office:value="4"/>
          <table:table-cell office:value-type="float" office:value="219"/>
          <table:table-cell office:value-type="float" office:value="33"/>
          <table:table-cell office:value-type="float" office:value="9"/>
          <table:table-cell office:value-type="float" office:value="2"/>
          <table:table-cell office:value-type="float" office:value="0"/>
          <table:table-cell/>
          <table:table-cell office:value-type="float" office:value="17565"/>
          <table:table-cell office:value-type="float" office:value="17393"/>
          <table:table-cell office:value-type="float" office:value="172"/>
          <table:table-cell/>
          <table:table-cell office:value-type="float" office:value="3"/>
          <table:table-cell office:value-type="float" office:value="25"/>
          <table:table-cell office:value-type="float" office:value="12"/>
          <table:table-cell office:value-type="float" office:value="7919"/>
          <table:table-cell office:value-type="float" office:value="1842"/>
          <table:table-cell office:value-type="float" office:value="321"/>
          <table:table-cell office:value-type="float" office:value="7252"/>
          <table:table-cell office:value-type="float" office:value="19"/>
          <table:table-cell/>
          <table:table-cell office:value-type="float" office:value="0"/>
          <table:table-cell office:value-type="float" office:value="23"/>
          <table:table-cell office:value-type="float" office:value="8"/>
          <table:table-cell office:value-type="float" office:value="1690"/>
          <table:table-cell office:value-type="float" office:value="1114"/>
          <table:table-cell office:value-type="float" office:value="149"/>
          <table:table-cell office:value-type="float" office:value="3398"/>
          <table:table-cell office:value-type="float" office:value="6"/>
          <table:table-cell/>
          <table:table-cell office:value-type="float" office:value="3"/>
          <table:table-cell office:value-type="float" office:value="2"/>
          <table:table-cell office:value-type="float" office:value="4"/>
          <table:table-cell office:value-type="float" office:value="6229"/>
          <table:table-cell office:value-type="float" office:value="728"/>
          <table:table-cell office:value-type="float" office:value="172"/>
          <table:table-cell office:value-type="float" office:value="3854"/>
          <table:table-cell office:value-type="float" office:value="13"/>
          <table:table-cell/>
          <table:table-cell office:value-type="float" office:value="1884"/>
          <table:table-cell office:value-type="float" office:value="3"/>
          <table:table-cell office:value-type="float" office:value="546"/>
          <table:table-cell office:value-type="float" office:value="965"/>
          <table:table-cell/>
          <table:table-cell office:value-type="float" office:value="2221"/>
          <table:table-cell office:value-type="float" office:value="7"/>
          <table:table-cell office:value-type="float" office:value="1048"/>
          <table:table-cell office:value-type="float" office:value="578"/>
          <table:table-cell table:number-columns-repeated="2"/>
          <table:table-cell office:value-type="float" office:value="4"/>
          <table:table-cell office:value-type="float" office:value="12"/>
          <table:table-cell office:value-type="float" office:value="13"/>
          <table:table-cell office:value-type="float" office:value="367"/>
          <table:table-cell office:value-type="float" office:value="470"/>
          <table:table-cell office:value-type="float" office:value="45"/>
          <table:table-cell office:value-type="float" office:value="1170"/>
          <table:table-cell office:value-type="float" office:value="1"/>
          <table:table-cell/>
          <table:table-cell office:value-type="float" office:value="0"/>
          <table:table-cell office:value-type="float" office:value="0"/>
          <table:table-cell office:value-type="float" office:value="1"/>
          <table:table-cell office:value-type="float" office:value="863"/>
          <table:table-cell office:value-type="float" office:value="317"/>
          <table:table-cell office:value-type="float" office:value="45"/>
          <table:table-cell office:value-type="float" office:value="581"/>
          <table:table-cell office:value-type="float" office:value="2"/>
          <table:table-cell/>
          <table:table-cell office:value-type="float" office:value="0"/>
          <table:table-cell office:value-type="float" office:value="7"/>
          <table:table-cell office:value-type="float" office:value="2"/>
          <table:table-cell office:value-type="float" office:value="205"/>
          <table:table-cell office:value-type="float" office:value="318"/>
          <table:table-cell office:value-type="float" office:value="27"/>
          <table:table-cell office:value-type="float" office:value="915"/>
          <table:table-cell office:value-type="float" office:value="1"/>
          <table:table-cell/>
          <table:table-cell office:value-type="float" office:value="0"/>
          <table:table-cell office:value-type="float" office:value="0"/>
          <table:table-cell office:value-type="float" office:value="1"/>
          <table:table-cell office:value-type="float" office:value="843"/>
          <table:table-cell office:value-type="float" office:value="299"/>
          <table:table-cell office:value-type="float" office:value="43"/>
          <table:table-cell office:value-type="float" office:value="558"/>
          <table:table-cell office:value-type="float" office:value="2"/>
          <table:table-cell/>
          <table:table-cell office:value-type="float" office:value="1"/>
          <table:table-cell office:value-type="float" office:value="4"/>
          <table:table-cell office:value-type="float" office:value="9"/>
          <table:table-cell office:value-type="float" office:value="12"/>
          <table:table-cell office:value-type="float" office:value="16"/>
          <table:table-cell office:value-type="float" office:value="4"/>
          <table:table-cell office:value-type="float" office:value="18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2"/>
          <table:table-cell office:value-type="float" office:value="0"/>
          <table:table-cell table:number-columns-repeated="16216"/>
        </table:table-row>
        <table:table-row>
          <table:table-cell office:value-type="string" office:string-value="Milton Keynes Council"/>
          <table:table-cell table:number-columns-repeated="2"/>
          <table:table-cell office:value-type="float" office:value="3852"/>
          <table:table-cell office:value-type="float" office:value="3822"/>
          <table:table-cell office:value-type="float" office:value="30"/>
          <table:table-cell/>
          <table:table-cell office:value-type="float" office:value="0"/>
          <table:table-cell office:value-type="float" office:value="8"/>
          <table:table-cell office:value-type="float" office:value="1"/>
          <table:table-cell office:value-type="float" office:value="1094"/>
          <table:table-cell office:value-type="float" office:value="502"/>
          <table:table-cell office:value-type="float" office:value="109"/>
          <table:table-cell office:value-type="float" office:value="2099"/>
          <table:table-cell office:value-type="float" office:value="6"/>
          <table:table-cell/>
          <table:table-cell office:value-type="float" office:value="0"/>
          <table:table-cell office:value-type="float" office:value="8"/>
          <table:table-cell office:value-type="float" office:value="0"/>
          <table:table-cell office:value-type="float" office:value="338"/>
          <table:table-cell office:value-type="float" office:value="268"/>
          <table:table-cell office:value-type="float" office:value="52"/>
          <table:table-cell office:value-type="float" office:value="912"/>
          <table:table-cell office:value-type="float" office:value="2"/>
          <table:table-cell/>
          <table:table-cell office:value-type="float" office:value="0"/>
          <table:table-cell office:value-type="float" office:value="0"/>
          <table:table-cell office:value-type="float" office:value="1"/>
          <table:table-cell office:value-type="float" office:value="756"/>
          <table:table-cell office:value-type="float" office:value="234"/>
          <table:table-cell office:value-type="float" office:value="57"/>
          <table:table-cell office:value-type="float" office:value="1187"/>
          <table:table-cell office:value-type="float" office:value="4"/>
          <table:table-cell/>
          <table:table-cell office:value-type="float" office:value="517"/>
          <table:table-cell office:value-type="float" office:value="0"/>
          <table:table-cell office:value-type="float" office:value="1"/>
          <table:table-cell office:value-type="float" office:value="394"/>
          <table:table-cell/>
          <table:table-cell office:value-type="float" office:value="763"/>
          <table:table-cell office:value-type="float" office:value="0"/>
          <table:table-cell office:value-type="float" office:value="1"/>
          <table:table-cell office:value-type="float" office:value="423"/>
          <table:table-cell table:number-columns-repeated="2"/>
          <table:table-cell office:value-type="float" office:value="63"/>
          <table:table-cell office:value-type="float" office:value="506"/>
          <table:table-cell table:number-columns-repeated="2"/>
          <table:table-cell office:value-type="float" office:value="4"/>
          <table:table-cell office:value-type="float" office:value="0"/>
          <table:table-cell office:value-type="float" office:value="50"/>
          <table:table-cell office:value-type="float" office:value="2"/>
          <table:table-cell office:value-type="float" office:value="41"/>
          <table:table-cell office:value-type="float" office:value="9"/>
          <table:table-cell office:value-type="float" office:value="3"/>
          <table:table-cell office:value-type="float" office:value="0"/>
          <table:table-cell office:value-type="float" office:value="1"/>
          <table:table-cell office:value-type="float" office:value="0"/>
          <table:table-cell office:value-type="float" office:value="0"/>
          <table:table-cell office:value-type="float" office:value="540"/>
          <table:table-cell office:value-type="float" office:value="32"/>
          <table:table-cell table:number-columns-repeated="2"/>
          <table:table-cell office:value-type="float" office:value="0"/>
          <table:table-cell office:value-type="float" office:value="0"/>
          <table:table-cell office:value-type="float" office:value="2"/>
          <table:table-cell office:value-type="float" office:value="34"/>
          <table:table-cell office:value-type="float" office:value="4"/>
          <table:table-cell office:value-type="float" office:value="86"/>
          <table:table-cell office:value-type="float" office:value="12"/>
          <table:table-cell office:value-type="float" office:value="0"/>
          <table:table-cell/>
          <table:table-cell office:value-type="float" office:value="10188"/>
          <table:table-cell office:value-type="float" office:value="10055"/>
          <table:table-cell office:value-type="float" office:value="133"/>
          <table:table-cell/>
          <table:table-cell office:value-type="float" office:value="6"/>
          <table:table-cell office:value-type="float" office:value="16"/>
          <table:table-cell office:value-type="float" office:value="3"/>
          <table:table-cell office:value-type="float" office:value="3592"/>
          <table:table-cell office:value-type="float" office:value="789"/>
          <table:table-cell office:value-type="float" office:value="275"/>
          <table:table-cell office:value-type="float" office:value="5349"/>
          <table:table-cell office:value-type="float" office:value="22"/>
          <table:table-cell/>
          <table:table-cell office:value-type="float" office:value="4"/>
          <table:table-cell office:value-type="float" office:value="15"/>
          <table:table-cell office:value-type="float" office:value="1"/>
          <table:table-cell office:value-type="float" office:value="1098"/>
          <table:table-cell office:value-type="float" office:value="477"/>
          <table:table-cell office:value-type="float" office:value="126"/>
          <table:table-cell office:value-type="float" office:value="2027"/>
          <table:table-cell office:value-type="float" office:value="10"/>
          <table:table-cell/>
          <table:table-cell office:value-type="float" office:value="2"/>
          <table:table-cell office:value-type="float" office:value="1"/>
          <table:table-cell office:value-type="float" office:value="2"/>
          <table:table-cell office:value-type="float" office:value="2494"/>
          <table:table-cell office:value-type="float" office:value="312"/>
          <table:table-cell office:value-type="float" office:value="149"/>
          <table:table-cell office:value-type="float" office:value="3322"/>
          <table:table-cell office:value-type="float" office:value="12"/>
          <table:table-cell/>
          <table:table-cell office:value-type="float" office:value="1290"/>
          <table:table-cell office:value-type="float" office:value="0"/>
          <table:table-cell office:value-type="float" office:value="3"/>
          <table:table-cell office:value-type="float" office:value="734"/>
          <table:table-cell/>
          <table:table-cell office:value-type="float" office:value="2382"/>
          <table:table-cell office:value-type="float" office:value="5"/>
          <table:table-cell office:value-type="float" office:value="3"/>
          <table:table-cell office:value-type="float" office:value="932"/>
          <table:table-cell table:number-columns-repeated="2"/>
          <table:table-cell office:value-type="float" office:value="0"/>
          <table:table-cell office:value-type="float" office:value="7"/>
          <table:table-cell office:value-type="float" office:value="2"/>
          <table:table-cell office:value-type="float" office:value="313"/>
          <table:table-cell office:value-type="float" office:value="218"/>
          <table:table-cell office:value-type="float" office:value="41"/>
          <table:table-cell office:value-type="float" office:value="478"/>
          <table:table-cell office:value-type="float" office:value="3"/>
          <table:table-cell/>
          <table:table-cell office:value-type="float" office:value="0"/>
          <table:table-cell office:value-type="float" office:value="0"/>
          <table:table-cell office:value-type="float" office:value="0"/>
          <table:table-cell office:value-type="float" office:value="71"/>
          <table:table-cell office:value-type="float" office:value="28"/>
          <table:table-cell office:value-type="float" office:value="5"/>
          <table:table-cell office:value-type="float" office:value="58"/>
          <table:table-cell office:value-type="float" office:value="1"/>
          <table:table-cell/>
          <table:table-cell office:value-type="float" office:value="0"/>
          <table:table-cell office:value-type="float" office:value="4"/>
          <table:table-cell office:value-type="float" office:value="0"/>
          <table:table-cell office:value-type="float" office:value="254"/>
          <table:table-cell office:value-type="float" office:value="171"/>
          <table:table-cell office:value-type="float" office:value="31"/>
          <table:table-cell office:value-type="float" office:value="388"/>
          <table:table-cell office:value-type="float" office:value="2"/>
          <table:table-cell/>
          <table:table-cell office:value-type="float" office:value="0"/>
          <table:table-cell office:value-type="float" office:value="0"/>
          <table:table-cell office:value-type="float" office:value="0"/>
          <table:table-cell office:value-type="float" office:value="70"/>
          <table:table-cell office:value-type="float" office:value="27"/>
          <table:table-cell office:value-type="float" office:value="4"/>
          <table:table-cell office:value-type="float" office:value="58"/>
          <table:table-cell office:value-type="float" office:value="1"/>
          <table:table-cell/>
          <table:table-cell office:value-type="float" office:value="0"/>
          <table:table-cell office:value-type="float" office:value="3"/>
          <table:table-cell office:value-type="float" office:value="1"/>
          <table:table-cell office:value-type="float" office:value="36"/>
          <table:table-cell office:value-type="float" office:value="27"/>
          <table:table-cell office:value-type="float" office:value="4"/>
          <table:table-cell office:value-type="float" office:value="53"/>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Peterborough"/>
          <table:table-cell table:number-columns-repeated="2"/>
          <table:table-cell office:value-type="float" office:value="2933"/>
          <table:table-cell office:value-type="float" office:value="2900"/>
          <table:table-cell office:value-type="float" office:value="33"/>
          <table:table-cell/>
          <table:table-cell office:value-type="float" office:value="0"/>
          <table:table-cell office:value-type="float" office:value="6"/>
          <table:table-cell office:value-type="float" office:value="1"/>
          <table:table-cell office:value-type="float" office:value="824"/>
          <table:table-cell office:value-type="float" office:value="361"/>
          <table:table-cell office:value-type="float" office:value="84"/>
          <table:table-cell office:value-type="float" office:value="1611"/>
          <table:table-cell office:value-type="float" office:value="12"/>
          <table:table-cell/>
          <table:table-cell office:value-type="float" office:value="0"/>
          <table:table-cell office:value-type="float" office:value="6"/>
          <table:table-cell office:value-type="float" office:value="0"/>
          <table:table-cell office:value-type="float" office:value="143"/>
          <table:table-cell office:value-type="float" office:value="213"/>
          <table:table-cell office:value-type="float" office:value="18"/>
          <table:table-cell office:value-type="float" office:value="677"/>
          <table:table-cell office:value-type="float" office:value="2"/>
          <table:table-cell/>
          <table:table-cell office:value-type="float" office:value="0"/>
          <table:table-cell office:value-type="float" office:value="0"/>
          <table:table-cell office:value-type="float" office:value="1"/>
          <table:table-cell office:value-type="float" office:value="681"/>
          <table:table-cell office:value-type="float" office:value="148"/>
          <table:table-cell office:value-type="float" office:value="66"/>
          <table:table-cell office:value-type="float" office:value="934"/>
          <table:table-cell office:value-type="float" office:value="10"/>
          <table:table-cell/>
          <table:table-cell office:value-type="float" office:value="249"/>
          <table:table-cell office:value-type="float" office:value="56"/>
          <table:table-cell office:value-type="float" office:value="304"/>
          <table:table-cell office:value-type="float" office:value="68"/>
          <table:table-cell/>
          <table:table-cell office:value-type="float" office:value="98"/>
          <table:table-cell office:value-type="float" office:value="598"/>
          <table:table-cell office:value-type="float" office:value="20"/>
          <table:table-cell office:value-type="float" office:value="218"/>
          <table:table-cell table:number-columns-repeated="2"/>
          <table:table-cell office:value-type="float" office:value="430"/>
          <table:table-cell office:value-type="float" office:value="518"/>
          <table:table-cell table:number-columns-repeated="2"/>
          <table:table-cell office:value-type="float" office:value="0"/>
          <table:table-cell office:value-type="float" office:value="0"/>
          <table:table-cell office:value-type="float" office:value="0"/>
          <table:table-cell office:value-type="float" office:value="3"/>
          <table:table-cell office:value-type="float" office:value="54"/>
          <table:table-cell office:value-type="float" office:value="0"/>
          <table:table-cell office:value-type="float" office:value="13"/>
          <table:table-cell office:value-type="float" office:value="0"/>
          <table:table-cell office:value-type="float" office:value="0"/>
          <table:table-cell office:value-type="float" office:value="0"/>
          <table:table-cell office:value-type="float" office:value="0"/>
          <table:table-cell office:value-type="float" office:value="523"/>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7867"/>
          <table:table-cell office:value-type="float" office:value="7779"/>
          <table:table-cell office:value-type="float" office:value="88"/>
          <table:table-cell/>
          <table:table-cell office:value-type="float" office:value="2"/>
          <table:table-cell office:value-type="float" office:value="12"/>
          <table:table-cell office:value-type="float" office:value="2"/>
          <table:table-cell office:value-type="float" office:value="2473"/>
          <table:table-cell office:value-type="float" office:value="798"/>
          <table:table-cell office:value-type="float" office:value="199"/>
          <table:table-cell office:value-type="float" office:value="4260"/>
          <table:table-cell office:value-type="float" office:value="32"/>
          <table:table-cell/>
          <table:table-cell office:value-type="float" office:value="2"/>
          <table:table-cell office:value-type="float" office:value="12"/>
          <table:table-cell office:value-type="float" office:value="0"/>
          <table:table-cell office:value-type="float" office:value="912"/>
          <table:table-cell office:value-type="float" office:value="486"/>
          <table:table-cell office:value-type="float" office:value="80"/>
          <table:table-cell office:value-type="float" office:value="2277"/>
          <table:table-cell office:value-type="float" office:value="8"/>
          <table:table-cell/>
          <table:table-cell office:value-type="float" office:value="0"/>
          <table:table-cell office:value-type="float" office:value="0"/>
          <table:table-cell office:value-type="float" office:value="2"/>
          <table:table-cell office:value-type="float" office:value="1561"/>
          <table:table-cell office:value-type="float" office:value="312"/>
          <table:table-cell office:value-type="float" office:value="119"/>
          <table:table-cell office:value-type="float" office:value="1983"/>
          <table:table-cell office:value-type="float" office:value="24"/>
          <table:table-cell/>
          <table:table-cell office:value-type="float" office:value="596"/>
          <table:table-cell office:value-type="float" office:value="885"/>
          <table:table-cell office:value-type="float" office:value="291"/>
          <table:table-cell office:value-type="float" office:value="505"/>
          <table:table-cell/>
          <table:table-cell office:value-type="float" office:value="251"/>
          <table:table-cell office:value-type="float" office:value="1345"/>
          <table:table-cell office:value-type="float" office:value="22"/>
          <table:table-cell office:value-type="float" office:value="365"/>
          <table:table-cell table:number-columns-repeated="2"/>
          <table:table-cell office:value-type="float" office:value="0"/>
          <table:table-cell office:value-type="float" office:value="4"/>
          <table:table-cell office:value-type="float" office:value="0"/>
          <table:table-cell office:value-type="float" office:value="66"/>
          <table:table-cell office:value-type="float" office:value="90"/>
          <table:table-cell office:value-type="float" office:value="6"/>
          <table:table-cell office:value-type="float" office:value="18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4"/>
          <table:table-cell office:value-type="float" office:value="0"/>
          <table:table-cell office:value-type="float" office:value="63"/>
          <table:table-cell office:value-type="float" office:value="83"/>
          <table:table-cell office:value-type="float" office:value="6"/>
          <table:table-cell office:value-type="float" office:value="17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Oxfordshire County Council"/>
          <table:table-cell table:number-columns-repeated="2"/>
          <table:table-cell office:value-type="float" office:value="8613"/>
          <table:table-cell office:value-type="float" office:value="8416"/>
          <table:table-cell office:value-type="float" office:value="197"/>
          <table:table-cell/>
          <table:table-cell office:value-type="float" office:value="0"/>
          <table:table-cell office:value-type="float" office:value="16"/>
          <table:table-cell office:value-type="float" office:value="4"/>
          <table:table-cell office:value-type="float" office:value="1658"/>
          <table:table-cell office:value-type="float" office:value="479"/>
          <table:table-cell office:value-type="float" office:value="209"/>
          <table:table-cell office:value-type="float" office:value="6024"/>
          <table:table-cell office:value-type="float" office:value="25"/>
          <table:table-cell/>
          <table:table-cell office:value-type="float" office:value="0"/>
          <table:table-cell office:value-type="float" office:value="15"/>
          <table:table-cell office:value-type="float" office:value="2"/>
          <table:table-cell office:value-type="float" office:value="669"/>
          <table:table-cell office:value-type="float" office:value="348"/>
          <table:table-cell office:value-type="float" office:value="96"/>
          <table:table-cell office:value-type="float" office:value="3193"/>
          <table:table-cell office:value-type="float" office:value="10"/>
          <table:table-cell/>
          <table:table-cell office:value-type="float" office:value="0"/>
          <table:table-cell office:value-type="float" office:value="1"/>
          <table:table-cell office:value-type="float" office:value="2"/>
          <table:table-cell office:value-type="float" office:value="989"/>
          <table:table-cell office:value-type="float" office:value="131"/>
          <table:table-cell office:value-type="float" office:value="113"/>
          <table:table-cell office:value-type="float" office:value="2831"/>
          <table:table-cell office:value-type="float" office:value="15"/>
          <table:table-cell/>
          <table:table-cell office:value-type="float" office:value="1887"/>
          <table:table-cell office:value-type="float" office:value="80"/>
          <table:table-cell office:value-type="float" office:value="806"/>
          <table:table-cell office:value-type="float" office:value="420"/>
          <table:table-cell/>
          <table:table-cell office:value-type="float" office:value="1634"/>
          <table:table-cell office:value-type="float" office:value="12"/>
          <table:table-cell office:value-type="float" office:value="574"/>
          <table:table-cell office:value-type="float" office:value="611"/>
          <table:table-cell table:number-columns-repeated="2"/>
          <table:table-cell office:value-type="float" office:value="52"/>
          <table:table-cell office:value-type="float" office:value="715"/>
          <table:table-cell table:number-columns-repeated="2"/>
          <table:table-cell office:value-type="float" office:value="2"/>
          <table:table-cell office:value-type="float" office:value="0"/>
          <table:table-cell office:value-type="float" office:value="124"/>
          <table:table-cell office:value-type="float" office:value="16"/>
          <table:table-cell office:value-type="float" office:value="106"/>
          <table:table-cell office:value-type="float" office:value="25"/>
          <table:table-cell office:value-type="float" office:value="17"/>
          <table:table-cell office:value-type="float" office:value="0"/>
          <table:table-cell office:value-type="float" office:value="0"/>
          <table:table-cell office:value-type="float" office:value="0"/>
          <table:table-cell office:value-type="float" office:value="8"/>
          <table:table-cell office:value-type="float" office:value="995"/>
          <table:table-cell office:value-type="float" office:value="34"/>
          <table:table-cell table:number-columns-repeated="2"/>
          <table:table-cell office:value-type="float" office:value="0"/>
          <table:table-cell office:value-type="float" office:value="0"/>
          <table:table-cell office:value-type="float" office:value="0"/>
          <table:table-cell office:value-type="float" office:value="815"/>
          <table:table-cell office:value-type="float" office:value="3"/>
          <table:table-cell office:value-type="float" office:value="0"/>
          <table:table-cell office:value-type="float" office:value="17"/>
          <table:table-cell office:value-type="float" office:value="0"/>
          <table:table-cell/>
          <table:table-cell office:value-type="float" office:value="22628"/>
          <table:table-cell office:value-type="float" office:value="22015"/>
          <table:table-cell office:value-type="float" office:value="613"/>
          <table:table-cell/>
          <table:table-cell office:value-type="float" office:value="3"/>
          <table:table-cell office:value-type="float" office:value="34"/>
          <table:table-cell office:value-type="float" office:value="12"/>
          <table:table-cell office:value-type="float" office:value="5664"/>
          <table:table-cell office:value-type="float" office:value="796"/>
          <table:table-cell office:value-type="float" office:value="598"/>
          <table:table-cell office:value-type="float" office:value="14850"/>
          <table:table-cell office:value-type="float" office:value="57"/>
          <table:table-cell/>
          <table:table-cell office:value-type="float" office:value="2"/>
          <table:table-cell office:value-type="float" office:value="33"/>
          <table:table-cell office:value-type="float" office:value="6"/>
          <table:table-cell office:value-type="float" office:value="2075"/>
          <table:table-cell office:value-type="float" office:value="596"/>
          <table:table-cell office:value-type="float" office:value="275"/>
          <table:table-cell office:value-type="float" office:value="6865"/>
          <table:table-cell office:value-type="float" office:value="21"/>
          <table:table-cell/>
          <table:table-cell office:value-type="float" office:value="1"/>
          <table:table-cell office:value-type="float" office:value="1"/>
          <table:table-cell office:value-type="float" office:value="6"/>
          <table:table-cell office:value-type="float" office:value="3589"/>
          <table:table-cell office:value-type="float" office:value="200"/>
          <table:table-cell office:value-type="float" office:value="323"/>
          <table:table-cell office:value-type="float" office:value="7985"/>
          <table:table-cell office:value-type="float" office:value="36"/>
          <table:table-cell/>
          <table:table-cell office:value-type="float" office:value="4698"/>
          <table:table-cell office:value-type="float" office:value="67"/>
          <table:table-cell office:value-type="float" office:value="960"/>
          <table:table-cell office:value-type="float" office:value="1140"/>
          <table:table-cell/>
          <table:table-cell office:value-type="float" office:value="5716"/>
          <table:table-cell office:value-type="float" office:value="43"/>
          <table:table-cell office:value-type="float" office:value="951"/>
          <table:table-cell office:value-type="float" office:value="1275"/>
          <table:table-cell table:number-columns-repeated="2"/>
          <table:table-cell office:value-type="float" office:value="0"/>
          <table:table-cell office:value-type="float" office:value="14"/>
          <table:table-cell office:value-type="float" office:value="5"/>
          <table:table-cell office:value-type="float" office:value="278"/>
          <table:table-cell office:value-type="float" office:value="270"/>
          <table:table-cell office:value-type="float" office:value="42"/>
          <table:table-cell office:value-type="float" office:value="1084"/>
          <table:table-cell office:value-type="float" office:value="0"/>
          <table:table-cell/>
          <table:table-cell office:value-type="float" office:value="0"/>
          <table:table-cell office:value-type="float" office:value="1"/>
          <table:table-cell office:value-type="float" office:value="0"/>
          <table:table-cell office:value-type="float" office:value="79"/>
          <table:table-cell office:value-type="float" office:value="21"/>
          <table:table-cell office:value-type="float" office:value="5"/>
          <table:table-cell office:value-type="float" office:value="60"/>
          <table:table-cell office:value-type="float" office:value="2"/>
          <table:table-cell/>
          <table:table-cell office:value-type="float" office:value="0"/>
          <table:table-cell office:value-type="float" office:value="11"/>
          <table:table-cell office:value-type="float" office:value="2"/>
          <table:table-cell office:value-type="float" office:value="233"/>
          <table:table-cell office:value-type="float" office:value="227"/>
          <table:table-cell office:value-type="float" office:value="34"/>
          <table:table-cell office:value-type="float" office:value="617"/>
          <table:table-cell office:value-type="float" office:value="0"/>
          <table:table-cell/>
          <table:table-cell office:value-type="float" office:value="0"/>
          <table:table-cell office:value-type="float" office:value="1"/>
          <table:table-cell office:value-type="float" office:value="0"/>
          <table:table-cell office:value-type="float" office:value="77"/>
          <table:table-cell office:value-type="float" office:value="19"/>
          <table:table-cell office:value-type="float" office:value="4"/>
          <table:table-cell office:value-type="float" office:value="57"/>
          <table:table-cell office:value-type="float" office:value="2"/>
          <table:table-cell/>
          <table:table-cell office:value-type="float" office:value="0"/>
          <table:table-cell office:value-type="float" office:value="2"/>
          <table:table-cell office:value-type="float" office:value="2"/>
          <table:table-cell office:value-type="float" office:value="5"/>
          <table:table-cell office:value-type="float" office:value="5"/>
          <table:table-cell office:value-type="float" office:value="2"/>
          <table:table-cell office:value-type="float" office:value="36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Portsmouth City Council"/>
          <table:table-cell table:number-columns-repeated="2"/>
          <table:table-cell office:value-type="float" office:value="2491"/>
          <table:table-cell office:value-type="float" office:value="2467"/>
          <table:table-cell office:value-type="float" office:value="24"/>
          <table:table-cell/>
          <table:table-cell office:value-type="float" office:value="1"/>
          <table:table-cell office:value-type="float" office:value="4"/>
          <table:table-cell office:value-type="float" office:value="0"/>
          <table:table-cell office:value-type="float" office:value="742"/>
          <table:table-cell office:value-type="float" office:value="340"/>
          <table:table-cell office:value-type="float" office:value="62"/>
          <table:table-cell office:value-type="float" office:value="1299"/>
          <table:table-cell office:value-type="float" office:value="18"/>
          <table:table-cell/>
          <table:table-cell office:value-type="float" office:value="0"/>
          <table:table-cell office:value-type="float" office:value="4"/>
          <table:table-cell office:value-type="float" office:value="0"/>
          <table:table-cell office:value-type="float" office:value="75"/>
          <table:table-cell office:value-type="float" office:value="154"/>
          <table:table-cell office:value-type="float" office:value="9"/>
          <table:table-cell office:value-type="float" office:value="476"/>
          <table:table-cell office:value-type="float" office:value="3"/>
          <table:table-cell/>
          <table:table-cell office:value-type="float" office:value="1"/>
          <table:table-cell office:value-type="float" office:value="0"/>
          <table:table-cell office:value-type="float" office:value="0"/>
          <table:table-cell office:value-type="float" office:value="667"/>
          <table:table-cell office:value-type="float" office:value="186"/>
          <table:table-cell office:value-type="float" office:value="53"/>
          <table:table-cell office:value-type="float" office:value="823"/>
          <table:table-cell office:value-type="float" office:value="15"/>
          <table:table-cell/>
          <table:table-cell office:value-type="float" office:value="110"/>
          <table:table-cell office:value-type="float" office:value="0"/>
          <table:table-cell office:value-type="float" office:value="44"/>
          <table:table-cell office:value-type="float" office:value="322"/>
          <table:table-cell/>
          <table:table-cell office:value-type="float" office:value="245"/>
          <table:table-cell office:value-type="float" office:value="0"/>
          <table:table-cell office:value-type="float" office:value="6"/>
          <table:table-cell office:value-type="float" office:value="572"/>
          <table:table-cell table:number-columns-repeated="2"/>
          <table:table-cell office:value-type="float" office:value="162"/>
          <table:table-cell office:value-type="float" office:value="5536"/>
          <table:table-cell table:number-columns-repeated="2"/>
          <table:table-cell office:value-type="float" office:value="1"/>
          <table:table-cell office:value-type="float" office:value="0"/>
          <table:table-cell office:value-type="float" office:value="32"/>
          <table:table-cell office:value-type="float" office:value="6"/>
          <table:table-cell office:value-type="float" office:value="1"/>
          <table:table-cell office:value-type="float" office:value="4"/>
          <table:table-cell office:value-type="float" office:value="35"/>
          <table:table-cell office:value-type="float" office:value="0"/>
          <table:table-cell office:value-type="float" office:value="4"/>
          <table:table-cell office:value-type="float" office:value="1"/>
          <table:table-cell office:value-type="float" office:value="6"/>
          <table:table-cell office:value-type="float" office:value="503"/>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table-cell office:value-type="float" office:value="6913"/>
          <table:table-cell office:value-type="float" office:value="6866"/>
          <table:table-cell office:value-type="float" office:value="47"/>
          <table:table-cell/>
          <table:table-cell office:value-type="float" office:value="2"/>
          <table:table-cell office:value-type="float" office:value="7"/>
          <table:table-cell office:value-type="float" office:value="0"/>
          <table:table-cell office:value-type="float" office:value="2523"/>
          <table:table-cell office:value-type="float" office:value="565"/>
          <table:table-cell office:value-type="float" office:value="176"/>
          <table:table-cell office:value-type="float" office:value="3524"/>
          <table:table-cell office:value-type="float" office:value="68"/>
          <table:table-cell/>
          <table:table-cell office:value-type="float" office:value="1"/>
          <table:table-cell office:value-type="float" office:value="7"/>
          <table:table-cell office:value-type="float" office:value="0"/>
          <table:table-cell office:value-type="float" office:value="219"/>
          <table:table-cell office:value-type="float" office:value="314"/>
          <table:table-cell office:value-type="float" office:value="38"/>
          <table:table-cell office:value-type="float" office:value="1115"/>
          <table:table-cell office:value-type="float" office:value="7"/>
          <table:table-cell/>
          <table:table-cell office:value-type="float" office:value="1"/>
          <table:table-cell office:value-type="float" office:value="0"/>
          <table:table-cell office:value-type="float" office:value="0"/>
          <table:table-cell office:value-type="float" office:value="2304"/>
          <table:table-cell office:value-type="float" office:value="251"/>
          <table:table-cell office:value-type="float" office:value="138"/>
          <table:table-cell office:value-type="float" office:value="2409"/>
          <table:table-cell office:value-type="float" office:value="61"/>
          <table:table-cell/>
          <table:table-cell office:value-type="float" office:value="244"/>
          <table:table-cell office:value-type="float" office:value="1"/>
          <table:table-cell office:value-type="float" office:value="46"/>
          <table:table-cell office:value-type="float" office:value="824"/>
          <table:table-cell/>
          <table:table-cell office:value-type="float" office:value="710"/>
          <table:table-cell office:value-type="float" office:value="0"/>
          <table:table-cell office:value-type="float" office:value="13"/>
          <table:table-cell office:value-type="float" office:value="1686"/>
          <table:table-cell table:number-columns-repeated="2"/>
          <table:table-cell office:value-type="float" office:value="0"/>
          <table:table-cell office:value-type="float" office:value="2"/>
          <table:table-cell office:value-type="float" office:value="1"/>
          <table:table-cell office:value-type="float" office:value="30"/>
          <table:table-cell office:value-type="float" office:value="69"/>
          <table:table-cell office:value-type="float" office:value="2"/>
          <table:table-cell office:value-type="float" office:value="145"/>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2"/>
          <table:table-cell office:value-type="float" office:value="0"/>
          <table:table-cell office:value-type="float" office:value="27"/>
          <table:table-cell office:value-type="float" office:value="65"/>
          <table:table-cell office:value-type="float" office:value="1"/>
          <table:table-cell office:value-type="float" office:value="106"/>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Redbridge"/>
          <table:table-cell table:number-columns-repeated="2"/>
          <table:table-cell office:value-type="float" office:value="4431"/>
          <table:table-cell office:value-type="float" office:value="4386"/>
          <table:table-cell office:value-type="float" office:value="45"/>
          <table:table-cell/>
          <table:table-cell office:value-type="float" office:value="0"/>
          <table:table-cell office:value-type="float" office:value="4"/>
          <table:table-cell office:value-type="float" office:value="2"/>
          <table:table-cell office:value-type="float" office:value="1397"/>
          <table:table-cell office:value-type="float" office:value="367"/>
          <table:table-cell office:value-type="float" office:value="103"/>
          <table:table-cell office:value-type="float" office:value="2510"/>
          <table:table-cell office:value-type="float" office:value="3"/>
          <table:table-cell/>
          <table:table-cell office:value-type="float" office:value="0"/>
          <table:table-cell office:value-type="float" office:value="4"/>
          <table:table-cell office:value-type="float" office:value="0"/>
          <table:table-cell office:value-type="float" office:value="196"/>
          <table:table-cell office:value-type="float" office:value="208"/>
          <table:table-cell office:value-type="float" office:value="31"/>
          <table:table-cell office:value-type="float" office:value="877"/>
          <table:table-cell office:value-type="float" office:value="1"/>
          <table:table-cell/>
          <table:table-cell office:value-type="float" office:value="0"/>
          <table:table-cell office:value-type="float" office:value="0"/>
          <table:table-cell office:value-type="float" office:value="2"/>
          <table:table-cell office:value-type="float" office:value="1201"/>
          <table:table-cell office:value-type="float" office:value="159"/>
          <table:table-cell office:value-type="float" office:value="72"/>
          <table:table-cell office:value-type="float" office:value="1633"/>
          <table:table-cell office:value-type="float" office:value="2"/>
          <table:table-cell/>
          <table:table-cell office:value-type="float" office:value="518"/>
          <table:table-cell office:value-type="float" office:value="23"/>
          <table:table-cell office:value-type="float" office:value="5"/>
          <table:table-cell office:value-type="float" office:value="331"/>
          <table:table-cell/>
          <table:table-cell office:value-type="float" office:value="1297"/>
          <table:table-cell office:value-type="float" office:value="5"/>
          <table:table-cell office:value-type="float" office:value="0"/>
          <table:table-cell office:value-type="float" office:value="331"/>
          <table:table-cell table:number-columns-repeated="2"/>
          <table:table-cell office:value-type="float" office:value="361"/>
          <table:table-cell office:value-type="float" office:value="13"/>
          <table:table-cell table:number-columns-repeated="2"/>
          <table:table-cell office:value-type="float" office:value="1"/>
          <table:table-cell office:value-type="float" office:value="0"/>
          <table:table-cell office:value-type="float" office:value="77"/>
          <table:table-cell office:value-type="float" office:value="5"/>
          <table:table-cell office:value-type="float" office:value="16"/>
          <table:table-cell office:value-type="float" office:value="75"/>
          <table:table-cell office:value-type="float" office:value="3"/>
          <table:table-cell office:value-type="float" office:value="0"/>
          <table:table-cell office:value-type="float" office:value="0"/>
          <table:table-cell office:value-type="float" office:value="0"/>
          <table:table-cell office:value-type="float" office:value="1"/>
          <table:table-cell office:value-type="float" office:value="344"/>
          <table:table-cell office:value-type="float" office:value="22"/>
          <table:table-cell table:number-columns-repeated="2"/>
          <table:table-cell office:value-type="float" office:value="0"/>
          <table:table-cell office:value-type="float" office:value="0"/>
          <table:table-cell office:value-type="float" office:value="0"/>
          <table:table-cell office:value-type="float" office:value="261"/>
          <table:table-cell office:value-type="float" office:value="14"/>
          <table:table-cell office:value-type="float" office:value="92"/>
          <table:table-cell office:value-type="float" office:value="16"/>
          <table:table-cell office:value-type="float" office:value="2"/>
          <table:table-cell/>
          <table:table-cell office:value-type="float" office:value="10097"/>
          <table:table-cell office:value-type="float" office:value="9892"/>
          <table:table-cell office:value-type="float" office:value="205"/>
          <table:table-cell/>
          <table:table-cell office:value-type="float" office:value="0"/>
          <table:table-cell office:value-type="float" office:value="11"/>
          <table:table-cell office:value-type="float" office:value="4"/>
          <table:table-cell office:value-type="float" office:value="3520"/>
          <table:table-cell office:value-type="float" office:value="522"/>
          <table:table-cell office:value-type="float" office:value="244"/>
          <table:table-cell office:value-type="float" office:value="5587"/>
          <table:table-cell office:value-type="float" office:value="4"/>
          <table:table-cell/>
          <table:table-cell office:value-type="float" office:value="0"/>
          <table:table-cell office:value-type="float" office:value="10"/>
          <table:table-cell office:value-type="float" office:value="1"/>
          <table:table-cell office:value-type="float" office:value="410"/>
          <table:table-cell office:value-type="float" office:value="320"/>
          <table:table-cell office:value-type="float" office:value="63"/>
          <table:table-cell office:value-type="float" office:value="1787"/>
          <table:table-cell office:value-type="float" office:value="1"/>
          <table:table-cell/>
          <table:table-cell office:value-type="float" office:value="0"/>
          <table:table-cell office:value-type="float" office:value="1"/>
          <table:table-cell office:value-type="float" office:value="3"/>
          <table:table-cell office:value-type="float" office:value="3110"/>
          <table:table-cell office:value-type="float" office:value="202"/>
          <table:table-cell office:value-type="float" office:value="181"/>
          <table:table-cell office:value-type="float" office:value="3800"/>
          <table:table-cell office:value-type="float" office:value="3"/>
          <table:table-cell/>
          <table:table-cell office:value-type="float" office:value="1011"/>
          <table:table-cell office:value-type="float" office:value="59"/>
          <table:table-cell office:value-type="float" office:value="2"/>
          <table:table-cell office:value-type="float" office:value="715"/>
          <table:table-cell/>
          <table:table-cell office:value-type="float" office:value="2820"/>
          <table:table-cell office:value-type="float" office:value="50"/>
          <table:table-cell office:value-type="float" office:value="4"/>
          <table:table-cell office:value-type="float" office:value="926"/>
          <table:table-cell table:number-columns-repeated="2"/>
          <table:table-cell office:value-type="float" office:value="4"/>
          <table:table-cell office:value-type="float" office:value="7"/>
          <table:table-cell office:value-type="float" office:value="14"/>
          <table:table-cell office:value-type="float" office:value="267"/>
          <table:table-cell office:value-type="float" office:value="255"/>
          <table:table-cell office:value-type="float" office:value="48"/>
          <table:table-cell office:value-type="float" office:value="888"/>
          <table:table-cell office:value-type="float" office:value="2"/>
          <table:table-cell/>
          <table:table-cell office:value-type="float" office:value="0"/>
          <table:table-cell office:value-type="float" office:value="0"/>
          <table:table-cell office:value-type="float" office:value="2"/>
          <table:table-cell office:value-type="float" office:value="956"/>
          <table:table-cell office:value-type="float" office:value="167"/>
          <table:table-cell office:value-type="float" office:value="63"/>
          <table:table-cell office:value-type="float" office:value="1254"/>
          <table:table-cell office:value-type="float" office:value="1"/>
          <table:table-cell/>
          <table:table-cell office:value-type="float" office:value="0"/>
          <table:table-cell office:value-type="float" office:value="3"/>
          <table:table-cell office:value-type="float" office:value="0"/>
          <table:table-cell office:value-type="float" office:value="141"/>
          <table:table-cell office:value-type="float" office:value="158"/>
          <table:table-cell office:value-type="float" office:value="24"/>
          <table:table-cell office:value-type="float" office:value="548"/>
          <table:table-cell office:value-type="float" office:value="1"/>
          <table:table-cell/>
          <table:table-cell office:value-type="float" office:value="0"/>
          <table:table-cell office:value-type="float" office:value="0"/>
          <table:table-cell office:value-type="float" office:value="2"/>
          <table:table-cell office:value-type="float" office:value="850"/>
          <table:table-cell office:value-type="float" office:value="129"/>
          <table:table-cell office:value-type="float" office:value="57"/>
          <table:table-cell office:value-type="float" office:value="1109"/>
          <table:table-cell office:value-type="float" office:value="1"/>
          <table:table-cell/>
          <table:table-cell office:value-type="float" office:value="4"/>
          <table:table-cell office:value-type="float" office:value="3"/>
          <table:table-cell office:value-type="float" office:value="12"/>
          <table:table-cell office:value-type="float" office:value="82"/>
          <table:table-cell office:value-type="float" office:value="67"/>
          <table:table-cell office:value-type="float" office:value="12"/>
          <table:table-cell office:value-type="float" office:value="169"/>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1"/>
          <table:table-cell office:value-type="float" office:value="0"/>
          <table:table-cell office:value-type="float" office:value="2"/>
          <table:table-cell office:value-type="float" office:value="0"/>
          <table:table-cell table:number-columns-repeated="16216"/>
        </table:table-row>
        <table:table-row>
          <table:table-cell office:value-type="string" office:string-value="Redcar &amp; Cleveland Borough Council"/>
          <table:table-cell table:number-columns-repeated="2"/>
          <table:table-cell office:value-type="float" office:value="3089"/>
          <table:table-cell office:value-type="float" office:value="3073"/>
          <table:table-cell office:value-type="float" office:value="16"/>
          <table:table-cell/>
          <table:table-cell office:value-type="float" office:value="0"/>
          <table:table-cell office:value-type="float" office:value="1"/>
          <table:table-cell office:value-type="float" office:value="1"/>
          <table:table-cell office:value-type="float" office:value="956"/>
          <table:table-cell office:value-type="float" office:value="357"/>
          <table:table-cell office:value-type="float" office:value="67"/>
          <table:table-cell office:value-type="float" office:value="1680"/>
          <table:table-cell office:value-type="float" office:value="11"/>
          <table:table-cell/>
          <table:table-cell office:value-type="float" office:value="0"/>
          <table:table-cell office:value-type="float" office:value="1"/>
          <table:table-cell office:value-type="float" office:value="0"/>
          <table:table-cell office:value-type="float" office:value="82"/>
          <table:table-cell office:value-type="float" office:value="187"/>
          <table:table-cell office:value-type="float" office:value="16"/>
          <table:table-cell office:value-type="float" office:value="545"/>
          <table:table-cell office:value-type="float" office:value="1"/>
          <table:table-cell/>
          <table:table-cell office:value-type="float" office:value="0"/>
          <table:table-cell office:value-type="float" office:value="0"/>
          <table:table-cell office:value-type="float" office:value="1"/>
          <table:table-cell office:value-type="float" office:value="874"/>
          <table:table-cell office:value-type="float" office:value="170"/>
          <table:table-cell office:value-type="float" office:value="51"/>
          <table:table-cell office:value-type="float" office:value="1135"/>
          <table:table-cell office:value-type="float" office:value="10"/>
          <table:table-cell/>
          <table:table-cell office:value-type="float" office:value="369"/>
          <table:table-cell office:value-type="float" office:value="1"/>
          <table:table-cell office:value-type="float" office:value="95"/>
          <table:table-cell office:value-type="float" office:value="80"/>
          <table:table-cell/>
          <table:table-cell office:value-type="float" office:value="1014"/>
          <table:table-cell office:value-type="float" office:value="0"/>
          <table:table-cell office:value-type="float" office:value="86"/>
          <table:table-cell office:value-type="float" office:value="35"/>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1"/>
          <table:table-cell office:value-type="float" office:value="1"/>
          <table:table-cell office:value-type="float" office:value="54"/>
          <table:table-cell office:value-type="float" office:value="0"/>
          <table:table-cell office:value-type="float" office:value="4"/>
          <table:table-cell office:value-type="float" office:value="0"/>
          <table:table-cell office:value-type="float" office:value="1"/>
          <table:table-cell office:value-type="float" office:value="0"/>
          <table:table-cell office:value-type="float" office:value="3"/>
          <table:table-cell office:value-type="float" office:value="574"/>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84"/>
          <table:table-cell office:value-type="float" office:value="48"/>
          <table:table-cell office:value-type="float" office:value="59"/>
          <table:table-cell office:value-type="float" office:value="17"/>
          <table:table-cell office:value-type="float" office:value="0"/>
          <table:table-cell/>
          <table:table-cell office:value-type="float" office:value="7722"/>
          <table:table-cell office:value-type="float" office:value="7663"/>
          <table:table-cell office:value-type="float" office:value="59"/>
          <table:table-cell/>
          <table:table-cell office:value-type="float" office:value="0"/>
          <table:table-cell office:value-type="float" office:value="9"/>
          <table:table-cell office:value-type="float" office:value="2"/>
          <table:table-cell office:value-type="float" office:value="2914"/>
          <table:table-cell office:value-type="float" office:value="526"/>
          <table:table-cell office:value-type="float" office:value="167"/>
          <table:table-cell office:value-type="float" office:value="4016"/>
          <table:table-cell office:value-type="float" office:value="29"/>
          <table:table-cell/>
          <table:table-cell office:value-type="float" office:value="0"/>
          <table:table-cell office:value-type="float" office:value="8"/>
          <table:table-cell office:value-type="float" office:value="0"/>
          <table:table-cell office:value-type="float" office:value="247"/>
          <table:table-cell office:value-type="float" office:value="289"/>
          <table:table-cell office:value-type="float" office:value="35"/>
          <table:table-cell office:value-type="float" office:value="1046"/>
          <table:table-cell office:value-type="float" office:value="2"/>
          <table:table-cell/>
          <table:table-cell office:value-type="float" office:value="0"/>
          <table:table-cell office:value-type="float" office:value="1"/>
          <table:table-cell office:value-type="float" office:value="2"/>
          <table:table-cell office:value-type="float" office:value="2667"/>
          <table:table-cell office:value-type="float" office:value="237"/>
          <table:table-cell office:value-type="float" office:value="132"/>
          <table:table-cell office:value-type="float" office:value="2970"/>
          <table:table-cell office:value-type="float" office:value="27"/>
          <table:table-cell/>
          <table:table-cell office:value-type="float" office:value="841"/>
          <table:table-cell office:value-type="float" office:value="0"/>
          <table:table-cell office:value-type="float" office:value="31"/>
          <table:table-cell office:value-type="float" office:value="174"/>
          <table:table-cell/>
          <table:table-cell office:value-type="float" office:value="2827"/>
          <table:table-cell office:value-type="float" office:value="1"/>
          <table:table-cell office:value-type="float" office:value="37"/>
          <table:table-cell office:value-type="float" office:value="105"/>
          <table:table-cell table:number-columns-repeated="2"/>
          <table:table-cell office:value-type="float" office:value="1"/>
          <table:table-cell office:value-type="float" office:value="2"/>
          <table:table-cell office:value-type="float" office:value="0"/>
          <table:table-cell office:value-type="float" office:value="63"/>
          <table:table-cell office:value-type="float" office:value="84"/>
          <table:table-cell office:value-type="float" office:value="3"/>
          <table:table-cell office:value-type="float" office:value="8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53"/>
          <table:table-cell office:value-type="float" office:value="2"/>
          <table:table-cell office:value-type="float" office:value="4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
          <table:table-cell office:value-type="float" office:value="2"/>
          <table:table-cell office:value-type="float" office:value="0"/>
          <table:table-cell office:value-type="float" office:value="36"/>
          <table:table-cell office:value-type="float" office:value="25"/>
          <table:table-cell office:value-type="float" office:value="1"/>
          <table:table-cell office:value-type="float" office:value="3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Rochdale.B.Council"/>
          <table:table-cell table:number-columns-repeated="2"/>
          <table:table-cell office:value-type="float" office:value="3934"/>
          <table:table-cell office:value-type="float" office:value="3905"/>
          <table:table-cell office:value-type="float" office:value="29"/>
          <table:table-cell/>
          <table:table-cell office:value-type="float" office:value="0"/>
          <table:table-cell office:value-type="float" office:value="6"/>
          <table:table-cell office:value-type="float" office:value="1"/>
          <table:table-cell office:value-type="float" office:value="1470"/>
          <table:table-cell office:value-type="float" office:value="492"/>
          <table:table-cell office:value-type="float" office:value="69"/>
          <table:table-cell office:value-type="float" office:value="1860"/>
          <table:table-cell office:value-type="float" office:value="7"/>
          <table:table-cell/>
          <table:table-cell office:value-type="float" office:value="0"/>
          <table:table-cell office:value-type="float" office:value="6"/>
          <table:table-cell office:value-type="float" office:value="0"/>
          <table:table-cell office:value-type="float" office:value="178"/>
          <table:table-cell office:value-type="float" office:value="203"/>
          <table:table-cell office:value-type="float" office:value="21"/>
          <table:table-cell office:value-type="float" office:value="631"/>
          <table:table-cell office:value-type="float" office:value="1"/>
          <table:table-cell/>
          <table:table-cell office:value-type="float" office:value="0"/>
          <table:table-cell office:value-type="float" office:value="0"/>
          <table:table-cell office:value-type="float" office:value="1"/>
          <table:table-cell office:value-type="float" office:value="1292"/>
          <table:table-cell office:value-type="float" office:value="289"/>
          <table:table-cell office:value-type="float" office:value="48"/>
          <table:table-cell office:value-type="float" office:value="1229"/>
          <table:table-cell office:value-type="float" office:value="6"/>
          <table:table-cell/>
          <table:table-cell office:value-type="float" office:value="568"/>
          <table:table-cell office:value-type="float" office:value="0"/>
          <table:table-cell office:value-type="float" office:value="13"/>
          <table:table-cell office:value-type="float" office:value="50"/>
          <table:table-cell/>
          <table:table-cell office:value-type="float" office:value="1032"/>
          <table:table-cell office:value-type="float" office:value="1"/>
          <table:table-cell office:value-type="float" office:value="136"/>
          <table:table-cell office:value-type="float" office:value="60"/>
          <table:table-cell table:number-columns-repeated="2"/>
          <table:table-cell office:value-type="float" office:value="14"/>
          <table:table-cell office:value-type="float" office:value="1187"/>
          <table:table-cell table:number-columns-repeated="2"/>
          <table:table-cell office:value-type="float" office:value="2"/>
          <table:table-cell office:value-type="float" office:value="0"/>
          <table:table-cell office:value-type="float" office:value="73"/>
          <table:table-cell office:value-type="float" office:value="0"/>
          <table:table-cell office:value-type="float" office:value="19"/>
          <table:table-cell office:value-type="float" office:value="18"/>
          <table:table-cell office:value-type="float" office:value="722"/>
          <table:table-cell office:value-type="float" office:value="0"/>
          <table:table-cell office:value-type="float" office:value="0"/>
          <table:table-cell office:value-type="float" office:value="0"/>
          <table:table-cell office:value-type="float" office:value="1"/>
          <table:table-cell office:value-type="float" office:value="782"/>
          <table:table-cell office:value-type="float" office:value="6"/>
          <table:table-cell table:number-columns-repeated="2"/>
          <table:table-cell office:value-type="float" office:value="0"/>
          <table:table-cell office:value-type="float" office:value="0"/>
          <table:table-cell office:value-type="float" office:value="2"/>
          <table:table-cell office:value-type="float" office:value="389"/>
          <table:table-cell office:value-type="float" office:value="36"/>
          <table:table-cell office:value-type="float" office:value="170"/>
          <table:table-cell office:value-type="float" office:value="62"/>
          <table:table-cell office:value-type="float" office:value="0"/>
          <table:table-cell/>
          <table:table-cell office:value-type="float" office:value="10599"/>
          <table:table-cell office:value-type="float" office:value="10549"/>
          <table:table-cell office:value-type="float" office:value="50"/>
          <table:table-cell/>
          <table:table-cell office:value-type="float" office:value="0"/>
          <table:table-cell office:value-type="float" office:value="9"/>
          <table:table-cell office:value-type="float" office:value="5"/>
          <table:table-cell office:value-type="float" office:value="4439"/>
          <table:table-cell office:value-type="float" office:value="817"/>
          <table:table-cell office:value-type="float" office:value="170"/>
          <table:table-cell office:value-type="float" office:value="5084"/>
          <table:table-cell office:value-type="float" office:value="25"/>
          <table:table-cell/>
          <table:table-cell office:value-type="float" office:value="0"/>
          <table:table-cell office:value-type="float" office:value="8"/>
          <table:table-cell office:value-type="float" office:value="3"/>
          <table:table-cell office:value-type="float" office:value="474"/>
          <table:table-cell office:value-type="float" office:value="405"/>
          <table:table-cell office:value-type="float" office:value="44"/>
          <table:table-cell office:value-type="float" office:value="1527"/>
          <table:table-cell office:value-type="float" office:value="3"/>
          <table:table-cell/>
          <table:table-cell office:value-type="float" office:value="0"/>
          <table:table-cell office:value-type="float" office:value="1"/>
          <table:table-cell office:value-type="float" office:value="2"/>
          <table:table-cell office:value-type="float" office:value="3965"/>
          <table:table-cell office:value-type="float" office:value="412"/>
          <table:table-cell office:value-type="float" office:value="126"/>
          <table:table-cell office:value-type="float" office:value="3557"/>
          <table:table-cell office:value-type="float" office:value="22"/>
          <table:table-cell/>
          <table:table-cell office:value-type="float" office:value="1317"/>
          <table:table-cell office:value-type="float" office:value="1"/>
          <table:table-cell office:value-type="float" office:value="31"/>
          <table:table-cell office:value-type="float" office:value="178"/>
          <table:table-cell/>
          <table:table-cell office:value-type="float" office:value="2910"/>
          <table:table-cell office:value-type="float" office:value="2"/>
          <table:table-cell office:value-type="float" office:value="297"/>
          <table:table-cell office:value-type="float" office:value="348"/>
          <table:table-cell table:number-columns-repeated="2"/>
          <table:table-cell office:value-type="float" office:value="3"/>
          <table:table-cell office:value-type="float" office:value="9"/>
          <table:table-cell office:value-type="float" office:value="6"/>
          <table:table-cell office:value-type="float" office:value="385"/>
          <table:table-cell office:value-type="float" office:value="380"/>
          <table:table-cell office:value-type="float" office:value="48"/>
          <table:table-cell office:value-type="float" office:value="797"/>
          <table:table-cell office:value-type="float" office:value="1"/>
          <table:table-cell/>
          <table:table-cell office:value-type="float" office:value="0"/>
          <table:table-cell office:value-type="float" office:value="0"/>
          <table:table-cell office:value-type="float" office:value="1"/>
          <table:table-cell office:value-type="float" office:value="1280"/>
          <table:table-cell office:value-type="float" office:value="292"/>
          <table:table-cell office:value-type="float" office:value="47"/>
          <table:table-cell office:value-type="float" office:value="1229"/>
          <table:table-cell office:value-type="float" office:value="7"/>
          <table:table-cell/>
          <table:table-cell office:value-type="float" office:value="0"/>
          <table:table-cell office:value-type="float" office:value="6"/>
          <table:table-cell office:value-type="float" office:value="0"/>
          <table:table-cell office:value-type="float" office:value="173"/>
          <table:table-cell office:value-type="float" office:value="196"/>
          <table:table-cell office:value-type="float" office:value="20"/>
          <table:table-cell office:value-type="float" office:value="616"/>
          <table:table-cell office:value-type="float" office:value="1"/>
          <table:table-cell/>
          <table:table-cell office:value-type="float" office:value="0"/>
          <table:table-cell office:value-type="float" office:value="0"/>
          <table:table-cell office:value-type="float" office:value="1"/>
          <table:table-cell office:value-type="float" office:value="1245"/>
          <table:table-cell office:value-type="float" office:value="285"/>
          <table:table-cell office:value-type="float" office:value="47"/>
          <table:table-cell office:value-type="float" office:value="1201"/>
          <table:table-cell office:value-type="float" office:value="6"/>
          <table:table-cell/>
          <table:table-cell office:value-type="float" office:value="3"/>
          <table:table-cell office:value-type="float" office:value="3"/>
          <table:table-cell office:value-type="float" office:value="6"/>
          <table:table-cell office:value-type="float" office:value="205"/>
          <table:table-cell office:value-type="float" office:value="179"/>
          <table:table-cell office:value-type="float" office:value="28"/>
          <table:table-cell office:value-type="float" office:value="161"/>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North Tyneside Council"/>
          <table:table-cell table:number-columns-repeated="2"/>
          <table:table-cell office:value-type="float" office:value="3123"/>
          <table:table-cell office:value-type="float" office:value="3105"/>
          <table:table-cell office:value-type="float" office:value="18"/>
          <table:table-cell/>
          <table:table-cell office:value-type="float" office:value="0"/>
          <table:table-cell office:value-type="float" office:value="8"/>
          <table:table-cell office:value-type="float" office:value="1"/>
          <table:table-cell office:value-type="float" office:value="1096"/>
          <table:table-cell office:value-type="float" office:value="399"/>
          <table:table-cell office:value-type="float" office:value="76"/>
          <table:table-cell office:value-type="float" office:value="1508"/>
          <table:table-cell office:value-type="float" office:value="17"/>
          <table:table-cell/>
          <table:table-cell office:value-type="float" office:value="0"/>
          <table:table-cell office:value-type="float" office:value="4"/>
          <table:table-cell office:value-type="float" office:value="0"/>
          <table:table-cell office:value-type="float" office:value="70"/>
          <table:table-cell office:value-type="float" office:value="100"/>
          <table:table-cell office:value-type="float" office:value="9"/>
          <table:table-cell office:value-type="float" office:value="420"/>
          <table:table-cell office:value-type="float" office:value="1"/>
          <table:table-cell/>
          <table:table-cell office:value-type="float" office:value="0"/>
          <table:table-cell office:value-type="float" office:value="4"/>
          <table:table-cell office:value-type="float" office:value="1"/>
          <table:table-cell office:value-type="float" office:value="1026"/>
          <table:table-cell office:value-type="float" office:value="299"/>
          <table:table-cell office:value-type="float" office:value="67"/>
          <table:table-cell office:value-type="float" office:value="1088"/>
          <table:table-cell office:value-type="float" office:value="16"/>
          <table:table-cell/>
          <table:table-cell office:value-type="float" office:value="155"/>
          <table:table-cell office:value-type="float" office:value="3"/>
          <table:table-cell office:value-type="float" office:value="137"/>
          <table:table-cell office:value-type="float" office:value="125"/>
          <table:table-cell/>
          <table:table-cell office:value-type="float" office:value="837"/>
          <table:table-cell office:value-type="float" office:value="4"/>
          <table:table-cell office:value-type="float" office:value="15"/>
          <table:table-cell office:value-type="float" office:value="232"/>
          <table:table-cell table:number-columns-repeated="2"/>
          <table:table-cell office:value-type="float" office:value="1"/>
          <table:table-cell office:value-type="float" office:value="0"/>
          <table:table-cell table:number-columns-repeated="2"/>
          <table:table-cell office:value-type="float" office:value="3"/>
          <table:table-cell office:value-type="float" office:value="0"/>
          <table:table-cell office:value-type="float" office:value="29"/>
          <table:table-cell office:value-type="float" office:value="5"/>
          <table:table-cell office:value-type="float" office:value="3"/>
          <table:table-cell office:value-type="float" office:value="0"/>
          <table:table-cell office:value-type="float" office:value="2"/>
          <table:table-cell office:value-type="float" office:value="0"/>
          <table:table-cell office:value-type="float" office:value="1"/>
          <table:table-cell office:value-type="float" office:value="1"/>
          <table:table-cell office:value-type="float" office:value="0"/>
          <table:table-cell office:value-type="float" office:value="661"/>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62"/>
          <table:table-cell office:value-type="float" office:value="37"/>
          <table:table-cell office:value-type="float" office:value="103"/>
          <table:table-cell office:value-type="float" office:value="7"/>
          <table:table-cell office:value-type="float" office:value="0"/>
          <table:table-cell/>
          <table:table-cell office:value-type="float" office:value="8283"/>
          <table:table-cell office:value-type="float" office:value="8248"/>
          <table:table-cell office:value-type="float" office:value="35"/>
          <table:table-cell/>
          <table:table-cell office:value-type="float" office:value="1"/>
          <table:table-cell office:value-type="float" office:value="17"/>
          <table:table-cell office:value-type="float" office:value="1"/>
          <table:table-cell office:value-type="float" office:value="3567"/>
          <table:table-cell office:value-type="float" office:value="672"/>
          <table:table-cell office:value-type="float" office:value="198"/>
          <table:table-cell office:value-type="float" office:value="3749"/>
          <table:table-cell office:value-type="float" office:value="42"/>
          <table:table-cell/>
          <table:table-cell office:value-type="float" office:value="0"/>
          <table:table-cell office:value-type="float" office:value="10"/>
          <table:table-cell office:value-type="float" office:value="0"/>
          <table:table-cell office:value-type="float" office:value="316"/>
          <table:table-cell office:value-type="float" office:value="270"/>
          <table:table-cell office:value-type="float" office:value="38"/>
          <table:table-cell office:value-type="float" office:value="953"/>
          <table:table-cell office:value-type="float" office:value="2"/>
          <table:table-cell/>
          <table:table-cell office:value-type="float" office:value="1"/>
          <table:table-cell office:value-type="float" office:value="7"/>
          <table:table-cell office:value-type="float" office:value="1"/>
          <table:table-cell office:value-type="float" office:value="3251"/>
          <table:table-cell office:value-type="float" office:value="402"/>
          <table:table-cell office:value-type="float" office:value="160"/>
          <table:table-cell office:value-type="float" office:value="2796"/>
          <table:table-cell office:value-type="float" office:value="40"/>
          <table:table-cell/>
          <table:table-cell office:value-type="float" office:value="481"/>
          <table:table-cell office:value-type="float" office:value="1"/>
          <table:table-cell office:value-type="float" office:value="94"/>
          <table:table-cell office:value-type="float" office:value="377"/>
          <table:table-cell/>
          <table:table-cell office:value-type="float" office:value="2199"/>
          <table:table-cell office:value-type="float" office:value="6"/>
          <table:table-cell office:value-type="float" office:value="11"/>
          <table:table-cell office:value-type="float" office:value="580"/>
          <table:table-cell table:number-columns-repeated="2"/>
          <table:table-cell office:value-type="float" office:value="0"/>
          <table:table-cell office:value-type="float" office:value="1"/>
          <table:table-cell office:value-type="float" office:value="0"/>
          <table:table-cell office:value-type="float" office:value="98"/>
          <table:table-cell office:value-type="float" office:value="94"/>
          <table:table-cell office:value-type="float" office:value="11"/>
          <table:table-cell office:value-type="float" office:value="178"/>
          <table:table-cell office:value-type="float" office:value="0"/>
          <table:table-cell/>
          <table:table-cell office:value-type="float" office:value="0"/>
          <table:table-cell office:value-type="float" office:value="0"/>
          <table:table-cell office:value-type="float" office:value="1"/>
          <table:table-cell office:value-type="float" office:value="164"/>
          <table:table-cell office:value-type="float" office:value="43"/>
          <table:table-cell office:value-type="float" office:value="9"/>
          <table:table-cell office:value-type="float" office:value="80"/>
          <table:table-cell office:value-type="float" office:value="3"/>
          <table:table-cell/>
          <table:table-cell office:value-type="float" office:value="0"/>
          <table:table-cell office:value-type="float" office:value="1"/>
          <table:table-cell office:value-type="float" office:value="0"/>
          <table:table-cell office:value-type="float" office:value="35"/>
          <table:table-cell office:value-type="float" office:value="54"/>
          <table:table-cell office:value-type="float" office:value="3"/>
          <table:table-cell office:value-type="float" office:value="67"/>
          <table:table-cell office:value-type="float" office:value="0"/>
          <table:table-cell/>
          <table:table-cell office:value-type="float" office:value="0"/>
          <table:table-cell office:value-type="float" office:value="0"/>
          <table:table-cell office:value-type="float" office:value="1"/>
          <table:table-cell office:value-type="float" office:value="154"/>
          <table:table-cell office:value-type="float" office:value="39"/>
          <table:table-cell office:value-type="float" office:value="9"/>
          <table:table-cell office:value-type="float" office:value="73"/>
          <table:table-cell office:value-type="float" office:value="3"/>
          <table:table-cell/>
          <table:table-cell office:value-type="float" office:value="0"/>
          <table:table-cell office:value-type="float" office:value="0"/>
          <table:table-cell office:value-type="float" office:value="0"/>
          <table:table-cell office:value-type="float" office:value="46"/>
          <table:table-cell office:value-type="float" office:value="32"/>
          <table:table-cell office:value-type="float" office:value="6"/>
          <table:table-cell office:value-type="float" office:value="89"/>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heffield City Council"/>
          <table:table-cell table:number-columns-repeated="2"/>
          <table:table-cell office:value-type="float" office:value="8501"/>
          <table:table-cell office:value-type="float" office:value="8451"/>
          <table:table-cell office:value-type="float" office:value="50"/>
          <table:table-cell/>
          <table:table-cell office:value-type="float" office:value="0"/>
          <table:table-cell office:value-type="float" office:value="9"/>
          <table:table-cell office:value-type="float" office:value="6"/>
          <table:table-cell office:value-type="float" office:value="2986"/>
          <table:table-cell office:value-type="float" office:value="1086"/>
          <table:table-cell office:value-type="float" office:value="154"/>
          <table:table-cell office:value-type="float" office:value="4204"/>
          <table:table-cell office:value-type="float" office:value="6"/>
          <table:table-cell/>
          <table:table-cell office:value-type="float" office:value="0"/>
          <table:table-cell office:value-type="float" office:value="8"/>
          <table:table-cell office:value-type="float" office:value="2"/>
          <table:table-cell office:value-type="float" office:value="358"/>
          <table:table-cell office:value-type="float" office:value="436"/>
          <table:table-cell office:value-type="float" office:value="35"/>
          <table:table-cell office:value-type="float" office:value="1207"/>
          <table:table-cell office:value-type="float" office:value="1"/>
          <table:table-cell/>
          <table:table-cell office:value-type="float" office:value="0"/>
          <table:table-cell office:value-type="float" office:value="1"/>
          <table:table-cell office:value-type="float" office:value="4"/>
          <table:table-cell office:value-type="float" office:value="2628"/>
          <table:table-cell office:value-type="float" office:value="650"/>
          <table:table-cell office:value-type="float" office:value="119"/>
          <table:table-cell office:value-type="float" office:value="2997"/>
          <table:table-cell office:value-type="float" office:value="5"/>
          <table:table-cell/>
          <table:table-cell office:value-type="float" office:value="878"/>
          <table:table-cell office:value-type="float" office:value="9"/>
          <table:table-cell office:value-type="float" office:value="274"/>
          <table:table-cell office:value-type="float" office:value="46"/>
          <table:table-cell/>
          <table:table-cell office:value-type="float" office:value="1540"/>
          <table:table-cell office:value-type="float" office:value="13"/>
          <table:table-cell office:value-type="float" office:value="1340"/>
          <table:table-cell office:value-type="float" office:value="104"/>
          <table:table-cell table:number-columns-repeated="2"/>
          <table:table-cell office:value-type="float" office:value="15"/>
          <table:table-cell office:value-type="float" office:value="10"/>
          <table:table-cell table:number-columns-repeated="2"/>
          <table:table-cell office:value-type="float" office:value="1"/>
          <table:table-cell office:value-type="float" office:value="0"/>
          <table:table-cell office:value-type="float" office:value="86"/>
          <table:table-cell office:value-type="float" office:value="12"/>
          <table:table-cell office:value-type="float" office:value="83"/>
          <table:table-cell office:value-type="float" office:value="15"/>
          <table:table-cell office:value-type="float" office:value="7"/>
          <table:table-cell office:value-type="float" office:value="0"/>
          <table:table-cell office:value-type="float" office:value="6"/>
          <table:table-cell office:value-type="float" office:value="0"/>
          <table:table-cell office:value-type="float" office:value="5"/>
          <table:table-cell office:value-type="float" office:value="1512"/>
          <table:table-cell office:value-type="float" office:value="39"/>
          <table:table-cell table:number-columns-repeated="2"/>
          <table:table-cell office:value-type="float" office:value="0"/>
          <table:table-cell office:value-type="float" office:value="0"/>
          <table:table-cell office:value-type="float" office:value="1"/>
          <table:table-cell office:value-type="float" office:value="599"/>
          <table:table-cell office:value-type="float" office:value="168"/>
          <table:table-cell office:value-type="float" office:value="1"/>
          <table:table-cell office:value-type="float" office:value="3"/>
          <table:table-cell office:value-type="float" office:value="1"/>
          <table:table-cell/>
          <table:table-cell office:value-type="float" office:value="22264"/>
          <table:table-cell office:value-type="float" office:value="22073"/>
          <table:table-cell office:value-type="float" office:value="191"/>
          <table:table-cell/>
          <table:table-cell office:value-type="float" office:value="1"/>
          <table:table-cell office:value-type="float" office:value="23"/>
          <table:table-cell office:value-type="float" office:value="10"/>
          <table:table-cell office:value-type="float" office:value="9352"/>
          <table:table-cell office:value-type="float" office:value="1729"/>
          <table:table-cell office:value-type="float" office:value="434"/>
          <table:table-cell office:value-type="float" office:value="10500"/>
          <table:table-cell office:value-type="float" office:value="24"/>
          <table:table-cell/>
          <table:table-cell office:value-type="float" office:value="0"/>
          <table:table-cell office:value-type="float" office:value="14"/>
          <table:table-cell office:value-type="float" office:value="4"/>
          <table:table-cell office:value-type="float" office:value="2412"/>
          <table:table-cell office:value-type="float" office:value="917"/>
          <table:table-cell office:value-type="float" office:value="145"/>
          <table:table-cell office:value-type="float" office:value="4267"/>
          <table:table-cell office:value-type="float" office:value="9"/>
          <table:table-cell/>
          <table:table-cell office:value-type="float" office:value="1"/>
          <table:table-cell office:value-type="float" office:value="9"/>
          <table:table-cell office:value-type="float" office:value="6"/>
          <table:table-cell office:value-type="float" office:value="6940"/>
          <table:table-cell office:value-type="float" office:value="812"/>
          <table:table-cell office:value-type="float" office:value="289"/>
          <table:table-cell office:value-type="float" office:value="6233"/>
          <table:table-cell office:value-type="float" office:value="15"/>
          <table:table-cell/>
          <table:table-cell office:value-type="float" office:value="3236"/>
          <table:table-cell office:value-type="float" office:value="19"/>
          <table:table-cell office:value-type="float" office:value="846"/>
          <table:table-cell office:value-type="float" office:value="166"/>
          <table:table-cell/>
          <table:table-cell office:value-type="float" office:value="3061"/>
          <table:table-cell office:value-type="float" office:value="17"/>
          <table:table-cell office:value-type="float" office:value="3003"/>
          <table:table-cell office:value-type="float" office:value="152"/>
          <table:table-cell table:number-columns-repeated="2"/>
          <table:table-cell office:value-type="float" office:value="1"/>
          <table:table-cell office:value-type="float" office:value="1"/>
          <table:table-cell office:value-type="float" office:value="3"/>
          <table:table-cell office:value-type="float" office:value="314"/>
          <table:table-cell office:value-type="float" office:value="313"/>
          <table:table-cell office:value-type="float" office:value="20"/>
          <table:table-cell office:value-type="float" office:value="380"/>
          <table:table-cell office:value-type="float" office:value="3"/>
          <table:table-cell/>
          <table:table-cell office:value-type="float" office:value="0"/>
          <table:table-cell office:value-type="float" office:value="0"/>
          <table:table-cell office:value-type="float" office:value="0"/>
          <table:table-cell office:value-type="float" office:value="53"/>
          <table:table-cell office:value-type="float" office:value="12"/>
          <table:table-cell office:value-type="float" office:value="1"/>
          <table:table-cell office:value-type="float" office:value="32"/>
          <table:table-cell office:value-type="float" office:value="0"/>
          <table:table-cell/>
          <table:table-cell office:value-type="float" office:value="0"/>
          <table:table-cell office:value-type="float" office:value="0"/>
          <table:table-cell office:value-type="float" office:value="2"/>
          <table:table-cell office:value-type="float" office:value="152"/>
          <table:table-cell office:value-type="float" office:value="180"/>
          <table:table-cell office:value-type="float" office:value="3"/>
          <table:table-cell office:value-type="float" office:value="174"/>
          <table:table-cell office:value-type="float" office:value="0"/>
          <table:table-cell/>
          <table:table-cell office:value-type="float" office:value="0"/>
          <table:table-cell office:value-type="float" office:value="0"/>
          <table:table-cell office:value-type="float" office:value="0"/>
          <table:table-cell office:value-type="float" office:value="50"/>
          <table:table-cell office:value-type="float" office:value="12"/>
          <table:table-cell office:value-type="float" office:value="1"/>
          <table:table-cell office:value-type="float" office:value="24"/>
          <table:table-cell office:value-type="float" office:value="0"/>
          <table:table-cell/>
          <table:table-cell office:value-type="float" office:value="0"/>
          <table:table-cell office:value-type="float" office:value="0"/>
          <table:table-cell office:value-type="float" office:value="0"/>
          <table:table-cell office:value-type="float" office:value="71"/>
          <table:table-cell office:value-type="float" office:value="41"/>
          <table:table-cell office:value-type="float" office:value="9"/>
          <table:table-cell office:value-type="float" office:value="93"/>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
          <table:table-cell office:value-type="float" office:value="0"/>
          <table:table-cell table:number-columns-repeated="16216"/>
        </table:table-row>
        <table:table-row>
          <table:table-cell office:value-type="string" office:string-value="Salford"/>
          <table:table-cell table:number-columns-repeated="2"/>
          <table:table-cell office:value-type="float" office:value="4437"/>
          <table:table-cell office:value-type="float" office:value="4423"/>
          <table:table-cell office:value-type="float" office:value="14"/>
          <table:table-cell/>
          <table:table-cell office:value-type="float" office:value="2"/>
          <table:table-cell office:value-type="float" office:value="9"/>
          <table:table-cell office:value-type="float" office:value="0"/>
          <table:table-cell office:value-type="float" office:value="1655"/>
          <table:table-cell office:value-type="float" office:value="427"/>
          <table:table-cell office:value-type="float" office:value="46"/>
          <table:table-cell office:value-type="float" office:value="2282"/>
          <table:table-cell office:value-type="float" office:value="1"/>
          <table:table-cell/>
          <table:table-cell office:value-type="float" office:value="2"/>
          <table:table-cell office:value-type="float" office:value="9"/>
          <table:table-cell office:value-type="float" office:value="0"/>
          <table:table-cell office:value-type="float" office:value="170"/>
          <table:table-cell office:value-type="float" office:value="202"/>
          <table:table-cell office:value-type="float" office:value="19"/>
          <table:table-cell office:value-type="float" office:value="553"/>
          <table:table-cell office:value-type="float" office:value="0"/>
          <table:table-cell/>
          <table:table-cell office:value-type="float" office:value="0"/>
          <table:table-cell office:value-type="float" office:value="0"/>
          <table:table-cell office:value-type="float" office:value="0"/>
          <table:table-cell office:value-type="float" office:value="1485"/>
          <table:table-cell office:value-type="float" office:value="225"/>
          <table:table-cell office:value-type="float" office:value="27"/>
          <table:table-cell office:value-type="float" office:value="1729"/>
          <table:table-cell office:value-type="float" office:value="1"/>
          <table:table-cell/>
          <table:table-cell office:value-type="float" office:value="75"/>
          <table:table-cell office:value-type="float" office:value="0"/>
          <table:table-cell office:value-type="float" office:value="24"/>
          <table:table-cell office:value-type="float" office:value="454"/>
          <table:table-cell/>
          <table:table-cell office:value-type="float" office:value="87"/>
          <table:table-cell office:value-type="float" office:value="0"/>
          <table:table-cell office:value-type="float" office:value="247"/>
          <table:table-cell office:value-type="float" office:value="1395"/>
          <table:table-cell table:number-columns-repeated="2"/>
          <table:table-cell office:value-type="float" office:value="221"/>
          <table:table-cell office:value-type="float" office:value="7293"/>
          <table:table-cell table:number-columns-repeated="2"/>
          <table:table-cell office:value-type="float" office:value="2"/>
          <table:table-cell office:value-type="float" office:value="0"/>
          <table:table-cell office:value-type="float" office:value="28"/>
          <table:table-cell office:value-type="float" office:value="9"/>
          <table:table-cell office:value-type="float" office:value="115"/>
          <table:table-cell office:value-type="float" office:value="7"/>
          <table:table-cell office:value-type="float" office:value="6"/>
          <table:table-cell office:value-type="float" office:value="0"/>
          <table:table-cell office:value-type="float" office:value="2"/>
          <table:table-cell office:value-type="float" office:value="1"/>
          <table:table-cell office:value-type="float" office:value="0"/>
          <table:table-cell office:value-type="float" office:value="516"/>
          <table:table-cell office:value-type="float" office:value="19"/>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office:value-type="float" office:value="0"/>
          <table:table-cell/>
          <table:table-cell office:value-type="float" office:value="12102"/>
          <table:table-cell office:value-type="float" office:value="12076"/>
          <table:table-cell office:value-type="float" office:value="26"/>
          <table:table-cell/>
          <table:table-cell office:value-type="float" office:value="5"/>
          <table:table-cell office:value-type="float" office:value="16"/>
          <table:table-cell office:value-type="float" office:value="3"/>
          <table:table-cell office:value-type="float" office:value="5294"/>
          <table:table-cell office:value-type="float" office:value="741"/>
          <table:table-cell office:value-type="float" office:value="110"/>
          <table:table-cell office:value-type="float" office:value="5892"/>
          <table:table-cell office:value-type="float" office:value="12"/>
          <table:table-cell/>
          <table:table-cell office:value-type="float" office:value="4"/>
          <table:table-cell office:value-type="float" office:value="14"/>
          <table:table-cell office:value-type="float" office:value="2"/>
          <table:table-cell office:value-type="float" office:value="648"/>
          <table:table-cell office:value-type="float" office:value="398"/>
          <table:table-cell office:value-type="float" office:value="39"/>
          <table:table-cell office:value-type="float" office:value="1491"/>
          <table:table-cell office:value-type="float" office:value="3"/>
          <table:table-cell/>
          <table:table-cell office:value-type="float" office:value="1"/>
          <table:table-cell office:value-type="float" office:value="2"/>
          <table:table-cell office:value-type="float" office:value="1"/>
          <table:table-cell office:value-type="float" office:value="4646"/>
          <table:table-cell office:value-type="float" office:value="343"/>
          <table:table-cell office:value-type="float" office:value="71"/>
          <table:table-cell office:value-type="float" office:value="4401"/>
          <table:table-cell office:value-type="float" office:value="9"/>
          <table:table-cell/>
          <table:table-cell office:value-type="float" office:value="96"/>
          <table:table-cell office:value-type="float" office:value="0"/>
          <table:table-cell office:value-type="float" office:value="36"/>
          <table:table-cell office:value-type="float" office:value="1359"/>
          <table:table-cell/>
          <table:table-cell office:value-type="float" office:value="114"/>
          <table:table-cell office:value-type="float" office:value="1"/>
          <table:table-cell office:value-type="float" office:value="347"/>
          <table:table-cell office:value-type="float" office:value="3939"/>
          <table:table-cell table:number-columns-repeated="2"/>
          <table:table-cell office:value-type="float" office:value="3"/>
          <table:table-cell office:value-type="float" office:value="8"/>
          <table:table-cell office:value-type="float" office:value="1"/>
          <table:table-cell office:value-type="float" office:value="138"/>
          <table:table-cell office:value-type="float" office:value="178"/>
          <table:table-cell office:value-type="float" office:value="15"/>
          <table:table-cell office:value-type="float" office:value="220"/>
          <table:table-cell office:value-type="float" office:value="0"/>
          <table:table-cell/>
          <table:table-cell office:value-type="float" office:value="0"/>
          <table:table-cell office:value-type="float" office:value="0"/>
          <table:table-cell office:value-type="float" office:value="0"/>
          <table:table-cell office:value-type="float" office:value="14"/>
          <table:table-cell office:value-type="float" office:value="4"/>
          <table:table-cell office:value-type="float" office:value="0"/>
          <table:table-cell office:value-type="float" office:value="7"/>
          <table:table-cell office:value-type="float" office:value="0"/>
          <table:table-cell/>
          <table:table-cell office:value-type="float" office:value="2"/>
          <table:table-cell office:value-type="float" office:value="3"/>
          <table:table-cell office:value-type="float" office:value="0"/>
          <table:table-cell office:value-type="float" office:value="85"/>
          <table:table-cell office:value-type="float" office:value="112"/>
          <table:table-cell office:value-type="float" office:value="8"/>
          <table:table-cell office:value-type="float" office:value="163"/>
          <table:table-cell office:value-type="float" office:value="0"/>
          <table:table-cell/>
          <table:table-cell office:value-type="float" office:value="0"/>
          <table:table-cell office:value-type="float" office:value="0"/>
          <table:table-cell office:value-type="float" office:value="0"/>
          <table:table-cell office:value-type="float" office:value="13"/>
          <table:table-cell office:value-type="float" office:value="4"/>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outh Gloucestershire Council"/>
          <table:table-cell table:number-columns-repeated="2"/>
          <table:table-cell office:value-type="float" office:value="4775"/>
          <table:table-cell office:value-type="float" office:value="4761"/>
          <table:table-cell office:value-type="float" office:value="14"/>
          <table:table-cell/>
          <table:table-cell office:value-type="float" office:value="1"/>
          <table:table-cell office:value-type="float" office:value="4"/>
          <table:table-cell office:value-type="float" office:value="2"/>
          <table:table-cell office:value-type="float" office:value="1030"/>
          <table:table-cell office:value-type="float" office:value="390"/>
          <table:table-cell office:value-type="float" office:value="62"/>
          <table:table-cell office:value-type="float" office:value="3264"/>
          <table:table-cell office:value-type="float" office:value="7"/>
          <table:table-cell/>
          <table:table-cell office:value-type="float" office:value="0"/>
          <table:table-cell office:value-type="float" office:value="4"/>
          <table:table-cell office:value-type="float" office:value="1"/>
          <table:table-cell office:value-type="float" office:value="283"/>
          <table:table-cell office:value-type="float" office:value="232"/>
          <table:table-cell office:value-type="float" office:value="29"/>
          <table:table-cell office:value-type="float" office:value="1214"/>
          <table:table-cell office:value-type="float" office:value="4"/>
          <table:table-cell/>
          <table:table-cell office:value-type="float" office:value="1"/>
          <table:table-cell office:value-type="float" office:value="0"/>
          <table:table-cell office:value-type="float" office:value="1"/>
          <table:table-cell office:value-type="float" office:value="747"/>
          <table:table-cell office:value-type="float" office:value="158"/>
          <table:table-cell office:value-type="float" office:value="33"/>
          <table:table-cell office:value-type="float" office:value="2050"/>
          <table:table-cell office:value-type="float" office:value="3"/>
          <table:table-cell/>
          <table:table-cell office:value-type="float" office:value="709"/>
          <table:table-cell office:value-type="float" office:value="409"/>
          <table:table-cell office:value-type="float" office:value="96"/>
          <table:table-cell office:value-type="float" office:value="0"/>
          <table:table-cell/>
          <table:table-cell office:value-type="float" office:value="551"/>
          <table:table-cell office:value-type="float" office:value="282"/>
          <table:table-cell office:value-type="float" office:value="1214"/>
          <table:table-cell office:value-type="float" office:value="3"/>
          <table:table-cell table:number-columns-repeated="2"/>
          <table:table-cell office:value-type="float" office:value="5"/>
          <table:table-cell office:value-type="float" office:value="0"/>
          <table:table-cell table:number-columns-repeated="2"/>
          <table:table-cell office:value-type="float" office:value="0"/>
          <table:table-cell office:value-type="float" office:value="0"/>
          <table:table-cell office:value-type="float" office:value="64"/>
          <table:table-cell office:value-type="float" office:value="6"/>
          <table:table-cell office:value-type="float" office:value="15"/>
          <table:table-cell office:value-type="float" office:value="2"/>
          <table:table-cell office:value-type="float" office:value="11"/>
          <table:table-cell office:value-type="float" office:value="0"/>
          <table:table-cell office:value-type="float" office:value="0"/>
          <table:table-cell office:value-type="float" office:value="1"/>
          <table:table-cell office:value-type="float" office:value="3"/>
          <table:table-cell office:value-type="float" office:value="848"/>
          <table:table-cell office:value-type="float" office:value="23"/>
          <table:table-cell table:number-columns-repeated="2"/>
          <table:table-cell office:value-type="float" office:value="0"/>
          <table:table-cell office:value-type="float" office:value="0"/>
          <table:table-cell office:value-type="float" office:value="0"/>
          <table:table-cell office:value-type="float" office:value="82"/>
          <table:table-cell office:value-type="float" office:value="28"/>
          <table:table-cell office:value-type="float" office:value="195"/>
          <table:table-cell office:value-type="float" office:value="18"/>
          <table:table-cell office:value-type="float" office:value="2"/>
          <table:table-cell/>
          <table:table-cell office:value-type="float" office:value="12890"/>
          <table:table-cell office:value-type="float" office:value="12839"/>
          <table:table-cell office:value-type="float" office:value="51"/>
          <table:table-cell/>
          <table:table-cell office:value-type="float" office:value="2"/>
          <table:table-cell office:value-type="float" office:value="12"/>
          <table:table-cell office:value-type="float" office:value="5"/>
          <table:table-cell office:value-type="float" office:value="3415"/>
          <table:table-cell office:value-type="float" office:value="592"/>
          <table:table-cell office:value-type="float" office:value="167"/>
          <table:table-cell office:value-type="float" office:value="8622"/>
          <table:table-cell office:value-type="float" office:value="23"/>
          <table:table-cell/>
          <table:table-cell office:value-type="float" office:value="1"/>
          <table:table-cell office:value-type="float" office:value="11"/>
          <table:table-cell office:value-type="float" office:value="2"/>
          <table:table-cell office:value-type="float" office:value="742"/>
          <table:table-cell office:value-type="float" office:value="387"/>
          <table:table-cell office:value-type="float" office:value="80"/>
          <table:table-cell office:value-type="float" office:value="3054"/>
          <table:table-cell office:value-type="float" office:value="8"/>
          <table:table-cell/>
          <table:table-cell office:value-type="float" office:value="1"/>
          <table:table-cell office:value-type="float" office:value="1"/>
          <table:table-cell office:value-type="float" office:value="3"/>
          <table:table-cell office:value-type="float" office:value="2673"/>
          <table:table-cell office:value-type="float" office:value="205"/>
          <table:table-cell office:value-type="float" office:value="87"/>
          <table:table-cell office:value-type="float" office:value="5568"/>
          <table:table-cell office:value-type="float" office:value="15"/>
          <table:table-cell/>
          <table:table-cell office:value-type="float" office:value="2060"/>
          <table:table-cell office:value-type="float" office:value="796"/>
          <table:table-cell office:value-type="float" office:value="198"/>
          <table:table-cell office:value-type="float" office:value="0"/>
          <table:table-cell/>
          <table:table-cell office:value-type="float" office:value="1623"/>
          <table:table-cell office:value-type="float" office:value="524"/>
          <table:table-cell office:value-type="float" office:value="3415"/>
          <table:table-cell office:value-type="float" office:value="6"/>
          <table:table-cell table:number-columns-repeated="2"/>
          <table:table-cell office:value-type="float" office:value="0"/>
          <table:table-cell office:value-type="float" office:value="3"/>
          <table:table-cell office:value-type="float" office:value="2"/>
          <table:table-cell office:value-type="float" office:value="281"/>
          <table:table-cell office:value-type="float" office:value="194"/>
          <table:table-cell office:value-type="float" office:value="21"/>
          <table:table-cell office:value-type="float" office:value="498"/>
          <table:table-cell office:value-type="float" office:value="4"/>
          <table:table-cell/>
          <table:table-cell office:value-type="float" office:value="1"/>
          <table:table-cell office:value-type="float" office:value="0"/>
          <table:table-cell office:value-type="float" office:value="0"/>
          <table:table-cell office:value-type="float" office:value="106"/>
          <table:table-cell office:value-type="float" office:value="34"/>
          <table:table-cell office:value-type="float" office:value="4"/>
          <table:table-cell office:value-type="float" office:value="88"/>
          <table:table-cell office:value-type="float" office:value="1"/>
          <table:table-cell/>
          <table:table-cell office:value-type="float" office:value="0"/>
          <table:table-cell office:value-type="float" office:value="2"/>
          <table:table-cell office:value-type="float" office:value="1"/>
          <table:table-cell office:value-type="float" office:value="215"/>
          <table:table-cell office:value-type="float" office:value="133"/>
          <table:table-cell office:value-type="float" office:value="13"/>
          <table:table-cell office:value-type="float" office:value="361"/>
          <table:table-cell office:value-type="float" office:value="3"/>
          <table:table-cell/>
          <table:table-cell office:value-type="float" office:value="1"/>
          <table:table-cell office:value-type="float" office:value="0"/>
          <table:table-cell office:value-type="float" office:value="0"/>
          <table:table-cell office:value-type="float" office:value="94"/>
          <table:table-cell office:value-type="float" office:value="29"/>
          <table:table-cell office:value-type="float" office:value="4"/>
          <table:table-cell office:value-type="float" office:value="79"/>
          <table:table-cell office:value-type="float" office:value="1"/>
          <table:table-cell/>
          <table:table-cell office:value-type="float" office:value="0"/>
          <table:table-cell office:value-type="float" office:value="0"/>
          <table:table-cell office:value-type="float" office:value="1"/>
          <table:table-cell office:value-type="float" office:value="26"/>
          <table:table-cell office:value-type="float" office:value="19"/>
          <table:table-cell office:value-type="float" office:value="3"/>
          <table:table-cell office:value-type="float" office:value="65"/>
          <table:table-cell office:value-type="float" office:value="1"/>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Southampton City Council"/>
          <table:table-cell table:number-columns-repeated="2"/>
          <table:table-cell office:value-type="float" office:value="3015"/>
          <table:table-cell office:value-type="float" office:value="3014"/>
          <table:table-cell office:value-type="float" office:value="1"/>
          <table:table-cell/>
          <table:table-cell office:value-type="float" office:value="0"/>
          <table:table-cell office:value-type="float" office:value="4"/>
          <table:table-cell office:value-type="float" office:value="2"/>
          <table:table-cell office:value-type="float" office:value="1004"/>
          <table:table-cell office:value-type="float" office:value="426"/>
          <table:table-cell office:value-type="float" office:value="88"/>
          <table:table-cell office:value-type="float" office:value="1485"/>
          <table:table-cell office:value-type="float" office:value="5"/>
          <table:table-cell/>
          <table:table-cell office:value-type="float" office:value="0"/>
          <table:table-cell office:value-type="float" office:value="4"/>
          <table:table-cell office:value-type="float" office:value="0"/>
          <table:table-cell office:value-type="float" office:value="70"/>
          <table:table-cell office:value-type="float" office:value="209"/>
          <table:table-cell office:value-type="float" office:value="28"/>
          <table:table-cell office:value-type="float" office:value="649"/>
          <table:table-cell office:value-type="float" office:value="0"/>
          <table:table-cell/>
          <table:table-cell office:value-type="float" office:value="0"/>
          <table:table-cell office:value-type="float" office:value="0"/>
          <table:table-cell office:value-type="float" office:value="2"/>
          <table:table-cell office:value-type="float" office:value="934"/>
          <table:table-cell office:value-type="float" office:value="217"/>
          <table:table-cell office:value-type="float" office:value="60"/>
          <table:table-cell office:value-type="float" office:value="836"/>
          <table:table-cell office:value-type="float" office:value="5"/>
          <table:table-cell/>
          <table:table-cell office:value-type="float" office:value="0"/>
          <table:table-cell office:value-type="float" office:value="1"/>
          <table:table-cell office:value-type="float" office:value="0"/>
          <table:table-cell office:value-type="float" office:value="648"/>
          <table:table-cell/>
          <table:table-cell office:value-type="float" office:value="0"/>
          <table:table-cell office:value-type="float" office:value="0"/>
          <table:table-cell office:value-type="float" office:value="0"/>
          <table:table-cell office:value-type="float" office:value="836"/>
          <table:table-cell table:number-columns-repeated="2"/>
          <table:table-cell office:value-type="float" office:value="4"/>
          <table:table-cell office:value-type="float" office:value="0"/>
          <table:table-cell table:number-columns-repeated="2"/>
          <table:table-cell office:value-type="float" office:value="3"/>
          <table:table-cell office:value-type="float" office:value="0"/>
          <table:table-cell office:value-type="float" office:value="50"/>
          <table:table-cell office:value-type="float" office:value="4"/>
          <table:table-cell office:value-type="float" office:value="0"/>
          <table:table-cell office:value-type="float" office:value="7"/>
          <table:table-cell office:value-type="float" office:value="11"/>
          <table:table-cell office:value-type="float" office:value="0"/>
          <table:table-cell office:value-type="float" office:value="1"/>
          <table:table-cell office:value-type="float" office:value="0"/>
          <table:table-cell office:value-type="float" office:value="0"/>
          <table:table-cell office:value-type="float" office:value="765"/>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4"/>
          <table:table-cell office:value-type="float" office:value="0"/>
          <table:table-cell office:value-type="float" office:value="0"/>
          <table:table-cell office:value-type="float" office:value="1"/>
          <table:table-cell office:value-type="float" office:value="0"/>
          <table:table-cell/>
          <table:table-cell office:value-type="float" office:value="8105"/>
          <table:table-cell office:value-type="float" office:value="8056"/>
          <table:table-cell office:value-type="float" office:value="49"/>
          <table:table-cell/>
          <table:table-cell office:value-type="float" office:value="0"/>
          <table:table-cell office:value-type="float" office:value="10"/>
          <table:table-cell office:value-type="float" office:value="6"/>
          <table:table-cell office:value-type="float" office:value="3203"/>
          <table:table-cell office:value-type="float" office:value="708"/>
          <table:table-cell office:value-type="float" office:value="233"/>
          <table:table-cell office:value-type="float" office:value="3881"/>
          <table:table-cell office:value-type="float" office:value="15"/>
          <table:table-cell/>
          <table:table-cell office:value-type="float" office:value="0"/>
          <table:table-cell office:value-type="float" office:value="10"/>
          <table:table-cell office:value-type="float" office:value="2"/>
          <table:table-cell office:value-type="float" office:value="247"/>
          <table:table-cell office:value-type="float" office:value="411"/>
          <table:table-cell office:value-type="float" office:value="60"/>
          <table:table-cell office:value-type="float" office:value="1497"/>
          <table:table-cell office:value-type="float" office:value="1"/>
          <table:table-cell/>
          <table:table-cell office:value-type="float" office:value="0"/>
          <table:table-cell office:value-type="float" office:value="0"/>
          <table:table-cell office:value-type="float" office:value="4"/>
          <table:table-cell office:value-type="float" office:value="2956"/>
          <table:table-cell office:value-type="float" office:value="297"/>
          <table:table-cell office:value-type="float" office:value="173"/>
          <table:table-cell office:value-type="float" office:value="2384"/>
          <table:table-cell office:value-type="float" office:value="14"/>
          <table:table-cell/>
          <table:table-cell office:value-type="float" office:value="0"/>
          <table:table-cell office:value-type="float" office:value="1"/>
          <table:table-cell office:value-type="float" office:value="0"/>
          <table:table-cell office:value-type="float" office:value="1496"/>
          <table:table-cell/>
          <table:table-cell office:value-type="float" office:value="0"/>
          <table:table-cell office:value-type="float" office:value="0"/>
          <table:table-cell office:value-type="float" office:value="0"/>
          <table:table-cell office:value-type="float" office:value="2384"/>
          <table:table-cell table:number-columns-repeated="2"/>
          <table:table-cell office:value-type="float" office:value="1"/>
          <table:table-cell office:value-type="float" office:value="5"/>
          <table:table-cell office:value-type="float" office:value="3"/>
          <table:table-cell office:value-type="float" office:value="61"/>
          <table:table-cell office:value-type="float" office:value="112"/>
          <table:table-cell office:value-type="float" office:value="25"/>
          <table:table-cell office:value-type="float" office:value="210"/>
          <table:table-cell office:value-type="float" office:value="2"/>
          <table:table-cell/>
          <table:table-cell office:value-type="float" office:value="0"/>
          <table:table-cell office:value-type="float" office:value="0"/>
          <table:table-cell office:value-type="float" office:value="0"/>
          <table:table-cell office:value-type="float" office:value="119"/>
          <table:table-cell office:value-type="float" office:value="34"/>
          <table:table-cell office:value-type="float" office:value="11"/>
          <table:table-cell office:value-type="float" office:value="66"/>
          <table:table-cell office:value-type="float" office:value="1"/>
          <table:table-cell/>
          <table:table-cell office:value-type="float" office:value="0"/>
          <table:table-cell office:value-type="float" office:value="4"/>
          <table:table-cell office:value-type="float" office:value="0"/>
          <table:table-cell office:value-type="float" office:value="18"/>
          <table:table-cell office:value-type="float" office:value="66"/>
          <table:table-cell office:value-type="float" office:value="6"/>
          <table:table-cell office:value-type="float" office:value="119"/>
          <table:table-cell office:value-type="float" office:value="0"/>
          <table:table-cell/>
          <table:table-cell office:value-type="float" office:value="0"/>
          <table:table-cell office:value-type="float" office:value="0"/>
          <table:table-cell office:value-type="float" office:value="0"/>
          <table:table-cell office:value-type="float" office:value="102"/>
          <table:table-cell office:value-type="float" office:value="30"/>
          <table:table-cell office:value-type="float" office:value="11"/>
          <table:table-cell office:value-type="float" office:value="55"/>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outhend-on-Sea Borough Council"/>
          <table:table-cell table:number-columns-repeated="2"/>
          <table:table-cell office:value-type="float" office:value="2545"/>
          <table:table-cell office:value-type="float" office:value="2525"/>
          <table:table-cell office:value-type="float" office:value="20"/>
          <table:table-cell/>
          <table:table-cell office:value-type="float" office:value="0"/>
          <table:table-cell office:value-type="float" office:value="5"/>
          <table:table-cell office:value-type="float" office:value="3"/>
          <table:table-cell office:value-type="float" office:value="740"/>
          <table:table-cell office:value-type="float" office:value="292"/>
          <table:table-cell office:value-type="float" office:value="64"/>
          <table:table-cell office:value-type="float" office:value="1420"/>
          <table:table-cell office:value-type="float" office:value="1"/>
          <table:table-cell/>
          <table:table-cell office:value-type="float" office:value="0"/>
          <table:table-cell office:value-type="float" office:value="4"/>
          <table:table-cell office:value-type="float" office:value="1"/>
          <table:table-cell office:value-type="float" office:value="147"/>
          <table:table-cell office:value-type="float" office:value="158"/>
          <table:table-cell office:value-type="float" office:value="24"/>
          <table:table-cell office:value-type="float" office:value="600"/>
          <table:table-cell office:value-type="float" office:value="0"/>
          <table:table-cell/>
          <table:table-cell office:value-type="float" office:value="0"/>
          <table:table-cell office:value-type="float" office:value="1"/>
          <table:table-cell office:value-type="float" office:value="2"/>
          <table:table-cell office:value-type="float" office:value="593"/>
          <table:table-cell office:value-type="float" office:value="134"/>
          <table:table-cell office:value-type="float" office:value="40"/>
          <table:table-cell office:value-type="float" office:value="820"/>
          <table:table-cell office:value-type="float" office:value="1"/>
          <table:table-cell/>
          <table:table-cell office:value-type="float" office:value="212"/>
          <table:table-cell office:value-type="float" office:value="0"/>
          <table:table-cell office:value-type="float" office:value="87"/>
          <table:table-cell office:value-type="float" office:value="301"/>
          <table:table-cell/>
          <table:table-cell office:value-type="float" office:value="177"/>
          <table:table-cell office:value-type="float" office:value="2"/>
          <table:table-cell office:value-type="float" office:value="242"/>
          <table:table-cell office:value-type="float" office:value="399"/>
          <table:table-cell table:number-columns-repeated="2"/>
          <table:table-cell office:value-type="float" office:value="10"/>
          <table:table-cell office:value-type="float" office:value="3058"/>
          <table:table-cell table:number-columns-repeated="2"/>
          <table:table-cell office:value-type="float" office:value="21"/>
          <table:table-cell office:value-type="float" office:value="0"/>
          <table:table-cell office:value-type="float" office:value="11"/>
          <table:table-cell office:value-type="float" office:value="64"/>
          <table:table-cell office:value-type="float" office:value="57"/>
          <table:table-cell office:value-type="float" office:value="2"/>
          <table:table-cell office:value-type="float" office:value="11"/>
          <table:table-cell office:value-type="float" office:value="0"/>
          <table:table-cell office:value-type="float" office:value="1"/>
          <table:table-cell office:value-type="float" office:value="4"/>
          <table:table-cell office:value-type="float" office:value="3"/>
          <table:table-cell office:value-type="float" office:value="515"/>
          <table:table-cell office:value-type="float" office:value="6"/>
          <table:table-cell table:number-columns-repeated="2"/>
          <table:table-cell office:value-type="float" office:value="0"/>
          <table:table-cell office:value-type="float" office:value="0"/>
          <table:table-cell office:value-type="float" office:value="8"/>
          <table:table-cell office:value-type="float" office:value="280"/>
          <table:table-cell office:value-type="float" office:value="33"/>
          <table:table-cell office:value-type="float" office:value="201"/>
          <table:table-cell office:value-type="float" office:value="20"/>
          <table:table-cell office:value-type="float" office:value="0"/>
          <table:table-cell/>
          <table:table-cell office:value-type="float" office:value="6190"/>
          <table:table-cell office:value-type="float" office:value="6142"/>
          <table:table-cell office:value-type="float" office:value="48"/>
          <table:table-cell/>
          <table:table-cell office:value-type="float" office:value="0"/>
          <table:table-cell office:value-type="float" office:value="11"/>
          <table:table-cell office:value-type="float" office:value="7"/>
          <table:table-cell office:value-type="float" office:value="2077"/>
          <table:table-cell office:value-type="float" office:value="464"/>
          <table:table-cell office:value-type="float" office:value="133"/>
          <table:table-cell office:value-type="float" office:value="3443"/>
          <table:table-cell office:value-type="float" office:value="7"/>
          <table:table-cell/>
          <table:table-cell office:value-type="float" office:value="0"/>
          <table:table-cell office:value-type="float" office:value="10"/>
          <table:table-cell office:value-type="float" office:value="4"/>
          <table:table-cell office:value-type="float" office:value="457"/>
          <table:table-cell office:value-type="float" office:value="290"/>
          <table:table-cell office:value-type="float" office:value="56"/>
          <table:table-cell office:value-type="float" office:value="1454"/>
          <table:table-cell office:value-type="float" office:value="2"/>
          <table:table-cell/>
          <table:table-cell office:value-type="float" office:value="0"/>
          <table:table-cell office:value-type="float" office:value="1"/>
          <table:table-cell office:value-type="float" office:value="3"/>
          <table:table-cell office:value-type="float" office:value="1620"/>
          <table:table-cell office:value-type="float" office:value="174"/>
          <table:table-cell office:value-type="float" office:value="77"/>
          <table:table-cell office:value-type="float" office:value="1989"/>
          <table:table-cell office:value-type="float" office:value="5"/>
          <table:table-cell/>
          <table:table-cell office:value-type="float" office:value="211"/>
          <table:table-cell office:value-type="float" office:value="0"/>
          <table:table-cell office:value-type="float" office:value="61"/>
          <table:table-cell office:value-type="float" office:value="1182"/>
          <table:table-cell/>
          <table:table-cell office:value-type="float" office:value="187"/>
          <table:table-cell office:value-type="float" office:value="2"/>
          <table:table-cell office:value-type="float" office:value="280"/>
          <table:table-cell office:value-type="float" office:value="1520"/>
          <table:table-cell table:number-columns-repeated="2"/>
          <table:table-cell office:value-type="float" office:value="1"/>
          <table:table-cell office:value-type="float" office:value="5"/>
          <table:table-cell office:value-type="float" office:value="4"/>
          <table:table-cell office:value-type="float" office:value="165"/>
          <table:table-cell office:value-type="float" office:value="151"/>
          <table:table-cell office:value-type="float" office:value="27"/>
          <table:table-cell office:value-type="float" office:value="334"/>
          <table:table-cell office:value-type="float" office:value="1"/>
          <table:table-cell/>
          <table:table-cell office:value-type="float" office:value="0"/>
          <table:table-cell office:value-type="float" office:value="0"/>
          <table:table-cell office:value-type="float" office:value="0"/>
          <table:table-cell office:value-type="float" office:value="188"/>
          <table:table-cell office:value-type="float" office:value="58"/>
          <table:table-cell office:value-type="float" office:value="12"/>
          <table:table-cell office:value-type="float" office:value="143"/>
          <table:table-cell office:value-type="float" office:value="1"/>
          <table:table-cell/>
          <table:table-cell office:value-type="float" office:value="0"/>
          <table:table-cell office:value-type="float" office:value="3"/>
          <table:table-cell office:value-type="float" office:value="1"/>
          <table:table-cell office:value-type="float" office:value="97"/>
          <table:table-cell office:value-type="float" office:value="99"/>
          <table:table-cell office:value-type="float" office:value="11"/>
          <table:table-cell office:value-type="float" office:value="178"/>
          <table:table-cell office:value-type="float" office:value="0"/>
          <table:table-cell/>
          <table:table-cell office:value-type="float" office:value="0"/>
          <table:table-cell office:value-type="float" office:value="0"/>
          <table:table-cell office:value-type="float" office:value="0"/>
          <table:table-cell office:value-type="float" office:value="180"/>
          <table:table-cell office:value-type="float" office:value="52"/>
          <table:table-cell office:value-type="float" office:value="12"/>
          <table:table-cell office:value-type="float" office:value="130"/>
          <table:table-cell office:value-type="float" office:value="1"/>
          <table:table-cell/>
          <table:table-cell office:value-type="float" office:value="1"/>
          <table:table-cell office:value-type="float" office:value="2"/>
          <table:table-cell office:value-type="float" office:value="3"/>
          <table:table-cell office:value-type="float" office:value="60"/>
          <table:table-cell office:value-type="float" office:value="50"/>
          <table:table-cell office:value-type="float" office:value="15"/>
          <table:table-cell office:value-type="float" office:value="12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Tameside"/>
          <table:table-cell table:number-columns-repeated="2"/>
          <table:table-cell office:value-type="float" office:value="3736"/>
          <table:table-cell office:value-type="float" office:value="3729"/>
          <table:table-cell office:value-type="float" office:value="7"/>
          <table:table-cell/>
          <table:table-cell office:value-type="float" office:value="1"/>
          <table:table-cell office:value-type="float" office:value="1"/>
          <table:table-cell office:value-type="float" office:value="7"/>
          <table:table-cell office:value-type="float" office:value="1658"/>
          <table:table-cell office:value-type="float" office:value="390"/>
          <table:table-cell office:value-type="float" office:value="89"/>
          <table:table-cell office:value-type="float" office:value="1578"/>
          <table:table-cell office:value-type="float" office:value="5"/>
          <table:table-cell/>
          <table:table-cell office:value-type="float" office:value="1"/>
          <table:table-cell office:value-type="float" office:value="1"/>
          <table:table-cell office:value-type="float" office:value="2"/>
          <table:table-cell office:value-type="float" office:value="255"/>
          <table:table-cell office:value-type="float" office:value="187"/>
          <table:table-cell office:value-type="float" office:value="28"/>
          <table:table-cell office:value-type="float" office:value="656"/>
          <table:table-cell office:value-type="float" office:value="0"/>
          <table:table-cell/>
          <table:table-cell office:value-type="float" office:value="0"/>
          <table:table-cell office:value-type="float" office:value="0"/>
          <table:table-cell office:value-type="float" office:value="5"/>
          <table:table-cell office:value-type="float" office:value="1403"/>
          <table:table-cell office:value-type="float" office:value="203"/>
          <table:table-cell office:value-type="float" office:value="61"/>
          <table:table-cell office:value-type="float" office:value="922"/>
          <table:table-cell office:value-type="float" office:value="5"/>
          <table:table-cell/>
          <table:table-cell office:value-type="float" office:value="290"/>
          <table:table-cell office:value-type="float" office:value="0"/>
          <table:table-cell office:value-type="float" office:value="20"/>
          <table:table-cell office:value-type="float" office:value="346"/>
          <table:table-cell/>
          <table:table-cell office:value-type="float" office:value="560"/>
          <table:table-cell office:value-type="float" office:value="0"/>
          <table:table-cell office:value-type="float" office:value="158"/>
          <table:table-cell office:value-type="float" office:value="204"/>
          <table:table-cell table:number-columns-repeated="2"/>
          <table:table-cell office:value-type="float" office:value="4561"/>
          <table:table-cell office:value-type="float" office:value="1766"/>
          <table:table-cell table:number-columns-repeated="2"/>
          <table:table-cell office:value-type="float" office:value="3"/>
          <table:table-cell office:value-type="float" office:value="0"/>
          <table:table-cell office:value-type="float" office:value="51"/>
          <table:table-cell office:value-type="float" office:value="15"/>
          <table:table-cell office:value-type="float" office:value="4"/>
          <table:table-cell office:value-type="float" office:value="20"/>
          <table:table-cell office:value-type="float" office:value="5"/>
          <table:table-cell office:value-type="float" office:value="0"/>
          <table:table-cell office:value-type="float" office:value="2"/>
          <table:table-cell office:value-type="float" office:value="0"/>
          <table:table-cell office:value-type="float" office:value="0"/>
          <table:table-cell office:value-type="float" office:value="552"/>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9899"/>
          <table:table-cell office:value-type="float" office:value="9860"/>
          <table:table-cell office:value-type="float" office:value="39"/>
          <table:table-cell/>
          <table:table-cell office:value-type="float" office:value="3"/>
          <table:table-cell office:value-type="float" office:value="10"/>
          <table:table-cell office:value-type="float" office:value="24"/>
          <table:table-cell office:value-type="float" office:value="4904"/>
          <table:table-cell office:value-type="float" office:value="608"/>
          <table:table-cell office:value-type="float" office:value="233"/>
          <table:table-cell office:value-type="float" office:value="4057"/>
          <table:table-cell office:value-type="float" office:value="21"/>
          <table:table-cell/>
          <table:table-cell office:value-type="float" office:value="1"/>
          <table:table-cell office:value-type="float" office:value="10"/>
          <table:table-cell office:value-type="float" office:value="8"/>
          <table:table-cell office:value-type="float" office:value="1002"/>
          <table:table-cell office:value-type="float" office:value="325"/>
          <table:table-cell office:value-type="float" office:value="87"/>
          <table:table-cell office:value-type="float" office:value="1557"/>
          <table:table-cell office:value-type="float" office:value="3"/>
          <table:table-cell/>
          <table:table-cell office:value-type="float" office:value="2"/>
          <table:table-cell office:value-type="float" office:value="0"/>
          <table:table-cell office:value-type="float" office:value="16"/>
          <table:table-cell office:value-type="float" office:value="3902"/>
          <table:table-cell office:value-type="float" office:value="283"/>
          <table:table-cell office:value-type="float" office:value="146"/>
          <table:table-cell office:value-type="float" office:value="2500"/>
          <table:table-cell office:value-type="float" office:value="18"/>
          <table:table-cell/>
          <table:table-cell office:value-type="float" office:value="632"/>
          <table:table-cell office:value-type="float" office:value="0"/>
          <table:table-cell office:value-type="float" office:value="73"/>
          <table:table-cell office:value-type="float" office:value="852"/>
          <table:table-cell/>
          <table:table-cell office:value-type="float" office:value="1428"/>
          <table:table-cell office:value-type="float" office:value="1"/>
          <table:table-cell office:value-type="float" office:value="458"/>
          <table:table-cell office:value-type="float" office:value="613"/>
          <table:table-cell table:number-columns-repeated="2"/>
          <table:table-cell office:value-type="float" office:value="2"/>
          <table:table-cell office:value-type="float" office:value="0"/>
          <table:table-cell office:value-type="float" office:value="3"/>
          <table:table-cell office:value-type="float" office:value="71"/>
          <table:table-cell office:value-type="float" office:value="77"/>
          <table:table-cell office:value-type="float" office:value="7"/>
          <table:table-cell office:value-type="float" office:value="90"/>
          <table:table-cell office:value-type="float" office:value="1"/>
          <table:table-cell/>
          <table:table-cell office:value-type="float" office:value="0"/>
          <table:table-cell office:value-type="float" office:value="0"/>
          <table:table-cell office:value-type="float" office:value="1"/>
          <table:table-cell office:value-type="float" office:value="97"/>
          <table:table-cell office:value-type="float" office:value="26"/>
          <table:table-cell office:value-type="float" office:value="4"/>
          <table:table-cell office:value-type="float" office:value="29"/>
          <table:table-cell office:value-type="float" office:value="1"/>
          <table:table-cell/>
          <table:table-cell office:value-type="float" office:value="1"/>
          <table:table-cell office:value-type="float" office:value="0"/>
          <table:table-cell office:value-type="float" office:value="1"/>
          <table:table-cell office:value-type="float" office:value="35"/>
          <table:table-cell office:value-type="float" office:value="48"/>
          <table:table-cell office:value-type="float" office:value="4"/>
          <table:table-cell office:value-type="float" office:value="56"/>
          <table:table-cell office:value-type="float" office:value="0"/>
          <table:table-cell/>
          <table:table-cell office:value-type="float" office:value="0"/>
          <table:table-cell office:value-type="float" office:value="0"/>
          <table:table-cell office:value-type="float" office:value="1"/>
          <table:table-cell office:value-type="float" office:value="88"/>
          <table:table-cell office:value-type="float" office:value="22"/>
          <table:table-cell office:value-type="float" office:value="4"/>
          <table:table-cell office:value-type="float" office:value="28"/>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orcestershire County Council"/>
          <table:table-cell table:number-columns-repeated="2"/>
          <table:table-cell office:value-type="float" office:value="10862"/>
          <table:table-cell office:value-type="float" office:value="10772"/>
          <table:table-cell office:value-type="float" office:value="90"/>
          <table:table-cell/>
          <table:table-cell office:value-type="float" office:value="4"/>
          <table:table-cell office:value-type="float" office:value="13"/>
          <table:table-cell office:value-type="float" office:value="7"/>
          <table:table-cell office:value-type="float" office:value="2377"/>
          <table:table-cell office:value-type="float" office:value="892"/>
          <table:table-cell office:value-type="float" office:value="201"/>
          <table:table-cell office:value-type="float" office:value="7255"/>
          <table:table-cell office:value-type="float" office:value="23"/>
          <table:table-cell/>
          <table:table-cell office:value-type="float" office:value="0"/>
          <table:table-cell office:value-type="float" office:value="11"/>
          <table:table-cell office:value-type="float" office:value="0"/>
          <table:table-cell office:value-type="float" office:value="137"/>
          <table:table-cell office:value-type="float" office:value="328"/>
          <table:table-cell office:value-type="float" office:value="42"/>
          <table:table-cell office:value-type="float" office:value="2577"/>
          <table:table-cell office:value-type="float" office:value="1"/>
          <table:table-cell/>
          <table:table-cell office:value-type="float" office:value="4"/>
          <table:table-cell office:value-type="float" office:value="2"/>
          <table:table-cell office:value-type="float" office:value="7"/>
          <table:table-cell office:value-type="float" office:value="2240"/>
          <table:table-cell office:value-type="float" office:value="564"/>
          <table:table-cell office:value-type="float" office:value="159"/>
          <table:table-cell office:value-type="float" office:value="4678"/>
          <table:table-cell office:value-type="float" office:value="22"/>
          <table:table-cell/>
          <table:table-cell office:value-type="float" office:value="2562"/>
          <table:table-cell office:value-type="float" office:value="3"/>
          <table:table-cell office:value-type="float" office:value="10"/>
          <table:table-cell office:value-type="float" office:value="2"/>
          <table:table-cell/>
          <table:table-cell office:value-type="float" office:value="4618"/>
          <table:table-cell office:value-type="float" office:value="3"/>
          <table:table-cell office:value-type="float" office:value="35"/>
          <table:table-cell office:value-type="float" office:value="22"/>
          <table:table-cell table:number-columns-repeated="2"/>
          <table:table-cell office:value-type="float" office:value="15216"/>
          <table:table-cell office:value-type="float" office:value="950"/>
          <table:table-cell table:number-columns-repeated="2"/>
          <table:table-cell office:value-type="float" office:value="8"/>
          <table:table-cell office:value-type="float" office:value="0"/>
          <table:table-cell office:value-type="float" office:value="173"/>
          <table:table-cell office:value-type="float" office:value="3"/>
          <table:table-cell office:value-type="float" office:value="92"/>
          <table:table-cell office:value-type="float" office:value="20"/>
          <table:table-cell office:value-type="float" office:value="43"/>
          <table:table-cell office:value-type="float" office:value="0"/>
          <table:table-cell office:value-type="float" office:value="0"/>
          <table:table-cell office:value-type="float" office:value="0"/>
          <table:table-cell office:value-type="float" office:value="2"/>
          <table:table-cell office:value-type="float" office:value="2460"/>
          <table:table-cell office:value-type="float" office:value="38"/>
          <table:table-cell table:number-columns-repeated="2"/>
          <table:table-cell office:value-type="float" office:value="0"/>
          <table:table-cell office:value-type="float" office:value="0"/>
          <table:table-cell office:value-type="float" office:value="4"/>
          <table:table-cell office:value-type="float" office:value="144"/>
          <table:table-cell office:value-type="float" office:value="59"/>
          <table:table-cell office:value-type="float" office:value="173"/>
          <table:table-cell office:value-type="float" office:value="40"/>
          <table:table-cell office:value-type="float" office:value="0"/>
          <table:table-cell/>
          <table:table-cell office:value-type="float" office:value="29136"/>
          <table:table-cell office:value-type="float" office:value="28841"/>
          <table:table-cell office:value-type="float" office:value="295"/>
          <table:table-cell/>
          <table:table-cell office:value-type="float" office:value="5"/>
          <table:table-cell office:value-type="float" office:value="25"/>
          <table:table-cell office:value-type="float" office:value="23"/>
          <table:table-cell office:value-type="float" office:value="7475"/>
          <table:table-cell office:value-type="float" office:value="1973"/>
          <table:table-cell office:value-type="float" office:value="539"/>
          <table:table-cell office:value-type="float" office:value="18739"/>
          <table:table-cell office:value-type="float" office:value="61"/>
          <table:table-cell/>
          <table:table-cell office:value-type="float" office:value="0"/>
          <table:table-cell office:value-type="float" office:value="22"/>
          <table:table-cell office:value-type="float" office:value="6"/>
          <table:table-cell office:value-type="float" office:value="544"/>
          <table:table-cell office:value-type="float" office:value="925"/>
          <table:table-cell office:value-type="float" office:value="120"/>
          <table:table-cell office:value-type="float" office:value="5888"/>
          <table:table-cell office:value-type="float" office:value="2"/>
          <table:table-cell/>
          <table:table-cell office:value-type="float" office:value="5"/>
          <table:table-cell office:value-type="float" office:value="3"/>
          <table:table-cell office:value-type="float" office:value="17"/>
          <table:table-cell office:value-type="float" office:value="6931"/>
          <table:table-cell office:value-type="float" office:value="1048"/>
          <table:table-cell office:value-type="float" office:value="419"/>
          <table:table-cell office:value-type="float" office:value="12851"/>
          <table:table-cell office:value-type="float" office:value="59"/>
          <table:table-cell/>
          <table:table-cell office:value-type="float" office:value="5865"/>
          <table:table-cell office:value-type="float" office:value="9"/>
          <table:table-cell office:value-type="float" office:value="9"/>
          <table:table-cell office:value-type="float" office:value="5"/>
          <table:table-cell/>
          <table:table-cell office:value-type="float" office:value="12475"/>
          <table:table-cell office:value-type="float" office:value="12"/>
          <table:table-cell office:value-type="float" office:value="37"/>
          <table:table-cell office:value-type="float" office:value="327"/>
          <table:table-cell table:number-columns-repeated="2"/>
          <table:table-cell office:value-type="float" office:value="1"/>
          <table:table-cell office:value-type="float" office:value="12"/>
          <table:table-cell office:value-type="float" office:value="1"/>
          <table:table-cell office:value-type="float" office:value="155"/>
          <table:table-cell office:value-type="float" office:value="325"/>
          <table:table-cell office:value-type="float" office:value="40"/>
          <table:table-cell office:value-type="float" office:value="1363"/>
          <table:table-cell office:value-type="float" office:value="1"/>
          <table:table-cell/>
          <table:table-cell office:value-type="float" office:value="4"/>
          <table:table-cell office:value-type="float" office:value="0"/>
          <table:table-cell office:value-type="float" office:value="4"/>
          <table:table-cell office:value-type="float" office:value="1331"/>
          <table:table-cell office:value-type="float" office:value="377"/>
          <table:table-cell office:value-type="float" office:value="88"/>
          <table:table-cell office:value-type="float" office:value="1491"/>
          <table:table-cell office:value-type="float" office:value="11"/>
          <table:table-cell/>
          <table:table-cell office:value-type="float" office:value="0"/>
          <table:table-cell office:value-type="float" office:value="9"/>
          <table:table-cell office:value-type="float" office:value="0"/>
          <table:table-cell office:value-type="float" office:value="109"/>
          <table:table-cell office:value-type="float" office:value="248"/>
          <table:table-cell office:value-type="float" office:value="31"/>
          <table:table-cell office:value-type="float" office:value="1074"/>
          <table:table-cell office:value-type="float" office:value="1"/>
          <table:table-cell/>
          <table:table-cell office:value-type="float" office:value="4"/>
          <table:table-cell office:value-type="float" office:value="0"/>
          <table:table-cell office:value-type="float" office:value="3"/>
          <table:table-cell office:value-type="float" office:value="1282"/>
          <table:table-cell office:value-type="float" office:value="338"/>
          <table:table-cell office:value-type="float" office:value="84"/>
          <table:table-cell office:value-type="float" office:value="1435"/>
          <table:table-cell office:value-type="float" office:value="11"/>
          <table:table-cell/>
          <table:table-cell office:value-type="float" office:value="1"/>
          <table:table-cell office:value-type="float" office:value="0"/>
          <table:table-cell office:value-type="float" office:value="1"/>
          <table:table-cell office:value-type="float" office:value="21"/>
          <table:table-cell office:value-type="float" office:value="36"/>
          <table:table-cell office:value-type="float" office:value="4"/>
          <table:table-cell office:value-type="float" office:value="91"/>
          <table:table-cell office:value-type="float" office:value="0"/>
          <table:table-cell/>
          <table:table-cell office:value-type="float" office:value="0"/>
          <table:table-cell office:value-type="float" office:value="0"/>
          <table:table-cell office:value-type="float" office:value="1"/>
          <table:table-cell office:value-type="float" office:value="12"/>
          <table:table-cell office:value-type="float" office:value="17"/>
          <table:table-cell office:value-type="float" office:value="1"/>
          <table:table-cell office:value-type="float" office:value="13"/>
          <table:table-cell office:value-type="float" office:value="0"/>
          <table:table-cell table:number-columns-repeated="16216"/>
        </table:table-row>
        <table:table-row>
          <table:table-cell office:value-type="string" office:string-value="Bury Council"/>
          <table:table-cell table:number-columns-repeated="2"/>
          <table:table-cell office:value-type="float" office:value="3739"/>
          <table:table-cell office:value-type="float" office:value="3713"/>
          <table:table-cell office:value-type="float" office:value="26"/>
          <table:table-cell/>
          <table:table-cell office:value-type="float" office:value="0"/>
          <table:table-cell office:value-type="float" office:value="6"/>
          <table:table-cell office:value-type="float" office:value="0"/>
          <table:table-cell office:value-type="float" office:value="1183"/>
          <table:table-cell office:value-type="float" office:value="14"/>
          <table:table-cell office:value-type="float" office:value="44"/>
          <table:table-cell office:value-type="float" office:value="2460"/>
          <table:table-cell office:value-type="float" office:value="6"/>
          <table:table-cell/>
          <table:table-cell office:value-type="float" office:value="0"/>
          <table:table-cell office:value-type="float" office:value="6"/>
          <table:table-cell office:value-type="float" office:value="0"/>
          <table:table-cell office:value-type="float" office:value="243"/>
          <table:table-cell office:value-type="float" office:value="9"/>
          <table:table-cell office:value-type="float" office:value="10"/>
          <table:table-cell office:value-type="float" office:value="897"/>
          <table:table-cell office:value-type="float" office:value="1"/>
          <table:table-cell/>
          <table:table-cell office:value-type="float" office:value="0"/>
          <table:table-cell office:value-type="float" office:value="0"/>
          <table:table-cell office:value-type="float" office:value="0"/>
          <table:table-cell office:value-type="float" office:value="940"/>
          <table:table-cell office:value-type="float" office:value="5"/>
          <table:table-cell office:value-type="float" office:value="34"/>
          <table:table-cell office:value-type="float" office:value="1563"/>
          <table:table-cell office:value-type="float" office:value="5"/>
          <table:table-cell/>
          <table:table-cell office:value-type="float" office:value="896"/>
          <table:table-cell office:value-type="float" office:value="0"/>
          <table:table-cell office:value-type="float" office:value="0"/>
          <table:table-cell office:value-type="float" office:value="1"/>
          <table:table-cell/>
          <table:table-cell office:value-type="float" office:value="1563"/>
          <table:table-cell office:value-type="float" office:value="0"/>
          <table:table-cell office:value-type="float" office:value="0"/>
          <table:table-cell office:value-type="float" office:value="0"/>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91"/>
          <table:table-cell office:value-type="float" office:value="1"/>
          <table:table-cell office:value-type="float" office:value="7"/>
          <table:table-cell office:value-type="float" office:value="22"/>
          <table:table-cell office:value-type="float" office:value="13"/>
          <table:table-cell office:value-type="float" office:value="0"/>
          <table:table-cell office:value-type="float" office:value="1"/>
          <table:table-cell office:value-type="float" office:value="0"/>
          <table:table-cell office:value-type="float" office:value="0"/>
          <table:table-cell office:value-type="float" office:value="466"/>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0186"/>
          <table:table-cell office:value-type="float" office:value="10090"/>
          <table:table-cell office:value-type="float" office:value="96"/>
          <table:table-cell/>
          <table:table-cell office:value-type="float" office:value="2"/>
          <table:table-cell office:value-type="float" office:value="16"/>
          <table:table-cell office:value-type="float" office:value="2"/>
          <table:table-cell office:value-type="float" office:value="3771"/>
          <table:table-cell office:value-type="float" office:value="165"/>
          <table:table-cell office:value-type="float" office:value="145"/>
          <table:table-cell office:value-type="float" office:value="5960"/>
          <table:table-cell office:value-type="float" office:value="29"/>
          <table:table-cell/>
          <table:table-cell office:value-type="float" office:value="0"/>
          <table:table-cell office:value-type="float" office:value="16"/>
          <table:table-cell office:value-type="float" office:value="1"/>
          <table:table-cell office:value-type="float" office:value="634"/>
          <table:table-cell office:value-type="float" office:value="123"/>
          <table:table-cell office:value-type="float" office:value="38"/>
          <table:table-cell office:value-type="float" office:value="2302"/>
          <table:table-cell office:value-type="float" office:value="5"/>
          <table:table-cell/>
          <table:table-cell office:value-type="float" office:value="2"/>
          <table:table-cell office:value-type="float" office:value="0"/>
          <table:table-cell office:value-type="float" office:value="1"/>
          <table:table-cell office:value-type="float" office:value="3137"/>
          <table:table-cell office:value-type="float" office:value="42"/>
          <table:table-cell office:value-type="float" office:value="107"/>
          <table:table-cell office:value-type="float" office:value="3658"/>
          <table:table-cell office:value-type="float" office:value="24"/>
          <table:table-cell/>
          <table:table-cell office:value-type="float" office:value="2299"/>
          <table:table-cell office:value-type="float" office:value="0"/>
          <table:table-cell office:value-type="float" office:value="0"/>
          <table:table-cell office:value-type="float" office:value="3"/>
          <table:table-cell/>
          <table:table-cell office:value-type="float" office:value="3655"/>
          <table:table-cell office:value-type="float" office:value="0"/>
          <table:table-cell office:value-type="float" office:value="0"/>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roydon"/>
          <table:table-cell table:number-columns-repeated="2"/>
          <table:table-cell office:value-type="float" office:value="4260"/>
          <table:table-cell office:value-type="float" office:value="4233"/>
          <table:table-cell office:value-type="float" office:value="27"/>
          <table:table-cell/>
          <table:table-cell office:value-type="float" office:value="1"/>
          <table:table-cell office:value-type="float" office:value="5"/>
          <table:table-cell office:value-type="float" office:value="2"/>
          <table:table-cell office:value-type="float" office:value="1446"/>
          <table:table-cell office:value-type="float" office:value="407"/>
          <table:table-cell office:value-type="float" office:value="124"/>
          <table:table-cell office:value-type="float" office:value="2248"/>
          <table:table-cell office:value-type="float" office:value="0"/>
          <table:table-cell/>
          <table:table-cell office:value-type="float" office:value="0"/>
          <table:table-cell office:value-type="float" office:value="5"/>
          <table:table-cell office:value-type="float" office:value="2"/>
          <table:table-cell office:value-type="float" office:value="178"/>
          <table:table-cell office:value-type="float" office:value="221"/>
          <table:table-cell office:value-type="float" office:value="30"/>
          <table:table-cell office:value-type="float" office:value="937"/>
          <table:table-cell office:value-type="float" office:value="0"/>
          <table:table-cell/>
          <table:table-cell office:value-type="float" office:value="1"/>
          <table:table-cell office:value-type="float" office:value="0"/>
          <table:table-cell office:value-type="float" office:value="0"/>
          <table:table-cell office:value-type="float" office:value="1268"/>
          <table:table-cell office:value-type="float" office:value="186"/>
          <table:table-cell office:value-type="float" office:value="94"/>
          <table:table-cell office:value-type="float" office:value="1311"/>
          <table:table-cell office:value-type="float" office:value="0"/>
          <table:table-cell/>
          <table:table-cell office:value-type="float" office:value="66"/>
          <table:table-cell office:value-type="float" office:value="0"/>
          <table:table-cell office:value-type="float" office:value="2"/>
          <table:table-cell office:value-type="float" office:value="869"/>
          <table:table-cell/>
          <table:table-cell office:value-type="float" office:value="878"/>
          <table:table-cell office:value-type="float" office:value="1"/>
          <table:table-cell office:value-type="float" office:value="3"/>
          <table:table-cell office:value-type="float" office:value="429"/>
          <table:table-cell table:number-columns-repeated="2"/>
          <table:table-cell office:value-type="float" office:value="5746"/>
          <table:table-cell office:value-type="float" office:value="4452"/>
          <table:table-cell table:number-columns-repeated="2"/>
          <table:table-cell office:value-type="float" office:value="0"/>
          <table:table-cell office:value-type="float" office:value="0"/>
          <table:table-cell office:value-type="float" office:value="89"/>
          <table:table-cell office:value-type="float" office:value="3"/>
          <table:table-cell office:value-type="float" office:value="8"/>
          <table:table-cell office:value-type="float" office:value="37"/>
          <table:table-cell office:value-type="float" office:value="9"/>
          <table:table-cell office:value-type="float" office:value="0"/>
          <table:table-cell office:value-type="float" office:value="21"/>
          <table:table-cell office:value-type="float" office:value="1"/>
          <table:table-cell office:value-type="float" office:value="2"/>
          <table:table-cell office:value-type="float" office:value="435"/>
          <table:table-cell office:value-type="float" office:value="21"/>
          <table:table-cell table:number-columns-repeated="2"/>
          <table:table-cell office:value-type="float" office:value="0"/>
          <table:table-cell office:value-type="float" office:value="1"/>
          <table:table-cell office:value-type="float" office:value="16"/>
          <table:table-cell office:value-type="float" office:value="296"/>
          <table:table-cell office:value-type="float" office:value="185"/>
          <table:table-cell office:value-type="float" office:value="146"/>
          <table:table-cell office:value-type="float" office:value="25"/>
          <table:table-cell office:value-type="float" office:value="4"/>
          <table:table-cell/>
          <table:table-cell office:value-type="float" office:value="11720"/>
          <table:table-cell office:value-type="float" office:value="11646"/>
          <table:table-cell office:value-type="float" office:value="74"/>
          <table:table-cell/>
          <table:table-cell office:value-type="float" office:value="1"/>
          <table:table-cell office:value-type="float" office:value="17"/>
          <table:table-cell office:value-type="float" office:value="4"/>
          <table:table-cell office:value-type="float" office:value="4428"/>
          <table:table-cell office:value-type="float" office:value="639"/>
          <table:table-cell office:value-type="float" office:value="354"/>
          <table:table-cell office:value-type="float" office:value="6197"/>
          <table:table-cell office:value-type="float" office:value="6"/>
          <table:table-cell/>
          <table:table-cell office:value-type="float" office:value="0"/>
          <table:table-cell office:value-type="float" office:value="14"/>
          <table:table-cell office:value-type="float" office:value="2"/>
          <table:table-cell office:value-type="float" office:value="603"/>
          <table:table-cell office:value-type="float" office:value="414"/>
          <table:table-cell office:value-type="float" office:value="100"/>
          <table:table-cell office:value-type="float" office:value="2680"/>
          <table:table-cell office:value-type="float" office:value="2"/>
          <table:table-cell/>
          <table:table-cell office:value-type="float" office:value="1"/>
          <table:table-cell office:value-type="float" office:value="3"/>
          <table:table-cell office:value-type="float" office:value="2"/>
          <table:table-cell office:value-type="float" office:value="3825"/>
          <table:table-cell office:value-type="float" office:value="225"/>
          <table:table-cell office:value-type="float" office:value="254"/>
          <table:table-cell office:value-type="float" office:value="3517"/>
          <table:table-cell office:value-type="float" office:value="4"/>
          <table:table-cell/>
          <table:table-cell office:value-type="float" office:value="157"/>
          <table:table-cell office:value-type="float" office:value="7"/>
          <table:table-cell office:value-type="float" office:value="3"/>
          <table:table-cell office:value-type="float" office:value="2513"/>
          <table:table-cell/>
          <table:table-cell office:value-type="float" office:value="2360"/>
          <table:table-cell office:value-type="float" office:value="8"/>
          <table:table-cell office:value-type="float" office:value="14"/>
          <table:table-cell office:value-type="float" office:value="1135"/>
          <table:table-cell table:number-columns-repeated="2"/>
          <table:table-cell office:value-type="float" office:value="4"/>
          <table:table-cell office:value-type="float" office:value="11"/>
          <table:table-cell office:value-type="float" office:value="6"/>
          <table:table-cell office:value-type="float" office:value="282"/>
          <table:table-cell office:value-type="float" office:value="241"/>
          <table:table-cell office:value-type="float" office:value="34"/>
          <table:table-cell office:value-type="float" office:value="617"/>
          <table:table-cell office:value-type="float" office:value="0"/>
          <table:table-cell/>
          <table:table-cell office:value-type="float" office:value="0"/>
          <table:table-cell office:value-type="float" office:value="0"/>
          <table:table-cell office:value-type="float" office:value="0"/>
          <table:table-cell office:value-type="float" office:value="491"/>
          <table:table-cell office:value-type="float" office:value="106"/>
          <table:table-cell office:value-type="float" office:value="45"/>
          <table:table-cell office:value-type="float" office:value="364"/>
          <table:table-cell office:value-type="float" office:value="1"/>
          <table:table-cell/>
          <table:table-cell office:value-type="float" office:value="0"/>
          <table:table-cell office:value-type="float" office:value="5"/>
          <table:table-cell office:value-type="float" office:value="1"/>
          <table:table-cell office:value-type="float" office:value="94"/>
          <table:table-cell office:value-type="float" office:value="134"/>
          <table:table-cell office:value-type="float" office:value="10"/>
          <table:table-cell office:value-type="float" office:value="355"/>
          <table:table-cell office:value-type="float" office:value="0"/>
          <table:table-cell/>
          <table:table-cell office:value-type="float" office:value="0"/>
          <table:table-cell office:value-type="float" office:value="0"/>
          <table:table-cell office:value-type="float" office:value="0"/>
          <table:table-cell office:value-type="float" office:value="451"/>
          <table:table-cell office:value-type="float" office:value="92"/>
          <table:table-cell office:value-type="float" office:value="39"/>
          <table:table-cell office:value-type="float" office:value="320"/>
          <table:table-cell office:value-type="float" office:value="0"/>
          <table:table-cell/>
          <table:table-cell office:value-type="float" office:value="4"/>
          <table:table-cell office:value-type="float" office:value="4"/>
          <table:table-cell office:value-type="float" office:value="5"/>
          <table:table-cell office:value-type="float" office:value="162"/>
          <table:table-cell office:value-type="float" office:value="87"/>
          <table:table-cell office:value-type="float" office:value="22"/>
          <table:table-cell office:value-type="float" office:value="193"/>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4"/>
          <table:table-cell office:value-type="float" office:value="0"/>
          <table:table-cell table:number-columns-repeated="16216"/>
        </table:table-row>
        <table:table-row>
          <table:table-cell office:value-type="string" office:string-value="Devon County Council"/>
          <table:table-cell table:number-columns-repeated="2"/>
          <table:table-cell office:value-type="float" office:value="15277"/>
          <table:table-cell office:value-type="float" office:value="15015"/>
          <table:table-cell office:value-type="float" office:value="262"/>
          <table:table-cell/>
          <table:table-cell office:value-type="float" office:value="1"/>
          <table:table-cell office:value-type="float" office:value="15"/>
          <table:table-cell office:value-type="float" office:value="1"/>
          <table:table-cell office:value-type="float" office:value="3536"/>
          <table:table-cell office:value-type="float" office:value="1237"/>
          <table:table-cell office:value-type="float" office:value="375"/>
          <table:table-cell office:value-type="float" office:value="9766"/>
          <table:table-cell office:value-type="float" office:value="80"/>
          <table:table-cell/>
          <table:table-cell office:value-type="float" office:value="1"/>
          <table:table-cell office:value-type="float" office:value="14"/>
          <table:table-cell office:value-type="float" office:value="1"/>
          <table:table-cell office:value-type="float" office:value="194"/>
          <table:table-cell office:value-type="float" office:value="363"/>
          <table:table-cell office:value-type="float" office:value="34"/>
          <table:table-cell office:value-type="float" office:value="2113"/>
          <table:table-cell office:value-type="float" office:value="6"/>
          <table:table-cell/>
          <table:table-cell office:value-type="float" office:value="0"/>
          <table:table-cell office:value-type="float" office:value="1"/>
          <table:table-cell office:value-type="float" office:value="0"/>
          <table:table-cell office:value-type="float" office:value="3342"/>
          <table:table-cell office:value-type="float" office:value="874"/>
          <table:table-cell office:value-type="float" office:value="341"/>
          <table:table-cell office:value-type="float" office:value="7653"/>
          <table:table-cell office:value-type="float" office:value="74"/>
          <table:table-cell/>
          <table:table-cell office:value-type="float" office:value="1324"/>
          <table:table-cell office:value-type="float" office:value="0"/>
          <table:table-cell office:value-type="float" office:value="606"/>
          <table:table-cell office:value-type="float" office:value="183"/>
          <table:table-cell/>
          <table:table-cell office:value-type="float" office:value="6890"/>
          <table:table-cell office:value-type="float" office:value="0"/>
          <table:table-cell office:value-type="float" office:value="160"/>
          <table:table-cell office:value-type="float" office:value="603"/>
          <table:table-cell table:number-columns-repeated="2"/>
          <table:table-cell office:value-type="float" office:value="0"/>
          <table:table-cell office:value-type="float" office:value="0"/>
          <table:table-cell table:number-columns-repeated="2"/>
          <table:table-cell office:value-type="float" office:value="5"/>
          <table:table-cell office:value-type="float" office:value="0"/>
          <table:table-cell office:value-type="float" office:value="38"/>
          <table:table-cell office:value-type="float" office:value="4"/>
          <table:table-cell office:value-type="float" office:value="242"/>
          <table:table-cell office:value-type="float" office:value="2"/>
          <table:table-cell office:value-type="float" office:value="3"/>
          <table:table-cell office:value-type="float" office:value="0"/>
          <table:table-cell office:value-type="float" office:value="1"/>
          <table:table-cell office:value-type="float" office:value="0"/>
          <table:table-cell office:value-type="float" office:value="3"/>
          <table:table-cell office:value-type="float" office:value="3046"/>
          <table:table-cell office:value-type="float" office:value="49"/>
          <table:table-cell table:number-columns-repeated="2"/>
          <table:table-cell office:value-type="float" office:value="0"/>
          <table:table-cell office:value-type="float" office:value="0"/>
          <table:table-cell office:value-type="float" office:value="0"/>
          <table:table-cell office:value-type="float" office:value="9"/>
          <table:table-cell office:value-type="float" office:value="0"/>
          <table:table-cell office:value-type="float" office:value="0"/>
          <table:table-cell office:value-type="float" office:value="1"/>
          <table:table-cell office:value-type="float" office:value="0"/>
          <table:table-cell/>
          <table:table-cell office:value-type="float" office:value="42508"/>
          <table:table-cell office:value-type="float" office:value="41779"/>
          <table:table-cell office:value-type="float" office:value="729"/>
          <table:table-cell/>
          <table:table-cell office:value-type="float" office:value="3"/>
          <table:table-cell office:value-type="float" office:value="26"/>
          <table:table-cell office:value-type="float" office:value="2"/>
          <table:table-cell office:value-type="float" office:value="10995"/>
          <table:table-cell office:value-type="float" office:value="1941"/>
          <table:table-cell office:value-type="float" office:value="1025"/>
          <table:table-cell office:value-type="float" office:value="27507"/>
          <table:table-cell office:value-type="float" office:value="272"/>
          <table:table-cell/>
          <table:table-cell office:value-type="float" office:value="3"/>
          <table:table-cell office:value-type="float" office:value="23"/>
          <table:table-cell office:value-type="float" office:value="1"/>
          <table:table-cell office:value-type="float" office:value="1011"/>
          <table:table-cell office:value-type="float" office:value="707"/>
          <table:table-cell office:value-type="float" office:value="165"/>
          <table:table-cell office:value-type="float" office:value="6421"/>
          <table:table-cell office:value-type="float" office:value="33"/>
          <table:table-cell/>
          <table:table-cell office:value-type="float" office:value="0"/>
          <table:table-cell office:value-type="float" office:value="3"/>
          <table:table-cell office:value-type="float" office:value="1"/>
          <table:table-cell office:value-type="float" office:value="9984"/>
          <table:table-cell office:value-type="float" office:value="1234"/>
          <table:table-cell office:value-type="float" office:value="860"/>
          <table:table-cell office:value-type="float" office:value="21086"/>
          <table:table-cell office:value-type="float" office:value="239"/>
          <table:table-cell/>
          <table:table-cell office:value-type="float" office:value="4982"/>
          <table:table-cell office:value-type="float" office:value="0"/>
          <table:table-cell office:value-type="float" office:value="1132"/>
          <table:table-cell office:value-type="float" office:value="307"/>
          <table:table-cell/>
          <table:table-cell office:value-type="float" office:value="19964"/>
          <table:table-cell office:value-type="float" office:value="5"/>
          <table:table-cell office:value-type="float" office:value="291"/>
          <table:table-cell office:value-type="float" office:value="826"/>
          <table:table-cell table:number-columns-repeated="2"/>
          <table:table-cell office:value-type="float" office:value="4"/>
          <table:table-cell office:value-type="float" office:value="11"/>
          <table:table-cell office:value-type="float" office:value="5"/>
          <table:table-cell office:value-type="float" office:value="298"/>
          <table:table-cell office:value-type="float" office:value="409"/>
          <table:table-cell office:value-type="float" office:value="40"/>
          <table:table-cell office:value-type="float" office:value="1101"/>
          <table:table-cell office:value-type="float" office:value="8"/>
          <table:table-cell/>
          <table:table-cell office:value-type="float" office:value="0"/>
          <table:table-cell office:value-type="float" office:value="0"/>
          <table:table-cell office:value-type="float" office:value="0"/>
          <table:table-cell office:value-type="float" office:value="8"/>
          <table:table-cell office:value-type="float" office:value="17"/>
          <table:table-cell office:value-type="float" office:value="2"/>
          <table:table-cell office:value-type="float" office:value="64"/>
          <table:table-cell office:value-type="float" office:value="1"/>
          <table:table-cell/>
          <table:table-cell office:value-type="float" office:value="1"/>
          <table:table-cell office:value-type="float" office:value="8"/>
          <table:table-cell office:value-type="float" office:value="1"/>
          <table:table-cell office:value-type="float" office:value="118"/>
          <table:table-cell office:value-type="float" office:value="255"/>
          <table:table-cell office:value-type="float" office:value="14"/>
          <table:table-cell office:value-type="float" office:value="576"/>
          <table:table-cell office:value-type="float" office:value="3"/>
          <table:table-cell/>
          <table:table-cell office:value-type="float" office:value="0"/>
          <table:table-cell office:value-type="float" office:value="0"/>
          <table:table-cell office:value-type="float" office:value="0"/>
          <table:table-cell office:value-type="float" office:value="7"/>
          <table:table-cell office:value-type="float" office:value="16"/>
          <table:table-cell office:value-type="float" office:value="1"/>
          <table:table-cell office:value-type="float" office:value="55"/>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rrington Borough Council"/>
          <table:table-cell table:number-columns-repeated="2"/>
          <table:table-cell office:value-type="float" office:value="3722"/>
          <table:table-cell office:value-type="float" office:value="3712"/>
          <table:table-cell office:value-type="float" office:value="10"/>
          <table:table-cell/>
          <table:table-cell office:value-type="float" office:value="0"/>
          <table:table-cell office:value-type="float" office:value="6"/>
          <table:table-cell office:value-type="float" office:value="2"/>
          <table:table-cell office:value-type="float" office:value="1322"/>
          <table:table-cell office:value-type="float" office:value="399"/>
          <table:table-cell office:value-type="float" office:value="77"/>
          <table:table-cell office:value-type="float" office:value="1896"/>
          <table:table-cell office:value-type="float" office:value="10"/>
          <table:table-cell/>
          <table:table-cell office:value-type="float" office:value="0"/>
          <table:table-cell office:value-type="float" office:value="6"/>
          <table:table-cell office:value-type="float" office:value="1"/>
          <table:table-cell office:value-type="float" office:value="669"/>
          <table:table-cell office:value-type="float" office:value="278"/>
          <table:table-cell office:value-type="float" office:value="40"/>
          <table:table-cell office:value-type="float" office:value="1168"/>
          <table:table-cell office:value-type="float" office:value="4"/>
          <table:table-cell/>
          <table:table-cell office:value-type="float" office:value="0"/>
          <table:table-cell office:value-type="float" office:value="0"/>
          <table:table-cell office:value-type="float" office:value="1"/>
          <table:table-cell office:value-type="float" office:value="653"/>
          <table:table-cell office:value-type="float" office:value="121"/>
          <table:table-cell office:value-type="float" office:value="37"/>
          <table:table-cell office:value-type="float" office:value="728"/>
          <table:table-cell office:value-type="float" office:value="6"/>
          <table:table-cell/>
          <table:table-cell office:value-type="float" office:value="689"/>
          <table:table-cell office:value-type="float" office:value="0"/>
          <table:table-cell office:value-type="float" office:value="125"/>
          <table:table-cell office:value-type="float" office:value="354"/>
          <table:table-cell/>
          <table:table-cell office:value-type="float" office:value="439"/>
          <table:table-cell office:value-type="float" office:value="0"/>
          <table:table-cell office:value-type="float" office:value="213"/>
          <table:table-cell office:value-type="float" office:value="76"/>
          <table:table-cell table:number-columns-repeated="2"/>
          <table:table-cell office:value-type="float" office:value="4072"/>
          <table:table-cell office:value-type="float" office:value="1660"/>
          <table:table-cell table:number-columns-repeated="2"/>
          <table:table-cell office:value-type="float" office:value="1"/>
          <table:table-cell office:value-type="float" office:value="0"/>
          <table:table-cell office:value-type="float" office:value="25"/>
          <table:table-cell office:value-type="float" office:value="5"/>
          <table:table-cell office:value-type="float" office:value="71"/>
          <table:table-cell office:value-type="float" office:value="7"/>
          <table:table-cell office:value-type="float" office:value="16"/>
          <table:table-cell office:value-type="float" office:value="0"/>
          <table:table-cell office:value-type="float" office:value="1"/>
          <table:table-cell office:value-type="float" office:value="0"/>
          <table:table-cell office:value-type="float" office:value="0"/>
          <table:table-cell office:value-type="float" office:value="777"/>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116"/>
          <table:table-cell office:value-type="float" office:value="71"/>
          <table:table-cell office:value-type="float" office:value="103"/>
          <table:table-cell office:value-type="float" office:value="36"/>
          <table:table-cell office:value-type="float" office:value="1"/>
          <table:table-cell/>
          <table:table-cell office:value-type="float" office:value="9956"/>
          <table:table-cell office:value-type="float" office:value="9926"/>
          <table:table-cell office:value-type="float" office:value="30"/>
          <table:table-cell/>
          <table:table-cell office:value-type="float" office:value="0"/>
          <table:table-cell office:value-type="float" office:value="11"/>
          <table:table-cell office:value-type="float" office:value="2"/>
          <table:table-cell office:value-type="float" office:value="3895"/>
          <table:table-cell office:value-type="float" office:value="685"/>
          <table:table-cell office:value-type="float" office:value="171"/>
          <table:table-cell office:value-type="float" office:value="5136"/>
          <table:table-cell office:value-type="float" office:value="25"/>
          <table:table-cell/>
          <table:table-cell office:value-type="float" office:value="0"/>
          <table:table-cell office:value-type="float" office:value="10"/>
          <table:table-cell office:value-type="float" office:value="1"/>
          <table:table-cell office:value-type="float" office:value="990"/>
          <table:table-cell office:value-type="float" office:value="423"/>
          <table:table-cell office:value-type="float" office:value="72"/>
          <table:table-cell office:value-type="float" office:value="2103"/>
          <table:table-cell office:value-type="float" office:value="5"/>
          <table:table-cell/>
          <table:table-cell office:value-type="float" office:value="0"/>
          <table:table-cell office:value-type="float" office:value="1"/>
          <table:table-cell office:value-type="float" office:value="1"/>
          <table:table-cell office:value-type="float" office:value="2905"/>
          <table:table-cell office:value-type="float" office:value="262"/>
          <table:table-cell office:value-type="float" office:value="99"/>
          <table:table-cell office:value-type="float" office:value="3033"/>
          <table:table-cell office:value-type="float" office:value="20"/>
          <table:table-cell/>
          <table:table-cell office:value-type="float" office:value="1112"/>
          <table:table-cell office:value-type="float" office:value="2"/>
          <table:table-cell office:value-type="float" office:value="124"/>
          <table:table-cell office:value-type="float" office:value="865"/>
          <table:table-cell/>
          <table:table-cell office:value-type="float" office:value="1948"/>
          <table:table-cell office:value-type="float" office:value="0"/>
          <table:table-cell office:value-type="float" office:value="214"/>
          <table:table-cell office:value-type="float" office:value="871"/>
          <table:table-cell table:number-columns-repeated="2"/>
          <table:table-cell office:value-type="float" office:value="1"/>
          <table:table-cell office:value-type="float" office:value="8"/>
          <table:table-cell office:value-type="float" office:value="2"/>
          <table:table-cell office:value-type="float" office:value="725"/>
          <table:table-cell office:value-type="float" office:value="336"/>
          <table:table-cell office:value-type="float" office:value="48"/>
          <table:table-cell office:value-type="float" office:value="1121"/>
          <table:table-cell office:value-type="float" office:value="4"/>
          <table:table-cell/>
          <table:table-cell office:value-type="float" office:value="0"/>
          <table:table-cell office:value-type="float" office:value="0"/>
          <table:table-cell office:value-type="float" office:value="1"/>
          <table:table-cell office:value-type="float" office:value="620"/>
          <table:table-cell office:value-type="float" office:value="118"/>
          <table:table-cell office:value-type="float" office:value="32"/>
          <table:table-cell office:value-type="float" office:value="690"/>
          <table:table-cell office:value-type="float" office:value="5"/>
          <table:table-cell/>
          <table:table-cell office:value-type="float" office:value="0"/>
          <table:table-cell office:value-type="float" office:value="6"/>
          <table:table-cell office:value-type="float" office:value="1"/>
          <table:table-cell office:value-type="float" office:value="644"/>
          <table:table-cell office:value-type="float" office:value="272"/>
          <table:table-cell office:value-type="float" office:value="40"/>
          <table:table-cell office:value-type="float" office:value="977"/>
          <table:table-cell office:value-type="float" office:value="4"/>
          <table:table-cell/>
          <table:table-cell office:value-type="float" office:value="0"/>
          <table:table-cell office:value-type="float" office:value="0"/>
          <table:table-cell office:value-type="float" office:value="1"/>
          <table:table-cell office:value-type="float" office:value="601"/>
          <table:table-cell office:value-type="float" office:value="110"/>
          <table:table-cell office:value-type="float" office:value="32"/>
          <table:table-cell office:value-type="float" office:value="664"/>
          <table:table-cell office:value-type="float" office:value="5"/>
          <table:table-cell/>
          <table:table-cell office:value-type="float" office:value="1"/>
          <table:table-cell office:value-type="float" office:value="2"/>
          <table:table-cell office:value-type="float" office:value="1"/>
          <table:table-cell office:value-type="float" office:value="69"/>
          <table:table-cell office:value-type="float" office:value="57"/>
          <table:table-cell office:value-type="float" office:value="6"/>
          <table:table-cell office:value-type="float" office:value="96"/>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2"/>
          <table:table-cell office:value-type="float" office:value="0"/>
          <table:table-cell office:value-type="float" office:value="7"/>
          <table:table-cell office:value-type="float" office:value="0"/>
          <table:table-cell table:number-columns-repeated="16216"/>
        </table:table-row>
        <table:table-row>
          <table:table-cell office:value-type="string" office:string-value="Stoke-on-Trent"/>
          <table:table-cell table:number-columns-repeated="2"/>
          <table:table-cell office:value-type="float" office:value="4510"/>
          <table:table-cell office:value-type="float" office:value="4469"/>
          <table:table-cell office:value-type="float" office:value="41"/>
          <table:table-cell/>
          <table:table-cell office:value-type="float" office:value="2"/>
          <table:table-cell office:value-type="float" office:value="5"/>
          <table:table-cell office:value-type="float" office:value="0"/>
          <table:table-cell office:value-type="float" office:value="2014"/>
          <table:table-cell office:value-type="float" office:value="469"/>
          <table:table-cell office:value-type="float" office:value="71"/>
          <table:table-cell office:value-type="float" office:value="1900"/>
          <table:table-cell office:value-type="float" office:value="7"/>
          <table:table-cell/>
          <table:table-cell office:value-type="float" office:value="2"/>
          <table:table-cell office:value-type="float" office:value="5"/>
          <table:table-cell office:value-type="float" office:value="0"/>
          <table:table-cell office:value-type="float" office:value="335"/>
          <table:table-cell office:value-type="float" office:value="192"/>
          <table:table-cell office:value-type="float" office:value="16"/>
          <table:table-cell office:value-type="float" office:value="643"/>
          <table:table-cell office:value-type="float" office:value="1"/>
          <table:table-cell/>
          <table:table-cell office:value-type="float" office:value="0"/>
          <table:table-cell office:value-type="float" office:value="0"/>
          <table:table-cell office:value-type="float" office:value="0"/>
          <table:table-cell office:value-type="float" office:value="1679"/>
          <table:table-cell office:value-type="float" office:value="277"/>
          <table:table-cell office:value-type="float" office:value="55"/>
          <table:table-cell office:value-type="float" office:value="1257"/>
          <table:table-cell office:value-type="float" office:value="6"/>
          <table:table-cell/>
          <table:table-cell office:value-type="float" office:value="58"/>
          <table:table-cell office:value-type="float" office:value="15"/>
          <table:table-cell office:value-type="float" office:value="44"/>
          <table:table-cell office:value-type="float" office:value="526"/>
          <table:table-cell/>
          <table:table-cell office:value-type="float" office:value="422"/>
          <table:table-cell office:value-type="float" office:value="3"/>
          <table:table-cell office:value-type="float" office:value="22"/>
          <table:table-cell office:value-type="float" office:value="810"/>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55"/>
          <table:table-cell office:value-type="float" office:value="4"/>
          <table:table-cell office:value-type="float" office:value="48"/>
          <table:table-cell office:value-type="float" office:value="6"/>
          <table:table-cell office:value-type="float" office:value="4"/>
          <table:table-cell office:value-type="float" office:value="0"/>
          <table:table-cell office:value-type="float" office:value="0"/>
          <table:table-cell office:value-type="float" office:value="0"/>
          <table:table-cell office:value-type="float" office:value="0"/>
          <table:table-cell office:value-type="float" office:value="541"/>
          <table:table-cell office:value-type="float" office:value="24"/>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2839"/>
          <table:table-cell office:value-type="float" office:value="12681"/>
          <table:table-cell office:value-type="float" office:value="158"/>
          <table:table-cell/>
          <table:table-cell office:value-type="float" office:value="3"/>
          <table:table-cell office:value-type="float" office:value="19"/>
          <table:table-cell office:value-type="float" office:value="2"/>
          <table:table-cell office:value-type="float" office:value="6440"/>
          <table:table-cell office:value-type="float" office:value="1014"/>
          <table:table-cell office:value-type="float" office:value="173"/>
          <table:table-cell office:value-type="float" office:value="4995"/>
          <table:table-cell office:value-type="float" office:value="32"/>
          <table:table-cell/>
          <table:table-cell office:value-type="float" office:value="3"/>
          <table:table-cell office:value-type="float" office:value="18"/>
          <table:table-cell office:value-type="float" office:value="2"/>
          <table:table-cell office:value-type="float" office:value="1974"/>
          <table:table-cell office:value-type="float" office:value="531"/>
          <table:table-cell office:value-type="float" office:value="74"/>
          <table:table-cell office:value-type="float" office:value="2339"/>
          <table:table-cell office:value-type="float" office:value="8"/>
          <table:table-cell/>
          <table:table-cell office:value-type="float" office:value="0"/>
          <table:table-cell office:value-type="float" office:value="1"/>
          <table:table-cell office:value-type="float" office:value="0"/>
          <table:table-cell office:value-type="float" office:value="4466"/>
          <table:table-cell office:value-type="float" office:value="483"/>
          <table:table-cell office:value-type="float" office:value="99"/>
          <table:table-cell office:value-type="float" office:value="2656"/>
          <table:table-cell office:value-type="float" office:value="24"/>
          <table:table-cell/>
          <table:table-cell office:value-type="float" office:value="299"/>
          <table:table-cell office:value-type="float" office:value="15"/>
          <table:table-cell office:value-type="float" office:value="64"/>
          <table:table-cell office:value-type="float" office:value="1961"/>
          <table:table-cell/>
          <table:table-cell office:value-type="float" office:value="908"/>
          <table:table-cell office:value-type="float" office:value="4"/>
          <table:table-cell office:value-type="float" office:value="31"/>
          <table:table-cell office:value-type="float" office:value="1713"/>
          <table:table-cell table:number-columns-repeated="2"/>
          <table:table-cell office:value-type="float" office:value="2"/>
          <table:table-cell office:value-type="float" office:value="5"/>
          <table:table-cell office:value-type="float" office:value="0"/>
          <table:table-cell office:value-type="float" office:value="254"/>
          <table:table-cell office:value-type="float" office:value="146"/>
          <table:table-cell office:value-type="float" office:value="18"/>
          <table:table-cell office:value-type="float" office:value="318"/>
          <table:table-cell office:value-type="float" office:value="1"/>
          <table:table-cell/>
          <table:table-cell office:value-type="float" office:value="0"/>
          <table:table-cell office:value-type="float" office:value="0"/>
          <table:table-cell office:value-type="float" office:value="0"/>
          <table:table-cell office:value-type="float" office:value="106"/>
          <table:table-cell office:value-type="float" office:value="39"/>
          <table:table-cell office:value-type="float" office:value="6"/>
          <table:table-cell office:value-type="float" office:value="55"/>
          <table:table-cell office:value-type="float" office:value="0"/>
          <table:table-cell/>
          <table:table-cell office:value-type="float" office:value="2"/>
          <table:table-cell office:value-type="float" office:value="3"/>
          <table:table-cell office:value-type="float" office:value="0"/>
          <table:table-cell office:value-type="float" office:value="213"/>
          <table:table-cell office:value-type="float" office:value="105"/>
          <table:table-cell office:value-type="float" office:value="10"/>
          <table:table-cell office:value-type="float" office:value="191"/>
          <table:table-cell office:value-type="float" office:value="0"/>
          <table:table-cell/>
          <table:table-cell office:value-type="float" office:value="0"/>
          <table:table-cell office:value-type="float" office:value="0"/>
          <table:table-cell office:value-type="float" office:value="0"/>
          <table:table-cell office:value-type="float" office:value="78"/>
          <table:table-cell office:value-type="float" office:value="25"/>
          <table:table-cell office:value-type="float" office:value="6"/>
          <table:table-cell office:value-type="float" office:value="4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Tower Hamlets"/>
          <table:table-cell table:number-columns-repeated="2"/>
          <table:table-cell office:value-type="float" office:value="2049"/>
          <table:table-cell office:value-type="float" office:value="2042"/>
          <table:table-cell office:value-type="float" office:value="7"/>
          <table:table-cell/>
          <table:table-cell office:value-type="float" office:value="0"/>
          <table:table-cell office:value-type="float" office:value="14"/>
          <table:table-cell office:value-type="float" office:value="0"/>
          <table:table-cell office:value-type="float" office:value="916"/>
          <table:table-cell office:value-type="float" office:value="291"/>
          <table:table-cell office:value-type="float" office:value="49"/>
          <table:table-cell office:value-type="float" office:value="772"/>
          <table:table-cell office:value-type="float" office:value="0"/>
          <table:table-cell/>
          <table:table-cell office:value-type="float" office:value="0"/>
          <table:table-cell office:value-type="float" office:value="11"/>
          <table:table-cell office:value-type="float" office:value="0"/>
          <table:table-cell office:value-type="float" office:value="105"/>
          <table:table-cell office:value-type="float" office:value="154"/>
          <table:table-cell office:value-type="float" office:value="15"/>
          <table:table-cell office:value-type="float" office:value="264"/>
          <table:table-cell office:value-type="float" office:value="0"/>
          <table:table-cell/>
          <table:table-cell office:value-type="float" office:value="0"/>
          <table:table-cell office:value-type="float" office:value="3"/>
          <table:table-cell office:value-type="float" office:value="0"/>
          <table:table-cell office:value-type="float" office:value="811"/>
          <table:table-cell office:value-type="float" office:value="137"/>
          <table:table-cell office:value-type="float" office:value="34"/>
          <table:table-cell office:value-type="float" office:value="508"/>
          <table:table-cell office:value-type="float" office:value="0"/>
          <table:table-cell/>
          <table:table-cell office:value-type="float" office:value="10"/>
          <table:table-cell office:value-type="float" office:value="27"/>
          <table:table-cell office:value-type="float" office:value="4"/>
          <table:table-cell office:value-type="float" office:value="223"/>
          <table:table-cell/>
          <table:table-cell office:value-type="float" office:value="7"/>
          <table:table-cell office:value-type="float" office:value="13"/>
          <table:table-cell office:value-type="float" office:value="63"/>
          <table:table-cell office:value-type="float" office:value="425"/>
          <table:table-cell table:number-columns-repeated="2"/>
          <table:table-cell office:value-type="float" office:value="8"/>
          <table:table-cell office:value-type="float" office:value="1800"/>
          <table:table-cell table:number-columns-repeated="2"/>
          <table:table-cell office:value-type="float" office:value="2"/>
          <table:table-cell office:value-type="float" office:value="0"/>
          <table:table-cell office:value-type="float" office:value="56"/>
          <table:table-cell office:value-type="float" office:value="1"/>
          <table:table-cell office:value-type="float" office:value="6"/>
          <table:table-cell office:value-type="float" office:value="86"/>
          <table:table-cell office:value-type="float" office:value="2"/>
          <table:table-cell office:value-type="float" office:value="0"/>
          <table:table-cell office:value-type="float" office:value="4"/>
          <table:table-cell office:value-type="float" office:value="1"/>
          <table:table-cell office:value-type="float" office:value="1"/>
          <table:table-cell office:value-type="float" office:value="320"/>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14"/>
          <table:table-cell office:value-type="float" office:value="26"/>
          <table:table-cell office:value-type="float" office:value="9"/>
          <table:table-cell office:value-type="float" office:value="6"/>
          <table:table-cell office:value-type="float" office:value="2"/>
          <table:table-cell/>
          <table:table-cell office:value-type="float" office:value="5483"/>
          <table:table-cell office:value-type="float" office:value="5455"/>
          <table:table-cell office:value-type="float" office:value="28"/>
          <table:table-cell/>
          <table:table-cell office:value-type="float" office:value="0"/>
          <table:table-cell office:value-type="float" office:value="26"/>
          <table:table-cell office:value-type="float" office:value="1"/>
          <table:table-cell office:value-type="float" office:value="2902"/>
          <table:table-cell office:value-type="float" office:value="511"/>
          <table:table-cell office:value-type="float" office:value="147"/>
          <table:table-cell office:value-type="float" office:value="1865"/>
          <table:table-cell office:value-type="float" office:value="3"/>
          <table:table-cell/>
          <table:table-cell office:value-type="float" office:value="0"/>
          <table:table-cell office:value-type="float" office:value="23"/>
          <table:table-cell office:value-type="float" office:value="1"/>
          <table:table-cell office:value-type="float" office:value="485"/>
          <table:table-cell office:value-type="float" office:value="346"/>
          <table:table-cell office:value-type="float" office:value="38"/>
          <table:table-cell office:value-type="float" office:value="629"/>
          <table:table-cell office:value-type="float" office:value="0"/>
          <table:table-cell/>
          <table:table-cell office:value-type="float" office:value="0"/>
          <table:table-cell office:value-type="float" office:value="3"/>
          <table:table-cell office:value-type="float" office:value="0"/>
          <table:table-cell office:value-type="float" office:value="2417"/>
          <table:table-cell office:value-type="float" office:value="165"/>
          <table:table-cell office:value-type="float" office:value="109"/>
          <table:table-cell office:value-type="float" office:value="1236"/>
          <table:table-cell office:value-type="float" office:value="3"/>
          <table:table-cell/>
          <table:table-cell office:value-type="float" office:value="9"/>
          <table:table-cell office:value-type="float" office:value="20"/>
          <table:table-cell office:value-type="float" office:value="10"/>
          <table:table-cell office:value-type="float" office:value="590"/>
          <table:table-cell/>
          <table:table-cell office:value-type="float" office:value="13"/>
          <table:table-cell office:value-type="float" office:value="20"/>
          <table:table-cell office:value-type="float" office:value="168"/>
          <table:table-cell office:value-type="float" office:value="1035"/>
          <table:table-cell table:number-columns-repeated="2"/>
          <table:table-cell office:value-type="float" office:value="1"/>
          <table:table-cell office:value-type="float" office:value="4"/>
          <table:table-cell office:value-type="float" office:value="0"/>
          <table:table-cell office:value-type="float" office:value="75"/>
          <table:table-cell office:value-type="float" office:value="80"/>
          <table:table-cell office:value-type="float" office:value="12"/>
          <table:table-cell office:value-type="float" office:value="88"/>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2"/>
          <table:table-cell office:value-type="float" office:value="0"/>
          <table:table-cell office:value-type="float" office:value="2"/>
          <table:table-cell office:value-type="float" office:value="0"/>
          <table:table-cell/>
          <table:table-cell office:value-type="float" office:value="0"/>
          <table:table-cell office:value-type="float" office:value="3"/>
          <table:table-cell office:value-type="float" office:value="0"/>
          <table:table-cell office:value-type="float" office:value="31"/>
          <table:table-cell office:value-type="float" office:value="47"/>
          <table:table-cell office:value-type="float" office:value="6"/>
          <table:table-cell office:value-type="float" office:value="36"/>
          <table:table-cell office:value-type="float" office:value="0"/>
          <table:table-cell/>
          <table:table-cell office:value-type="float" office:value="0"/>
          <table:table-cell office:value-type="float" office:value="0"/>
          <table:table-cell office:value-type="float" office:value="0"/>
          <table:table-cell office:value-type="float" office:value="8"/>
          <table:table-cell office:value-type="float" office:value="2"/>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12"/>
          <table:table-cell office:value-type="float" office:value="3"/>
          <table:table-cell office:value-type="float" office:value="16"/>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North East Lincolnshire Council"/>
          <table:table-cell table:number-columns-repeated="2"/>
          <table:table-cell office:value-type="float" office:value="2433"/>
          <table:table-cell office:value-type="float" office:value="2422"/>
          <table:table-cell office:value-type="float" office:value="11"/>
          <table:table-cell/>
          <table:table-cell office:value-type="float" office:value="1"/>
          <table:table-cell office:value-type="float" office:value="3"/>
          <table:table-cell office:value-type="float" office:value="1"/>
          <table:table-cell office:value-type="float" office:value="708"/>
          <table:table-cell office:value-type="float" office:value="326"/>
          <table:table-cell office:value-type="float" office:value="33"/>
          <table:table-cell office:value-type="float" office:value="1340"/>
          <table:table-cell office:value-type="float" office:value="10"/>
          <table:table-cell/>
          <table:table-cell office:value-type="float" office:value="1"/>
          <table:table-cell office:value-type="float" office:value="3"/>
          <table:table-cell office:value-type="float" office:value="1"/>
          <table:table-cell office:value-type="float" office:value="227"/>
          <table:table-cell office:value-type="float" office:value="218"/>
          <table:table-cell office:value-type="float" office:value="11"/>
          <table:table-cell office:value-type="float" office:value="690"/>
          <table:table-cell office:value-type="float" office:value="4"/>
          <table:table-cell/>
          <table:table-cell office:value-type="float" office:value="0"/>
          <table:table-cell office:value-type="float" office:value="0"/>
          <table:table-cell office:value-type="float" office:value="0"/>
          <table:table-cell office:value-type="float" office:value="481"/>
          <table:table-cell office:value-type="float" office:value="108"/>
          <table:table-cell office:value-type="float" office:value="22"/>
          <table:table-cell office:value-type="float" office:value="650"/>
          <table:table-cell office:value-type="float" office:value="6"/>
          <table:table-cell/>
          <table:table-cell office:value-type="float" office:value="676"/>
          <table:table-cell office:value-type="float" office:value="1"/>
          <table:table-cell office:value-type="float" office:value="2"/>
          <table:table-cell office:value-type="float" office:value="11"/>
          <table:table-cell/>
          <table:table-cell office:value-type="float" office:value="637"/>
          <table:table-cell office:value-type="float" office:value="0"/>
          <table:table-cell office:value-type="float" office:value="3"/>
          <table:table-cell office:value-type="float" office:value="10"/>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42"/>
          <table:table-cell office:value-type="float" office:value="3"/>
          <table:table-cell office:value-type="float" office:value="5"/>
          <table:table-cell office:value-type="float" office:value="5"/>
          <table:table-cell office:value-type="float" office:value="3"/>
          <table:table-cell office:value-type="float" office:value="0"/>
          <table:table-cell office:value-type="float" office:value="0"/>
          <table:table-cell office:value-type="float" office:value="0"/>
          <table:table-cell office:value-type="float" office:value="4"/>
          <table:table-cell office:value-type="float" office:value="431"/>
          <table:table-cell office:value-type="float" office:value="8"/>
          <table:table-cell table:number-columns-repeated="2"/>
          <table:table-cell office:value-type="float" office:value="0"/>
          <table:table-cell office:value-type="float" office:value="0"/>
          <table:table-cell office:value-type="float" office:value="7"/>
          <table:table-cell office:value-type="float" office:value="60"/>
          <table:table-cell office:value-type="float" office:value="9"/>
          <table:table-cell office:value-type="float" office:value="79"/>
          <table:table-cell office:value-type="float" office:value="6"/>
          <table:table-cell office:value-type="float" office:value="0"/>
          <table:table-cell/>
          <table:table-cell office:value-type="float" office:value="6782"/>
          <table:table-cell office:value-type="float" office:value="6701"/>
          <table:table-cell office:value-type="float" office:value="81"/>
          <table:table-cell/>
          <table:table-cell office:value-type="float" office:value="1"/>
          <table:table-cell office:value-type="float" office:value="10"/>
          <table:table-cell office:value-type="float" office:value="2"/>
          <table:table-cell office:value-type="float" office:value="2308"/>
          <table:table-cell office:value-type="float" office:value="580"/>
          <table:table-cell office:value-type="float" office:value="102"/>
          <table:table-cell office:value-type="float" office:value="3678"/>
          <table:table-cell office:value-type="float" office:value="18"/>
          <table:table-cell/>
          <table:table-cell office:value-type="float" office:value="1"/>
          <table:table-cell office:value-type="float" office:value="9"/>
          <table:table-cell office:value-type="float" office:value="2"/>
          <table:table-cell office:value-type="float" office:value="469"/>
          <table:table-cell office:value-type="float" office:value="417"/>
          <table:table-cell office:value-type="float" office:value="31"/>
          <table:table-cell office:value-type="float" office:value="1635"/>
          <table:table-cell office:value-type="float" office:value="4"/>
          <table:table-cell/>
          <table:table-cell office:value-type="float" office:value="0"/>
          <table:table-cell office:value-type="float" office:value="1"/>
          <table:table-cell office:value-type="float" office:value="0"/>
          <table:table-cell office:value-type="float" office:value="1839"/>
          <table:table-cell office:value-type="float" office:value="163"/>
          <table:table-cell office:value-type="float" office:value="71"/>
          <table:table-cell office:value-type="float" office:value="2043"/>
          <table:table-cell office:value-type="float" office:value="14"/>
          <table:table-cell/>
          <table:table-cell office:value-type="float" office:value="1605"/>
          <table:table-cell office:value-type="float" office:value="3"/>
          <table:table-cell office:value-type="float" office:value="3"/>
          <table:table-cell office:value-type="float" office:value="24"/>
          <table:table-cell/>
          <table:table-cell office:value-type="float" office:value="2014"/>
          <table:table-cell office:value-type="float" office:value="0"/>
          <table:table-cell office:value-type="float" office:value="2"/>
          <table:table-cell office:value-type="float" office:value="27"/>
          <table:table-cell table:number-columns-repeated="2"/>
          <table:table-cell office:value-type="float" office:value="1"/>
          <table:table-cell office:value-type="float" office:value="3"/>
          <table:table-cell office:value-type="float" office:value="2"/>
          <table:table-cell office:value-type="float" office:value="265"/>
          <table:table-cell office:value-type="float" office:value="239"/>
          <table:table-cell office:value-type="float" office:value="22"/>
          <table:table-cell office:value-type="float" office:value="467"/>
          <table:table-cell office:value-type="float" office:value="6"/>
          <table:table-cell/>
          <table:table-cell office:value-type="float" office:value="0"/>
          <table:table-cell office:value-type="float" office:value="0"/>
          <table:table-cell office:value-type="float" office:value="0"/>
          <table:table-cell office:value-type="float" office:value="286"/>
          <table:table-cell office:value-type="float" office:value="79"/>
          <table:table-cell office:value-type="float" office:value="11"/>
          <table:table-cell office:value-type="float" office:value="177"/>
          <table:table-cell office:value-type="float" office:value="4"/>
          <table:table-cell/>
          <table:table-cell office:value-type="float" office:value="1"/>
          <table:table-cell office:value-type="float" office:value="3"/>
          <table:table-cell office:value-type="float" office:value="1"/>
          <table:table-cell office:value-type="float" office:value="206"/>
          <table:table-cell office:value-type="float" office:value="168"/>
          <table:table-cell office:value-type="float" office:value="11"/>
          <table:table-cell office:value-type="float" office:value="365"/>
          <table:table-cell office:value-type="float" office:value="4"/>
          <table:table-cell/>
          <table:table-cell office:value-type="float" office:value="0"/>
          <table:table-cell office:value-type="float" office:value="0"/>
          <table:table-cell office:value-type="float" office:value="0"/>
          <table:table-cell office:value-type="float" office:value="258"/>
          <table:table-cell office:value-type="float" office:value="66"/>
          <table:table-cell office:value-type="float" office:value="11"/>
          <table:table-cell office:value-type="float" office:value="153"/>
          <table:table-cell office:value-type="float" office:value="4"/>
          <table:table-cell/>
          <table:table-cell office:value-type="float" office:value="0"/>
          <table:table-cell office:value-type="float" office:value="0"/>
          <table:table-cell office:value-type="float" office:value="0"/>
          <table:table-cell office:value-type="float" office:value="16"/>
          <table:table-cell office:value-type="float" office:value="17"/>
          <table:table-cell office:value-type="float" office:value="4"/>
          <table:table-cell office:value-type="float" office:value="41"/>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2"/>
          <table:table-cell office:value-type="float" office:value="0"/>
          <table:table-cell office:value-type="float" office:value="4"/>
          <table:table-cell office:value-type="float" office:value="0"/>
          <table:table-cell table:number-columns-repeated="16216"/>
        </table:table-row>
        <table:table-row>
          <table:table-cell office:value-type="string" office:string-value="East Riding of Yorkshire"/>
          <table:table-cell table:number-columns-repeated="2"/>
          <table:table-cell office:value-type="float" office:value="7973"/>
          <table:table-cell office:value-type="float" office:value="7937"/>
          <table:table-cell office:value-type="float" office:value="36"/>
          <table:table-cell/>
          <table:table-cell office:value-type="float" office:value="0"/>
          <table:table-cell office:value-type="float" office:value="6"/>
          <table:table-cell office:value-type="float" office:value="4"/>
          <table:table-cell office:value-type="float" office:value="1960"/>
          <table:table-cell office:value-type="float" office:value="416"/>
          <table:table-cell office:value-type="float" office:value="64"/>
          <table:table-cell office:value-type="float" office:value="5468"/>
          <table:table-cell office:value-type="float" office:value="17"/>
          <table:table-cell/>
          <table:table-cell office:value-type="float" office:value="0"/>
          <table:table-cell office:value-type="float" office:value="6"/>
          <table:table-cell office:value-type="float" office:value="0"/>
          <table:table-cell office:value-type="float" office:value="245"/>
          <table:table-cell office:value-type="float" office:value="196"/>
          <table:table-cell office:value-type="float" office:value="29"/>
          <table:table-cell office:value-type="float" office:value="2144"/>
          <table:table-cell office:value-type="float" office:value="3"/>
          <table:table-cell/>
          <table:table-cell office:value-type="float" office:value="0"/>
          <table:table-cell office:value-type="float" office:value="0"/>
          <table:table-cell office:value-type="float" office:value="4"/>
          <table:table-cell office:value-type="float" office:value="1715"/>
          <table:table-cell office:value-type="float" office:value="220"/>
          <table:table-cell office:value-type="float" office:value="35"/>
          <table:table-cell office:value-type="float" office:value="3324"/>
          <table:table-cell office:value-type="float" office:value="14"/>
          <table:table-cell/>
          <table:table-cell office:value-type="float" office:value="1236"/>
          <table:table-cell office:value-type="float" office:value="4"/>
          <table:table-cell office:value-type="float" office:value="165"/>
          <table:table-cell office:value-type="float" office:value="739"/>
          <table:table-cell/>
          <table:table-cell office:value-type="float" office:value="1988"/>
          <table:table-cell office:value-type="float" office:value="2"/>
          <table:table-cell office:value-type="float" office:value="817"/>
          <table:table-cell office:value-type="float" office:value="517"/>
          <table:table-cell table:number-columns-repeated="2"/>
          <table:table-cell office:value-type="float" office:value="989"/>
          <table:table-cell office:value-type="float" office:value="1088"/>
          <table:table-cell table:number-columns-repeated="2"/>
          <table:table-cell office:value-type="float" office:value="4"/>
          <table:table-cell office:value-type="float" office:value="0"/>
          <table:table-cell office:value-type="float" office:value="77"/>
          <table:table-cell office:value-type="float" office:value="8"/>
          <table:table-cell office:value-type="float" office:value="90"/>
          <table:table-cell office:value-type="float" office:value="13"/>
          <table:table-cell office:value-type="float" office:value="3"/>
          <table:table-cell office:value-type="float" office:value="0"/>
          <table:table-cell office:value-type="float" office:value="1"/>
          <table:table-cell office:value-type="float" office:value="0"/>
          <table:table-cell office:value-type="float" office:value="4"/>
          <table:table-cell office:value-type="float" office:value="1315"/>
          <table:table-cell office:value-type="float" office:value="3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2"/>
          <table:table-cell office:value-type="float" office:value="0"/>
          <table:table-cell/>
          <table:table-cell office:value-type="float" office:value="21122"/>
          <table:table-cell office:value-type="float" office:value="21032"/>
          <table:table-cell office:value-type="float" office:value="90"/>
          <table:table-cell/>
          <table:table-cell office:value-type="float" office:value="4"/>
          <table:table-cell office:value-type="float" office:value="19"/>
          <table:table-cell office:value-type="float" office:value="6"/>
          <table:table-cell office:value-type="float" office:value="6012"/>
          <table:table-cell office:value-type="float" office:value="691"/>
          <table:table-cell office:value-type="float" office:value="241"/>
          <table:table-cell office:value-type="float" office:value="13996"/>
          <table:table-cell office:value-type="float" office:value="57"/>
          <table:table-cell/>
          <table:table-cell office:value-type="float" office:value="1"/>
          <table:table-cell office:value-type="float" office:value="16"/>
          <table:table-cell office:value-type="float" office:value="1"/>
          <table:table-cell office:value-type="float" office:value="1351"/>
          <table:table-cell office:value-type="float" office:value="406"/>
          <table:table-cell office:value-type="float" office:value="115"/>
          <table:table-cell office:value-type="float" office:value="6260"/>
          <table:table-cell office:value-type="float" office:value="10"/>
          <table:table-cell/>
          <table:table-cell office:value-type="float" office:value="3"/>
          <table:table-cell office:value-type="float" office:value="3"/>
          <table:table-cell office:value-type="float" office:value="5"/>
          <table:table-cell office:value-type="float" office:value="4661"/>
          <table:table-cell office:value-type="float" office:value="285"/>
          <table:table-cell office:value-type="float" office:value="126"/>
          <table:table-cell office:value-type="float" office:value="7736"/>
          <table:table-cell office:value-type="float" office:value="47"/>
          <table:table-cell/>
          <table:table-cell office:value-type="float" office:value="3510"/>
          <table:table-cell office:value-type="float" office:value="13"/>
          <table:table-cell office:value-type="float" office:value="795"/>
          <table:table-cell office:value-type="float" office:value="1942"/>
          <table:table-cell/>
          <table:table-cell office:value-type="float" office:value="4655"/>
          <table:table-cell office:value-type="float" office:value="13"/>
          <table:table-cell office:value-type="float" office:value="1915"/>
          <table:table-cell office:value-type="float" office:value="1153"/>
          <table:table-cell table:number-columns-repeated="2"/>
          <table:table-cell office:value-type="float" office:value="0"/>
          <table:table-cell office:value-type="float" office:value="4"/>
          <table:table-cell office:value-type="float" office:value="2"/>
          <table:table-cell office:value-type="float" office:value="144"/>
          <table:table-cell office:value-type="float" office:value="100"/>
          <table:table-cell office:value-type="float" office:value="14"/>
          <table:table-cell office:value-type="float" office:value="309"/>
          <table:table-cell office:value-type="float" office:value="1"/>
          <table:table-cell/>
          <table:table-cell office:value-type="float" office:value="0"/>
          <table:table-cell office:value-type="float" office:value="0"/>
          <table:table-cell office:value-type="float" office:value="2"/>
          <table:table-cell office:value-type="float" office:value="53"/>
          <table:table-cell office:value-type="float" office:value="7"/>
          <table:table-cell office:value-type="float" office:value="2"/>
          <table:table-cell office:value-type="float" office:value="73"/>
          <table:table-cell office:value-type="float" office:value="0"/>
          <table:table-cell/>
          <table:table-cell office:value-type="float" office:value="0"/>
          <table:table-cell office:value-type="float" office:value="4"/>
          <table:table-cell office:value-type="float" office:value="0"/>
          <table:table-cell office:value-type="float" office:value="73"/>
          <table:table-cell office:value-type="float" office:value="64"/>
          <table:table-cell office:value-type="float" office:value="7"/>
          <table:table-cell office:value-type="float" office:value="131"/>
          <table:table-cell office:value-type="float" office:value="0"/>
          <table:table-cell/>
          <table:table-cell office:value-type="float" office:value="0"/>
          <table:table-cell office:value-type="float" office:value="0"/>
          <table:table-cell office:value-type="float" office:value="2"/>
          <table:table-cell office:value-type="float" office:value="51"/>
          <table:table-cell office:value-type="float" office:value="6"/>
          <table:table-cell office:value-type="float" office:value="2"/>
          <table:table-cell office:value-type="float" office:value="7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Gateshead Council"/>
          <table:table-cell table:number-columns-repeated="2"/>
          <table:table-cell office:value-type="float" office:value="3536"/>
          <table:table-cell office:value-type="float" office:value="3517"/>
          <table:table-cell office:value-type="float" office:value="19"/>
          <table:table-cell/>
          <table:table-cell office:value-type="float" office:value="0"/>
          <table:table-cell office:value-type="float" office:value="6"/>
          <table:table-cell office:value-type="float" office:value="0"/>
          <table:table-cell office:value-type="float" office:value="1241"/>
          <table:table-cell office:value-type="float" office:value="397"/>
          <table:table-cell office:value-type="float" office:value="51"/>
          <table:table-cell office:value-type="float" office:value="1812"/>
          <table:table-cell office:value-type="float" office:value="10"/>
          <table:table-cell/>
          <table:table-cell office:value-type="float" office:value="0"/>
          <table:table-cell office:value-type="float" office:value="3"/>
          <table:table-cell office:value-type="float" office:value="0"/>
          <table:table-cell office:value-type="float" office:value="138"/>
          <table:table-cell office:value-type="float" office:value="144"/>
          <table:table-cell office:value-type="float" office:value="10"/>
          <table:table-cell office:value-type="float" office:value="582"/>
          <table:table-cell office:value-type="float" office:value="2"/>
          <table:table-cell/>
          <table:table-cell office:value-type="float" office:value="0"/>
          <table:table-cell office:value-type="float" office:value="3"/>
          <table:table-cell office:value-type="float" office:value="0"/>
          <table:table-cell office:value-type="float" office:value="1103"/>
          <table:table-cell office:value-type="float" office:value="253"/>
          <table:table-cell office:value-type="float" office:value="41"/>
          <table:table-cell office:value-type="float" office:value="1230"/>
          <table:table-cell office:value-type="float" office:value="8"/>
          <table:table-cell/>
          <table:table-cell office:value-type="float" office:value="0"/>
          <table:table-cell office:value-type="float" office:value="0"/>
          <table:table-cell office:value-type="float" office:value="144"/>
          <table:table-cell office:value-type="float" office:value="438"/>
          <table:table-cell/>
          <table:table-cell office:value-type="float" office:value="0"/>
          <table:table-cell office:value-type="float" office:value="2"/>
          <table:table-cell office:value-type="float" office:value="25"/>
          <table:table-cell office:value-type="float" office:value="1203"/>
          <table:table-cell table:number-columns-repeated="2"/>
          <table:table-cell office:value-type="float" office:value="192"/>
          <table:table-cell office:value-type="float" office:value="6880"/>
          <table:table-cell table:number-columns-repeated="2"/>
          <table:table-cell office:value-type="float" office:value="0"/>
          <table:table-cell office:value-type="float" office:value="0"/>
          <table:table-cell office:value-type="float" office:value="23"/>
          <table:table-cell office:value-type="float" office:value="6"/>
          <table:table-cell office:value-type="float" office:value="45"/>
          <table:table-cell office:value-type="float" office:value="1"/>
          <table:table-cell office:value-type="float" office:value="11"/>
          <table:table-cell office:value-type="float" office:value="0"/>
          <table:table-cell office:value-type="float" office:value="1"/>
          <table:table-cell office:value-type="float" office:value="0"/>
          <table:table-cell office:value-type="float" office:value="2"/>
          <table:table-cell office:value-type="float" office:value="579"/>
          <table:table-cell office:value-type="float" office:value="4"/>
          <table:table-cell table:number-columns-repeated="2"/>
          <table:table-cell office:value-type="float" office:value="0"/>
          <table:table-cell office:value-type="float" office:value="0"/>
          <table:table-cell office:value-type="float" office:value="2"/>
          <table:table-cell office:value-type="float" office:value="84"/>
          <table:table-cell office:value-type="float" office:value="20"/>
          <table:table-cell office:value-type="float" office:value="51"/>
          <table:table-cell office:value-type="float" office:value="21"/>
          <table:table-cell office:value-type="float" office:value="1"/>
          <table:table-cell/>
          <table:table-cell office:value-type="float" office:value="9218"/>
          <table:table-cell office:value-type="float" office:value="9172"/>
          <table:table-cell office:value-type="float" office:value="46"/>
          <table:table-cell/>
          <table:table-cell office:value-type="float" office:value="1"/>
          <table:table-cell office:value-type="float" office:value="12"/>
          <table:table-cell office:value-type="float" office:value="0"/>
          <table:table-cell office:value-type="float" office:value="3794"/>
          <table:table-cell office:value-type="float" office:value="675"/>
          <table:table-cell office:value-type="float" office:value="149"/>
          <table:table-cell office:value-type="float" office:value="4515"/>
          <table:table-cell office:value-type="float" office:value="26"/>
          <table:table-cell/>
          <table:table-cell office:value-type="float" office:value="1"/>
          <table:table-cell office:value-type="float" office:value="8"/>
          <table:table-cell office:value-type="float" office:value="0"/>
          <table:table-cell office:value-type="float" office:value="564"/>
          <table:table-cell office:value-type="float" office:value="289"/>
          <table:table-cell office:value-type="float" office:value="38"/>
          <table:table-cell office:value-type="float" office:value="1349"/>
          <table:table-cell office:value-type="float" office:value="4"/>
          <table:table-cell/>
          <table:table-cell office:value-type="float" office:value="0"/>
          <table:table-cell office:value-type="float" office:value="4"/>
          <table:table-cell office:value-type="float" office:value="0"/>
          <table:table-cell office:value-type="float" office:value="3230"/>
          <table:table-cell office:value-type="float" office:value="386"/>
          <table:table-cell office:value-type="float" office:value="111"/>
          <table:table-cell office:value-type="float" office:value="3166"/>
          <table:table-cell office:value-type="float" office:value="22"/>
          <table:table-cell/>
          <table:table-cell office:value-type="float" office:value="0"/>
          <table:table-cell office:value-type="float" office:value="0"/>
          <table:table-cell office:value-type="float" office:value="137"/>
          <table:table-cell office:value-type="float" office:value="1212"/>
          <table:table-cell/>
          <table:table-cell office:value-type="float" office:value="1"/>
          <table:table-cell office:value-type="float" office:value="15"/>
          <table:table-cell office:value-type="float" office:value="44"/>
          <table:table-cell office:value-type="float" office:value="3106"/>
          <table:table-cell table:number-columns-repeated="2"/>
          <table:table-cell office:value-type="float" office:value="0"/>
          <table:table-cell office:value-type="float" office:value="3"/>
          <table:table-cell office:value-type="float" office:value="0"/>
          <table:table-cell office:value-type="float" office:value="92"/>
          <table:table-cell office:value-type="float" office:value="94"/>
          <table:table-cell office:value-type="float" office:value="7"/>
          <table:table-cell office:value-type="float" office:value="111"/>
          <table:table-cell office:value-type="float" office:value="3"/>
          <table:table-cell/>
          <table:table-cell office:value-type="float" office:value="0"/>
          <table:table-cell office:value-type="float" office:value="0"/>
          <table:table-cell office:value-type="float" office:value="0"/>
          <table:table-cell office:value-type="float" office:value="13"/>
          <table:table-cell office:value-type="float" office:value="2"/>
          <table:table-cell office:value-type="float" office:value="2"/>
          <table:table-cell office:value-type="float" office:value="5"/>
          <table:table-cell office:value-type="float" office:value="0"/>
          <table:table-cell/>
          <table:table-cell office:value-type="float" office:value="0"/>
          <table:table-cell office:value-type="float" office:value="2"/>
          <table:table-cell office:value-type="float" office:value="0"/>
          <table:table-cell office:value-type="float" office:value="66"/>
          <table:table-cell office:value-type="float" office:value="41"/>
          <table:table-cell office:value-type="float" office:value="2"/>
          <table:table-cell office:value-type="float" office:value="69"/>
          <table:table-cell office:value-type="float" office:value="2"/>
          <table:table-cell/>
          <table:table-cell office:value-type="float" office:value="0"/>
          <table:table-cell office:value-type="float" office:value="0"/>
          <table:table-cell office:value-type="float" office:value="0"/>
          <table:table-cell office:value-type="float" office:value="12"/>
          <table:table-cell office:value-type="float" office:value="2"/>
          <table:table-cell office:value-type="float" office:value="2"/>
          <table:table-cell office:value-type="float" office:value="4"/>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24"/>
          <table:table-cell office:value-type="float" office:value="5"/>
          <table:table-cell office:value-type="float" office:value="22"/>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Cheshire East Council"/>
          <table:table-cell table:number-columns-repeated="2"/>
          <table:table-cell office:value-type="float" office:value="7880"/>
          <table:table-cell office:value-type="float" office:value="7836"/>
          <table:table-cell office:value-type="float" office:value="44"/>
          <table:table-cell/>
          <table:table-cell office:value-type="float" office:value="0"/>
          <table:table-cell office:value-type="float" office:value="7"/>
          <table:table-cell office:value-type="float" office:value="3"/>
          <table:table-cell office:value-type="float" office:value="1635"/>
          <table:table-cell office:value-type="float" office:value="560"/>
          <table:table-cell office:value-type="float" office:value="114"/>
          <table:table-cell office:value-type="float" office:value="5510"/>
          <table:table-cell office:value-type="float" office:value="7"/>
          <table:table-cell/>
          <table:table-cell office:value-type="float" office:value="0"/>
          <table:table-cell office:value-type="float" office:value="6"/>
          <table:table-cell office:value-type="float" office:value="1"/>
          <table:table-cell office:value-type="float" office:value="225"/>
          <table:table-cell office:value-type="float" office:value="242"/>
          <table:table-cell office:value-type="float" office:value="35"/>
          <table:table-cell office:value-type="float" office:value="2402"/>
          <table:table-cell office:value-type="float" office:value="2"/>
          <table:table-cell/>
          <table:table-cell office:value-type="float" office:value="0"/>
          <table:table-cell office:value-type="float" office:value="1"/>
          <table:table-cell office:value-type="float" office:value="2"/>
          <table:table-cell office:value-type="float" office:value="1410"/>
          <table:table-cell office:value-type="float" office:value="318"/>
          <table:table-cell office:value-type="float" office:value="79"/>
          <table:table-cell office:value-type="float" office:value="3108"/>
          <table:table-cell office:value-type="float" office:value="5"/>
          <table:table-cell/>
          <table:table-cell office:value-type="float" office:value="2213"/>
          <table:table-cell office:value-type="float" office:value="42"/>
          <table:table-cell office:value-type="float" office:value="3"/>
          <table:table-cell office:value-type="float" office:value="144"/>
          <table:table-cell/>
          <table:table-cell office:value-type="float" office:value="2979"/>
          <table:table-cell office:value-type="float" office:value="1"/>
          <table:table-cell office:value-type="float" office:value="2"/>
          <table:table-cell office:value-type="float" office:value="126"/>
          <table:table-cell table:number-columns-repeated="2"/>
          <table:table-cell office:value-type="float" office:value="0"/>
          <table:table-cell office:value-type="float" office:value="189"/>
          <table:table-cell table:number-columns-repeated="2"/>
          <table:table-cell office:value-type="float" office:value="1"/>
          <table:table-cell office:value-type="float" office:value="0"/>
          <table:table-cell office:value-type="float" office:value="136"/>
          <table:table-cell office:value-type="float" office:value="3"/>
          <table:table-cell office:value-type="float" office:value="62"/>
          <table:table-cell office:value-type="float" office:value="17"/>
          <table:table-cell office:value-type="float" office:value="10"/>
          <table:table-cell office:value-type="float" office:value="0"/>
          <table:table-cell office:value-type="float" office:value="0"/>
          <table:table-cell office:value-type="float" office:value="0"/>
          <table:table-cell office:value-type="float" office:value="6"/>
          <table:table-cell office:value-type="float" office:value="1714"/>
          <table:table-cell office:value-type="float" office:value="25"/>
          <table:table-cell table:number-columns-repeated="2"/>
          <table:table-cell office:value-type="float" office:value="0"/>
          <table:table-cell office:value-type="float" office:value="0"/>
          <table:table-cell office:value-type="float" office:value="0"/>
          <table:table-cell office:value-type="float" office:value="28"/>
          <table:table-cell office:value-type="float" office:value="5"/>
          <table:table-cell office:value-type="float" office:value="1"/>
          <table:table-cell office:value-type="float" office:value="0"/>
          <table:table-cell office:value-type="float" office:value="0"/>
          <table:table-cell/>
          <table:table-cell office:value-type="float" office:value="20048"/>
          <table:table-cell office:value-type="float" office:value="19903"/>
          <table:table-cell office:value-type="float" office:value="145"/>
          <table:table-cell/>
          <table:table-cell office:value-type="float" office:value="0"/>
          <table:table-cell office:value-type="float" office:value="12"/>
          <table:table-cell office:value-type="float" office:value="15"/>
          <table:table-cell office:value-type="float" office:value="5025"/>
          <table:table-cell office:value-type="float" office:value="916"/>
          <table:table-cell office:value-type="float" office:value="318"/>
          <table:table-cell office:value-type="float" office:value="13591"/>
          <table:table-cell office:value-type="float" office:value="26"/>
          <table:table-cell/>
          <table:table-cell office:value-type="float" office:value="0"/>
          <table:table-cell office:value-type="float" office:value="10"/>
          <table:table-cell office:value-type="float" office:value="9"/>
          <table:table-cell office:value-type="float" office:value="748"/>
          <table:table-cell office:value-type="float" office:value="484"/>
          <table:table-cell office:value-type="float" office:value="97"/>
          <table:table-cell office:value-type="float" office:value="5246"/>
          <table:table-cell office:value-type="float" office:value="6"/>
          <table:table-cell/>
          <table:table-cell office:value-type="float" office:value="0"/>
          <table:table-cell office:value-type="float" office:value="2"/>
          <table:table-cell office:value-type="float" office:value="6"/>
          <table:table-cell office:value-type="float" office:value="4277"/>
          <table:table-cell office:value-type="float" office:value="432"/>
          <table:table-cell office:value-type="float" office:value="221"/>
          <table:table-cell office:value-type="float" office:value="8345"/>
          <table:table-cell office:value-type="float" office:value="20"/>
          <table:table-cell/>
          <table:table-cell office:value-type="float" office:value="4801"/>
          <table:table-cell office:value-type="float" office:value="19"/>
          <table:table-cell office:value-type="float" office:value="1"/>
          <table:table-cell office:value-type="float" office:value="425"/>
          <table:table-cell/>
          <table:table-cell office:value-type="float" office:value="7951"/>
          <table:table-cell office:value-type="float" office:value="2"/>
          <table:table-cell office:value-type="float" office:value="5"/>
          <table:table-cell office:value-type="float" office:value="387"/>
          <table:table-cell table:number-columns-repeated="2"/>
          <table:table-cell office:value-type="float" office:value="1"/>
          <table:table-cell office:value-type="float" office:value="3"/>
          <table:table-cell office:value-type="float" office:value="4"/>
          <table:table-cell office:value-type="float" office:value="172"/>
          <table:table-cell office:value-type="float" office:value="128"/>
          <table:table-cell office:value-type="float" office:value="16"/>
          <table:table-cell office:value-type="float" office:value="353"/>
          <table:table-cell office:value-type="float" office:value="3"/>
          <table:table-cell/>
          <table:table-cell office:value-type="float" office:value="0"/>
          <table:table-cell office:value-type="float" office:value="0"/>
          <table:table-cell office:value-type="float" office:value="0"/>
          <table:table-cell office:value-type="float" office:value="16"/>
          <table:table-cell office:value-type="float" office:value="6"/>
          <table:table-cell office:value-type="float" office:value="1"/>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143"/>
          <table:table-cell office:value-type="float" office:value="101"/>
          <table:table-cell office:value-type="float" office:value="10"/>
          <table:table-cell office:value-type="float" office:value="253"/>
          <table:table-cell office:value-type="float" office:value="2"/>
          <table:table-cell/>
          <table:table-cell office:value-type="float" office:value="0"/>
          <table:table-cell office:value-type="float" office:value="0"/>
          <table:table-cell office:value-type="float" office:value="0"/>
          <table:table-cell office:value-type="float" office:value="15"/>
          <table:table-cell office:value-type="float" office:value="6"/>
          <table:table-cell office:value-type="float" office:value="1"/>
          <table:table-cell office:value-type="float" office:value="7"/>
          <table:table-cell office:value-type="float" office:value="0"/>
          <table:table-cell/>
          <table:table-cell office:value-type="float" office:value="0"/>
          <table:table-cell office:value-type="float" office:value="1"/>
          <table:table-cell office:value-type="float" office:value="1"/>
          <table:table-cell office:value-type="float" office:value="3"/>
          <table:table-cell office:value-type="float" office:value="0"/>
          <table:table-cell office:value-type="float" office:value="2"/>
          <table:table-cell office:value-type="float" office:value="2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mmersmith and Fulham"/>
          <table:table-cell table:number-columns-repeated="2"/>
          <table:table-cell office:value-type="float" office:value="1456"/>
          <table:table-cell office:value-type="float" office:value="1439"/>
          <table:table-cell office:value-type="float" office:value="17"/>
          <table:table-cell/>
          <table:table-cell office:value-type="float" office:value="0"/>
          <table:table-cell office:value-type="float" office:value="2"/>
          <table:table-cell office:value-type="float" office:value="0"/>
          <table:table-cell office:value-type="float" office:value="612"/>
          <table:table-cell office:value-type="float" office:value="164"/>
          <table:table-cell office:value-type="float" office:value="46"/>
          <table:table-cell office:value-type="float" office:value="612"/>
          <table:table-cell office:value-type="float" office:value="3"/>
          <table:table-cell/>
          <table:table-cell office:value-type="float" office:value="0"/>
          <table:table-cell office:value-type="float" office:value="2"/>
          <table:table-cell office:value-type="float" office:value="0"/>
          <table:table-cell office:value-type="float" office:value="133"/>
          <table:table-cell office:value-type="float" office:value="96"/>
          <table:table-cell office:value-type="float" office:value="15"/>
          <table:table-cell office:value-type="float" office:value="221"/>
          <table:table-cell office:value-type="float" office:value="1"/>
          <table:table-cell/>
          <table:table-cell office:value-type="float" office:value="0"/>
          <table:table-cell office:value-type="float" office:value="0"/>
          <table:table-cell office:value-type="float" office:value="0"/>
          <table:table-cell office:value-type="float" office:value="479"/>
          <table:table-cell office:value-type="float" office:value="68"/>
          <table:table-cell office:value-type="float" office:value="31"/>
          <table:table-cell office:value-type="float" office:value="391"/>
          <table:table-cell office:value-type="float" office:value="2"/>
          <table:table-cell/>
          <table:table-cell office:value-type="float" office:value="59"/>
          <table:table-cell office:value-type="float" office:value="2"/>
          <table:table-cell office:value-type="float" office:value="1"/>
          <table:table-cell office:value-type="float" office:value="159"/>
          <table:table-cell/>
          <table:table-cell office:value-type="float" office:value="277"/>
          <table:table-cell office:value-type="float" office:value="1"/>
          <table:table-cell office:value-type="float" office:value="0"/>
          <table:table-cell office:value-type="float" office:value="113"/>
          <table:table-cell table:number-columns-repeated="2"/>
          <table:table-cell office:value-type="float" office:value="1"/>
          <table:table-cell office:value-type="float" office:value="0"/>
          <table:table-cell table:number-columns-repeated="2"/>
          <table:table-cell office:value-type="float" office:value="1"/>
          <table:table-cell office:value-type="float" office:value="0"/>
          <table:table-cell office:value-type="float" office:value="49"/>
          <table:table-cell office:value-type="float" office:value="6"/>
          <table:table-cell office:value-type="float" office:value="11"/>
          <table:table-cell office:value-type="float" office:value="31"/>
          <table:table-cell office:value-type="float" office:value="5"/>
          <table:table-cell office:value-type="float" office:value="0"/>
          <table:table-cell office:value-type="float" office:value="0"/>
          <table:table-cell office:value-type="float" office:value="0"/>
          <table:table-cell office:value-type="float" office:value="0"/>
          <table:table-cell office:value-type="float" office:value="67"/>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3"/>
          <table:table-cell office:value-type="float" office:value="82"/>
          <table:table-cell office:value-type="float" office:value="7"/>
          <table:table-cell office:value-type="float" office:value="1"/>
          <table:table-cell office:value-type="float" office:value="0"/>
          <table:table-cell/>
          <table:table-cell office:value-type="float" office:value="3962"/>
          <table:table-cell office:value-type="float" office:value="3934"/>
          <table:table-cell office:value-type="float" office:value="28"/>
          <table:table-cell/>
          <table:table-cell office:value-type="float" office:value="2"/>
          <table:table-cell office:value-type="float" office:value="6"/>
          <table:table-cell office:value-type="float" office:value="1"/>
          <table:table-cell office:value-type="float" office:value="1879"/>
          <table:table-cell office:value-type="float" office:value="266"/>
          <table:table-cell office:value-type="float" office:value="113"/>
          <table:table-cell office:value-type="float" office:value="1661"/>
          <table:table-cell office:value-type="float" office:value="4"/>
          <table:table-cell/>
          <table:table-cell office:value-type="float" office:value="1"/>
          <table:table-cell office:value-type="float" office:value="6"/>
          <table:table-cell office:value-type="float" office:value="1"/>
          <table:table-cell office:value-type="float" office:value="538"/>
          <table:table-cell office:value-type="float" office:value="179"/>
          <table:table-cell office:value-type="float" office:value="42"/>
          <table:table-cell office:value-type="float" office:value="692"/>
          <table:table-cell office:value-type="float" office:value="2"/>
          <table:table-cell/>
          <table:table-cell office:value-type="float" office:value="1"/>
          <table:table-cell office:value-type="float" office:value="0"/>
          <table:table-cell office:value-type="float" office:value="0"/>
          <table:table-cell office:value-type="float" office:value="1341"/>
          <table:table-cell office:value-type="float" office:value="87"/>
          <table:table-cell office:value-type="float" office:value="71"/>
          <table:table-cell office:value-type="float" office:value="969"/>
          <table:table-cell office:value-type="float" office:value="2"/>
          <table:table-cell/>
          <table:table-cell office:value-type="float" office:value="194"/>
          <table:table-cell office:value-type="float" office:value="8"/>
          <table:table-cell office:value-type="float" office:value="0"/>
          <table:table-cell office:value-type="float" office:value="490"/>
          <table:table-cell/>
          <table:table-cell office:value-type="float" office:value="628"/>
          <table:table-cell office:value-type="float" office:value="1"/>
          <table:table-cell office:value-type="float" office:value="1"/>
          <table:table-cell office:value-type="float" office:value="339"/>
          <table:table-cell table:number-columns-repeated="2"/>
          <table:table-cell office:value-type="float" office:value="0"/>
          <table:table-cell office:value-type="float" office:value="2"/>
          <table:table-cell office:value-type="float" office:value="1"/>
          <table:table-cell office:value-type="float" office:value="104"/>
          <table:table-cell office:value-type="float" office:value="66"/>
          <table:table-cell office:value-type="float" office:value="11"/>
          <table:table-cell office:value-type="float" office:value="67"/>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3"/>
          <table:table-cell office:value-type="float" office:value="0"/>
          <table:table-cell/>
          <table:table-cell office:value-type="float" office:value="0"/>
          <table:table-cell office:value-type="float" office:value="2"/>
          <table:table-cell office:value-type="float" office:value="0"/>
          <table:table-cell office:value-type="float" office:value="44"/>
          <table:table-cell office:value-type="float" office:value="41"/>
          <table:table-cell office:value-type="float" office:value="3"/>
          <table:table-cell office:value-type="float" office:value="35"/>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37"/>
          <table:table-cell office:value-type="float" office:value="10"/>
          <table:table-cell office:value-type="float" office:value="6"/>
          <table:table-cell office:value-type="float" office:value="1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ull City Council"/>
          <table:table-cell table:number-columns-repeated="2"/>
          <table:table-cell office:value-type="float" office:value="4431"/>
          <table:table-cell office:value-type="float" office:value="4409"/>
          <table:table-cell office:value-type="float" office:value="22"/>
          <table:table-cell/>
          <table:table-cell office:value-type="float" office:value="2"/>
          <table:table-cell office:value-type="float" office:value="7"/>
          <table:table-cell office:value-type="float" office:value="2"/>
          <table:table-cell office:value-type="float" office:value="1685"/>
          <table:table-cell office:value-type="float" office:value="463"/>
          <table:table-cell office:value-type="float" office:value="105"/>
          <table:table-cell office:value-type="float" office:value="2128"/>
          <table:table-cell office:value-type="float" office:value="15"/>
          <table:table-cell/>
          <table:table-cell office:value-type="float" office:value="0"/>
          <table:table-cell office:value-type="float" office:value="6"/>
          <table:table-cell office:value-type="float" office:value="2"/>
          <table:table-cell office:value-type="float" office:value="151"/>
          <table:table-cell office:value-type="float" office:value="180"/>
          <table:table-cell office:value-type="float" office:value="25"/>
          <table:table-cell office:value-type="float" office:value="802"/>
          <table:table-cell office:value-type="float" office:value="3"/>
          <table:table-cell/>
          <table:table-cell office:value-type="float" office:value="2"/>
          <table:table-cell office:value-type="float" office:value="1"/>
          <table:table-cell office:value-type="float" office:value="0"/>
          <table:table-cell office:value-type="float" office:value="1534"/>
          <table:table-cell office:value-type="float" office:value="283"/>
          <table:table-cell office:value-type="float" office:value="80"/>
          <table:table-cell office:value-type="float" office:value="1326"/>
          <table:table-cell office:value-type="float" office:value="12"/>
          <table:table-cell/>
          <table:table-cell office:value-type="float" office:value="473"/>
          <table:table-cell office:value-type="float" office:value="0"/>
          <table:table-cell office:value-type="float" office:value="178"/>
          <table:table-cell office:value-type="float" office:value="151"/>
          <table:table-cell/>
          <table:table-cell office:value-type="float" office:value="1136"/>
          <table:table-cell office:value-type="float" office:value="0"/>
          <table:table-cell office:value-type="float" office:value="31"/>
          <table:table-cell office:value-type="float" office:value="159"/>
          <table:table-cell table:number-columns-repeated="2"/>
          <table:table-cell office:value-type="float" office:value="65"/>
          <table:table-cell office:value-type="float" office:value="32"/>
          <table:table-cell table:number-columns-repeated="2"/>
          <table:table-cell office:value-type="float" office:value="2"/>
          <table:table-cell office:value-type="float" office:value="0"/>
          <table:table-cell office:value-type="float" office:value="80"/>
          <table:table-cell office:value-type="float" office:value="5"/>
          <table:table-cell office:value-type="float" office:value="23"/>
          <table:table-cell office:value-type="float" office:value="22"/>
          <table:table-cell office:value-type="float" office:value="7"/>
          <table:table-cell office:value-type="float" office:value="0"/>
          <table:table-cell office:value-type="float" office:value="1"/>
          <table:table-cell office:value-type="float" office:value="0"/>
          <table:table-cell office:value-type="float" office:value="4"/>
          <table:table-cell office:value-type="float" office:value="573"/>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118"/>
          <table:table-cell office:value-type="float" office:value="1"/>
          <table:table-cell office:value-type="float" office:value="0"/>
          <table:table-cell office:value-type="float" office:value="0"/>
          <table:table-cell office:value-type="float" office:value="0"/>
          <table:table-cell/>
          <table:table-cell office:value-type="float" office:value="12626"/>
          <table:table-cell office:value-type="float" office:value="12476"/>
          <table:table-cell office:value-type="float" office:value="150"/>
          <table:table-cell/>
          <table:table-cell office:value-type="float" office:value="2"/>
          <table:table-cell office:value-type="float" office:value="19"/>
          <table:table-cell office:value-type="float" office:value="3"/>
          <table:table-cell office:value-type="float" office:value="5506"/>
          <table:table-cell office:value-type="float" office:value="797"/>
          <table:table-cell office:value-type="float" office:value="293"/>
          <table:table-cell office:value-type="float" office:value="5811"/>
          <table:table-cell office:value-type="float" office:value="43"/>
          <table:table-cell/>
          <table:table-cell office:value-type="float" office:value="0"/>
          <table:table-cell office:value-type="float" office:value="17"/>
          <table:table-cell office:value-type="float" office:value="2"/>
          <table:table-cell office:value-type="float" office:value="716"/>
          <table:table-cell office:value-type="float" office:value="426"/>
          <table:table-cell office:value-type="float" office:value="98"/>
          <table:table-cell office:value-type="float" office:value="2629"/>
          <table:table-cell office:value-type="float" office:value="11"/>
          <table:table-cell/>
          <table:table-cell office:value-type="float" office:value="2"/>
          <table:table-cell office:value-type="float" office:value="2"/>
          <table:table-cell office:value-type="float" office:value="1"/>
          <table:table-cell office:value-type="float" office:value="4790"/>
          <table:table-cell office:value-type="float" office:value="371"/>
          <table:table-cell office:value-type="float" office:value="195"/>
          <table:table-cell office:value-type="float" office:value="3182"/>
          <table:table-cell office:value-type="float" office:value="32"/>
          <table:table-cell/>
          <table:table-cell office:value-type="float" office:value="1774"/>
          <table:table-cell office:value-type="float" office:value="1"/>
          <table:table-cell office:value-type="float" office:value="294"/>
          <table:table-cell office:value-type="float" office:value="560"/>
          <table:table-cell/>
          <table:table-cell office:value-type="float" office:value="2812"/>
          <table:table-cell office:value-type="float" office:value="2"/>
          <table:table-cell office:value-type="float" office:value="39"/>
          <table:table-cell office:value-type="float" office:value="329"/>
          <table:table-cell table:number-columns-repeated="2"/>
          <table:table-cell office:value-type="float" office:value="1"/>
          <table:table-cell office:value-type="float" office:value="1"/>
          <table:table-cell office:value-type="float" office:value="3"/>
          <table:table-cell office:value-type="float" office:value="164"/>
          <table:table-cell office:value-type="float" office:value="109"/>
          <table:table-cell office:value-type="float" office:value="5"/>
          <table:table-cell office:value-type="float" office:value="104"/>
          <table:table-cell office:value-type="float" office:value="1"/>
          <table:table-cell/>
          <table:table-cell office:value-type="float" office:value="0"/>
          <table:table-cell office:value-type="float" office:value="0"/>
          <table:table-cell office:value-type="float" office:value="0"/>
          <table:table-cell office:value-type="float" office:value="21"/>
          <table:table-cell office:value-type="float" office:value="7"/>
          <table:table-cell office:value-type="float" office:value="0"/>
          <table:table-cell office:value-type="float" office:value="4"/>
          <table:table-cell office:value-type="float" office:value="1"/>
          <table:table-cell/>
          <table:table-cell office:value-type="float" office:value="0"/>
          <table:table-cell office:value-type="float" office:value="0"/>
          <table:table-cell office:value-type="float" office:value="2"/>
          <table:table-cell office:value-type="float" office:value="43"/>
          <table:table-cell office:value-type="float" office:value="61"/>
          <table:table-cell office:value-type="float" office:value="5"/>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21"/>
          <table:table-cell office:value-type="float" office:value="6"/>
          <table:table-cell office:value-type="float" office:value="0"/>
          <table:table-cell office:value-type="float" office:value="4"/>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Isle of Wight Council"/>
          <table:table-cell table:number-columns-repeated="2"/>
          <table:table-cell office:value-type="float" office:value="3251"/>
          <table:table-cell office:value-type="float" office:value="3150"/>
          <table:table-cell office:value-type="float" office:value="101"/>
          <table:table-cell/>
          <table:table-cell office:value-type="float" office:value="1"/>
          <table:table-cell office:value-type="float" office:value="1"/>
          <table:table-cell office:value-type="float" office:value="0"/>
          <table:table-cell office:value-type="float" office:value="984"/>
          <table:table-cell office:value-type="float" office:value="367"/>
          <table:table-cell office:value-type="float" office:value="83"/>
          <table:table-cell office:value-type="float" office:value="1701"/>
          <table:table-cell office:value-type="float" office:value="13"/>
          <table:table-cell/>
          <table:table-cell office:value-type="float" office:value="0"/>
          <table:table-cell office:value-type="float" office:value="1"/>
          <table:table-cell office:value-type="float" office:value="0"/>
          <table:table-cell office:value-type="float" office:value="100"/>
          <table:table-cell office:value-type="float" office:value="189"/>
          <table:table-cell office:value-type="float" office:value="20"/>
          <table:table-cell office:value-type="float" office:value="645"/>
          <table:table-cell office:value-type="float" office:value="2"/>
          <table:table-cell/>
          <table:table-cell office:value-type="float" office:value="1"/>
          <table:table-cell office:value-type="float" office:value="0"/>
          <table:table-cell office:value-type="float" office:value="0"/>
          <table:table-cell office:value-type="float" office:value="884"/>
          <table:table-cell office:value-type="float" office:value="178"/>
          <table:table-cell office:value-type="float" office:value="63"/>
          <table:table-cell office:value-type="float" office:value="1056"/>
          <table:table-cell office:value-type="float" office:value="11"/>
          <table:table-cell/>
          <table:table-cell office:value-type="float" office:value="1"/>
          <table:table-cell office:value-type="float" office:value="0"/>
          <table:table-cell office:value-type="float" office:value="9"/>
          <table:table-cell office:value-type="float" office:value="635"/>
          <table:table-cell/>
          <table:table-cell office:value-type="float" office:value="0"/>
          <table:table-cell office:value-type="float" office:value="0"/>
          <table:table-cell office:value-type="float" office:value="4"/>
          <table:table-cell office:value-type="float" office:value="1052"/>
          <table:table-cell table:number-columns-repeated="2"/>
          <table:table-cell office:value-type="float" office:value="4"/>
          <table:table-cell office:value-type="float" office:value="8094"/>
          <table:table-cell table:number-columns-repeated="2"/>
          <table:table-cell office:value-type="float" office:value="2"/>
          <table:table-cell office:value-type="float" office:value="0"/>
          <table:table-cell office:value-type="float" office:value="18"/>
          <table:table-cell office:value-type="float" office:value="1"/>
          <table:table-cell office:value-type="float" office:value="23"/>
          <table:table-cell office:value-type="float" office:value="6"/>
          <table:table-cell office:value-type="float" office:value="6"/>
          <table:table-cell office:value-type="float" office:value="0"/>
          <table:table-cell office:value-type="float" office:value="1"/>
          <table:table-cell office:value-type="float" office:value="0"/>
          <table:table-cell office:value-type="float" office:value="0"/>
          <table:table-cell office:value-type="float" office:value="513"/>
          <table:table-cell office:value-type="float" office:value="3"/>
          <table:table-cell table:number-columns-repeated="2"/>
          <table:table-cell office:value-type="float" office:value="0"/>
          <table:table-cell office:value-type="float" office:value="0"/>
          <table:table-cell office:value-type="float" office:value="1"/>
          <table:table-cell office:value-type="float" office:value="197"/>
          <table:table-cell office:value-type="float" office:value="81"/>
          <table:table-cell office:value-type="float" office:value="46"/>
          <table:table-cell office:value-type="float" office:value="65"/>
          <table:table-cell office:value-type="float" office:value="3"/>
          <table:table-cell/>
          <table:table-cell office:value-type="float" office:value="8123"/>
          <table:table-cell office:value-type="float" office:value="7899"/>
          <table:table-cell office:value-type="float" office:value="224"/>
          <table:table-cell/>
          <table:table-cell office:value-type="float" office:value="2"/>
          <table:table-cell office:value-type="float" office:value="4"/>
          <table:table-cell office:value-type="float" office:value="1"/>
          <table:table-cell office:value-type="float" office:value="2810"/>
          <table:table-cell office:value-type="float" office:value="594"/>
          <table:table-cell office:value-type="float" office:value="227"/>
          <table:table-cell office:value-type="float" office:value="4229"/>
          <table:table-cell office:value-type="float" office:value="32"/>
          <table:table-cell/>
          <table:table-cell office:value-type="float" office:value="1"/>
          <table:table-cell office:value-type="float" office:value="3"/>
          <table:table-cell office:value-type="float" office:value="0"/>
          <table:table-cell office:value-type="float" office:value="263"/>
          <table:table-cell office:value-type="float" office:value="367"/>
          <table:table-cell office:value-type="float" office:value="55"/>
          <table:table-cell office:value-type="float" office:value="1590"/>
          <table:table-cell office:value-type="float" office:value="3"/>
          <table:table-cell/>
          <table:table-cell office:value-type="float" office:value="1"/>
          <table:table-cell office:value-type="float" office:value="1"/>
          <table:table-cell office:value-type="float" office:value="1"/>
          <table:table-cell office:value-type="float" office:value="2547"/>
          <table:table-cell office:value-type="float" office:value="227"/>
          <table:table-cell office:value-type="float" office:value="172"/>
          <table:table-cell office:value-type="float" office:value="2639"/>
          <table:table-cell office:value-type="float" office:value="29"/>
          <table:table-cell/>
          <table:table-cell office:value-type="float" office:value="0"/>
          <table:table-cell office:value-type="float" office:value="0"/>
          <table:table-cell office:value-type="float" office:value="6"/>
          <table:table-cell office:value-type="float" office:value="1584"/>
          <table:table-cell/>
          <table:table-cell office:value-type="float" office:value="0"/>
          <table:table-cell office:value-type="float" office:value="0"/>
          <table:table-cell office:value-type="float" office:value="5"/>
          <table:table-cell office:value-type="float" office:value="2634"/>
          <table:table-cell table:number-columns-repeated="2"/>
          <table:table-cell office:value-type="float" office:value="3"/>
          <table:table-cell office:value-type="float" office:value="2"/>
          <table:table-cell office:value-type="float" office:value="3"/>
          <table:table-cell office:value-type="float" office:value="103"/>
          <table:table-cell office:value-type="float" office:value="126"/>
          <table:table-cell office:value-type="float" office:value="11"/>
          <table:table-cell office:value-type="float" office:value="222"/>
          <table:table-cell office:value-type="float" office:value="1"/>
          <table:table-cell/>
          <table:table-cell office:value-type="float" office:value="0"/>
          <table:table-cell office:value-type="float" office:value="0"/>
          <table:table-cell office:value-type="float" office:value="0"/>
          <table:table-cell office:value-type="float" office:value="288"/>
          <table:table-cell office:value-type="float" office:value="84"/>
          <table:table-cell office:value-type="float" office:value="12"/>
          <table:table-cell office:value-type="float" office:value="136"/>
          <table:table-cell office:value-type="float" office:value="1"/>
          <table:table-cell/>
          <table:table-cell office:value-type="float" office:value="0"/>
          <table:table-cell office:value-type="float" office:value="0"/>
          <table:table-cell office:value-type="float" office:value="0"/>
          <table:table-cell office:value-type="float" office:value="64"/>
          <table:table-cell office:value-type="float" office:value="99"/>
          <table:table-cell office:value-type="float" office:value="8"/>
          <table:table-cell office:value-type="float" office:value="140"/>
          <table:table-cell office:value-type="float" office:value="1"/>
          <table:table-cell/>
          <table:table-cell office:value-type="float" office:value="0"/>
          <table:table-cell office:value-type="float" office:value="0"/>
          <table:table-cell office:value-type="float" office:value="0"/>
          <table:table-cell office:value-type="float" office:value="278"/>
          <table:table-cell office:value-type="float" office:value="79"/>
          <table:table-cell office:value-type="float" office:value="12"/>
          <table:table-cell office:value-type="float" office:value="131"/>
          <table:table-cell office:value-type="float" office:value="1"/>
          <table:table-cell/>
          <table:table-cell office:value-type="float" office:value="3"/>
          <table:table-cell office:value-type="float" office:value="2"/>
          <table:table-cell office:value-type="float" office:value="3"/>
          <table:table-cell office:value-type="float" office:value="28"/>
          <table:table-cell office:value-type="float" office:value="19"/>
          <table:table-cell office:value-type="float" office:value="1"/>
          <table:table-cell office:value-type="float" office:value="6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lackpool Council"/>
          <table:table-cell table:number-columns-repeated="2"/>
          <table:table-cell office:value-type="float" office:value="2987"/>
          <table:table-cell office:value-type="float" office:value="2974"/>
          <table:table-cell office:value-type="float" office:value="13"/>
          <table:table-cell/>
          <table:table-cell office:value-type="float" office:value="1"/>
          <table:table-cell office:value-type="float" office:value="5"/>
          <table:table-cell office:value-type="float" office:value="1"/>
          <table:table-cell office:value-type="float" office:value="1299"/>
          <table:table-cell office:value-type="float" office:value="488"/>
          <table:table-cell office:value-type="float" office:value="59"/>
          <table:table-cell office:value-type="float" office:value="1109"/>
          <table:table-cell office:value-type="float" office:value="12"/>
          <table:table-cell/>
          <table:table-cell office:value-type="float" office:value="1"/>
          <table:table-cell office:value-type="float" office:value="5"/>
          <table:table-cell office:value-type="float" office:value="0"/>
          <table:table-cell office:value-type="float" office:value="160"/>
          <table:table-cell office:value-type="float" office:value="242"/>
          <table:table-cell office:value-type="float" office:value="18"/>
          <table:table-cell office:value-type="float" office:value="462"/>
          <table:table-cell office:value-type="float" office:value="0"/>
          <table:table-cell/>
          <table:table-cell office:value-type="float" office:value="0"/>
          <table:table-cell office:value-type="float" office:value="0"/>
          <table:table-cell office:value-type="float" office:value="1"/>
          <table:table-cell office:value-type="float" office:value="1139"/>
          <table:table-cell office:value-type="float" office:value="246"/>
          <table:table-cell office:value-type="float" office:value="41"/>
          <table:table-cell office:value-type="float" office:value="647"/>
          <table:table-cell office:value-type="float" office:value="12"/>
          <table:table-cell/>
          <table:table-cell office:value-type="float" office:value="380"/>
          <table:table-cell office:value-type="float" office:value="1"/>
          <table:table-cell office:value-type="float" office:value="0"/>
          <table:table-cell office:value-type="float" office:value="81"/>
          <table:table-cell/>
          <table:table-cell office:value-type="float" office:value="606"/>
          <table:table-cell office:value-type="float" office:value="1"/>
          <table:table-cell office:value-type="float" office:value="2"/>
          <table:table-cell office:value-type="float" office:value="38"/>
          <table:table-cell table:number-columns-repeated="2"/>
          <table:table-cell office:value-type="float" office:value="19"/>
          <table:table-cell office:value-type="float" office:value="0"/>
          <table:table-cell table:number-columns-repeated="2"/>
          <table:table-cell office:value-type="float" office:value="0"/>
          <table:table-cell office:value-type="float" office:value="0"/>
          <table:table-cell office:value-type="float" office:value="6"/>
          <table:table-cell office:value-type="float" office:value="3"/>
          <table:table-cell office:value-type="float" office:value="66"/>
          <table:table-cell office:value-type="float" office:value="0"/>
          <table:table-cell office:value-type="float" office:value="5"/>
          <table:table-cell office:value-type="float" office:value="0"/>
          <table:table-cell office:value-type="float" office:value="0"/>
          <table:table-cell office:value-type="float" office:value="1"/>
          <table:table-cell office:value-type="float" office:value="0"/>
          <table:table-cell office:value-type="float" office:value="603"/>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30"/>
          <table:table-cell office:value-type="float" office:value="1"/>
          <table:table-cell office:value-type="float" office:value="42"/>
          <table:table-cell office:value-type="float" office:value="3"/>
          <table:table-cell office:value-type="float" office:value="1"/>
          <table:table-cell/>
          <table:table-cell office:value-type="float" office:value="7775"/>
          <table:table-cell office:value-type="float" office:value="7725"/>
          <table:table-cell office:value-type="float" office:value="50"/>
          <table:table-cell/>
          <table:table-cell office:value-type="float" office:value="2"/>
          <table:table-cell office:value-type="float" office:value="10"/>
          <table:table-cell office:value-type="float" office:value="2"/>
          <table:table-cell office:value-type="float" office:value="3833"/>
          <table:table-cell office:value-type="float" office:value="798"/>
          <table:table-cell office:value-type="float" office:value="171"/>
          <table:table-cell office:value-type="float" office:value="2868"/>
          <table:table-cell office:value-type="float" office:value="40"/>
          <table:table-cell/>
          <table:table-cell office:value-type="float" office:value="2"/>
          <table:table-cell office:value-type="float" office:value="9"/>
          <table:table-cell office:value-type="float" office:value="1"/>
          <table:table-cell office:value-type="float" office:value="518"/>
          <table:table-cell office:value-type="float" office:value="473"/>
          <table:table-cell office:value-type="float" office:value="68"/>
          <table:table-cell office:value-type="float" office:value="1206"/>
          <table:table-cell office:value-type="float" office:value="3"/>
          <table:table-cell/>
          <table:table-cell office:value-type="float" office:value="0"/>
          <table:table-cell office:value-type="float" office:value="1"/>
          <table:table-cell office:value-type="float" office:value="1"/>
          <table:table-cell office:value-type="float" office:value="3315"/>
          <table:table-cell office:value-type="float" office:value="325"/>
          <table:table-cell office:value-type="float" office:value="103"/>
          <table:table-cell office:value-type="float" office:value="1662"/>
          <table:table-cell office:value-type="float" office:value="37"/>
          <table:table-cell/>
          <table:table-cell office:value-type="float" office:value="984"/>
          <table:table-cell office:value-type="float" office:value="1"/>
          <table:table-cell office:value-type="float" office:value="6"/>
          <table:table-cell office:value-type="float" office:value="215"/>
          <table:table-cell/>
          <table:table-cell office:value-type="float" office:value="1524"/>
          <table:table-cell office:value-type="float" office:value="1"/>
          <table:table-cell office:value-type="float" office:value="14"/>
          <table:table-cell office:value-type="float" office:value="123"/>
          <table:table-cell table:number-columns-repeated="2"/>
          <table:table-cell office:value-type="float" office:value="1"/>
          <table:table-cell office:value-type="float" office:value="2"/>
          <table:table-cell office:value-type="float" office:value="0"/>
          <table:table-cell office:value-type="float" office:value="66"/>
          <table:table-cell office:value-type="float" office:value="109"/>
          <table:table-cell office:value-type="float" office:value="3"/>
          <table:table-cell office:value-type="float" office:value="124"/>
          <table:table-cell office:value-type="float" office:value="3"/>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0"/>
          <table:table-cell office:value-type="float" office:value="8"/>
          <table:table-cell office:value-type="float" office:value="0"/>
          <table:table-cell/>
          <table:table-cell office:value-type="float" office:value="1"/>
          <table:table-cell office:value-type="float" office:value="2"/>
          <table:table-cell office:value-type="float" office:value="0"/>
          <table:table-cell office:value-type="float" office:value="49"/>
          <table:table-cell office:value-type="float" office:value="76"/>
          <table:table-cell office:value-type="float" office:value="1"/>
          <table:table-cell office:value-type="float" office:value="90"/>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0"/>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8"/>
          <table:table-cell office:value-type="float" office:value="19"/>
          <table:table-cell office:value-type="float" office:value="0"/>
          <table:table-cell office:value-type="float" office:value="14"/>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eeds"/>
          <table:table-cell table:number-columns-repeated="2"/>
          <table:table-cell office:value-type="float" office:value="11741"/>
          <table:table-cell office:value-type="float" office:value="11687"/>
          <table:table-cell office:value-type="float" office:value="54"/>
          <table:table-cell/>
          <table:table-cell office:value-type="float" office:value="3"/>
          <table:table-cell office:value-type="float" office:value="9"/>
          <table:table-cell office:value-type="float" office:value="2"/>
          <table:table-cell office:value-type="float" office:value="3837"/>
          <table:table-cell office:value-type="float" office:value="1214"/>
          <table:table-cell office:value-type="float" office:value="322"/>
          <table:table-cell office:value-type="float" office:value="6273"/>
          <table:table-cell office:value-type="float" office:value="24"/>
          <table:table-cell/>
          <table:table-cell office:value-type="float" office:value="1"/>
          <table:table-cell office:value-type="float" office:value="8"/>
          <table:table-cell office:value-type="float" office:value="2"/>
          <table:table-cell office:value-type="float" office:value="588"/>
          <table:table-cell office:value-type="float" office:value="582"/>
          <table:table-cell office:value-type="float" office:value="80"/>
          <table:table-cell office:value-type="float" office:value="2199"/>
          <table:table-cell office:value-type="float" office:value="5"/>
          <table:table-cell/>
          <table:table-cell office:value-type="float" office:value="2"/>
          <table:table-cell office:value-type="float" office:value="1"/>
          <table:table-cell office:value-type="float" office:value="0"/>
          <table:table-cell office:value-type="float" office:value="3249"/>
          <table:table-cell office:value-type="float" office:value="632"/>
          <table:table-cell office:value-type="float" office:value="242"/>
          <table:table-cell office:value-type="float" office:value="4074"/>
          <table:table-cell office:value-type="float" office:value="19"/>
          <table:table-cell/>
          <table:table-cell office:value-type="float" office:value="203"/>
          <table:table-cell office:value-type="float" office:value="5"/>
          <table:table-cell office:value-type="float" office:value="599"/>
          <table:table-cell office:value-type="float" office:value="1392"/>
          <table:table-cell/>
          <table:table-cell office:value-type="float" office:value="384"/>
          <table:table-cell office:value-type="float" office:value="1"/>
          <table:table-cell office:value-type="float" office:value="1278"/>
          <table:table-cell office:value-type="float" office:value="2411"/>
          <table:table-cell table:number-columns-repeated="2"/>
          <table:table-cell office:value-type="float" office:value="1728"/>
          <table:table-cell office:value-type="float" office:value="12570"/>
          <table:table-cell table:number-columns-repeated="2"/>
          <table:table-cell office:value-type="float" office:value="3"/>
          <table:table-cell office:value-type="float" office:value="0"/>
          <table:table-cell office:value-type="float" office:value="203"/>
          <table:table-cell office:value-type="float" office:value="5"/>
          <table:table-cell office:value-type="float" office:value="108"/>
          <table:table-cell office:value-type="float" office:value="32"/>
          <table:table-cell office:value-type="float" office:value="30"/>
          <table:table-cell office:value-type="float" office:value="0"/>
          <table:table-cell office:value-type="float" office:value="1"/>
          <table:table-cell office:value-type="float" office:value="0"/>
          <table:table-cell office:value-type="float" office:value="7"/>
          <table:table-cell office:value-type="float" office:value="2290"/>
          <table:table-cell office:value-type="float" office:value="38"/>
          <table:table-cell table:number-columns-repeated="2"/>
          <table:table-cell office:value-type="float" office:value="0"/>
          <table:table-cell office:value-type="float" office:value="0"/>
          <table:table-cell office:value-type="float" office:value="0"/>
          <table:table-cell office:value-type="float" office:value="64"/>
          <table:table-cell office:value-type="float" office:value="5"/>
          <table:table-cell office:value-type="float" office:value="28"/>
          <table:table-cell office:value-type="float" office:value="9"/>
          <table:table-cell office:value-type="float" office:value="0"/>
          <table:table-cell/>
          <table:table-cell office:value-type="float" office:value="29526"/>
          <table:table-cell office:value-type="float" office:value="29361"/>
          <table:table-cell office:value-type="float" office:value="165"/>
          <table:table-cell/>
          <table:table-cell office:value-type="float" office:value="13"/>
          <table:table-cell office:value-type="float" office:value="23"/>
          <table:table-cell office:value-type="float" office:value="5"/>
          <table:table-cell office:value-type="float" office:value="11405"/>
          <table:table-cell office:value-type="float" office:value="2059"/>
          <table:table-cell office:value-type="float" office:value="846"/>
          <table:table-cell office:value-type="float" office:value="14922"/>
          <table:table-cell office:value-type="float" office:value="80"/>
          <table:table-cell/>
          <table:table-cell office:value-type="float" office:value="1"/>
          <table:table-cell office:value-type="float" office:value="20"/>
          <table:table-cell office:value-type="float" office:value="4"/>
          <table:table-cell office:value-type="float" office:value="1685"/>
          <table:table-cell office:value-type="float" office:value="1184"/>
          <table:table-cell office:value-type="float" office:value="222"/>
          <table:table-cell office:value-type="float" office:value="5095"/>
          <table:table-cell office:value-type="float" office:value="10"/>
          <table:table-cell/>
          <table:table-cell office:value-type="float" office:value="12"/>
          <table:table-cell office:value-type="float" office:value="3"/>
          <table:table-cell office:value-type="float" office:value="1"/>
          <table:table-cell office:value-type="float" office:value="9720"/>
          <table:table-cell office:value-type="float" office:value="875"/>
          <table:table-cell office:value-type="float" office:value="624"/>
          <table:table-cell office:value-type="float" office:value="9827"/>
          <table:table-cell office:value-type="float" office:value="70"/>
          <table:table-cell/>
          <table:table-cell office:value-type="float" office:value="564"/>
          <table:table-cell office:value-type="float" office:value="6"/>
          <table:table-cell office:value-type="float" office:value="788"/>
          <table:table-cell office:value-type="float" office:value="3737"/>
          <table:table-cell/>
          <table:table-cell office:value-type="float" office:value="1261"/>
          <table:table-cell office:value-type="float" office:value="3"/>
          <table:table-cell office:value-type="float" office:value="2650"/>
          <table:table-cell office:value-type="float" office:value="5913"/>
          <table:table-cell table:number-columns-repeated="2"/>
          <table:table-cell office:value-type="float" office:value="1"/>
          <table:table-cell office:value-type="float" office:value="6"/>
          <table:table-cell office:value-type="float" office:value="4"/>
          <table:table-cell office:value-type="float" office:value="519"/>
          <table:table-cell office:value-type="float" office:value="455"/>
          <table:table-cell office:value-type="float" office:value="52"/>
          <table:table-cell office:value-type="float" office:value="1041"/>
          <table:table-cell office:value-type="float" office:value="3"/>
          <table:table-cell/>
          <table:table-cell office:value-type="float" office:value="0"/>
          <table:table-cell office:value-type="float" office:value="0"/>
          <table:table-cell office:value-type="float" office:value="0"/>
          <table:table-cell office:value-type="float" office:value="426"/>
          <table:table-cell office:value-type="float" office:value="163"/>
          <table:table-cell office:value-type="float" office:value="33"/>
          <table:table-cell office:value-type="float" office:value="309"/>
          <table:table-cell office:value-type="float" office:value="0"/>
          <table:table-cell/>
          <table:table-cell office:value-type="float" office:value="1"/>
          <table:table-cell office:value-type="float" office:value="5"/>
          <table:table-cell office:value-type="float" office:value="2"/>
          <table:table-cell office:value-type="float" office:value="427"/>
          <table:table-cell office:value-type="float" office:value="344"/>
          <table:table-cell office:value-type="float" office:value="40"/>
          <table:table-cell office:value-type="float" office:value="707"/>
          <table:table-cell office:value-type="float" office:value="3"/>
          <table:table-cell/>
          <table:table-cell office:value-type="float" office:value="0"/>
          <table:table-cell office:value-type="float" office:value="0"/>
          <table:table-cell office:value-type="float" office:value="0"/>
          <table:table-cell office:value-type="float" office:value="373"/>
          <table:table-cell office:value-type="float" office:value="136"/>
          <table:table-cell office:value-type="float" office:value="29"/>
          <table:table-cell office:value-type="float" office:value="234"/>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7"/>
          <table:table-cell office:value-type="float" office:value="3"/>
          <table:table-cell office:value-type="float" office:value="3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Shropshire Council"/>
          <table:table-cell table:number-columns-repeated="2"/>
          <table:table-cell office:value-type="float" office:value="4750"/>
          <table:table-cell office:value-type="float" office:value="4691"/>
          <table:table-cell office:value-type="float" office:value="59"/>
          <table:table-cell/>
          <table:table-cell office:value-type="float" office:value="0"/>
          <table:table-cell office:value-type="float" office:value="2"/>
          <table:table-cell office:value-type="float" office:value="0"/>
          <table:table-cell office:value-type="float" office:value="1455"/>
          <table:table-cell office:value-type="float" office:value="370"/>
          <table:table-cell office:value-type="float" office:value="153"/>
          <table:table-cell office:value-type="float" office:value="2702"/>
          <table:table-cell office:value-type="float" office:value="9"/>
          <table:table-cell/>
          <table:table-cell office:value-type="float" office:value="0"/>
          <table:table-cell office:value-type="float" office:value="2"/>
          <table:table-cell office:value-type="float" office:value="0"/>
          <table:table-cell office:value-type="float" office:value="172"/>
          <table:table-cell office:value-type="float" office:value="162"/>
          <table:table-cell office:value-type="float" office:value="35"/>
          <table:table-cell office:value-type="float" office:value="975"/>
          <table:table-cell office:value-type="float" office:value="1"/>
          <table:table-cell/>
          <table:table-cell office:value-type="float" office:value="0"/>
          <table:table-cell office:value-type="float" office:value="0"/>
          <table:table-cell office:value-type="float" office:value="0"/>
          <table:table-cell office:value-type="float" office:value="1283"/>
          <table:table-cell office:value-type="float" office:value="208"/>
          <table:table-cell office:value-type="float" office:value="118"/>
          <table:table-cell office:value-type="float" office:value="1727"/>
          <table:table-cell office:value-type="float" office:value="8"/>
          <table:table-cell/>
          <table:table-cell office:value-type="float" office:value="586"/>
          <table:table-cell office:value-type="float" office:value="1"/>
          <table:table-cell office:value-type="float" office:value="0"/>
          <table:table-cell office:value-type="float" office:value="388"/>
          <table:table-cell/>
          <table:table-cell office:value-type="float" office:value="807"/>
          <table:table-cell office:value-type="float" office:value="0"/>
          <table:table-cell office:value-type="float" office:value="0"/>
          <table:table-cell office:value-type="float" office:value="920"/>
          <table:table-cell table:number-columns-repeated="2"/>
          <table:table-cell office:value-type="float" office:value="3428"/>
          <table:table-cell office:value-type="float" office:value="7546"/>
          <table:table-cell table:number-columns-repeated="2"/>
          <table:table-cell office:value-type="float" office:value="3"/>
          <table:table-cell office:value-type="float" office:value="0"/>
          <table:table-cell office:value-type="float" office:value="76"/>
          <table:table-cell office:value-type="float" office:value="13"/>
          <table:table-cell office:value-type="float" office:value="4"/>
          <table:table-cell office:value-type="float" office:value="3"/>
          <table:table-cell office:value-type="float" office:value="15"/>
          <table:table-cell office:value-type="float" office:value="0"/>
          <table:table-cell office:value-type="float" office:value="4"/>
          <table:table-cell office:value-type="float" office:value="2"/>
          <table:table-cell office:value-type="float" office:value="1"/>
          <table:table-cell office:value-type="float" office:value="975"/>
          <table:table-cell office:value-type="float" office:value="28"/>
          <table:table-cell table:number-columns-repeated="2"/>
          <table:table-cell office:value-type="float" office:value="0"/>
          <table:table-cell office:value-type="float" office:value="0"/>
          <table:table-cell office:value-type="float" office:value="11"/>
          <table:table-cell office:value-type="float" office:value="246"/>
          <table:table-cell office:value-type="float" office:value="0"/>
          <table:table-cell office:value-type="float" office:value="48"/>
          <table:table-cell office:value-type="float" office:value="20"/>
          <table:table-cell office:value-type="float" office:value="0"/>
          <table:table-cell/>
          <table:table-cell office:value-type="float" office:value="12865"/>
          <table:table-cell office:value-type="float" office:value="12678"/>
          <table:table-cell office:value-type="float" office:value="187"/>
          <table:table-cell/>
          <table:table-cell office:value-type="float" office:value="0"/>
          <table:table-cell office:value-type="float" office:value="4"/>
          <table:table-cell office:value-type="float" office:value="3"/>
          <table:table-cell office:value-type="float" office:value="4574"/>
          <table:table-cell office:value-type="float" office:value="893"/>
          <table:table-cell office:value-type="float" office:value="371"/>
          <table:table-cell office:value-type="float" office:value="6789"/>
          <table:table-cell office:value-type="float" office:value="41"/>
          <table:table-cell/>
          <table:table-cell office:value-type="float" office:value="0"/>
          <table:table-cell office:value-type="float" office:value="3"/>
          <table:table-cell office:value-type="float" office:value="1"/>
          <table:table-cell office:value-type="float" office:value="399"/>
          <table:table-cell office:value-type="float" office:value="423"/>
          <table:table-cell office:value-type="float" office:value="91"/>
          <table:table-cell office:value-type="float" office:value="2211"/>
          <table:table-cell office:value-type="float" office:value="4"/>
          <table:table-cell/>
          <table:table-cell office:value-type="float" office:value="0"/>
          <table:table-cell office:value-type="float" office:value="1"/>
          <table:table-cell office:value-type="float" office:value="2"/>
          <table:table-cell office:value-type="float" office:value="4175"/>
          <table:table-cell office:value-type="float" office:value="470"/>
          <table:table-cell office:value-type="float" office:value="280"/>
          <table:table-cell office:value-type="float" office:value="4578"/>
          <table:table-cell office:value-type="float" office:value="37"/>
          <table:table-cell/>
          <table:table-cell office:value-type="float" office:value="1058"/>
          <table:table-cell office:value-type="float" office:value="2"/>
          <table:table-cell office:value-type="float" office:value="1"/>
          <table:table-cell office:value-type="float" office:value="1150"/>
          <table:table-cell/>
          <table:table-cell office:value-type="float" office:value="1376"/>
          <table:table-cell office:value-type="float" office:value="4"/>
          <table:table-cell office:value-type="float" office:value="3"/>
          <table:table-cell office:value-type="float" office:value="3195"/>
          <table:table-cell table:number-columns-repeated="2"/>
          <table:table-cell office:value-type="float" office:value="2"/>
          <table:table-cell office:value-type="float" office:value="2"/>
          <table:table-cell office:value-type="float" office:value="2"/>
          <table:table-cell office:value-type="float" office:value="157"/>
          <table:table-cell office:value-type="float" office:value="135"/>
          <table:table-cell office:value-type="float" office:value="21"/>
          <table:table-cell office:value-type="float" office:value="330"/>
          <table:table-cell office:value-type="float" office:value="2"/>
          <table:table-cell/>
          <table:table-cell office:value-type="float" office:value="0"/>
          <table:table-cell office:value-type="float" office:value="0"/>
          <table:table-cell office:value-type="float" office:value="0"/>
          <table:table-cell office:value-type="float" office:value="573"/>
          <table:table-cell office:value-type="float" office:value="84"/>
          <table:table-cell office:value-type="float" office:value="53"/>
          <table:table-cell office:value-type="float" office:value="508"/>
          <table:table-cell office:value-type="float" office:value="3"/>
          <table:table-cell/>
          <table:table-cell office:value-type="float" office:value="0"/>
          <table:table-cell office:value-type="float" office:value="1"/>
          <table:table-cell office:value-type="float" office:value="0"/>
          <table:table-cell office:value-type="float" office:value="138"/>
          <table:table-cell office:value-type="float" office:value="101"/>
          <table:table-cell office:value-type="float" office:value="15"/>
          <table:table-cell office:value-type="float" office:value="242"/>
          <table:table-cell office:value-type="float" office:value="1"/>
          <table:table-cell/>
          <table:table-cell office:value-type="float" office:value="0"/>
          <table:table-cell office:value-type="float" office:value="0"/>
          <table:table-cell office:value-type="float" office:value="0"/>
          <table:table-cell office:value-type="float" office:value="510"/>
          <table:table-cell office:value-type="float" office:value="70"/>
          <table:table-cell office:value-type="float" office:value="48"/>
          <table:table-cell office:value-type="float" office:value="443"/>
          <table:table-cell office:value-type="float" office:value="3"/>
          <table:table-cell/>
          <table:table-cell office:value-type="float" office:value="2"/>
          <table:table-cell office:value-type="float" office:value="1"/>
          <table:table-cell office:value-type="float" office:value="2"/>
          <table:table-cell office:value-type="float" office:value="13"/>
          <table:table-cell office:value-type="float" office:value="20"/>
          <table:table-cell office:value-type="float" office:value="6"/>
          <table:table-cell office:value-type="float" office:value="64"/>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4"/>
          <table:table-cell office:value-type="float" office:value="0"/>
          <table:table-cell office:value-type="float" office:value="4"/>
          <table:table-cell office:value-type="float" office:value="0"/>
          <table:table-cell table:number-columns-repeated="16216"/>
        </table:table-row>
        <table:table-row>
          <table:table-cell office:value-type="string" office:string-value="Northamptonshire CC"/>
          <table:table-cell table:number-columns-repeated="2"/>
          <table:table-cell office:value-type="float" office:value="11831"/>
          <table:table-cell office:value-type="float" office:value="11735"/>
          <table:table-cell office:value-type="float" office:value="96"/>
          <table:table-cell/>
          <table:table-cell office:value-type="float" office:value="5"/>
          <table:table-cell office:value-type="float" office:value="9"/>
          <table:table-cell office:value-type="float" office:value="25"/>
          <table:table-cell office:value-type="float" office:value="2182"/>
          <table:table-cell office:value-type="float" office:value="1663"/>
          <table:table-cell office:value-type="float" office:value="346"/>
          <table:table-cell office:value-type="float" office:value="7465"/>
          <table:table-cell office:value-type="float" office:value="39"/>
          <table:table-cell/>
          <table:table-cell office:value-type="float" office:value="2"/>
          <table:table-cell office:value-type="float" office:value="9"/>
          <table:table-cell office:value-type="float" office:value="10"/>
          <table:table-cell office:value-type="float" office:value="299"/>
          <table:table-cell office:value-type="float" office:value="568"/>
          <table:table-cell office:value-type="float" office:value="94"/>
          <table:table-cell office:value-type="float" office:value="2918"/>
          <table:table-cell office:value-type="float" office:value="6"/>
          <table:table-cell/>
          <table:table-cell office:value-type="float" office:value="3"/>
          <table:table-cell office:value-type="float" office:value="0"/>
          <table:table-cell office:value-type="float" office:value="15"/>
          <table:table-cell office:value-type="float" office:value="1883"/>
          <table:table-cell office:value-type="float" office:value="1095"/>
          <table:table-cell office:value-type="float" office:value="252"/>
          <table:table-cell office:value-type="float" office:value="4547"/>
          <table:table-cell office:value-type="float" office:value="33"/>
          <table:table-cell/>
          <table:table-cell office:value-type="float" office:value="2915"/>
          <table:table-cell office:value-type="float" office:value="1"/>
          <table:table-cell office:value-type="float" office:value="1"/>
          <table:table-cell office:value-type="float" office:value="1"/>
          <table:table-cell/>
          <table:table-cell office:value-type="float" office:value="4542"/>
          <table:table-cell office:value-type="float" office:value="2"/>
          <table:table-cell office:value-type="float" office:value="0"/>
          <table:table-cell office:value-type="float" office:value="3"/>
          <table:table-cell table:number-columns-repeated="2"/>
          <table:table-cell office:value-type="float" office:value="95"/>
          <table:table-cell office:value-type="float" office:value="0"/>
          <table:table-cell table:number-columns-repeated="2"/>
          <table:table-cell office:value-type="float" office:value="4"/>
          <table:table-cell office:value-type="float" office:value="0"/>
          <table:table-cell office:value-type="float" office:value="28"/>
          <table:table-cell office:value-type="float" office:value="8"/>
          <table:table-cell office:value-type="float" office:value="281"/>
          <table:table-cell office:value-type="float" office:value="6"/>
          <table:table-cell office:value-type="float" office:value="24"/>
          <table:table-cell office:value-type="float" office:value="0"/>
          <table:table-cell office:value-type="float" office:value="1"/>
          <table:table-cell office:value-type="float" office:value="0"/>
          <table:table-cell office:value-type="float" office:value="3"/>
          <table:table-cell office:value-type="float" office:value="1698"/>
          <table:table-cell office:value-type="float" office:value="28"/>
          <table:table-cell table:number-columns-repeated="2"/>
          <table:table-cell office:value-type="float" office:value="0"/>
          <table:table-cell office:value-type="float" office:value="0"/>
          <table:table-cell office:value-type="float" office:value="0"/>
          <table:table-cell office:value-type="float" office:value="104"/>
          <table:table-cell office:value-type="float" office:value="1"/>
          <table:table-cell office:value-type="float" office:value="4"/>
          <table:table-cell office:value-type="float" office:value="0"/>
          <table:table-cell office:value-type="float" office:value="0"/>
          <table:table-cell/>
          <table:table-cell office:value-type="float" office:value="34384"/>
          <table:table-cell office:value-type="float" office:value="34077"/>
          <table:table-cell office:value-type="float" office:value="307"/>
          <table:table-cell/>
          <table:table-cell office:value-type="float" office:value="17"/>
          <table:table-cell office:value-type="float" office:value="23"/>
          <table:table-cell office:value-type="float" office:value="82"/>
          <table:table-cell office:value-type="float" office:value="8823"/>
          <table:table-cell office:value-type="float" office:value="2695"/>
          <table:table-cell office:value-type="float" office:value="991"/>
          <table:table-cell office:value-type="float" office:value="21345"/>
          <table:table-cell office:value-type="float" office:value="100"/>
          <table:table-cell/>
          <table:table-cell office:value-type="float" office:value="9"/>
          <table:table-cell office:value-type="float" office:value="23"/>
          <table:table-cell office:value-type="float" office:value="29"/>
          <table:table-cell office:value-type="float" office:value="1583"/>
          <table:table-cell office:value-type="float" office:value="1209"/>
          <table:table-cell office:value-type="float" office:value="292"/>
          <table:table-cell office:value-type="float" office:value="8151"/>
          <table:table-cell office:value-type="float" office:value="19"/>
          <table:table-cell/>
          <table:table-cell office:value-type="float" office:value="8"/>
          <table:table-cell office:value-type="float" office:value="0"/>
          <table:table-cell office:value-type="float" office:value="53"/>
          <table:table-cell office:value-type="float" office:value="7240"/>
          <table:table-cell office:value-type="float" office:value="1486"/>
          <table:table-cell office:value-type="float" office:value="699"/>
          <table:table-cell office:value-type="float" office:value="13194"/>
          <table:table-cell office:value-type="float" office:value="81"/>
          <table:table-cell/>
          <table:table-cell office:value-type="float" office:value="8144"/>
          <table:table-cell office:value-type="float" office:value="4"/>
          <table:table-cell office:value-type="float" office:value="2"/>
          <table:table-cell office:value-type="float" office:value="1"/>
          <table:table-cell/>
          <table:table-cell office:value-type="float" office:value="13183"/>
          <table:table-cell office:value-type="float" office:value="6"/>
          <table:table-cell office:value-type="float" office:value="0"/>
          <table:table-cell office:value-type="float" office:value="5"/>
          <table:table-cell table:number-columns-repeated="2"/>
          <table:table-cell office:value-type="float" office:value="2"/>
          <table:table-cell office:value-type="float" office:value="17"/>
          <table:table-cell office:value-type="float" office:value="9"/>
          <table:table-cell office:value-type="float" office:value="387"/>
          <table:table-cell office:value-type="float" office:value="596"/>
          <table:table-cell office:value-type="float" office:value="60"/>
          <table:table-cell office:value-type="float" office:value="1551"/>
          <table:table-cell office:value-type="float" office:value="11"/>
          <table:table-cell/>
          <table:table-cell office:value-type="float" office:value="3"/>
          <table:table-cell office:value-type="float" office:value="0"/>
          <table:table-cell office:value-type="float" office:value="13"/>
          <table:table-cell office:value-type="float" office:value="1272"/>
          <table:table-cell office:value-type="float" office:value="842"/>
          <table:table-cell office:value-type="float" office:value="169"/>
          <table:table-cell office:value-type="float" office:value="2033"/>
          <table:table-cell office:value-type="float" office:value="19"/>
          <table:table-cell/>
          <table:table-cell office:value-type="float" office:value="2"/>
          <table:table-cell office:value-type="float" office:value="9"/>
          <table:table-cell office:value-type="float" office:value="9"/>
          <table:table-cell office:value-type="float" office:value="210"/>
          <table:table-cell office:value-type="float" office:value="383"/>
          <table:table-cell office:value-type="float" office:value="44"/>
          <table:table-cell office:value-type="float" office:value="1106"/>
          <table:table-cell office:value-type="float" office:value="6"/>
          <table:table-cell/>
          <table:table-cell office:value-type="float" office:value="3"/>
          <table:table-cell office:value-type="float" office:value="0"/>
          <table:table-cell office:value-type="float" office:value="13"/>
          <table:table-cell office:value-type="float" office:value="1248"/>
          <table:table-cell office:value-type="float" office:value="813"/>
          <table:table-cell office:value-type="float" office:value="163"/>
          <table:table-cell office:value-type="float" office:value="1979"/>
          <table:table-cell office:value-type="float" office:value="18"/>
          <table:table-cell/>
          <table:table-cell office:value-type="float" office:value="0"/>
          <table:table-cell office:value-type="float" office:value="3"/>
          <table:table-cell office:value-type="float" office:value="0"/>
          <table:table-cell office:value-type="float" office:value="6"/>
          <table:table-cell office:value-type="float" office:value="6"/>
          <table:table-cell office:value-type="float" office:value="0"/>
          <table:table-cell office:value-type="float" office:value="7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radford Metropolitan District Council"/>
          <table:table-cell table:number-columns-repeated="2"/>
          <table:table-cell office:value-type="float" office:value="6319"/>
          <table:table-cell office:value-type="float" office:value="6283"/>
          <table:table-cell office:value-type="float" office:value="36"/>
          <table:table-cell/>
          <table:table-cell office:value-type="float" office:value="2"/>
          <table:table-cell office:value-type="float" office:value="11"/>
          <table:table-cell office:value-type="float" office:value="1"/>
          <table:table-cell office:value-type="float" office:value="2527"/>
          <table:table-cell office:value-type="float" office:value="948"/>
          <table:table-cell office:value-type="float" office:value="202"/>
          <table:table-cell office:value-type="float" office:value="2577"/>
          <table:table-cell office:value-type="float" office:value="14"/>
          <table:table-cell/>
          <table:table-cell office:value-type="float" office:value="1"/>
          <table:table-cell office:value-type="float" office:value="10"/>
          <table:table-cell office:value-type="float" office:value="0"/>
          <table:table-cell office:value-type="float" office:value="375"/>
          <table:table-cell office:value-type="float" office:value="520"/>
          <table:table-cell office:value-type="float" office:value="72"/>
          <table:table-cell office:value-type="float" office:value="1155"/>
          <table:table-cell office:value-type="float" office:value="2"/>
          <table:table-cell/>
          <table:table-cell office:value-type="float" office:value="1"/>
          <table:table-cell office:value-type="float" office:value="1"/>
          <table:table-cell office:value-type="float" office:value="1"/>
          <table:table-cell office:value-type="float" office:value="2152"/>
          <table:table-cell office:value-type="float" office:value="428"/>
          <table:table-cell office:value-type="float" office:value="130"/>
          <table:table-cell office:value-type="float" office:value="1422"/>
          <table:table-cell office:value-type="float" office:value="12"/>
          <table:table-cell/>
          <table:table-cell office:value-type="float" office:value="265"/>
          <table:table-cell office:value-type="float" office:value="17"/>
          <table:table-cell office:value-type="float" office:value="311"/>
          <table:table-cell office:value-type="float" office:value="562"/>
          <table:table-cell/>
          <table:table-cell office:value-type="float" office:value="1270"/>
          <table:table-cell office:value-type="float" office:value="7"/>
          <table:table-cell office:value-type="float" office:value="51"/>
          <table:table-cell office:value-type="float" office:value="94"/>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2"/>
          <table:table-cell office:value-type="float" office:value="1"/>
          <table:table-cell office:value-type="float" office:value="156"/>
          <table:table-cell office:value-type="float" office:value="0"/>
          <table:table-cell office:value-type="float" office:value="30"/>
          <table:table-cell office:value-type="float" office:value="0"/>
          <table:table-cell office:value-type="float" office:value="1"/>
          <table:table-cell office:value-type="float" office:value="0"/>
          <table:table-cell office:value-type="float" office:value="0"/>
          <table:table-cell office:value-type="float" office:value="1616"/>
          <table:table-cell office:value-type="float" office:value="1"/>
          <table:table-cell table:number-columns-repeated="2"/>
          <table:table-cell office:value-type="float" office:value="0"/>
          <table:table-cell office:value-type="float" office:value="0"/>
          <table:table-cell office:value-type="float" office:value="10"/>
          <table:table-cell office:value-type="float" office:value="247"/>
          <table:table-cell office:value-type="float" office:value="22"/>
          <table:table-cell office:value-type="float" office:value="249"/>
          <table:table-cell office:value-type="float" office:value="26"/>
          <table:table-cell office:value-type="float" office:value="0"/>
          <table:table-cell/>
          <table:table-cell office:value-type="float" office:value="16568"/>
          <table:table-cell office:value-type="float" office:value="16469"/>
          <table:table-cell office:value-type="float" office:value="99"/>
          <table:table-cell/>
          <table:table-cell office:value-type="float" office:value="2"/>
          <table:table-cell office:value-type="float" office:value="16"/>
          <table:table-cell office:value-type="float" office:value="1"/>
          <table:table-cell office:value-type="float" office:value="7852"/>
          <table:table-cell office:value-type="float" office:value="1657"/>
          <table:table-cell office:value-type="float" office:value="527"/>
          <table:table-cell office:value-type="float" office:value="6374"/>
          <table:table-cell office:value-type="float" office:value="38"/>
          <table:table-cell/>
          <table:table-cell office:value-type="float" office:value="1"/>
          <table:table-cell office:value-type="float" office:value="14"/>
          <table:table-cell office:value-type="float" office:value="0"/>
          <table:table-cell office:value-type="float" office:value="881"/>
          <table:table-cell office:value-type="float" office:value="1060"/>
          <table:table-cell office:value-type="float" office:value="157"/>
          <table:table-cell office:value-type="float" office:value="2485"/>
          <table:table-cell office:value-type="float" office:value="6"/>
          <table:table-cell/>
          <table:table-cell office:value-type="float" office:value="1"/>
          <table:table-cell office:value-type="float" office:value="2"/>
          <table:table-cell office:value-type="float" office:value="1"/>
          <table:table-cell office:value-type="float" office:value="6971"/>
          <table:table-cell office:value-type="float" office:value="597"/>
          <table:table-cell office:value-type="float" office:value="370"/>
          <table:table-cell office:value-type="float" office:value="3889"/>
          <table:table-cell office:value-type="float" office:value="32"/>
          <table:table-cell/>
          <table:table-cell office:value-type="float" office:value="1000"/>
          <table:table-cell office:value-type="float" office:value="35"/>
          <table:table-cell office:value-type="float" office:value="344"/>
          <table:table-cell office:value-type="float" office:value="1106"/>
          <table:table-cell/>
          <table:table-cell office:value-type="float" office:value="3540"/>
          <table:table-cell office:value-type="float" office:value="16"/>
          <table:table-cell office:value-type="float" office:value="50"/>
          <table:table-cell office:value-type="float" office:value="283"/>
          <table:table-cell table:number-columns-repeated="2"/>
          <table:table-cell office:value-type="float" office:value="5"/>
          <table:table-cell office:value-type="float" office:value="8"/>
          <table:table-cell office:value-type="float" office:value="2"/>
          <table:table-cell office:value-type="float" office:value="364"/>
          <table:table-cell office:value-type="float" office:value="354"/>
          <table:table-cell office:value-type="float" office:value="38"/>
          <table:table-cell office:value-type="float" office:value="486"/>
          <table:table-cell office:value-type="float" office:value="2"/>
          <table:table-cell/>
          <table:table-cell office:value-type="float" office:value="0"/>
          <table:table-cell office:value-type="float" office:value="0"/>
          <table:table-cell office:value-type="float" office:value="0"/>
          <table:table-cell office:value-type="float" office:value="475"/>
          <table:table-cell office:value-type="float" office:value="123"/>
          <table:table-cell office:value-type="float" office:value="35"/>
          <table:table-cell office:value-type="float" office:value="144"/>
          <table:table-cell office:value-type="float" office:value="3"/>
          <table:table-cell/>
          <table:table-cell office:value-type="float" office:value="1"/>
          <table:table-cell office:value-type="float" office:value="2"/>
          <table:table-cell office:value-type="float" office:value="0"/>
          <table:table-cell office:value-type="float" office:value="230"/>
          <table:table-cell office:value-type="float" office:value="206"/>
          <table:table-cell office:value-type="float" office:value="24"/>
          <table:table-cell office:value-type="float" office:value="184"/>
          <table:table-cell office:value-type="float" office:value="2"/>
          <table:table-cell/>
          <table:table-cell office:value-type="float" office:value="0"/>
          <table:table-cell office:value-type="float" office:value="0"/>
          <table:table-cell office:value-type="float" office:value="0"/>
          <table:table-cell office:value-type="float" office:value="443"/>
          <table:table-cell office:value-type="float" office:value="112"/>
          <table:table-cell office:value-type="float" office:value="34"/>
          <table:table-cell office:value-type="float" office:value="137"/>
          <table:table-cell office:value-type="float" office:value="3"/>
          <table:table-cell/>
          <table:table-cell office:value-type="float" office:value="4"/>
          <table:table-cell office:value-type="float" office:value="6"/>
          <table:table-cell office:value-type="float" office:value="2"/>
          <table:table-cell office:value-type="float" office:value="110"/>
          <table:table-cell office:value-type="float" office:value="111"/>
          <table:table-cell office:value-type="float" office:value="10"/>
          <table:table-cell office:value-type="float" office:value="262"/>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efton MBC"/>
          <table:table-cell table:number-columns-repeated="2"/>
          <table:table-cell office:value-type="float" office:value="4911"/>
          <table:table-cell office:value-type="float" office:value="4888"/>
          <table:table-cell office:value-type="float" office:value="23"/>
          <table:table-cell/>
          <table:table-cell office:value-type="float" office:value="0"/>
          <table:table-cell office:value-type="float" office:value="4"/>
          <table:table-cell office:value-type="float" office:value="0"/>
          <table:table-cell office:value-type="float" office:value="1968"/>
          <table:table-cell office:value-type="float" office:value="640"/>
          <table:table-cell office:value-type="float" office:value="81"/>
          <table:table-cell office:value-type="float" office:value="2180"/>
          <table:table-cell office:value-type="float" office:value="15"/>
          <table:table-cell/>
          <table:table-cell office:value-type="float" office:value="0"/>
          <table:table-cell office:value-type="float" office:value="4"/>
          <table:table-cell office:value-type="float" office:value="0"/>
          <table:table-cell office:value-type="float" office:value="79"/>
          <table:table-cell office:value-type="float" office:value="231"/>
          <table:table-cell office:value-type="float" office:value="18"/>
          <table:table-cell office:value-type="float" office:value="975"/>
          <table:table-cell office:value-type="float" office:value="3"/>
          <table:table-cell/>
          <table:table-cell office:value-type="float" office:value="0"/>
          <table:table-cell office:value-type="float" office:value="0"/>
          <table:table-cell office:value-type="float" office:value="0"/>
          <table:table-cell office:value-type="float" office:value="1889"/>
          <table:table-cell office:value-type="float" office:value="409"/>
          <table:table-cell office:value-type="float" office:value="63"/>
          <table:table-cell office:value-type="float" office:value="1205"/>
          <table:table-cell office:value-type="float" office:value="12"/>
          <table:table-cell/>
          <table:table-cell office:value-type="float" office:value="2"/>
          <table:table-cell office:value-type="float" office:value="0"/>
          <table:table-cell office:value-type="float" office:value="3"/>
          <table:table-cell office:value-type="float" office:value="970"/>
          <table:table-cell/>
          <table:table-cell office:value-type="float" office:value="0"/>
          <table:table-cell office:value-type="float" office:value="0"/>
          <table:table-cell office:value-type="float" office:value="0"/>
          <table:table-cell office:value-type="float" office:value="1205"/>
          <table:table-cell table:number-columns-repeated="2"/>
          <table:table-cell office:value-type="float" office:value="1"/>
          <table:table-cell office:value-type="float" office:value="2616"/>
          <table:table-cell table:number-columns-repeated="2"/>
          <table:table-cell office:value-type="float" office:value="0"/>
          <table:table-cell office:value-type="float" office:value="0"/>
          <table:table-cell office:value-type="float" office:value="63"/>
          <table:table-cell office:value-type="float" office:value="0"/>
          <table:table-cell office:value-type="float" office:value="29"/>
          <table:table-cell office:value-type="float" office:value="15"/>
          <table:table-cell office:value-type="float" office:value="51"/>
          <table:table-cell office:value-type="float" office:value="0"/>
          <table:table-cell office:value-type="float" office:value="1"/>
          <table:table-cell office:value-type="float" office:value="0"/>
          <table:table-cell office:value-type="float" office:value="0"/>
          <table:table-cell office:value-type="float" office:value="441"/>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4075"/>
          <table:table-cell office:value-type="float" office:value="14011"/>
          <table:table-cell office:value-type="float" office:value="64"/>
          <table:table-cell/>
          <table:table-cell office:value-type="float" office:value="0"/>
          <table:table-cell office:value-type="float" office:value="11"/>
          <table:table-cell office:value-type="float" office:value="0"/>
          <table:table-cell office:value-type="float" office:value="6434"/>
          <table:table-cell office:value-type="float" office:value="1100"/>
          <table:table-cell office:value-type="float" office:value="259"/>
          <table:table-cell office:value-type="float" office:value="6158"/>
          <table:table-cell office:value-type="float" office:value="49"/>
          <table:table-cell/>
          <table:table-cell office:value-type="float" office:value="0"/>
          <table:table-cell office:value-type="float" office:value="10"/>
          <table:table-cell office:value-type="float" office:value="0"/>
          <table:table-cell office:value-type="float" office:value="323"/>
          <table:table-cell office:value-type="float" office:value="529"/>
          <table:table-cell office:value-type="float" office:value="58"/>
          <table:table-cell office:value-type="float" office:value="2546"/>
          <table:table-cell office:value-type="float" office:value="8"/>
          <table:table-cell/>
          <table:table-cell office:value-type="float" office:value="0"/>
          <table:table-cell office:value-type="float" office:value="1"/>
          <table:table-cell office:value-type="float" office:value="0"/>
          <table:table-cell office:value-type="float" office:value="6111"/>
          <table:table-cell office:value-type="float" office:value="571"/>
          <table:table-cell office:value-type="float" office:value="201"/>
          <table:table-cell office:value-type="float" office:value="3612"/>
          <table:table-cell office:value-type="float" office:value="41"/>
          <table:table-cell/>
          <table:table-cell office:value-type="float" office:value="5"/>
          <table:table-cell office:value-type="float" office:value="0"/>
          <table:table-cell office:value-type="float" office:value="6"/>
          <table:table-cell office:value-type="float" office:value="2535"/>
          <table:table-cell/>
          <table:table-cell office:value-type="float" office:value="0"/>
          <table:table-cell office:value-type="float" office:value="0"/>
          <table:table-cell office:value-type="float" office:value="1"/>
          <table:table-cell office:value-type="float" office:value="3611"/>
          <table:table-cell table:number-columns-repeated="2"/>
          <table:table-cell office:value-type="float" office:value="2"/>
          <table:table-cell office:value-type="float" office:value="6"/>
          <table:table-cell office:value-type="float" office:value="3"/>
          <table:table-cell office:value-type="float" office:value="180"/>
          <table:table-cell office:value-type="float" office:value="216"/>
          <table:table-cell office:value-type="float" office:value="13"/>
          <table:table-cell office:value-type="float" office:value="346"/>
          <table:table-cell office:value-type="float" office:value="4"/>
          <table:table-cell/>
          <table:table-cell office:value-type="float" office:value="0"/>
          <table:table-cell office:value-type="float" office:value="0"/>
          <table:table-cell office:value-type="float" office:value="0"/>
          <table:table-cell office:value-type="float" office:value="521"/>
          <table:table-cell office:value-type="float" office:value="177"/>
          <table:table-cell office:value-type="float" office:value="18"/>
          <table:table-cell office:value-type="float" office:value="185"/>
          <table:table-cell office:value-type="float" office:value="7"/>
          <table:table-cell/>
          <table:table-cell office:value-type="float" office:value="0"/>
          <table:table-cell office:value-type="float" office:value="3"/>
          <table:table-cell office:value-type="float" office:value="0"/>
          <table:table-cell office:value-type="float" office:value="31"/>
          <table:table-cell office:value-type="float" office:value="102"/>
          <table:table-cell office:value-type="float" office:value="5"/>
          <table:table-cell office:value-type="float" office:value="193"/>
          <table:table-cell office:value-type="float" office:value="2"/>
          <table:table-cell/>
          <table:table-cell office:value-type="float" office:value="0"/>
          <table:table-cell office:value-type="float" office:value="0"/>
          <table:table-cell office:value-type="float" office:value="0"/>
          <table:table-cell office:value-type="float" office:value="466"/>
          <table:table-cell office:value-type="float" office:value="146"/>
          <table:table-cell office:value-type="float" office:value="16"/>
          <table:table-cell office:value-type="float" office:value="166"/>
          <table:table-cell office:value-type="float" office:value="6"/>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urrey County Council Penrhyn Rd Kingston KT12DN"/>
          <table:table-cell table:number-columns-repeated="2"/>
          <table:table-cell office:value-type="float" office:value="15643"/>
          <table:table-cell office:value-type="float" office:value="15291"/>
          <table:table-cell office:value-type="float" office:value="352"/>
          <table:table-cell/>
          <table:table-cell office:value-type="float" office:value="2"/>
          <table:table-cell office:value-type="float" office:value="21"/>
          <table:table-cell office:value-type="float" office:value="11"/>
          <table:table-cell office:value-type="float" office:value="2756"/>
          <table:table-cell office:value-type="float" office:value="952"/>
          <table:table-cell office:value-type="float" office:value="316"/>
          <table:table-cell office:value-type="float" office:value="11212"/>
          <table:table-cell office:value-type="float" office:value="20"/>
          <table:table-cell/>
          <table:table-cell office:value-type="float" office:value="1"/>
          <table:table-cell office:value-type="float" office:value="20"/>
          <table:table-cell office:value-type="float" office:value="5"/>
          <table:table-cell office:value-type="float" office:value="778"/>
          <table:table-cell office:value-type="float" office:value="512"/>
          <table:table-cell office:value-type="float" office:value="148"/>
          <table:table-cell office:value-type="float" office:value="4546"/>
          <table:table-cell office:value-type="float" office:value="11"/>
          <table:table-cell/>
          <table:table-cell office:value-type="float" office:value="1"/>
          <table:table-cell office:value-type="float" office:value="1"/>
          <table:table-cell office:value-type="float" office:value="6"/>
          <table:table-cell office:value-type="float" office:value="1978"/>
          <table:table-cell office:value-type="float" office:value="440"/>
          <table:table-cell office:value-type="float" office:value="168"/>
          <table:table-cell office:value-type="float" office:value="6666"/>
          <table:table-cell office:value-type="float" office:value="9"/>
          <table:table-cell/>
          <table:table-cell office:value-type="float" office:value="4071"/>
          <table:table-cell office:value-type="float" office:value="255"/>
          <table:table-cell office:value-type="float" office:value="0"/>
          <table:table-cell office:value-type="float" office:value="220"/>
          <table:table-cell/>
          <table:table-cell office:value-type="float" office:value="6211"/>
          <table:table-cell office:value-type="float" office:value="144"/>
          <table:table-cell office:value-type="float" office:value="1"/>
          <table:table-cell office:value-type="float" office:value="310"/>
          <table:table-cell table:number-columns-repeated="2"/>
          <table:table-cell office:value-type="float" office:value="5897"/>
          <table:table-cell office:value-type="float" office:value="683"/>
          <table:table-cell table:number-columns-repeated="2"/>
          <table:table-cell office:value-type="float" office:value="10"/>
          <table:table-cell office:value-type="float" office:value="0"/>
          <table:table-cell office:value-type="float" office:value="232"/>
          <table:table-cell office:value-type="float" office:value="5"/>
          <table:table-cell office:value-type="float" office:value="103"/>
          <table:table-cell office:value-type="float" office:value="29"/>
          <table:table-cell office:value-type="float" office:value="158"/>
          <table:table-cell office:value-type="float" office:value="0"/>
          <table:table-cell office:value-type="float" office:value="10"/>
          <table:table-cell office:value-type="float" office:value="0"/>
          <table:table-cell office:value-type="float" office:value="23"/>
          <table:table-cell office:value-type="float" office:value="4186"/>
          <table:table-cell office:value-type="float" office:value="59"/>
          <table:table-cell table:number-columns-repeated="2"/>
          <table:table-cell office:value-type="float" office:value="0"/>
          <table:table-cell office:value-type="float" office:value="0"/>
          <table:table-cell office:value-type="float" office:value="0"/>
          <table:table-cell office:value-type="float" office:value="739"/>
          <table:table-cell office:value-type="float" office:value="1"/>
          <table:table-cell office:value-type="float" office:value="15"/>
          <table:table-cell office:value-type="float" office:value="1"/>
          <table:table-cell office:value-type="float" office:value="0"/>
          <table:table-cell/>
          <table:table-cell office:value-type="float" office:value="39075"/>
          <table:table-cell office:value-type="float" office:value="37967"/>
          <table:table-cell office:value-type="float" office:value="1108"/>
          <table:table-cell/>
          <table:table-cell office:value-type="float" office:value="5"/>
          <table:table-cell office:value-type="float" office:value="49"/>
          <table:table-cell office:value-type="float" office:value="20"/>
          <table:table-cell office:value-type="float" office:value="8473"/>
          <table:table-cell office:value-type="float" office:value="1548"/>
          <table:table-cell office:value-type="float" office:value="898"/>
          <table:table-cell office:value-type="float" office:value="26902"/>
          <table:table-cell office:value-type="float" office:value="70"/>
          <table:table-cell/>
          <table:table-cell office:value-type="float" office:value="3"/>
          <table:table-cell office:value-type="float" office:value="43"/>
          <table:table-cell office:value-type="float" office:value="10"/>
          <table:table-cell office:value-type="float" office:value="1941"/>
          <table:table-cell office:value-type="float" office:value="950"/>
          <table:table-cell office:value-type="float" office:value="346"/>
          <table:table-cell office:value-type="float" office:value="10244"/>
          <table:table-cell office:value-type="float" office:value="27"/>
          <table:table-cell/>
          <table:table-cell office:value-type="float" office:value="2"/>
          <table:table-cell office:value-type="float" office:value="6"/>
          <table:table-cell office:value-type="float" office:value="10"/>
          <table:table-cell office:value-type="float" office:value="6532"/>
          <table:table-cell office:value-type="float" office:value="598"/>
          <table:table-cell office:value-type="float" office:value="552"/>
          <table:table-cell office:value-type="float" office:value="16658"/>
          <table:table-cell office:value-type="float" office:value="43"/>
          <table:table-cell/>
          <table:table-cell office:value-type="float" office:value="8755"/>
          <table:table-cell office:value-type="float" office:value="660"/>
          <table:table-cell office:value-type="float" office:value="0"/>
          <table:table-cell office:value-type="float" office:value="829"/>
          <table:table-cell/>
          <table:table-cell office:value-type="float" office:value="15429"/>
          <table:table-cell office:value-type="float" office:value="318"/>
          <table:table-cell office:value-type="float" office:value="1"/>
          <table:table-cell office:value-type="float" office:value="910"/>
          <table:table-cell table:number-columns-repeated="2"/>
          <table:table-cell office:value-type="float" office:value="3"/>
          <table:table-cell office:value-type="float" office:value="18"/>
          <table:table-cell office:value-type="float" office:value="9"/>
          <table:table-cell office:value-type="float" office:value="726"/>
          <table:table-cell office:value-type="float" office:value="449"/>
          <table:table-cell office:value-type="float" office:value="93"/>
          <table:table-cell office:value-type="float" office:value="2197"/>
          <table:table-cell office:value-type="float" office:value="10"/>
          <table:table-cell/>
          <table:table-cell office:value-type="float" office:value="1"/>
          <table:table-cell office:value-type="float" office:value="1"/>
          <table:table-cell office:value-type="float" office:value="3"/>
          <table:table-cell office:value-type="float" office:value="685"/>
          <table:table-cell office:value-type="float" office:value="170"/>
          <table:table-cell office:value-type="float" office:value="50"/>
          <table:table-cell office:value-type="float" office:value="433"/>
          <table:table-cell office:value-type="float" office:value="4"/>
          <table:table-cell/>
          <table:table-cell office:value-type="float" office:value="1"/>
          <table:table-cell office:value-type="float" office:value="15"/>
          <table:table-cell office:value-type="float" office:value="3"/>
          <table:table-cell office:value-type="float" office:value="631"/>
          <table:table-cell office:value-type="float" office:value="367"/>
          <table:table-cell office:value-type="float" office:value="77"/>
          <table:table-cell office:value-type="float" office:value="1672"/>
          <table:table-cell office:value-type="float" office:value="10"/>
          <table:table-cell/>
          <table:table-cell office:value-type="float" office:value="1"/>
          <table:table-cell office:value-type="float" office:value="1"/>
          <table:table-cell office:value-type="float" office:value="3"/>
          <table:table-cell office:value-type="float" office:value="674"/>
          <table:table-cell office:value-type="float" office:value="161"/>
          <table:table-cell office:value-type="float" office:value="49"/>
          <table:table-cell office:value-type="float" office:value="403"/>
          <table:table-cell office:value-type="float" office:value="4"/>
          <table:table-cell/>
          <table:table-cell office:value-type="float" office:value="1"/>
          <table:table-cell office:value-type="float" office:value="1"/>
          <table:table-cell office:value-type="float" office:value="4"/>
          <table:table-cell office:value-type="float" office:value="4"/>
          <table:table-cell office:value-type="float" office:value="3"/>
          <table:table-cell office:value-type="float" office:value="2"/>
          <table:table-cell office:value-type="float" office:value="28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1"/>
          <table:table-cell office:value-type="float" office:value="0"/>
          <table:table-cell table:number-columns-repeated="16216"/>
        </table:table-row>
        <table:table-row>
          <table:table-cell office:value-type="string" office:string-value="West Sussex"/>
          <table:table-cell table:number-columns-repeated="2"/>
          <table:table-cell office:value-type="float" office:value="18068"/>
          <table:table-cell office:value-type="float" office:value="17841"/>
          <table:table-cell office:value-type="float" office:value="227"/>
          <table:table-cell/>
          <table:table-cell office:value-type="float" office:value="6"/>
          <table:table-cell office:value-type="float" office:value="16"/>
          <table:table-cell office:value-type="float" office:value="6"/>
          <table:table-cell office:value-type="float" office:value="3978"/>
          <table:table-cell office:value-type="float" office:value="1048"/>
          <table:table-cell office:value-type="float" office:value="585"/>
          <table:table-cell office:value-type="float" office:value="12167"/>
          <table:table-cell office:value-type="float" office:value="35"/>
          <table:table-cell/>
          <table:table-cell office:value-type="float" office:value="4"/>
          <table:table-cell office:value-type="float" office:value="14"/>
          <table:table-cell office:value-type="float" office:value="5"/>
          <table:table-cell office:value-type="float" office:value="898"/>
          <table:table-cell office:value-type="float" office:value="515"/>
          <table:table-cell office:value-type="float" office:value="151"/>
          <table:table-cell office:value-type="float" office:value="3735"/>
          <table:table-cell office:value-type="float" office:value="11"/>
          <table:table-cell/>
          <table:table-cell office:value-type="float" office:value="2"/>
          <table:table-cell office:value-type="float" office:value="2"/>
          <table:table-cell office:value-type="float" office:value="1"/>
          <table:table-cell office:value-type="float" office:value="3080"/>
          <table:table-cell office:value-type="float" office:value="533"/>
          <table:table-cell office:value-type="float" office:value="434"/>
          <table:table-cell office:value-type="float" office:value="8432"/>
          <table:table-cell office:value-type="float" office:value="24"/>
          <table:table-cell/>
          <table:table-cell office:value-type="float" office:value="2448"/>
          <table:table-cell office:value-type="float" office:value="4"/>
          <table:table-cell office:value-type="float" office:value="631"/>
          <table:table-cell office:value-type="float" office:value="652"/>
          <table:table-cell/>
          <table:table-cell office:value-type="float" office:value="6789"/>
          <table:table-cell office:value-type="float" office:value="3"/>
          <table:table-cell office:value-type="float" office:value="160"/>
          <table:table-cell office:value-type="float" office:value="1480"/>
          <table:table-cell table:number-columns-repeated="2"/>
          <table:table-cell office:value-type="float" office:value="11"/>
          <table:table-cell office:value-type="float" office:value="14880"/>
          <table:table-cell table:number-columns-repeated="2"/>
          <table:table-cell office:value-type="float" office:value="4"/>
          <table:table-cell office:value-type="float" office:value="0"/>
          <table:table-cell office:value-type="float" office:value="268"/>
          <table:table-cell office:value-type="float" office:value="6"/>
          <table:table-cell office:value-type="float" office:value="38"/>
          <table:table-cell office:value-type="float" office:value="40"/>
          <table:table-cell office:value-type="float" office:value="88"/>
          <table:table-cell office:value-type="float" office:value="0"/>
          <table:table-cell office:value-type="float" office:value="6"/>
          <table:table-cell office:value-type="float" office:value="0"/>
          <table:table-cell office:value-type="float" office:value="145"/>
          <table:table-cell office:value-type="float" office:value="3025"/>
          <table:table-cell office:value-type="float" office:value="13"/>
          <table:table-cell table:number-columns-repeated="2"/>
          <table:table-cell office:value-type="float" office:value="0"/>
          <table:table-cell office:value-type="float" office:value="1"/>
          <table:table-cell office:value-type="float" office:value="0"/>
          <table:table-cell office:value-type="float" office:value="606"/>
          <table:table-cell office:value-type="float" office:value="42"/>
          <table:table-cell office:value-type="float" office:value="250"/>
          <table:table-cell office:value-type="float" office:value="38"/>
          <table:table-cell office:value-type="float" office:value="0"/>
          <table:table-cell/>
          <table:table-cell office:value-type="float" office:value="34739"/>
          <table:table-cell office:value-type="float" office:value="34310"/>
          <table:table-cell office:value-type="float" office:value="429"/>
          <table:table-cell/>
          <table:table-cell office:value-type="float" office:value="9"/>
          <table:table-cell office:value-type="float" office:value="29"/>
          <table:table-cell office:value-type="float" office:value="9"/>
          <table:table-cell office:value-type="float" office:value="9187"/>
          <table:table-cell office:value-type="float" office:value="1403"/>
          <table:table-cell office:value-type="float" office:value="1209"/>
          <table:table-cell office:value-type="float" office:value="22383"/>
          <table:table-cell office:value-type="float" office:value="80"/>
          <table:table-cell/>
          <table:table-cell office:value-type="float" office:value="6"/>
          <table:table-cell office:value-type="float" office:value="25"/>
          <table:table-cell office:value-type="float" office:value="5"/>
          <table:table-cell office:value-type="float" office:value="1413"/>
          <table:table-cell office:value-type="float" office:value="734"/>
          <table:table-cell office:value-type="float" office:value="292"/>
          <table:table-cell office:value-type="float" office:value="6339"/>
          <table:table-cell office:value-type="float" office:value="17"/>
          <table:table-cell/>
          <table:table-cell office:value-type="float" office:value="3"/>
          <table:table-cell office:value-type="float" office:value="4"/>
          <table:table-cell office:value-type="float" office:value="4"/>
          <table:table-cell office:value-type="float" office:value="7774"/>
          <table:table-cell office:value-type="float" office:value="669"/>
          <table:table-cell office:value-type="float" office:value="917"/>
          <table:table-cell office:value-type="float" office:value="16044"/>
          <table:table-cell office:value-type="float" office:value="63"/>
          <table:table-cell/>
          <table:table-cell office:value-type="float" office:value="4013"/>
          <table:table-cell office:value-type="float" office:value="5"/>
          <table:table-cell office:value-type="float" office:value="558"/>
          <table:table-cell office:value-type="float" office:value="1763"/>
          <table:table-cell/>
          <table:table-cell office:value-type="float" office:value="12332"/>
          <table:table-cell office:value-type="float" office:value="9"/>
          <table:table-cell office:value-type="float" office:value="151"/>
          <table:table-cell office:value-type="float" office:value="3552"/>
          <table:table-cell table:number-columns-repeated="2"/>
          <table:table-cell office:value-type="float" office:value="6"/>
          <table:table-cell office:value-type="float" office:value="14"/>
          <table:table-cell office:value-type="float" office:value="10"/>
          <table:table-cell office:value-type="float" office:value="797"/>
          <table:table-cell office:value-type="float" office:value="425"/>
          <table:table-cell office:value-type="float" office:value="105"/>
          <table:table-cell office:value-type="float" office:value="1602"/>
          <table:table-cell office:value-type="float" office:value="11"/>
          <table:table-cell/>
          <table:table-cell office:value-type="float" office:value="1"/>
          <table:table-cell office:value-type="float" office:value="0"/>
          <table:table-cell office:value-type="float" office:value="1"/>
          <table:table-cell office:value-type="float" office:value="198"/>
          <table:table-cell office:value-type="float" office:value="56"/>
          <table:table-cell office:value-type="float" office:value="26"/>
          <table:table-cell office:value-type="float" office:value="215"/>
          <table:table-cell office:value-type="float" office:value="2"/>
          <table:table-cell/>
          <table:table-cell office:value-type="float" office:value="3"/>
          <table:table-cell office:value-type="float" office:value="10"/>
          <table:table-cell office:value-type="float" office:value="4"/>
          <table:table-cell office:value-type="float" office:value="627"/>
          <table:table-cell office:value-type="float" office:value="295"/>
          <table:table-cell office:value-type="float" office:value="75"/>
          <table:table-cell office:value-type="float" office:value="1129"/>
          <table:table-cell office:value-type="float" office:value="11"/>
          <table:table-cell/>
          <table:table-cell office:value-type="float" office:value="1"/>
          <table:table-cell office:value-type="float" office:value="0"/>
          <table:table-cell office:value-type="float" office:value="1"/>
          <table:table-cell office:value-type="float" office:value="173"/>
          <table:table-cell office:value-type="float" office:value="49"/>
          <table:table-cell office:value-type="float" office:value="24"/>
          <table:table-cell office:value-type="float" office:value="187"/>
          <table:table-cell office:value-type="float" office:value="2"/>
          <table:table-cell/>
          <table:table-cell office:value-type="float" office:value="2"/>
          <table:table-cell office:value-type="float" office:value="2"/>
          <table:table-cell office:value-type="float" office:value="4"/>
          <table:table-cell office:value-type="float" office:value="71"/>
          <table:table-cell office:value-type="float" office:value="56"/>
          <table:table-cell office:value-type="float" office:value="13"/>
          <table:table-cell office:value-type="float" office:value="20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okingham Borough Council"/>
          <table:table-cell table:number-columns-repeated="2"/>
          <table:table-cell office:value-type="float" office:value="1734"/>
          <table:table-cell office:value-type="float" office:value="1713"/>
          <table:table-cell office:value-type="float" office:value="21"/>
          <table:table-cell/>
          <table:table-cell office:value-type="float" office:value="1"/>
          <table:table-cell office:value-type="float" office:value="3"/>
          <table:table-cell office:value-type="float" office:value="2"/>
          <table:table-cell office:value-type="float" office:value="351"/>
          <table:table-cell office:value-type="float" office:value="90"/>
          <table:table-cell office:value-type="float" office:value="58"/>
          <table:table-cell office:value-type="float" office:value="1205"/>
          <table:table-cell office:value-type="float" office:value="3"/>
          <table:table-cell/>
          <table:table-cell office:value-type="float" office:value="0"/>
          <table:table-cell office:value-type="float" office:value="3"/>
          <table:table-cell office:value-type="float" office:value="0"/>
          <table:table-cell office:value-type="float" office:value="45"/>
          <table:table-cell office:value-type="float" office:value="49"/>
          <table:table-cell office:value-type="float" office:value="21"/>
          <table:table-cell office:value-type="float" office:value="642"/>
          <table:table-cell office:value-type="float" office:value="1"/>
          <table:table-cell/>
          <table:table-cell office:value-type="float" office:value="1"/>
          <table:table-cell office:value-type="float" office:value="0"/>
          <table:table-cell office:value-type="float" office:value="2"/>
          <table:table-cell office:value-type="float" office:value="306"/>
          <table:table-cell office:value-type="float" office:value="41"/>
          <table:table-cell office:value-type="float" office:value="37"/>
          <table:table-cell office:value-type="float" office:value="563"/>
          <table:table-cell office:value-type="float" office:value="2"/>
          <table:table-cell/>
          <table:table-cell office:value-type="float" office:value="558"/>
          <table:table-cell office:value-type="float" office:value="0"/>
          <table:table-cell office:value-type="float" office:value="1"/>
          <table:table-cell office:value-type="float" office:value="83"/>
          <table:table-cell/>
          <table:table-cell office:value-type="float" office:value="534"/>
          <table:table-cell office:value-type="float" office:value="0"/>
          <table:table-cell office:value-type="float" office:value="0"/>
          <table:table-cell office:value-type="float" office:value="29"/>
          <table:table-cell table:number-columns-repeated="2"/>
          <table:table-cell office:value-type="float" office:value="85"/>
          <table:table-cell office:value-type="float" office:value="0"/>
          <table:table-cell table:number-columns-repeated="2"/>
          <table:table-cell office:value-type="float" office:value="0"/>
          <table:table-cell office:value-type="float" office:value="0"/>
          <table:table-cell office:value-type="float" office:value="2"/>
          <table:table-cell office:value-type="float" office:value="6"/>
          <table:table-cell office:value-type="float" office:value="26"/>
          <table:table-cell office:value-type="float" office:value="0"/>
          <table:table-cell office:value-type="float" office:value="9"/>
          <table:table-cell office:value-type="float" office:value="0"/>
          <table:table-cell office:value-type="float" office:value="0"/>
          <table:table-cell office:value-type="float" office:value="0"/>
          <table:table-cell office:value-type="float" office:value="1"/>
          <table:table-cell office:value-type="float" office:value="527"/>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5"/>
          <table:table-cell office:value-type="float" office:value="158"/>
          <table:table-cell office:value-type="float" office:value="0"/>
          <table:table-cell office:value-type="float" office:value="2"/>
          <table:table-cell office:value-type="float" office:value="0"/>
          <table:table-cell/>
          <table:table-cell office:value-type="float" office:value="4652"/>
          <table:table-cell office:value-type="float" office:value="4604"/>
          <table:table-cell office:value-type="float" office:value="48"/>
          <table:table-cell/>
          <table:table-cell office:value-type="float" office:value="2"/>
          <table:table-cell office:value-type="float" office:value="8"/>
          <table:table-cell office:value-type="float" office:value="4"/>
          <table:table-cell office:value-type="float" office:value="1184"/>
          <table:table-cell office:value-type="float" office:value="131"/>
          <table:table-cell office:value-type="float" office:value="159"/>
          <table:table-cell office:value-type="float" office:value="3106"/>
          <table:table-cell office:value-type="float" office:value="10"/>
          <table:table-cell/>
          <table:table-cell office:value-type="float" office:value="1"/>
          <table:table-cell office:value-type="float" office:value="8"/>
          <table:table-cell office:value-type="float" office:value="1"/>
          <table:table-cell office:value-type="float" office:value="121"/>
          <table:table-cell office:value-type="float" office:value="82"/>
          <table:table-cell office:value-type="float" office:value="53"/>
          <table:table-cell office:value-type="float" office:value="1447"/>
          <table:table-cell office:value-type="float" office:value="3"/>
          <table:table-cell/>
          <table:table-cell office:value-type="float" office:value="1"/>
          <table:table-cell office:value-type="float" office:value="0"/>
          <table:table-cell office:value-type="float" office:value="3"/>
          <table:table-cell office:value-type="float" office:value="1063"/>
          <table:table-cell office:value-type="float" office:value="49"/>
          <table:table-cell office:value-type="float" office:value="106"/>
          <table:table-cell office:value-type="float" office:value="1659"/>
          <table:table-cell office:value-type="float" office:value="7"/>
          <table:table-cell/>
          <table:table-cell office:value-type="float" office:value="1081"/>
          <table:table-cell office:value-type="float" office:value="0"/>
          <table:table-cell office:value-type="float" office:value="2"/>
          <table:table-cell office:value-type="float" office:value="364"/>
          <table:table-cell/>
          <table:table-cell office:value-type="float" office:value="1449"/>
          <table:table-cell office:value-type="float" office:value="0"/>
          <table:table-cell office:value-type="float" office:value="1"/>
          <table:table-cell office:value-type="float" office:value="209"/>
          <table:table-cell table:number-columns-repeated="2"/>
          <table:table-cell office:value-type="float" office:value="0"/>
          <table:table-cell office:value-type="float" office:value="3"/>
          <table:table-cell office:value-type="float" office:value="2"/>
          <table:table-cell office:value-type="float" office:value="66"/>
          <table:table-cell office:value-type="float" office:value="49"/>
          <table:table-cell office:value-type="float" office:value="15"/>
          <table:table-cell office:value-type="float" office:value="267"/>
          <table:table-cell office:value-type="float" office:value="1"/>
          <table:table-cell/>
          <table:table-cell office:value-type="float" office:value="1"/>
          <table:table-cell office:value-type="float" office:value="0"/>
          <table:table-cell office:value-type="float" office:value="1"/>
          <table:table-cell office:value-type="float" office:value="59"/>
          <table:table-cell office:value-type="float" office:value="10"/>
          <table:table-cell office:value-type="float" office:value="7"/>
          <table:table-cell office:value-type="float" office:value="56"/>
          <table:table-cell office:value-type="float" office:value="0"/>
          <table:table-cell/>
          <table:table-cell office:value-type="float" office:value="0"/>
          <table:table-cell office:value-type="float" office:value="3"/>
          <table:table-cell office:value-type="float" office:value="0"/>
          <table:table-cell office:value-type="float" office:value="23"/>
          <table:table-cell office:value-type="float" office:value="18"/>
          <table:table-cell office:value-type="float" office:value="7"/>
          <table:table-cell office:value-type="float" office:value="136"/>
          <table:table-cell office:value-type="float" office:value="0"/>
          <table:table-cell/>
          <table:table-cell office:value-type="float" office:value="1"/>
          <table:table-cell office:value-type="float" office:value="0"/>
          <table:table-cell office:value-type="float" office:value="1"/>
          <table:table-cell office:value-type="float" office:value="58"/>
          <table:table-cell office:value-type="float" office:value="10"/>
          <table:table-cell office:value-type="float" office:value="7"/>
          <table:table-cell office:value-type="float" office:value="56"/>
          <table:table-cell office:value-type="float" office:value="0"/>
          <table:table-cell/>
          <table:table-cell office:value-type="float" office:value="0"/>
          <table:table-cell office:value-type="float" office:value="0"/>
          <table:table-cell office:value-type="float" office:value="2"/>
          <table:table-cell office:value-type="float" office:value="41"/>
          <table:table-cell office:value-type="float" office:value="27"/>
          <table:table-cell office:value-type="float" office:value="6"/>
          <table:table-cell office:value-type="float" office:value="109"/>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entral Bedfordshire"/>
          <table:table-cell table:number-columns-repeated="2"/>
          <table:table-cell office:value-type="float" office:value="3831"/>
          <table:table-cell office:value-type="float" office:value="3803"/>
          <table:table-cell office:value-type="float" office:value="28"/>
          <table:table-cell/>
          <table:table-cell office:value-type="float" office:value="0"/>
          <table:table-cell office:value-type="float" office:value="8"/>
          <table:table-cell office:value-type="float" office:value="0"/>
          <table:table-cell office:value-type="float" office:value="844"/>
          <table:table-cell office:value-type="float" office:value="379"/>
          <table:table-cell office:value-type="float" office:value="92"/>
          <table:table-cell office:value-type="float" office:value="2473"/>
          <table:table-cell office:value-type="float" office:value="7"/>
          <table:table-cell/>
          <table:table-cell office:value-type="float" office:value="0"/>
          <table:table-cell office:value-type="float" office:value="8"/>
          <table:table-cell office:value-type="float" office:value="0"/>
          <table:table-cell office:value-type="float" office:value="85"/>
          <table:table-cell office:value-type="float" office:value="174"/>
          <table:table-cell office:value-type="float" office:value="23"/>
          <table:table-cell office:value-type="float" office:value="934"/>
          <table:table-cell office:value-type="float" office:value="1"/>
          <table:table-cell/>
          <table:table-cell office:value-type="float" office:value="0"/>
          <table:table-cell office:value-type="float" office:value="0"/>
          <table:table-cell office:value-type="float" office:value="0"/>
          <table:table-cell office:value-type="float" office:value="759"/>
          <table:table-cell office:value-type="float" office:value="205"/>
          <table:table-cell office:value-type="float" office:value="69"/>
          <table:table-cell office:value-type="float" office:value="1539"/>
          <table:table-cell office:value-type="float" office:value="6"/>
          <table:table-cell/>
          <table:table-cell office:value-type="float" office:value="738"/>
          <table:table-cell office:value-type="float" office:value="0"/>
          <table:table-cell office:value-type="float" office:value="0"/>
          <table:table-cell office:value-type="float" office:value="196"/>
          <table:table-cell/>
          <table:table-cell office:value-type="float" office:value="1398"/>
          <table:table-cell office:value-type="float" office:value="1"/>
          <table:table-cell office:value-type="float" office:value="0"/>
          <table:table-cell office:value-type="float" office:value="140"/>
          <table:table-cell table:number-columns-repeated="2"/>
          <table:table-cell office:value-type="float" office:value="0"/>
          <table:table-cell office:value-type="float" office:value="393"/>
          <table:table-cell table:number-columns-repeated="2"/>
          <table:table-cell office:value-type="float" office:value="1"/>
          <table:table-cell office:value-type="float" office:value="0"/>
          <table:table-cell office:value-type="float" office:value="46"/>
          <table:table-cell office:value-type="float" office:value="0"/>
          <table:table-cell office:value-type="float" office:value="19"/>
          <table:table-cell office:value-type="float" office:value="12"/>
          <table:table-cell office:value-type="float" office:value="6"/>
          <table:table-cell office:value-type="float" office:value="0"/>
          <table:table-cell office:value-type="float" office:value="0"/>
          <table:table-cell office:value-type="float" office:value="0"/>
          <table:table-cell office:value-type="float" office:value="0"/>
          <table:table-cell office:value-type="float" office:value="710"/>
          <table:table-cell office:value-type="float" office:value="9"/>
          <table:table-cell table:number-columns-repeated="2"/>
          <table:table-cell office:value-type="float" office:value="0"/>
          <table:table-cell office:value-type="float" office:value="0"/>
          <table:table-cell office:value-type="float" office:value="0"/>
          <table:table-cell office:value-type="float" office:value="199"/>
          <table:table-cell office:value-type="float" office:value="2"/>
          <table:table-cell office:value-type="float" office:value="44"/>
          <table:table-cell office:value-type="float" office:value="1"/>
          <table:table-cell office:value-type="float" office:value="0"/>
          <table:table-cell/>
          <table:table-cell office:value-type="float" office:value="10398"/>
          <table:table-cell office:value-type="float" office:value="10331"/>
          <table:table-cell office:value-type="float" office:value="67"/>
          <table:table-cell/>
          <table:table-cell office:value-type="float" office:value="1"/>
          <table:table-cell office:value-type="float" office:value="17"/>
          <table:table-cell office:value-type="float" office:value="1"/>
          <table:table-cell office:value-type="float" office:value="2759"/>
          <table:table-cell office:value-type="float" office:value="573"/>
          <table:table-cell office:value-type="float" office:value="248"/>
          <table:table-cell office:value-type="float" office:value="6705"/>
          <table:table-cell office:value-type="float" office:value="27"/>
          <table:table-cell/>
          <table:table-cell office:value-type="float" office:value="0"/>
          <table:table-cell office:value-type="float" office:value="17"/>
          <table:table-cell office:value-type="float" office:value="0"/>
          <table:table-cell office:value-type="float" office:value="214"/>
          <table:table-cell office:value-type="float" office:value="318"/>
          <table:table-cell office:value-type="float" office:value="60"/>
          <table:table-cell office:value-type="float" office:value="2222"/>
          <table:table-cell office:value-type="float" office:value="3"/>
          <table:table-cell/>
          <table:table-cell office:value-type="float" office:value="1"/>
          <table:table-cell office:value-type="float" office:value="0"/>
          <table:table-cell office:value-type="float" office:value="1"/>
          <table:table-cell office:value-type="float" office:value="2545"/>
          <table:table-cell office:value-type="float" office:value="255"/>
          <table:table-cell office:value-type="float" office:value="188"/>
          <table:table-cell office:value-type="float" office:value="4483"/>
          <table:table-cell office:value-type="float" office:value="24"/>
          <table:table-cell/>
          <table:table-cell office:value-type="float" office:value="1763"/>
          <table:table-cell office:value-type="float" office:value="1"/>
          <table:table-cell office:value-type="float" office:value="0"/>
          <table:table-cell office:value-type="float" office:value="458"/>
          <table:table-cell/>
          <table:table-cell office:value-type="float" office:value="3879"/>
          <table:table-cell office:value-type="float" office:value="3"/>
          <table:table-cell office:value-type="float" office:value="0"/>
          <table:table-cell office:value-type="float" office:value="601"/>
          <table:table-cell table:number-columns-repeated="2"/>
          <table:table-cell office:value-type="float" office:value="0"/>
          <table:table-cell office:value-type="float" office:value="6"/>
          <table:table-cell office:value-type="float" office:value="2"/>
          <table:table-cell office:value-type="float" office:value="71"/>
          <table:table-cell office:value-type="float" office:value="115"/>
          <table:table-cell office:value-type="float" office:value="14"/>
          <table:table-cell office:value-type="float" office:value="367"/>
          <table:table-cell office:value-type="float" office:value="1"/>
          <table:table-cell/>
          <table:table-cell office:value-type="float" office:value="0"/>
          <table:table-cell office:value-type="float" office:value="0"/>
          <table:table-cell office:value-type="float" office:value="0"/>
          <table:table-cell office:value-type="float" office:value="227"/>
          <table:table-cell office:value-type="float" office:value="95"/>
          <table:table-cell office:value-type="float" office:value="20"/>
          <table:table-cell office:value-type="float" office:value="189"/>
          <table:table-cell office:value-type="float" office:value="4"/>
          <table:table-cell/>
          <table:table-cell office:value-type="float" office:value="0"/>
          <table:table-cell office:value-type="float" office:value="4"/>
          <table:table-cell office:value-type="float" office:value="0"/>
          <table:table-cell office:value-type="float" office:value="46"/>
          <table:table-cell office:value-type="float" office:value="81"/>
          <table:table-cell office:value-type="float" office:value="8"/>
          <table:table-cell office:value-type="float" office:value="226"/>
          <table:table-cell office:value-type="float" office:value="1"/>
          <table:table-cell/>
          <table:table-cell office:value-type="float" office:value="0"/>
          <table:table-cell office:value-type="float" office:value="0"/>
          <table:table-cell office:value-type="float" office:value="0"/>
          <table:table-cell office:value-type="float" office:value="204"/>
          <table:table-cell office:value-type="float" office:value="84"/>
          <table:table-cell office:value-type="float" office:value="19"/>
          <table:table-cell office:value-type="float" office:value="171"/>
          <table:table-cell office:value-type="float" office:value="4"/>
          <table:table-cell/>
          <table:table-cell office:value-type="float" office:value="0"/>
          <table:table-cell office:value-type="float" office:value="1"/>
          <table:table-cell office:value-type="float" office:value="1"/>
          <table:table-cell office:value-type="float" office:value="2"/>
          <table:table-cell office:value-type="float" office:value="1"/>
          <table:table-cell office:value-type="float" office:value="2"/>
          <table:table-cell office:value-type="float" office:value="6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Westminster"/>
          <table:table-cell table:number-columns-repeated="2"/>
          <table:table-cell office:value-type="float" office:value="1670"/>
          <table:table-cell office:value-type="float" office:value="1659"/>
          <table:table-cell office:value-type="float" office:value="11"/>
          <table:table-cell/>
          <table:table-cell office:value-type="float" office:value="0"/>
          <table:table-cell office:value-type="float" office:value="1"/>
          <table:table-cell office:value-type="float" office:value="0"/>
          <table:table-cell office:value-type="float" office:value="862"/>
          <table:table-cell office:value-type="float" office:value="151"/>
          <table:table-cell office:value-type="float" office:value="43"/>
          <table:table-cell office:value-type="float" office:value="601"/>
          <table:table-cell office:value-type="float" office:value="1"/>
          <table:table-cell/>
          <table:table-cell office:value-type="float" office:value="0"/>
          <table:table-cell office:value-type="float" office:value="1"/>
          <table:table-cell office:value-type="float" office:value="0"/>
          <table:table-cell office:value-type="float" office:value="553"/>
          <table:table-cell office:value-type="float" office:value="103"/>
          <table:table-cell office:value-type="float" office:value="28"/>
          <table:table-cell office:value-type="float" office:value="447"/>
          <table:table-cell office:value-type="float" office:value="0"/>
          <table:table-cell/>
          <table:table-cell office:value-type="float" office:value="0"/>
          <table:table-cell office:value-type="float" office:value="0"/>
          <table:table-cell office:value-type="float" office:value="0"/>
          <table:table-cell office:value-type="float" office:value="309"/>
          <table:table-cell office:value-type="float" office:value="48"/>
          <table:table-cell office:value-type="float" office:value="15"/>
          <table:table-cell office:value-type="float" office:value="154"/>
          <table:table-cell office:value-type="float" office:value="1"/>
          <table:table-cell/>
          <table:table-cell office:value-type="float" office:value="1"/>
          <table:table-cell office:value-type="float" office:value="0"/>
          <table:table-cell office:value-type="float" office:value="120"/>
          <table:table-cell office:value-type="float" office:value="326"/>
          <table:table-cell/>
          <table:table-cell office:value-type="float" office:value="3"/>
          <table:table-cell office:value-type="float" office:value="0"/>
          <table:table-cell office:value-type="float" office:value="48"/>
          <table:table-cell office:value-type="float" office:value="103"/>
          <table:table-cell table:number-columns-repeated="2"/>
          <table:table-cell office:value-type="float" office:value="3"/>
          <table:table-cell office:value-type="float" office:value="284"/>
          <table:table-cell table:number-columns-repeated="2"/>
          <table:table-cell office:value-type="float" office:value="0"/>
          <table:table-cell office:value-type="float" office:value="0"/>
          <table:table-cell office:value-type="float" office:value="7"/>
          <table:table-cell office:value-type="float" office:value="3"/>
          <table:table-cell office:value-type="float" office:value="124"/>
          <table:table-cell office:value-type="float" office:value="15"/>
          <table:table-cell office:value-type="float" office:value="6"/>
          <table:table-cell office:value-type="float" office:value="0"/>
          <table:table-cell office:value-type="float" office:value="1"/>
          <table:table-cell office:value-type="float" office:value="1"/>
          <table:table-cell office:value-type="float" office:value="7"/>
          <table:table-cell office:value-type="float" office:value="26"/>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2"/>
          <table:table-cell office:value-type="float" office:value="17"/>
          <table:table-cell office:value-type="float" office:value="1"/>
          <table:table-cell office:value-type="float" office:value="3"/>
          <table:table-cell office:value-type="float" office:value="0"/>
          <table:table-cell/>
          <table:table-cell office:value-type="float" office:value="4236"/>
          <table:table-cell office:value-type="float" office:value="4208"/>
          <table:table-cell office:value-type="float" office:value="28"/>
          <table:table-cell/>
          <table:table-cell office:value-type="float" office:value="0"/>
          <table:table-cell office:value-type="float" office:value="1"/>
          <table:table-cell office:value-type="float" office:value="0"/>
          <table:table-cell office:value-type="float" office:value="2210"/>
          <table:table-cell office:value-type="float" office:value="206"/>
          <table:table-cell office:value-type="float" office:value="116"/>
          <table:table-cell office:value-type="float" office:value="1671"/>
          <table:table-cell office:value-type="float" office:value="4"/>
          <table:table-cell/>
          <table:table-cell office:value-type="float" office:value="0"/>
          <table:table-cell office:value-type="float" office:value="1"/>
          <table:table-cell office:value-type="float" office:value="0"/>
          <table:table-cell office:value-type="float" office:value="1157"/>
          <table:table-cell office:value-type="float" office:value="150"/>
          <table:table-cell office:value-type="float" office:value="58"/>
          <table:table-cell office:value-type="float" office:value="996"/>
          <table:table-cell office:value-type="float" office:value="1"/>
          <table:table-cell/>
          <table:table-cell office:value-type="float" office:value="0"/>
          <table:table-cell office:value-type="float" office:value="0"/>
          <table:table-cell office:value-type="float" office:value="0"/>
          <table:table-cell office:value-type="float" office:value="1053"/>
          <table:table-cell office:value-type="float" office:value="56"/>
          <table:table-cell office:value-type="float" office:value="58"/>
          <table:table-cell office:value-type="float" office:value="675"/>
          <table:table-cell office:value-type="float" office:value="3"/>
          <table:table-cell/>
          <table:table-cell office:value-type="float" office:value="3"/>
          <table:table-cell office:value-type="float" office:value="0"/>
          <table:table-cell office:value-type="float" office:value="111"/>
          <table:table-cell office:value-type="float" office:value="882"/>
          <table:table-cell/>
          <table:table-cell office:value-type="float" office:value="5"/>
          <table:table-cell office:value-type="float" office:value="0"/>
          <table:table-cell office:value-type="float" office:value="73"/>
          <table:table-cell office:value-type="float" office:value="597"/>
          <table:table-cell table:number-columns-repeated="2"/>
          <table:table-cell office:value-type="float" office:value="0"/>
          <table:table-cell office:value-type="float" office:value="0"/>
          <table:table-cell office:value-type="float" office:value="0"/>
          <table:table-cell office:value-type="float" office:value="67"/>
          <table:table-cell office:value-type="float" office:value="86"/>
          <table:table-cell office:value-type="float" office:value="8"/>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5"/>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7"/>
          <table:table-cell office:value-type="float" office:value="8"/>
          <table:table-cell office:value-type="float" office:value="2"/>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amden"/>
          <table:table-cell table:number-columns-repeated="2"/>
          <table:table-cell office:value-type="float" office:value="1826"/>
          <table:table-cell office:value-type="float" office:value="1815"/>
          <table:table-cell office:value-type="float" office:value="11"/>
          <table:table-cell/>
          <table:table-cell office:value-type="float" office:value="0"/>
          <table:table-cell office:value-type="float" office:value="7"/>
          <table:table-cell office:value-type="float" office:value="1"/>
          <table:table-cell office:value-type="float" office:value="658"/>
          <table:table-cell office:value-type="float" office:value="244"/>
          <table:table-cell office:value-type="float" office:value="40"/>
          <table:table-cell office:value-type="float" office:value="864"/>
          <table:table-cell office:value-type="float" office:value="1"/>
          <table:table-cell/>
          <table:table-cell office:value-type="float" office:value="0"/>
          <table:table-cell office:value-type="float" office:value="7"/>
          <table:table-cell office:value-type="float" office:value="0"/>
          <table:table-cell office:value-type="float" office:value="79"/>
          <table:table-cell office:value-type="float" office:value="159"/>
          <table:table-cell office:value-type="float" office:value="11"/>
          <table:table-cell office:value-type="float" office:value="270"/>
          <table:table-cell office:value-type="float" office:value="0"/>
          <table:table-cell/>
          <table:table-cell office:value-type="float" office:value="0"/>
          <table:table-cell office:value-type="float" office:value="0"/>
          <table:table-cell office:value-type="float" office:value="1"/>
          <table:table-cell office:value-type="float" office:value="579"/>
          <table:table-cell office:value-type="float" office:value="85"/>
          <table:table-cell office:value-type="float" office:value="29"/>
          <table:table-cell office:value-type="float" office:value="594"/>
          <table:table-cell office:value-type="float" office:value="1"/>
          <table:table-cell/>
          <table:table-cell office:value-type="float" office:value="159"/>
          <table:table-cell office:value-type="float" office:value="0"/>
          <table:table-cell office:value-type="float" office:value="0"/>
          <table:table-cell office:value-type="float" office:value="111"/>
          <table:table-cell/>
          <table:table-cell office:value-type="float" office:value="395"/>
          <table:table-cell office:value-type="float" office:value="0"/>
          <table:table-cell office:value-type="float" office:value="0"/>
          <table:table-cell office:value-type="float" office:value="199"/>
          <table:table-cell table:number-columns-repeated="2"/>
          <table:table-cell office:value-type="float" office:value="26"/>
          <table:table-cell office:value-type="float" office:value="50"/>
          <table:table-cell table:number-columns-repeated="2"/>
          <table:table-cell office:value-type="float" office:value="1"/>
          <table:table-cell office:value-type="float" office:value="0"/>
          <table:table-cell office:value-type="float" office:value="52"/>
          <table:table-cell office:value-type="float" office:value="10"/>
          <table:table-cell office:value-type="float" office:value="3"/>
          <table:table-cell office:value-type="float" office:value="109"/>
          <table:table-cell office:value-type="float" office:value="3"/>
          <table:table-cell office:value-type="float" office:value="0"/>
          <table:table-cell office:value-type="float" office:value="0"/>
          <table:table-cell office:value-type="float" office:value="1"/>
          <table:table-cell office:value-type="float" office:value="3"/>
          <table:table-cell office:value-type="float" office:value="271"/>
          <table:table-cell office:value-type="float" office:value="1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5220"/>
          <table:table-cell office:value-type="float" office:value="5151"/>
          <table:table-cell office:value-type="float" office:value="69"/>
          <table:table-cell/>
          <table:table-cell office:value-type="float" office:value="0"/>
          <table:table-cell office:value-type="float" office:value="13"/>
          <table:table-cell office:value-type="float" office:value="1"/>
          <table:table-cell office:value-type="float" office:value="2175"/>
          <table:table-cell office:value-type="float" office:value="352"/>
          <table:table-cell office:value-type="float" office:value="117"/>
          <table:table-cell office:value-type="float" office:value="2487"/>
          <table:table-cell office:value-type="float" office:value="5"/>
          <table:table-cell/>
          <table:table-cell office:value-type="float" office:value="0"/>
          <table:table-cell office:value-type="float" office:value="9"/>
          <table:table-cell office:value-type="float" office:value="0"/>
          <table:table-cell office:value-type="float" office:value="280"/>
          <table:table-cell office:value-type="float" office:value="247"/>
          <table:table-cell office:value-type="float" office:value="27"/>
          <table:table-cell office:value-type="float" office:value="774"/>
          <table:table-cell office:value-type="float" office:value="0"/>
          <table:table-cell/>
          <table:table-cell office:value-type="float" office:value="0"/>
          <table:table-cell office:value-type="float" office:value="4"/>
          <table:table-cell office:value-type="float" office:value="1"/>
          <table:table-cell office:value-type="float" office:value="1895"/>
          <table:table-cell office:value-type="float" office:value="105"/>
          <table:table-cell office:value-type="float" office:value="90"/>
          <table:table-cell office:value-type="float" office:value="1713"/>
          <table:table-cell office:value-type="float" office:value="5"/>
          <table:table-cell/>
          <table:table-cell office:value-type="float" office:value="282"/>
          <table:table-cell office:value-type="float" office:value="0"/>
          <table:table-cell office:value-type="float" office:value="2"/>
          <table:table-cell office:value-type="float" office:value="490"/>
          <table:table-cell/>
          <table:table-cell office:value-type="float" office:value="806"/>
          <table:table-cell office:value-type="float" office:value="1"/>
          <table:table-cell office:value-type="float" office:value="1"/>
          <table:table-cell office:value-type="float" office:value="905"/>
          <table:table-cell table:number-columns-repeated="2"/>
          <table:table-cell office:value-type="float" office:value="0"/>
          <table:table-cell office:value-type="float" office:value="4"/>
          <table:table-cell office:value-type="float" office:value="1"/>
          <table:table-cell office:value-type="float" office:value="108"/>
          <table:table-cell office:value-type="float" office:value="115"/>
          <table:table-cell office:value-type="float" office:value="10"/>
          <table:table-cell office:value-type="float" office:value="140"/>
          <table:table-cell office:value-type="float" office:value="1"/>
          <table:table-cell/>
          <table:table-cell office:value-type="float" office:value="0"/>
          <table:table-cell office:value-type="float" office:value="0"/>
          <table:table-cell office:value-type="float" office:value="0"/>
          <table:table-cell office:value-type="float" office:value="13"/>
          <table:table-cell office:value-type="float" office:value="4"/>
          <table:table-cell office:value-type="float" office:value="0"/>
          <table:table-cell office:value-type="float" office:value="2"/>
          <table:table-cell office:value-type="float" office:value="0"/>
          <table:table-cell/>
          <table:table-cell office:value-type="float" office:value="0"/>
          <table:table-cell office:value-type="float" office:value="3"/>
          <table:table-cell office:value-type="float" office:value="0"/>
          <table:table-cell office:value-type="float" office:value="43"/>
          <table:table-cell office:value-type="float" office:value="70"/>
          <table:table-cell office:value-type="float" office:value="2"/>
          <table:table-cell office:value-type="float" office:value="68"/>
          <table:table-cell office:value-type="float" office:value="0"/>
          <table:table-cell/>
          <table:table-cell office:value-type="float" office:value="0"/>
          <table:table-cell office:value-type="float" office:value="0"/>
          <table:table-cell office:value-type="float" office:value="0"/>
          <table:table-cell office:value-type="float" office:value="11"/>
          <table:table-cell office:value-type="float" office:value="3"/>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Richmond Council"/>
          <table:table-cell table:number-columns-repeated="2"/>
          <table:table-cell office:value-type="float" office:value="1904"/>
          <table:table-cell office:value-type="float" office:value="1892"/>
          <table:table-cell office:value-type="float" office:value="12"/>
          <table:table-cell/>
          <table:table-cell office:value-type="float" office:value="0"/>
          <table:table-cell office:value-type="float" office:value="2"/>
          <table:table-cell office:value-type="float" office:value="0"/>
          <table:table-cell office:value-type="float" office:value="424"/>
          <table:table-cell office:value-type="float" office:value="133"/>
          <table:table-cell office:value-type="float" office:value="53"/>
          <table:table-cell office:value-type="float" office:value="1279"/>
          <table:table-cell office:value-type="float" office:value="1"/>
          <table:table-cell/>
          <table:table-cell office:value-type="float" office:value="0"/>
          <table:table-cell office:value-type="float" office:value="2"/>
          <table:table-cell office:value-type="float" office:value="0"/>
          <table:table-cell office:value-type="float" office:value="40"/>
          <table:table-cell office:value-type="float" office:value="63"/>
          <table:table-cell office:value-type="float" office:value="11"/>
          <table:table-cell office:value-type="float" office:value="466"/>
          <table:table-cell office:value-type="float" office:value="0"/>
          <table:table-cell/>
          <table:table-cell office:value-type="float" office:value="0"/>
          <table:table-cell office:value-type="float" office:value="0"/>
          <table:table-cell office:value-type="float" office:value="0"/>
          <table:table-cell office:value-type="float" office:value="384"/>
          <table:table-cell office:value-type="float" office:value="70"/>
          <table:table-cell office:value-type="float" office:value="42"/>
          <table:table-cell office:value-type="float" office:value="813"/>
          <table:table-cell office:value-type="float" office:value="1"/>
          <table:table-cell/>
          <table:table-cell office:value-type="float" office:value="133"/>
          <table:table-cell office:value-type="float" office:value="157"/>
          <table:table-cell office:value-type="float" office:value="0"/>
          <table:table-cell office:value-type="float" office:value="176"/>
          <table:table-cell/>
          <table:table-cell office:value-type="float" office:value="583"/>
          <table:table-cell office:value-type="float" office:value="86"/>
          <table:table-cell office:value-type="float" office:value="1"/>
          <table:table-cell office:value-type="float" office:value="143"/>
          <table:table-cell table:number-columns-repeated="2"/>
          <table:table-cell office:value-type="float" office:value="3641"/>
          <table:table-cell office:value-type="float" office:value="670"/>
          <table:table-cell table:number-columns-repeated="2"/>
          <table:table-cell office:value-type="float" office:value="0"/>
          <table:table-cell office:value-type="float" office:value="0"/>
          <table:table-cell office:value-type="float" office:value="54"/>
          <table:table-cell office:value-type="float" office:value="0"/>
          <table:table-cell office:value-type="float" office:value="9"/>
          <table:table-cell office:value-type="float" office:value="7"/>
          <table:table-cell office:value-type="float" office:value="7"/>
          <table:table-cell office:value-type="float" office:value="0"/>
          <table:table-cell office:value-type="float" office:value="0"/>
          <table:table-cell office:value-type="float" office:value="0"/>
          <table:table-cell office:value-type="float" office:value="0"/>
          <table:table-cell office:value-type="float" office:value="324"/>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63"/>
          <table:table-cell office:value-type="float" office:value="2"/>
          <table:table-cell office:value-type="float" office:value="0"/>
          <table:table-cell office:value-type="float" office:value="0"/>
          <table:table-cell/>
          <table:table-cell office:value-type="float" office:value="5008"/>
          <table:table-cell office:value-type="float" office:value="4976"/>
          <table:table-cell office:value-type="float" office:value="32"/>
          <table:table-cell/>
          <table:table-cell office:value-type="float" office:value="0"/>
          <table:table-cell office:value-type="float" office:value="7"/>
          <table:table-cell office:value-type="float" office:value="2"/>
          <table:table-cell office:value-type="float" office:value="1271"/>
          <table:table-cell office:value-type="float" office:value="215"/>
          <table:table-cell office:value-type="float" office:value="153"/>
          <table:table-cell office:value-type="float" office:value="3324"/>
          <table:table-cell office:value-type="float" office:value="4"/>
          <table:table-cell/>
          <table:table-cell office:value-type="float" office:value="0"/>
          <table:table-cell office:value-type="float" office:value="6"/>
          <table:table-cell office:value-type="float" office:value="0"/>
          <table:table-cell office:value-type="float" office:value="106"/>
          <table:table-cell office:value-type="float" office:value="107"/>
          <table:table-cell office:value-type="float" office:value="31"/>
          <table:table-cell office:value-type="float" office:value="1104"/>
          <table:table-cell office:value-type="float" office:value="0"/>
          <table:table-cell/>
          <table:table-cell office:value-type="float" office:value="0"/>
          <table:table-cell office:value-type="float" office:value="1"/>
          <table:table-cell office:value-type="float" office:value="2"/>
          <table:table-cell office:value-type="float" office:value="1165"/>
          <table:table-cell office:value-type="float" office:value="108"/>
          <table:table-cell office:value-type="float" office:value="122"/>
          <table:table-cell office:value-type="float" office:value="2220"/>
          <table:table-cell office:value-type="float" office:value="4"/>
          <table:table-cell/>
          <table:table-cell office:value-type="float" office:value="237"/>
          <table:table-cell office:value-type="float" office:value="356"/>
          <table:table-cell office:value-type="float" office:value="0"/>
          <table:table-cell office:value-type="float" office:value="511"/>
          <table:table-cell/>
          <table:table-cell office:value-type="float" office:value="1359"/>
          <table:table-cell office:value-type="float" office:value="317"/>
          <table:table-cell office:value-type="float" office:value="1"/>
          <table:table-cell office:value-type="float" office:value="543"/>
          <table:table-cell table:number-columns-repeated="2"/>
          <table:table-cell office:value-type="float" office:value="0"/>
          <table:table-cell office:value-type="float" office:value="1"/>
          <table:table-cell office:value-type="float" office:value="0"/>
          <table:table-cell office:value-type="float" office:value="60"/>
          <table:table-cell office:value-type="float" office:value="46"/>
          <table:table-cell office:value-type="float" office:value="7"/>
          <table:table-cell office:value-type="float" office:value="155"/>
          <table:table-cell office:value-type="float" office:value="0"/>
          <table:table-cell/>
          <table:table-cell office:value-type="float" office:value="0"/>
          <table:table-cell office:value-type="float" office:value="0"/>
          <table:table-cell office:value-type="float" office:value="0"/>
          <table:table-cell office:value-type="float" office:value="59"/>
          <table:table-cell office:value-type="float" office:value="12"/>
          <table:table-cell office:value-type="float" office:value="6"/>
          <table:table-cell office:value-type="float" office:value="59"/>
          <table:table-cell office:value-type="float" office:value="0"/>
          <table:table-cell/>
          <table:table-cell office:value-type="float" office:value="0"/>
          <table:table-cell office:value-type="float" office:value="1"/>
          <table:table-cell office:value-type="float" office:value="0"/>
          <table:table-cell office:value-type="float" office:value="24"/>
          <table:table-cell office:value-type="float" office:value="24"/>
          <table:table-cell office:value-type="float" office:value="1"/>
          <table:table-cell office:value-type="float" office:value="108"/>
          <table:table-cell office:value-type="float" office:value="0"/>
          <table:table-cell/>
          <table:table-cell office:value-type="float" office:value="0"/>
          <table:table-cell office:value-type="float" office:value="0"/>
          <table:table-cell office:value-type="float" office:value="0"/>
          <table:table-cell office:value-type="float" office:value="54"/>
          <table:table-cell office:value-type="float" office:value="9"/>
          <table:table-cell office:value-type="float" office:value="6"/>
          <table:table-cell office:value-type="float" office:value="55"/>
          <table:table-cell office:value-type="float" office:value="0"/>
          <table:table-cell/>
          <table:table-cell office:value-type="float" office:value="0"/>
          <table:table-cell office:value-type="float" office:value="0"/>
          <table:table-cell office:value-type="float" office:value="0"/>
          <table:table-cell office:value-type="float" office:value="24"/>
          <table:table-cell office:value-type="float" office:value="6"/>
          <table:table-cell office:value-type="float" office:value="4"/>
          <table:table-cell office:value-type="float" office:value="2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London Borough of Newham"/>
          <table:table-cell table:number-columns-repeated="2"/>
          <table:table-cell office:value-type="float" office:value="2686"/>
          <table:table-cell office:value-type="float" office:value="2653"/>
          <table:table-cell office:value-type="float" office:value="33"/>
          <table:table-cell/>
          <table:table-cell office:value-type="float" office:value="0"/>
          <table:table-cell office:value-type="float" office:value="4"/>
          <table:table-cell office:value-type="float" office:value="2"/>
          <table:table-cell office:value-type="float" office:value="1290"/>
          <table:table-cell office:value-type="float" office:value="468"/>
          <table:table-cell office:value-type="float" office:value="84"/>
          <table:table-cell office:value-type="float" office:value="804"/>
          <table:table-cell office:value-type="float" office:value="1"/>
          <table:table-cell/>
          <table:table-cell office:value-type="float" office:value="0"/>
          <table:table-cell office:value-type="float" office:value="4"/>
          <table:table-cell office:value-type="float" office:value="2"/>
          <table:table-cell office:value-type="float" office:value="1062"/>
          <table:table-cell office:value-type="float" office:value="417"/>
          <table:table-cell office:value-type="float" office:value="76"/>
          <table:table-cell office:value-type="float" office:value="696"/>
          <table:table-cell office:value-type="float" office:value="0"/>
          <table:table-cell/>
          <table:table-cell office:value-type="float" office:value="0"/>
          <table:table-cell office:value-type="float" office:value="0"/>
          <table:table-cell office:value-type="float" office:value="0"/>
          <table:table-cell office:value-type="float" office:value="228"/>
          <table:table-cell office:value-type="float" office:value="51"/>
          <table:table-cell office:value-type="float" office:value="8"/>
          <table:table-cell office:value-type="float" office:value="108"/>
          <table:table-cell office:value-type="float" office:value="1"/>
          <table:table-cell/>
          <table:table-cell office:value-type="float" office:value="633"/>
          <table:table-cell office:value-type="float" office:value="3"/>
          <table:table-cell office:value-type="float" office:value="38"/>
          <table:table-cell office:value-type="float" office:value="22"/>
          <table:table-cell/>
          <table:table-cell office:value-type="float" office:value="104"/>
          <table:table-cell office:value-type="float" office:value="0"/>
          <table:table-cell office:value-type="float" office:value="2"/>
          <table:table-cell office:value-type="float" office:value="2"/>
          <table:table-cell table:number-columns-repeated="2"/>
          <table:table-cell office:value-type="float" office:value="17"/>
          <table:table-cell office:value-type="float" office:value="1"/>
          <table:table-cell table:number-columns-repeated="2"/>
          <table:table-cell office:value-type="float" office:value="2"/>
          <table:table-cell office:value-type="float" office:value="0"/>
          <table:table-cell office:value-type="float" office:value="96"/>
          <table:table-cell office:value-type="float" office:value="10"/>
          <table:table-cell office:value-type="float" office:value="28"/>
          <table:table-cell office:value-type="float" office:value="128"/>
          <table:table-cell office:value-type="float" office:value="1"/>
          <table:table-cell office:value-type="float" office:value="0"/>
          <table:table-cell office:value-type="float" office:value="0"/>
          <table:table-cell office:value-type="float" office:value="0"/>
          <table:table-cell office:value-type="float" office:value="0"/>
          <table:table-cell office:value-type="float" office:value="138"/>
          <table:table-cell office:value-type="float" office:value="24"/>
          <table:table-cell table:number-columns-repeated="2"/>
          <table:table-cell office:value-type="float" office:value="0"/>
          <table:table-cell office:value-type="float" office:value="0"/>
          <table:table-cell office:value-type="float" office:value="0"/>
          <table:table-cell office:value-type="float" office:value="113"/>
          <table:table-cell office:value-type="float" office:value="30"/>
          <table:table-cell office:value-type="float" office:value="22"/>
          <table:table-cell office:value-type="float" office:value="0"/>
          <table:table-cell office:value-type="float" office:value="1"/>
          <table:table-cell/>
          <table:table-cell office:value-type="float" office:value="7393"/>
          <table:table-cell office:value-type="float" office:value="7324"/>
          <table:table-cell office:value-type="float" office:value="69"/>
          <table:table-cell/>
          <table:table-cell office:value-type="float" office:value="0"/>
          <table:table-cell office:value-type="float" office:value="20"/>
          <table:table-cell office:value-type="float" office:value="3"/>
          <table:table-cell office:value-type="float" office:value="4062"/>
          <table:table-cell office:value-type="float" office:value="799"/>
          <table:table-cell office:value-type="float" office:value="207"/>
          <table:table-cell office:value-type="float" office:value="2226"/>
          <table:table-cell office:value-type="float" office:value="7"/>
          <table:table-cell/>
          <table:table-cell office:value-type="float" office:value="0"/>
          <table:table-cell office:value-type="float" office:value="19"/>
          <table:table-cell office:value-type="float" office:value="3"/>
          <table:table-cell office:value-type="float" office:value="3419"/>
          <table:table-cell office:value-type="float" office:value="738"/>
          <table:table-cell office:value-type="float" office:value="185"/>
          <table:table-cell office:value-type="float" office:value="1965"/>
          <table:table-cell office:value-type="float" office:value="6"/>
          <table:table-cell/>
          <table:table-cell office:value-type="float" office:value="0"/>
          <table:table-cell office:value-type="float" office:value="1"/>
          <table:table-cell office:value-type="float" office:value="0"/>
          <table:table-cell office:value-type="float" office:value="643"/>
          <table:table-cell office:value-type="float" office:value="61"/>
          <table:table-cell office:value-type="float" office:value="22"/>
          <table:table-cell office:value-type="float" office:value="261"/>
          <table:table-cell office:value-type="float" office:value="1"/>
          <table:table-cell/>
          <table:table-cell office:value-type="float" office:value="1834"/>
          <table:table-cell office:value-type="float" office:value="3"/>
          <table:table-cell office:value-type="float" office:value="49"/>
          <table:table-cell office:value-type="float" office:value="79"/>
          <table:table-cell/>
          <table:table-cell office:value-type="float" office:value="256"/>
          <table:table-cell office:value-type="float" office:value="0"/>
          <table:table-cell office:value-type="float" office:value="1"/>
          <table:table-cell office:value-type="float" office:value="4"/>
          <table:table-cell table:number-columns-repeated="2"/>
          <table:table-cell office:value-type="float" office:value="15"/>
          <table:table-cell office:value-type="float" office:value="8"/>
          <table:table-cell office:value-type="float" office:value="13"/>
          <table:table-cell office:value-type="float" office:value="1286"/>
          <table:table-cell office:value-type="float" office:value="589"/>
          <table:table-cell office:value-type="float" office:value="94"/>
          <table:table-cell office:value-type="float" office:value="834"/>
          <table:table-cell office:value-type="float" office:value="0"/>
          <table:table-cell/>
          <table:table-cell office:value-type="float" office:value="0"/>
          <table:table-cell office:value-type="float" office:value="0"/>
          <table:table-cell office:value-type="float" office:value="0"/>
          <table:table-cell office:value-type="float" office:value="227"/>
          <table:table-cell office:value-type="float" office:value="57"/>
          <table:table-cell office:value-type="float" office:value="9"/>
          <table:table-cell office:value-type="float" office:value="95"/>
          <table:table-cell office:value-type="float" office:value="1"/>
          <table:table-cell/>
          <table:table-cell office:value-type="float" office:value="0"/>
          <table:table-cell office:value-type="float" office:value="4"/>
          <table:table-cell office:value-type="float" office:value="2"/>
          <table:table-cell office:value-type="float" office:value="992"/>
          <table:table-cell office:value-type="float" office:value="389"/>
          <table:table-cell office:value-type="float" office:value="73"/>
          <table:table-cell office:value-type="float" office:value="595"/>
          <table:table-cell office:value-type="float" office:value="0"/>
          <table:table-cell/>
          <table:table-cell office:value-type="float" office:value="0"/>
          <table:table-cell office:value-type="float" office:value="0"/>
          <table:table-cell office:value-type="float" office:value="0"/>
          <table:table-cell office:value-type="float" office:value="212"/>
          <table:table-cell office:value-type="float" office:value="49"/>
          <table:table-cell office:value-type="float" office:value="7"/>
          <table:table-cell office:value-type="float" office:value="91"/>
          <table:table-cell office:value-type="float" office:value="1"/>
          <table:table-cell/>
          <table:table-cell office:value-type="float" office:value="0"/>
          <table:table-cell office:value-type="float" office:value="2"/>
          <table:table-cell office:value-type="float" office:value="5"/>
          <table:table-cell office:value-type="float" office:value="30"/>
          <table:table-cell office:value-type="float" office:value="20"/>
          <table:table-cell office:value-type="float" office:value="4"/>
          <table:table-cell office:value-type="float" office:value="9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Newcastle City Council"/>
          <table:table-cell table:number-columns-repeated="2"/>
          <table:table-cell office:value-type="float" office:value="3556"/>
          <table:table-cell office:value-type="float" office:value="3534"/>
          <table:table-cell office:value-type="float" office:value="22"/>
          <table:table-cell/>
          <table:table-cell office:value-type="float" office:value="1"/>
          <table:table-cell office:value-type="float" office:value="9"/>
          <table:table-cell office:value-type="float" office:value="0"/>
          <table:table-cell office:value-type="float" office:value="1267"/>
          <table:table-cell office:value-type="float" office:value="431"/>
          <table:table-cell office:value-type="float" office:value="69"/>
          <table:table-cell office:value-type="float" office:value="1744"/>
          <table:table-cell office:value-type="float" office:value="12"/>
          <table:table-cell/>
          <table:table-cell office:value-type="float" office:value="0"/>
          <table:table-cell office:value-type="float" office:value="9"/>
          <table:table-cell office:value-type="float" office:value="0"/>
          <table:table-cell office:value-type="float" office:value="255"/>
          <table:table-cell office:value-type="float" office:value="196"/>
          <table:table-cell office:value-type="float" office:value="23"/>
          <table:table-cell office:value-type="float" office:value="705"/>
          <table:table-cell office:value-type="float" office:value="3"/>
          <table:table-cell/>
          <table:table-cell office:value-type="float" office:value="1"/>
          <table:table-cell office:value-type="float" office:value="0"/>
          <table:table-cell office:value-type="float" office:value="0"/>
          <table:table-cell office:value-type="float" office:value="1012"/>
          <table:table-cell office:value-type="float" office:value="235"/>
          <table:table-cell office:value-type="float" office:value="46"/>
          <table:table-cell office:value-type="float" office:value="1039"/>
          <table:table-cell office:value-type="float" office:value="9"/>
          <table:table-cell/>
          <table:table-cell office:value-type="float" office:value="481"/>
          <table:table-cell office:value-type="float" office:value="26"/>
          <table:table-cell office:value-type="float" office:value="158"/>
          <table:table-cell office:value-type="float" office:value="40"/>
          <table:table-cell/>
          <table:table-cell office:value-type="float" office:value="937"/>
          <table:table-cell office:value-type="float" office:value="3"/>
          <table:table-cell office:value-type="float" office:value="48"/>
          <table:table-cell office:value-type="float" office:value="51"/>
          <table:table-cell table:number-columns-repeated="2"/>
          <table:table-cell office:value-type="float" office:value="2"/>
          <table:table-cell office:value-type="float" office:value="32"/>
          <table:table-cell table:number-columns-repeated="2"/>
          <table:table-cell office:value-type="float" office:value="1"/>
          <table:table-cell office:value-type="float" office:value="0"/>
          <table:table-cell office:value-type="float" office:value="32"/>
          <table:table-cell office:value-type="float" office:value="2"/>
          <table:table-cell office:value-type="float" office:value="44"/>
          <table:table-cell office:value-type="float" office:value="8"/>
          <table:table-cell office:value-type="float" office:value="16"/>
          <table:table-cell office:value-type="float" office:value="0"/>
          <table:table-cell office:value-type="float" office:value="6"/>
          <table:table-cell office:value-type="float" office:value="0"/>
          <table:table-cell office:value-type="float" office:value="0"/>
          <table:table-cell office:value-type="float" office:value="624"/>
          <table:table-cell office:value-type="float" office:value="4"/>
          <table:table-cell table:number-columns-repeated="2"/>
          <table:table-cell office:value-type="float" office:value="0"/>
          <table:table-cell office:value-type="float" office:value="0"/>
          <table:table-cell office:value-type="float" office:value="1"/>
          <table:table-cell office:value-type="float" office:value="135"/>
          <table:table-cell office:value-type="float" office:value="27"/>
          <table:table-cell office:value-type="float" office:value="4"/>
          <table:table-cell office:value-type="float" office:value="94"/>
          <table:table-cell office:value-type="float" office:value="1"/>
          <table:table-cell/>
          <table:table-cell office:value-type="float" office:value="9348"/>
          <table:table-cell office:value-type="float" office:value="9289"/>
          <table:table-cell office:value-type="float" office:value="59"/>
          <table:table-cell/>
          <table:table-cell office:value-type="float" office:value="1"/>
          <table:table-cell office:value-type="float" office:value="14"/>
          <table:table-cell office:value-type="float" office:value="2"/>
          <table:table-cell office:value-type="float" office:value="3906"/>
          <table:table-cell office:value-type="float" office:value="751"/>
          <table:table-cell office:value-type="float" office:value="184"/>
          <table:table-cell office:value-type="float" office:value="4385"/>
          <table:table-cell office:value-type="float" office:value="45"/>
          <table:table-cell/>
          <table:table-cell office:value-type="float" office:value="0"/>
          <table:table-cell office:value-type="float" office:value="13"/>
          <table:table-cell office:value-type="float" office:value="1"/>
          <table:table-cell office:value-type="float" office:value="845"/>
          <table:table-cell office:value-type="float" office:value="433"/>
          <table:table-cell office:value-type="float" office:value="67"/>
          <table:table-cell office:value-type="float" office:value="1662"/>
          <table:table-cell office:value-type="float" office:value="16"/>
          <table:table-cell/>
          <table:table-cell office:value-type="float" office:value="1"/>
          <table:table-cell office:value-type="float" office:value="1"/>
          <table:table-cell office:value-type="float" office:value="1"/>
          <table:table-cell office:value-type="float" office:value="3061"/>
          <table:table-cell office:value-type="float" office:value="318"/>
          <table:table-cell office:value-type="float" office:value="117"/>
          <table:table-cell office:value-type="float" office:value="2723"/>
          <table:table-cell office:value-type="float" office:value="29"/>
          <table:table-cell/>
          <table:table-cell office:value-type="float" office:value="1268"/>
          <table:table-cell office:value-type="float" office:value="38"/>
          <table:table-cell office:value-type="float" office:value="189"/>
          <table:table-cell office:value-type="float" office:value="167"/>
          <table:table-cell/>
          <table:table-cell office:value-type="float" office:value="2476"/>
          <table:table-cell office:value-type="float" office:value="8"/>
          <table:table-cell office:value-type="float" office:value="69"/>
          <table:table-cell office:value-type="float" office:value="170"/>
          <table:table-cell table:number-columns-repeated="2"/>
          <table:table-cell office:value-type="float" office:value="2"/>
          <table:table-cell office:value-type="float" office:value="6"/>
          <table:table-cell office:value-type="float" office:value="0"/>
          <table:table-cell office:value-type="float" office:value="197"/>
          <table:table-cell office:value-type="float" office:value="127"/>
          <table:table-cell office:value-type="float" office:value="18"/>
          <table:table-cell office:value-type="float" office:value="220"/>
          <table:table-cell office:value-type="float" office:value="4"/>
          <table:table-cell/>
          <table:table-cell office:value-type="float" office:value="1"/>
          <table:table-cell office:value-type="float" office:value="0"/>
          <table:table-cell office:value-type="float" office:value="0"/>
          <table:table-cell office:value-type="float" office:value="123"/>
          <table:table-cell office:value-type="float" office:value="40"/>
          <table:table-cell office:value-type="float" office:value="9"/>
          <table:table-cell office:value-type="float" office:value="84"/>
          <table:table-cell office:value-type="float" office:value="1"/>
          <table:table-cell/>
          <table:table-cell office:value-type="float" office:value="0"/>
          <table:table-cell office:value-type="float" office:value="4"/>
          <table:table-cell office:value-type="float" office:value="0"/>
          <table:table-cell office:value-type="float" office:value="149"/>
          <table:table-cell office:value-type="float" office:value="88"/>
          <table:table-cell office:value-type="float" office:value="11"/>
          <table:table-cell office:value-type="float" office:value="171"/>
          <table:table-cell office:value-type="float" office:value="2"/>
          <table:table-cell/>
          <table:table-cell office:value-type="float" office:value="1"/>
          <table:table-cell office:value-type="float" office:value="0"/>
          <table:table-cell office:value-type="float" office:value="0"/>
          <table:table-cell office:value-type="float" office:value="112"/>
          <table:table-cell office:value-type="float" office:value="37"/>
          <table:table-cell office:value-type="float" office:value="8"/>
          <table:table-cell office:value-type="float" office:value="77"/>
          <table:table-cell office:value-type="float" office:value="1"/>
          <table:table-cell/>
          <table:table-cell office:value-type="float" office:value="2"/>
          <table:table-cell office:value-type="float" office:value="0"/>
          <table:table-cell office:value-type="float" office:value="0"/>
          <table:table-cell office:value-type="float" office:value="23"/>
          <table:table-cell office:value-type="float" office:value="18"/>
          <table:table-cell office:value-type="float" office:value="4"/>
          <table:table-cell office:value-type="float" office:value="29"/>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Islington"/>
          <table:table-cell table:number-columns-repeated="2"/>
          <table:table-cell office:value-type="float" office:value="2657"/>
          <table:table-cell office:value-type="float" office:value="2621"/>
          <table:table-cell office:value-type="float" office:value="36"/>
          <table:table-cell/>
          <table:table-cell office:value-type="float" office:value="0"/>
          <table:table-cell office:value-type="float" office:value="0"/>
          <table:table-cell office:value-type="float" office:value="0"/>
          <table:table-cell office:value-type="float" office:value="931"/>
          <table:table-cell office:value-type="float" office:value="396"/>
          <table:table-cell office:value-type="float" office:value="41"/>
          <table:table-cell office:value-type="float" office:value="1253"/>
          <table:table-cell office:value-type="float" office:value="0"/>
          <table:table-cell/>
          <table:table-cell office:value-type="float" office:value="0"/>
          <table:table-cell office:value-type="float" office:value="0"/>
          <table:table-cell office:value-type="float" office:value="0"/>
          <table:table-cell office:value-type="float" office:value="92"/>
          <table:table-cell office:value-type="float" office:value="171"/>
          <table:table-cell office:value-type="float" office:value="10"/>
          <table:table-cell office:value-type="float" office:value="302"/>
          <table:table-cell office:value-type="float" office:value="0"/>
          <table:table-cell/>
          <table:table-cell office:value-type="float" office:value="0"/>
          <table:table-cell office:value-type="float" office:value="0"/>
          <table:table-cell office:value-type="float" office:value="0"/>
          <table:table-cell office:value-type="float" office:value="839"/>
          <table:table-cell office:value-type="float" office:value="225"/>
          <table:table-cell office:value-type="float" office:value="31"/>
          <table:table-cell office:value-type="float" office:value="951"/>
          <table:table-cell office:value-type="float" office:value="0"/>
          <table:table-cell/>
          <table:table-cell office:value-type="float" office:value="157"/>
          <table:table-cell office:value-type="float" office:value="0"/>
          <table:table-cell office:value-type="float" office:value="0"/>
          <table:table-cell office:value-type="float" office:value="145"/>
          <table:table-cell/>
          <table:table-cell office:value-type="float" office:value="763"/>
          <table:table-cell office:value-type="float" office:value="3"/>
          <table:table-cell office:value-type="float" office:value="0"/>
          <table:table-cell office:value-type="float" office:value="185"/>
          <table:table-cell table:number-columns-repeated="2"/>
          <table:table-cell office:value-type="float" office:value="25"/>
          <table:table-cell office:value-type="float" office:value="3"/>
          <table:table-cell table:number-columns-repeated="2"/>
          <table:table-cell office:value-type="float" office:value="1"/>
          <table:table-cell office:value-type="float" office:value="0"/>
          <table:table-cell office:value-type="float" office:value="86"/>
          <table:table-cell office:value-type="float" office:value="3"/>
          <table:table-cell office:value-type="float" office:value="22"/>
          <table:table-cell office:value-type="float" office:value="196"/>
          <table:table-cell office:value-type="float" office:value="0"/>
          <table:table-cell office:value-type="float" office:value="0"/>
          <table:table-cell office:value-type="float" office:value="1"/>
          <table:table-cell office:value-type="float" office:value="0"/>
          <table:table-cell office:value-type="float" office:value="2"/>
          <table:table-cell office:value-type="float" office:value="116"/>
          <table:table-cell office:value-type="float" office:value="10"/>
          <table:table-cell table:number-columns-repeated="2"/>
          <table:table-cell office:value-type="float" office:value="0"/>
          <table:table-cell office:value-type="float" office:value="0"/>
          <table:table-cell office:value-type="float" office:value="0"/>
          <table:table-cell office:value-type="float" office:value="80"/>
          <table:table-cell office:value-type="float" office:value="0"/>
          <table:table-cell office:value-type="float" office:value="91"/>
          <table:table-cell office:value-type="float" office:value="0"/>
          <table:table-cell office:value-type="float" office:value="0"/>
          <table:table-cell/>
          <table:table-cell office:value-type="float" office:value="7522"/>
          <table:table-cell office:value-type="float" office:value="7442"/>
          <table:table-cell office:value-type="float" office:value="80"/>
          <table:table-cell/>
          <table:table-cell office:value-type="float" office:value="0"/>
          <table:table-cell office:value-type="float" office:value="5"/>
          <table:table-cell office:value-type="float" office:value="2"/>
          <table:table-cell office:value-type="float" office:value="3015"/>
          <table:table-cell office:value-type="float" office:value="654"/>
          <table:table-cell office:value-type="float" office:value="141"/>
          <table:table-cell office:value-type="float" office:value="3623"/>
          <table:table-cell office:value-type="float" office:value="2"/>
          <table:table-cell/>
          <table:table-cell office:value-type="float" office:value="0"/>
          <table:table-cell office:value-type="float" office:value="5"/>
          <table:table-cell office:value-type="float" office:value="0"/>
          <table:table-cell office:value-type="float" office:value="292"/>
          <table:table-cell office:value-type="float" office:value="317"/>
          <table:table-cell office:value-type="float" office:value="25"/>
          <table:table-cell office:value-type="float" office:value="843"/>
          <table:table-cell office:value-type="float" office:value="1"/>
          <table:table-cell/>
          <table:table-cell office:value-type="float" office:value="0"/>
          <table:table-cell office:value-type="float" office:value="0"/>
          <table:table-cell office:value-type="float" office:value="2"/>
          <table:table-cell office:value-type="float" office:value="2723"/>
          <table:table-cell office:value-type="float" office:value="337"/>
          <table:table-cell office:value-type="float" office:value="116"/>
          <table:table-cell office:value-type="float" office:value="2780"/>
          <table:table-cell office:value-type="float" office:value="1"/>
          <table:table-cell/>
          <table:table-cell office:value-type="float" office:value="446"/>
          <table:table-cell office:value-type="float" office:value="2"/>
          <table:table-cell office:value-type="float" office:value="0"/>
          <table:table-cell office:value-type="float" office:value="395"/>
          <table:table-cell/>
          <table:table-cell office:value-type="float" office:value="2148"/>
          <table:table-cell office:value-type="float" office:value="8"/>
          <table:table-cell office:value-type="float" office:value="0"/>
          <table:table-cell office:value-type="float" office:value="624"/>
          <table:table-cell table:number-columns-repeated="2"/>
          <table:table-cell office:value-type="float" office:value="1"/>
          <table:table-cell office:value-type="float" office:value="2"/>
          <table:table-cell office:value-type="float" office:value="1"/>
          <table:table-cell office:value-type="float" office:value="65"/>
          <table:table-cell office:value-type="float" office:value="101"/>
          <table:table-cell office:value-type="float" office:value="11"/>
          <table:table-cell office:value-type="float" office:value="122"/>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42"/>
          <table:table-cell office:value-type="float" office:value="75"/>
          <table:table-cell office:value-type="float" office:value="8"/>
          <table:table-cell office:value-type="float" office:value="79"/>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0"/>
          <table:table-cell office:value-type="float" office:value="2"/>
          <table:table-cell office:value-type="float" office:value="0"/>
          <table:table-cell/>
          <table:table-cell office:value-type="float" office:value="1"/>
          <table:table-cell office:value-type="float" office:value="1"/>
          <table:table-cell office:value-type="float" office:value="1"/>
          <table:table-cell office:value-type="float" office:value="17"/>
          <table:table-cell office:value-type="float" office:value="18"/>
          <table:table-cell office:value-type="float" office:value="3"/>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ent County Council"/>
          <table:table-cell table:number-columns-repeated="2"/>
          <table:table-cell office:value-type="float" office:value="28019"/>
          <table:table-cell office:value-type="float" office:value="27815"/>
          <table:table-cell office:value-type="float" office:value="204"/>
          <table:table-cell/>
          <table:table-cell office:value-type="float" office:value="9"/>
          <table:table-cell office:value-type="float" office:value="37"/>
          <table:table-cell office:value-type="float" office:value="9"/>
          <table:table-cell office:value-type="float" office:value="7344"/>
          <table:table-cell office:value-type="float" office:value="2145"/>
          <table:table-cell office:value-type="float" office:value="507"/>
          <table:table-cell office:value-type="float" office:value="17690"/>
          <table:table-cell office:value-type="float" office:value="73"/>
          <table:table-cell/>
          <table:table-cell office:value-type="float" office:value="7"/>
          <table:table-cell office:value-type="float" office:value="36"/>
          <table:table-cell office:value-type="float" office:value="5"/>
          <table:table-cell office:value-type="float" office:value="2155"/>
          <table:table-cell office:value-type="float" office:value="1246"/>
          <table:table-cell office:value-type="float" office:value="222"/>
          <table:table-cell office:value-type="float" office:value="7985"/>
          <table:table-cell office:value-type="float" office:value="21"/>
          <table:table-cell/>
          <table:table-cell office:value-type="float" office:value="2"/>
          <table:table-cell office:value-type="float" office:value="1"/>
          <table:table-cell office:value-type="float" office:value="4"/>
          <table:table-cell office:value-type="float" office:value="5189"/>
          <table:table-cell office:value-type="float" office:value="899"/>
          <table:table-cell office:value-type="float" office:value="285"/>
          <table:table-cell office:value-type="float" office:value="9705"/>
          <table:table-cell office:value-type="float" office:value="52"/>
          <table:table-cell/>
          <table:table-cell office:value-type="float" office:value="7725"/>
          <table:table-cell office:value-type="float" office:value="2"/>
          <table:table-cell office:value-type="float" office:value="7"/>
          <table:table-cell office:value-type="float" office:value="251"/>
          <table:table-cell/>
          <table:table-cell office:value-type="float" office:value="9141"/>
          <table:table-cell office:value-type="float" office:value="5"/>
          <table:table-cell office:value-type="float" office:value="142"/>
          <table:table-cell office:value-type="float" office:value="417"/>
          <table:table-cell table:number-columns-repeated="2"/>
          <table:table-cell office:value-type="float" office:value="787"/>
          <table:table-cell office:value-type="float" office:value="41965"/>
          <table:table-cell table:number-columns-repeated="2"/>
          <table:table-cell office:value-type="float" office:value="3"/>
          <table:table-cell office:value-type="float" office:value="0"/>
          <table:table-cell office:value-type="float" office:value="58"/>
          <table:table-cell office:value-type="float" office:value="14"/>
          <table:table-cell office:value-type="float" office:value="427"/>
          <table:table-cell office:value-type="float" office:value="6"/>
          <table:table-cell office:value-type="float" office:value="57"/>
          <table:table-cell office:value-type="float" office:value="0"/>
          <table:table-cell office:value-type="float" office:value="3"/>
          <table:table-cell office:value-type="float" office:value="1"/>
          <table:table-cell office:value-type="float" office:value="11"/>
          <table:table-cell office:value-type="float" office:value="4721"/>
          <table:table-cell office:value-type="float" office:value="11"/>
          <table:table-cell table:number-columns-repeated="2"/>
          <table:table-cell office:value-type="float" office:value="0"/>
          <table:table-cell office:value-type="float" office:value="0"/>
          <table:table-cell office:value-type="float" office:value="5"/>
          <table:table-cell office:value-type="float" office:value="382"/>
          <table:table-cell office:value-type="float" office:value="232"/>
          <table:table-cell office:value-type="float" office:value="807"/>
          <table:table-cell office:value-type="float" office:value="172"/>
          <table:table-cell office:value-type="float" office:value="0"/>
          <table:table-cell/>
          <table:table-cell office:value-type="float" office:value="71617"/>
          <table:table-cell office:value-type="float" office:value="71103"/>
          <table:table-cell office:value-type="float" office:value="514"/>
          <table:table-cell/>
          <table:table-cell office:value-type="float" office:value="25"/>
          <table:table-cell office:value-type="float" office:value="69"/>
          <table:table-cell office:value-type="float" office:value="19"/>
          <table:table-cell office:value-type="float" office:value="22565"/>
          <table:table-cell office:value-type="float" office:value="3347"/>
          <table:table-cell office:value-type="float" office:value="1377"/>
          <table:table-cell office:value-type="float" office:value="43471"/>
          <table:table-cell office:value-type="float" office:value="226"/>
          <table:table-cell/>
          <table:table-cell office:value-type="float" office:value="18"/>
          <table:table-cell office:value-type="float" office:value="64"/>
          <table:table-cell office:value-type="float" office:value="11"/>
          <table:table-cell office:value-type="float" office:value="6250"/>
          <table:table-cell office:value-type="float" office:value="2142"/>
          <table:table-cell office:value-type="float" office:value="546"/>
          <table:table-cell office:value-type="float" office:value="18507"/>
          <table:table-cell office:value-type="float" office:value="70"/>
          <table:table-cell/>
          <table:table-cell office:value-type="float" office:value="7"/>
          <table:table-cell office:value-type="float" office:value="5"/>
          <table:table-cell office:value-type="float" office:value="8"/>
          <table:table-cell office:value-type="float" office:value="16315"/>
          <table:table-cell office:value-type="float" office:value="1205"/>
          <table:table-cell office:value-type="float" office:value="831"/>
          <table:table-cell office:value-type="float" office:value="24964"/>
          <table:table-cell office:value-type="float" office:value="156"/>
          <table:table-cell/>
          <table:table-cell office:value-type="float" office:value="17688"/>
          <table:table-cell office:value-type="float" office:value="8"/>
          <table:table-cell office:value-type="float" office:value="43"/>
          <table:table-cell office:value-type="float" office:value="768"/>
          <table:table-cell/>
          <table:table-cell office:value-type="float" office:value="23074"/>
          <table:table-cell office:value-type="float" office:value="12"/>
          <table:table-cell office:value-type="float" office:value="384"/>
          <table:table-cell office:value-type="float" office:value="1494"/>
          <table:table-cell table:number-columns-repeated="2"/>
          <table:table-cell office:value-type="float" office:value="9"/>
          <table:table-cell office:value-type="float" office:value="35"/>
          <table:table-cell office:value-type="float" office:value="16"/>
          <table:table-cell office:value-type="float" office:value="2012"/>
          <table:table-cell office:value-type="float" office:value="1191"/>
          <table:table-cell office:value-type="float" office:value="175"/>
          <table:table-cell office:value-type="float" office:value="4202"/>
          <table:table-cell office:value-type="float" office:value="24"/>
          <table:table-cell/>
          <table:table-cell office:value-type="float" office:value="2"/>
          <table:table-cell office:value-type="float" office:value="0"/>
          <table:table-cell office:value-type="float" office:value="3"/>
          <table:table-cell office:value-type="float" office:value="1466"/>
          <table:table-cell office:value-type="float" office:value="345"/>
          <table:table-cell office:value-type="float" office:value="58"/>
          <table:table-cell office:value-type="float" office:value="1658"/>
          <table:table-cell office:value-type="float" office:value="15"/>
          <table:table-cell/>
          <table:table-cell office:value-type="float" office:value="6"/>
          <table:table-cell office:value-type="float" office:value="25"/>
          <table:table-cell office:value-type="float" office:value="5"/>
          <table:table-cell office:value-type="float" office:value="1633"/>
          <table:table-cell office:value-type="float" office:value="933"/>
          <table:table-cell office:value-type="float" office:value="149"/>
          <table:table-cell office:value-type="float" office:value="3490"/>
          <table:table-cell office:value-type="float" office:value="18"/>
          <table:table-cell/>
          <table:table-cell office:value-type="float" office:value="2"/>
          <table:table-cell office:value-type="float" office:value="0"/>
          <table:table-cell office:value-type="float" office:value="3"/>
          <table:table-cell office:value-type="float" office:value="1394"/>
          <table:table-cell office:value-type="float" office:value="310"/>
          <table:table-cell office:value-type="float" office:value="55"/>
          <table:table-cell office:value-type="float" office:value="1581"/>
          <table:table-cell office:value-type="float" office:value="15"/>
          <table:table-cell/>
          <table:table-cell office:value-type="float" office:value="3"/>
          <table:table-cell office:value-type="float" office:value="7"/>
          <table:table-cell office:value-type="float" office:value="10"/>
          <table:table-cell office:value-type="float" office:value="289"/>
          <table:table-cell office:value-type="float" office:value="178"/>
          <table:table-cell office:value-type="float" office:value="18"/>
          <table:table-cell office:value-type="float" office:value="390"/>
          <table:table-cell office:value-type="float" office:value="5"/>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lough Borough Council"/>
          <table:table-cell table:number-columns-repeated="2"/>
          <table:table-cell office:value-type="float" office:value="1500"/>
          <table:table-cell office:value-type="float" office:value="1459"/>
          <table:table-cell office:value-type="float" office:value="41"/>
          <table:table-cell/>
          <table:table-cell office:value-type="float" office:value="0"/>
          <table:table-cell office:value-type="float" office:value="3"/>
          <table:table-cell office:value-type="float" office:value="1"/>
          <table:table-cell office:value-type="float" office:value="421"/>
          <table:table-cell office:value-type="float" office:value="163"/>
          <table:table-cell office:value-type="float" office:value="50"/>
          <table:table-cell office:value-type="float" office:value="821"/>
          <table:table-cell office:value-type="float" office:value="0"/>
          <table:table-cell/>
          <table:table-cell office:value-type="float" office:value="0"/>
          <table:table-cell office:value-type="float" office:value="1"/>
          <table:table-cell office:value-type="float" office:value="0"/>
          <table:table-cell office:value-type="float" office:value="65"/>
          <table:table-cell office:value-type="float" office:value="64"/>
          <table:table-cell office:value-type="float" office:value="10"/>
          <table:table-cell office:value-type="float" office:value="273"/>
          <table:table-cell office:value-type="float" office:value="0"/>
          <table:table-cell/>
          <table:table-cell office:value-type="float" office:value="0"/>
          <table:table-cell office:value-type="float" office:value="2"/>
          <table:table-cell office:value-type="float" office:value="1"/>
          <table:table-cell office:value-type="float" office:value="356"/>
          <table:table-cell office:value-type="float" office:value="99"/>
          <table:table-cell office:value-type="float" office:value="40"/>
          <table:table-cell office:value-type="float" office:value="548"/>
          <table:table-cell office:value-type="float" office:value="0"/>
          <table:table-cell/>
          <table:table-cell office:value-type="float" office:value="189"/>
          <table:table-cell office:value-type="float" office:value="0"/>
          <table:table-cell office:value-type="float" office:value="0"/>
          <table:table-cell office:value-type="float" office:value="84"/>
          <table:table-cell/>
          <table:table-cell office:value-type="float" office:value="418"/>
          <table:table-cell office:value-type="float" office:value="0"/>
          <table:table-cell office:value-type="float" office:value="0"/>
          <table:table-cell office:value-type="float" office:value="130"/>
          <table:table-cell table:number-columns-repeated="2"/>
          <table:table-cell office:value-type="float" office:value="6"/>
          <table:table-cell office:value-type="float" office:value="181"/>
          <table:table-cell table:number-columns-repeated="2"/>
          <table:table-cell office:value-type="float" office:value="0"/>
          <table:table-cell office:value-type="float" office:value="0"/>
          <table:table-cell office:value-type="float" office:value="32"/>
          <table:table-cell office:value-type="float" office:value="14"/>
          <table:table-cell office:value-type="float" office:value="12"/>
          <table:table-cell office:value-type="float" office:value="8"/>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156"/>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4287"/>
          <table:table-cell office:value-type="float" office:value="4146"/>
          <table:table-cell office:value-type="float" office:value="141"/>
          <table:table-cell/>
          <table:table-cell office:value-type="float" office:value="0"/>
          <table:table-cell office:value-type="float" office:value="8"/>
          <table:table-cell office:value-type="float" office:value="1"/>
          <table:table-cell office:value-type="float" office:value="1391"/>
          <table:table-cell office:value-type="float" office:value="247"/>
          <table:table-cell office:value-type="float" office:value="145"/>
          <table:table-cell office:value-type="float" office:value="2353"/>
          <table:table-cell office:value-type="float" office:value="1"/>
          <table:table-cell/>
          <table:table-cell office:value-type="float" office:value="0"/>
          <table:table-cell office:value-type="float" office:value="5"/>
          <table:table-cell office:value-type="float" office:value="0"/>
          <table:table-cell office:value-type="float" office:value="217"/>
          <table:table-cell office:value-type="float" office:value="135"/>
          <table:table-cell office:value-type="float" office:value="38"/>
          <table:table-cell office:value-type="float" office:value="841"/>
          <table:table-cell office:value-type="float" office:value="0"/>
          <table:table-cell/>
          <table:table-cell office:value-type="float" office:value="0"/>
          <table:table-cell office:value-type="float" office:value="3"/>
          <table:table-cell office:value-type="float" office:value="1"/>
          <table:table-cell office:value-type="float" office:value="1174"/>
          <table:table-cell office:value-type="float" office:value="112"/>
          <table:table-cell office:value-type="float" office:value="107"/>
          <table:table-cell office:value-type="float" office:value="1512"/>
          <table:table-cell office:value-type="float" office:value="1"/>
          <table:table-cell/>
          <table:table-cell office:value-type="float" office:value="601"/>
          <table:table-cell office:value-type="float" office:value="0"/>
          <table:table-cell office:value-type="float" office:value="3"/>
          <table:table-cell office:value-type="float" office:value="237"/>
          <table:table-cell/>
          <table:table-cell office:value-type="float" office:value="1168"/>
          <table:table-cell office:value-type="float" office:value="0"/>
          <table:table-cell office:value-type="float" office:value="7"/>
          <table:table-cell office:value-type="float" office:value="337"/>
          <table:table-cell table:number-columns-repeated="2"/>
          <table:table-cell office:value-type="float" office:value="0"/>
          <table:table-cell office:value-type="float" office:value="1"/>
          <table:table-cell office:value-type="float" office:value="0"/>
          <table:table-cell office:value-type="float" office:value="46"/>
          <table:table-cell office:value-type="float" office:value="42"/>
          <table:table-cell office:value-type="float" office:value="12"/>
          <table:table-cell office:value-type="float" office:value="95"/>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
          <table:table-cell office:value-type="float" office:value="0"/>
          <table:table-cell office:value-type="float" office:value="3"/>
          <table:table-cell office:value-type="float" office:value="0"/>
          <table:table-cell/>
          <table:table-cell office:value-type="float" office:value="0"/>
          <table:table-cell office:value-type="float" office:value="1"/>
          <table:table-cell office:value-type="float" office:value="0"/>
          <table:table-cell office:value-type="float" office:value="28"/>
          <table:table-cell office:value-type="float" office:value="33"/>
          <table:table-cell office:value-type="float" office:value="7"/>
          <table:table-cell office:value-type="float" office:value="54"/>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B of Barking &amp; Dagenham"/>
          <table:table-cell table:number-columns-repeated="2"/>
          <table:table-cell office:value-type="float" office:value="2325"/>
          <table:table-cell office:value-type="float" office:value="2313"/>
          <table:table-cell office:value-type="float" office:value="12"/>
          <table:table-cell/>
          <table:table-cell office:value-type="float" office:value="0"/>
          <table:table-cell office:value-type="float" office:value="13"/>
          <table:table-cell office:value-type="float" office:value="0"/>
          <table:table-cell office:value-type="float" office:value="897"/>
          <table:table-cell office:value-type="float" office:value="397"/>
          <table:table-cell office:value-type="float" office:value="60"/>
          <table:table-cell office:value-type="float" office:value="945"/>
          <table:table-cell office:value-type="float" office:value="1"/>
          <table:table-cell/>
          <table:table-cell office:value-type="float" office:value="0"/>
          <table:table-cell office:value-type="float" office:value="8"/>
          <table:table-cell office:value-type="float" office:value="0"/>
          <table:table-cell office:value-type="float" office:value="103"/>
          <table:table-cell office:value-type="float" office:value="203"/>
          <table:table-cell office:value-type="float" office:value="13"/>
          <table:table-cell office:value-type="float" office:value="287"/>
          <table:table-cell office:value-type="float" office:value="1"/>
          <table:table-cell/>
          <table:table-cell office:value-type="float" office:value="0"/>
          <table:table-cell office:value-type="float" office:value="5"/>
          <table:table-cell office:value-type="float" office:value="0"/>
          <table:table-cell office:value-type="float" office:value="794"/>
          <table:table-cell office:value-type="float" office:value="194"/>
          <table:table-cell office:value-type="float" office:value="47"/>
          <table:table-cell office:value-type="float" office:value="658"/>
          <table:table-cell office:value-type="float" office:value="0"/>
          <table:table-cell/>
          <table:table-cell office:value-type="float" office:value="286"/>
          <table:table-cell office:value-type="float" office:value="1"/>
          <table:table-cell office:value-type="float" office:value="0"/>
          <table:table-cell office:value-type="float" office:value="0"/>
          <table:table-cell/>
          <table:table-cell office:value-type="float" office:value="657"/>
          <table:table-cell office:value-type="float" office:value="1"/>
          <table:table-cell office:value-type="float" office:value="0"/>
          <table:table-cell office:value-type="float" office:value="0"/>
          <table:table-cell table:number-columns-repeated="2"/>
          <table:table-cell office:value-type="float" office:value="90"/>
          <table:table-cell office:value-type="float" office:value="2"/>
          <table:table-cell table:number-columns-repeated="2"/>
          <table:table-cell office:value-type="float" office:value="0"/>
          <table:table-cell office:value-type="float" office:value="0"/>
          <table:table-cell office:value-type="float" office:value="5"/>
          <table:table-cell office:value-type="float" office:value="0"/>
          <table:table-cell office:value-type="float" office:value="90"/>
          <table:table-cell office:value-type="float" office:value="2"/>
          <table:table-cell office:value-type="float" office:value="2"/>
          <table:table-cell office:value-type="float" office:value="0"/>
          <table:table-cell office:value-type="float" office:value="0"/>
          <table:table-cell office:value-type="float" office:value="0"/>
          <table:table-cell office:value-type="float" office:value="0"/>
          <table:table-cell office:value-type="float" office:value="297"/>
          <table:table-cell office:value-type="float" office:value="0"/>
          <table:table-cell table:number-columns-repeated="2"/>
          <table:table-cell office:value-type="float" office:value="0"/>
          <table:table-cell office:value-type="float" office:value="0"/>
          <table:table-cell office:value-type="float" office:value="2"/>
          <table:table-cell office:value-type="float" office:value="83"/>
          <table:table-cell office:value-type="float" office:value="23"/>
          <table:table-cell office:value-type="float" office:value="65"/>
          <table:table-cell office:value-type="float" office:value="0"/>
          <table:table-cell office:value-type="float" office:value="5"/>
          <table:table-cell/>
          <table:table-cell office:value-type="float" office:value="6255"/>
          <table:table-cell office:value-type="float" office:value="6188"/>
          <table:table-cell office:value-type="float" office:value="67"/>
          <table:table-cell/>
          <table:table-cell office:value-type="float" office:value="0"/>
          <table:table-cell office:value-type="float" office:value="19"/>
          <table:table-cell office:value-type="float" office:value="2"/>
          <table:table-cell office:value-type="float" office:value="2941"/>
          <table:table-cell office:value-type="float" office:value="747"/>
          <table:table-cell office:value-type="float" office:value="152"/>
          <table:table-cell office:value-type="float" office:value="2323"/>
          <table:table-cell office:value-type="float" office:value="4"/>
          <table:table-cell/>
          <table:table-cell office:value-type="float" office:value="0"/>
          <table:table-cell office:value-type="float" office:value="12"/>
          <table:table-cell office:value-type="float" office:value="1"/>
          <table:table-cell office:value-type="float" office:value="414"/>
          <table:table-cell office:value-type="float" office:value="473"/>
          <table:table-cell office:value-type="float" office:value="42"/>
          <table:table-cell office:value-type="float" office:value="739"/>
          <table:table-cell office:value-type="float" office:value="1"/>
          <table:table-cell/>
          <table:table-cell office:value-type="float" office:value="0"/>
          <table:table-cell office:value-type="float" office:value="7"/>
          <table:table-cell office:value-type="float" office:value="1"/>
          <table:table-cell office:value-type="float" office:value="2527"/>
          <table:table-cell office:value-type="float" office:value="274"/>
          <table:table-cell office:value-type="float" office:value="110"/>
          <table:table-cell office:value-type="float" office:value="1584"/>
          <table:table-cell office:value-type="float" office:value="3"/>
          <table:table-cell/>
          <table:table-cell office:value-type="float" office:value="737"/>
          <table:table-cell office:value-type="float" office:value="1"/>
          <table:table-cell office:value-type="float" office:value="0"/>
          <table:table-cell office:value-type="float" office:value="1"/>
          <table:table-cell/>
          <table:table-cell office:value-type="float" office:value="1564"/>
          <table:table-cell office:value-type="float" office:value="18"/>
          <table:table-cell office:value-type="float" office:value="1"/>
          <table:table-cell office:value-type="float" office:value="1"/>
          <table:table-cell table:number-columns-repeated="2"/>
          <table:table-cell office:value-type="float" office:value="1"/>
          <table:table-cell office:value-type="float" office:value="12"/>
          <table:table-cell office:value-type="float" office:value="4"/>
          <table:table-cell office:value-type="float" office:value="108"/>
          <table:table-cell office:value-type="float" office:value="174"/>
          <table:table-cell office:value-type="float" office:value="15"/>
          <table:table-cell office:value-type="float" office:value="228"/>
          <table:table-cell office:value-type="float" office:value="2"/>
          <table:table-cell/>
          <table:table-cell office:value-type="float" office:value="0"/>
          <table:table-cell office:value-type="float" office:value="2"/>
          <table:table-cell office:value-type="float" office:value="0"/>
          <table:table-cell office:value-type="float" office:value="8"/>
          <table:table-cell office:value-type="float" office:value="1"/>
          <table:table-cell office:value-type="float" office:value="1"/>
          <table:table-cell office:value-type="float" office:value="2"/>
          <table:table-cell office:value-type="float" office:value="0"/>
          <table:table-cell/>
          <table:table-cell office:value-type="float" office:value="0"/>
          <table:table-cell office:value-type="float" office:value="7"/>
          <table:table-cell office:value-type="float" office:value="0"/>
          <table:table-cell office:value-type="float" office:value="60"/>
          <table:table-cell office:value-type="float" office:value="129"/>
          <table:table-cell office:value-type="float" office:value="10"/>
          <table:table-cell office:value-type="float" office:value="131"/>
          <table:table-cell office:value-type="float" office:value="1"/>
          <table:table-cell/>
          <table:table-cell office:value-type="float" office:value="0"/>
          <table:table-cell office:value-type="float" office:value="2"/>
          <table:table-cell office:value-type="float" office:value="0"/>
          <table:table-cell office:value-type="float" office:value="8"/>
          <table:table-cell office:value-type="float" office:value="1"/>
          <table:table-cell office:value-type="float" office:value="1"/>
          <table:table-cell office:value-type="float" office:value="2"/>
          <table:table-cell office:value-type="float" office:value="0"/>
          <table:table-cell/>
          <table:table-cell office:value-type="float" office:value="1"/>
          <table:table-cell office:value-type="float" office:value="2"/>
          <table:table-cell office:value-type="float" office:value="4"/>
          <table:table-cell office:value-type="float" office:value="42"/>
          <table:table-cell office:value-type="float" office:value="33"/>
          <table:table-cell office:value-type="float" office:value="4"/>
          <table:table-cell office:value-type="float" office:value="81"/>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alderdale"/>
          <table:table-cell table:number-columns-repeated="2"/>
          <table:table-cell office:value-type="float" office:value="3572"/>
          <table:table-cell office:value-type="float" office:value="3539"/>
          <table:table-cell office:value-type="float" office:value="33"/>
          <table:table-cell/>
          <table:table-cell office:value-type="float" office:value="2"/>
          <table:table-cell office:value-type="float" office:value="6"/>
          <table:table-cell office:value-type="float" office:value="0"/>
          <table:table-cell office:value-type="float" office:value="1066"/>
          <table:table-cell office:value-type="float" office:value="375"/>
          <table:table-cell office:value-type="float" office:value="69"/>
          <table:table-cell office:value-type="float" office:value="2016"/>
          <table:table-cell office:value-type="float" office:value="5"/>
          <table:table-cell/>
          <table:table-cell office:value-type="float" office:value="0"/>
          <table:table-cell office:value-type="float" office:value="6"/>
          <table:table-cell office:value-type="float" office:value="0"/>
          <table:table-cell office:value-type="float" office:value="216"/>
          <table:table-cell office:value-type="float" office:value="207"/>
          <table:table-cell office:value-type="float" office:value="30"/>
          <table:table-cell office:value-type="float" office:value="1005"/>
          <table:table-cell office:value-type="float" office:value="0"/>
          <table:table-cell/>
          <table:table-cell office:value-type="float" office:value="2"/>
          <table:table-cell office:value-type="float" office:value="0"/>
          <table:table-cell office:value-type="float" office:value="0"/>
          <table:table-cell office:value-type="float" office:value="850"/>
          <table:table-cell office:value-type="float" office:value="168"/>
          <table:table-cell office:value-type="float" office:value="39"/>
          <table:table-cell office:value-type="float" office:value="1011"/>
          <table:table-cell office:value-type="float" office:value="5"/>
          <table:table-cell/>
          <table:table-cell office:value-type="float" office:value="745"/>
          <table:table-cell office:value-type="float" office:value="8"/>
          <table:table-cell office:value-type="float" office:value="37"/>
          <table:table-cell office:value-type="float" office:value="215"/>
          <table:table-cell/>
          <table:table-cell office:value-type="float" office:value="887"/>
          <table:table-cell office:value-type="float" office:value="6"/>
          <table:table-cell office:value-type="float" office:value="2"/>
          <table:table-cell office:value-type="float" office:value="116"/>
          <table:table-cell table:number-columns-repeated="2"/>
          <table:table-cell office:value-type="float" office:value="8"/>
          <table:table-cell office:value-type="float" office:value="278"/>
          <table:table-cell table:number-columns-repeated="2"/>
          <table:table-cell office:value-type="float" office:value="0"/>
          <table:table-cell office:value-type="float" office:value="0"/>
          <table:table-cell office:value-type="float" office:value="76"/>
          <table:table-cell office:value-type="float" office:value="13"/>
          <table:table-cell office:value-type="float" office:value="48"/>
          <table:table-cell office:value-type="float" office:value="12"/>
          <table:table-cell office:value-type="float" office:value="13"/>
          <table:table-cell office:value-type="float" office:value="0"/>
          <table:table-cell office:value-type="float" office:value="1"/>
          <table:table-cell office:value-type="float" office:value="0"/>
          <table:table-cell office:value-type="float" office:value="5"/>
          <table:table-cell office:value-type="float" office:value="850"/>
          <table:table-cell office:value-type="float" office:value="27"/>
          <table:table-cell table:number-columns-repeated="2"/>
          <table:table-cell office:value-type="float" office:value="0"/>
          <table:table-cell office:value-type="float" office:value="0"/>
          <table:table-cell office:value-type="float" office:value="16"/>
          <table:table-cell office:value-type="float" office:value="265"/>
          <table:table-cell office:value-type="float" office:value="44"/>
          <table:table-cell office:value-type="float" office:value="51"/>
          <table:table-cell office:value-type="float" office:value="15"/>
          <table:table-cell office:value-type="float" office:value="0"/>
          <table:table-cell/>
          <table:table-cell office:value-type="float" office:value="9469"/>
          <table:table-cell office:value-type="float" office:value="9335"/>
          <table:table-cell office:value-type="float" office:value="134"/>
          <table:table-cell/>
          <table:table-cell office:value-type="float" office:value="5"/>
          <table:table-cell office:value-type="float" office:value="12"/>
          <table:table-cell office:value-type="float" office:value="9"/>
          <table:table-cell office:value-type="float" office:value="3277"/>
          <table:table-cell office:value-type="float" office:value="670"/>
          <table:table-cell office:value-type="float" office:value="210"/>
          <table:table-cell office:value-type="float" office:value="5134"/>
          <table:table-cell office:value-type="float" office:value="18"/>
          <table:table-cell/>
          <table:table-cell office:value-type="float" office:value="3"/>
          <table:table-cell office:value-type="float" office:value="12"/>
          <table:table-cell office:value-type="float" office:value="7"/>
          <table:table-cell office:value-type="float" office:value="1295"/>
          <table:table-cell office:value-type="float" office:value="476"/>
          <table:table-cell office:value-type="float" office:value="105"/>
          <table:table-cell office:value-type="float" office:value="2518"/>
          <table:table-cell office:value-type="float" office:value="8"/>
          <table:table-cell/>
          <table:table-cell office:value-type="float" office:value="2"/>
          <table:table-cell office:value-type="float" office:value="0"/>
          <table:table-cell office:value-type="float" office:value="2"/>
          <table:table-cell office:value-type="float" office:value="1982"/>
          <table:table-cell office:value-type="float" office:value="194"/>
          <table:table-cell office:value-type="float" office:value="105"/>
          <table:table-cell office:value-type="float" office:value="2616"/>
          <table:table-cell office:value-type="float" office:value="10"/>
          <table:table-cell/>
          <table:table-cell office:value-type="float" office:value="1970"/>
          <table:table-cell office:value-type="float" office:value="14"/>
          <table:table-cell office:value-type="float" office:value="72"/>
          <table:table-cell office:value-type="float" office:value="462"/>
          <table:table-cell/>
          <table:table-cell office:value-type="float" office:value="2354"/>
          <table:table-cell office:value-type="float" office:value="7"/>
          <table:table-cell office:value-type="float" office:value="82"/>
          <table:table-cell office:value-type="float" office:value="173"/>
          <table:table-cell table:number-columns-repeated="2"/>
          <table:table-cell office:value-type="float" office:value="2"/>
          <table:table-cell office:value-type="float" office:value="6"/>
          <table:table-cell office:value-type="float" office:value="4"/>
          <table:table-cell office:value-type="float" office:value="238"/>
          <table:table-cell office:value-type="float" office:value="264"/>
          <table:table-cell office:value-type="float" office:value="45"/>
          <table:table-cell office:value-type="float" office:value="890"/>
          <table:table-cell office:value-type="float" office:value="1"/>
          <table:table-cell/>
          <table:table-cell office:value-type="float" office:value="2"/>
          <table:table-cell office:value-type="float" office:value="0"/>
          <table:table-cell office:value-type="float" office:value="0"/>
          <table:table-cell office:value-type="float" office:value="839"/>
          <table:table-cell office:value-type="float" office:value="177"/>
          <table:table-cell office:value-type="float" office:value="42"/>
          <table:table-cell office:value-type="float" office:value="991"/>
          <table:table-cell office:value-type="float" office:value="5"/>
          <table:table-cell/>
          <table:table-cell office:value-type="float" office:value="0"/>
          <table:table-cell office:value-type="float" office:value="6"/>
          <table:table-cell office:value-type="float" office:value="0"/>
          <table:table-cell office:value-type="float" office:value="186"/>
          <table:table-cell office:value-type="float" office:value="191"/>
          <table:table-cell office:value-type="float" office:value="30"/>
          <table:table-cell office:value-type="float" office:value="724"/>
          <table:table-cell office:value-type="float" office:value="0"/>
          <table:table-cell/>
          <table:table-cell office:value-type="float" office:value="2"/>
          <table:table-cell office:value-type="float" office:value="0"/>
          <table:table-cell office:value-type="float" office:value="0"/>
          <table:table-cell office:value-type="float" office:value="821"/>
          <table:table-cell office:value-type="float" office:value="167"/>
          <table:table-cell office:value-type="float" office:value="38"/>
          <table:table-cell office:value-type="float" office:value="943"/>
          <table:table-cell office:value-type="float" office:value="5"/>
          <table:table-cell/>
          <table:table-cell office:value-type="float" office:value="2"/>
          <table:table-cell office:value-type="float" office:value="0"/>
          <table:table-cell office:value-type="float" office:value="4"/>
          <table:table-cell office:value-type="float" office:value="39"/>
          <table:table-cell office:value-type="float" office:value="62"/>
          <table:table-cell office:value-type="float" office:value="14"/>
          <table:table-cell office:value-type="float" office:value="136"/>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9"/>
          <table:table-cell office:value-type="float" office:value="4"/>
          <table:table-cell office:value-type="float" office:value="16"/>
          <table:table-cell office:value-type="float" office:value="0"/>
          <table:table-cell table:number-columns-repeated="16216"/>
        </table:table-row>
        <table:table-row>
          <table:table-cell office:value-type="string" office:string-value="London Borough of Barnet"/>
          <table:table-cell table:number-columns-repeated="2"/>
          <table:table-cell office:value-type="float" office:value="5228"/>
          <table:table-cell office:value-type="float" office:value="5192"/>
          <table:table-cell office:value-type="float" office:value="36"/>
          <table:table-cell/>
          <table:table-cell office:value-type="float" office:value="3"/>
          <table:table-cell office:value-type="float" office:value="3"/>
          <table:table-cell office:value-type="float" office:value="7"/>
          <table:table-cell office:value-type="float" office:value="990"/>
          <table:table-cell office:value-type="float" office:value="415"/>
          <table:table-cell office:value-type="float" office:value="145"/>
          <table:table-cell office:value-type="float" office:value="3625"/>
          <table:table-cell office:value-type="float" office:value="4"/>
          <table:table-cell/>
          <table:table-cell office:value-type="float" office:value="3"/>
          <table:table-cell office:value-type="float" office:value="3"/>
          <table:table-cell office:value-type="float" office:value="5"/>
          <table:table-cell office:value-type="float" office:value="534"/>
          <table:table-cell office:value-type="float" office:value="292"/>
          <table:table-cell office:value-type="float" office:value="94"/>
          <table:table-cell office:value-type="float" office:value="1460"/>
          <table:table-cell office:value-type="float" office:value="3"/>
          <table:table-cell/>
          <table:table-cell office:value-type="float" office:value="0"/>
          <table:table-cell office:value-type="float" office:value="0"/>
          <table:table-cell office:value-type="float" office:value="2"/>
          <table:table-cell office:value-type="float" office:value="456"/>
          <table:table-cell office:value-type="float" office:value="123"/>
          <table:table-cell office:value-type="float" office:value="51"/>
          <table:table-cell office:value-type="float" office:value="2165"/>
          <table:table-cell office:value-type="float" office:value="1"/>
          <table:table-cell/>
          <table:table-cell office:value-type="float" office:value="743"/>
          <table:table-cell office:value-type="float" office:value="37"/>
          <table:table-cell office:value-type="float" office:value="626"/>
          <table:table-cell office:value-type="float" office:value="54"/>
          <table:table-cell/>
          <table:table-cell office:value-type="float" office:value="1037"/>
          <table:table-cell office:value-type="float" office:value="10"/>
          <table:table-cell office:value-type="float" office:value="1045"/>
          <table:table-cell office:value-type="float" office:value="73"/>
          <table:table-cell table:number-columns-repeated="2"/>
          <table:table-cell office:value-type="float" office:value="862"/>
          <table:table-cell office:value-type="float" office:value="3"/>
          <table:table-cell table:number-columns-repeated="2"/>
          <table:table-cell office:value-type="float" office:value="6"/>
          <table:table-cell office:value-type="float" office:value="0"/>
          <table:table-cell office:value-type="float" office:value="142"/>
          <table:table-cell office:value-type="float" office:value="6"/>
          <table:table-cell office:value-type="float" office:value="37"/>
          <table:table-cell office:value-type="float" office:value="100"/>
          <table:table-cell office:value-type="float" office:value="0"/>
          <table:table-cell office:value-type="float" office:value="0"/>
          <table:table-cell office:value-type="float" office:value="1"/>
          <table:table-cell office:value-type="float" office:value="0"/>
          <table:table-cell office:value-type="float" office:value="3"/>
          <table:table-cell office:value-type="float" office:value="379"/>
          <table:table-cell office:value-type="float" office:value="24"/>
          <table:table-cell table:number-columns-repeated="2"/>
          <table:table-cell office:value-type="float" office:value="0"/>
          <table:table-cell office:value-type="float" office:value="0"/>
          <table:table-cell office:value-type="float" office:value="0"/>
          <table:table-cell office:value-type="float" office:value="15"/>
          <table:table-cell office:value-type="float" office:value="0"/>
          <table:table-cell office:value-type="float" office:value="0"/>
          <table:table-cell office:value-type="float" office:value="4"/>
          <table:table-cell office:value-type="float" office:value="1"/>
          <table:table-cell/>
          <table:table-cell office:value-type="float" office:value="15831"/>
          <table:table-cell office:value-type="float" office:value="15663"/>
          <table:table-cell office:value-type="float" office:value="168"/>
          <table:table-cell/>
          <table:table-cell office:value-type="float" office:value="11"/>
          <table:table-cell office:value-type="float" office:value="14"/>
          <table:table-cell office:value-type="float" office:value="23"/>
          <table:table-cell office:value-type="float" office:value="3045"/>
          <table:table-cell office:value-type="float" office:value="739"/>
          <table:table-cell office:value-type="float" office:value="352"/>
          <table:table-cell office:value-type="float" office:value="11471"/>
          <table:table-cell office:value-type="float" office:value="7"/>
          <table:table-cell/>
          <table:table-cell office:value-type="float" office:value="11"/>
          <table:table-cell office:value-type="float" office:value="13"/>
          <table:table-cell office:value-type="float" office:value="18"/>
          <table:table-cell office:value-type="float" office:value="1865"/>
          <table:table-cell office:value-type="float" office:value="589"/>
          <table:table-cell office:value-type="float" office:value="247"/>
          <table:table-cell office:value-type="float" office:value="6662"/>
          <table:table-cell office:value-type="float" office:value="5"/>
          <table:table-cell/>
          <table:table-cell office:value-type="float" office:value="0"/>
          <table:table-cell office:value-type="float" office:value="1"/>
          <table:table-cell office:value-type="float" office:value="5"/>
          <table:table-cell office:value-type="float" office:value="1180"/>
          <table:table-cell office:value-type="float" office:value="150"/>
          <table:table-cell office:value-type="float" office:value="105"/>
          <table:table-cell office:value-type="float" office:value="4809"/>
          <table:table-cell office:value-type="float" office:value="2"/>
          <table:table-cell/>
          <table:table-cell office:value-type="float" office:value="3378"/>
          <table:table-cell office:value-type="float" office:value="84"/>
          <table:table-cell office:value-type="float" office:value="3007"/>
          <table:table-cell office:value-type="float" office:value="193"/>
          <table:table-cell/>
          <table:table-cell office:value-type="float" office:value="1967"/>
          <table:table-cell office:value-type="float" office:value="50"/>
          <table:table-cell office:value-type="float" office:value="2640"/>
          <table:table-cell office:value-type="float" office:value="152"/>
          <table:table-cell table:number-columns-repeated="2"/>
          <table:table-cell office:value-type="float" office:value="6"/>
          <table:table-cell office:value-type="float" office:value="4"/>
          <table:table-cell office:value-type="float" office:value="16"/>
          <table:table-cell office:value-type="float" office:value="622"/>
          <table:table-cell office:value-type="float" office:value="362"/>
          <table:table-cell office:value-type="float" office:value="99"/>
          <table:table-cell office:value-type="float" office:value="1074"/>
          <table:table-cell office:value-type="float" office:value="3"/>
          <table:table-cell/>
          <table:table-cell office:value-type="float" office:value="0"/>
          <table:table-cell office:value-type="float" office:value="0"/>
          <table:table-cell office:value-type="float" office:value="2"/>
          <table:table-cell office:value-type="float" office:value="340"/>
          <table:table-cell office:value-type="float" office:value="102"/>
          <table:table-cell office:value-type="float" office:value="38"/>
          <table:table-cell office:value-type="float" office:value="718"/>
          <table:table-cell office:value-type="float" office:value="1"/>
          <table:table-cell/>
          <table:table-cell office:value-type="float" office:value="3"/>
          <table:table-cell office:value-type="float" office:value="2"/>
          <table:table-cell office:value-type="float" office:value="4"/>
          <table:table-cell office:value-type="float" office:value="465"/>
          <table:table-cell office:value-type="float" office:value="254"/>
          <table:table-cell office:value-type="float" office:value="79"/>
          <table:table-cell office:value-type="float" office:value="841"/>
          <table:table-cell office:value-type="float" office:value="2"/>
          <table:table-cell/>
          <table:table-cell office:value-type="float" office:value="0"/>
          <table:table-cell office:value-type="float" office:value="0"/>
          <table:table-cell office:value-type="float" office:value="2"/>
          <table:table-cell office:value-type="float" office:value="309"/>
          <table:table-cell office:value-type="float" office:value="84"/>
          <table:table-cell office:value-type="float" office:value="35"/>
          <table:table-cell office:value-type="float" office:value="642"/>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5"/>
          <table:table-cell office:value-type="float" office:value="0"/>
          <table:table-cell office:value-type="float" office:value="9"/>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iverpool City Council"/>
          <table:table-cell table:number-columns-repeated="2"/>
          <table:table-cell office:value-type="float" office:value="7396"/>
          <table:table-cell office:value-type="float" office:value="7370"/>
          <table:table-cell office:value-type="float" office:value="26"/>
          <table:table-cell/>
          <table:table-cell office:value-type="float" office:value="0"/>
          <table:table-cell office:value-type="float" office:value="7"/>
          <table:table-cell office:value-type="float" office:value="4"/>
          <table:table-cell office:value-type="float" office:value="3826"/>
          <table:table-cell office:value-type="float" office:value="1323"/>
          <table:table-cell office:value-type="float" office:value="107"/>
          <table:table-cell office:value-type="float" office:value="2089"/>
          <table:table-cell office:value-type="float" office:value="14"/>
          <table:table-cell/>
          <table:table-cell office:value-type="float" office:value="0"/>
          <table:table-cell office:value-type="float" office:value="7"/>
          <table:table-cell office:value-type="float" office:value="3"/>
          <table:table-cell office:value-type="float" office:value="1800"/>
          <table:table-cell office:value-type="float" office:value="982"/>
          <table:table-cell office:value-type="float" office:value="69"/>
          <table:table-cell office:value-type="float" office:value="1449"/>
          <table:table-cell office:value-type="float" office:value="8"/>
          <table:table-cell/>
          <table:table-cell office:value-type="float" office:value="0"/>
          <table:table-cell office:value-type="float" office:value="0"/>
          <table:table-cell office:value-type="float" office:value="1"/>
          <table:table-cell office:value-type="float" office:value="2026"/>
          <table:table-cell office:value-type="float" office:value="341"/>
          <table:table-cell office:value-type="float" office:value="38"/>
          <table:table-cell office:value-type="float" office:value="640"/>
          <table:table-cell office:value-type="float" office:value="6"/>
          <table:table-cell/>
          <table:table-cell office:value-type="float" office:value="698"/>
          <table:table-cell office:value-type="float" office:value="0"/>
          <table:table-cell office:value-type="float" office:value="138"/>
          <table:table-cell office:value-type="float" office:value="613"/>
          <table:table-cell/>
          <table:table-cell office:value-type="float" office:value="367"/>
          <table:table-cell office:value-type="float" office:value="0"/>
          <table:table-cell office:value-type="float" office:value="11"/>
          <table:table-cell office:value-type="float" office:value="262"/>
          <table:table-cell table:number-columns-repeated="2"/>
          <table:table-cell office:value-type="float" office:value="0"/>
          <table:table-cell office:value-type="float" office:value="502"/>
          <table:table-cell table:number-columns-repeated="2"/>
          <table:table-cell office:value-type="float" office:value="5"/>
          <table:table-cell office:value-type="float" office:value="0"/>
          <table:table-cell office:value-type="float" office:value="114"/>
          <table:table-cell office:value-type="float" office:value="1"/>
          <table:table-cell office:value-type="float" office:value="48"/>
          <table:table-cell office:value-type="float" office:value="60"/>
          <table:table-cell office:value-type="float" office:value="8"/>
          <table:table-cell office:value-type="float" office:value="0"/>
          <table:table-cell office:value-type="float" office:value="1"/>
          <table:table-cell office:value-type="float" office:value="0"/>
          <table:table-cell office:value-type="float" office:value="1"/>
          <table:table-cell office:value-type="float" office:value="310"/>
          <table:table-cell office:value-type="float" office:value="21"/>
          <table:table-cell table:number-columns-repeated="2"/>
          <table:table-cell office:value-type="float" office:value="0"/>
          <table:table-cell office:value-type="float" office:value="0"/>
          <table:table-cell office:value-type="float" office:value="2"/>
          <table:table-cell office:value-type="float" office:value="277"/>
          <table:table-cell office:value-type="float" office:value="0"/>
          <table:table-cell office:value-type="float" office:value="138"/>
          <table:table-cell office:value-type="float" office:value="28"/>
          <table:table-cell office:value-type="float" office:value="0"/>
          <table:table-cell/>
          <table:table-cell office:value-type="float" office:value="19839"/>
          <table:table-cell office:value-type="float" office:value="19788"/>
          <table:table-cell office:value-type="float" office:value="51"/>
          <table:table-cell/>
          <table:table-cell office:value-type="float" office:value="1"/>
          <table:table-cell office:value-type="float" office:value="12"/>
          <table:table-cell office:value-type="float" office:value="14"/>
          <table:table-cell office:value-type="float" office:value="11256"/>
          <table:table-cell office:value-type="float" office:value="2263"/>
          <table:table-cell office:value-type="float" office:value="303"/>
          <table:table-cell office:value-type="float" office:value="5892"/>
          <table:table-cell office:value-type="float" office:value="47"/>
          <table:table-cell/>
          <table:table-cell office:value-type="float" office:value="1"/>
          <table:table-cell office:value-type="float" office:value="12"/>
          <table:table-cell office:value-type="float" office:value="7"/>
          <table:table-cell office:value-type="float" office:value="4091"/>
          <table:table-cell office:value-type="float" office:value="1654"/>
          <table:table-cell office:value-type="float" office:value="164"/>
          <table:table-cell office:value-type="float" office:value="3255"/>
          <table:table-cell office:value-type="float" office:value="14"/>
          <table:table-cell/>
          <table:table-cell office:value-type="float" office:value="0"/>
          <table:table-cell office:value-type="float" office:value="0"/>
          <table:table-cell office:value-type="float" office:value="7"/>
          <table:table-cell office:value-type="float" office:value="7165"/>
          <table:table-cell office:value-type="float" office:value="609"/>
          <table:table-cell office:value-type="float" office:value="139"/>
          <table:table-cell office:value-type="float" office:value="2637"/>
          <table:table-cell office:value-type="float" office:value="33"/>
          <table:table-cell/>
          <table:table-cell office:value-type="float" office:value="1429"/>
          <table:table-cell office:value-type="float" office:value="0"/>
          <table:table-cell office:value-type="float" office:value="274"/>
          <table:table-cell office:value-type="float" office:value="1552"/>
          <table:table-cell/>
          <table:table-cell office:value-type="float" office:value="1446"/>
          <table:table-cell office:value-type="float" office:value="0"/>
          <table:table-cell office:value-type="float" office:value="29"/>
          <table:table-cell office:value-type="float" office:value="1162"/>
          <table:table-cell table:number-columns-repeated="2"/>
          <table:table-cell office:value-type="float" office:value="2"/>
          <table:table-cell office:value-type="float" office:value="9"/>
          <table:table-cell office:value-type="float" office:value="8"/>
          <table:table-cell office:value-type="float" office:value="2081"/>
          <table:table-cell office:value-type="float" office:value="1150"/>
          <table:table-cell office:value-type="float" office:value="93"/>
          <table:table-cell office:value-type="float" office:value="1815"/>
          <table:table-cell office:value-type="float" office:value="12"/>
          <table:table-cell/>
          <table:table-cell office:value-type="float" office:value="0"/>
          <table:table-cell office:value-type="float" office:value="0"/>
          <table:table-cell office:value-type="float" office:value="1"/>
          <table:table-cell office:value-type="float" office:value="1952"/>
          <table:table-cell office:value-type="float" office:value="332"/>
          <table:table-cell office:value-type="float" office:value="36"/>
          <table:table-cell office:value-type="float" office:value="607"/>
          <table:table-cell office:value-type="float" office:value="8"/>
          <table:table-cell/>
          <table:table-cell office:value-type="float" office:value="0"/>
          <table:table-cell office:value-type="float" office:value="7"/>
          <table:table-cell office:value-type="float" office:value="3"/>
          <table:table-cell office:value-type="float" office:value="1772"/>
          <table:table-cell office:value-type="float" office:value="962"/>
          <table:table-cell office:value-type="float" office:value="65"/>
          <table:table-cell office:value-type="float" office:value="1267"/>
          <table:table-cell office:value-type="float" office:value="8"/>
          <table:table-cell/>
          <table:table-cell office:value-type="float" office:value="0"/>
          <table:table-cell office:value-type="float" office:value="0"/>
          <table:table-cell office:value-type="float" office:value="1"/>
          <table:table-cell office:value-type="float" office:value="1929"/>
          <table:table-cell office:value-type="float" office:value="329"/>
          <table:table-cell office:value-type="float" office:value="35"/>
          <table:table-cell office:value-type="float" office:value="585"/>
          <table:table-cell office:value-type="float" office:value="6"/>
          <table:table-cell/>
          <table:table-cell office:value-type="float" office:value="0"/>
          <table:table-cell office:value-type="float" office:value="1"/>
          <table:table-cell office:value-type="float" office:value="5"/>
          <table:table-cell office:value-type="float" office:value="32"/>
          <table:table-cell office:value-type="float" office:value="24"/>
          <table:table-cell office:value-type="float" office:value="5"/>
          <table:table-cell office:value-type="float" office:value="354"/>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3"/>
          <table:table-cell office:value-type="float" office:value="1"/>
          <table:table-cell table:number-columns-repeated="16216"/>
        </table:table-row>
        <table:table-row>
          <table:table-cell office:value-type="string" office:string-value="North Somerset"/>
          <table:table-cell table:number-columns-repeated="2"/>
          <table:table-cell office:value-type="float" office:value="4069"/>
          <table:table-cell office:value-type="float" office:value="3968"/>
          <table:table-cell office:value-type="float" office:value="101"/>
          <table:table-cell/>
          <table:table-cell office:value-type="float" office:value="1"/>
          <table:table-cell office:value-type="float" office:value="5"/>
          <table:table-cell office:value-type="float" office:value="5"/>
          <table:table-cell office:value-type="float" office:value="1017"/>
          <table:table-cell office:value-type="float" office:value="234"/>
          <table:table-cell office:value-type="float" office:value="89"/>
          <table:table-cell office:value-type="float" office:value="2609"/>
          <table:table-cell office:value-type="float" office:value="8"/>
          <table:table-cell/>
          <table:table-cell office:value-type="float" office:value="0"/>
          <table:table-cell office:value-type="float" office:value="3"/>
          <table:table-cell office:value-type="float" office:value="5"/>
          <table:table-cell office:value-type="float" office:value="294"/>
          <table:table-cell office:value-type="float" office:value="162"/>
          <table:table-cell office:value-type="float" office:value="40"/>
          <table:table-cell office:value-type="float" office:value="1195"/>
          <table:table-cell office:value-type="float" office:value="5"/>
          <table:table-cell/>
          <table:table-cell office:value-type="float" office:value="1"/>
          <table:table-cell office:value-type="float" office:value="2"/>
          <table:table-cell office:value-type="float" office:value="0"/>
          <table:table-cell office:value-type="float" office:value="723"/>
          <table:table-cell office:value-type="float" office:value="72"/>
          <table:table-cell office:value-type="float" office:value="49"/>
          <table:table-cell office:value-type="float" office:value="1414"/>
          <table:table-cell office:value-type="float" office:value="3"/>
          <table:table-cell/>
          <table:table-cell office:value-type="float" office:value="1187"/>
          <table:table-cell office:value-type="float" office:value="8"/>
          <table:table-cell office:value-type="float" office:value="0"/>
          <table:table-cell office:value-type="float" office:value="0"/>
          <table:table-cell/>
          <table:table-cell office:value-type="float" office:value="1409"/>
          <table:table-cell office:value-type="float" office:value="4"/>
          <table:table-cell office:value-type="float" office:value="1"/>
          <table:table-cell office:value-type="float" office:value="0"/>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27"/>
          <table:table-cell office:value-type="float" office:value="8"/>
          <table:table-cell office:value-type="float" office:value="128"/>
          <table:table-cell office:value-type="float" office:value="5"/>
          <table:table-cell office:value-type="float" office:value="11"/>
          <table:table-cell office:value-type="float" office:value="0"/>
          <table:table-cell office:value-type="float" office:value="3"/>
          <table:table-cell office:value-type="float" office:value="1"/>
          <table:table-cell office:value-type="float" office:value="1"/>
          <table:table-cell office:value-type="float" office:value="669"/>
          <table:table-cell office:value-type="float" office:value="26"/>
          <table:table-cell table:number-columns-repeated="2"/>
          <table:table-cell office:value-type="float" office:value="0"/>
          <table:table-cell office:value-type="float" office:value="0"/>
          <table:table-cell office:value-type="float" office:value="0"/>
          <table:table-cell office:value-type="float" office:value="26"/>
          <table:table-cell office:value-type="float" office:value="0"/>
          <table:table-cell office:value-type="float" office:value="0"/>
          <table:table-cell office:value-type="float" office:value="0"/>
          <table:table-cell office:value-type="float" office:value="0"/>
          <table:table-cell/>
          <table:table-cell office:value-type="float" office:value="12331"/>
          <table:table-cell office:value-type="float" office:value="12053"/>
          <table:table-cell office:value-type="float" office:value="278"/>
          <table:table-cell/>
          <table:table-cell office:value-type="float" office:value="3"/>
          <table:table-cell office:value-type="float" office:value="13"/>
          <table:table-cell office:value-type="float" office:value="8"/>
          <table:table-cell office:value-type="float" office:value="3243"/>
          <table:table-cell office:value-type="float" office:value="477"/>
          <table:table-cell office:value-type="float" office:value="251"/>
          <table:table-cell office:value-type="float" office:value="8025"/>
          <table:table-cell office:value-type="float" office:value="31"/>
          <table:table-cell/>
          <table:table-cell office:value-type="float" office:value="0"/>
          <table:table-cell office:value-type="float" office:value="8"/>
          <table:table-cell office:value-type="float" office:value="6"/>
          <table:table-cell office:value-type="float" office:value="659"/>
          <table:table-cell office:value-type="float" office:value="350"/>
          <table:table-cell office:value-type="float" office:value="80"/>
          <table:table-cell office:value-type="float" office:value="3213"/>
          <table:table-cell office:value-type="float" office:value="8"/>
          <table:table-cell/>
          <table:table-cell office:value-type="float" office:value="3"/>
          <table:table-cell office:value-type="float" office:value="5"/>
          <table:table-cell office:value-type="float" office:value="2"/>
          <table:table-cell office:value-type="float" office:value="2584"/>
          <table:table-cell office:value-type="float" office:value="127"/>
          <table:table-cell office:value-type="float" office:value="171"/>
          <table:table-cell office:value-type="float" office:value="4812"/>
          <table:table-cell office:value-type="float" office:value="23"/>
          <table:table-cell/>
          <table:table-cell office:value-type="float" office:value="3185"/>
          <table:table-cell office:value-type="float" office:value="10"/>
          <table:table-cell office:value-type="float" office:value="17"/>
          <table:table-cell office:value-type="float" office:value="1"/>
          <table:table-cell/>
          <table:table-cell office:value-type="float" office:value="4767"/>
          <table:table-cell office:value-type="float" office:value="8"/>
          <table:table-cell office:value-type="float" office:value="29"/>
          <table:table-cell office:value-type="float" office:value="8"/>
          <table:table-cell table:number-columns-repeated="2"/>
          <table:table-cell office:value-type="float" office:value="2"/>
          <table:table-cell office:value-type="float" office:value="3"/>
          <table:table-cell office:value-type="float" office:value="5"/>
          <table:table-cell office:value-type="float" office:value="260"/>
          <table:table-cell office:value-type="float" office:value="141"/>
          <table:table-cell office:value-type="float" office:value="19"/>
          <table:table-cell office:value-type="float" office:value="486"/>
          <table:table-cell office:value-type="float" office:value="5"/>
          <table:table-cell/>
          <table:table-cell office:value-type="float" office:value="0"/>
          <table:table-cell office:value-type="float" office:value="0"/>
          <table:table-cell office:value-type="float" office:value="0"/>
          <table:table-cell office:value-type="float" office:value="77"/>
          <table:table-cell office:value-type="float" office:value="19"/>
          <table:table-cell office:value-type="float" office:value="4"/>
          <table:table-cell office:value-type="float" office:value="76"/>
          <table:table-cell office:value-type="float" office:value="0"/>
          <table:table-cell/>
          <table:table-cell office:value-type="float" office:value="0"/>
          <table:table-cell office:value-type="float" office:value="2"/>
          <table:table-cell office:value-type="float" office:value="4"/>
          <table:table-cell office:value-type="float" office:value="186"/>
          <table:table-cell office:value-type="float" office:value="92"/>
          <table:table-cell office:value-type="float" office:value="16"/>
          <table:table-cell office:value-type="float" office:value="359"/>
          <table:table-cell office:value-type="float" office:value="5"/>
          <table:table-cell/>
          <table:table-cell office:value-type="float" office:value="0"/>
          <table:table-cell office:value-type="float" office:value="0"/>
          <table:table-cell office:value-type="float" office:value="0"/>
          <table:table-cell office:value-type="float" office:value="65"/>
          <table:table-cell office:value-type="float" office:value="14"/>
          <table:table-cell office:value-type="float" office:value="4"/>
          <table:table-cell office:value-type="float" office:value="6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ingston upon Thames"/>
          <table:table-cell table:number-columns-repeated="2"/>
          <table:table-cell office:value-type="float" office:value="1577"/>
          <table:table-cell office:value-type="float" office:value="1544"/>
          <table:table-cell office:value-type="float" office:value="33"/>
          <table:table-cell/>
          <table:table-cell office:value-type="float" office:value="0"/>
          <table:table-cell office:value-type="float" office:value="2"/>
          <table:table-cell office:value-type="float" office:value="3"/>
          <table:table-cell office:value-type="float" office:value="363"/>
          <table:table-cell office:value-type="float" office:value="112"/>
          <table:table-cell office:value-type="float" office:value="48"/>
          <table:table-cell office:value-type="float" office:value="1015"/>
          <table:table-cell office:value-type="float" office:value="0"/>
          <table:table-cell/>
          <table:table-cell office:value-type="float" office:value="0"/>
          <table:table-cell office:value-type="float" office:value="2"/>
          <table:table-cell office:value-type="float" office:value="0"/>
          <table:table-cell office:value-type="float" office:value="93"/>
          <table:table-cell office:value-type="float" office:value="69"/>
          <table:table-cell office:value-type="float" office:value="12"/>
          <table:table-cell office:value-type="float" office:value="441"/>
          <table:table-cell office:value-type="float" office:value="0"/>
          <table:table-cell/>
          <table:table-cell office:value-type="float" office:value="0"/>
          <table:table-cell office:value-type="float" office:value="0"/>
          <table:table-cell office:value-type="float" office:value="3"/>
          <table:table-cell office:value-type="float" office:value="270"/>
          <table:table-cell office:value-type="float" office:value="43"/>
          <table:table-cell office:value-type="float" office:value="36"/>
          <table:table-cell office:value-type="float" office:value="574"/>
          <table:table-cell office:value-type="float" office:value="0"/>
          <table:table-cell/>
          <table:table-cell office:value-type="float" office:value="206"/>
          <table:table-cell office:value-type="float" office:value="0"/>
          <table:table-cell office:value-type="float" office:value="3"/>
          <table:table-cell office:value-type="float" office:value="232"/>
          <table:table-cell/>
          <table:table-cell office:value-type="float" office:value="449"/>
          <table:table-cell office:value-type="float" office:value="0"/>
          <table:table-cell office:value-type="float" office:value="4"/>
          <table:table-cell office:value-type="float" office:value="121"/>
          <table:table-cell table:number-columns-repeated="2"/>
          <table:table-cell office:value-type="float" office:value="15"/>
          <table:table-cell office:value-type="float" office:value="3"/>
          <table:table-cell table:number-columns-repeated="2"/>
          <table:table-cell office:value-type="float" office:value="0"/>
          <table:table-cell office:value-type="float" office:value="0"/>
          <table:table-cell office:value-type="float" office:value="32"/>
          <table:table-cell office:value-type="float" office:value="5"/>
          <table:table-cell office:value-type="float" office:value="7"/>
          <table:table-cell office:value-type="float" office:value="4"/>
          <table:table-cell office:value-type="float" office:value="9"/>
          <table:table-cell office:value-type="float" office:value="0"/>
          <table:table-cell office:value-type="float" office:value="0"/>
          <table:table-cell office:value-type="float" office:value="1"/>
          <table:table-cell office:value-type="float" office:value="3"/>
          <table:table-cell office:value-type="float" office:value="460"/>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69"/>
          <table:table-cell office:value-type="float" office:value="22"/>
          <table:table-cell office:value-type="float" office:value="105"/>
          <table:table-cell office:value-type="float" office:value="7"/>
          <table:table-cell office:value-type="float" office:value="1"/>
          <table:table-cell/>
          <table:table-cell office:value-type="float" office:value="4286"/>
          <table:table-cell office:value-type="float" office:value="4181"/>
          <table:table-cell office:value-type="float" office:value="105"/>
          <table:table-cell/>
          <table:table-cell office:value-type="float" office:value="0"/>
          <table:table-cell office:value-type="float" office:value="8"/>
          <table:table-cell office:value-type="float" office:value="4"/>
          <table:table-cell office:value-type="float" office:value="1157"/>
          <table:table-cell office:value-type="float" office:value="195"/>
          <table:table-cell office:value-type="float" office:value="187"/>
          <table:table-cell office:value-type="float" office:value="2626"/>
          <table:table-cell office:value-type="float" office:value="3"/>
          <table:table-cell/>
          <table:table-cell office:value-type="float" office:value="0"/>
          <table:table-cell office:value-type="float" office:value="7"/>
          <table:table-cell office:value-type="float" office:value="1"/>
          <table:table-cell office:value-type="float" office:value="350"/>
          <table:table-cell office:value-type="float" office:value="133"/>
          <table:table-cell office:value-type="float" office:value="53"/>
          <table:table-cell office:value-type="float" office:value="1088"/>
          <table:table-cell office:value-type="float" office:value="3"/>
          <table:table-cell/>
          <table:table-cell office:value-type="float" office:value="0"/>
          <table:table-cell office:value-type="float" office:value="1"/>
          <table:table-cell office:value-type="float" office:value="3"/>
          <table:table-cell office:value-type="float" office:value="807"/>
          <table:table-cell office:value-type="float" office:value="62"/>
          <table:table-cell office:value-type="float" office:value="134"/>
          <table:table-cell office:value-type="float" office:value="1538"/>
          <table:table-cell office:value-type="float" office:value="0"/>
          <table:table-cell/>
          <table:table-cell office:value-type="float" office:value="572"/>
          <table:table-cell office:value-type="float" office:value="1"/>
          <table:table-cell office:value-type="float" office:value="5"/>
          <table:table-cell office:value-type="float" office:value="510"/>
          <table:table-cell/>
          <table:table-cell office:value-type="float" office:value="1186"/>
          <table:table-cell office:value-type="float" office:value="0"/>
          <table:table-cell office:value-type="float" office:value="7"/>
          <table:table-cell office:value-type="float" office:value="345"/>
          <table:table-cell table:number-columns-repeated="2"/>
          <table:table-cell office:value-type="float" office:value="2"/>
          <table:table-cell office:value-type="float" office:value="3"/>
          <table:table-cell office:value-type="float" office:value="1"/>
          <table:table-cell office:value-type="float" office:value="124"/>
          <table:table-cell office:value-type="float" office:value="83"/>
          <table:table-cell office:value-type="float" office:value="14"/>
          <table:table-cell office:value-type="float" office:value="342"/>
          <table:table-cell office:value-type="float" office:value="1"/>
          <table:table-cell/>
          <table:table-cell office:value-type="float" office:value="0"/>
          <table:table-cell office:value-type="float" office:value="0"/>
          <table:table-cell office:value-type="float" office:value="3"/>
          <table:table-cell office:value-type="float" office:value="162"/>
          <table:table-cell office:value-type="float" office:value="29"/>
          <table:table-cell office:value-type="float" office:value="8"/>
          <table:table-cell office:value-type="float" office:value="200"/>
          <table:table-cell office:value-type="float" office:value="0"/>
          <table:table-cell/>
          <table:table-cell office:value-type="float" office:value="0"/>
          <table:table-cell office:value-type="float" office:value="2"/>
          <table:table-cell office:value-type="float" office:value="0"/>
          <table:table-cell office:value-type="float" office:value="70"/>
          <table:table-cell office:value-type="float" office:value="54"/>
          <table:table-cell office:value-type="float" office:value="10"/>
          <table:table-cell office:value-type="float" office:value="213"/>
          <table:table-cell office:value-type="float" office:value="0"/>
          <table:table-cell/>
          <table:table-cell office:value-type="float" office:value="0"/>
          <table:table-cell office:value-type="float" office:value="0"/>
          <table:table-cell office:value-type="float" office:value="3"/>
          <table:table-cell office:value-type="float" office:value="149"/>
          <table:table-cell office:value-type="float" office:value="26"/>
          <table:table-cell office:value-type="float" office:value="7"/>
          <table:table-cell office:value-type="float" office:value="194"/>
          <table:table-cell office:value-type="float" office:value="0"/>
          <table:table-cell/>
          <table:table-cell office:value-type="float" office:value="2"/>
          <table:table-cell office:value-type="float" office:value="1"/>
          <table:table-cell office:value-type="float" office:value="1"/>
          <table:table-cell office:value-type="float" office:value="44"/>
          <table:table-cell office:value-type="float" office:value="23"/>
          <table:table-cell office:value-type="float" office:value="4"/>
          <table:table-cell office:value-type="float" office:value="97"/>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table:number-columns-repeated="16216"/>
        </table:table-row>
        <table:table-row>
          <table:table-cell office:value-type="string" office:string-value="Barnsley MBC"/>
          <table:table-cell table:number-columns-repeated="2"/>
          <table:table-cell office:value-type="float" office:value="4374"/>
          <table:table-cell office:value-type="float" office:value="4366"/>
          <table:table-cell office:value-type="float" office:value="8"/>
          <table:table-cell/>
          <table:table-cell office:value-type="float" office:value="0"/>
          <table:table-cell office:value-type="float" office:value="7"/>
          <table:table-cell office:value-type="float" office:value="1"/>
          <table:table-cell office:value-type="float" office:value="1893"/>
          <table:table-cell office:value-type="float" office:value="658"/>
          <table:table-cell office:value-type="float" office:value="77"/>
          <table:table-cell office:value-type="float" office:value="1713"/>
          <table:table-cell office:value-type="float" office:value="17"/>
          <table:table-cell/>
          <table:table-cell office:value-type="float" office:value="0"/>
          <table:table-cell office:value-type="float" office:value="7"/>
          <table:table-cell office:value-type="float" office:value="0"/>
          <table:table-cell office:value-type="float" office:value="237"/>
          <table:table-cell office:value-type="float" office:value="328"/>
          <table:table-cell office:value-type="float" office:value="31"/>
          <table:table-cell office:value-type="float" office:value="730"/>
          <table:table-cell office:value-type="float" office:value="3"/>
          <table:table-cell/>
          <table:table-cell office:value-type="float" office:value="0"/>
          <table:table-cell office:value-type="float" office:value="0"/>
          <table:table-cell office:value-type="float" office:value="1"/>
          <table:table-cell office:value-type="float" office:value="1656"/>
          <table:table-cell office:value-type="float" office:value="330"/>
          <table:table-cell office:value-type="float" office:value="46"/>
          <table:table-cell office:value-type="float" office:value="983"/>
          <table:table-cell office:value-type="float" office:value="14"/>
          <table:table-cell/>
          <table:table-cell office:value-type="float" office:value="320"/>
          <table:table-cell office:value-type="float" office:value="180"/>
          <table:table-cell office:value-type="float" office:value="0"/>
          <table:table-cell office:value-type="float" office:value="230"/>
          <table:table-cell/>
          <table:table-cell office:value-type="float" office:value="751"/>
          <table:table-cell office:value-type="float" office:value="28"/>
          <table:table-cell office:value-type="float" office:value="0"/>
          <table:table-cell office:value-type="float" office:value="204"/>
          <table:table-cell table:number-columns-repeated="2"/>
          <table:table-cell office:value-type="float" office:value="0"/>
          <table:table-cell office:value-type="float" office:value="145"/>
          <table:table-cell table:number-columns-repeated="2"/>
          <table:table-cell office:value-type="float" office:value="0"/>
          <table:table-cell office:value-type="float" office:value="0"/>
          <table:table-cell office:value-type="float" office:value="42"/>
          <table:table-cell office:value-type="float" office:value="5"/>
          <table:table-cell office:value-type="float" office:value="7"/>
          <table:table-cell office:value-type="float" office:value="14"/>
          <table:table-cell office:value-type="float" office:value="6"/>
          <table:table-cell office:value-type="float" office:value="0"/>
          <table:table-cell office:value-type="float" office:value="1"/>
          <table:table-cell office:value-type="float" office:value="0"/>
          <table:table-cell office:value-type="float" office:value="3"/>
          <table:table-cell office:value-type="float" office:value="950"/>
          <table:table-cell office:value-type="float" office:value="7"/>
          <table:table-cell table:number-columns-repeated="2"/>
          <table:table-cell office:value-type="float" office:value="0"/>
          <table:table-cell office:value-type="float" office:value="0"/>
          <table:table-cell office:value-type="float" office:value="1"/>
          <table:table-cell office:value-type="float" office:value="268"/>
          <table:table-cell office:value-type="float" office:value="1"/>
          <table:table-cell office:value-type="float" office:value="187"/>
          <table:table-cell office:value-type="float" office:value="18"/>
          <table:table-cell office:value-type="float" office:value="1"/>
          <table:table-cell/>
          <table:table-cell office:value-type="float" office:value="12294"/>
          <table:table-cell office:value-type="float" office:value="12274"/>
          <table:table-cell office:value-type="float" office:value="20"/>
          <table:table-cell/>
          <table:table-cell office:value-type="float" office:value="1"/>
          <table:table-cell office:value-type="float" office:value="15"/>
          <table:table-cell office:value-type="float" office:value="4"/>
          <table:table-cell office:value-type="float" office:value="6592"/>
          <table:table-cell office:value-type="float" office:value="1097"/>
          <table:table-cell office:value-type="float" office:value="247"/>
          <table:table-cell office:value-type="float" office:value="4272"/>
          <table:table-cell office:value-type="float" office:value="46"/>
          <table:table-cell/>
          <table:table-cell office:value-type="float" office:value="1"/>
          <table:table-cell office:value-type="float" office:value="14"/>
          <table:table-cell office:value-type="float" office:value="2"/>
          <table:table-cell office:value-type="float" office:value="1151"/>
          <table:table-cell office:value-type="float" office:value="603"/>
          <table:table-cell office:value-type="float" office:value="87"/>
          <table:table-cell office:value-type="float" office:value="1579"/>
          <table:table-cell office:value-type="float" office:value="14"/>
          <table:table-cell/>
          <table:table-cell office:value-type="float" office:value="0"/>
          <table:table-cell office:value-type="float" office:value="1"/>
          <table:table-cell office:value-type="float" office:value="2"/>
          <table:table-cell office:value-type="float" office:value="5441"/>
          <table:table-cell office:value-type="float" office:value="494"/>
          <table:table-cell office:value-type="float" office:value="160"/>
          <table:table-cell office:value-type="float" office:value="2693"/>
          <table:table-cell office:value-type="float" office:value="32"/>
          <table:table-cell/>
          <table:table-cell office:value-type="float" office:value="843"/>
          <table:table-cell office:value-type="float" office:value="178"/>
          <table:table-cell office:value-type="float" office:value="0"/>
          <table:table-cell office:value-type="float" office:value="558"/>
          <table:table-cell/>
          <table:table-cell office:value-type="float" office:value="2044"/>
          <table:table-cell office:value-type="float" office:value="37"/>
          <table:table-cell office:value-type="float" office:value="0"/>
          <table:table-cell office:value-type="float" office:value="612"/>
          <table:table-cell table:number-columns-repeated="2"/>
          <table:table-cell office:value-type="float" office:value="0"/>
          <table:table-cell office:value-type="float" office:value="5"/>
          <table:table-cell office:value-type="float" office:value="2"/>
          <table:table-cell office:value-type="float" office:value="189"/>
          <table:table-cell office:value-type="float" office:value="240"/>
          <table:table-cell office:value-type="float" office:value="14"/>
          <table:table-cell office:value-type="float" office:value="247"/>
          <table:table-cell office:value-type="float" office:value="4"/>
          <table:table-cell/>
          <table:table-cell office:value-type="float" office:value="0"/>
          <table:table-cell office:value-type="float" office:value="0"/>
          <table:table-cell office:value-type="float" office:value="0"/>
          <table:table-cell office:value-type="float" office:value="320"/>
          <table:table-cell office:value-type="float" office:value="101"/>
          <table:table-cell office:value-type="float" office:value="7"/>
          <table:table-cell office:value-type="float" office:value="105"/>
          <table:table-cell office:value-type="float" office:value="5"/>
          <table:table-cell/>
          <table:table-cell office:value-type="float" office:value="0"/>
          <table:table-cell office:value-type="float" office:value="4"/>
          <table:table-cell office:value-type="float" office:value="0"/>
          <table:table-cell office:value-type="float" office:value="138"/>
          <table:table-cell office:value-type="float" office:value="174"/>
          <table:table-cell office:value-type="float" office:value="6"/>
          <table:table-cell office:value-type="float" office:value="129"/>
          <table:table-cell office:value-type="float" office:value="3"/>
          <table:table-cell/>
          <table:table-cell office:value-type="float" office:value="0"/>
          <table:table-cell office:value-type="float" office:value="0"/>
          <table:table-cell office:value-type="float" office:value="0"/>
          <table:table-cell office:value-type="float" office:value="298"/>
          <table:table-cell office:value-type="float" office:value="86"/>
          <table:table-cell office:value-type="float" office:value="6"/>
          <table:table-cell office:value-type="float" office:value="87"/>
          <table:table-cell office:value-type="float" office:value="5"/>
          <table:table-cell/>
          <table:table-cell office:value-type="float" office:value="0"/>
          <table:table-cell office:value-type="float" office:value="1"/>
          <table:table-cell office:value-type="float" office:value="2"/>
          <table:table-cell office:value-type="float" office:value="47"/>
          <table:table-cell office:value-type="float" office:value="52"/>
          <table:table-cell office:value-type="float" office:value="6"/>
          <table:table-cell office:value-type="float" office:value="102"/>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0"/>
          <table:table-cell office:value-type="float" office:value="7"/>
          <table:table-cell office:value-type="float" office:value="0"/>
          <table:table-cell table:number-columns-repeated="16216"/>
        </table:table-row>
        <table:table-row>
          <table:table-cell office:value-type="string" office:string-value="Borough Of Poole"/>
          <table:table-cell table:number-columns-repeated="2"/>
          <table:table-cell office:value-type="float" office:value="3016"/>
          <table:table-cell office:value-type="float" office:value="2982"/>
          <table:table-cell office:value-type="float" office:value="34"/>
          <table:table-cell/>
          <table:table-cell office:value-type="float" office:value="0"/>
          <table:table-cell office:value-type="float" office:value="4"/>
          <table:table-cell office:value-type="float" office:value="0"/>
          <table:table-cell office:value-type="float" office:value="597"/>
          <table:table-cell office:value-type="float" office:value="174"/>
          <table:table-cell office:value-type="float" office:value="69"/>
          <table:table-cell office:value-type="float" office:value="2125"/>
          <table:table-cell office:value-type="float" office:value="12"/>
          <table:table-cell/>
          <table:table-cell office:value-type="float" office:value="0"/>
          <table:table-cell office:value-type="float" office:value="4"/>
          <table:table-cell office:value-type="float" office:value="0"/>
          <table:table-cell office:value-type="float" office:value="60"/>
          <table:table-cell office:value-type="float" office:value="74"/>
          <table:table-cell office:value-type="float" office:value="17"/>
          <table:table-cell office:value-type="float" office:value="804"/>
          <table:table-cell office:value-type="float" office:value="2"/>
          <table:table-cell/>
          <table:table-cell office:value-type="float" office:value="0"/>
          <table:table-cell office:value-type="float" office:value="0"/>
          <table:table-cell office:value-type="float" office:value="0"/>
          <table:table-cell office:value-type="float" office:value="537"/>
          <table:table-cell office:value-type="float" office:value="100"/>
          <table:table-cell office:value-type="float" office:value="52"/>
          <table:table-cell office:value-type="float" office:value="1321"/>
          <table:table-cell office:value-type="float" office:value="10"/>
          <table:table-cell/>
          <table:table-cell office:value-type="float" office:value="722"/>
          <table:table-cell office:value-type="float" office:value="0"/>
          <table:table-cell office:value-type="float" office:value="0"/>
          <table:table-cell office:value-type="float" office:value="82"/>
          <table:table-cell/>
          <table:table-cell office:value-type="float" office:value="1315"/>
          <table:table-cell office:value-type="float" office:value="0"/>
          <table:table-cell office:value-type="float" office:value="2"/>
          <table:table-cell office:value-type="float" office:value="4"/>
          <table:table-cell table:number-columns-repeated="2"/>
          <table:table-cell office:value-type="float" office:value="3272"/>
          <table:table-cell office:value-type="float" office:value="0"/>
          <table:table-cell table:number-columns-repeated="2"/>
          <table:table-cell office:value-type="float" office:value="0"/>
          <table:table-cell office:value-type="float" office:value="0"/>
          <table:table-cell office:value-type="float" office:value="42"/>
          <table:table-cell office:value-type="float" office:value="6"/>
          <table:table-cell office:value-type="float" office:value="6"/>
          <table:table-cell office:value-type="float" office:value="1"/>
          <table:table-cell office:value-type="float" office:value="16"/>
          <table:table-cell office:value-type="float" office:value="0"/>
          <table:table-cell office:value-type="float" office:value="0"/>
          <table:table-cell office:value-type="float" office:value="0"/>
          <table:table-cell office:value-type="float" office:value="0"/>
          <table:table-cell office:value-type="float" office:value="638"/>
          <table:table-cell office:value-type="float" office:value="6"/>
          <table:table-cell table:number-columns-repeated="2"/>
          <table:table-cell office:value-type="float" office:value="0"/>
          <table:table-cell office:value-type="float" office:value="0"/>
          <table:table-cell office:value-type="float" office:value="2"/>
          <table:table-cell office:value-type="float" office:value="71"/>
          <table:table-cell office:value-type="float" office:value="19"/>
          <table:table-cell office:value-type="float" office:value="1"/>
          <table:table-cell office:value-type="float" office:value="16"/>
          <table:table-cell office:value-type="float" office:value="0"/>
          <table:table-cell/>
          <table:table-cell office:value-type="float" office:value="7915"/>
          <table:table-cell office:value-type="float" office:value="7800"/>
          <table:table-cell office:value-type="float" office:value="115"/>
          <table:table-cell/>
          <table:table-cell office:value-type="float" office:value="0"/>
          <table:table-cell office:value-type="float" office:value="6"/>
          <table:table-cell office:value-type="float" office:value="3"/>
          <table:table-cell office:value-type="float" office:value="1888"/>
          <table:table-cell office:value-type="float" office:value="305"/>
          <table:table-cell office:value-type="float" office:value="154"/>
          <table:table-cell office:value-type="float" office:value="5406"/>
          <table:table-cell office:value-type="float" office:value="37"/>
          <table:table-cell/>
          <table:table-cell office:value-type="float" office:value="0"/>
          <table:table-cell office:value-type="float" office:value="6"/>
          <table:table-cell office:value-type="float" office:value="3"/>
          <table:table-cell office:value-type="float" office:value="183"/>
          <table:table-cell office:value-type="float" office:value="179"/>
          <table:table-cell office:value-type="float" office:value="35"/>
          <table:table-cell office:value-type="float" office:value="1874"/>
          <table:table-cell office:value-type="float" office:value="7"/>
          <table:table-cell/>
          <table:table-cell office:value-type="float" office:value="0"/>
          <table:table-cell office:value-type="float" office:value="0"/>
          <table:table-cell office:value-type="float" office:value="0"/>
          <table:table-cell office:value-type="float" office:value="1705"/>
          <table:table-cell office:value-type="float" office:value="126"/>
          <table:table-cell office:value-type="float" office:value="119"/>
          <table:table-cell office:value-type="float" office:value="3532"/>
          <table:table-cell office:value-type="float" office:value="30"/>
          <table:table-cell/>
          <table:table-cell office:value-type="float" office:value="1706"/>
          <table:table-cell office:value-type="float" office:value="0"/>
          <table:table-cell office:value-type="float" office:value="0"/>
          <table:table-cell office:value-type="float" office:value="168"/>
          <table:table-cell/>
          <table:table-cell office:value-type="float" office:value="3451"/>
          <table:table-cell office:value-type="float" office:value="0"/>
          <table:table-cell office:value-type="float" office:value="2"/>
          <table:table-cell office:value-type="float" office:value="79"/>
          <table:table-cell table:number-columns-repeated="2"/>
          <table:table-cell office:value-type="float" office:value="0"/>
          <table:table-cell office:value-type="float" office:value="4"/>
          <table:table-cell office:value-type="float" office:value="0"/>
          <table:table-cell office:value-type="float" office:value="53"/>
          <table:table-cell office:value-type="float" office:value="68"/>
          <table:table-cell office:value-type="float" office:value="11"/>
          <table:table-cell office:value-type="float" office:value="280"/>
          <table:table-cell office:value-type="float" office:value="1"/>
          <table:table-cell/>
          <table:table-cell office:value-type="float" office:value="0"/>
          <table:table-cell office:value-type="float" office:value="0"/>
          <table:table-cell office:value-type="float" office:value="0"/>
          <table:table-cell office:value-type="float" office:value="54"/>
          <table:table-cell office:value-type="float" office:value="26"/>
          <table:table-cell office:value-type="float" office:value="7"/>
          <table:table-cell office:value-type="float" office:value="74"/>
          <table:table-cell office:value-type="float" office:value="1"/>
          <table:table-cell/>
          <table:table-cell office:value-type="float" office:value="0"/>
          <table:table-cell office:value-type="float" office:value="4"/>
          <table:table-cell office:value-type="float" office:value="0"/>
          <table:table-cell office:value-type="float" office:value="29"/>
          <table:table-cell office:value-type="float" office:value="39"/>
          <table:table-cell office:value-type="float" office:value="6"/>
          <table:table-cell office:value-type="float" office:value="203"/>
          <table:table-cell office:value-type="float" office:value="1"/>
          <table:table-cell/>
          <table:table-cell office:value-type="float" office:value="0"/>
          <table:table-cell office:value-type="float" office:value="0"/>
          <table:table-cell office:value-type="float" office:value="0"/>
          <table:table-cell office:value-type="float" office:value="48"/>
          <table:table-cell office:value-type="float" office:value="21"/>
          <table:table-cell office:value-type="float" office:value="7"/>
          <table:table-cell office:value-type="float" office:value="65"/>
          <table:table-cell office:value-type="float" office:value="1"/>
          <table:table-cell/>
          <table:table-cell office:value-type="float" office:value="0"/>
          <table:table-cell office:value-type="float" office:value="0"/>
          <table:table-cell office:value-type="float" office:value="0"/>
          <table:table-cell office:value-type="float" office:value="19"/>
          <table:table-cell office:value-type="float" office:value="16"/>
          <table:table-cell office:value-type="float" office:value="5"/>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Solihull MBC"/>
          <table:table-cell table:number-columns-repeated="2"/>
          <table:table-cell office:value-type="float" office:value="4013"/>
          <table:table-cell office:value-type="float" office:value="3970"/>
          <table:table-cell office:value-type="float" office:value="43"/>
          <table:table-cell/>
          <table:table-cell office:value-type="float" office:value="2"/>
          <table:table-cell office:value-type="float" office:value="4"/>
          <table:table-cell office:value-type="float" office:value="4"/>
          <table:table-cell office:value-type="float" office:value="1005"/>
          <table:table-cell office:value-type="float" office:value="279"/>
          <table:table-cell office:value-type="float" office:value="92"/>
          <table:table-cell office:value-type="float" office:value="2578"/>
          <table:table-cell office:value-type="float" office:value="5"/>
          <table:table-cell/>
          <table:table-cell office:value-type="float" office:value="1"/>
          <table:table-cell office:value-type="float" office:value="3"/>
          <table:table-cell office:value-type="float" office:value="1"/>
          <table:table-cell office:value-type="float" office:value="142"/>
          <table:table-cell office:value-type="float" office:value="139"/>
          <table:table-cell office:value-type="float" office:value="23"/>
          <table:table-cell office:value-type="float" office:value="765"/>
          <table:table-cell office:value-type="float" office:value="0"/>
          <table:table-cell/>
          <table:table-cell office:value-type="float" office:value="1"/>
          <table:table-cell office:value-type="float" office:value="1"/>
          <table:table-cell office:value-type="float" office:value="3"/>
          <table:table-cell office:value-type="float" office:value="863"/>
          <table:table-cell office:value-type="float" office:value="140"/>
          <table:table-cell office:value-type="float" office:value="69"/>
          <table:table-cell office:value-type="float" office:value="1813"/>
          <table:table-cell office:value-type="float" office:value="5"/>
          <table:table-cell/>
          <table:table-cell office:value-type="float" office:value="376"/>
          <table:table-cell office:value-type="float" office:value="6"/>
          <table:table-cell office:value-type="float" office:value="13"/>
          <table:table-cell office:value-type="float" office:value="370"/>
          <table:table-cell/>
          <table:table-cell office:value-type="float" office:value="1432"/>
          <table:table-cell office:value-type="float" office:value="8"/>
          <table:table-cell office:value-type="float" office:value="7"/>
          <table:table-cell office:value-type="float" office:value="366"/>
          <table:table-cell table:number-columns-repeated="2"/>
          <table:table-cell office:value-type="float" office:value="27"/>
          <table:table-cell office:value-type="float" office:value="2"/>
          <table:table-cell table:number-columns-repeated="2"/>
          <table:table-cell office:value-type="float" office:value="6"/>
          <table:table-cell office:value-type="float" office:value="0"/>
          <table:table-cell office:value-type="float" office:value="58"/>
          <table:table-cell office:value-type="float" office:value="11"/>
          <table:table-cell office:value-type="float" office:value="85"/>
          <table:table-cell office:value-type="float" office:value="11"/>
          <table:table-cell office:value-type="float" office:value="5"/>
          <table:table-cell office:value-type="float" office:value="0"/>
          <table:table-cell office:value-type="float" office:value="0"/>
          <table:table-cell office:value-type="float" office:value="0"/>
          <table:table-cell office:value-type="float" office:value="3"/>
          <table:table-cell office:value-type="float" office:value="620"/>
          <table:table-cell office:value-type="float" office:value="17"/>
          <table:table-cell table:number-columns-repeated="2"/>
          <table:table-cell office:value-type="float" office:value="0"/>
          <table:table-cell office:value-type="float" office:value="0"/>
          <table:table-cell office:value-type="float" office:value="0"/>
          <table:table-cell office:value-type="float" office:value="119"/>
          <table:table-cell office:value-type="float" office:value="1"/>
          <table:table-cell office:value-type="float" office:value="0"/>
          <table:table-cell office:value-type="float" office:value="3"/>
          <table:table-cell office:value-type="float" office:value="0"/>
          <table:table-cell/>
          <table:table-cell office:value-type="float" office:value="10164"/>
          <table:table-cell office:value-type="float" office:value="10064"/>
          <table:table-cell office:value-type="float" office:value="100"/>
          <table:table-cell/>
          <table:table-cell office:value-type="float" office:value="4"/>
          <table:table-cell office:value-type="float" office:value="8"/>
          <table:table-cell office:value-type="float" office:value="7"/>
          <table:table-cell office:value-type="float" office:value="3187"/>
          <table:table-cell office:value-type="float" office:value="590"/>
          <table:table-cell office:value-type="float" office:value="224"/>
          <table:table-cell office:value-type="float" office:value="6027"/>
          <table:table-cell office:value-type="float" office:value="15"/>
          <table:table-cell/>
          <table:table-cell office:value-type="float" office:value="2"/>
          <table:table-cell office:value-type="float" office:value="6"/>
          <table:table-cell office:value-type="float" office:value="3"/>
          <table:table-cell office:value-type="float" office:value="686"/>
          <table:table-cell office:value-type="float" office:value="337"/>
          <table:table-cell office:value-type="float" office:value="74"/>
          <table:table-cell office:value-type="float" office:value="2384"/>
          <table:table-cell office:value-type="float" office:value="4"/>
          <table:table-cell/>
          <table:table-cell office:value-type="float" office:value="2"/>
          <table:table-cell office:value-type="float" office:value="2"/>
          <table:table-cell office:value-type="float" office:value="4"/>
          <table:table-cell office:value-type="float" office:value="2501"/>
          <table:table-cell office:value-type="float" office:value="253"/>
          <table:table-cell office:value-type="float" office:value="150"/>
          <table:table-cell office:value-type="float" office:value="3643"/>
          <table:table-cell office:value-type="float" office:value="11"/>
          <table:table-cell/>
          <table:table-cell office:value-type="float" office:value="1532"/>
          <table:table-cell office:value-type="float" office:value="7"/>
          <table:table-cell office:value-type="float" office:value="29"/>
          <table:table-cell office:value-type="float" office:value="816"/>
          <table:table-cell/>
          <table:table-cell office:value-type="float" office:value="3014"/>
          <table:table-cell office:value-type="float" office:value="10"/>
          <table:table-cell office:value-type="float" office:value="15"/>
          <table:table-cell office:value-type="float" office:value="604"/>
          <table:table-cell table:number-columns-repeated="2"/>
          <table:table-cell office:value-type="float" office:value="1"/>
          <table:table-cell office:value-type="float" office:value="5"/>
          <table:table-cell office:value-type="float" office:value="2"/>
          <table:table-cell office:value-type="float" office:value="95"/>
          <table:table-cell office:value-type="float" office:value="87"/>
          <table:table-cell office:value-type="float" office:value="12"/>
          <table:table-cell office:value-type="float" office:value="292"/>
          <table:table-cell office:value-type="float" office:value="0"/>
          <table:table-cell/>
          <table:table-cell office:value-type="float" office:value="0"/>
          <table:table-cell office:value-type="float" office:value="0"/>
          <table:table-cell office:value-type="float" office:value="3"/>
          <table:table-cell office:value-type="float" office:value="203"/>
          <table:table-cell office:value-type="float" office:value="59"/>
          <table:table-cell office:value-type="float" office:value="27"/>
          <table:table-cell office:value-type="float" office:value="220"/>
          <table:table-cell office:value-type="float" office:value="1"/>
          <table:table-cell/>
          <table:table-cell office:value-type="float" office:value="1"/>
          <table:table-cell office:value-type="float" office:value="3"/>
          <table:table-cell office:value-type="float" office:value="1"/>
          <table:table-cell office:value-type="float" office:value="66"/>
          <table:table-cell office:value-type="float" office:value="66"/>
          <table:table-cell office:value-type="float" office:value="10"/>
          <table:table-cell office:value-type="float" office:value="188"/>
          <table:table-cell office:value-type="float" office:value="0"/>
          <table:table-cell/>
          <table:table-cell office:value-type="float" office:value="0"/>
          <table:table-cell office:value-type="float" office:value="0"/>
          <table:table-cell office:value-type="float" office:value="3"/>
          <table:table-cell office:value-type="float" office:value="195"/>
          <table:table-cell office:value-type="float" office:value="46"/>
          <table:table-cell office:value-type="float" office:value="26"/>
          <table:table-cell office:value-type="float" office:value="21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ournemouth Borough Council"/>
          <table:table-cell table:number-columns-repeated="2"/>
          <table:table-cell office:value-type="float" office:value="3338"/>
          <table:table-cell office:value-type="float" office:value="3315"/>
          <table:table-cell office:value-type="float" office:value="23"/>
          <table:table-cell/>
          <table:table-cell office:value-type="float" office:value="5"/>
          <table:table-cell office:value-type="float" office:value="7"/>
          <table:table-cell office:value-type="float" office:value="0"/>
          <table:table-cell office:value-type="float" office:value="621"/>
          <table:table-cell office:value-type="float" office:value="250"/>
          <table:table-cell office:value-type="float" office:value="70"/>
          <table:table-cell office:value-type="float" office:value="2352"/>
          <table:table-cell office:value-type="float" office:value="10"/>
          <table:table-cell/>
          <table:table-cell office:value-type="float" office:value="3"/>
          <table:table-cell office:value-type="float" office:value="6"/>
          <table:table-cell office:value-type="float" office:value="0"/>
          <table:table-cell office:value-type="float" office:value="233"/>
          <table:table-cell office:value-type="float" office:value="150"/>
          <table:table-cell office:value-type="float" office:value="33"/>
          <table:table-cell office:value-type="float" office:value="1054"/>
          <table:table-cell office:value-type="float" office:value="4"/>
          <table:table-cell/>
          <table:table-cell office:value-type="float" office:value="2"/>
          <table:table-cell office:value-type="float" office:value="1"/>
          <table:table-cell office:value-type="float" office:value="0"/>
          <table:table-cell office:value-type="float" office:value="388"/>
          <table:table-cell office:value-type="float" office:value="100"/>
          <table:table-cell office:value-type="float" office:value="37"/>
          <table:table-cell office:value-type="float" office:value="1298"/>
          <table:table-cell office:value-type="float" office:value="6"/>
          <table:table-cell/>
          <table:table-cell office:value-type="float" office:value="1048"/>
          <table:table-cell office:value-type="float" office:value="3"/>
          <table:table-cell office:value-type="float" office:value="0"/>
          <table:table-cell office:value-type="float" office:value="3"/>
          <table:table-cell/>
          <table:table-cell office:value-type="float" office:value="1294"/>
          <table:table-cell office:value-type="float" office:value="1"/>
          <table:table-cell office:value-type="float" office:value="0"/>
          <table:table-cell office:value-type="float" office:value="3"/>
          <table:table-cell table:number-columns-repeated="2"/>
          <table:table-cell office:value-type="float" office:value="56"/>
          <table:table-cell office:value-type="float" office:value="8"/>
          <table:table-cell table:number-columns-repeated="2"/>
          <table:table-cell office:value-type="float" office:value="4"/>
          <table:table-cell office:value-type="float" office:value="0"/>
          <table:table-cell office:value-type="float" office:value="57"/>
          <table:table-cell office:value-type="float" office:value="437"/>
          <table:table-cell office:value-type="float" office:value="10"/>
          <table:table-cell office:value-type="float" office:value="20"/>
          <table:table-cell office:value-type="float" office:value="132"/>
          <table:table-cell office:value-type="float" office:value="0"/>
          <table:table-cell office:value-type="float" office:value="5"/>
          <table:table-cell office:value-type="float" office:value="2"/>
          <table:table-cell office:value-type="float" office:value="3"/>
          <table:table-cell office:value-type="float" office:value="656"/>
          <table:table-cell office:value-type="float" office:value="19"/>
          <table:table-cell table:number-columns-repeated="2"/>
          <table:table-cell office:value-type="float" office:value="18"/>
          <table:table-cell office:value-type="float" office:value="0"/>
          <table:table-cell office:value-type="float" office:value="8"/>
          <table:table-cell office:value-type="float" office:value="176"/>
          <table:table-cell office:value-type="float" office:value="30"/>
          <table:table-cell office:value-type="float" office:value="60"/>
          <table:table-cell office:value-type="float" office:value="14"/>
          <table:table-cell office:value-type="float" office:value="0"/>
          <table:table-cell/>
          <table:table-cell office:value-type="float" office:value="8817"/>
          <table:table-cell office:value-type="float" office:value="8698"/>
          <table:table-cell office:value-type="float" office:value="119"/>
          <table:table-cell/>
          <table:table-cell office:value-type="float" office:value="12"/>
          <table:table-cell office:value-type="float" office:value="9"/>
          <table:table-cell office:value-type="float" office:value="1"/>
          <table:table-cell office:value-type="float" office:value="2034"/>
          <table:table-cell office:value-type="float" office:value="412"/>
          <table:table-cell office:value-type="float" office:value="179"/>
          <table:table-cell office:value-type="float" office:value="6024"/>
          <table:table-cell office:value-type="float" office:value="26"/>
          <table:table-cell/>
          <table:table-cell office:value-type="float" office:value="6"/>
          <table:table-cell office:value-type="float" office:value="9"/>
          <table:table-cell office:value-type="float" office:value="1"/>
          <table:table-cell office:value-type="float" office:value="594"/>
          <table:table-cell office:value-type="float" office:value="271"/>
          <table:table-cell office:value-type="float" office:value="80"/>
          <table:table-cell office:value-type="float" office:value="2448"/>
          <table:table-cell office:value-type="float" office:value="10"/>
          <table:table-cell/>
          <table:table-cell office:value-type="float" office:value="6"/>
          <table:table-cell office:value-type="float" office:value="0"/>
          <table:table-cell office:value-type="float" office:value="0"/>
          <table:table-cell office:value-type="float" office:value="1440"/>
          <table:table-cell office:value-type="float" office:value="141"/>
          <table:table-cell office:value-type="float" office:value="99"/>
          <table:table-cell office:value-type="float" office:value="3576"/>
          <table:table-cell office:value-type="float" office:value="16"/>
          <table:table-cell/>
          <table:table-cell office:value-type="float" office:value="2437"/>
          <table:table-cell office:value-type="float" office:value="7"/>
          <table:table-cell office:value-type="float" office:value="0"/>
          <table:table-cell office:value-type="float" office:value="4"/>
          <table:table-cell/>
          <table:table-cell office:value-type="float" office:value="3564"/>
          <table:table-cell office:value-type="float" office:value="5"/>
          <table:table-cell office:value-type="float" office:value="0"/>
          <table:table-cell office:value-type="float" office:value="7"/>
          <table:table-cell table:number-columns-repeated="2"/>
          <table:table-cell office:value-type="float" office:value="3"/>
          <table:table-cell office:value-type="float" office:value="7"/>
          <table:table-cell office:value-type="float" office:value="5"/>
          <table:table-cell office:value-type="float" office:value="276"/>
          <table:table-cell office:value-type="float" office:value="192"/>
          <table:table-cell office:value-type="float" office:value="34"/>
          <table:table-cell office:value-type="float" office:value="801"/>
          <table:table-cell office:value-type="float" office:value="3"/>
          <table:table-cell/>
          <table:table-cell office:value-type="float" office:value="2"/>
          <table:table-cell office:value-type="float" office:value="0"/>
          <table:table-cell office:value-type="float" office:value="0"/>
          <table:table-cell office:value-type="float" office:value="197"/>
          <table:table-cell office:value-type="float" office:value="59"/>
          <table:table-cell office:value-type="float" office:value="26"/>
          <table:table-cell office:value-type="float" office:value="326"/>
          <table:table-cell office:value-type="float" office:value="2"/>
          <table:table-cell/>
          <table:table-cell office:value-type="float" office:value="3"/>
          <table:table-cell office:value-type="float" office:value="6"/>
          <table:table-cell office:value-type="float" office:value="0"/>
          <table:table-cell office:value-type="float" office:value="209"/>
          <table:table-cell office:value-type="float" office:value="128"/>
          <table:table-cell office:value-type="float" office:value="24"/>
          <table:table-cell office:value-type="float" office:value="665"/>
          <table:table-cell office:value-type="float" office:value="3"/>
          <table:table-cell/>
          <table:table-cell office:value-type="float" office:value="2"/>
          <table:table-cell office:value-type="float" office:value="0"/>
          <table:table-cell office:value-type="float" office:value="0"/>
          <table:table-cell office:value-type="float" office:value="187"/>
          <table:table-cell office:value-type="float" office:value="50"/>
          <table:table-cell office:value-type="float" office:value="26"/>
          <table:table-cell office:value-type="float" office:value="315"/>
          <table:table-cell office:value-type="float" office:value="2"/>
          <table:table-cell/>
          <table:table-cell office:value-type="float" office:value="0"/>
          <table:table-cell office:value-type="float" office:value="1"/>
          <table:table-cell office:value-type="float" office:value="5"/>
          <table:table-cell office:value-type="float" office:value="61"/>
          <table:table-cell office:value-type="float" office:value="52"/>
          <table:table-cell office:value-type="float" office:value="10"/>
          <table:table-cell office:value-type="float" office:value="101"/>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3"/>
          <table:table-cell office:value-type="float" office:value="0"/>
          <table:table-cell office:value-type="float" office:value="0"/>
          <table:table-cell office:value-type="float" office:value="0"/>
          <table:table-cell table:number-columns-repeated="16216"/>
        </table:table-row>
        <table:table-row>
          <table:table-cell office:value-type="string" office:string-value="North Yorkshire"/>
          <table:table-cell table:number-columns-repeated="2"/>
          <table:table-cell office:value-type="float" office:value="11164"/>
          <table:table-cell office:value-type="float" office:value="11055"/>
          <table:table-cell office:value-type="float" office:value="109"/>
          <table:table-cell/>
          <table:table-cell office:value-type="float" office:value="6"/>
          <table:table-cell office:value-type="float" office:value="13"/>
          <table:table-cell office:value-type="float" office:value="6"/>
          <table:table-cell office:value-type="float" office:value="2429"/>
          <table:table-cell office:value-type="float" office:value="660"/>
          <table:table-cell office:value-type="float" office:value="227"/>
          <table:table-cell office:value-type="float" office:value="7661"/>
          <table:table-cell office:value-type="float" office:value="49"/>
          <table:table-cell/>
          <table:table-cell office:value-type="float" office:value="4"/>
          <table:table-cell office:value-type="float" office:value="13"/>
          <table:table-cell office:value-type="float" office:value="4"/>
          <table:table-cell office:value-type="float" office:value="609"/>
          <table:table-cell office:value-type="float" office:value="381"/>
          <table:table-cell office:value-type="float" office:value="97"/>
          <table:table-cell office:value-type="float" office:value="3665"/>
          <table:table-cell office:value-type="float" office:value="19"/>
          <table:table-cell/>
          <table:table-cell office:value-type="float" office:value="2"/>
          <table:table-cell office:value-type="float" office:value="0"/>
          <table:table-cell office:value-type="float" office:value="2"/>
          <table:table-cell office:value-type="float" office:value="1820"/>
          <table:table-cell office:value-type="float" office:value="279"/>
          <table:table-cell office:value-type="float" office:value="130"/>
          <table:table-cell office:value-type="float" office:value="3996"/>
          <table:table-cell office:value-type="float" office:value="30"/>
          <table:table-cell/>
          <table:table-cell office:value-type="float" office:value="3095"/>
          <table:table-cell office:value-type="float" office:value="50"/>
          <table:table-cell office:value-type="float" office:value="8"/>
          <table:table-cell office:value-type="float" office:value="512"/>
          <table:table-cell/>
          <table:table-cell office:value-type="float" office:value="3505"/>
          <table:table-cell office:value-type="float" office:value="57"/>
          <table:table-cell office:value-type="float" office:value="27"/>
          <table:table-cell office:value-type="float" office:value="407"/>
          <table:table-cell table:number-columns-repeated="2"/>
          <table:table-cell office:value-type="float" office:value="220"/>
          <table:table-cell office:value-type="float" office:value="6"/>
          <table:table-cell table:number-columns-repeated="2"/>
          <table:table-cell office:value-type="float" office:value="6"/>
          <table:table-cell office:value-type="float" office:value="0"/>
          <table:table-cell office:value-type="float" office:value="158"/>
          <table:table-cell office:value-type="float" office:value="10"/>
          <table:table-cell office:value-type="float" office:value="125"/>
          <table:table-cell office:value-type="float" office:value="6"/>
          <table:table-cell office:value-type="float" office:value="33"/>
          <table:table-cell office:value-type="float" office:value="0"/>
          <table:table-cell office:value-type="float" office:value="0"/>
          <table:table-cell office:value-type="float" office:value="0"/>
          <table:table-cell office:value-type="float" office:value="4"/>
          <table:table-cell office:value-type="float" office:value="2244"/>
          <table:table-cell office:value-type="float" office:value="36"/>
          <table:table-cell table:number-columns-repeated="2"/>
          <table:table-cell office:value-type="float" office:value="0"/>
          <table:table-cell office:value-type="float" office:value="0"/>
          <table:table-cell office:value-type="float" office:value="0"/>
          <table:table-cell office:value-type="float" office:value="111"/>
          <table:table-cell office:value-type="float" office:value="1"/>
          <table:table-cell office:value-type="float" office:value="25"/>
          <table:table-cell office:value-type="float" office:value="34"/>
          <table:table-cell office:value-type="float" office:value="0"/>
          <table:table-cell/>
          <table:table-cell office:value-type="float" office:value="28763"/>
          <table:table-cell office:value-type="float" office:value="28393"/>
          <table:table-cell office:value-type="float" office:value="370"/>
          <table:table-cell/>
          <table:table-cell office:value-type="float" office:value="16"/>
          <table:table-cell office:value-type="float" office:value="24"/>
          <table:table-cell office:value-type="float" office:value="16"/>
          <table:table-cell office:value-type="float" office:value="7678"/>
          <table:table-cell office:value-type="float" office:value="1246"/>
          <table:table-cell office:value-type="float" office:value="609"/>
          <table:table-cell office:value-type="float" office:value="18668"/>
          <table:table-cell office:value-type="float" office:value="132"/>
          <table:table-cell/>
          <table:table-cell office:value-type="float" office:value="11"/>
          <table:table-cell office:value-type="float" office:value="24"/>
          <table:table-cell office:value-type="float" office:value="13"/>
          <table:table-cell office:value-type="float" office:value="2169"/>
          <table:table-cell office:value-type="float" office:value="778"/>
          <table:table-cell office:value-type="float" office:value="271"/>
          <table:table-cell office:value-type="float" office:value="8969"/>
          <table:table-cell office:value-type="float" office:value="45"/>
          <table:table-cell/>
          <table:table-cell office:value-type="float" office:value="5"/>
          <table:table-cell office:value-type="float" office:value="0"/>
          <table:table-cell office:value-type="float" office:value="3"/>
          <table:table-cell office:value-type="float" office:value="5509"/>
          <table:table-cell office:value-type="float" office:value="468"/>
          <table:table-cell office:value-type="float" office:value="338"/>
          <table:table-cell office:value-type="float" office:value="9699"/>
          <table:table-cell office:value-type="float" office:value="87"/>
          <table:table-cell/>
          <table:table-cell office:value-type="float" office:value="6396"/>
          <table:table-cell office:value-type="float" office:value="271"/>
          <table:table-cell office:value-type="float" office:value="51"/>
          <table:table-cell office:value-type="float" office:value="2251"/>
          <table:table-cell/>
          <table:table-cell office:value-type="float" office:value="7275"/>
          <table:table-cell office:value-type="float" office:value="204"/>
          <table:table-cell office:value-type="float" office:value="54"/>
          <table:table-cell office:value-type="float" office:value="2166"/>
          <table:table-cell table:number-columns-repeated="2"/>
          <table:table-cell office:value-type="float" office:value="6"/>
          <table:table-cell office:value-type="float" office:value="12"/>
          <table:table-cell office:value-type="float" office:value="3"/>
          <table:table-cell office:value-type="float" office:value="568"/>
          <table:table-cell office:value-type="float" office:value="339"/>
          <table:table-cell office:value-type="float" office:value="67"/>
          <table:table-cell office:value-type="float" office:value="1629"/>
          <table:table-cell office:value-type="float" office:value="16"/>
          <table:table-cell/>
          <table:table-cell office:value-type="float" office:value="1"/>
          <table:table-cell office:value-type="float" office:value="0"/>
          <table:table-cell office:value-type="float" office:value="2"/>
          <table:table-cell office:value-type="float" office:value="298"/>
          <table:table-cell office:value-type="float" office:value="77"/>
          <table:table-cell office:value-type="float" office:value="29"/>
          <table:table-cell office:value-type="float" office:value="338"/>
          <table:table-cell office:value-type="float" office:value="5"/>
          <table:table-cell/>
          <table:table-cell office:value-type="float" office:value="4"/>
          <table:table-cell office:value-type="float" office:value="10"/>
          <table:table-cell office:value-type="float" office:value="3"/>
          <table:table-cell office:value-type="float" office:value="491"/>
          <table:table-cell office:value-type="float" office:value="271"/>
          <table:table-cell office:value-type="float" office:value="57"/>
          <table:table-cell office:value-type="float" office:value="1324"/>
          <table:table-cell office:value-type="float" office:value="13"/>
          <table:table-cell/>
          <table:table-cell office:value-type="float" office:value="1"/>
          <table:table-cell office:value-type="float" office:value="0"/>
          <table:table-cell office:value-type="float" office:value="2"/>
          <table:table-cell office:value-type="float" office:value="277"/>
          <table:table-cell office:value-type="float" office:value="69"/>
          <table:table-cell office:value-type="float" office:value="28"/>
          <table:table-cell office:value-type="float" office:value="332"/>
          <table:table-cell office:value-type="float" office:value="4"/>
          <table:table-cell/>
          <table:table-cell office:value-type="float" office:value="1"/>
          <table:table-cell office:value-type="float" office:value="0"/>
          <table:table-cell office:value-type="float" office:value="0"/>
          <table:table-cell office:value-type="float" office:value="4"/>
          <table:table-cell office:value-type="float" office:value="3"/>
          <table:table-cell office:value-type="float" office:value="0"/>
          <table:table-cell office:value-type="float" office:value="3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Essex County Council"/>
          <table:table-cell table:number-columns-repeated="2"/>
          <table:table-cell office:value-type="float" office:value="24440"/>
          <table:table-cell office:value-type="float" office:value="24321"/>
          <table:table-cell office:value-type="float" office:value="119"/>
          <table:table-cell/>
          <table:table-cell office:value-type="float" office:value="1"/>
          <table:table-cell office:value-type="float" office:value="41"/>
          <table:table-cell office:value-type="float" office:value="1"/>
          <table:table-cell office:value-type="float" office:value="6278"/>
          <table:table-cell office:value-type="float" office:value="2387"/>
          <table:table-cell office:value-type="float" office:value="470"/>
          <table:table-cell office:value-type="float" office:value="15115"/>
          <table:table-cell office:value-type="float" office:value="28"/>
          <table:table-cell/>
          <table:table-cell office:value-type="float" office:value="0"/>
          <table:table-cell office:value-type="float" office:value="33"/>
          <table:table-cell office:value-type="float" office:value="1"/>
          <table:table-cell office:value-type="float" office:value="399"/>
          <table:table-cell office:value-type="float" office:value="951"/>
          <table:table-cell office:value-type="float" office:value="112"/>
          <table:table-cell office:value-type="float" office:value="5569"/>
          <table:table-cell office:value-type="float" office:value="2"/>
          <table:table-cell/>
          <table:table-cell office:value-type="float" office:value="1"/>
          <table:table-cell office:value-type="float" office:value="8"/>
          <table:table-cell office:value-type="float" office:value="0"/>
          <table:table-cell office:value-type="float" office:value="5879"/>
          <table:table-cell office:value-type="float" office:value="1436"/>
          <table:table-cell office:value-type="float" office:value="358"/>
          <table:table-cell office:value-type="float" office:value="9546"/>
          <table:table-cell office:value-type="float" office:value="26"/>
          <table:table-cell/>
          <table:table-cell office:value-type="float" office:value="3356"/>
          <table:table-cell office:value-type="float" office:value="1"/>
          <table:table-cell office:value-type="float" office:value="264"/>
          <table:table-cell office:value-type="float" office:value="1948"/>
          <table:table-cell/>
          <table:table-cell office:value-type="float" office:value="5415"/>
          <table:table-cell office:value-type="float" office:value="1"/>
          <table:table-cell office:value-type="float" office:value="26"/>
          <table:table-cell office:value-type="float" office:value="4104"/>
          <table:table-cell table:number-columns-repeated="2"/>
          <table:table-cell office:value-type="float" office:value="4104"/>
          <table:table-cell office:value-type="float" office:value="44430"/>
          <table:table-cell table:number-columns-repeated="2"/>
          <table:table-cell office:value-type="float" office:value="17"/>
          <table:table-cell office:value-type="float" office:value="0"/>
          <table:table-cell office:value-type="float" office:value="413"/>
          <table:table-cell office:value-type="float" office:value="5"/>
          <table:table-cell office:value-type="float" office:value="103"/>
          <table:table-cell office:value-type="float" office:value="61"/>
          <table:table-cell office:value-type="float" office:value="74"/>
          <table:table-cell office:value-type="float" office:value="0"/>
          <table:table-cell office:value-type="float" office:value="3"/>
          <table:table-cell office:value-type="float" office:value="2"/>
          <table:table-cell office:value-type="float" office:value="8"/>
          <table:table-cell office:value-type="float" office:value="3662"/>
          <table:table-cell office:value-type="float" office:value="51"/>
          <table:table-cell table:number-columns-repeated="2"/>
          <table:table-cell office:value-type="float" office:value="0"/>
          <table:table-cell office:value-type="float" office:value="0"/>
          <table:table-cell office:value-type="float" office:value="0"/>
          <table:table-cell office:value-type="float" office:value="16"/>
          <table:table-cell office:value-type="float" office:value="348"/>
          <table:table-cell office:value-type="float" office:value="636"/>
          <table:table-cell office:value-type="float" office:value="8"/>
          <table:table-cell office:value-type="float" office:value="0"/>
          <table:table-cell/>
          <table:table-cell office:value-type="float" office:value="65530"/>
          <table:table-cell office:value-type="float" office:value="65153"/>
          <table:table-cell office:value-type="float" office:value="377"/>
          <table:table-cell/>
          <table:table-cell office:value-type="float" office:value="8"/>
          <table:table-cell office:value-type="float" office:value="136"/>
          <table:table-cell office:value-type="float" office:value="5"/>
          <table:table-cell office:value-type="float" office:value="19558"/>
          <table:table-cell office:value-type="float" office:value="3758"/>
          <table:table-cell office:value-type="float" office:value="1383"/>
          <table:table-cell office:value-type="float" office:value="40190"/>
          <table:table-cell office:value-type="float" office:value="112"/>
          <table:table-cell/>
          <table:table-cell office:value-type="float" office:value="3"/>
          <table:table-cell office:value-type="float" office:value="102"/>
          <table:table-cell office:value-type="float" office:value="3"/>
          <table:table-cell office:value-type="float" office:value="1432"/>
          <table:table-cell office:value-type="float" office:value="1802"/>
          <table:table-cell office:value-type="float" office:value="314"/>
          <table:table-cell office:value-type="float" office:value="12320"/>
          <table:table-cell office:value-type="float" office:value="7"/>
          <table:table-cell/>
          <table:table-cell office:value-type="float" office:value="5"/>
          <table:table-cell office:value-type="float" office:value="34"/>
          <table:table-cell office:value-type="float" office:value="2"/>
          <table:table-cell office:value-type="float" office:value="18126"/>
          <table:table-cell office:value-type="float" office:value="1956"/>
          <table:table-cell office:value-type="float" office:value="1069"/>
          <table:table-cell office:value-type="float" office:value="27870"/>
          <table:table-cell office:value-type="float" office:value="105"/>
          <table:table-cell/>
          <table:table-cell office:value-type="float" office:value="6990"/>
          <table:table-cell office:value-type="float" office:value="15"/>
          <table:table-cell office:value-type="float" office:value="462"/>
          <table:table-cell office:value-type="float" office:value="4853"/>
          <table:table-cell/>
          <table:table-cell office:value-type="float" office:value="14907"/>
          <table:table-cell office:value-type="float" office:value="56"/>
          <table:table-cell office:value-type="float" office:value="80"/>
          <table:table-cell office:value-type="float" office:value="12827"/>
          <table:table-cell table:number-columns-repeated="2"/>
          <table:table-cell office:value-type="float" office:value="5"/>
          <table:table-cell office:value-type="float" office:value="29"/>
          <table:table-cell office:value-type="float" office:value="11"/>
          <table:table-cell office:value-type="float" office:value="439"/>
          <table:table-cell office:value-type="float" office:value="696"/>
          <table:table-cell office:value-type="float" office:value="62"/>
          <table:table-cell office:value-type="float" office:value="1645"/>
          <table:table-cell office:value-type="float" office:value="3"/>
          <table:table-cell/>
          <table:table-cell office:value-type="float" office:value="0"/>
          <table:table-cell office:value-type="float" office:value="0"/>
          <table:table-cell office:value-type="float" office:value="0"/>
          <table:table-cell office:value-type="float" office:value="276"/>
          <table:table-cell office:value-type="float" office:value="126"/>
          <table:table-cell office:value-type="float" office:value="10"/>
          <table:table-cell office:value-type="float" office:value="152"/>
          <table:table-cell office:value-type="float" office:value="0"/>
          <table:table-cell/>
          <table:table-cell office:value-type="float" office:value="0"/>
          <table:table-cell office:value-type="float" office:value="16"/>
          <table:table-cell office:value-type="float" office:value="0"/>
          <table:table-cell office:value-type="float" office:value="141"/>
          <table:table-cell office:value-type="float" office:value="430"/>
          <table:table-cell office:value-type="float" office:value="33"/>
          <table:table-cell office:value-type="float" office:value="1082"/>
          <table:table-cell office:value-type="float" office:value="0"/>
          <table:table-cell/>
          <table:table-cell office:value-type="float" office:value="0"/>
          <table:table-cell office:value-type="float" office:value="0"/>
          <table:table-cell office:value-type="float" office:value="0"/>
          <table:table-cell office:value-type="float" office:value="257"/>
          <table:table-cell office:value-type="float" office:value="116"/>
          <table:table-cell office:value-type="float" office:value="9"/>
          <table:table-cell office:value-type="float" office:value="130"/>
          <table:table-cell office:value-type="float" office:value="0"/>
          <table:table-cell/>
          <table:table-cell office:value-type="float" office:value="5"/>
          <table:table-cell office:value-type="float" office:value="12"/>
          <table:table-cell office:value-type="float" office:value="7"/>
          <table:table-cell office:value-type="float" office:value="230"/>
          <table:table-cell office:value-type="float" office:value="176"/>
          <table:table-cell office:value-type="float" office:value="20"/>
          <table:table-cell office:value-type="float" office:value="271"/>
          <table:table-cell office:value-type="float" office:value="3"/>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1"/>
          <table:table-cell office:value-type="float" office:value="1"/>
          <table:table-cell office:value-type="float" office:value="0"/>
          <table:table-cell table:number-columns-repeated="16216"/>
        </table:table-row>
        <table:table-row>
          <table:table-cell office:value-type="string" office:string-value="Somerset County Council"/>
          <table:table-cell table:number-columns-repeated="2"/>
          <table:table-cell office:value-type="float" office:value="11003"/>
          <table:table-cell office:value-type="float" office:value="10857"/>
          <table:table-cell office:value-type="float" office:value="146"/>
          <table:table-cell/>
          <table:table-cell office:value-type="float" office:value="3"/>
          <table:table-cell office:value-type="float" office:value="1"/>
          <table:table-cell office:value-type="float" office:value="1"/>
          <table:table-cell office:value-type="float" office:value="2845"/>
          <table:table-cell office:value-type="float" office:value="487"/>
          <table:table-cell office:value-type="float" office:value="196"/>
          <table:table-cell office:value-type="float" office:value="7301"/>
          <table:table-cell office:value-type="float" office:value="21"/>
          <table:table-cell/>
          <table:table-cell office:value-type="float" office:value="2"/>
          <table:table-cell office:value-type="float" office:value="0"/>
          <table:table-cell office:value-type="float" office:value="1"/>
          <table:table-cell office:value-type="float" office:value="373"/>
          <table:table-cell office:value-type="float" office:value="281"/>
          <table:table-cell office:value-type="float" office:value="57"/>
          <table:table-cell office:value-type="float" office:value="2647"/>
          <table:table-cell office:value-type="float" office:value="8"/>
          <table:table-cell/>
          <table:table-cell office:value-type="float" office:value="1"/>
          <table:table-cell office:value-type="float" office:value="1"/>
          <table:table-cell office:value-type="float" office:value="0"/>
          <table:table-cell office:value-type="float" office:value="2472"/>
          <table:table-cell office:value-type="float" office:value="206"/>
          <table:table-cell office:value-type="float" office:value="139"/>
          <table:table-cell office:value-type="float" office:value="4654"/>
          <table:table-cell office:value-type="float" office:value="13"/>
          <table:table-cell/>
          <table:table-cell office:value-type="float" office:value="2274"/>
          <table:table-cell office:value-type="float" office:value="1"/>
          <table:table-cell office:value-type="float" office:value="116"/>
          <table:table-cell office:value-type="float" office:value="256"/>
          <table:table-cell/>
          <table:table-cell office:value-type="float" office:value="4417"/>
          <table:table-cell office:value-type="float" office:value="0"/>
          <table:table-cell office:value-type="float" office:value="41"/>
          <table:table-cell office:value-type="float" office:value="196"/>
          <table:table-cell table:number-columns-repeated="2"/>
          <table:table-cell office:value-type="float" office:value="0"/>
          <table:table-cell office:value-type="float" office:value="233"/>
          <table:table-cell table:number-columns-repeated="2"/>
          <table:table-cell office:value-type="float" office:value="5"/>
          <table:table-cell office:value-type="float" office:value="0"/>
          <table:table-cell office:value-type="float" office:value="180"/>
          <table:table-cell office:value-type="float" office:value="24"/>
          <table:table-cell office:value-type="float" office:value="133"/>
          <table:table-cell office:value-type="float" office:value="21"/>
          <table:table-cell office:value-type="float" office:value="71"/>
          <table:table-cell office:value-type="float" office:value="0"/>
          <table:table-cell office:value-type="float" office:value="12"/>
          <table:table-cell office:value-type="float" office:value="2"/>
          <table:table-cell office:value-type="float" office:value="13"/>
          <table:table-cell office:value-type="float" office:value="2523"/>
          <table:table-cell office:value-type="float" office:value="15"/>
          <table:table-cell table:number-columns-repeated="2"/>
          <table:table-cell office:value-type="float" office:value="0"/>
          <table:table-cell office:value-type="float" office:value="0"/>
          <table:table-cell office:value-type="float" office:value="0"/>
          <table:table-cell office:value-type="float" office:value="202"/>
          <table:table-cell office:value-type="float" office:value="93"/>
          <table:table-cell office:value-type="float" office:value="24"/>
          <table:table-cell office:value-type="float" office:value="102"/>
          <table:table-cell office:value-type="float" office:value="0"/>
          <table:table-cell/>
          <table:table-cell office:value-type="float" office:value="30410"/>
          <table:table-cell office:value-type="float" office:value="29887"/>
          <table:table-cell office:value-type="float" office:value="523"/>
          <table:table-cell/>
          <table:table-cell office:value-type="float" office:value="16"/>
          <table:table-cell office:value-type="float" office:value="13"/>
          <table:table-cell office:value-type="float" office:value="8"/>
          <table:table-cell office:value-type="float" office:value="8545"/>
          <table:table-cell office:value-type="float" office:value="880"/>
          <table:table-cell office:value-type="float" office:value="595"/>
          <table:table-cell office:value-type="float" office:value="19730"/>
          <table:table-cell office:value-type="float" office:value="91"/>
          <table:table-cell/>
          <table:table-cell office:value-type="float" office:value="12"/>
          <table:table-cell office:value-type="float" office:value="9"/>
          <table:table-cell office:value-type="float" office:value="7"/>
          <table:table-cell office:value-type="float" office:value="1697"/>
          <table:table-cell office:value-type="float" office:value="597"/>
          <table:table-cell office:value-type="float" office:value="166"/>
          <table:table-cell office:value-type="float" office:value="7128"/>
          <table:table-cell office:value-type="float" office:value="28"/>
          <table:table-cell/>
          <table:table-cell office:value-type="float" office:value="4"/>
          <table:table-cell office:value-type="float" office:value="4"/>
          <table:table-cell office:value-type="float" office:value="1"/>
          <table:table-cell office:value-type="float" office:value="6848"/>
          <table:table-cell office:value-type="float" office:value="283"/>
          <table:table-cell office:value-type="float" office:value="429"/>
          <table:table-cell office:value-type="float" office:value="12602"/>
          <table:table-cell office:value-type="float" office:value="63"/>
          <table:table-cell/>
          <table:table-cell office:value-type="float" office:value="6097"/>
          <table:table-cell office:value-type="float" office:value="6"/>
          <table:table-cell office:value-type="float" office:value="147"/>
          <table:table-cell office:value-type="float" office:value="878"/>
          <table:table-cell/>
          <table:table-cell office:value-type="float" office:value="7101"/>
          <table:table-cell office:value-type="float" office:value="2"/>
          <table:table-cell office:value-type="float" office:value="4523"/>
          <table:table-cell office:value-type="float" office:value="976"/>
          <table:table-cell table:number-columns-repeated="2"/>
          <table:table-cell office:value-type="float" office:value="3"/>
          <table:table-cell office:value-type="float" office:value="1"/>
          <table:table-cell office:value-type="float" office:value="4"/>
          <table:table-cell office:value-type="float" office:value="327"/>
          <table:table-cell office:value-type="float" office:value="333"/>
          <table:table-cell office:value-type="float" office:value="49"/>
          <table:table-cell office:value-type="float" office:value="863"/>
          <table:table-cell office:value-type="float" office:value="9"/>
          <table:table-cell/>
          <table:table-cell office:value-type="float" office:value="1"/>
          <table:table-cell office:value-type="float" office:value="0"/>
          <table:table-cell office:value-type="float" office:value="0"/>
          <table:table-cell office:value-type="float" office:value="379"/>
          <table:table-cell office:value-type="float" office:value="118"/>
          <table:table-cell office:value-type="float" office:value="28"/>
          <table:table-cell office:value-type="float" office:value="278"/>
          <table:table-cell office:value-type="float" office:value="4"/>
          <table:table-cell/>
          <table:table-cell office:value-type="float" office:value="1"/>
          <table:table-cell office:value-type="float" office:value="0"/>
          <table:table-cell office:value-type="float" office:value="1"/>
          <table:table-cell office:value-type="float" office:value="202"/>
          <table:table-cell office:value-type="float" office:value="219"/>
          <table:table-cell office:value-type="float" office:value="34"/>
          <table:table-cell office:value-type="float" office:value="727"/>
          <table:table-cell office:value-type="float" office:value="7"/>
          <table:table-cell/>
          <table:table-cell office:value-type="float" office:value="1"/>
          <table:table-cell office:value-type="float" office:value="0"/>
          <table:table-cell office:value-type="float" office:value="0"/>
          <table:table-cell office:value-type="float" office:value="364"/>
          <table:table-cell office:value-type="float" office:value="105"/>
          <table:table-cell office:value-type="float" office:value="24"/>
          <table:table-cell office:value-type="float" office:value="264"/>
          <table:table-cell office:value-type="float" office:value="4"/>
          <table:table-cell/>
          <table:table-cell office:value-type="float" office:value="0"/>
          <table:table-cell office:value-type="float" office:value="1"/>
          <table:table-cell office:value-type="float" office:value="3"/>
          <table:table-cell office:value-type="float" office:value="38"/>
          <table:table-cell office:value-type="float" office:value="37"/>
          <table:table-cell office:value-type="float" office:value="9"/>
          <table:table-cell office:value-type="float" office:value="58"/>
          <table:table-cell office:value-type="float" office:value="2"/>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arlington Borough Council"/>
          <table:table-cell table:number-columns-repeated="2"/>
          <table:table-cell office:value-type="float" office:value="2142"/>
          <table:table-cell office:value-type="float" office:value="2120"/>
          <table:table-cell office:value-type="float" office:value="22"/>
          <table:table-cell/>
          <table:table-cell office:value-type="float" office:value="3"/>
          <table:table-cell office:value-type="float" office:value="1"/>
          <table:table-cell office:value-type="float" office:value="8"/>
          <table:table-cell office:value-type="float" office:value="625"/>
          <table:table-cell office:value-type="float" office:value="151"/>
          <table:table-cell office:value-type="float" office:value="37"/>
          <table:table-cell office:value-type="float" office:value="1279"/>
          <table:table-cell office:value-type="float" office:value="14"/>
          <table:table-cell/>
          <table:table-cell office:value-type="float" office:value="0"/>
          <table:table-cell office:value-type="float" office:value="1"/>
          <table:table-cell office:value-type="float" office:value="3"/>
          <table:table-cell office:value-type="float" office:value="70"/>
          <table:table-cell office:value-type="float" office:value="63"/>
          <table:table-cell office:value-type="float" office:value="11"/>
          <table:table-cell office:value-type="float" office:value="371"/>
          <table:table-cell office:value-type="float" office:value="3"/>
          <table:table-cell/>
          <table:table-cell office:value-type="float" office:value="3"/>
          <table:table-cell office:value-type="float" office:value="0"/>
          <table:table-cell office:value-type="float" office:value="5"/>
          <table:table-cell office:value-type="float" office:value="555"/>
          <table:table-cell office:value-type="float" office:value="88"/>
          <table:table-cell office:value-type="float" office:value="26"/>
          <table:table-cell office:value-type="float" office:value="908"/>
          <table:table-cell office:value-type="float" office:value="11"/>
          <table:table-cell/>
          <table:table-cell office:value-type="float" office:value="288"/>
          <table:table-cell office:value-type="float" office:value="1"/>
          <table:table-cell office:value-type="float" office:value="4"/>
          <table:table-cell office:value-type="float" office:value="78"/>
          <table:table-cell/>
          <table:table-cell office:value-type="float" office:value="819"/>
          <table:table-cell office:value-type="float" office:value="1"/>
          <table:table-cell office:value-type="float" office:value="0"/>
          <table:table-cell office:value-type="float" office:value="88"/>
          <table:table-cell table:number-columns-repeated="2"/>
          <table:table-cell office:value-type="float" office:value="527"/>
          <table:table-cell office:value-type="float" office:value="0"/>
          <table:table-cell table:number-columns-repeated="2"/>
          <table:table-cell office:value-type="float" office:value="2"/>
          <table:table-cell office:value-type="float" office:value="0"/>
          <table:table-cell office:value-type="float" office:value="28"/>
          <table:table-cell office:value-type="float" office:value="0"/>
          <table:table-cell office:value-type="float" office:value="27"/>
          <table:table-cell office:value-type="float" office:value="4"/>
          <table:table-cell office:value-type="float" office:value="3"/>
          <table:table-cell office:value-type="float" office:value="0"/>
          <table:table-cell office:value-type="float" office:value="0"/>
          <table:table-cell office:value-type="float" office:value="0"/>
          <table:table-cell office:value-type="float" office:value="1"/>
          <table:table-cell office:value-type="float" office:value="272"/>
          <table:table-cell office:value-type="float" office:value="14"/>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0"/>
          <table:table-cell/>
          <table:table-cell office:value-type="float" office:value="6075"/>
          <table:table-cell office:value-type="float" office:value="6008"/>
          <table:table-cell office:value-type="float" office:value="67"/>
          <table:table-cell/>
          <table:table-cell office:value-type="float" office:value="5"/>
          <table:table-cell office:value-type="float" office:value="8"/>
          <table:table-cell office:value-type="float" office:value="19"/>
          <table:table-cell office:value-type="float" office:value="1983"/>
          <table:table-cell office:value-type="float" office:value="246"/>
          <table:table-cell office:value-type="float" office:value="121"/>
          <table:table-cell office:value-type="float" office:value="3582"/>
          <table:table-cell office:value-type="float" office:value="38"/>
          <table:table-cell/>
          <table:table-cell office:value-type="float" office:value="2"/>
          <table:table-cell office:value-type="float" office:value="5"/>
          <table:table-cell office:value-type="float" office:value="4"/>
          <table:table-cell office:value-type="float" office:value="186"/>
          <table:table-cell office:value-type="float" office:value="103"/>
          <table:table-cell office:value-type="float" office:value="39"/>
          <table:table-cell office:value-type="float" office:value="998"/>
          <table:table-cell office:value-type="float" office:value="5"/>
          <table:table-cell/>
          <table:table-cell office:value-type="float" office:value="3"/>
          <table:table-cell office:value-type="float" office:value="3"/>
          <table:table-cell office:value-type="float" office:value="15"/>
          <table:table-cell office:value-type="float" office:value="1797"/>
          <table:table-cell office:value-type="float" office:value="143"/>
          <table:table-cell office:value-type="float" office:value="82"/>
          <table:table-cell office:value-type="float" office:value="2584"/>
          <table:table-cell office:value-type="float" office:value="33"/>
          <table:table-cell/>
          <table:table-cell office:value-type="float" office:value="767"/>
          <table:table-cell office:value-type="float" office:value="6"/>
          <table:table-cell office:value-type="float" office:value="4"/>
          <table:table-cell office:value-type="float" office:value="221"/>
          <table:table-cell/>
          <table:table-cell office:value-type="float" office:value="2240"/>
          <table:table-cell office:value-type="float" office:value="1"/>
          <table:table-cell office:value-type="float" office:value="19"/>
          <table:table-cell office:value-type="float" office:value="324"/>
          <table:table-cell table:number-columns-repeated="2"/>
          <table:table-cell office:value-type="float" office:value="0"/>
          <table:table-cell office:value-type="float" office:value="0"/>
          <table:table-cell office:value-type="float" office:value="1"/>
          <table:table-cell office:value-type="float" office:value="41"/>
          <table:table-cell office:value-type="float" office:value="37"/>
          <table:table-cell office:value-type="float" office:value="3"/>
          <table:table-cell office:value-type="float" office:value="79"/>
          <table:table-cell office:value-type="float" office:value="1"/>
          <table:table-cell/>
          <table:table-cell office:value-type="float" office:value="1"/>
          <table:table-cell office:value-type="float" office:value="0"/>
          <table:table-cell office:value-type="float" office:value="1"/>
          <table:table-cell office:value-type="float" office:value="35"/>
          <table:table-cell office:value-type="float" office:value="9"/>
          <table:table-cell office:value-type="float" office:value="2"/>
          <table:table-cell office:value-type="float" office:value="36"/>
          <table:table-cell office:value-type="float" office:value="0"/>
          <table:table-cell/>
          <table:table-cell office:value-type="float" office:value="0"/>
          <table:table-cell office:value-type="float" office:value="0"/>
          <table:table-cell office:value-type="float" office:value="0"/>
          <table:table-cell office:value-type="float" office:value="24"/>
          <table:table-cell office:value-type="float" office:value="23"/>
          <table:table-cell office:value-type="float" office:value="3"/>
          <table:table-cell office:value-type="float" office:value="56"/>
          <table:table-cell office:value-type="float" office:value="1"/>
          <table:table-cell/>
          <table:table-cell office:value-type="float" office:value="1"/>
          <table:table-cell office:value-type="float" office:value="0"/>
          <table:table-cell office:value-type="float" office:value="0"/>
          <table:table-cell office:value-type="float" office:value="30"/>
          <table:table-cell office:value-type="float" office:value="7"/>
          <table:table-cell office:value-type="float" office:value="2"/>
          <table:table-cell office:value-type="float" office:value="2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Gloucestershire"/>
          <table:table-cell table:number-columns-repeated="2"/>
          <table:table-cell office:value-type="float" office:value="10999"/>
          <table:table-cell office:value-type="float" office:value="10872"/>
          <table:table-cell office:value-type="float" office:value="127"/>
          <table:table-cell/>
          <table:table-cell office:value-type="float" office:value="1"/>
          <table:table-cell office:value-type="float" office:value="15"/>
          <table:table-cell office:value-type="float" office:value="8"/>
          <table:table-cell office:value-type="float" office:value="2539"/>
          <table:table-cell office:value-type="float" office:value="869"/>
          <table:table-cell office:value-type="float" office:value="209"/>
          <table:table-cell office:value-type="float" office:value="7201"/>
          <table:table-cell office:value-type="float" office:value="29"/>
          <table:table-cell/>
          <table:table-cell office:value-type="float" office:value="1"/>
          <table:table-cell office:value-type="float" office:value="15"/>
          <table:table-cell office:value-type="float" office:value="6"/>
          <table:table-cell office:value-type="float" office:value="293"/>
          <table:table-cell office:value-type="float" office:value="377"/>
          <table:table-cell office:value-type="float" office:value="53"/>
          <table:table-cell office:value-type="float" office:value="2415"/>
          <table:table-cell office:value-type="float" office:value="5"/>
          <table:table-cell/>
          <table:table-cell office:value-type="float" office:value="0"/>
          <table:table-cell office:value-type="float" office:value="0"/>
          <table:table-cell office:value-type="float" office:value="2"/>
          <table:table-cell office:value-type="float" office:value="2246"/>
          <table:table-cell office:value-type="float" office:value="492"/>
          <table:table-cell office:value-type="float" office:value="156"/>
          <table:table-cell office:value-type="float" office:value="4786"/>
          <table:table-cell office:value-type="float" office:value="24"/>
          <table:table-cell/>
          <table:table-cell office:value-type="float" office:value="793"/>
          <table:table-cell office:value-type="float" office:value="1"/>
          <table:table-cell office:value-type="float" office:value="0"/>
          <table:table-cell office:value-type="float" office:value="1621"/>
          <table:table-cell/>
          <table:table-cell office:value-type="float" office:value="3216"/>
          <table:table-cell office:value-type="float" office:value="39"/>
          <table:table-cell office:value-type="float" office:value="2"/>
          <table:table-cell office:value-type="float" office:value="1529"/>
          <table:table-cell table:number-columns-repeated="2"/>
          <table:table-cell office:value-type="float" office:value="51"/>
          <table:table-cell office:value-type="float" office:value="1963"/>
          <table:table-cell table:number-columns-repeated="2"/>
          <table:table-cell office:value-type="float" office:value="5"/>
          <table:table-cell office:value-type="float" office:value="0"/>
          <table:table-cell office:value-type="float" office:value="137"/>
          <table:table-cell office:value-type="float" office:value="7"/>
          <table:table-cell office:value-type="float" office:value="59"/>
          <table:table-cell office:value-type="float" office:value="13"/>
          <table:table-cell office:value-type="float" office:value="111"/>
          <table:table-cell office:value-type="float" office:value="0"/>
          <table:table-cell office:value-type="float" office:value="1"/>
          <table:table-cell office:value-type="float" office:value="0"/>
          <table:table-cell office:value-type="float" office:value="2"/>
          <table:table-cell office:value-type="float" office:value="2153"/>
          <table:table-cell office:value-type="float" office:value="20"/>
          <table:table-cell table:number-columns-repeated="2"/>
          <table:table-cell office:value-type="float" office:value="0"/>
          <table:table-cell office:value-type="float" office:value="0"/>
          <table:table-cell office:value-type="float" office:value="2"/>
          <table:table-cell office:value-type="float" office:value="471"/>
          <table:table-cell office:value-type="float" office:value="83"/>
          <table:table-cell office:value-type="float" office:value="54"/>
          <table:table-cell office:value-type="float" office:value="125"/>
          <table:table-cell office:value-type="float" office:value="0"/>
          <table:table-cell/>
          <table:table-cell office:value-type="float" office:value="28870"/>
          <table:table-cell office:value-type="float" office:value="28524"/>
          <table:table-cell office:value-type="float" office:value="346"/>
          <table:table-cell/>
          <table:table-cell office:value-type="float" office:value="2"/>
          <table:table-cell office:value-type="float" office:value="25"/>
          <table:table-cell office:value-type="float" office:value="11"/>
          <table:table-cell office:value-type="float" office:value="7796"/>
          <table:table-cell office:value-type="float" office:value="1253"/>
          <table:table-cell office:value-type="float" office:value="537"/>
          <table:table-cell office:value-type="float" office:value="18817"/>
          <table:table-cell office:value-type="float" office:value="80"/>
          <table:table-cell/>
          <table:table-cell office:value-type="float" office:value="1"/>
          <table:table-cell office:value-type="float" office:value="23"/>
          <table:table-cell office:value-type="float" office:value="5"/>
          <table:table-cell office:value-type="float" office:value="889"/>
          <table:table-cell office:value-type="float" office:value="659"/>
          <table:table-cell office:value-type="float" office:value="130"/>
          <table:table-cell office:value-type="float" office:value="6146"/>
          <table:table-cell office:value-type="float" office:value="14"/>
          <table:table-cell/>
          <table:table-cell office:value-type="float" office:value="1"/>
          <table:table-cell office:value-type="float" office:value="2"/>
          <table:table-cell office:value-type="float" office:value="6"/>
          <table:table-cell office:value-type="float" office:value="6907"/>
          <table:table-cell office:value-type="float" office:value="594"/>
          <table:table-cell office:value-type="float" office:value="407"/>
          <table:table-cell office:value-type="float" office:value="12671"/>
          <table:table-cell office:value-type="float" office:value="66"/>
          <table:table-cell/>
          <table:table-cell office:value-type="float" office:value="2238"/>
          <table:table-cell office:value-type="float" office:value="3"/>
          <table:table-cell office:value-type="float" office:value="2"/>
          <table:table-cell office:value-type="float" office:value="3903"/>
          <table:table-cell/>
          <table:table-cell office:value-type="float" office:value="7354"/>
          <table:table-cell office:value-type="float" office:value="77"/>
          <table:table-cell office:value-type="float" office:value="2"/>
          <table:table-cell office:value-type="float" office:value="5238"/>
          <table:table-cell table:number-columns-repeated="2"/>
          <table:table-cell office:value-type="float" office:value="4"/>
          <table:table-cell office:value-type="float" office:value="17"/>
          <table:table-cell office:value-type="float" office:value="7"/>
          <table:table-cell office:value-type="float" office:value="219"/>
          <table:table-cell office:value-type="float" office:value="271"/>
          <table:table-cell office:value-type="float" office:value="41"/>
          <table:table-cell office:value-type="float" office:value="833"/>
          <table:table-cell office:value-type="float" office:value="5"/>
          <table:table-cell/>
          <table:table-cell office:value-type="float" office:value="0"/>
          <table:table-cell office:value-type="float" office:value="0"/>
          <table:table-cell office:value-type="float" office:value="1"/>
          <table:table-cell office:value-type="float" office:value="79"/>
          <table:table-cell office:value-type="float" office:value="45"/>
          <table:table-cell office:value-type="float" office:value="13"/>
          <table:table-cell office:value-type="float" office:value="68"/>
          <table:table-cell office:value-type="float" office:value="1"/>
          <table:table-cell/>
          <table:table-cell office:value-type="float" office:value="0"/>
          <table:table-cell office:value-type="float" office:value="13"/>
          <table:table-cell office:value-type="float" office:value="6"/>
          <table:table-cell office:value-type="float" office:value="153"/>
          <table:table-cell office:value-type="float" office:value="211"/>
          <table:table-cell office:value-type="float" office:value="26"/>
          <table:table-cell office:value-type="float" office:value="587"/>
          <table:table-cell office:value-type="float" office:value="3"/>
          <table:table-cell/>
          <table:table-cell office:value-type="float" office:value="0"/>
          <table:table-cell office:value-type="float" office:value="0"/>
          <table:table-cell office:value-type="float" office:value="1"/>
          <table:table-cell office:value-type="float" office:value="74"/>
          <table:table-cell office:value-type="float" office:value="38"/>
          <table:table-cell office:value-type="float" office:value="13"/>
          <table:table-cell office:value-type="float" office:value="55"/>
          <table:table-cell office:value-type="float" office:value="1"/>
          <table:table-cell/>
          <table:table-cell office:value-type="float" office:value="2"/>
          <table:table-cell office:value-type="float" office:value="1"/>
          <table:table-cell office:value-type="float" office:value="1"/>
          <table:table-cell office:value-type="float" office:value="32"/>
          <table:table-cell office:value-type="float" office:value="21"/>
          <table:table-cell office:value-type="float" office:value="7"/>
          <table:table-cell office:value-type="float" office:value="139"/>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5"/>
          <table:table-cell office:value-type="float" office:value="0"/>
          <table:table-cell table:number-columns-repeated="16216"/>
        </table:table-row>
        <table:table-row>
          <table:table-cell office:value-type="string" office:string-value="Stockton Borough Council"/>
          <table:table-cell table:number-columns-repeated="2"/>
          <table:table-cell office:value-type="float" office:value="4544"/>
          <table:table-cell office:value-type="float" office:value="4524"/>
          <table:table-cell office:value-type="float" office:value="20"/>
          <table:table-cell/>
          <table:table-cell office:value-type="float" office:value="3"/>
          <table:table-cell office:value-type="float" office:value="8"/>
          <table:table-cell office:value-type="float" office:value="4"/>
          <table:table-cell office:value-type="float" office:value="1444"/>
          <table:table-cell office:value-type="float" office:value="44"/>
          <table:table-cell office:value-type="float" office:value="48"/>
          <table:table-cell office:value-type="float" office:value="2961"/>
          <table:table-cell office:value-type="float" office:value="12"/>
          <table:table-cell/>
          <table:table-cell office:value-type="float" office:value="2"/>
          <table:table-cell office:value-type="float" office:value="8"/>
          <table:table-cell office:value-type="float" office:value="2"/>
          <table:table-cell office:value-type="float" office:value="507"/>
          <table:table-cell office:value-type="float" office:value="20"/>
          <table:table-cell office:value-type="float" office:value="33"/>
          <table:table-cell office:value-type="float" office:value="1736"/>
          <table:table-cell office:value-type="float" office:value="5"/>
          <table:table-cell/>
          <table:table-cell office:value-type="float" office:value="1"/>
          <table:table-cell office:value-type="float" office:value="0"/>
          <table:table-cell office:value-type="float" office:value="2"/>
          <table:table-cell office:value-type="float" office:value="937"/>
          <table:table-cell office:value-type="float" office:value="24"/>
          <table:table-cell office:value-type="float" office:value="15"/>
          <table:table-cell office:value-type="float" office:value="1225"/>
          <table:table-cell office:value-type="float" office:value="7"/>
          <table:table-cell/>
          <table:table-cell office:value-type="float" office:value="1693"/>
          <table:table-cell office:value-type="float" office:value="0"/>
          <table:table-cell office:value-type="float" office:value="0"/>
          <table:table-cell office:value-type="float" office:value="43"/>
          <table:table-cell/>
          <table:table-cell office:value-type="float" office:value="1197"/>
          <table:table-cell office:value-type="float" office:value="0"/>
          <table:table-cell office:value-type="float" office:value="0"/>
          <table:table-cell office:value-type="float" office:value="28"/>
          <table:table-cell table:number-columns-repeated="2"/>
          <table:table-cell office:value-type="float" office:value="0"/>
          <table:table-cell office:value-type="float" office:value="2"/>
          <table:table-cell table:number-columns-repeated="2"/>
          <table:table-cell office:value-type="float" office:value="1"/>
          <table:table-cell office:value-type="float" office:value="0"/>
          <table:table-cell office:value-type="float" office:value="96"/>
          <table:table-cell office:value-type="float" office:value="5"/>
          <table:table-cell office:value-type="float" office:value="28"/>
          <table:table-cell office:value-type="float" office:value="5"/>
          <table:table-cell office:value-type="float" office:value="8"/>
          <table:table-cell office:value-type="float" office:value="0"/>
          <table:table-cell office:value-type="float" office:value="0"/>
          <table:table-cell office:value-type="float" office:value="0"/>
          <table:table-cell office:value-type="float" office:value="3"/>
          <table:table-cell office:value-type="float" office:value="855"/>
          <table:table-cell office:value-type="float" office:value="1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9"/>
          <table:table-cell office:value-type="float" office:value="0"/>
          <table:table-cell office:value-type="float" office:value="0"/>
          <table:table-cell office:value-type="float" office:value="0"/>
          <table:table-cell/>
          <table:table-cell office:value-type="float" office:value="11601"/>
          <table:table-cell office:value-type="float" office:value="11556"/>
          <table:table-cell office:value-type="float" office:value="45"/>
          <table:table-cell/>
          <table:table-cell office:value-type="float" office:value="3"/>
          <table:table-cell office:value-type="float" office:value="18"/>
          <table:table-cell office:value-type="float" office:value="5"/>
          <table:table-cell office:value-type="float" office:value="3991"/>
          <table:table-cell office:value-type="float" office:value="148"/>
          <table:table-cell office:value-type="float" office:value="171"/>
          <table:table-cell office:value-type="float" office:value="7183"/>
          <table:table-cell office:value-type="float" office:value="36"/>
          <table:table-cell/>
          <table:table-cell office:value-type="float" office:value="1"/>
          <table:table-cell office:value-type="float" office:value="18"/>
          <table:table-cell office:value-type="float" office:value="2"/>
          <table:table-cell office:value-type="float" office:value="1119"/>
          <table:table-cell office:value-type="float" office:value="98"/>
          <table:table-cell office:value-type="float" office:value="89"/>
          <table:table-cell office:value-type="float" office:value="3616"/>
          <table:table-cell office:value-type="float" office:value="10"/>
          <table:table-cell/>
          <table:table-cell office:value-type="float" office:value="2"/>
          <table:table-cell office:value-type="float" office:value="0"/>
          <table:table-cell office:value-type="float" office:value="3"/>
          <table:table-cell office:value-type="float" office:value="2872"/>
          <table:table-cell office:value-type="float" office:value="50"/>
          <table:table-cell office:value-type="float" office:value="82"/>
          <table:table-cell office:value-type="float" office:value="3567"/>
          <table:table-cell office:value-type="float" office:value="26"/>
          <table:table-cell/>
          <table:table-cell office:value-type="float" office:value="2818"/>
          <table:table-cell office:value-type="float" office:value="0"/>
          <table:table-cell office:value-type="float" office:value="1"/>
          <table:table-cell office:value-type="float" office:value="797"/>
          <table:table-cell/>
          <table:table-cell office:value-type="float" office:value="2255"/>
          <table:table-cell office:value-type="float" office:value="2"/>
          <table:table-cell office:value-type="float" office:value="1"/>
          <table:table-cell office:value-type="float" office:value="1309"/>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ambridgeshire County Council"/>
          <table:table-cell table:number-columns-repeated="2"/>
          <table:table-cell office:value-type="float" office:value="11312"/>
          <table:table-cell office:value-type="float" office:value="11253"/>
          <table:table-cell office:value-type="float" office:value="59"/>
          <table:table-cell/>
          <table:table-cell office:value-type="float" office:value="6"/>
          <table:table-cell office:value-type="float" office:value="14"/>
          <table:table-cell office:value-type="float" office:value="8"/>
          <table:table-cell office:value-type="float" office:value="2457"/>
          <table:table-cell office:value-type="float" office:value="915"/>
          <table:table-cell office:value-type="float" office:value="223"/>
          <table:table-cell office:value-type="float" office:value="7594"/>
          <table:table-cell office:value-type="float" office:value="35"/>
          <table:table-cell/>
          <table:table-cell office:value-type="float" office:value="4"/>
          <table:table-cell office:value-type="float" office:value="11"/>
          <table:table-cell office:value-type="float" office:value="4"/>
          <table:table-cell office:value-type="float" office:value="370"/>
          <table:table-cell office:value-type="float" office:value="330"/>
          <table:table-cell office:value-type="float" office:value="38"/>
          <table:table-cell office:value-type="float" office:value="1661"/>
          <table:table-cell office:value-type="float" office:value="4"/>
          <table:table-cell/>
          <table:table-cell office:value-type="float" office:value="2"/>
          <table:table-cell office:value-type="float" office:value="3"/>
          <table:table-cell office:value-type="float" office:value="4"/>
          <table:table-cell office:value-type="float" office:value="2087"/>
          <table:table-cell office:value-type="float" office:value="585"/>
          <table:table-cell office:value-type="float" office:value="185"/>
          <table:table-cell office:value-type="float" office:value="5933"/>
          <table:table-cell office:value-type="float" office:value="31"/>
          <table:table-cell/>
          <table:table-cell office:value-type="float" office:value="1297"/>
          <table:table-cell office:value-type="float" office:value="1"/>
          <table:table-cell office:value-type="float" office:value="2"/>
          <table:table-cell office:value-type="float" office:value="361"/>
          <table:table-cell/>
          <table:table-cell office:value-type="float" office:value="5133"/>
          <table:table-cell office:value-type="float" office:value="1"/>
          <table:table-cell office:value-type="float" office:value="3"/>
          <table:table-cell office:value-type="float" office:value="796"/>
          <table:table-cell table:number-columns-repeated="2"/>
          <table:table-cell office:value-type="float" office:value="3"/>
          <table:table-cell office:value-type="float" office:value="397"/>
          <table:table-cell table:number-columns-repeated="2"/>
          <table:table-cell office:value-type="float" office:value="2"/>
          <table:table-cell office:value-type="float" office:value="0"/>
          <table:table-cell office:value-type="float" office:value="48"/>
          <table:table-cell office:value-type="float" office:value="5"/>
          <table:table-cell office:value-type="float" office:value="177"/>
          <table:table-cell office:value-type="float" office:value="7"/>
          <table:table-cell office:value-type="float" office:value="26"/>
          <table:table-cell office:value-type="float" office:value="0"/>
          <table:table-cell office:value-type="float" office:value="1"/>
          <table:table-cell office:value-type="float" office:value="0"/>
          <table:table-cell office:value-type="float" office:value="2"/>
          <table:table-cell office:value-type="float" office:value="1597"/>
          <table:table-cell office:value-type="float" office:value="20"/>
          <table:table-cell table:number-columns-repeated="2"/>
          <table:table-cell office:value-type="float" office:value="0"/>
          <table:table-cell office:value-type="float" office:value="0"/>
          <table:table-cell office:value-type="float" office:value="2"/>
          <table:table-cell office:value-type="float" office:value="1"/>
          <table:table-cell office:value-type="float" office:value="207"/>
          <table:table-cell office:value-type="float" office:value="32"/>
          <table:table-cell office:value-type="float" office:value="15"/>
          <table:table-cell office:value-type="float" office:value="1"/>
          <table:table-cell/>
          <table:table-cell office:value-type="float" office:value="28181"/>
          <table:table-cell office:value-type="float" office:value="28003"/>
          <table:table-cell office:value-type="float" office:value="178"/>
          <table:table-cell/>
          <table:table-cell office:value-type="float" office:value="17"/>
          <table:table-cell office:value-type="float" office:value="28"/>
          <table:table-cell office:value-type="float" office:value="14"/>
          <table:table-cell office:value-type="float" office:value="6861"/>
          <table:table-cell office:value-type="float" office:value="1588"/>
          <table:table-cell office:value-type="float" office:value="598"/>
          <table:table-cell office:value-type="float" office:value="18803"/>
          <table:table-cell office:value-type="float" office:value="93"/>
          <table:table-cell/>
          <table:table-cell office:value-type="float" office:value="12"/>
          <table:table-cell office:value-type="float" office:value="23"/>
          <table:table-cell office:value-type="float" office:value="10"/>
          <table:table-cell office:value-type="float" office:value="1392"/>
          <table:table-cell office:value-type="float" office:value="734"/>
          <table:table-cell office:value-type="float" office:value="154"/>
          <table:table-cell office:value-type="float" office:value="5662"/>
          <table:table-cell office:value-type="float" office:value="19"/>
          <table:table-cell/>
          <table:table-cell office:value-type="float" office:value="5"/>
          <table:table-cell office:value-type="float" office:value="5"/>
          <table:table-cell office:value-type="float" office:value="4"/>
          <table:table-cell office:value-type="float" office:value="5469"/>
          <table:table-cell office:value-type="float" office:value="854"/>
          <table:table-cell office:value-type="float" office:value="444"/>
          <table:table-cell office:value-type="float" office:value="13141"/>
          <table:table-cell office:value-type="float" office:value="74"/>
          <table:table-cell/>
          <table:table-cell office:value-type="float" office:value="4470"/>
          <table:table-cell office:value-type="float" office:value="5"/>
          <table:table-cell office:value-type="float" office:value="17"/>
          <table:table-cell office:value-type="float" office:value="1170"/>
          <table:table-cell/>
          <table:table-cell office:value-type="float" office:value="11301"/>
          <table:table-cell office:value-type="float" office:value="4"/>
          <table:table-cell office:value-type="float" office:value="5"/>
          <table:table-cell office:value-type="float" office:value="1831"/>
          <table:table-cell table:number-columns-repeated="2"/>
          <table:table-cell office:value-type="float" office:value="3"/>
          <table:table-cell office:value-type="float" office:value="12"/>
          <table:table-cell office:value-type="float" office:value="5"/>
          <table:table-cell office:value-type="float" office:value="454"/>
          <table:table-cell office:value-type="float" office:value="402"/>
          <table:table-cell office:value-type="float" office:value="42"/>
          <table:table-cell office:value-type="float" office:value="1161"/>
          <table:table-cell office:value-type="float" office:value="9"/>
          <table:table-cell/>
          <table:table-cell office:value-type="float" office:value="0"/>
          <table:table-cell office:value-type="float" office:value="0"/>
          <table:table-cell office:value-type="float" office:value="0"/>
          <table:table-cell office:value-type="float" office:value="12"/>
          <table:table-cell office:value-type="float" office:value="5"/>
          <table:table-cell office:value-type="float" office:value="0"/>
          <table:table-cell office:value-type="float" office:value="15"/>
          <table:table-cell office:value-type="float" office:value="1"/>
          <table:table-cell/>
          <table:table-cell office:value-type="float" office:value="1"/>
          <table:table-cell office:value-type="float" office:value="6"/>
          <table:table-cell office:value-type="float" office:value="3"/>
          <table:table-cell office:value-type="float" office:value="226"/>
          <table:table-cell office:value-type="float" office:value="233"/>
          <table:table-cell office:value-type="float" office:value="25"/>
          <table:table-cell office:value-type="float" office:value="830"/>
          <table:table-cell office:value-type="float" office:value="2"/>
          <table:table-cell/>
          <table:table-cell office:value-type="float" office:value="0"/>
          <table:table-cell office:value-type="float" office:value="0"/>
          <table:table-cell office:value-type="float" office:value="0"/>
          <table:table-cell office:value-type="float" office:value="12"/>
          <table:table-cell office:value-type="float" office:value="4"/>
          <table:table-cell office:value-type="float" office:value="0"/>
          <table:table-cell office:value-type="float" office:value="14"/>
          <table:table-cell office:value-type="float" office:value="1"/>
          <table:table-cell/>
          <table:table-cell office:value-type="float" office:value="0"/>
          <table:table-cell office:value-type="float" office:value="2"/>
          <table:table-cell office:value-type="float" office:value="1"/>
          <table:table-cell office:value-type="float" office:value="79"/>
          <table:table-cell office:value-type="float" office:value="45"/>
          <table:table-cell office:value-type="float" office:value="5"/>
          <table:table-cell office:value-type="float" office:value="7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andwell MBC"/>
          <table:table-cell table:number-columns-repeated="2"/>
          <table:table-cell office:value-type="float" office:value="5591"/>
          <table:table-cell office:value-type="float" office:value="5529"/>
          <table:table-cell office:value-type="float" office:value="62"/>
          <table:table-cell/>
          <table:table-cell office:value-type="float" office:value="1"/>
          <table:table-cell office:value-type="float" office:value="5"/>
          <table:table-cell office:value-type="float" office:value="0"/>
          <table:table-cell office:value-type="float" office:value="1984"/>
          <table:table-cell office:value-type="float" office:value="472"/>
          <table:table-cell office:value-type="float" office:value="85"/>
          <table:table-cell office:value-type="float" office:value="2974"/>
          <table:table-cell office:value-type="float" office:value="8"/>
          <table:table-cell/>
          <table:table-cell office:value-type="float" office:value="1"/>
          <table:table-cell office:value-type="float" office:value="4"/>
          <table:table-cell office:value-type="float" office:value="0"/>
          <table:table-cell office:value-type="float" office:value="259"/>
          <table:table-cell office:value-type="float" office:value="243"/>
          <table:table-cell office:value-type="float" office:value="23"/>
          <table:table-cell office:value-type="float" office:value="615"/>
          <table:table-cell office:value-type="float" office:value="1"/>
          <table:table-cell/>
          <table:table-cell office:value-type="float" office:value="0"/>
          <table:table-cell office:value-type="float" office:value="1"/>
          <table:table-cell office:value-type="float" office:value="0"/>
          <table:table-cell office:value-type="float" office:value="1725"/>
          <table:table-cell office:value-type="float" office:value="229"/>
          <table:table-cell office:value-type="float" office:value="62"/>
          <table:table-cell office:value-type="float" office:value="2359"/>
          <table:table-cell office:value-type="float" office:value="7"/>
          <table:table-cell/>
          <table:table-cell office:value-type="float" office:value="161"/>
          <table:table-cell office:value-type="float" office:value="113"/>
          <table:table-cell office:value-type="float" office:value="38"/>
          <table:table-cell office:value-type="float" office:value="303"/>
          <table:table-cell/>
          <table:table-cell office:value-type="float" office:value="323"/>
          <table:table-cell office:value-type="float" office:value="506"/>
          <table:table-cell office:value-type="float" office:value="86"/>
          <table:table-cell office:value-type="float" office:value="1444"/>
          <table:table-cell table:number-columns-repeated="2"/>
          <table:table-cell office:value-type="float" office:value="9"/>
          <table:table-cell office:value-type="float" office:value="2"/>
          <table:table-cell table:number-columns-repeated="2"/>
          <table:table-cell office:value-type="float" office:value="2"/>
          <table:table-cell office:value-type="float" office:value="0"/>
          <table:table-cell office:value-type="float" office:value="82"/>
          <table:table-cell office:value-type="float" office:value="4"/>
          <table:table-cell office:value-type="float" office:value="65"/>
          <table:table-cell office:value-type="float" office:value="20"/>
          <table:table-cell office:value-type="float" office:value="25"/>
          <table:table-cell office:value-type="float" office:value="0"/>
          <table:table-cell office:value-type="float" office:value="1"/>
          <table:table-cell office:value-type="float" office:value="0"/>
          <table:table-cell office:value-type="float" office:value="3"/>
          <table:table-cell office:value-type="float" office:value="545"/>
          <table:table-cell office:value-type="float" office:value="25"/>
          <table:table-cell table:number-columns-repeated="2"/>
          <table:table-cell office:value-type="float" office:value="0"/>
          <table:table-cell office:value-type="float" office:value="0"/>
          <table:table-cell office:value-type="float" office:value="0"/>
          <table:table-cell office:value-type="float" office:value="513"/>
          <table:table-cell office:value-type="float" office:value="41"/>
          <table:table-cell office:value-type="float" office:value="382"/>
          <table:table-cell office:value-type="float" office:value="3"/>
          <table:table-cell office:value-type="float" office:value="2"/>
          <table:table-cell/>
          <table:table-cell office:value-type="float" office:value="15890"/>
          <table:table-cell office:value-type="float" office:value="15685"/>
          <table:table-cell office:value-type="float" office:value="205"/>
          <table:table-cell/>
          <table:table-cell office:value-type="float" office:value="3"/>
          <table:table-cell office:value-type="float" office:value="8"/>
          <table:table-cell office:value-type="float" office:value="1"/>
          <table:table-cell office:value-type="float" office:value="6117"/>
          <table:table-cell office:value-type="float" office:value="1151"/>
          <table:table-cell office:value-type="float" office:value="235"/>
          <table:table-cell office:value-type="float" office:value="8156"/>
          <table:table-cell office:value-type="float" office:value="14"/>
          <table:table-cell/>
          <table:table-cell office:value-type="float" office:value="2"/>
          <table:table-cell office:value-type="float" office:value="7"/>
          <table:table-cell office:value-type="float" office:value="1"/>
          <table:table-cell office:value-type="float" office:value="768"/>
          <table:table-cell office:value-type="float" office:value="623"/>
          <table:table-cell office:value-type="float" office:value="60"/>
          <table:table-cell office:value-type="float" office:value="1769"/>
          <table:table-cell office:value-type="float" office:value="2"/>
          <table:table-cell/>
          <table:table-cell office:value-type="float" office:value="1"/>
          <table:table-cell office:value-type="float" office:value="1"/>
          <table:table-cell office:value-type="float" office:value="0"/>
          <table:table-cell office:value-type="float" office:value="5349"/>
          <table:table-cell office:value-type="float" office:value="528"/>
          <table:table-cell office:value-type="float" office:value="175"/>
          <table:table-cell office:value-type="float" office:value="6387"/>
          <table:table-cell office:value-type="float" office:value="12"/>
          <table:table-cell/>
          <table:table-cell office:value-type="float" office:value="263"/>
          <table:table-cell office:value-type="float" office:value="142"/>
          <table:table-cell office:value-type="float" office:value="50"/>
          <table:table-cell office:value-type="float" office:value="1314"/>
          <table:table-cell/>
          <table:table-cell office:value-type="float" office:value="860"/>
          <table:table-cell office:value-type="float" office:value="1334"/>
          <table:table-cell office:value-type="float" office:value="106"/>
          <table:table-cell office:value-type="float" office:value="4087"/>
          <table:table-cell table:number-columns-repeated="2"/>
          <table:table-cell office:value-type="float" office:value="4"/>
          <table:table-cell office:value-type="float" office:value="7"/>
          <table:table-cell office:value-type="float" office:value="3"/>
          <table:table-cell office:value-type="float" office:value="269"/>
          <table:table-cell office:value-type="float" office:value="274"/>
          <table:table-cell office:value-type="float" office:value="44"/>
          <table:table-cell office:value-type="float" office:value="402"/>
          <table:table-cell office:value-type="float" office:value="3"/>
          <table:table-cell/>
          <table:table-cell office:value-type="float" office:value="0"/>
          <table:table-cell office:value-type="float" office:value="0"/>
          <table:table-cell office:value-type="float" office:value="0"/>
          <table:table-cell office:value-type="float" office:value="25"/>
          <table:table-cell office:value-type="float" office:value="8"/>
          <table:table-cell office:value-type="float" office:value="3"/>
          <table:table-cell office:value-type="float" office:value="22"/>
          <table:table-cell office:value-type="float" office:value="0"/>
          <table:table-cell/>
          <table:table-cell office:value-type="float" office:value="1"/>
          <table:table-cell office:value-type="float" office:value="1"/>
          <table:table-cell office:value-type="float" office:value="0"/>
          <table:table-cell office:value-type="float" office:value="104"/>
          <table:table-cell office:value-type="float" office:value="129"/>
          <table:table-cell office:value-type="float" office:value="14"/>
          <table:table-cell office:value-type="float" office:value="160"/>
          <table:table-cell office:value-type="float" office:value="1"/>
          <table:table-cell/>
          <table:table-cell office:value-type="float" office:value="0"/>
          <table:table-cell office:value-type="float" office:value="0"/>
          <table:table-cell office:value-type="float" office:value="0"/>
          <table:table-cell office:value-type="float" office:value="23"/>
          <table:table-cell office:value-type="float" office:value="4"/>
          <table:table-cell office:value-type="float" office:value="3"/>
          <table:table-cell office:value-type="float" office:value="17"/>
          <table:table-cell office:value-type="float" office:value="0"/>
          <table:table-cell/>
          <table:table-cell office:value-type="float" office:value="1"/>
          <table:table-cell office:value-type="float" office:value="2"/>
          <table:table-cell office:value-type="float" office:value="2"/>
          <table:table-cell office:value-type="float" office:value="109"/>
          <table:table-cell office:value-type="float" office:value="85"/>
          <table:table-cell office:value-type="float" office:value="25"/>
          <table:table-cell office:value-type="float" office:value="148"/>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Swindon Borough Council"/>
          <table:table-cell table:number-columns-repeated="2"/>
          <table:table-cell office:value-type="float" office:value="3582"/>
          <table:table-cell office:value-type="float" office:value="3550"/>
          <table:table-cell office:value-type="float" office:value="32"/>
          <table:table-cell/>
          <table:table-cell office:value-type="float" office:value="1"/>
          <table:table-cell office:value-type="float" office:value="0"/>
          <table:table-cell office:value-type="float" office:value="0"/>
          <table:table-cell office:value-type="float" office:value="1048"/>
          <table:table-cell office:value-type="float" office:value="74"/>
          <table:table-cell office:value-type="float" office:value="89"/>
          <table:table-cell office:value-type="float" office:value="2313"/>
          <table:table-cell office:value-type="float" office:value="25"/>
          <table:table-cell/>
          <table:table-cell office:value-type="float" office:value="1"/>
          <table:table-cell office:value-type="float" office:value="0"/>
          <table:table-cell office:value-type="float" office:value="0"/>
          <table:table-cell office:value-type="float" office:value="122"/>
          <table:table-cell office:value-type="float" office:value="58"/>
          <table:table-cell office:value-type="float" office:value="12"/>
          <table:table-cell office:value-type="float" office:value="418"/>
          <table:table-cell office:value-type="float" office:value="2"/>
          <table:table-cell/>
          <table:table-cell office:value-type="float" office:value="0"/>
          <table:table-cell office:value-type="float" office:value="0"/>
          <table:table-cell office:value-type="float" office:value="0"/>
          <table:table-cell office:value-type="float" office:value="926"/>
          <table:table-cell office:value-type="float" office:value="16"/>
          <table:table-cell office:value-type="float" office:value="77"/>
          <table:table-cell office:value-type="float" office:value="1895"/>
          <table:table-cell office:value-type="float" office:value="23"/>
          <table:table-cell/>
          <table:table-cell office:value-type="float" office:value="2"/>
          <table:table-cell office:value-type="float" office:value="413"/>
          <table:table-cell office:value-type="float" office:value="3"/>
          <table:table-cell office:value-type="float" office:value="0"/>
          <table:table-cell/>
          <table:table-cell office:value-type="float" office:value="4"/>
          <table:table-cell office:value-type="float" office:value="1884"/>
          <table:table-cell office:value-type="float" office:value="1"/>
          <table:table-cell office:value-type="float" office:value="6"/>
          <table:table-cell table:number-columns-repeated="2"/>
          <table:table-cell office:value-type="float" office:value="13"/>
          <table:table-cell office:value-type="float" office:value="2"/>
          <table:table-cell table:number-columns-repeated="2"/>
          <table:table-cell office:value-type="float" office:value="0"/>
          <table:table-cell office:value-type="float" office:value="0"/>
          <table:table-cell office:value-type="float" office:value="31"/>
          <table:table-cell office:value-type="float" office:value="6"/>
          <table:table-cell office:value-type="float" office:value="3"/>
          <table:table-cell office:value-type="float" office:value="6"/>
          <table:table-cell office:value-type="float" office:value="0"/>
          <table:table-cell office:value-type="float" office:value="0"/>
          <table:table-cell office:value-type="float" office:value="0"/>
          <table:table-cell office:value-type="float" office:value="2"/>
          <table:table-cell office:value-type="float" office:value="3"/>
          <table:table-cell office:value-type="float" office:value="0"/>
          <table:table-cell office:value-type="float" office:value="11"/>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0510"/>
          <table:table-cell office:value-type="float" office:value="10401"/>
          <table:table-cell office:value-type="float" office:value="109"/>
          <table:table-cell/>
          <table:table-cell office:value-type="float" office:value="2"/>
          <table:table-cell office:value-type="float" office:value="5"/>
          <table:table-cell office:value-type="float" office:value="2"/>
          <table:table-cell office:value-type="float" office:value="2843"/>
          <table:table-cell office:value-type="float" office:value="144"/>
          <table:table-cell office:value-type="float" office:value="221"/>
          <table:table-cell office:value-type="float" office:value="7126"/>
          <table:table-cell office:value-type="float" office:value="58"/>
          <table:table-cell/>
          <table:table-cell office:value-type="float" office:value="2"/>
          <table:table-cell office:value-type="float" office:value="2"/>
          <table:table-cell office:value-type="float" office:value="1"/>
          <table:table-cell office:value-type="float" office:value="515"/>
          <table:table-cell office:value-type="float" office:value="117"/>
          <table:table-cell office:value-type="float" office:value="42"/>
          <table:table-cell office:value-type="float" office:value="2534"/>
          <table:table-cell office:value-type="float" office:value="10"/>
          <table:table-cell/>
          <table:table-cell office:value-type="float" office:value="0"/>
          <table:table-cell office:value-type="float" office:value="3"/>
          <table:table-cell office:value-type="float" office:value="1"/>
          <table:table-cell office:value-type="float" office:value="2328"/>
          <table:table-cell office:value-type="float" office:value="27"/>
          <table:table-cell office:value-type="float" office:value="179"/>
          <table:table-cell office:value-type="float" office:value="4592"/>
          <table:table-cell office:value-type="float" office:value="48"/>
          <table:table-cell/>
          <table:table-cell office:value-type="float" office:value="15"/>
          <table:table-cell office:value-type="float" office:value="2512"/>
          <table:table-cell office:value-type="float" office:value="4"/>
          <table:table-cell office:value-type="float" office:value="3"/>
          <table:table-cell/>
          <table:table-cell office:value-type="float" office:value="25"/>
          <table:table-cell office:value-type="float" office:value="4540"/>
          <table:table-cell office:value-type="float" office:value="2"/>
          <table:table-cell office:value-type="float" office:value="25"/>
          <table:table-cell table:number-columns-repeated="2"/>
          <table:table-cell office:value-type="float" office:value="2"/>
          <table:table-cell office:value-type="float" office:value="1"/>
          <table:table-cell office:value-type="float" office:value="2"/>
          <table:table-cell office:value-type="float" office:value="85"/>
          <table:table-cell office:value-type="float" office:value="89"/>
          <table:table-cell office:value-type="float" office:value="12"/>
          <table:table-cell office:value-type="float" office:value="237"/>
          <table:table-cell office:value-type="float" office:value="2"/>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5"/>
          <table:table-cell office:value-type="float" office:value="0"/>
          <table:table-cell/>
          <table:table-cell office:value-type="float" office:value="1"/>
          <table:table-cell office:value-type="float" office:value="0"/>
          <table:table-cell office:value-type="float" office:value="0"/>
          <table:table-cell office:value-type="float" office:value="60"/>
          <table:table-cell office:value-type="float" office:value="52"/>
          <table:table-cell office:value-type="float" office:value="8"/>
          <table:table-cell office:value-type="float" office:value="169"/>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lton Borough Council"/>
          <table:table-cell table:number-columns-repeated="2"/>
          <table:table-cell office:value-type="float" office:value="2710"/>
          <table:table-cell office:value-type="float" office:value="2695"/>
          <table:table-cell office:value-type="float" office:value="15"/>
          <table:table-cell/>
          <table:table-cell office:value-type="float" office:value="0"/>
          <table:table-cell office:value-type="float" office:value="1"/>
          <table:table-cell office:value-type="float" office:value="2"/>
          <table:table-cell office:value-type="float" office:value="1140"/>
          <table:table-cell office:value-type="float" office:value="494"/>
          <table:table-cell office:value-type="float" office:value="39"/>
          <table:table-cell office:value-type="float" office:value="1014"/>
          <table:table-cell office:value-type="float" office:value="5"/>
          <table:table-cell/>
          <table:table-cell office:value-type="float" office:value="0"/>
          <table:table-cell office:value-type="float" office:value="1"/>
          <table:table-cell office:value-type="float" office:value="1"/>
          <table:table-cell office:value-type="float" office:value="130"/>
          <table:table-cell office:value-type="float" office:value="235"/>
          <table:table-cell office:value-type="float" office:value="11"/>
          <table:table-cell office:value-type="float" office:value="447"/>
          <table:table-cell office:value-type="float" office:value="1"/>
          <table:table-cell/>
          <table:table-cell office:value-type="float" office:value="0"/>
          <table:table-cell office:value-type="float" office:value="0"/>
          <table:table-cell office:value-type="float" office:value="1"/>
          <table:table-cell office:value-type="float" office:value="1010"/>
          <table:table-cell office:value-type="float" office:value="259"/>
          <table:table-cell office:value-type="float" office:value="28"/>
          <table:table-cell office:value-type="float" office:value="567"/>
          <table:table-cell office:value-type="float" office:value="4"/>
          <table:table-cell/>
          <table:table-cell office:value-type="float" office:value="332"/>
          <table:table-cell office:value-type="float" office:value="2"/>
          <table:table-cell office:value-type="float" office:value="34"/>
          <table:table-cell office:value-type="float" office:value="79"/>
          <table:table-cell/>
          <table:table-cell office:value-type="float" office:value="488"/>
          <table:table-cell office:value-type="float" office:value="0"/>
          <table:table-cell office:value-type="float" office:value="21"/>
          <table:table-cell office:value-type="float" office:value="58"/>
          <table:table-cell table:number-columns-repeated="2"/>
          <table:table-cell office:value-type="float" office:value="352"/>
          <table:table-cell office:value-type="float" office:value="235"/>
          <table:table-cell table:number-columns-repeated="2"/>
          <table:table-cell office:value-type="float" office:value="0"/>
          <table:table-cell office:value-type="float" office:value="0"/>
          <table:table-cell office:value-type="float" office:value="34"/>
          <table:table-cell office:value-type="float" office:value="17"/>
          <table:table-cell office:value-type="float" office:value="26"/>
          <table:table-cell office:value-type="float" office:value="3"/>
          <table:table-cell office:value-type="float" office:value="2"/>
          <table:table-cell office:value-type="float" office:value="0"/>
          <table:table-cell office:value-type="float" office:value="1"/>
          <table:table-cell office:value-type="float" office:value="0"/>
          <table:table-cell office:value-type="float" office:value="0"/>
          <table:table-cell office:value-type="float" office:value="416"/>
          <table:table-cell office:value-type="float" office:value="5"/>
          <table:table-cell table:number-columns-repeated="2"/>
          <table:table-cell office:value-type="float" office:value="0"/>
          <table:table-cell office:value-type="float" office:value="0"/>
          <table:table-cell office:value-type="float" office:value="0"/>
          <table:table-cell office:value-type="float" office:value="114"/>
          <table:table-cell office:value-type="float" office:value="22"/>
          <table:table-cell office:value-type="float" office:value="38"/>
          <table:table-cell office:value-type="float" office:value="12"/>
          <table:table-cell office:value-type="float" office:value="0"/>
          <table:table-cell/>
          <table:table-cell office:value-type="float" office:value="7400"/>
          <table:table-cell office:value-type="float" office:value="7337"/>
          <table:table-cell office:value-type="float" office:value="63"/>
          <table:table-cell/>
          <table:table-cell office:value-type="float" office:value="0"/>
          <table:table-cell office:value-type="float" office:value="7"/>
          <table:table-cell office:value-type="float" office:value="2"/>
          <table:table-cell office:value-type="float" office:value="3611"/>
          <table:table-cell office:value-type="float" office:value="829"/>
          <table:table-cell office:value-type="float" office:value="102"/>
          <table:table-cell office:value-type="float" office:value="2765"/>
          <table:table-cell office:value-type="float" office:value="20"/>
          <table:table-cell/>
          <table:table-cell office:value-type="float" office:value="0"/>
          <table:table-cell office:value-type="float" office:value="7"/>
          <table:table-cell office:value-type="float" office:value="1"/>
          <table:table-cell office:value-type="float" office:value="565"/>
          <table:table-cell office:value-type="float" office:value="462"/>
          <table:table-cell office:value-type="float" office:value="25"/>
          <table:table-cell office:value-type="float" office:value="1237"/>
          <table:table-cell office:value-type="float" office:value="4"/>
          <table:table-cell/>
          <table:table-cell office:value-type="float" office:value="0"/>
          <table:table-cell office:value-type="float" office:value="0"/>
          <table:table-cell office:value-type="float" office:value="1"/>
          <table:table-cell office:value-type="float" office:value="3046"/>
          <table:table-cell office:value-type="float" office:value="367"/>
          <table:table-cell office:value-type="float" office:value="77"/>
          <table:table-cell office:value-type="float" office:value="1528"/>
          <table:table-cell office:value-type="float" office:value="16"/>
          <table:table-cell/>
          <table:table-cell office:value-type="float" office:value="1016"/>
          <table:table-cell office:value-type="float" office:value="4"/>
          <table:table-cell office:value-type="float" office:value="42"/>
          <table:table-cell office:value-type="float" office:value="175"/>
          <table:table-cell/>
          <table:table-cell office:value-type="float" office:value="1336"/>
          <table:table-cell office:value-type="float" office:value="14"/>
          <table:table-cell office:value-type="float" office:value="37"/>
          <table:table-cell office:value-type="float" office:value="141"/>
          <table:table-cell table:number-columns-repeated="2"/>
          <table:table-cell office:value-type="float" office:value="0"/>
          <table:table-cell office:value-type="float" office:value="1"/>
          <table:table-cell office:value-type="float" office:value="0"/>
          <table:table-cell office:value-type="float" office:value="50"/>
          <table:table-cell office:value-type="float" office:value="88"/>
          <table:table-cell office:value-type="float" office:value="4"/>
          <table:table-cell office:value-type="float" office:value="63"/>
          <table:table-cell office:value-type="float" office:value="0"/>
          <table:table-cell/>
          <table:table-cell office:value-type="float" office:value="0"/>
          <table:table-cell office:value-type="float" office:value="0"/>
          <table:table-cell office:value-type="float" office:value="0"/>
          <table:table-cell office:value-type="float" office:value="20"/>
          <table:table-cell office:value-type="float" office:value="9"/>
          <table:table-cell office:value-type="float" office:value="0"/>
          <table:table-cell office:value-type="float" office:value="13"/>
          <table:table-cell office:value-type="float" office:value="0"/>
          <table:table-cell/>
          <table:table-cell office:value-type="float" office:value="0"/>
          <table:table-cell office:value-type="float" office:value="0"/>
          <table:table-cell office:value-type="float" office:value="0"/>
          <table:table-cell office:value-type="float" office:value="34"/>
          <table:table-cell office:value-type="float" office:value="57"/>
          <table:table-cell office:value-type="float" office:value="3"/>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18"/>
          <table:table-cell office:value-type="float" office:value="9"/>
          <table:table-cell office:value-type="float" office:value="0"/>
          <table:table-cell office:value-type="float" office:value="13"/>
          <table:table-cell office:value-type="float" office:value="0"/>
          <table:table-cell/>
          <table:table-cell office:value-type="float" office:value="0"/>
          <table:table-cell office:value-type="float" office:value="1"/>
          <table:table-cell office:value-type="float" office:value="0"/>
          <table:table-cell office:value-type="float" office:value="13"/>
          <table:table-cell office:value-type="float" office:value="16"/>
          <table:table-cell office:value-type="float" office:value="1"/>
          <table:table-cell office:value-type="float" office:value="18"/>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heshire West and Chester"/>
          <table:table-cell table:number-columns-repeated="2"/>
          <table:table-cell office:value-type="float" office:value="6619"/>
          <table:table-cell office:value-type="float" office:value="6582"/>
          <table:table-cell office:value-type="float" office:value="37"/>
          <table:table-cell/>
          <table:table-cell office:value-type="float" office:value="6"/>
          <table:table-cell office:value-type="float" office:value="8"/>
          <table:table-cell office:value-type="float" office:value="2"/>
          <table:table-cell office:value-type="float" office:value="1695"/>
          <table:table-cell office:value-type="float" office:value="583"/>
          <table:table-cell office:value-type="float" office:value="127"/>
          <table:table-cell office:value-type="float" office:value="4143"/>
          <table:table-cell office:value-type="float" office:value="17"/>
          <table:table-cell/>
          <table:table-cell office:value-type="float" office:value="4"/>
          <table:table-cell office:value-type="float" office:value="7"/>
          <table:table-cell office:value-type="float" office:value="2"/>
          <table:table-cell office:value-type="float" office:value="259"/>
          <table:table-cell office:value-type="float" office:value="306"/>
          <table:table-cell office:value-type="float" office:value="41"/>
          <table:table-cell office:value-type="float" office:value="1561"/>
          <table:table-cell office:value-type="float" office:value="3"/>
          <table:table-cell/>
          <table:table-cell office:value-type="float" office:value="2"/>
          <table:table-cell office:value-type="float" office:value="1"/>
          <table:table-cell office:value-type="float" office:value="0"/>
          <table:table-cell office:value-type="float" office:value="1436"/>
          <table:table-cell office:value-type="float" office:value="277"/>
          <table:table-cell office:value-type="float" office:value="86"/>
          <table:table-cell office:value-type="float" office:value="2582"/>
          <table:table-cell office:value-type="float" office:value="14"/>
          <table:table-cell/>
          <table:table-cell office:value-type="float" office:value="1439"/>
          <table:table-cell office:value-type="float" office:value="1"/>
          <table:table-cell office:value-type="float" office:value="1"/>
          <table:table-cell office:value-type="float" office:value="120"/>
          <table:table-cell/>
          <table:table-cell office:value-type="float" office:value="2438"/>
          <table:table-cell office:value-type="float" office:value="3"/>
          <table:table-cell office:value-type="float" office:value="8"/>
          <table:table-cell office:value-type="float" office:value="133"/>
          <table:table-cell table:number-columns-repeated="2"/>
          <table:table-cell office:value-type="float" office:value="4"/>
          <table:table-cell office:value-type="float" office:value="3"/>
          <table:table-cell table:number-columns-repeated="2"/>
          <table:table-cell office:value-type="float" office:value="1"/>
          <table:table-cell office:value-type="float" office:value="0"/>
          <table:table-cell office:value-type="float" office:value="32"/>
          <table:table-cell office:value-type="float" office:value="9"/>
          <table:table-cell office:value-type="float" office:value="131"/>
          <table:table-cell office:value-type="float" office:value="4"/>
          <table:table-cell office:value-type="float" office:value="2"/>
          <table:table-cell office:value-type="float" office:value="0"/>
          <table:table-cell office:value-type="float" office:value="1"/>
          <table:table-cell office:value-type="float" office:value="1"/>
          <table:table-cell office:value-type="float" office:value="6"/>
          <table:table-cell office:value-type="float" office:value="1203"/>
          <table:table-cell office:value-type="float" office:value="26"/>
          <table:table-cell table:number-columns-repeated="2"/>
          <table:table-cell office:value-type="float" office:value="0"/>
          <table:table-cell office:value-type="float" office:value="0"/>
          <table:table-cell office:value-type="float" office:value="0"/>
          <table:table-cell office:value-type="float" office:value="33"/>
          <table:table-cell office:value-type="float" office:value="10"/>
          <table:table-cell office:value-type="float" office:value="5"/>
          <table:table-cell office:value-type="float" office:value="1"/>
          <table:table-cell office:value-type="float" office:value="0"/>
          <table:table-cell/>
          <table:table-cell office:value-type="float" office:value="18059"/>
          <table:table-cell office:value-type="float" office:value="17926"/>
          <table:table-cell office:value-type="float" office:value="133"/>
          <table:table-cell/>
          <table:table-cell office:value-type="float" office:value="8"/>
          <table:table-cell office:value-type="float" office:value="18"/>
          <table:table-cell office:value-type="float" office:value="7"/>
          <table:table-cell office:value-type="float" office:value="5876"/>
          <table:table-cell office:value-type="float" office:value="1062"/>
          <table:table-cell office:value-type="float" office:value="356"/>
          <table:table-cell office:value-type="float" office:value="10533"/>
          <table:table-cell office:value-type="float" office:value="63"/>
          <table:table-cell/>
          <table:table-cell office:value-type="float" office:value="6"/>
          <table:table-cell office:value-type="float" office:value="17"/>
          <table:table-cell office:value-type="float" office:value="7"/>
          <table:table-cell office:value-type="float" office:value="1265"/>
          <table:table-cell office:value-type="float" office:value="634"/>
          <table:table-cell office:value-type="float" office:value="121"/>
          <table:table-cell office:value-type="float" office:value="3977"/>
          <table:table-cell office:value-type="float" office:value="17"/>
          <table:table-cell/>
          <table:table-cell office:value-type="float" office:value="2"/>
          <table:table-cell office:value-type="float" office:value="1"/>
          <table:table-cell office:value-type="float" office:value="0"/>
          <table:table-cell office:value-type="float" office:value="4611"/>
          <table:table-cell office:value-type="float" office:value="428"/>
          <table:table-cell office:value-type="float" office:value="235"/>
          <table:table-cell office:value-type="float" office:value="6556"/>
          <table:table-cell office:value-type="float" office:value="46"/>
          <table:table-cell/>
          <table:table-cell office:value-type="float" office:value="3550"/>
          <table:table-cell office:value-type="float" office:value="2"/>
          <table:table-cell office:value-type="float" office:value="10"/>
          <table:table-cell office:value-type="float" office:value="415"/>
          <table:table-cell/>
          <table:table-cell office:value-type="float" office:value="6038"/>
          <table:table-cell office:value-type="float" office:value="7"/>
          <table:table-cell office:value-type="float" office:value="11"/>
          <table:table-cell office:value-type="float" office:value="500"/>
          <table:table-cell table:number-columns-repeated="2"/>
          <table:table-cell office:value-type="float" office:value="4"/>
          <table:table-cell office:value-type="float" office:value="5"/>
          <table:table-cell office:value-type="float" office:value="6"/>
          <table:table-cell office:value-type="float" office:value="186"/>
          <table:table-cell office:value-type="float" office:value="197"/>
          <table:table-cell office:value-type="float" office:value="18"/>
          <table:table-cell office:value-type="float" office:value="331"/>
          <table:table-cell office:value-type="float" office:value="3"/>
          <table:table-cell/>
          <table:table-cell office:value-type="float" office:value="0"/>
          <table:table-cell office:value-type="float" office:value="0"/>
          <table:table-cell office:value-type="float" office:value="0"/>
          <table:table-cell office:value-type="float" office:value="120"/>
          <table:table-cell office:value-type="float" office:value="27"/>
          <table:table-cell office:value-type="float" office:value="4"/>
          <table:table-cell office:value-type="float" office:value="59"/>
          <table:table-cell office:value-type="float" office:value="1"/>
          <table:table-cell/>
          <table:table-cell office:value-type="float" office:value="3"/>
          <table:table-cell office:value-type="float" office:value="4"/>
          <table:table-cell office:value-type="float" office:value="2"/>
          <table:table-cell office:value-type="float" office:value="112"/>
          <table:table-cell office:value-type="float" office:value="139"/>
          <table:table-cell office:value-type="float" office:value="10"/>
          <table:table-cell office:value-type="float" office:value="204"/>
          <table:table-cell office:value-type="float" office:value="1"/>
          <table:table-cell/>
          <table:table-cell office:value-type="float" office:value="0"/>
          <table:table-cell office:value-type="float" office:value="0"/>
          <table:table-cell office:value-type="float" office:value="0"/>
          <table:table-cell office:value-type="float" office:value="118"/>
          <table:table-cell office:value-type="float" office:value="25"/>
          <table:table-cell office:value-type="float" office:value="4"/>
          <table:table-cell office:value-type="float" office:value="59"/>
          <table:table-cell office:value-type="float" office:value="1"/>
          <table:table-cell/>
          <table:table-cell office:value-type="float" office:value="0"/>
          <table:table-cell office:value-type="float" office:value="0"/>
          <table:table-cell office:value-type="float" office:value="1"/>
          <table:table-cell office:value-type="float" office:value="6"/>
          <table:table-cell office:value-type="float" office:value="3"/>
          <table:table-cell office:value-type="float" office:value="2"/>
          <table:table-cell office:value-type="float" office:value="2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eicester City Council"/>
          <table:table-cell table:number-columns-repeated="2"/>
          <table:table-cell office:value-type="float" office:value="4750"/>
          <table:table-cell office:value-type="float" office:value="4682"/>
          <table:table-cell office:value-type="float" office:value="68"/>
          <table:table-cell/>
          <table:table-cell office:value-type="float" office:value="0"/>
          <table:table-cell office:value-type="float" office:value="5"/>
          <table:table-cell office:value-type="float" office:value="1"/>
          <table:table-cell office:value-type="float" office:value="1454"/>
          <table:table-cell office:value-type="float" office:value="458"/>
          <table:table-cell office:value-type="float" office:value="141"/>
          <table:table-cell office:value-type="float" office:value="2617"/>
          <table:table-cell office:value-type="float" office:value="6"/>
          <table:table-cell/>
          <table:table-cell office:value-type="float" office:value="0"/>
          <table:table-cell office:value-type="float" office:value="5"/>
          <table:table-cell office:value-type="float" office:value="1"/>
          <table:table-cell office:value-type="float" office:value="451"/>
          <table:table-cell office:value-type="float" office:value="268"/>
          <table:table-cell office:value-type="float" office:value="58"/>
          <table:table-cell office:value-type="float" office:value="2162"/>
          <table:table-cell office:value-type="float" office:value="4"/>
          <table:table-cell/>
          <table:table-cell office:value-type="float" office:value="0"/>
          <table:table-cell office:value-type="float" office:value="0"/>
          <table:table-cell office:value-type="float" office:value="0"/>
          <table:table-cell office:value-type="float" office:value="1003"/>
          <table:table-cell office:value-type="float" office:value="190"/>
          <table:table-cell office:value-type="float" office:value="83"/>
          <table:table-cell office:value-type="float" office:value="455"/>
          <table:table-cell office:value-type="float" office:value="2"/>
          <table:table-cell/>
          <table:table-cell office:value-type="float" office:value="1659"/>
          <table:table-cell office:value-type="float" office:value="4"/>
          <table:table-cell office:value-type="float" office:value="77"/>
          <table:table-cell office:value-type="float" office:value="422"/>
          <table:table-cell/>
          <table:table-cell office:value-type="float" office:value="360"/>
          <table:table-cell office:value-type="float" office:value="3"/>
          <table:table-cell office:value-type="float" office:value="12"/>
          <table:table-cell office:value-type="float" office:value="80"/>
          <table:table-cell table:number-columns-repeated="2"/>
          <table:table-cell office:value-type="float" office:value="1991"/>
          <table:table-cell office:value-type="float" office:value="2602"/>
          <table:table-cell table:number-columns-repeated="2"/>
          <table:table-cell office:value-type="float" office:value="1"/>
          <table:table-cell office:value-type="float" office:value="0"/>
          <table:table-cell office:value-type="float" office:value="98"/>
          <table:table-cell office:value-type="float" office:value="1"/>
          <table:table-cell office:value-type="float" office:value="55"/>
          <table:table-cell office:value-type="float" office:value="16"/>
          <table:table-cell office:value-type="float" office:value="34"/>
          <table:table-cell office:value-type="float" office:value="0"/>
          <table:table-cell office:value-type="float" office:value="0"/>
          <table:table-cell office:value-type="float" office:value="0"/>
          <table:table-cell office:value-type="float" office:value="3"/>
          <table:table-cell office:value-type="float" office:value="754"/>
          <table:table-cell office:value-type="float" office:value="20"/>
          <table:table-cell table:number-columns-repeated="2"/>
          <table:table-cell office:value-type="float" office:value="0"/>
          <table:table-cell office:value-type="float" office:value="0"/>
          <table:table-cell office:value-type="float" office:value="1"/>
          <table:table-cell office:value-type="float" office:value="125"/>
          <table:table-cell office:value-type="float" office:value="3"/>
          <table:table-cell office:value-type="float" office:value="11"/>
          <table:table-cell office:value-type="float" office:value="102"/>
          <table:table-cell office:value-type="float" office:value="1"/>
          <table:table-cell/>
          <table:table-cell office:value-type="float" office:value="12290"/>
          <table:table-cell office:value-type="float" office:value="12093"/>
          <table:table-cell office:value-type="float" office:value="197"/>
          <table:table-cell/>
          <table:table-cell office:value-type="float" office:value="0"/>
          <table:table-cell office:value-type="float" office:value="11"/>
          <table:table-cell office:value-type="float" office:value="4"/>
          <table:table-cell office:value-type="float" office:value="4454"/>
          <table:table-cell office:value-type="float" office:value="1114"/>
          <table:table-cell office:value-type="float" office:value="382"/>
          <table:table-cell office:value-type="float" office:value="6109"/>
          <table:table-cell office:value-type="float" office:value="19"/>
          <table:table-cell/>
          <table:table-cell office:value-type="float" office:value="0"/>
          <table:table-cell office:value-type="float" office:value="11"/>
          <table:table-cell office:value-type="float" office:value="4"/>
          <table:table-cell office:value-type="float" office:value="1652"/>
          <table:table-cell office:value-type="float" office:value="733"/>
          <table:table-cell office:value-type="float" office:value="185"/>
          <table:table-cell office:value-type="float" office:value="4587"/>
          <table:table-cell office:value-type="float" office:value="7"/>
          <table:table-cell/>
          <table:table-cell office:value-type="float" office:value="0"/>
          <table:table-cell office:value-type="float" office:value="0"/>
          <table:table-cell office:value-type="float" office:value="0"/>
          <table:table-cell office:value-type="float" office:value="2802"/>
          <table:table-cell office:value-type="float" office:value="381"/>
          <table:table-cell office:value-type="float" office:value="197"/>
          <table:table-cell office:value-type="float" office:value="1522"/>
          <table:table-cell office:value-type="float" office:value="12"/>
          <table:table-cell/>
          <table:table-cell office:value-type="float" office:value="3438"/>
          <table:table-cell office:value-type="float" office:value="39"/>
          <table:table-cell office:value-type="float" office:value="93"/>
          <table:table-cell office:value-type="float" office:value="1017"/>
          <table:table-cell/>
          <table:table-cell office:value-type="float" office:value="1181"/>
          <table:table-cell office:value-type="float" office:value="13"/>
          <table:table-cell office:value-type="float" office:value="17"/>
          <table:table-cell office:value-type="float" office:value="311"/>
          <table:table-cell table:number-columns-repeated="2"/>
          <table:table-cell office:value-type="float" office:value="0"/>
          <table:table-cell office:value-type="float" office:value="3"/>
          <table:table-cell office:value-type="float" office:value="2"/>
          <table:table-cell office:value-type="float" office:value="186"/>
          <table:table-cell office:value-type="float" office:value="128"/>
          <table:table-cell office:value-type="float" office:value="18"/>
          <table:table-cell office:value-type="float" office:value="450"/>
          <table:table-cell office:value-type="float" office:value="3"/>
          <table:table-cell/>
          <table:table-cell office:value-type="float" office:value="0"/>
          <table:table-cell office:value-type="float" office:value="0"/>
          <table:table-cell office:value-type="float" office:value="0"/>
          <table:table-cell office:value-type="float" office:value="149"/>
          <table:table-cell office:value-type="float" office:value="31"/>
          <table:table-cell office:value-type="float" office:value="12"/>
          <table:table-cell office:value-type="float" office:value="36"/>
          <table:table-cell office:value-type="float" office:value="0"/>
          <table:table-cell/>
          <table:table-cell office:value-type="float" office:value="0"/>
          <table:table-cell office:value-type="float" office:value="3"/>
          <table:table-cell office:value-type="float" office:value="1"/>
          <table:table-cell office:value-type="float" office:value="171"/>
          <table:table-cell office:value-type="float" office:value="92"/>
          <table:table-cell office:value-type="float" office:value="13"/>
          <table:table-cell office:value-type="float" office:value="404"/>
          <table:table-cell office:value-type="float" office:value="2"/>
          <table:table-cell/>
          <table:table-cell office:value-type="float" office:value="0"/>
          <table:table-cell office:value-type="float" office:value="0"/>
          <table:table-cell office:value-type="float" office:value="0"/>
          <table:table-cell office:value-type="float" office:value="143"/>
          <table:table-cell office:value-type="float" office:value="28"/>
          <table:table-cell office:value-type="float" office:value="12"/>
          <table:table-cell office:value-type="float" office:value="32"/>
          <table:table-cell office:value-type="float" office:value="0"/>
          <table:table-cell/>
          <table:table-cell office:value-type="float" office:value="0"/>
          <table:table-cell office:value-type="float" office:value="0"/>
          <table:table-cell office:value-type="float" office:value="1"/>
          <table:table-cell office:value-type="float" office:value="10"/>
          <table:table-cell office:value-type="float" office:value="25"/>
          <table:table-cell office:value-type="float" office:value="3"/>
          <table:table-cell office:value-type="float" office:value="28"/>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Telford and Wrekin Council"/>
          <table:table-cell table:number-columns-repeated="2"/>
          <table:table-cell office:value-type="float" office:value="2794"/>
          <table:table-cell office:value-type="float" office:value="2767"/>
          <table:table-cell office:value-type="float" office:value="27"/>
          <table:table-cell/>
          <table:table-cell office:value-type="float" office:value="0"/>
          <table:table-cell office:value-type="float" office:value="10"/>
          <table:table-cell office:value-type="float" office:value="0"/>
          <table:table-cell office:value-type="float" office:value="1116"/>
          <table:table-cell office:value-type="float" office:value="336"/>
          <table:table-cell office:value-type="float" office:value="50"/>
          <table:table-cell office:value-type="float" office:value="1237"/>
          <table:table-cell office:value-type="float" office:value="16"/>
          <table:table-cell/>
          <table:table-cell office:value-type="float" office:value="0"/>
          <table:table-cell office:value-type="float" office:value="10"/>
          <table:table-cell office:value-type="float" office:value="0"/>
          <table:table-cell office:value-type="float" office:value="461"/>
          <table:table-cell office:value-type="float" office:value="231"/>
          <table:table-cell office:value-type="float" office:value="22"/>
          <table:table-cell office:value-type="float" office:value="583"/>
          <table:table-cell office:value-type="float" office:value="9"/>
          <table:table-cell/>
          <table:table-cell office:value-type="float" office:value="0"/>
          <table:table-cell office:value-type="float" office:value="0"/>
          <table:table-cell office:value-type="float" office:value="0"/>
          <table:table-cell office:value-type="float" office:value="655"/>
          <table:table-cell office:value-type="float" office:value="105"/>
          <table:table-cell office:value-type="float" office:value="28"/>
          <table:table-cell office:value-type="float" office:value="654"/>
          <table:table-cell office:value-type="float" office:value="7"/>
          <table:table-cell/>
          <table:table-cell office:value-type="float" office:value="440"/>
          <table:table-cell office:value-type="float" office:value="0"/>
          <table:table-cell office:value-type="float" office:value="5"/>
          <table:table-cell office:value-type="float" office:value="138"/>
          <table:table-cell/>
          <table:table-cell office:value-type="float" office:value="501"/>
          <table:table-cell office:value-type="float" office:value="0"/>
          <table:table-cell office:value-type="float" office:value="1"/>
          <table:table-cell office:value-type="float" office:value="152"/>
          <table:table-cell table:number-columns-repeated="2"/>
          <table:table-cell office:value-type="float" office:value="3"/>
          <table:table-cell office:value-type="float" office:value="229"/>
          <table:table-cell table:number-columns-repeated="2"/>
          <table:table-cell office:value-type="float" office:value="2"/>
          <table:table-cell office:value-type="float" office:value="0"/>
          <table:table-cell office:value-type="float" office:value="40"/>
          <table:table-cell office:value-type="float" office:value="4"/>
          <table:table-cell office:value-type="float" office:value="38"/>
          <table:table-cell office:value-type="float" office:value="3"/>
          <table:table-cell office:value-type="float" office:value="8"/>
          <table:table-cell office:value-type="float" office:value="0"/>
          <table:table-cell office:value-type="float" office:value="0"/>
          <table:table-cell office:value-type="float" office:value="0"/>
          <table:table-cell office:value-type="float" office:value="1"/>
          <table:table-cell office:value-type="float" office:value="516"/>
          <table:table-cell office:value-type="float" office:value="11"/>
          <table:table-cell table:number-columns-repeated="2"/>
          <table:table-cell office:value-type="float" office:value="0"/>
          <table:table-cell office:value-type="float" office:value="0"/>
          <table:table-cell office:value-type="float" office:value="0"/>
          <table:table-cell office:value-type="float" office:value="105"/>
          <table:table-cell office:value-type="float" office:value="179"/>
          <table:table-cell office:value-type="float" office:value="3"/>
          <table:table-cell office:value-type="float" office:value="19"/>
          <table:table-cell office:value-type="float" office:value="0"/>
          <table:table-cell/>
          <table:table-cell office:value-type="float" office:value="7825"/>
          <table:table-cell office:value-type="float" office:value="7766"/>
          <table:table-cell office:value-type="float" office:value="59"/>
          <table:table-cell/>
          <table:table-cell office:value-type="float" office:value="2"/>
          <table:table-cell office:value-type="float" office:value="16"/>
          <table:table-cell office:value-type="float" office:value="5"/>
          <table:table-cell office:value-type="float" office:value="3359"/>
          <table:table-cell office:value-type="float" office:value="862"/>
          <table:table-cell office:value-type="float" office:value="150"/>
          <table:table-cell office:value-type="float" office:value="3324"/>
          <table:table-cell office:value-type="float" office:value="46"/>
          <table:table-cell/>
          <table:table-cell office:value-type="float" office:value="2"/>
          <table:table-cell office:value-type="float" office:value="15"/>
          <table:table-cell office:value-type="float" office:value="5"/>
          <table:table-cell office:value-type="float" office:value="1765"/>
          <table:table-cell office:value-type="float" office:value="659"/>
          <table:table-cell office:value-type="float" office:value="83"/>
          <table:table-cell office:value-type="float" office:value="1768"/>
          <table:table-cell office:value-type="float" office:value="27"/>
          <table:table-cell/>
          <table:table-cell office:value-type="float" office:value="0"/>
          <table:table-cell office:value-type="float" office:value="1"/>
          <table:table-cell office:value-type="float" office:value="0"/>
          <table:table-cell office:value-type="float" office:value="1594"/>
          <table:table-cell office:value-type="float" office:value="203"/>
          <table:table-cell office:value-type="float" office:value="67"/>
          <table:table-cell office:value-type="float" office:value="1556"/>
          <table:table-cell office:value-type="float" office:value="19"/>
          <table:table-cell/>
          <table:table-cell office:value-type="float" office:value="1261"/>
          <table:table-cell office:value-type="float" office:value="1"/>
          <table:table-cell office:value-type="float" office:value="19"/>
          <table:table-cell office:value-type="float" office:value="487"/>
          <table:table-cell/>
          <table:table-cell office:value-type="float" office:value="1193"/>
          <table:table-cell office:value-type="float" office:value="0"/>
          <table:table-cell office:value-type="float" office:value="9"/>
          <table:table-cell office:value-type="float" office:value="354"/>
          <table:table-cell table:number-columns-repeated="2"/>
          <table:table-cell office:value-type="float" office:value="2"/>
          <table:table-cell office:value-type="float" office:value="11"/>
          <table:table-cell office:value-type="float" office:value="1"/>
          <table:table-cell office:value-type="float" office:value="506"/>
          <table:table-cell office:value-type="float" office:value="221"/>
          <table:table-cell office:value-type="float" office:value="24"/>
          <table:table-cell office:value-type="float" office:value="399"/>
          <table:table-cell office:value-type="float" office:value="9"/>
          <table:table-cell/>
          <table:table-cell office:value-type="float" office:value="0"/>
          <table:table-cell office:value-type="float" office:value="0"/>
          <table:table-cell office:value-type="float" office:value="0"/>
          <table:table-cell office:value-type="float" office:value="12"/>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9"/>
          <table:table-cell office:value-type="float" office:value="0"/>
          <table:table-cell office:value-type="float" office:value="358"/>
          <table:table-cell office:value-type="float" office:value="164"/>
          <table:table-cell office:value-type="float" office:value="14"/>
          <table:table-cell office:value-type="float" office:value="302"/>
          <table:table-cell office:value-type="float" office:value="6"/>
          <table:table-cell/>
          <table:table-cell office:value-type="float" office:value="0"/>
          <table:table-cell office:value-type="float" office:value="0"/>
          <table:table-cell office:value-type="float" office:value="0"/>
          <table:table-cell office:value-type="float" office:value="12"/>
          <table:table-cell office:value-type="float" office:value="0"/>
          <table:table-cell office:value-type="float" office:value="0"/>
          <table:table-cell office:value-type="float" office:value="1"/>
          <table:table-cell office:value-type="float" office:value="0"/>
          <table:table-cell/>
          <table:table-cell office:value-type="float" office:value="1"/>
          <table:table-cell office:value-type="float" office:value="1"/>
          <table:table-cell office:value-type="float" office:value="1"/>
          <table:table-cell office:value-type="float" office:value="117"/>
          <table:table-cell office:value-type="float" office:value="41"/>
          <table:table-cell office:value-type="float" office:value="8"/>
          <table:table-cell office:value-type="float" office:value="79"/>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Enfield"/>
          <table:table-cell table:number-columns-repeated="2"/>
          <table:table-cell office:value-type="float" office:value="3463"/>
          <table:table-cell office:value-type="float" office:value="3386"/>
          <table:table-cell office:value-type="float" office:value="77"/>
          <table:table-cell/>
          <table:table-cell office:value-type="float" office:value="1"/>
          <table:table-cell office:value-type="float" office:value="13"/>
          <table:table-cell office:value-type="float" office:value="12"/>
          <table:table-cell office:value-type="float" office:value="1448"/>
          <table:table-cell office:value-type="float" office:value="461"/>
          <table:table-cell office:value-type="float" office:value="124"/>
          <table:table-cell office:value-type="float" office:value="1324"/>
          <table:table-cell office:value-type="float" office:value="3"/>
          <table:table-cell/>
          <table:table-cell office:value-type="float" office:value="1"/>
          <table:table-cell office:value-type="float" office:value="13"/>
          <table:table-cell office:value-type="float" office:value="3"/>
          <table:table-cell office:value-type="float" office:value="659"/>
          <table:table-cell office:value-type="float" office:value="315"/>
          <table:table-cell office:value-type="float" office:value="58"/>
          <table:table-cell office:value-type="float" office:value="650"/>
          <table:table-cell office:value-type="float" office:value="3"/>
          <table:table-cell/>
          <table:table-cell office:value-type="float" office:value="0"/>
          <table:table-cell office:value-type="float" office:value="0"/>
          <table:table-cell office:value-type="float" office:value="9"/>
          <table:table-cell office:value-type="float" office:value="789"/>
          <table:table-cell office:value-type="float" office:value="146"/>
          <table:table-cell office:value-type="float" office:value="66"/>
          <table:table-cell office:value-type="float" office:value="674"/>
          <table:table-cell office:value-type="float" office:value="0"/>
          <table:table-cell/>
          <table:table-cell office:value-type="float" office:value="160"/>
          <table:table-cell office:value-type="float" office:value="0"/>
          <table:table-cell office:value-type="float" office:value="45"/>
          <table:table-cell office:value-type="float" office:value="445"/>
          <table:table-cell/>
          <table:table-cell office:value-type="float" office:value="91"/>
          <table:table-cell office:value-type="float" office:value="0"/>
          <table:table-cell office:value-type="float" office:value="3"/>
          <table:table-cell office:value-type="float" office:value="580"/>
          <table:table-cell table:number-columns-repeated="2"/>
          <table:table-cell office:value-type="float" office:value="3"/>
          <table:table-cell office:value-type="float" office:value="0"/>
          <table:table-cell table:number-columns-repeated="2"/>
          <table:table-cell office:value-type="float" office:value="0"/>
          <table:table-cell office:value-type="float" office:value="0"/>
          <table:table-cell office:value-type="float" office:value="114"/>
          <table:table-cell office:value-type="float" office:value="24"/>
          <table:table-cell office:value-type="float" office:value="9"/>
          <table:table-cell office:value-type="float" office:value="65"/>
          <table:table-cell office:value-type="float" office:value="3"/>
          <table:table-cell office:value-type="float" office:value="0"/>
          <table:table-cell office:value-type="float" office:value="1"/>
          <table:table-cell office:value-type="float" office:value="4"/>
          <table:table-cell office:value-type="float" office:value="9"/>
          <table:table-cell office:value-type="float" office:value="270"/>
          <table:table-cell office:value-type="float" office:value="10"/>
          <table:table-cell table:number-columns-repeated="2"/>
          <table:table-cell office:value-type="float" office:value="0"/>
          <table:table-cell office:value-type="float" office:value="0"/>
          <table:table-cell office:value-type="float" office:value="0"/>
          <table:table-cell office:value-type="float" office:value="7"/>
          <table:table-cell office:value-type="float" office:value="0"/>
          <table:table-cell office:value-type="float" office:value="1"/>
          <table:table-cell office:value-type="float" office:value="15"/>
          <table:table-cell office:value-type="float" office:value="0"/>
          <table:table-cell/>
          <table:table-cell office:value-type="float" office:value="10057"/>
          <table:table-cell office:value-type="float" office:value="9765"/>
          <table:table-cell office:value-type="float" office:value="292"/>
          <table:table-cell/>
          <table:table-cell office:value-type="float" office:value="4"/>
          <table:table-cell office:value-type="float" office:value="19"/>
          <table:table-cell office:value-type="float" office:value="18"/>
          <table:table-cell office:value-type="float" office:value="4205"/>
          <table:table-cell office:value-type="float" office:value="784"/>
          <table:table-cell office:value-type="float" office:value="321"/>
          <table:table-cell office:value-type="float" office:value="4406"/>
          <table:table-cell office:value-type="float" office:value="8"/>
          <table:table-cell/>
          <table:table-cell office:value-type="float" office:value="2"/>
          <table:table-cell office:value-type="float" office:value="17"/>
          <table:table-cell office:value-type="float" office:value="6"/>
          <table:table-cell office:value-type="float" office:value="1417"/>
          <table:table-cell office:value-type="float" office:value="566"/>
          <table:table-cell office:value-type="float" office:value="131"/>
          <table:table-cell office:value-type="float" office:value="2081"/>
          <table:table-cell office:value-type="float" office:value="5"/>
          <table:table-cell/>
          <table:table-cell office:value-type="float" office:value="2"/>
          <table:table-cell office:value-type="float" office:value="2"/>
          <table:table-cell office:value-type="float" office:value="12"/>
          <table:table-cell office:value-type="float" office:value="2788"/>
          <table:table-cell office:value-type="float" office:value="218"/>
          <table:table-cell office:value-type="float" office:value="190"/>
          <table:table-cell office:value-type="float" office:value="2325"/>
          <table:table-cell office:value-type="float" office:value="3"/>
          <table:table-cell/>
          <table:table-cell office:value-type="float" office:value="756"/>
          <table:table-cell office:value-type="float" office:value="0"/>
          <table:table-cell office:value-type="float" office:value="50"/>
          <table:table-cell office:value-type="float" office:value="1275"/>
          <table:table-cell/>
          <table:table-cell office:value-type="float" office:value="691"/>
          <table:table-cell office:value-type="float" office:value="0"/>
          <table:table-cell office:value-type="float" office:value="4"/>
          <table:table-cell office:value-type="float" office:value="1630"/>
          <table:table-cell table:number-columns-repeated="2"/>
          <table:table-cell office:value-type="float" office:value="5"/>
          <table:table-cell office:value-type="float" office:value="19"/>
          <table:table-cell office:value-type="float" office:value="8"/>
          <table:table-cell office:value-type="float" office:value="780"/>
          <table:table-cell office:value-type="float" office:value="447"/>
          <table:table-cell office:value-type="float" office:value="66"/>
          <table:table-cell office:value-type="float" office:value="941"/>
          <table:table-cell office:value-type="float" office:value="4"/>
          <table:table-cell/>
          <table:table-cell office:value-type="float" office:value="0"/>
          <table:table-cell office:value-type="float" office:value="0"/>
          <table:table-cell office:value-type="float" office:value="5"/>
          <table:table-cell office:value-type="float" office:value="657"/>
          <table:table-cell office:value-type="float" office:value="140"/>
          <table:table-cell office:value-type="float" office:value="61"/>
          <table:table-cell office:value-type="float" office:value="569"/>
          <table:table-cell office:value-type="float" office:value="0"/>
          <table:table-cell/>
          <table:table-cell office:value-type="float" office:value="1"/>
          <table:table-cell office:value-type="float" office:value="13"/>
          <table:table-cell office:value-type="float" office:value="2"/>
          <table:table-cell office:value-type="float" office:value="568"/>
          <table:table-cell office:value-type="float" office:value="279"/>
          <table:table-cell office:value-type="float" office:value="48"/>
          <table:table-cell office:value-type="float" office:value="489"/>
          <table:table-cell office:value-type="float" office:value="3"/>
          <table:table-cell/>
          <table:table-cell office:value-type="float" office:value="0"/>
          <table:table-cell office:value-type="float" office:value="0"/>
          <table:table-cell office:value-type="float" office:value="5"/>
          <table:table-cell office:value-type="float" office:value="619"/>
          <table:table-cell office:value-type="float" office:value="124"/>
          <table:table-cell office:value-type="float" office:value="58"/>
          <table:table-cell office:value-type="float" office:value="50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uton Borough Council"/>
          <table:table-cell table:number-columns-repeated="2"/>
          <table:table-cell office:value-type="float" office:value="2357"/>
          <table:table-cell office:value-type="float" office:value="2349"/>
          <table:table-cell office:value-type="float" office:value="8"/>
          <table:table-cell/>
          <table:table-cell office:value-type="float" office:value="2"/>
          <table:table-cell office:value-type="float" office:value="4"/>
          <table:table-cell office:value-type="float" office:value="1"/>
          <table:table-cell office:value-type="float" office:value="780"/>
          <table:table-cell office:value-type="float" office:value="320"/>
          <table:table-cell office:value-type="float" office:value="89"/>
          <table:table-cell office:value-type="float" office:value="1150"/>
          <table:table-cell office:value-type="float" office:value="3"/>
          <table:table-cell/>
          <table:table-cell office:value-type="float" office:value="1"/>
          <table:table-cell office:value-type="float" office:value="4"/>
          <table:table-cell office:value-type="float" office:value="1"/>
          <table:table-cell office:value-type="float" office:value="245"/>
          <table:table-cell office:value-type="float" office:value="190"/>
          <table:table-cell office:value-type="float" office:value="51"/>
          <table:table-cell office:value-type="float" office:value="523"/>
          <table:table-cell office:value-type="float" office:value="1"/>
          <table:table-cell/>
          <table:table-cell office:value-type="float" office:value="1"/>
          <table:table-cell office:value-type="float" office:value="0"/>
          <table:table-cell office:value-type="float" office:value="0"/>
          <table:table-cell office:value-type="float" office:value="535"/>
          <table:table-cell office:value-type="float" office:value="130"/>
          <table:table-cell office:value-type="float" office:value="38"/>
          <table:table-cell office:value-type="float" office:value="627"/>
          <table:table-cell office:value-type="float" office:value="2"/>
          <table:table-cell/>
          <table:table-cell office:value-type="float" office:value="266"/>
          <table:table-cell office:value-type="float" office:value="38"/>
          <table:table-cell office:value-type="float" office:value="0"/>
          <table:table-cell office:value-type="float" office:value="219"/>
          <table:table-cell/>
          <table:table-cell office:value-type="float" office:value="382"/>
          <table:table-cell office:value-type="float" office:value="46"/>
          <table:table-cell office:value-type="float" office:value="3"/>
          <table:table-cell office:value-type="float" office:value="196"/>
          <table:table-cell table:number-columns-repeated="2"/>
          <table:table-cell office:value-type="float" office:value="124"/>
          <table:table-cell office:value-type="float" office:value="264"/>
          <table:table-cell table:number-columns-repeated="2"/>
          <table:table-cell office:value-type="float" office:value="0"/>
          <table:table-cell office:value-type="float" office:value="0"/>
          <table:table-cell office:value-type="float" office:value="1"/>
          <table:table-cell office:value-type="float" office:value="4"/>
          <table:table-cell office:value-type="float" office:value="87"/>
          <table:table-cell office:value-type="float" office:value="3"/>
          <table:table-cell office:value-type="float" office:value="2"/>
          <table:table-cell office:value-type="float" office:value="0"/>
          <table:table-cell office:value-type="float" office:value="1"/>
          <table:table-cell office:value-type="float" office:value="0"/>
          <table:table-cell office:value-type="float" office:value="3"/>
          <table:table-cell office:value-type="float" office:value="128"/>
          <table:table-cell office:value-type="float" office:value="6"/>
          <table:table-cell table:number-columns-repeated="2"/>
          <table:table-cell office:value-type="float" office:value="0"/>
          <table:table-cell office:value-type="float" office:value="1"/>
          <table:table-cell office:value-type="float" office:value="0"/>
          <table:table-cell office:value-type="float" office:value="58"/>
          <table:table-cell office:value-type="float" office:value="4"/>
          <table:table-cell office:value-type="float" office:value="54"/>
          <table:table-cell office:value-type="float" office:value="1"/>
          <table:table-cell office:value-type="float" office:value="0"/>
          <table:table-cell/>
          <table:table-cell office:value-type="float" office:value="6411"/>
          <table:table-cell office:value-type="float" office:value="6381"/>
          <table:table-cell office:value-type="float" office:value="30"/>
          <table:table-cell/>
          <table:table-cell office:value-type="float" office:value="2"/>
          <table:table-cell office:value-type="float" office:value="16"/>
          <table:table-cell office:value-type="float" office:value="1"/>
          <table:table-cell office:value-type="float" office:value="2353"/>
          <table:table-cell office:value-type="float" office:value="579"/>
          <table:table-cell office:value-type="float" office:value="231"/>
          <table:table-cell office:value-type="float" office:value="3190"/>
          <table:table-cell office:value-type="float" office:value="9"/>
          <table:table-cell/>
          <table:table-cell office:value-type="float" office:value="1"/>
          <table:table-cell office:value-type="float" office:value="14"/>
          <table:table-cell office:value-type="float" office:value="1"/>
          <table:table-cell office:value-type="float" office:value="907"/>
          <table:table-cell office:value-type="float" office:value="397"/>
          <table:table-cell office:value-type="float" office:value="120"/>
          <table:table-cell office:value-type="float" office:value="1592"/>
          <table:table-cell office:value-type="float" office:value="2"/>
          <table:table-cell/>
          <table:table-cell office:value-type="float" office:value="1"/>
          <table:table-cell office:value-type="float" office:value="2"/>
          <table:table-cell office:value-type="float" office:value="0"/>
          <table:table-cell office:value-type="float" office:value="1446"/>
          <table:table-cell office:value-type="float" office:value="182"/>
          <table:table-cell office:value-type="float" office:value="111"/>
          <table:table-cell office:value-type="float" office:value="1598"/>
          <table:table-cell office:value-type="float" office:value="7"/>
          <table:table-cell/>
          <table:table-cell office:value-type="float" office:value="843"/>
          <table:table-cell office:value-type="float" office:value="154"/>
          <table:table-cell office:value-type="float" office:value="9"/>
          <table:table-cell office:value-type="float" office:value="586"/>
          <table:table-cell/>
          <table:table-cell office:value-type="float" office:value="900"/>
          <table:table-cell office:value-type="float" office:value="170"/>
          <table:table-cell office:value-type="float" office:value="8"/>
          <table:table-cell office:value-type="float" office:value="520"/>
          <table:table-cell table:number-columns-repeated="2"/>
          <table:table-cell office:value-type="float" office:value="1"/>
          <table:table-cell office:value-type="float" office:value="3"/>
          <table:table-cell office:value-type="float" office:value="1"/>
          <table:table-cell office:value-type="float" office:value="195"/>
          <table:table-cell office:value-type="float" office:value="147"/>
          <table:table-cell office:value-type="float" office:value="51"/>
          <table:table-cell office:value-type="float" office:value="355"/>
          <table:table-cell office:value-type="float" office:value="1"/>
          <table:table-cell/>
          <table:table-cell office:value-type="float" office:value="1"/>
          <table:table-cell office:value-type="float" office:value="0"/>
          <table:table-cell office:value-type="float" office:value="0"/>
          <table:table-cell office:value-type="float" office:value="72"/>
          <table:table-cell office:value-type="float" office:value="15"/>
          <table:table-cell office:value-type="float" office:value="8"/>
          <table:table-cell office:value-type="float" office:value="58"/>
          <table:table-cell office:value-type="float" office:value="1"/>
          <table:table-cell/>
          <table:table-cell office:value-type="float" office:value="1"/>
          <table:table-cell office:value-type="float" office:value="2"/>
          <table:table-cell office:value-type="float" office:value="1"/>
          <table:table-cell office:value-type="float" office:value="165"/>
          <table:table-cell office:value-type="float" office:value="109"/>
          <table:table-cell office:value-type="float" office:value="42"/>
          <table:table-cell office:value-type="float" office:value="222"/>
          <table:table-cell office:value-type="float" office:value="0"/>
          <table:table-cell/>
          <table:table-cell office:value-type="float" office:value="1"/>
          <table:table-cell office:value-type="float" office:value="0"/>
          <table:table-cell office:value-type="float" office:value="0"/>
          <table:table-cell office:value-type="float" office:value="70"/>
          <table:table-cell office:value-type="float" office:value="13"/>
          <table:table-cell office:value-type="float" office:value="8"/>
          <table:table-cell office:value-type="float" office:value="49"/>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15"/>
          <table:table-cell office:value-type="float" office:value="4"/>
          <table:table-cell office:value-type="float" office:value="5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Hampshire County Council"/>
          <table:table-cell table:number-columns-repeated="2"/>
          <table:table-cell office:value-type="float" office:value="23396"/>
          <table:table-cell office:value-type="float" office:value="23142"/>
          <table:table-cell office:value-type="float" office:value="254"/>
          <table:table-cell/>
          <table:table-cell office:value-type="float" office:value="0"/>
          <table:table-cell office:value-type="float" office:value="35"/>
          <table:table-cell office:value-type="float" office:value="5"/>
          <table:table-cell office:value-type="float" office:value="4417"/>
          <table:table-cell office:value-type="float" office:value="1498"/>
          <table:table-cell office:value-type="float" office:value="494"/>
          <table:table-cell office:value-type="float" office:value="16601"/>
          <table:table-cell office:value-type="float" office:value="87"/>
          <table:table-cell/>
          <table:table-cell office:value-type="float" office:value="0"/>
          <table:table-cell office:value-type="float" office:value="31"/>
          <table:table-cell office:value-type="float" office:value="1"/>
          <table:table-cell office:value-type="float" office:value="1385"/>
          <table:table-cell office:value-type="float" office:value="858"/>
          <table:table-cell office:value-type="float" office:value="226"/>
          <table:table-cell office:value-type="float" office:value="8065"/>
          <table:table-cell office:value-type="float" office:value="30"/>
          <table:table-cell/>
          <table:table-cell office:value-type="float" office:value="0"/>
          <table:table-cell office:value-type="float" office:value="4"/>
          <table:table-cell office:value-type="float" office:value="4"/>
          <table:table-cell office:value-type="float" office:value="3032"/>
          <table:table-cell office:value-type="float" office:value="640"/>
          <table:table-cell office:value-type="float" office:value="268"/>
          <table:table-cell office:value-type="float" office:value="8536"/>
          <table:table-cell office:value-type="float" office:value="57"/>
          <table:table-cell/>
          <table:table-cell office:value-type="float" office:value="6857"/>
          <table:table-cell office:value-type="float" office:value="3"/>
          <table:table-cell office:value-type="float" office:value="638"/>
          <table:table-cell office:value-type="float" office:value="567"/>
          <table:table-cell/>
          <table:table-cell office:value-type="float" office:value="8100"/>
          <table:table-cell office:value-type="float" office:value="2"/>
          <table:table-cell office:value-type="float" office:value="102"/>
          <table:table-cell office:value-type="float" office:value="332"/>
          <table:table-cell table:number-columns-repeated="2"/>
          <table:table-cell office:value-type="float" office:value="1"/>
          <table:table-cell office:value-type="float" office:value="1"/>
          <table:table-cell table:number-columns-repeated="2"/>
          <table:table-cell office:value-type="float" office:value="10"/>
          <table:table-cell office:value-type="float" office:value="0"/>
          <table:table-cell office:value-type="float" office:value="377"/>
          <table:table-cell office:value-type="float" office:value="18"/>
          <table:table-cell office:value-type="float" office:value="30"/>
          <table:table-cell office:value-type="float" office:value="33"/>
          <table:table-cell office:value-type="float" office:value="143"/>
          <table:table-cell office:value-type="float" office:value="0"/>
          <table:table-cell office:value-type="float" office:value="2"/>
          <table:table-cell office:value-type="float" office:value="2"/>
          <table:table-cell office:value-type="float" office:value="31"/>
          <table:table-cell office:value-type="float" office:value="5068"/>
          <table:table-cell office:value-type="float" office:value="73"/>
          <table:table-cell table:number-columns-repeated="2"/>
          <table:table-cell office:value-type="float" office:value="0"/>
          <table:table-cell office:value-type="float" office:value="0"/>
          <table:table-cell office:value-type="float" office:value="8"/>
          <table:table-cell office:value-type="float" office:value="515"/>
          <table:table-cell office:value-type="float" office:value="10"/>
          <table:table-cell office:value-type="float" office:value="30"/>
          <table:table-cell office:value-type="float" office:value="2"/>
          <table:table-cell office:value-type="float" office:value="1"/>
          <table:table-cell/>
          <table:table-cell office:value-type="float" office:value="61571"/>
          <table:table-cell office:value-type="float" office:value="60934"/>
          <table:table-cell office:value-type="float" office:value="637"/>
          <table:table-cell/>
          <table:table-cell office:value-type="float" office:value="7"/>
          <table:table-cell office:value-type="float" office:value="69"/>
          <table:table-cell office:value-type="float" office:value="33"/>
          <table:table-cell office:value-type="float" office:value="14548"/>
          <table:table-cell office:value-type="float" office:value="2140"/>
          <table:table-cell office:value-type="float" office:value="1286"/>
          <table:table-cell office:value-type="float" office:value="42556"/>
          <table:table-cell office:value-type="float" office:value="281"/>
          <table:table-cell/>
          <table:table-cell office:value-type="float" office:value="4"/>
          <table:table-cell office:value-type="float" office:value="64"/>
          <table:table-cell office:value-type="float" office:value="13"/>
          <table:table-cell office:value-type="float" office:value="3286"/>
          <table:table-cell office:value-type="float" office:value="1355"/>
          <table:table-cell office:value-type="float" office:value="457"/>
          <table:table-cell office:value-type="float" office:value="17684"/>
          <table:table-cell office:value-type="float" office:value="60"/>
          <table:table-cell/>
          <table:table-cell office:value-type="float" office:value="3"/>
          <table:table-cell office:value-type="float" office:value="5"/>
          <table:table-cell office:value-type="float" office:value="20"/>
          <table:table-cell office:value-type="float" office:value="11262"/>
          <table:table-cell office:value-type="float" office:value="785"/>
          <table:table-cell office:value-type="float" office:value="829"/>
          <table:table-cell office:value-type="float" office:value="24872"/>
          <table:table-cell office:value-type="float" office:value="221"/>
          <table:table-cell/>
          <table:table-cell office:value-type="float" office:value="15810"/>
          <table:table-cell office:value-type="float" office:value="7"/>
          <table:table-cell office:value-type="float" office:value="456"/>
          <table:table-cell office:value-type="float" office:value="1411"/>
          <table:table-cell/>
          <table:table-cell office:value-type="float" office:value="23735"/>
          <table:table-cell office:value-type="float" office:value="17"/>
          <table:table-cell office:value-type="float" office:value="81"/>
          <table:table-cell office:value-type="float" office:value="1039"/>
          <table:table-cell table:number-columns-repeated="2"/>
          <table:table-cell office:value-type="float" office:value="7"/>
          <table:table-cell office:value-type="float" office:value="30"/>
          <table:table-cell office:value-type="float" office:value="5"/>
          <table:table-cell office:value-type="float" office:value="389"/>
          <table:table-cell office:value-type="float" office:value="570"/>
          <table:table-cell office:value-type="float" office:value="95"/>
          <table:table-cell office:value-type="float" office:value="1788"/>
          <table:table-cell office:value-type="float" office:value="14"/>
          <table:table-cell/>
          <table:table-cell office:value-type="float" office:value="0"/>
          <table:table-cell office:value-type="float" office:value="1"/>
          <table:table-cell office:value-type="float" office:value="0"/>
          <table:table-cell office:value-type="float" office:value="158"/>
          <table:table-cell office:value-type="float" office:value="63"/>
          <table:table-cell office:value-type="float" office:value="6"/>
          <table:table-cell office:value-type="float" office:value="181"/>
          <table:table-cell office:value-type="float" office:value="1"/>
          <table:table-cell/>
          <table:table-cell office:value-type="float" office:value="0"/>
          <table:table-cell office:value-type="float" office:value="20"/>
          <table:table-cell office:value-type="float" office:value="1"/>
          <table:table-cell office:value-type="float" office:value="284"/>
          <table:table-cell office:value-type="float" office:value="429"/>
          <table:table-cell office:value-type="float" office:value="60"/>
          <table:table-cell office:value-type="float" office:value="1406"/>
          <table:table-cell office:value-type="float" office:value="5"/>
          <table:table-cell/>
          <table:table-cell office:value-type="float" office:value="0"/>
          <table:table-cell office:value-type="float" office:value="1"/>
          <table:table-cell office:value-type="float" office:value="0"/>
          <table:table-cell office:value-type="float" office:value="139"/>
          <table:table-cell office:value-type="float" office:value="53"/>
          <table:table-cell office:value-type="float" office:value="4"/>
          <table:table-cell office:value-type="float" office:value="163"/>
          <table:table-cell office:value-type="float" office:value="1"/>
          <table:table-cell/>
          <table:table-cell office:value-type="float" office:value="1"/>
          <table:table-cell office:value-type="float" office:value="3"/>
          <table:table-cell office:value-type="float" office:value="2"/>
          <table:table-cell office:value-type="float" office:value="6"/>
          <table:table-cell office:value-type="float" office:value="17"/>
          <table:table-cell office:value-type="float" office:value="9"/>
          <table:table-cell office:value-type="float" office:value="125"/>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gan Council"/>
          <table:table-cell table:number-columns-repeated="2"/>
          <table:table-cell office:value-type="float" office:value="7306"/>
          <table:table-cell office:value-type="float" office:value="7269"/>
          <table:table-cell office:value-type="float" office:value="37"/>
          <table:table-cell/>
          <table:table-cell office:value-type="float" office:value="7"/>
          <table:table-cell office:value-type="float" office:value="4"/>
          <table:table-cell office:value-type="float" office:value="2"/>
          <table:table-cell office:value-type="float" office:value="2859"/>
          <table:table-cell office:value-type="float" office:value="837"/>
          <table:table-cell office:value-type="float" office:value="93"/>
          <table:table-cell office:value-type="float" office:value="3453"/>
          <table:table-cell office:value-type="float" office:value="14"/>
          <table:table-cell/>
          <table:table-cell office:value-type="float" office:value="4"/>
          <table:table-cell office:value-type="float" office:value="4"/>
          <table:table-cell office:value-type="float" office:value="2"/>
          <table:table-cell office:value-type="float" office:value="1002"/>
          <table:table-cell office:value-type="float" office:value="580"/>
          <table:table-cell office:value-type="float" office:value="45"/>
          <table:table-cell office:value-type="float" office:value="1814"/>
          <table:table-cell office:value-type="float" office:value="7"/>
          <table:table-cell/>
          <table:table-cell office:value-type="float" office:value="3"/>
          <table:table-cell office:value-type="float" office:value="0"/>
          <table:table-cell office:value-type="float" office:value="0"/>
          <table:table-cell office:value-type="float" office:value="1857"/>
          <table:table-cell office:value-type="float" office:value="257"/>
          <table:table-cell office:value-type="float" office:value="48"/>
          <table:table-cell office:value-type="float" office:value="1639"/>
          <table:table-cell office:value-type="float" office:value="7"/>
          <table:table-cell/>
          <table:table-cell office:value-type="float" office:value="1800"/>
          <table:table-cell office:value-type="float" office:value="0"/>
          <table:table-cell office:value-type="float" office:value="1"/>
          <table:table-cell office:value-type="float" office:value="13"/>
          <table:table-cell/>
          <table:table-cell office:value-type="float" office:value="1639"/>
          <table:table-cell office:value-type="float" office:value="0"/>
          <table:table-cell office:value-type="float" office:value="0"/>
          <table:table-cell office:value-type="float" office:value="0"/>
          <table:table-cell table:number-columns-repeated="2"/>
          <table:table-cell office:value-type="float" office:value="1"/>
          <table:table-cell office:value-type="float" office:value="0"/>
          <table:table-cell table:number-columns-repeated="2"/>
          <table:table-cell office:value-type="float" office:value="2"/>
          <table:table-cell office:value-type="float" office:value="0"/>
          <table:table-cell office:value-type="float" office:value="74"/>
          <table:table-cell office:value-type="float" office:value="0"/>
          <table:table-cell office:value-type="float" office:value="48"/>
          <table:table-cell office:value-type="float" office:value="30"/>
          <table:table-cell office:value-type="float" office:value="1"/>
          <table:table-cell office:value-type="float" office:value="0"/>
          <table:table-cell office:value-type="float" office:value="2"/>
          <table:table-cell office:value-type="float" office:value="0"/>
          <table:table-cell office:value-type="float" office:value="1"/>
          <table:table-cell office:value-type="float" office:value="761"/>
          <table:table-cell office:value-type="float" office:value="21"/>
          <table:table-cell table:number-columns-repeated="2"/>
          <table:table-cell office:value-type="float" office:value="0"/>
          <table:table-cell office:value-type="float" office:value="0"/>
          <table:table-cell office:value-type="float" office:value="0"/>
          <table:table-cell office:value-type="float" office:value="12"/>
          <table:table-cell office:value-type="float" office:value="23"/>
          <table:table-cell office:value-type="float" office:value="1"/>
          <table:table-cell office:value-type="float" office:value="0"/>
          <table:table-cell office:value-type="float" office:value="0"/>
          <table:table-cell/>
          <table:table-cell office:value-type="float" office:value="20197"/>
          <table:table-cell office:value-type="float" office:value="20132"/>
          <table:table-cell office:value-type="float" office:value="65"/>
          <table:table-cell/>
          <table:table-cell office:value-type="float" office:value="13"/>
          <table:table-cell office:value-type="float" office:value="14"/>
          <table:table-cell office:value-type="float" office:value="5"/>
          <table:table-cell office:value-type="float" office:value="8817"/>
          <table:table-cell office:value-type="float" office:value="1492"/>
          <table:table-cell office:value-type="float" office:value="277"/>
          <table:table-cell office:value-type="float" office:value="9461"/>
          <table:table-cell office:value-type="float" office:value="53"/>
          <table:table-cell/>
          <table:table-cell office:value-type="float" office:value="8"/>
          <table:table-cell office:value-type="float" office:value="14"/>
          <table:table-cell office:value-type="float" office:value="4"/>
          <table:table-cell office:value-type="float" office:value="2713"/>
          <table:table-cell office:value-type="float" office:value="1139"/>
          <table:table-cell office:value-type="float" office:value="119"/>
          <table:table-cell office:value-type="float" office:value="4491"/>
          <table:table-cell office:value-type="float" office:value="23"/>
          <table:table-cell/>
          <table:table-cell office:value-type="float" office:value="5"/>
          <table:table-cell office:value-type="float" office:value="0"/>
          <table:table-cell office:value-type="float" office:value="1"/>
          <table:table-cell office:value-type="float" office:value="6104"/>
          <table:table-cell office:value-type="float" office:value="353"/>
          <table:table-cell office:value-type="float" office:value="158"/>
          <table:table-cell office:value-type="float" office:value="4970"/>
          <table:table-cell office:value-type="float" office:value="30"/>
          <table:table-cell/>
          <table:table-cell office:value-type="float" office:value="4447"/>
          <table:table-cell office:value-type="float" office:value="0"/>
          <table:table-cell office:value-type="float" office:value="1"/>
          <table:table-cell office:value-type="float" office:value="43"/>
          <table:table-cell/>
          <table:table-cell office:value-type="float" office:value="4968"/>
          <table:table-cell office:value-type="float" office:value="0"/>
          <table:table-cell office:value-type="float" office:value="1"/>
          <table:table-cell office:value-type="float" office:value="1"/>
          <table:table-cell table:number-columns-repeated="2"/>
          <table:table-cell office:value-type="float" office:value="3"/>
          <table:table-cell office:value-type="float" office:value="7"/>
          <table:table-cell office:value-type="float" office:value="3"/>
          <table:table-cell office:value-type="float" office:value="517"/>
          <table:table-cell office:value-type="float" office:value="331"/>
          <table:table-cell office:value-type="float" office:value="27"/>
          <table:table-cell office:value-type="float" office:value="475"/>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2"/>
          <table:table-cell office:value-type="float" office:value="2"/>
          <table:table-cell office:value-type="float" office:value="1"/>
          <table:table-cell office:value-type="float" office:value="437"/>
          <table:table-cell office:value-type="float" office:value="278"/>
          <table:table-cell office:value-type="float" office:value="23"/>
          <table:table-cell office:value-type="float" office:value="416"/>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4"/>
          <table:table-cell office:value-type="float" office:value="2"/>
          <table:table-cell office:value-type="float" office:value="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ltshire Council"/>
          <table:table-cell table:number-columns-repeated="2"/>
          <table:table-cell office:value-type="float" office:value="9054"/>
          <table:table-cell office:value-type="float" office:value="8952"/>
          <table:table-cell office:value-type="float" office:value="102"/>
          <table:table-cell/>
          <table:table-cell office:value-type="float" office:value="5"/>
          <table:table-cell office:value-type="float" office:value="4"/>
          <table:table-cell office:value-type="float" office:value="1"/>
          <table:table-cell office:value-type="float" office:value="1586"/>
          <table:table-cell office:value-type="float" office:value="601"/>
          <table:table-cell office:value-type="float" office:value="165"/>
          <table:table-cell office:value-type="float" office:value="6521"/>
          <table:table-cell office:value-type="float" office:value="67"/>
          <table:table-cell/>
          <table:table-cell office:value-type="float" office:value="4"/>
          <table:table-cell office:value-type="float" office:value="4"/>
          <table:table-cell office:value-type="float" office:value="1"/>
          <table:table-cell office:value-type="float" office:value="288"/>
          <table:table-cell office:value-type="float" office:value="273"/>
          <table:table-cell office:value-type="float" office:value="47"/>
          <table:table-cell office:value-type="float" office:value="2213"/>
          <table:table-cell office:value-type="float" office:value="21"/>
          <table:table-cell/>
          <table:table-cell office:value-type="float" office:value="1"/>
          <table:table-cell office:value-type="float" office:value="0"/>
          <table:table-cell office:value-type="float" office:value="0"/>
          <table:table-cell office:value-type="float" office:value="1298"/>
          <table:table-cell office:value-type="float" office:value="328"/>
          <table:table-cell office:value-type="float" office:value="118"/>
          <table:table-cell office:value-type="float" office:value="4308"/>
          <table:table-cell office:value-type="float" office:value="46"/>
          <table:table-cell/>
          <table:table-cell office:value-type="float" office:value="2027"/>
          <table:table-cell office:value-type="float" office:value="5"/>
          <table:table-cell office:value-type="float" office:value="44"/>
          <table:table-cell office:value-type="float" office:value="137"/>
          <table:table-cell/>
          <table:table-cell office:value-type="float" office:value="4261"/>
          <table:table-cell office:value-type="float" office:value="3"/>
          <table:table-cell office:value-type="float" office:value="4"/>
          <table:table-cell office:value-type="float" office:value="40"/>
          <table:table-cell table:number-columns-repeated="2"/>
          <table:table-cell office:value-type="float" office:value="0"/>
          <table:table-cell office:value-type="float" office:value="1"/>
          <table:table-cell table:number-columns-repeated="2"/>
          <table:table-cell office:value-type="float" office:value="4"/>
          <table:table-cell office:value-type="float" office:value="0"/>
          <table:table-cell office:value-type="float" office:value="126"/>
          <table:table-cell office:value-type="float" office:value="9"/>
          <table:table-cell office:value-type="float" office:value="53"/>
          <table:table-cell office:value-type="float" office:value="14"/>
          <table:table-cell office:value-type="float" office:value="59"/>
          <table:table-cell office:value-type="float" office:value="0"/>
          <table:table-cell office:value-type="float" office:value="2"/>
          <table:table-cell office:value-type="float" office:value="0"/>
          <table:table-cell office:value-type="float" office:value="0"/>
          <table:table-cell office:value-type="float" office:value="1791"/>
          <table:table-cell office:value-type="float" office:value="31"/>
          <table:table-cell table:number-columns-repeated="2"/>
          <table:table-cell office:value-type="float" office:value="0"/>
          <table:table-cell office:value-type="float" office:value="0"/>
          <table:table-cell office:value-type="float" office:value="0"/>
          <table:table-cell office:value-type="float" office:value="388"/>
          <table:table-cell office:value-type="float" office:value="0"/>
          <table:table-cell office:value-type="float" office:value="3"/>
          <table:table-cell office:value-type="float" office:value="2"/>
          <table:table-cell office:value-type="float" office:value="0"/>
          <table:table-cell/>
          <table:table-cell office:value-type="float" office:value="23222"/>
          <table:table-cell office:value-type="float" office:value="22984"/>
          <table:table-cell office:value-type="float" office:value="238"/>
          <table:table-cell/>
          <table:table-cell office:value-type="float" office:value="7"/>
          <table:table-cell office:value-type="float" office:value="14"/>
          <table:table-cell office:value-type="float" office:value="8"/>
          <table:table-cell office:value-type="float" office:value="5193"/>
          <table:table-cell office:value-type="float" office:value="917"/>
          <table:table-cell office:value-type="float" office:value="391"/>
          <table:table-cell office:value-type="float" office:value="16278"/>
          <table:table-cell office:value-type="float" office:value="173"/>
          <table:table-cell/>
          <table:table-cell office:value-type="float" office:value="5"/>
          <table:table-cell office:value-type="float" office:value="12"/>
          <table:table-cell office:value-type="float" office:value="4"/>
          <table:table-cell office:value-type="float" office:value="949"/>
          <table:table-cell office:value-type="float" office:value="475"/>
          <table:table-cell office:value-type="float" office:value="111"/>
          <table:table-cell office:value-type="float" office:value="5208"/>
          <table:table-cell office:value-type="float" office:value="44"/>
          <table:table-cell/>
          <table:table-cell office:value-type="float" office:value="2"/>
          <table:table-cell office:value-type="float" office:value="2"/>
          <table:table-cell office:value-type="float" office:value="4"/>
          <table:table-cell office:value-type="float" office:value="4244"/>
          <table:table-cell office:value-type="float" office:value="442"/>
          <table:table-cell office:value-type="float" office:value="280"/>
          <table:table-cell office:value-type="float" office:value="11070"/>
          <table:table-cell office:value-type="float" office:value="129"/>
          <table:table-cell/>
          <table:table-cell office:value-type="float" office:value="5003"/>
          <table:table-cell office:value-type="float" office:value="8"/>
          <table:table-cell office:value-type="float" office:value="41"/>
          <table:table-cell office:value-type="float" office:value="156"/>
          <table:table-cell/>
          <table:table-cell office:value-type="float" office:value="10976"/>
          <table:table-cell office:value-type="float" office:value="13"/>
          <table:table-cell office:value-type="float" office:value="8"/>
          <table:table-cell office:value-type="float" office:value="73"/>
          <table:table-cell table:number-columns-repeated="2"/>
          <table:table-cell office:value-type="float" office:value="6"/>
          <table:table-cell office:value-type="float" office:value="4"/>
          <table:table-cell office:value-type="float" office:value="4"/>
          <table:table-cell office:value-type="float" office:value="277"/>
          <table:table-cell office:value-type="float" office:value="211"/>
          <table:table-cell office:value-type="float" office:value="30"/>
          <table:table-cell office:value-type="float" office:value="758"/>
          <table:table-cell office:value-type="float" office:value="19"/>
          <table:table-cell/>
          <table:table-cell office:value-type="float" office:value="1"/>
          <table:table-cell office:value-type="float" office:value="0"/>
          <table:table-cell office:value-type="float" office:value="0"/>
          <table:table-cell office:value-type="float" office:value="245"/>
          <table:table-cell office:value-type="float" office:value="89"/>
          <table:table-cell office:value-type="float" office:value="19"/>
          <table:table-cell office:value-type="float" office:value="269"/>
          <table:table-cell office:value-type="float" office:value="17"/>
          <table:table-cell/>
          <table:table-cell office:value-type="float" office:value="4"/>
          <table:table-cell office:value-type="float" office:value="2"/>
          <table:table-cell office:value-type="float" office:value="1"/>
          <table:table-cell office:value-type="float" office:value="223"/>
          <table:table-cell office:value-type="float" office:value="167"/>
          <table:table-cell office:value-type="float" office:value="24"/>
          <table:table-cell office:value-type="float" office:value="579"/>
          <table:table-cell office:value-type="float" office:value="14"/>
          <table:table-cell/>
          <table:table-cell office:value-type="float" office:value="1"/>
          <table:table-cell office:value-type="float" office:value="0"/>
          <table:table-cell office:value-type="float" office:value="0"/>
          <table:table-cell office:value-type="float" office:value="240"/>
          <table:table-cell office:value-type="float" office:value="84"/>
          <table:table-cell office:value-type="float" office:value="18"/>
          <table:table-cell office:value-type="float" office:value="247"/>
          <table:table-cell office:value-type="float" office:value="15"/>
          <table:table-cell/>
          <table:table-cell office:value-type="float" office:value="0"/>
          <table:table-cell office:value-type="float" office:value="0"/>
          <table:table-cell office:value-type="float" office:value="3"/>
          <table:table-cell office:value-type="float" office:value="0"/>
          <table:table-cell office:value-type="float" office:value="2"/>
          <table:table-cell office:value-type="float" office:value="0"/>
          <table:table-cell office:value-type="float" office:value="9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7"/>
          <table:table-cell office:value-type="float" office:value="0"/>
          <table:table-cell table:number-columns-repeated="16216"/>
        </table:table-row>
        <table:table-row>
          <table:table-cell office:value-type="string" office:string-value="Rotherham"/>
          <table:table-cell table:number-columns-repeated="2"/>
          <table:table-cell office:value-type="float" office:value="5809"/>
          <table:table-cell office:value-type="float" office:value="5788"/>
          <table:table-cell office:value-type="float" office:value="21"/>
          <table:table-cell/>
          <table:table-cell office:value-type="float" office:value="1"/>
          <table:table-cell office:value-type="float" office:value="6"/>
          <table:table-cell office:value-type="float" office:value="0"/>
          <table:table-cell office:value-type="float" office:value="2210"/>
          <table:table-cell office:value-type="float" office:value="600"/>
          <table:table-cell office:value-type="float" office:value="108"/>
          <table:table-cell office:value-type="float" office:value="2856"/>
          <table:table-cell office:value-type="float" office:value="6"/>
          <table:table-cell/>
          <table:table-cell office:value-type="float" office:value="1"/>
          <table:table-cell office:value-type="float" office:value="6"/>
          <table:table-cell office:value-type="float" office:value="0"/>
          <table:table-cell office:value-type="float" office:value="324"/>
          <table:table-cell office:value-type="float" office:value="334"/>
          <table:table-cell office:value-type="float" office:value="33"/>
          <table:table-cell office:value-type="float" office:value="1231"/>
          <table:table-cell office:value-type="float" office:value="3"/>
          <table:table-cell/>
          <table:table-cell office:value-type="float" office:value="0"/>
          <table:table-cell office:value-type="float" office:value="0"/>
          <table:table-cell office:value-type="float" office:value="0"/>
          <table:table-cell office:value-type="float" office:value="1886"/>
          <table:table-cell office:value-type="float" office:value="266"/>
          <table:table-cell office:value-type="float" office:value="75"/>
          <table:table-cell office:value-type="float" office:value="1625"/>
          <table:table-cell office:value-type="float" office:value="3"/>
          <table:table-cell/>
          <table:table-cell office:value-type="float" office:value="983"/>
          <table:table-cell office:value-type="float" office:value="204"/>
          <table:table-cell office:value-type="float" office:value="4"/>
          <table:table-cell office:value-type="float" office:value="40"/>
          <table:table-cell/>
          <table:table-cell office:value-type="float" office:value="1559"/>
          <table:table-cell office:value-type="float" office:value="36"/>
          <table:table-cell office:value-type="float" office:value="0"/>
          <table:table-cell office:value-type="float" office:value="30"/>
          <table:table-cell table:number-columns-repeated="2"/>
          <table:table-cell office:value-type="float" office:value="3"/>
          <table:table-cell office:value-type="float" office:value="2"/>
          <table:table-cell table:number-columns-repeated="2"/>
          <table:table-cell office:value-type="float" office:value="0"/>
          <table:table-cell office:value-type="float" office:value="0"/>
          <table:table-cell office:value-type="float" office:value="51"/>
          <table:table-cell office:value-type="float" office:value="18"/>
          <table:table-cell office:value-type="float" office:value="25"/>
          <table:table-cell office:value-type="float" office:value="10"/>
          <table:table-cell office:value-type="float" office:value="15"/>
          <table:table-cell office:value-type="float" office:value="0"/>
          <table:table-cell office:value-type="float" office:value="2"/>
          <table:table-cell office:value-type="float" office:value="0"/>
          <table:table-cell office:value-type="float" office:value="2"/>
          <table:table-cell office:value-type="float" office:value="1209"/>
          <table:table-cell office:value-type="float" office:value="14"/>
          <table:table-cell table:number-columns-repeated="2"/>
          <table:table-cell office:value-type="float" office:value="0"/>
          <table:table-cell office:value-type="float" office:value="0"/>
          <table:table-cell office:value-type="float" office:value="1"/>
          <table:table-cell office:value-type="float" office:value="206"/>
          <table:table-cell office:value-type="float" office:value="27"/>
          <table:table-cell office:value-type="float" office:value="95"/>
          <table:table-cell office:value-type="float" office:value="18"/>
          <table:table-cell office:value-type="float" office:value="0"/>
          <table:table-cell/>
          <table:table-cell office:value-type="float" office:value="15382"/>
          <table:table-cell office:value-type="float" office:value="15307"/>
          <table:table-cell office:value-type="float" office:value="75"/>
          <table:table-cell/>
          <table:table-cell office:value-type="float" office:value="1"/>
          <table:table-cell office:value-type="float" office:value="20"/>
          <table:table-cell office:value-type="float" office:value="4"/>
          <table:table-cell office:value-type="float" office:value="6773"/>
          <table:table-cell office:value-type="float" office:value="1004"/>
          <table:table-cell office:value-type="float" office:value="259"/>
          <table:table-cell office:value-type="float" office:value="7212"/>
          <table:table-cell office:value-type="float" office:value="31"/>
          <table:table-cell/>
          <table:table-cell office:value-type="float" office:value="1"/>
          <table:table-cell office:value-type="float" office:value="18"/>
          <table:table-cell office:value-type="float" office:value="3"/>
          <table:table-cell office:value-type="float" office:value="1223"/>
          <table:table-cell office:value-type="float" office:value="633"/>
          <table:table-cell office:value-type="float" office:value="94"/>
          <table:table-cell office:value-type="float" office:value="3121"/>
          <table:table-cell office:value-type="float" office:value="9"/>
          <table:table-cell/>
          <table:table-cell office:value-type="float" office:value="0"/>
          <table:table-cell office:value-type="float" office:value="2"/>
          <table:table-cell office:value-type="float" office:value="1"/>
          <table:table-cell office:value-type="float" office:value="5550"/>
          <table:table-cell office:value-type="float" office:value="371"/>
          <table:table-cell office:value-type="float" office:value="165"/>
          <table:table-cell office:value-type="float" office:value="4091"/>
          <table:table-cell office:value-type="float" office:value="22"/>
          <table:table-cell/>
          <table:table-cell office:value-type="float" office:value="2791"/>
          <table:table-cell office:value-type="float" office:value="227"/>
          <table:table-cell office:value-type="float" office:value="7"/>
          <table:table-cell office:value-type="float" office:value="96"/>
          <table:table-cell/>
          <table:table-cell office:value-type="float" office:value="3979"/>
          <table:table-cell office:value-type="float" office:value="55"/>
          <table:table-cell office:value-type="float" office:value="3"/>
          <table:table-cell office:value-type="float" office:value="54"/>
          <table:table-cell table:number-columns-repeated="2"/>
          <table:table-cell office:value-type="float" office:value="1"/>
          <table:table-cell office:value-type="float" office:value="3"/>
          <table:table-cell office:value-type="float" office:value="3"/>
          <table:table-cell office:value-type="float" office:value="223"/>
          <table:table-cell office:value-type="float" office:value="193"/>
          <table:table-cell office:value-type="float" office:value="18"/>
          <table:table-cell office:value-type="float" office:value="370"/>
          <table:table-cell office:value-type="float" office:value="2"/>
          <table:table-cell/>
          <table:table-cell office:value-type="float" office:value="0"/>
          <table:table-cell office:value-type="float" office:value="0"/>
          <table:table-cell office:value-type="float" office:value="0"/>
          <table:table-cell office:value-type="float" office:value="95"/>
          <table:table-cell office:value-type="float" office:value="24"/>
          <table:table-cell office:value-type="float" office:value="5"/>
          <table:table-cell office:value-type="float" office:value="70"/>
          <table:table-cell office:value-type="float" office:value="1"/>
          <table:table-cell/>
          <table:table-cell office:value-type="float" office:value="1"/>
          <table:table-cell office:value-type="float" office:value="3"/>
          <table:table-cell office:value-type="float" office:value="0"/>
          <table:table-cell office:value-type="float" office:value="152"/>
          <table:table-cell office:value-type="float" office:value="142"/>
          <table:table-cell office:value-type="float" office:value="11"/>
          <table:table-cell office:value-type="float" office:value="281"/>
          <table:table-cell office:value-type="float" office:value="2"/>
          <table:table-cell/>
          <table:table-cell office:value-type="float" office:value="0"/>
          <table:table-cell office:value-type="float" office:value="0"/>
          <table:table-cell office:value-type="float" office:value="0"/>
          <table:table-cell office:value-type="float" office:value="89"/>
          <table:table-cell office:value-type="float" office:value="23"/>
          <table:table-cell office:value-type="float" office:value="5"/>
          <table:table-cell office:value-type="float" office:value="67"/>
          <table:table-cell office:value-type="float" office:value="1"/>
          <table:table-cell/>
          <table:table-cell office:value-type="float" office:value="0"/>
          <table:table-cell office:value-type="float" office:value="0"/>
          <table:table-cell office:value-type="float" office:value="3"/>
          <table:table-cell office:value-type="float" office:value="51"/>
          <table:table-cell office:value-type="float" office:value="44"/>
          <table:table-cell office:value-type="float" office:value="7"/>
          <table:table-cell office:value-type="float" office:value="76"/>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Brighton &amp; Hove City Council"/>
          <table:table-cell table:number-columns-repeated="2"/>
          <table:table-cell office:value-type="float" office:value="4469"/>
          <table:table-cell office:value-type="float" office:value="4405"/>
          <table:table-cell office:value-type="float" office:value="64"/>
          <table:table-cell/>
          <table:table-cell office:value-type="float" office:value="0"/>
          <table:table-cell office:value-type="float" office:value="6"/>
          <table:table-cell office:value-type="float" office:value="0"/>
          <table:table-cell office:value-type="float" office:value="1414"/>
          <table:table-cell office:value-type="float" office:value="474"/>
          <table:table-cell office:value-type="float" office:value="116"/>
          <table:table-cell office:value-type="float" office:value="2389"/>
          <table:table-cell office:value-type="float" office:value="4"/>
          <table:table-cell/>
          <table:table-cell office:value-type="float" office:value="0"/>
          <table:table-cell office:value-type="float" office:value="6"/>
          <table:table-cell office:value-type="float" office:value="0"/>
          <table:table-cell office:value-type="float" office:value="136"/>
          <table:table-cell office:value-type="float" office:value="226"/>
          <table:table-cell office:value-type="float" office:value="31"/>
          <table:table-cell office:value-type="float" office:value="894"/>
          <table:table-cell office:value-type="float" office:value="1"/>
          <table:table-cell/>
          <table:table-cell office:value-type="float" office:value="0"/>
          <table:table-cell office:value-type="float" office:value="0"/>
          <table:table-cell office:value-type="float" office:value="0"/>
          <table:table-cell office:value-type="float" office:value="1278"/>
          <table:table-cell office:value-type="float" office:value="248"/>
          <table:table-cell office:value-type="float" office:value="85"/>
          <table:table-cell office:value-type="float" office:value="1495"/>
          <table:table-cell office:value-type="float" office:value="3"/>
          <table:table-cell/>
          <table:table-cell office:value-type="float" office:value="539"/>
          <table:table-cell office:value-type="float" office:value="2"/>
          <table:table-cell office:value-type="float" office:value="179"/>
          <table:table-cell office:value-type="float" office:value="174"/>
          <table:table-cell/>
          <table:table-cell office:value-type="float" office:value="1219"/>
          <table:table-cell office:value-type="float" office:value="0"/>
          <table:table-cell office:value-type="float" office:value="13"/>
          <table:table-cell office:value-type="float" office:value="263"/>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3"/>
          <table:table-cell office:value-type="float" office:value="0"/>
          <table:table-cell office:value-type="float" office:value="150"/>
          <table:table-cell office:value-type="float" office:value="3"/>
          <table:table-cell office:value-type="float" office:value="14"/>
          <table:table-cell office:value-type="float" office:value="0"/>
          <table:table-cell office:value-type="float" office:value="2"/>
          <table:table-cell office:value-type="float" office:value="0"/>
          <table:table-cell office:value-type="float" office:value="0"/>
          <table:table-cell office:value-type="float" office:value="1058"/>
          <table:table-cell office:value-type="float" office:value="1"/>
          <table:table-cell table:number-columns-repeated="2"/>
          <table:table-cell office:value-type="float" office:value="0"/>
          <table:table-cell office:value-type="float" office:value="0"/>
          <table:table-cell office:value-type="float" office:value="1"/>
          <table:table-cell office:value-type="float" office:value="319"/>
          <table:table-cell office:value-type="float" office:value="0"/>
          <table:table-cell office:value-type="float" office:value="29"/>
          <table:table-cell office:value-type="float" office:value="15"/>
          <table:table-cell office:value-type="float" office:value="0"/>
          <table:table-cell/>
          <table:table-cell office:value-type="float" office:value="10977"/>
          <table:table-cell office:value-type="float" office:value="10786"/>
          <table:table-cell office:value-type="float" office:value="191"/>
          <table:table-cell/>
          <table:table-cell office:value-type="float" office:value="1"/>
          <table:table-cell office:value-type="float" office:value="23"/>
          <table:table-cell office:value-type="float" office:value="1"/>
          <table:table-cell office:value-type="float" office:value="3902"/>
          <table:table-cell office:value-type="float" office:value="755"/>
          <table:table-cell office:value-type="float" office:value="324"/>
          <table:table-cell office:value-type="float" office:value="5768"/>
          <table:table-cell office:value-type="float" office:value="9"/>
          <table:table-cell/>
          <table:table-cell office:value-type="float" office:value="1"/>
          <table:table-cell office:value-type="float" office:value="22"/>
          <table:table-cell office:value-type="float" office:value="0"/>
          <table:table-cell office:value-type="float" office:value="368"/>
          <table:table-cell office:value-type="float" office:value="435"/>
          <table:table-cell office:value-type="float" office:value="79"/>
          <table:table-cell office:value-type="float" office:value="1922"/>
          <table:table-cell office:value-type="float" office:value="1"/>
          <table:table-cell/>
          <table:table-cell office:value-type="float" office:value="0"/>
          <table:table-cell office:value-type="float" office:value="1"/>
          <table:table-cell office:value-type="float" office:value="1"/>
          <table:table-cell office:value-type="float" office:value="3534"/>
          <table:table-cell office:value-type="float" office:value="320"/>
          <table:table-cell office:value-type="float" office:value="245"/>
          <table:table-cell office:value-type="float" office:value="3846"/>
          <table:table-cell office:value-type="float" office:value="8"/>
          <table:table-cell/>
          <table:table-cell office:value-type="float" office:value="1398"/>
          <table:table-cell office:value-type="float" office:value="10"/>
          <table:table-cell office:value-type="float" office:value="172"/>
          <table:table-cell office:value-type="float" office:value="342"/>
          <table:table-cell/>
          <table:table-cell office:value-type="float" office:value="3297"/>
          <table:table-cell office:value-type="float" office:value="4"/>
          <table:table-cell office:value-type="float" office:value="41"/>
          <table:table-cell office:value-type="float" office:value="504"/>
          <table:table-cell table:number-columns-repeated="2"/>
          <table:table-cell office:value-type="float" office:value="1"/>
          <table:table-cell office:value-type="float" office:value="3"/>
          <table:table-cell office:value-type="float" office:value="1"/>
          <table:table-cell office:value-type="float" office:value="56"/>
          <table:table-cell office:value-type="float" office:value="110"/>
          <table:table-cell office:value-type="float" office:value="8"/>
          <table:table-cell office:value-type="float" office:value="181"/>
          <table:table-cell office:value-type="float" office:value="2"/>
          <table:table-cell/>
          <table:table-cell office:value-type="float" office:value="0"/>
          <table:table-cell office:value-type="float" office:value="0"/>
          <table:table-cell office:value-type="float" office:value="0"/>
          <table:table-cell office:value-type="float" office:value="39"/>
          <table:table-cell office:value-type="float" office:value="12"/>
          <table:table-cell office:value-type="float" office:value="7"/>
          <table:table-cell office:value-type="float" office:value="23"/>
          <table:table-cell office:value-type="float" office:value="0"/>
          <table:table-cell/>
          <table:table-cell office:value-type="float" office:value="0"/>
          <table:table-cell office:value-type="float" office:value="2"/>
          <table:table-cell office:value-type="float" office:value="0"/>
          <table:table-cell office:value-type="float" office:value="36"/>
          <table:table-cell office:value-type="float" office:value="80"/>
          <table:table-cell office:value-type="float" office:value="4"/>
          <table:table-cell office:value-type="float" office:value="113"/>
          <table:table-cell office:value-type="float" office:value="1"/>
          <table:table-cell/>
          <table:table-cell office:value-type="float" office:value="0"/>
          <table:table-cell office:value-type="float" office:value="0"/>
          <table:table-cell office:value-type="float" office:value="0"/>
          <table:table-cell office:value-type="float" office:value="37"/>
          <table:table-cell office:value-type="float" office:value="11"/>
          <table:table-cell office:value-type="float" office:value="6"/>
          <table:table-cell office:value-type="float" office:value="21"/>
          <table:table-cell office:value-type="float" office:value="0"/>
          <table:table-cell/>
          <table:table-cell office:value-type="float" office:value="1"/>
          <table:table-cell office:value-type="float" office:value="0"/>
          <table:table-cell office:value-type="float" office:value="1"/>
          <table:table-cell office:value-type="float" office:value="6"/>
          <table:table-cell office:value-type="float" office:value="9"/>
          <table:table-cell office:value-type="float" office:value="1"/>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Ealing Council"/>
          <table:table-cell table:number-columns-repeated="2"/>
          <table:table-cell office:value-type="float" office:value="3753"/>
          <table:table-cell office:value-type="float" office:value="3699"/>
          <table:table-cell office:value-type="float" office:value="54"/>
          <table:table-cell/>
          <table:table-cell office:value-type="float" office:value="0"/>
          <table:table-cell office:value-type="float" office:value="9"/>
          <table:table-cell office:value-type="float" office:value="1"/>
          <table:table-cell office:value-type="float" office:value="1363"/>
          <table:table-cell office:value-type="float" office:value="383"/>
          <table:table-cell office:value-type="float" office:value="120"/>
          <table:table-cell office:value-type="float" office:value="1821"/>
          <table:table-cell office:value-type="float" office:value="2"/>
          <table:table-cell/>
          <table:table-cell office:value-type="float" office:value="0"/>
          <table:table-cell office:value-type="float" office:value="7"/>
          <table:table-cell office:value-type="float" office:value="0"/>
          <table:table-cell office:value-type="float" office:value="239"/>
          <table:table-cell office:value-type="float" office:value="246"/>
          <table:table-cell office:value-type="float" office:value="35"/>
          <table:table-cell office:value-type="float" office:value="716"/>
          <table:table-cell office:value-type="float" office:value="1"/>
          <table:table-cell/>
          <table:table-cell office:value-type="float" office:value="0"/>
          <table:table-cell office:value-type="float" office:value="2"/>
          <table:table-cell office:value-type="float" office:value="1"/>
          <table:table-cell office:value-type="float" office:value="1124"/>
          <table:table-cell office:value-type="float" office:value="137"/>
          <table:table-cell office:value-type="float" office:value="85"/>
          <table:table-cell office:value-type="float" office:value="1105"/>
          <table:table-cell office:value-type="float" office:value="1"/>
          <table:table-cell/>
          <table:table-cell office:value-type="float" office:value="645"/>
          <table:table-cell office:value-type="float" office:value="0"/>
          <table:table-cell office:value-type="float" office:value="6"/>
          <table:table-cell office:value-type="float" office:value="65"/>
          <table:table-cell/>
          <table:table-cell office:value-type="float" office:value="978"/>
          <table:table-cell office:value-type="float" office:value="1"/>
          <table:table-cell office:value-type="float" office:value="62"/>
          <table:table-cell office:value-type="float" office:value="64"/>
          <table:table-cell table:number-columns-repeated="2"/>
          <table:table-cell office:value-type="float" office:value="236"/>
          <table:table-cell office:value-type="float" office:value="719"/>
          <table:table-cell table:number-columns-repeated="2"/>
          <table:table-cell office:value-type="float" office:value="3"/>
          <table:table-cell office:value-type="float" office:value="0"/>
          <table:table-cell office:value-type="float" office:value="71"/>
          <table:table-cell office:value-type="float" office:value="20"/>
          <table:table-cell office:value-type="float" office:value="6"/>
          <table:table-cell office:value-type="float" office:value="54"/>
          <table:table-cell office:value-type="float" office:value="2"/>
          <table:table-cell office:value-type="float" office:value="0"/>
          <table:table-cell office:value-type="float" office:value="6"/>
          <table:table-cell office:value-type="float" office:value="1"/>
          <table:table-cell office:value-type="float" office:value="5"/>
          <table:table-cell office:value-type="float" office:value="184"/>
          <table:table-cell office:value-type="float" office:value="31"/>
          <table:table-cell table:number-columns-repeated="2"/>
          <table:table-cell office:value-type="float" office:value="0"/>
          <table:table-cell office:value-type="float" office:value="0"/>
          <table:table-cell office:value-type="float" office:value="8"/>
          <table:table-cell office:value-type="float" office:value="103"/>
          <table:table-cell office:value-type="float" office:value="58"/>
          <table:table-cell office:value-type="float" office:value="84"/>
          <table:table-cell office:value-type="float" office:value="13"/>
          <table:table-cell office:value-type="float" office:value="0"/>
          <table:table-cell/>
          <table:table-cell office:value-type="float" office:value="9466"/>
          <table:table-cell office:value-type="float" office:value="9358"/>
          <table:table-cell office:value-type="float" office:value="108"/>
          <table:table-cell/>
          <table:table-cell office:value-type="float" office:value="0"/>
          <table:table-cell office:value-type="float" office:value="12"/>
          <table:table-cell office:value-type="float" office:value="1"/>
          <table:table-cell office:value-type="float" office:value="3773"/>
          <table:table-cell office:value-type="float" office:value="633"/>
          <table:table-cell office:value-type="float" office:value="332"/>
          <table:table-cell office:value-type="float" office:value="4595"/>
          <table:table-cell office:value-type="float" office:value="12"/>
          <table:table-cell/>
          <table:table-cell office:value-type="float" office:value="0"/>
          <table:table-cell office:value-type="float" office:value="10"/>
          <table:table-cell office:value-type="float" office:value="0"/>
          <table:table-cell office:value-type="float" office:value="491"/>
          <table:table-cell office:value-type="float" office:value="434"/>
          <table:table-cell office:value-type="float" office:value="86"/>
          <table:table-cell office:value-type="float" office:value="1573"/>
          <table:table-cell office:value-type="float" office:value="1"/>
          <table:table-cell/>
          <table:table-cell office:value-type="float" office:value="0"/>
          <table:table-cell office:value-type="float" office:value="2"/>
          <table:table-cell office:value-type="float" office:value="1"/>
          <table:table-cell office:value-type="float" office:value="3282"/>
          <table:table-cell office:value-type="float" office:value="199"/>
          <table:table-cell office:value-type="float" office:value="246"/>
          <table:table-cell office:value-type="float" office:value="3022"/>
          <table:table-cell office:value-type="float" office:value="11"/>
          <table:table-cell/>
          <table:table-cell office:value-type="float" office:value="1312"/>
          <table:table-cell office:value-type="float" office:value="0"/>
          <table:table-cell office:value-type="float" office:value="6"/>
          <table:table-cell office:value-type="float" office:value="255"/>
          <table:table-cell/>
          <table:table-cell office:value-type="float" office:value="2450"/>
          <table:table-cell office:value-type="float" office:value="1"/>
          <table:table-cell office:value-type="float" office:value="178"/>
          <table:table-cell office:value-type="float" office:value="393"/>
          <table:table-cell table:number-columns-repeated="2"/>
          <table:table-cell office:value-type="float" office:value="0"/>
          <table:table-cell office:value-type="float" office:value="7"/>
          <table:table-cell office:value-type="float" office:value="3"/>
          <table:table-cell office:value-type="float" office:value="168"/>
          <table:table-cell office:value-type="float" office:value="159"/>
          <table:table-cell office:value-type="float" office:value="16"/>
          <table:table-cell office:value-type="float" office:value="239"/>
          <table:table-cell office:value-type="float" office:value="0"/>
          <table:table-cell/>
          <table:table-cell office:value-type="float" office:value="0"/>
          <table:table-cell office:value-type="float" office:value="0"/>
          <table:table-cell office:value-type="float" office:value="0"/>
          <table:table-cell office:value-type="float" office:value="319"/>
          <table:table-cell office:value-type="float" office:value="59"/>
          <table:table-cell office:value-type="float" office:value="27"/>
          <table:table-cell office:value-type="float" office:value="183"/>
          <table:table-cell office:value-type="float" office:value="0"/>
          <table:table-cell/>
          <table:table-cell office:value-type="float" office:value="0"/>
          <table:table-cell office:value-type="float" office:value="3"/>
          <table:table-cell office:value-type="float" office:value="0"/>
          <table:table-cell office:value-type="float" office:value="91"/>
          <table:table-cell office:value-type="float" office:value="95"/>
          <table:table-cell office:value-type="float" office:value="9"/>
          <table:table-cell office:value-type="float" office:value="118"/>
          <table:table-cell office:value-type="float" office:value="0"/>
          <table:table-cell/>
          <table:table-cell office:value-type="float" office:value="0"/>
          <table:table-cell office:value-type="float" office:value="0"/>
          <table:table-cell office:value-type="float" office:value="0"/>
          <table:table-cell office:value-type="float" office:value="301"/>
          <table:table-cell office:value-type="float" office:value="49"/>
          <table:table-cell office:value-type="float" office:value="24"/>
          <table:table-cell office:value-type="float" office:value="157"/>
          <table:table-cell office:value-type="float" office:value="0"/>
          <table:table-cell/>
          <table:table-cell office:value-type="float" office:value="0"/>
          <table:table-cell office:value-type="float" office:value="3"/>
          <table:table-cell office:value-type="float" office:value="2"/>
          <table:table-cell office:value-type="float" office:value="44"/>
          <table:table-cell office:value-type="float" office:value="25"/>
          <table:table-cell office:value-type="float" office:value="5"/>
          <table:table-cell office:value-type="float" office:value="57"/>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ndsworth"/>
          <table:table-cell table:number-columns-repeated="2"/>
          <table:table-cell office:value-type="float" office:value="2792"/>
          <table:table-cell office:value-type="float" office:value="2767"/>
          <table:table-cell office:value-type="float" office:value="25"/>
          <table:table-cell/>
          <table:table-cell office:value-type="float" office:value="0"/>
          <table:table-cell office:value-type="float" office:value="6"/>
          <table:table-cell office:value-type="float" office:value="0"/>
          <table:table-cell office:value-type="float" office:value="851"/>
          <table:table-cell office:value-type="float" office:value="319"/>
          <table:table-cell office:value-type="float" office:value="80"/>
          <table:table-cell office:value-type="float" office:value="1506"/>
          <table:table-cell office:value-type="float" office:value="4"/>
          <table:table-cell/>
          <table:table-cell office:value-type="float" office:value="0"/>
          <table:table-cell office:value-type="float" office:value="4"/>
          <table:table-cell office:value-type="float" office:value="0"/>
          <table:table-cell office:value-type="float" office:value="103"/>
          <table:table-cell office:value-type="float" office:value="174"/>
          <table:table-cell office:value-type="float" office:value="20"/>
          <table:table-cell office:value-type="float" office:value="517"/>
          <table:table-cell office:value-type="float" office:value="0"/>
          <table:table-cell/>
          <table:table-cell office:value-type="float" office:value="0"/>
          <table:table-cell office:value-type="float" office:value="2"/>
          <table:table-cell office:value-type="float" office:value="0"/>
          <table:table-cell office:value-type="float" office:value="748"/>
          <table:table-cell office:value-type="float" office:value="145"/>
          <table:table-cell office:value-type="float" office:value="60"/>
          <table:table-cell office:value-type="float" office:value="989"/>
          <table:table-cell office:value-type="float" office:value="4"/>
          <table:table-cell/>
          <table:table-cell office:value-type="float" office:value="267"/>
          <table:table-cell office:value-type="float" office:value="1"/>
          <table:table-cell office:value-type="float" office:value="0"/>
          <table:table-cell office:value-type="float" office:value="249"/>
          <table:table-cell/>
          <table:table-cell office:value-type="float" office:value="783"/>
          <table:table-cell office:value-type="float" office:value="2"/>
          <table:table-cell office:value-type="float" office:value="0"/>
          <table:table-cell office:value-type="float" office:value="204"/>
          <table:table-cell table:number-columns-repeated="2"/>
          <table:table-cell office:value-type="float" office:value="8"/>
          <table:table-cell office:value-type="float" office:value="5787"/>
          <table:table-cell table:number-columns-repeated="2"/>
          <table:table-cell office:value-type="float" office:value="0"/>
          <table:table-cell office:value-type="float" office:value="0"/>
          <table:table-cell office:value-type="float" office:value="62"/>
          <table:table-cell office:value-type="float" office:value="15"/>
          <table:table-cell office:value-type="float" office:value="0"/>
          <table:table-cell office:value-type="float" office:value="35"/>
          <table:table-cell office:value-type="float" office:value="16"/>
          <table:table-cell office:value-type="float" office:value="0"/>
          <table:table-cell office:value-type="float" office:value="0"/>
          <table:table-cell office:value-type="float" office:value="1"/>
          <table:table-cell office:value-type="float" office:value="69"/>
          <table:table-cell office:value-type="float" office:value="404"/>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7"/>
          <table:table-cell office:value-type="float" office:value="11"/>
          <table:table-cell office:value-type="float" office:value="1"/>
          <table:table-cell office:value-type="float" office:value="2"/>
          <table:table-cell office:value-type="float" office:value="0"/>
          <table:table-cell/>
          <table:table-cell office:value-type="float" office:value="6484"/>
          <table:table-cell office:value-type="float" office:value="6411"/>
          <table:table-cell office:value-type="float" office:value="73"/>
          <table:table-cell/>
          <table:table-cell office:value-type="float" office:value="4"/>
          <table:table-cell office:value-type="float" office:value="11"/>
          <table:table-cell office:value-type="float" office:value="1"/>
          <table:table-cell office:value-type="float" office:value="2330"/>
          <table:table-cell office:value-type="float" office:value="445"/>
          <table:table-cell office:value-type="float" office:value="175"/>
          <table:table-cell office:value-type="float" office:value="3434"/>
          <table:table-cell office:value-type="float" office:value="10"/>
          <table:table-cell/>
          <table:table-cell office:value-type="float" office:value="4"/>
          <table:table-cell office:value-type="float" office:value="8"/>
          <table:table-cell office:value-type="float" office:value="0"/>
          <table:table-cell office:value-type="float" office:value="450"/>
          <table:table-cell office:value-type="float" office:value="246"/>
          <table:table-cell office:value-type="float" office:value="64"/>
          <table:table-cell office:value-type="float" office:value="1326"/>
          <table:table-cell office:value-type="float" office:value="0"/>
          <table:table-cell/>
          <table:table-cell office:value-type="float" office:value="0"/>
          <table:table-cell office:value-type="float" office:value="3"/>
          <table:table-cell office:value-type="float" office:value="1"/>
          <table:table-cell office:value-type="float" office:value="1880"/>
          <table:table-cell office:value-type="float" office:value="199"/>
          <table:table-cell office:value-type="float" office:value="111"/>
          <table:table-cell office:value-type="float" office:value="2108"/>
          <table:table-cell office:value-type="float" office:value="10"/>
          <table:table-cell/>
          <table:table-cell office:value-type="float" office:value="725"/>
          <table:table-cell office:value-type="float" office:value="1"/>
          <table:table-cell office:value-type="float" office:value="1"/>
          <table:table-cell office:value-type="float" office:value="599"/>
          <table:table-cell/>
          <table:table-cell office:value-type="float" office:value="1479"/>
          <table:table-cell office:value-type="float" office:value="2"/>
          <table:table-cell office:value-type="float" office:value="3"/>
          <table:table-cell office:value-type="float" office:value="624"/>
          <table:table-cell table:number-columns-repeated="2"/>
          <table:table-cell office:value-type="float" office:value="0"/>
          <table:table-cell office:value-type="float" office:value="11"/>
          <table:table-cell office:value-type="float" office:value="1"/>
          <table:table-cell office:value-type="float" office:value="59"/>
          <table:table-cell office:value-type="float" office:value="92"/>
          <table:table-cell office:value-type="float" office:value="11"/>
          <table:table-cell office:value-type="float" office:value="127"/>
          <table:table-cell office:value-type="float" office:value="0"/>
          <table:table-cell/>
          <table:table-cell office:value-type="float" office:value="0"/>
          <table:table-cell office:value-type="float" office:value="0"/>
          <table:table-cell office:value-type="float" office:value="0"/>
          <table:table-cell office:value-type="float" office:value="56"/>
          <table:table-cell office:value-type="float" office:value="12"/>
          <table:table-cell office:value-type="float" office:value="12"/>
          <table:table-cell office:value-type="float" office:value="47"/>
          <table:table-cell office:value-type="float" office:value="0"/>
          <table:table-cell/>
          <table:table-cell office:value-type="float" office:value="0"/>
          <table:table-cell office:value-type="float" office:value="3"/>
          <table:table-cell office:value-type="float" office:value="0"/>
          <table:table-cell office:value-type="float" office:value="31"/>
          <table:table-cell office:value-type="float" office:value="77"/>
          <table:table-cell office:value-type="float" office:value="7"/>
          <table:table-cell office:value-type="float" office:value="87"/>
          <table:table-cell office:value-type="float" office:value="0"/>
          <table:table-cell/>
          <table:table-cell office:value-type="float" office:value="0"/>
          <table:table-cell office:value-type="float" office:value="0"/>
          <table:table-cell office:value-type="float" office:value="0"/>
          <table:table-cell office:value-type="float" office:value="53"/>
          <table:table-cell office:value-type="float" office:value="11"/>
          <table:table-cell office:value-type="float" office:value="12"/>
          <table:table-cell office:value-type="float" office:value="45"/>
          <table:table-cell office:value-type="float" office:value="0"/>
          <table:table-cell/>
          <table:table-cell office:value-type="float" office:value="0"/>
          <table:table-cell office:value-type="float" office:value="0"/>
          <table:table-cell office:value-type="float" office:value="1"/>
          <table:table-cell office:value-type="float" office:value="7"/>
          <table:table-cell office:value-type="float" office:value="3"/>
          <table:table-cell office:value-type="float" office:value="0"/>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exley"/>
          <table:table-cell table:number-columns-repeated="2"/>
          <table:table-cell office:value-type="float" office:value="3429"/>
          <table:table-cell office:value-type="float" office:value="3404"/>
          <table:table-cell office:value-type="float" office:value="25"/>
          <table:table-cell/>
          <table:table-cell office:value-type="float" office:value="0"/>
          <table:table-cell office:value-type="float" office:value="3"/>
          <table:table-cell office:value-type="float" office:value="0"/>
          <table:table-cell office:value-type="float" office:value="973"/>
          <table:table-cell office:value-type="float" office:value="380"/>
          <table:table-cell office:value-type="float" office:value="79"/>
          <table:table-cell office:value-type="float" office:value="1967"/>
          <table:table-cell office:value-type="float" office:value="2"/>
          <table:table-cell/>
          <table:table-cell office:value-type="float" office:value="0"/>
          <table:table-cell office:value-type="float" office:value="3"/>
          <table:table-cell office:value-type="float" office:value="0"/>
          <table:table-cell office:value-type="float" office:value="51"/>
          <table:table-cell office:value-type="float" office:value="164"/>
          <table:table-cell office:value-type="float" office:value="27"/>
          <table:table-cell office:value-type="float" office:value="655"/>
          <table:table-cell office:value-type="float" office:value="0"/>
          <table:table-cell/>
          <table:table-cell office:value-type="float" office:value="0"/>
          <table:table-cell office:value-type="float" office:value="0"/>
          <table:table-cell office:value-type="float" office:value="0"/>
          <table:table-cell office:value-type="float" office:value="922"/>
          <table:table-cell office:value-type="float" office:value="216"/>
          <table:table-cell office:value-type="float" office:value="52"/>
          <table:table-cell office:value-type="float" office:value="1312"/>
          <table:table-cell office:value-type="float" office:value="2"/>
          <table:table-cell/>
          <table:table-cell office:value-type="float" office:value="100"/>
          <table:table-cell office:value-type="float" office:value="0"/>
          <table:table-cell office:value-type="float" office:value="0"/>
          <table:table-cell office:value-type="float" office:value="555"/>
          <table:table-cell/>
          <table:table-cell office:value-type="float" office:value="1018"/>
          <table:table-cell office:value-type="float" office:value="0"/>
          <table:table-cell office:value-type="float" office:value="0"/>
          <table:table-cell office:value-type="float" office:value="294"/>
          <table:table-cell table:number-columns-repeated="2"/>
          <table:table-cell office:value-type="float" office:value="4437"/>
          <table:table-cell office:value-type="float" office:value="4202"/>
          <table:table-cell table:number-columns-repeated="2"/>
          <table:table-cell office:value-type="float" office:value="2"/>
          <table:table-cell office:value-type="float" office:value="0"/>
          <table:table-cell office:value-type="float" office:value="43"/>
          <table:table-cell office:value-type="float" office:value="1"/>
          <table:table-cell office:value-type="float" office:value="0"/>
          <table:table-cell office:value-type="float" office:value="20"/>
          <table:table-cell office:value-type="float" office:value="5"/>
          <table:table-cell office:value-type="float" office:value="0"/>
          <table:table-cell office:value-type="float" office:value="0"/>
          <table:table-cell office:value-type="float" office:value="0"/>
          <table:table-cell office:value-type="float" office:value="1"/>
          <table:table-cell office:value-type="float" office:value="459"/>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50"/>
          <table:table-cell office:value-type="float" office:value="17"/>
          <table:table-cell office:value-type="float" office:value="103"/>
          <table:table-cell office:value-type="float" office:value="2"/>
          <table:table-cell office:value-type="float" office:value="0"/>
          <table:table-cell/>
          <table:table-cell office:value-type="float" office:value="10268"/>
          <table:table-cell office:value-type="float" office:value="10215"/>
          <table:table-cell office:value-type="float" office:value="53"/>
          <table:table-cell/>
          <table:table-cell office:value-type="float" office:value="0"/>
          <table:table-cell office:value-type="float" office:value="9"/>
          <table:table-cell office:value-type="float" office:value="0"/>
          <table:table-cell office:value-type="float" office:value="3211"/>
          <table:table-cell office:value-type="float" office:value="648"/>
          <table:table-cell office:value-type="float" office:value="204"/>
          <table:table-cell office:value-type="float" office:value="6134"/>
          <table:table-cell office:value-type="float" office:value="9"/>
          <table:table-cell/>
          <table:table-cell office:value-type="float" office:value="0"/>
          <table:table-cell office:value-type="float" office:value="9"/>
          <table:table-cell office:value-type="float" office:value="0"/>
          <table:table-cell office:value-type="float" office:value="183"/>
          <table:table-cell office:value-type="float" office:value="373"/>
          <table:table-cell office:value-type="float" office:value="49"/>
          <table:table-cell office:value-type="float" office:value="2096"/>
          <table:table-cell office:value-type="float" office:value="0"/>
          <table:table-cell/>
          <table:table-cell office:value-type="float" office:value="0"/>
          <table:table-cell office:value-type="float" office:value="0"/>
          <table:table-cell office:value-type="float" office:value="0"/>
          <table:table-cell office:value-type="float" office:value="3028"/>
          <table:table-cell office:value-type="float" office:value="275"/>
          <table:table-cell office:value-type="float" office:value="155"/>
          <table:table-cell office:value-type="float" office:value="4038"/>
          <table:table-cell office:value-type="float" office:value="9"/>
          <table:table-cell/>
          <table:table-cell office:value-type="float" office:value="202"/>
          <table:table-cell office:value-type="float" office:value="0"/>
          <table:table-cell office:value-type="float" office:value="0"/>
          <table:table-cell office:value-type="float" office:value="1894"/>
          <table:table-cell/>
          <table:table-cell office:value-type="float" office:value="2851"/>
          <table:table-cell office:value-type="float" office:value="0"/>
          <table:table-cell office:value-type="float" office:value="0"/>
          <table:table-cell office:value-type="float" office:value="1187"/>
          <table:table-cell table:number-columns-repeated="2"/>
          <table:table-cell office:value-type="float" office:value="0"/>
          <table:table-cell office:value-type="float" office:value="3"/>
          <table:table-cell office:value-type="float" office:value="3"/>
          <table:table-cell office:value-type="float" office:value="54"/>
          <table:table-cell office:value-type="float" office:value="82"/>
          <table:table-cell office:value-type="float" office:value="5"/>
          <table:table-cell office:value-type="float" office:value="180"/>
          <table:table-cell office:value-type="float" office:value="0"/>
          <table:table-cell/>
          <table:table-cell office:value-type="float" office:value="0"/>
          <table:table-cell office:value-type="float" office:value="0"/>
          <table:table-cell office:value-type="float" office:value="0"/>
          <table:table-cell office:value-type="float" office:value="64"/>
          <table:table-cell office:value-type="float" office:value="28"/>
          <table:table-cell office:value-type="float" office:value="6"/>
          <table:table-cell office:value-type="float" office:value="79"/>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49"/>
          <table:table-cell office:value-type="float" office:value="2"/>
          <table:table-cell office:value-type="float" office:value="75"/>
          <table:table-cell office:value-type="float" office:value="0"/>
          <table:table-cell/>
          <table:table-cell office:value-type="float" office:value="0"/>
          <table:table-cell office:value-type="float" office:value="0"/>
          <table:table-cell office:value-type="float" office:value="0"/>
          <table:table-cell office:value-type="float" office:value="59"/>
          <table:table-cell office:value-type="float" office:value="26"/>
          <table:table-cell office:value-type="float" office:value="5"/>
          <table:table-cell office:value-type="float" office:value="73"/>
          <table:table-cell office:value-type="float" office:value="0"/>
          <table:table-cell/>
          <table:table-cell office:value-type="float" office:value="0"/>
          <table:table-cell office:value-type="float" office:value="3"/>
          <table:table-cell office:value-type="float" office:value="3"/>
          <table:table-cell office:value-type="float" office:value="40"/>
          <table:table-cell office:value-type="float" office:value="26"/>
          <table:table-cell office:value-type="float" office:value="2"/>
          <table:table-cell office:value-type="float" office:value="9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rrow Council"/>
          <table:table-cell table:number-columns-repeated="2"/>
          <table:table-cell office:value-type="float" office:value="3136"/>
          <table:table-cell office:value-type="float" office:value="3105"/>
          <table:table-cell office:value-type="float" office:value="31"/>
          <table:table-cell/>
          <table:table-cell office:value-type="float" office:value="1"/>
          <table:table-cell office:value-type="float" office:value="4"/>
          <table:table-cell office:value-type="float" office:value="0"/>
          <table:table-cell office:value-type="float" office:value="844"/>
          <table:table-cell office:value-type="float" office:value="314"/>
          <table:table-cell office:value-type="float" office:value="86"/>
          <table:table-cell office:value-type="float" office:value="1856"/>
          <table:table-cell office:value-type="float" office:value="0"/>
          <table:table-cell/>
          <table:table-cell office:value-type="float" office:value="0"/>
          <table:table-cell office:value-type="float" office:value="3"/>
          <table:table-cell office:value-type="float" office:value="0"/>
          <table:table-cell office:value-type="float" office:value="94"/>
          <table:table-cell office:value-type="float" office:value="132"/>
          <table:table-cell office:value-type="float" office:value="15"/>
          <table:table-cell office:value-type="float" office:value="450"/>
          <table:table-cell office:value-type="float" office:value="0"/>
          <table:table-cell/>
          <table:table-cell office:value-type="float" office:value="1"/>
          <table:table-cell office:value-type="float" office:value="1"/>
          <table:table-cell office:value-type="float" office:value="0"/>
          <table:table-cell office:value-type="float" office:value="750"/>
          <table:table-cell office:value-type="float" office:value="182"/>
          <table:table-cell office:value-type="float" office:value="71"/>
          <table:table-cell office:value-type="float" office:value="1406"/>
          <table:table-cell office:value-type="float" office:value="0"/>
          <table:table-cell/>
          <table:table-cell office:value-type="float" office:value="0"/>
          <table:table-cell office:value-type="float" office:value="0"/>
          <table:table-cell office:value-type="float" office:value="0"/>
          <table:table-cell office:value-type="float" office:value="450"/>
          <table:table-cell/>
          <table:table-cell office:value-type="float" office:value="1"/>
          <table:table-cell office:value-type="float" office:value="0"/>
          <table:table-cell office:value-type="float" office:value="1"/>
          <table:table-cell office:value-type="float" office:value="1404"/>
          <table:table-cell table:number-columns-repeated="2"/>
          <table:table-cell office:value-type="float" office:value="0"/>
          <table:table-cell office:value-type="float" office:value="1051"/>
          <table:table-cell table:number-columns-repeated="2"/>
          <table:table-cell office:value-type="float" office:value="0"/>
          <table:table-cell office:value-type="float" office:value="0"/>
          <table:table-cell office:value-type="float" office:value="76"/>
          <table:table-cell office:value-type="float" office:value="5"/>
          <table:table-cell office:value-type="float" office:value="13"/>
          <table:table-cell office:value-type="float" office:value="27"/>
          <table:table-cell office:value-type="float" office:value="9"/>
          <table:table-cell office:value-type="float" office:value="0"/>
          <table:table-cell office:value-type="float" office:value="0"/>
          <table:table-cell office:value-type="float" office:value="0"/>
          <table:table-cell office:value-type="float" office:value="2"/>
          <table:table-cell office:value-type="float" office:value="233"/>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21"/>
          <table:table-cell office:value-type="float" office:value="22"/>
          <table:table-cell office:value-type="float" office:value="6"/>
          <table:table-cell office:value-type="float" office:value="13"/>
          <table:table-cell office:value-type="float" office:value="1"/>
          <table:table-cell/>
          <table:table-cell office:value-type="float" office:value="8589"/>
          <table:table-cell office:value-type="float" office:value="8495"/>
          <table:table-cell office:value-type="float" office:value="94"/>
          <table:table-cell/>
          <table:table-cell office:value-type="float" office:value="2"/>
          <table:table-cell office:value-type="float" office:value="6"/>
          <table:table-cell office:value-type="float" office:value="2"/>
          <table:table-cell office:value-type="float" office:value="2505"/>
          <table:table-cell office:value-type="float" office:value="489"/>
          <table:table-cell office:value-type="float" office:value="243"/>
          <table:table-cell office:value-type="float" office:value="5239"/>
          <table:table-cell office:value-type="float" office:value="9"/>
          <table:table-cell/>
          <table:table-cell office:value-type="float" office:value="1"/>
          <table:table-cell office:value-type="float" office:value="4"/>
          <table:table-cell office:value-type="float" office:value="1"/>
          <table:table-cell office:value-type="float" office:value="286"/>
          <table:table-cell office:value-type="float" office:value="243"/>
          <table:table-cell office:value-type="float" office:value="56"/>
          <table:table-cell office:value-type="float" office:value="1312"/>
          <table:table-cell office:value-type="float" office:value="1"/>
          <table:table-cell/>
          <table:table-cell office:value-type="float" office:value="1"/>
          <table:table-cell office:value-type="float" office:value="2"/>
          <table:table-cell office:value-type="float" office:value="1"/>
          <table:table-cell office:value-type="float" office:value="2219"/>
          <table:table-cell office:value-type="float" office:value="246"/>
          <table:table-cell office:value-type="float" office:value="187"/>
          <table:table-cell office:value-type="float" office:value="3927"/>
          <table:table-cell office:value-type="float" office:value="8"/>
          <table:table-cell/>
          <table:table-cell office:value-type="float" office:value="1"/>
          <table:table-cell office:value-type="float" office:value="0"/>
          <table:table-cell office:value-type="float" office:value="3"/>
          <table:table-cell office:value-type="float" office:value="1308"/>
          <table:table-cell/>
          <table:table-cell office:value-type="float" office:value="1"/>
          <table:table-cell office:value-type="float" office:value="0"/>
          <table:table-cell office:value-type="float" office:value="3"/>
          <table:table-cell office:value-type="float" office:value="3923"/>
          <table:table-cell table:number-columns-repeated="2"/>
          <table:table-cell office:value-type="float" office:value="2"/>
          <table:table-cell office:value-type="float" office:value="2"/>
          <table:table-cell office:value-type="float" office:value="2"/>
          <table:table-cell office:value-type="float" office:value="89"/>
          <table:table-cell office:value-type="float" office:value="96"/>
          <table:table-cell office:value-type="float" office:value="6"/>
          <table:table-cell office:value-type="float" office:value="217"/>
          <table:table-cell office:value-type="float" office:value="0"/>
          <table:table-cell/>
          <table:table-cell office:value-type="float" office:value="0"/>
          <table:table-cell office:value-type="float" office:value="0"/>
          <table:table-cell office:value-type="float" office:value="0"/>
          <table:table-cell office:value-type="float" office:value="66"/>
          <table:table-cell office:value-type="float" office:value="24"/>
          <table:table-cell office:value-type="float" office:value="9"/>
          <table:table-cell office:value-type="float" office:value="56"/>
          <table:table-cell office:value-type="float" office:value="0"/>
          <table:table-cell/>
          <table:table-cell office:value-type="float" office:value="0"/>
          <table:table-cell office:value-type="float" office:value="1"/>
          <table:table-cell office:value-type="float" office:value="0"/>
          <table:table-cell office:value-type="float" office:value="53"/>
          <table:table-cell office:value-type="float" office:value="59"/>
          <table:table-cell office:value-type="float" office:value="4"/>
          <table:table-cell office:value-type="float" office:value="117"/>
          <table:table-cell office:value-type="float" office:value="0"/>
          <table:table-cell/>
          <table:table-cell office:value-type="float" office:value="0"/>
          <table:table-cell office:value-type="float" office:value="0"/>
          <table:table-cell office:value-type="float" office:value="0"/>
          <table:table-cell office:value-type="float" office:value="63"/>
          <table:table-cell office:value-type="float" office:value="22"/>
          <table:table-cell office:value-type="float" office:value="7"/>
          <table:table-cell office:value-type="float" office:value="45"/>
          <table:table-cell office:value-type="float" office:value="0"/>
          <table:table-cell/>
          <table:table-cell office:value-type="float" office:value="1"/>
          <table:table-cell office:value-type="float" office:value="0"/>
          <table:table-cell office:value-type="float" office:value="0"/>
          <table:table-cell office:value-type="float" office:value="12"/>
          <table:table-cell office:value-type="float" office:value="3"/>
          <table:table-cell office:value-type="float" office:value="0"/>
          <table:table-cell office:value-type="float" office:value="1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tockport"/>
          <table:table-cell table:number-columns-repeated="2"/>
          <table:table-cell office:value-type="float" office:value="5031"/>
          <table:table-cell office:value-type="float" office:value="4985"/>
          <table:table-cell office:value-type="float" office:value="46"/>
          <table:table-cell/>
          <table:table-cell office:value-type="float" office:value="0"/>
          <table:table-cell office:value-type="float" office:value="9"/>
          <table:table-cell office:value-type="float" office:value="7"/>
          <table:table-cell office:value-type="float" office:value="1634"/>
          <table:table-cell office:value-type="float" office:value="495"/>
          <table:table-cell office:value-type="float" office:value="115"/>
          <table:table-cell office:value-type="float" office:value="2718"/>
          <table:table-cell office:value-type="float" office:value="6"/>
          <table:table-cell/>
          <table:table-cell office:value-type="float" office:value="0"/>
          <table:table-cell office:value-type="float" office:value="8"/>
          <table:table-cell office:value-type="float" office:value="5"/>
          <table:table-cell office:value-type="float" office:value="1067"/>
          <table:table-cell office:value-type="float" office:value="397"/>
          <table:table-cell office:value-type="float" office:value="79"/>
          <table:table-cell office:value-type="float" office:value="1731"/>
          <table:table-cell office:value-type="float" office:value="5"/>
          <table:table-cell/>
          <table:table-cell office:value-type="float" office:value="0"/>
          <table:table-cell office:value-type="float" office:value="1"/>
          <table:table-cell office:value-type="float" office:value="2"/>
          <table:table-cell office:value-type="float" office:value="567"/>
          <table:table-cell office:value-type="float" office:value="98"/>
          <table:table-cell office:value-type="float" office:value="36"/>
          <table:table-cell office:value-type="float" office:value="987"/>
          <table:table-cell office:value-type="float" office:value="1"/>
          <table:table-cell/>
          <table:table-cell office:value-type="float" office:value="217"/>
          <table:table-cell office:value-type="float" office:value="63"/>
          <table:table-cell office:value-type="float" office:value="253"/>
          <table:table-cell office:value-type="float" office:value="1198"/>
          <table:table-cell/>
          <table:table-cell office:value-type="float" office:value="202"/>
          <table:table-cell office:value-type="float" office:value="1"/>
          <table:table-cell office:value-type="float" office:value="100"/>
          <table:table-cell office:value-type="float" office:value="684"/>
          <table:table-cell table:number-columns-repeated="2"/>
          <table:table-cell office:value-type="float" office:value="54"/>
          <table:table-cell office:value-type="float" office:value="2059"/>
          <table:table-cell table:number-columns-repeated="2"/>
          <table:table-cell office:value-type="float" office:value="5"/>
          <table:table-cell office:value-type="float" office:value="0"/>
          <table:table-cell office:value-type="float" office:value="56"/>
          <table:table-cell office:value-type="float" office:value="3"/>
          <table:table-cell office:value-type="float" office:value="84"/>
          <table:table-cell office:value-type="float" office:value="18"/>
          <table:table-cell office:value-type="float" office:value="9"/>
          <table:table-cell office:value-type="float" office:value="0"/>
          <table:table-cell office:value-type="float" office:value="0"/>
          <table:table-cell office:value-type="float" office:value="0"/>
          <table:table-cell office:value-type="float" office:value="1"/>
          <table:table-cell office:value-type="float" office:value="509"/>
          <table:table-cell office:value-type="float" office:value="11"/>
          <table:table-cell table:number-columns-repeated="2"/>
          <table:table-cell office:value-type="float" office:value="0"/>
          <table:table-cell office:value-type="float" office:value="0"/>
          <table:table-cell office:value-type="float" office:value="3"/>
          <table:table-cell office:value-type="float" office:value="330"/>
          <table:table-cell office:value-type="float" office:value="156"/>
          <table:table-cell office:value-type="float" office:value="21"/>
          <table:table-cell office:value-type="float" office:value="30"/>
          <table:table-cell office:value-type="float" office:value="0"/>
          <table:table-cell/>
          <table:table-cell office:value-type="float" office:value="13959"/>
          <table:table-cell office:value-type="float" office:value="13815"/>
          <table:table-cell office:value-type="float" office:value="144"/>
          <table:table-cell/>
          <table:table-cell office:value-type="float" office:value="3"/>
          <table:table-cell office:value-type="float" office:value="20"/>
          <table:table-cell office:value-type="float" office:value="10"/>
          <table:table-cell office:value-type="float" office:value="5193"/>
          <table:table-cell office:value-type="float" office:value="818"/>
          <table:table-cell office:value-type="float" office:value="305"/>
          <table:table-cell office:value-type="float" office:value="7446"/>
          <table:table-cell office:value-type="float" office:value="18"/>
          <table:table-cell/>
          <table:table-cell office:value-type="float" office:value="3"/>
          <table:table-cell office:value-type="float" office:value="19"/>
          <table:table-cell office:value-type="float" office:value="8"/>
          <table:table-cell office:value-type="float" office:value="3955"/>
          <table:table-cell office:value-type="float" office:value="701"/>
          <table:table-cell office:value-type="float" office:value="244"/>
          <table:table-cell office:value-type="float" office:value="5717"/>
          <table:table-cell office:value-type="float" office:value="16"/>
          <table:table-cell/>
          <table:table-cell office:value-type="float" office:value="0"/>
          <table:table-cell office:value-type="float" office:value="1"/>
          <table:table-cell office:value-type="float" office:value="2"/>
          <table:table-cell office:value-type="float" office:value="1238"/>
          <table:table-cell office:value-type="float" office:value="117"/>
          <table:table-cell office:value-type="float" office:value="61"/>
          <table:table-cell office:value-type="float" office:value="1729"/>
          <table:table-cell office:value-type="float" office:value="2"/>
          <table:table-cell/>
          <table:table-cell office:value-type="float" office:value="2224"/>
          <table:table-cell office:value-type="float" office:value="57"/>
          <table:table-cell office:value-type="float" office:value="383"/>
          <table:table-cell office:value-type="float" office:value="3053"/>
          <table:table-cell/>
          <table:table-cell office:value-type="float" office:value="586"/>
          <table:table-cell office:value-type="float" office:value="1"/>
          <table:table-cell office:value-type="float" office:value="111"/>
          <table:table-cell office:value-type="float" office:value="1031"/>
          <table:table-cell table:number-columns-repeated="2"/>
          <table:table-cell office:value-type="float" office:value="4"/>
          <table:table-cell office:value-type="float" office:value="9"/>
          <table:table-cell office:value-type="float" office:value="6"/>
          <table:table-cell office:value-type="float" office:value="844"/>
          <table:table-cell office:value-type="float" office:value="416"/>
          <table:table-cell office:value-type="float" office:value="65"/>
          <table:table-cell office:value-type="float" office:value="1430"/>
          <table:table-cell office:value-type="float" office:value="6"/>
          <table:table-cell/>
          <table:table-cell office:value-type="float" office:value="0"/>
          <table:table-cell office:value-type="float" office:value="0"/>
          <table:table-cell office:value-type="float" office:value="2"/>
          <table:table-cell office:value-type="float" office:value="96"/>
          <table:table-cell office:value-type="float" office:value="30"/>
          <table:table-cell office:value-type="float" office:value="3"/>
          <table:table-cell office:value-type="float" office:value="111"/>
          <table:table-cell office:value-type="float" office:value="0"/>
          <table:table-cell/>
          <table:table-cell office:value-type="float" office:value="0"/>
          <table:table-cell office:value-type="float" office:value="5"/>
          <table:table-cell office:value-type="float" office:value="5"/>
          <table:table-cell office:value-type="float" office:value="675"/>
          <table:table-cell office:value-type="float" office:value="304"/>
          <table:table-cell office:value-type="float" office:value="47"/>
          <table:table-cell office:value-type="float" office:value="994"/>
          <table:table-cell office:value-type="float" office:value="4"/>
          <table:table-cell/>
          <table:table-cell office:value-type="float" office:value="0"/>
          <table:table-cell office:value-type="float" office:value="0"/>
          <table:table-cell office:value-type="float" office:value="1"/>
          <table:table-cell office:value-type="float" office:value="77"/>
          <table:table-cell office:value-type="float" office:value="23"/>
          <table:table-cell office:value-type="float" office:value="2"/>
          <table:table-cell office:value-type="float" office:value="79"/>
          <table:table-cell office:value-type="float" office:value="0"/>
          <table:table-cell/>
          <table:table-cell office:value-type="float" office:value="3"/>
          <table:table-cell office:value-type="float" office:value="1"/>
          <table:table-cell office:value-type="float" office:value="1"/>
          <table:table-cell office:value-type="float" office:value="55"/>
          <table:table-cell office:value-type="float" office:value="29"/>
          <table:table-cell office:value-type="float" office:value="6"/>
          <table:table-cell office:value-type="float" office:value="17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5"/>
          <table:table-cell office:value-type="float" office:value="0"/>
          <table:table-cell table:number-columns-repeated="16216"/>
        </table:table-row>
        <table:table-row>
          <table:table-cell office:value-type="string" office:string-value="Bolton Council"/>
          <table:table-cell table:number-columns-repeated="2"/>
          <table:table-cell office:value-type="float" office:value="5462"/>
          <table:table-cell office:value-type="float" office:value="5418"/>
          <table:table-cell office:value-type="float" office:value="44"/>
          <table:table-cell/>
          <table:table-cell office:value-type="float" office:value="3"/>
          <table:table-cell office:value-type="float" office:value="10"/>
          <table:table-cell office:value-type="float" office:value="9"/>
          <table:table-cell office:value-type="float" office:value="2063"/>
          <table:table-cell office:value-type="float" office:value="614"/>
          <table:table-cell office:value-type="float" office:value="106"/>
          <table:table-cell office:value-type="float" office:value="2596"/>
          <table:table-cell office:value-type="float" office:value="17"/>
          <table:table-cell/>
          <table:table-cell office:value-type="float" office:value="1"/>
          <table:table-cell office:value-type="float" office:value="10"/>
          <table:table-cell office:value-type="float" office:value="6"/>
          <table:table-cell office:value-type="float" office:value="407"/>
          <table:table-cell office:value-type="float" office:value="348"/>
          <table:table-cell office:value-type="float" office:value="39"/>
          <table:table-cell office:value-type="float" office:value="1307"/>
          <table:table-cell office:value-type="float" office:value="2"/>
          <table:table-cell/>
          <table:table-cell office:value-type="float" office:value="2"/>
          <table:table-cell office:value-type="float" office:value="0"/>
          <table:table-cell office:value-type="float" office:value="3"/>
          <table:table-cell office:value-type="float" office:value="1656"/>
          <table:table-cell office:value-type="float" office:value="266"/>
          <table:table-cell office:value-type="float" office:value="67"/>
          <table:table-cell office:value-type="float" office:value="1289"/>
          <table:table-cell office:value-type="float" office:value="15"/>
          <table:table-cell/>
          <table:table-cell office:value-type="float" office:value="1229"/>
          <table:table-cell office:value-type="float" office:value="57"/>
          <table:table-cell office:value-type="float" office:value="4"/>
          <table:table-cell office:value-type="float" office:value="17"/>
          <table:table-cell/>
          <table:table-cell office:value-type="float" office:value="1277"/>
          <table:table-cell office:value-type="float" office:value="0"/>
          <table:table-cell office:value-type="float" office:value="1"/>
          <table:table-cell office:value-type="float" office:value="11"/>
          <table:table-cell table:number-columns-repeated="2"/>
          <table:table-cell office:value-type="float" office:value="21"/>
          <table:table-cell office:value-type="float" office:value="0"/>
          <table:table-cell table:number-columns-repeated="2"/>
          <table:table-cell office:value-type="float" office:value="4"/>
          <table:table-cell office:value-type="float" office:value="0"/>
          <table:table-cell office:value-type="float" office:value="96"/>
          <table:table-cell office:value-type="float" office:value="21"/>
          <table:table-cell office:value-type="float" office:value="1"/>
          <table:table-cell office:value-type="float" office:value="34"/>
          <table:table-cell office:value-type="float" office:value="9"/>
          <table:table-cell office:value-type="float" office:value="0"/>
          <table:table-cell office:value-type="float" office:value="1"/>
          <table:table-cell office:value-type="float" office:value="0"/>
          <table:table-cell office:value-type="float" office:value="15"/>
          <table:table-cell office:value-type="float" office:value="340"/>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90"/>
          <table:table-cell office:value-type="float" office:value="13"/>
          <table:table-cell office:value-type="float" office:value="149"/>
          <table:table-cell office:value-type="float" office:value="4"/>
          <table:table-cell office:value-type="float" office:value="0"/>
          <table:table-cell/>
          <table:table-cell office:value-type="float" office:value="15501"/>
          <table:table-cell office:value-type="float" office:value="15394"/>
          <table:table-cell office:value-type="float" office:value="107"/>
          <table:table-cell/>
          <table:table-cell office:value-type="float" office:value="15"/>
          <table:table-cell office:value-type="float" office:value="14"/>
          <table:table-cell office:value-type="float" office:value="25"/>
          <table:table-cell office:value-type="float" office:value="6735"/>
          <table:table-cell office:value-type="float" office:value="1244"/>
          <table:table-cell office:value-type="float" office:value="357"/>
          <table:table-cell office:value-type="float" office:value="6971"/>
          <table:table-cell office:value-type="float" office:value="32"/>
          <table:table-cell/>
          <table:table-cell office:value-type="float" office:value="10"/>
          <table:table-cell office:value-type="float" office:value="13"/>
          <table:table-cell office:value-type="float" office:value="12"/>
          <table:table-cell office:value-type="float" office:value="1742"/>
          <table:table-cell office:value-type="float" office:value="806"/>
          <table:table-cell office:value-type="float" office:value="144"/>
          <table:table-cell office:value-type="float" office:value="3590"/>
          <table:table-cell office:value-type="float" office:value="7"/>
          <table:table-cell/>
          <table:table-cell office:value-type="float" office:value="5"/>
          <table:table-cell office:value-type="float" office:value="1"/>
          <table:table-cell office:value-type="float" office:value="13"/>
          <table:table-cell office:value-type="float" office:value="4993"/>
          <table:table-cell office:value-type="float" office:value="438"/>
          <table:table-cell office:value-type="float" office:value="213"/>
          <table:table-cell office:value-type="float" office:value="3381"/>
          <table:table-cell office:value-type="float" office:value="25"/>
          <table:table-cell/>
          <table:table-cell office:value-type="float" office:value="3475"/>
          <table:table-cell office:value-type="float" office:value="55"/>
          <table:table-cell office:value-type="float" office:value="13"/>
          <table:table-cell office:value-type="float" office:value="47"/>
          <table:table-cell/>
          <table:table-cell office:value-type="float" office:value="3345"/>
          <table:table-cell office:value-type="float" office:value="0"/>
          <table:table-cell office:value-type="float" office:value="4"/>
          <table:table-cell office:value-type="float" office:value="32"/>
          <table:table-cell table:number-columns-repeated="2"/>
          <table:table-cell office:value-type="float" office:value="2"/>
          <table:table-cell office:value-type="float" office:value="11"/>
          <table:table-cell office:value-type="float" office:value="8"/>
          <table:table-cell office:value-type="float" office:value="459"/>
          <table:table-cell office:value-type="float" office:value="374"/>
          <table:table-cell office:value-type="float" office:value="41"/>
          <table:table-cell office:value-type="float" office:value="1455"/>
          <table:table-cell office:value-type="float" office:value="2"/>
          <table:table-cell/>
          <table:table-cell office:value-type="float" office:value="2"/>
          <table:table-cell office:value-type="float" office:value="0"/>
          <table:table-cell office:value-type="float" office:value="3"/>
          <table:table-cell office:value-type="float" office:value="1649"/>
          <table:table-cell office:value-type="float" office:value="266"/>
          <table:table-cell office:value-type="float" office:value="66"/>
          <table:table-cell office:value-type="float" office:value="1293"/>
          <table:table-cell office:value-type="float" office:value="15"/>
          <table:table-cell/>
          <table:table-cell office:value-type="float" office:value="1"/>
          <table:table-cell office:value-type="float" office:value="10"/>
          <table:table-cell office:value-type="float" office:value="5"/>
          <table:table-cell office:value-type="float" office:value="402"/>
          <table:table-cell office:value-type="float" office:value="343"/>
          <table:table-cell office:value-type="float" office:value="38"/>
          <table:table-cell office:value-type="float" office:value="1284"/>
          <table:table-cell office:value-type="float" office:value="2"/>
          <table:table-cell/>
          <table:table-cell office:value-type="float" office:value="2"/>
          <table:table-cell office:value-type="float" office:value="0"/>
          <table:table-cell office:value-type="float" office:value="3"/>
          <table:table-cell office:value-type="float" office:value="1632"/>
          <table:table-cell office:value-type="float" office:value="263"/>
          <table:table-cell office:value-type="float" office:value="66"/>
          <table:table-cell office:value-type="float" office:value="1279"/>
          <table:table-cell office:value-type="float" office:value="15"/>
          <table:table-cell/>
          <table:table-cell office:value-type="float" office:value="1"/>
          <table:table-cell office:value-type="float" office:value="1"/>
          <table:table-cell office:value-type="float" office:value="3"/>
          <table:table-cell office:value-type="float" office:value="49"/>
          <table:table-cell office:value-type="float" office:value="24"/>
          <table:table-cell office:value-type="float" office:value="2"/>
          <table:table-cell office:value-type="float" office:value="15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Northumberland County Council"/>
          <table:table-cell table:number-columns-repeated="2"/>
          <table:table-cell office:value-type="float" office:value="6370"/>
          <table:table-cell office:value-type="float" office:value="6277"/>
          <table:table-cell office:value-type="float" office:value="93"/>
          <table:table-cell/>
          <table:table-cell office:value-type="float" office:value="0"/>
          <table:table-cell office:value-type="float" office:value="10"/>
          <table:table-cell office:value-type="float" office:value="1"/>
          <table:table-cell office:value-type="float" office:value="2645"/>
          <table:table-cell office:value-type="float" office:value="621"/>
          <table:table-cell office:value-type="float" office:value="83"/>
          <table:table-cell office:value-type="float" office:value="2885"/>
          <table:table-cell office:value-type="float" office:value="32"/>
          <table:table-cell/>
          <table:table-cell office:value-type="float" office:value="0"/>
          <table:table-cell office:value-type="float" office:value="6"/>
          <table:table-cell office:value-type="float" office:value="1"/>
          <table:table-cell office:value-type="float" office:value="739"/>
          <table:table-cell office:value-type="float" office:value="301"/>
          <table:table-cell office:value-type="float" office:value="39"/>
          <table:table-cell office:value-type="float" office:value="935"/>
          <table:table-cell office:value-type="float" office:value="10"/>
          <table:table-cell/>
          <table:table-cell office:value-type="float" office:value="0"/>
          <table:table-cell office:value-type="float" office:value="4"/>
          <table:table-cell office:value-type="float" office:value="0"/>
          <table:table-cell office:value-type="float" office:value="1906"/>
          <table:table-cell office:value-type="float" office:value="320"/>
          <table:table-cell office:value-type="float" office:value="44"/>
          <table:table-cell office:value-type="float" office:value="1950"/>
          <table:table-cell office:value-type="float" office:value="22"/>
          <table:table-cell/>
          <table:table-cell office:value-type="float" office:value="773"/>
          <table:table-cell office:value-type="float" office:value="2"/>
          <table:table-cell office:value-type="float" office:value="2"/>
          <table:table-cell office:value-type="float" office:value="158"/>
          <table:table-cell/>
          <table:table-cell office:value-type="float" office:value="1725"/>
          <table:table-cell office:value-type="float" office:value="2"/>
          <table:table-cell office:value-type="float" office:value="3"/>
          <table:table-cell office:value-type="float" office:value="220"/>
          <table:table-cell table:number-columns-repeated="2"/>
          <table:table-cell office:value-type="float" office:value="1"/>
          <table:table-cell office:value-type="float" office:value="404"/>
          <table:table-cell table:number-columns-repeated="2"/>
          <table:table-cell office:value-type="float" office:value="7"/>
          <table:table-cell office:value-type="float" office:value="0"/>
          <table:table-cell office:value-type="float" office:value="53"/>
          <table:table-cell office:value-type="float" office:value="14"/>
          <table:table-cell office:value-type="float" office:value="5"/>
          <table:table-cell office:value-type="float" office:value="2"/>
          <table:table-cell office:value-type="float" office:value="67"/>
          <table:table-cell office:value-type="float" office:value="0"/>
          <table:table-cell office:value-type="float" office:value="0"/>
          <table:table-cell office:value-type="float" office:value="1"/>
          <table:table-cell office:value-type="float" office:value="7"/>
          <table:table-cell office:value-type="float" office:value="1159"/>
          <table:table-cell office:value-type="float" office:value="15"/>
          <table:table-cell table:number-columns-repeated="2"/>
          <table:table-cell office:value-type="float" office:value="0"/>
          <table:table-cell office:value-type="float" office:value="0"/>
          <table:table-cell office:value-type="float" office:value="11"/>
          <table:table-cell office:value-type="float" office:value="441"/>
          <table:table-cell office:value-type="float" office:value="0"/>
          <table:table-cell office:value-type="float" office:value="129"/>
          <table:table-cell office:value-type="float" office:value="18"/>
          <table:table-cell office:value-type="float" office:value="0"/>
          <table:table-cell/>
          <table:table-cell office:value-type="float" office:value="16565"/>
          <table:table-cell office:value-type="float" office:value="16295"/>
          <table:table-cell office:value-type="float" office:value="270"/>
          <table:table-cell/>
          <table:table-cell office:value-type="float" office:value="2"/>
          <table:table-cell office:value-type="float" office:value="20"/>
          <table:table-cell office:value-type="float" office:value="11"/>
          <table:table-cell office:value-type="float" office:value="7230"/>
          <table:table-cell office:value-type="float" office:value="1042"/>
          <table:table-cell office:value-type="float" office:value="278"/>
          <table:table-cell office:value-type="float" office:value="7623"/>
          <table:table-cell office:value-type="float" office:value="89"/>
          <table:table-cell/>
          <table:table-cell office:value-type="float" office:value="2"/>
          <table:table-cell office:value-type="float" office:value="15"/>
          <table:table-cell office:value-type="float" office:value="8"/>
          <table:table-cell office:value-type="float" office:value="2958"/>
          <table:table-cell office:value-type="float" office:value="586"/>
          <table:table-cell office:value-type="float" office:value="151"/>
          <table:table-cell office:value-type="float" office:value="3525"/>
          <table:table-cell office:value-type="float" office:value="37"/>
          <table:table-cell/>
          <table:table-cell office:value-type="float" office:value="0"/>
          <table:table-cell office:value-type="float" office:value="5"/>
          <table:table-cell office:value-type="float" office:value="3"/>
          <table:table-cell office:value-type="float" office:value="4272"/>
          <table:table-cell office:value-type="float" office:value="456"/>
          <table:table-cell office:value-type="float" office:value="127"/>
          <table:table-cell office:value-type="float" office:value="4098"/>
          <table:table-cell office:value-type="float" office:value="52"/>
          <table:table-cell/>
          <table:table-cell office:value-type="float" office:value="3040"/>
          <table:table-cell office:value-type="float" office:value="4"/>
          <table:table-cell office:value-type="float" office:value="8"/>
          <table:table-cell office:value-type="float" office:value="473"/>
          <table:table-cell/>
          <table:table-cell office:value-type="float" office:value="3630"/>
          <table:table-cell office:value-type="float" office:value="2"/>
          <table:table-cell office:value-type="float" office:value="9"/>
          <table:table-cell office:value-type="float" office:value="457"/>
          <table:table-cell table:number-columns-repeated="2"/>
          <table:table-cell office:value-type="float" office:value="0"/>
          <table:table-cell office:value-type="float" office:value="6"/>
          <table:table-cell office:value-type="float" office:value="1"/>
          <table:table-cell office:value-type="float" office:value="433"/>
          <table:table-cell office:value-type="float" office:value="222"/>
          <table:table-cell office:value-type="float" office:value="33"/>
          <table:table-cell office:value-type="float" office:value="449"/>
          <table:table-cell office:value-type="float" office:value="9"/>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3"/>
          <table:table-cell office:value-type="float" office:value="1"/>
          <table:table-cell office:value-type="float" office:value="398"/>
          <table:table-cell office:value-type="float" office:value="182"/>
          <table:table-cell office:value-type="float" office:value="23"/>
          <table:table-cell office:value-type="float" office:value="319"/>
          <table:table-cell office:value-type="float" office:value="7"/>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2"/>
          <table:table-cell office:value-type="float" office:value="0"/>
          <table:table-cell office:value-type="float" office:value="18"/>
          <table:table-cell office:value-type="float" office:value="25"/>
          <table:table-cell office:value-type="float" office:value="4"/>
          <table:table-cell office:value-type="float" office:value="10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rwickshire County Council"/>
          <table:table-cell table:number-columns-repeated="2"/>
          <table:table-cell office:value-type="float" office:value="8427"/>
          <table:table-cell office:value-type="float" office:value="8370"/>
          <table:table-cell office:value-type="float" office:value="57"/>
          <table:table-cell/>
          <table:table-cell office:value-type="float" office:value="1"/>
          <table:table-cell office:value-type="float" office:value="6"/>
          <table:table-cell office:value-type="float" office:value="2"/>
          <table:table-cell office:value-type="float" office:value="2337"/>
          <table:table-cell office:value-type="float" office:value="613"/>
          <table:table-cell office:value-type="float" office:value="190"/>
          <table:table-cell office:value-type="float" office:value="5198"/>
          <table:table-cell office:value-type="float" office:value="22"/>
          <table:table-cell/>
          <table:table-cell office:value-type="float" office:value="1"/>
          <table:table-cell office:value-type="float" office:value="6"/>
          <table:table-cell office:value-type="float" office:value="0"/>
          <table:table-cell office:value-type="float" office:value="242"/>
          <table:table-cell office:value-type="float" office:value="281"/>
          <table:table-cell office:value-type="float" office:value="47"/>
          <table:table-cell office:value-type="float" office:value="1534"/>
          <table:table-cell office:value-type="float" office:value="4"/>
          <table:table-cell/>
          <table:table-cell office:value-type="float" office:value="0"/>
          <table:table-cell office:value-type="float" office:value="0"/>
          <table:table-cell office:value-type="float" office:value="2"/>
          <table:table-cell office:value-type="float" office:value="2095"/>
          <table:table-cell office:value-type="float" office:value="332"/>
          <table:table-cell office:value-type="float" office:value="143"/>
          <table:table-cell office:value-type="float" office:value="3664"/>
          <table:table-cell office:value-type="float" office:value="18"/>
          <table:table-cell/>
          <table:table-cell office:value-type="float" office:value="1177"/>
          <table:table-cell office:value-type="float" office:value="0"/>
          <table:table-cell office:value-type="float" office:value="65"/>
          <table:table-cell office:value-type="float" office:value="292"/>
          <table:table-cell/>
          <table:table-cell office:value-type="float" office:value="2302"/>
          <table:table-cell office:value-type="float" office:value="0"/>
          <table:table-cell office:value-type="float" office:value="59"/>
          <table:table-cell office:value-type="float" office:value="1303"/>
          <table:table-cell table:number-columns-repeated="2"/>
          <table:table-cell office:value-type="float" office:value="3"/>
          <table:table-cell office:value-type="float" office:value="2415"/>
          <table:table-cell table:number-columns-repeated="2"/>
          <table:table-cell office:value-type="float" office:value="1"/>
          <table:table-cell office:value-type="float" office:value="0"/>
          <table:table-cell office:value-type="float" office:value="1"/>
          <table:table-cell office:value-type="float" office:value="2"/>
          <table:table-cell office:value-type="float" office:value="216"/>
          <table:table-cell office:value-type="float" office:value="0"/>
          <table:table-cell office:value-type="float" office:value="38"/>
          <table:table-cell office:value-type="float" office:value="0"/>
          <table:table-cell office:value-type="float" office:value="1"/>
          <table:table-cell office:value-type="float" office:value="1"/>
          <table:table-cell office:value-type="float" office:value="9"/>
          <table:table-cell office:value-type="float" office:value="1595"/>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330"/>
          <table:table-cell office:value-type="float" office:value="114"/>
          <table:table-cell office:value-type="float" office:value="23"/>
          <table:table-cell office:value-type="float" office:value="7"/>
          <table:table-cell office:value-type="float" office:value="0"/>
          <table:table-cell/>
          <table:table-cell office:value-type="float" office:value="23900"/>
          <table:table-cell office:value-type="float" office:value="23679"/>
          <table:table-cell office:value-type="float" office:value="221"/>
          <table:table-cell/>
          <table:table-cell office:value-type="float" office:value="3"/>
          <table:table-cell office:value-type="float" office:value="17"/>
          <table:table-cell office:value-type="float" office:value="9"/>
          <table:table-cell office:value-type="float" office:value="7262"/>
          <table:table-cell office:value-type="float" office:value="1362"/>
          <table:table-cell office:value-type="float" office:value="467"/>
          <table:table-cell office:value-type="float" office:value="14487"/>
          <table:table-cell office:value-type="float" office:value="67"/>
          <table:table-cell/>
          <table:table-cell office:value-type="float" office:value="1"/>
          <table:table-cell office:value-type="float" office:value="17"/>
          <table:table-cell office:value-type="float" office:value="3"/>
          <table:table-cell office:value-type="float" office:value="1315"/>
          <table:table-cell office:value-type="float" office:value="721"/>
          <table:table-cell office:value-type="float" office:value="130"/>
          <table:table-cell office:value-type="float" office:value="4981"/>
          <table:table-cell office:value-type="float" office:value="12"/>
          <table:table-cell/>
          <table:table-cell office:value-type="float" office:value="2"/>
          <table:table-cell office:value-type="float" office:value="0"/>
          <table:table-cell office:value-type="float" office:value="6"/>
          <table:table-cell office:value-type="float" office:value="5947"/>
          <table:table-cell office:value-type="float" office:value="641"/>
          <table:table-cell office:value-type="float" office:value="337"/>
          <table:table-cell office:value-type="float" office:value="9506"/>
          <table:table-cell office:value-type="float" office:value="55"/>
          <table:table-cell/>
          <table:table-cell office:value-type="float" office:value="3751"/>
          <table:table-cell office:value-type="float" office:value="1"/>
          <table:table-cell office:value-type="float" office:value="70"/>
          <table:table-cell office:value-type="float" office:value="1159"/>
          <table:table-cell/>
          <table:table-cell office:value-type="float" office:value="6370"/>
          <table:table-cell office:value-type="float" office:value="0"/>
          <table:table-cell office:value-type="float" office:value="83"/>
          <table:table-cell office:value-type="float" office:value="3053"/>
          <table:table-cell table:number-columns-repeated="2"/>
          <table:table-cell office:value-type="float" office:value="1"/>
          <table:table-cell office:value-type="float" office:value="4"/>
          <table:table-cell office:value-type="float" office:value="2"/>
          <table:table-cell office:value-type="float" office:value="212"/>
          <table:table-cell office:value-type="float" office:value="178"/>
          <table:table-cell office:value-type="float" office:value="18"/>
          <table:table-cell office:value-type="float" office:value="511"/>
          <table:table-cell office:value-type="float" office:value="5"/>
          <table:table-cell/>
          <table:table-cell office:value-type="float" office:value="0"/>
          <table:table-cell office:value-type="float" office:value="0"/>
          <table:table-cell office:value-type="float" office:value="0"/>
          <table:table-cell office:value-type="float" office:value="39"/>
          <table:table-cell office:value-type="float" office:value="8"/>
          <table:table-cell office:value-type="float" office:value="2"/>
          <table:table-cell office:value-type="float" office:value="35"/>
          <table:table-cell office:value-type="float" office:value="0"/>
          <table:table-cell/>
          <table:table-cell office:value-type="float" office:value="1"/>
          <table:table-cell office:value-type="float" office:value="4"/>
          <table:table-cell office:value-type="float" office:value="0"/>
          <table:table-cell office:value-type="float" office:value="133"/>
          <table:table-cell office:value-type="float" office:value="117"/>
          <table:table-cell office:value-type="float" office:value="8"/>
          <table:table-cell office:value-type="float" office:value="341"/>
          <table:table-cell office:value-type="float" office:value="2"/>
          <table:table-cell/>
          <table:table-cell office:value-type="float" office:value="0"/>
          <table:table-cell office:value-type="float" office:value="0"/>
          <table:table-cell office:value-type="float" office:value="0"/>
          <table:table-cell office:value-type="float" office:value="39"/>
          <table:table-cell office:value-type="float" office:value="7"/>
          <table:table-cell office:value-type="float" office:value="2"/>
          <table:table-cell office:value-type="float" office:value="31"/>
          <table:table-cell office:value-type="float" office:value="0"/>
          <table:table-cell/>
          <table:table-cell office:value-type="float" office:value="0"/>
          <table:table-cell office:value-type="float" office:value="0"/>
          <table:table-cell office:value-type="float" office:value="1"/>
          <table:table-cell office:value-type="float" office:value="36"/>
          <table:table-cell office:value-type="float" office:value="21"/>
          <table:table-cell office:value-type="float" office:value="4"/>
          <table:table-cell office:value-type="float" office:value="80"/>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incolnshire County Council"/>
          <table:table-cell table:number-columns-repeated="2"/>
          <table:table-cell office:value-type="float" office:value="14451"/>
          <table:table-cell office:value-type="float" office:value="14405"/>
          <table:table-cell office:value-type="float" office:value="46"/>
          <table:table-cell/>
          <table:table-cell office:value-type="float" office:value="3"/>
          <table:table-cell office:value-type="float" office:value="17"/>
          <table:table-cell office:value-type="float" office:value="7"/>
          <table:table-cell office:value-type="float" office:value="3907"/>
          <table:table-cell office:value-type="float" office:value="1138"/>
          <table:table-cell office:value-type="float" office:value="224"/>
          <table:table-cell office:value-type="float" office:value="9049"/>
          <table:table-cell office:value-type="float" office:value="60"/>
          <table:table-cell/>
          <table:table-cell office:value-type="float" office:value="3"/>
          <table:table-cell office:value-type="float" office:value="17"/>
          <table:table-cell office:value-type="float" office:value="5"/>
          <table:table-cell office:value-type="float" office:value="1439"/>
          <table:table-cell office:value-type="float" office:value="766"/>
          <table:table-cell office:value-type="float" office:value="111"/>
          <table:table-cell office:value-type="float" office:value="4579"/>
          <table:table-cell office:value-type="float" office:value="31"/>
          <table:table-cell/>
          <table:table-cell office:value-type="float" office:value="0"/>
          <table:table-cell office:value-type="float" office:value="0"/>
          <table:table-cell office:value-type="float" office:value="2"/>
          <table:table-cell office:value-type="float" office:value="2468"/>
          <table:table-cell office:value-type="float" office:value="372"/>
          <table:table-cell office:value-type="float" office:value="113"/>
          <table:table-cell office:value-type="float" office:value="4470"/>
          <table:table-cell office:value-type="float" office:value="29"/>
          <table:table-cell/>
          <table:table-cell office:value-type="float" office:value="4489"/>
          <table:table-cell office:value-type="float" office:value="1"/>
          <table:table-cell office:value-type="float" office:value="3"/>
          <table:table-cell office:value-type="float" office:value="86"/>
          <table:table-cell/>
          <table:table-cell office:value-type="float" office:value="4412"/>
          <table:table-cell office:value-type="float" office:value="3"/>
          <table:table-cell office:value-type="float" office:value="0"/>
          <table:table-cell office:value-type="float" office:value="55"/>
          <table:table-cell table:number-columns-repeated="2"/>
          <table:table-cell office:value-type="float" office:value="3"/>
          <table:table-cell office:value-type="float" office:value="1"/>
          <table:table-cell table:number-columns-repeated="2"/>
          <table:table-cell office:value-type="float" office:value="4"/>
          <table:table-cell office:value-type="float" office:value="0"/>
          <table:table-cell office:value-type="float" office:value="162"/>
          <table:table-cell office:value-type="float" office:value="2"/>
          <table:table-cell office:value-type="float" office:value="102"/>
          <table:table-cell office:value-type="float" office:value="17"/>
          <table:table-cell office:value-type="float" office:value="76"/>
          <table:table-cell office:value-type="float" office:value="0"/>
          <table:table-cell office:value-type="float" office:value="0"/>
          <table:table-cell office:value-type="float" office:value="0"/>
          <table:table-cell office:value-type="float" office:value="2"/>
          <table:table-cell office:value-type="float" office:value="2514"/>
          <table:table-cell office:value-type="float" office:value="39"/>
          <table:table-cell table:number-columns-repeated="2"/>
          <table:table-cell office:value-type="float" office:value="0"/>
          <table:table-cell office:value-type="float" office:value="0"/>
          <table:table-cell office:value-type="float" office:value="104"/>
          <table:table-cell office:value-type="float" office:value="140"/>
          <table:table-cell office:value-type="float" office:value="3"/>
          <table:table-cell office:value-type="float" office:value="294"/>
          <table:table-cell office:value-type="float" office:value="71"/>
          <table:table-cell office:value-type="float" office:value="0"/>
          <table:table-cell/>
          <table:table-cell office:value-type="float" office:value="39636"/>
          <table:table-cell office:value-type="float" office:value="39505"/>
          <table:table-cell office:value-type="float" office:value="131"/>
          <table:table-cell/>
          <table:table-cell office:value-type="float" office:value="11"/>
          <table:table-cell office:value-type="float" office:value="24"/>
          <table:table-cell office:value-type="float" office:value="22"/>
          <table:table-cell office:value-type="float" office:value="12114"/>
          <table:table-cell office:value-type="float" office:value="2755"/>
          <table:table-cell office:value-type="float" office:value="657"/>
          <table:table-cell office:value-type="float" office:value="23705"/>
          <table:table-cell office:value-type="float" office:value="213"/>
          <table:table-cell/>
          <table:table-cell office:value-type="float" office:value="8"/>
          <table:table-cell office:value-type="float" office:value="23"/>
          <table:table-cell office:value-type="float" office:value="12"/>
          <table:table-cell office:value-type="float" office:value="3046"/>
          <table:table-cell office:value-type="float" office:value="1786"/>
          <table:table-cell office:value-type="float" office:value="253"/>
          <table:table-cell office:value-type="float" office:value="9986"/>
          <table:table-cell office:value-type="float" office:value="76"/>
          <table:table-cell/>
          <table:table-cell office:value-type="float" office:value="3"/>
          <table:table-cell office:value-type="float" office:value="1"/>
          <table:table-cell office:value-type="float" office:value="10"/>
          <table:table-cell office:value-type="float" office:value="9068"/>
          <table:table-cell office:value-type="float" office:value="969"/>
          <table:table-cell office:value-type="float" office:value="404"/>
          <table:table-cell office:value-type="float" office:value="13719"/>
          <table:table-cell office:value-type="float" office:value="137"/>
          <table:table-cell/>
          <table:table-cell office:value-type="float" office:value="9660"/>
          <table:table-cell office:value-type="float" office:value="4"/>
          <table:table-cell office:value-type="float" office:value="23"/>
          <table:table-cell office:value-type="float" office:value="299"/>
          <table:table-cell/>
          <table:table-cell office:value-type="float" office:value="13429"/>
          <table:table-cell office:value-type="float" office:value="12"/>
          <table:table-cell office:value-type="float" office:value="2"/>
          <table:table-cell office:value-type="float" office:value="276"/>
          <table:table-cell table:number-columns-repeated="2"/>
          <table:table-cell office:value-type="float" office:value="4"/>
          <table:table-cell office:value-type="float" office:value="18"/>
          <table:table-cell office:value-type="float" office:value="7"/>
          <table:table-cell office:value-type="float" office:value="1086"/>
          <table:table-cell office:value-type="float" office:value="653"/>
          <table:table-cell office:value-type="float" office:value="64"/>
          <table:table-cell office:value-type="float" office:value="1576"/>
          <table:table-cell office:value-type="float" office:value="29"/>
          <table:table-cell/>
          <table:table-cell office:value-type="float" office:value="0"/>
          <table:table-cell office:value-type="float" office:value="0"/>
          <table:table-cell office:value-type="float" office:value="0"/>
          <table:table-cell office:value-type="float" office:value="104"/>
          <table:table-cell office:value-type="float" office:value="15"/>
          <table:table-cell office:value-type="float" office:value="8"/>
          <table:table-cell office:value-type="float" office:value="137"/>
          <table:table-cell office:value-type="float" office:value="2"/>
          <table:table-cell/>
          <table:table-cell office:value-type="float" office:value="3"/>
          <table:table-cell office:value-type="float" office:value="14"/>
          <table:table-cell office:value-type="float" office:value="5"/>
          <table:table-cell office:value-type="float" office:value="923"/>
          <table:table-cell office:value-type="float" office:value="516"/>
          <table:table-cell office:value-type="float" office:value="53"/>
          <table:table-cell office:value-type="float" office:value="1318"/>
          <table:table-cell office:value-type="float" office:value="24"/>
          <table:table-cell/>
          <table:table-cell office:value-type="float" office:value="0"/>
          <table:table-cell office:value-type="float" office:value="0"/>
          <table:table-cell office:value-type="float" office:value="0"/>
          <table:table-cell office:value-type="float" office:value="98"/>
          <table:table-cell office:value-type="float" office:value="14"/>
          <table:table-cell office:value-type="float" office:value="7"/>
          <table:table-cell office:value-type="float" office:value="127"/>
          <table:table-cell office:value-type="float" office:value="2"/>
          <table:table-cell/>
          <table:table-cell office:value-type="float" office:value="1"/>
          <table:table-cell office:value-type="float" office:value="3"/>
          <table:table-cell office:value-type="float" office:value="2"/>
          <table:table-cell office:value-type="float" office:value="105"/>
          <table:table-cell office:value-type="float" office:value="92"/>
          <table:table-cell office:value-type="float" office:value="7"/>
          <table:table-cell office:value-type="float" office:value="125"/>
          <table:table-cell office:value-type="float" office:value="4"/>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Oldham Council"/>
          <table:table-cell table:number-columns-repeated="2"/>
          <table:table-cell office:value-type="float" office:value="3436"/>
          <table:table-cell office:value-type="float" office:value="3426"/>
          <table:table-cell office:value-type="float" office:value="10"/>
          <table:table-cell/>
          <table:table-cell office:value-type="float" office:value="0"/>
          <table:table-cell office:value-type="float" office:value="1"/>
          <table:table-cell office:value-type="float" office:value="2"/>
          <table:table-cell office:value-type="float" office:value="1173"/>
          <table:table-cell office:value-type="float" office:value="416"/>
          <table:table-cell office:value-type="float" office:value="87"/>
          <table:table-cell office:value-type="float" office:value="1740"/>
          <table:table-cell office:value-type="float" office:value="6"/>
          <table:table-cell/>
          <table:table-cell office:value-type="float" office:value="0"/>
          <table:table-cell office:value-type="float" office:value="1"/>
          <table:table-cell office:value-type="float" office:value="1"/>
          <table:table-cell office:value-type="float" office:value="230"/>
          <table:table-cell office:value-type="float" office:value="211"/>
          <table:table-cell office:value-type="float" office:value="20"/>
          <table:table-cell office:value-type="float" office:value="872"/>
          <table:table-cell office:value-type="float" office:value="1"/>
          <table:table-cell/>
          <table:table-cell office:value-type="float" office:value="0"/>
          <table:table-cell office:value-type="float" office:value="0"/>
          <table:table-cell office:value-type="float" office:value="1"/>
          <table:table-cell office:value-type="float" office:value="943"/>
          <table:table-cell office:value-type="float" office:value="205"/>
          <table:table-cell office:value-type="float" office:value="67"/>
          <table:table-cell office:value-type="float" office:value="868"/>
          <table:table-cell office:value-type="float" office:value="5"/>
          <table:table-cell/>
          <table:table-cell office:value-type="float" office:value="458"/>
          <table:table-cell office:value-type="float" office:value="0"/>
          <table:table-cell office:value-type="float" office:value="198"/>
          <table:table-cell office:value-type="float" office:value="216"/>
          <table:table-cell/>
          <table:table-cell office:value-type="float" office:value="619"/>
          <table:table-cell office:value-type="float" office:value="0"/>
          <table:table-cell office:value-type="float" office:value="70"/>
          <table:table-cell office:value-type="float" office:value="179"/>
          <table:table-cell table:number-columns-repeated="2"/>
          <table:table-cell office:value-type="float" office:value="29"/>
          <table:table-cell office:value-type="float" office:value="43"/>
          <table:table-cell table:number-columns-repeated="2"/>
          <table:table-cell office:value-type="float" office:value="3"/>
          <table:table-cell office:value-type="float" office:value="0"/>
          <table:table-cell office:value-type="float" office:value="56"/>
          <table:table-cell office:value-type="float" office:value="0"/>
          <table:table-cell office:value-type="float" office:value="31"/>
          <table:table-cell office:value-type="float" office:value="15"/>
          <table:table-cell office:value-type="float" office:value="6"/>
          <table:table-cell office:value-type="float" office:value="0"/>
          <table:table-cell office:value-type="float" office:value="1"/>
          <table:table-cell office:value-type="float" office:value="0"/>
          <table:table-cell office:value-type="float" office:value="3"/>
          <table:table-cell office:value-type="float" office:value="770"/>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21"/>
          <table:table-cell office:value-type="float" office:value="0"/>
          <table:table-cell office:value-type="float" office:value="144"/>
          <table:table-cell office:value-type="float" office:value="1"/>
          <table:table-cell office:value-type="float" office:value="0"/>
          <table:table-cell/>
          <table:table-cell office:value-type="float" office:value="9477"/>
          <table:table-cell office:value-type="float" office:value="9441"/>
          <table:table-cell office:value-type="float" office:value="36"/>
          <table:table-cell/>
          <table:table-cell office:value-type="float" office:value="2"/>
          <table:table-cell office:value-type="float" office:value="8"/>
          <table:table-cell office:value-type="float" office:value="3"/>
          <table:table-cell office:value-type="float" office:value="3951"/>
          <table:table-cell office:value-type="float" office:value="686"/>
          <table:table-cell office:value-type="float" office:value="237"/>
          <table:table-cell office:value-type="float" office:value="4531"/>
          <table:table-cell office:value-type="float" office:value="22"/>
          <table:table-cell/>
          <table:table-cell office:value-type="float" office:value="1"/>
          <table:table-cell office:value-type="float" office:value="7"/>
          <table:table-cell office:value-type="float" office:value="1"/>
          <table:table-cell office:value-type="float" office:value="728"/>
          <table:table-cell office:value-type="float" office:value="428"/>
          <table:table-cell office:value-type="float" office:value="77"/>
          <table:table-cell office:value-type="float" office:value="2041"/>
          <table:table-cell office:value-type="float" office:value="8"/>
          <table:table-cell/>
          <table:table-cell office:value-type="float" office:value="1"/>
          <table:table-cell office:value-type="float" office:value="1"/>
          <table:table-cell office:value-type="float" office:value="2"/>
          <table:table-cell office:value-type="float" office:value="3223"/>
          <table:table-cell office:value-type="float" office:value="258"/>
          <table:table-cell office:value-type="float" office:value="160"/>
          <table:table-cell office:value-type="float" office:value="2490"/>
          <table:table-cell office:value-type="float" office:value="14"/>
          <table:table-cell/>
          <table:table-cell office:value-type="float" office:value="1121"/>
          <table:table-cell office:value-type="float" office:value="0"/>
          <table:table-cell office:value-type="float" office:value="352"/>
          <table:table-cell office:value-type="float" office:value="568"/>
          <table:table-cell/>
          <table:table-cell office:value-type="float" office:value="1492"/>
          <table:table-cell office:value-type="float" office:value="0"/>
          <table:table-cell office:value-type="float" office:value="648"/>
          <table:table-cell office:value-type="float" office:value="350"/>
          <table:table-cell table:number-columns-repeated="2"/>
          <table:table-cell office:value-type="float" office:value="0"/>
          <table:table-cell office:value-type="float" office:value="4"/>
          <table:table-cell office:value-type="float" office:value="5"/>
          <table:table-cell office:value-type="float" office:value="241"/>
          <table:table-cell office:value-type="float" office:value="172"/>
          <table:table-cell office:value-type="float" office:value="14"/>
          <table:table-cell office:value-type="float" office:value="269"/>
          <table:table-cell office:value-type="float" office:value="3"/>
          <table:table-cell/>
          <table:table-cell office:value-type="float" office:value="0"/>
          <table:table-cell office:value-type="float" office:value="0"/>
          <table:table-cell office:value-type="float" office:value="0"/>
          <table:table-cell office:value-type="float" office:value="122"/>
          <table:table-cell office:value-type="float" office:value="40"/>
          <table:table-cell office:value-type="float" office:value="7"/>
          <table:table-cell office:value-type="float" office:value="67"/>
          <table:table-cell office:value-type="float" office:value="1"/>
          <table:table-cell/>
          <table:table-cell office:value-type="float" office:value="0"/>
          <table:table-cell office:value-type="float" office:value="1"/>
          <table:table-cell office:value-type="float" office:value="1"/>
          <table:table-cell office:value-type="float" office:value="168"/>
          <table:table-cell office:value-type="float" office:value="111"/>
          <table:table-cell office:value-type="float" office:value="7"/>
          <table:table-cell office:value-type="float" office:value="169"/>
          <table:table-cell office:value-type="float" office:value="1"/>
          <table:table-cell/>
          <table:table-cell office:value-type="float" office:value="0"/>
          <table:table-cell office:value-type="float" office:value="0"/>
          <table:table-cell office:value-type="float" office:value="0"/>
          <table:table-cell office:value-type="float" office:value="111"/>
          <table:table-cell office:value-type="float" office:value="35"/>
          <table:table-cell office:value-type="float" office:value="5"/>
          <table:table-cell office:value-type="float" office:value="60"/>
          <table:table-cell office:value-type="float" office:value="1"/>
          <table:table-cell/>
          <table:table-cell office:value-type="float" office:value="0"/>
          <table:table-cell office:value-type="float" office:value="3"/>
          <table:table-cell office:value-type="float" office:value="3"/>
          <table:table-cell office:value-type="float" office:value="60"/>
          <table:table-cell office:value-type="float" office:value="47"/>
          <table:table-cell office:value-type="float" office:value="6"/>
          <table:table-cell office:value-type="float" office:value="74"/>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ndsor &amp; Maidenhead"/>
          <table:table-cell table:number-columns-repeated="2"/>
          <table:table-cell office:value-type="float" office:value="2248"/>
          <table:table-cell office:value-type="float" office:value="2203"/>
          <table:table-cell office:value-type="float" office:value="45"/>
          <table:table-cell/>
          <table:table-cell office:value-type="float" office:value="0"/>
          <table:table-cell office:value-type="float" office:value="2"/>
          <table:table-cell office:value-type="float" office:value="6"/>
          <table:table-cell office:value-type="float" office:value="224"/>
          <table:table-cell office:value-type="float" office:value="44"/>
          <table:table-cell office:value-type="float" office:value="22"/>
          <table:table-cell office:value-type="float" office:value="1903"/>
          <table:table-cell office:value-type="float" office:value="2"/>
          <table:table-cell/>
          <table:table-cell office:value-type="float" office:value="0"/>
          <table:table-cell office:value-type="float" office:value="2"/>
          <table:table-cell office:value-type="float" office:value="3"/>
          <table:table-cell office:value-type="float" office:value="63"/>
          <table:table-cell office:value-type="float" office:value="26"/>
          <table:table-cell office:value-type="float" office:value="8"/>
          <table:table-cell office:value-type="float" office:value="644"/>
          <table:table-cell office:value-type="float" office:value="0"/>
          <table:table-cell/>
          <table:table-cell office:value-type="float" office:value="0"/>
          <table:table-cell office:value-type="float" office:value="0"/>
          <table:table-cell office:value-type="float" office:value="3"/>
          <table:table-cell office:value-type="float" office:value="161"/>
          <table:table-cell office:value-type="float" office:value="18"/>
          <table:table-cell office:value-type="float" office:value="14"/>
          <table:table-cell office:value-type="float" office:value="1259"/>
          <table:table-cell office:value-type="float" office:value="2"/>
          <table:table-cell/>
          <table:table-cell office:value-type="float" office:value="632"/>
          <table:table-cell office:value-type="float" office:value="0"/>
          <table:table-cell office:value-type="float" office:value="9"/>
          <table:table-cell office:value-type="float" office:value="3"/>
          <table:table-cell/>
          <table:table-cell office:value-type="float" office:value="1145"/>
          <table:table-cell office:value-type="float" office:value="2"/>
          <table:table-cell office:value-type="float" office:value="107"/>
          <table:table-cell office:value-type="float" office:value="5"/>
          <table:table-cell table:number-columns-repeated="2"/>
          <table:table-cell office:value-type="float" office:value="23"/>
          <table:table-cell office:value-type="float" office:value="10704"/>
          <table:table-cell table:number-columns-repeated="2"/>
          <table:table-cell office:value-type="float" office:value="2"/>
          <table:table-cell office:value-type="float" office:value="0"/>
          <table:table-cell office:value-type="float" office:value="35"/>
          <table:table-cell office:value-type="float" office:value="3"/>
          <table:table-cell office:value-type="float" office:value="38"/>
          <table:table-cell office:value-type="float" office:value="8"/>
          <table:table-cell office:value-type="float" office:value="3"/>
          <table:table-cell office:value-type="float" office:value="0"/>
          <table:table-cell office:value-type="float" office:value="4"/>
          <table:table-cell office:value-type="float" office:value="1"/>
          <table:table-cell office:value-type="float" office:value="2"/>
          <table:table-cell office:value-type="float" office:value="429"/>
          <table:table-cell office:value-type="float" office:value="5"/>
          <table:table-cell table:number-columns-repeated="2"/>
          <table:table-cell office:value-type="float" office:value="0"/>
          <table:table-cell office:value-type="float" office:value="0"/>
          <table:table-cell office:value-type="float" office:value="3"/>
          <table:table-cell office:value-type="float" office:value="3"/>
          <table:table-cell office:value-type="float" office:value="34"/>
          <table:table-cell office:value-type="float" office:value="5"/>
          <table:table-cell office:value-type="float" office:value="0"/>
          <table:table-cell office:value-type="float" office:value="0"/>
          <table:table-cell/>
          <table:table-cell office:value-type="float" office:value="6373"/>
          <table:table-cell office:value-type="float" office:value="6206"/>
          <table:table-cell office:value-type="float" office:value="167"/>
          <table:table-cell/>
          <table:table-cell office:value-type="float" office:value="1"/>
          <table:table-cell office:value-type="float" office:value="5"/>
          <table:table-cell office:value-type="float" office:value="9"/>
          <table:table-cell office:value-type="float" office:value="320"/>
          <table:table-cell office:value-type="float" office:value="66"/>
          <table:table-cell office:value-type="float" office:value="40"/>
          <table:table-cell office:value-type="float" office:value="5762"/>
          <table:table-cell office:value-type="float" office:value="3"/>
          <table:table-cell/>
          <table:table-cell office:value-type="float" office:value="1"/>
          <table:table-cell office:value-type="float" office:value="4"/>
          <table:table-cell office:value-type="float" office:value="5"/>
          <table:table-cell office:value-type="float" office:value="129"/>
          <table:table-cell office:value-type="float" office:value="44"/>
          <table:table-cell office:value-type="float" office:value="23"/>
          <table:table-cell office:value-type="float" office:value="1611"/>
          <table:table-cell office:value-type="float" office:value="0"/>
          <table:table-cell/>
          <table:table-cell office:value-type="float" office:value="0"/>
          <table:table-cell office:value-type="float" office:value="1"/>
          <table:table-cell office:value-type="float" office:value="4"/>
          <table:table-cell office:value-type="float" office:value="191"/>
          <table:table-cell office:value-type="float" office:value="22"/>
          <table:table-cell office:value-type="float" office:value="17"/>
          <table:table-cell office:value-type="float" office:value="4151"/>
          <table:table-cell office:value-type="float" office:value="3"/>
          <table:table-cell/>
          <table:table-cell office:value-type="float" office:value="1450"/>
          <table:table-cell office:value-type="float" office:value="0"/>
          <table:table-cell office:value-type="float" office:value="158"/>
          <table:table-cell office:value-type="float" office:value="3"/>
          <table:table-cell/>
          <table:table-cell office:value-type="float" office:value="2559"/>
          <table:table-cell office:value-type="float" office:value="2"/>
          <table:table-cell office:value-type="float" office:value="1574"/>
          <table:table-cell office:value-type="float" office:value="16"/>
          <table:table-cell table:number-columns-repeated="2"/>
          <table:table-cell office:value-type="float" office:value="0"/>
          <table:table-cell office:value-type="float" office:value="1"/>
          <table:table-cell office:value-type="float" office:value="3"/>
          <table:table-cell office:value-type="float" office:value="33"/>
          <table:table-cell office:value-type="float" office:value="25"/>
          <table:table-cell office:value-type="float" office:value="6"/>
          <table:table-cell office:value-type="float" office:value="64"/>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4"/>
          <table:table-cell office:value-type="float" office:value="1"/>
          <table:table-cell office:value-type="float" office:value="4"/>
          <table:table-cell office:value-type="float" office:value="0"/>
          <table:table-cell/>
          <table:table-cell office:value-type="float" office:value="0"/>
          <table:table-cell office:value-type="float" office:value="1"/>
          <table:table-cell office:value-type="float" office:value="3"/>
          <table:table-cell office:value-type="float" office:value="18"/>
          <table:table-cell office:value-type="float" office:value="15"/>
          <table:table-cell office:value-type="float" office:value="3"/>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4"/>
          <table:table-cell office:value-type="float" office:value="1"/>
          <table:table-cell office:value-type="float" office:value="4"/>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4"/>
          <table:table-cell office:value-type="float" office:value="2"/>
          <table:table-cell office:value-type="float" office:value="8"/>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illingdon"/>
          <table:table-cell table:number-columns-repeated="2"/>
          <table:table-cell office:value-type="float" office:value="4270"/>
          <table:table-cell office:value-type="float" office:value="4211"/>
          <table:table-cell office:value-type="float" office:value="59"/>
          <table:table-cell/>
          <table:table-cell office:value-type="float" office:value="1"/>
          <table:table-cell office:value-type="float" office:value="6"/>
          <table:table-cell office:value-type="float" office:value="3"/>
          <table:table-cell office:value-type="float" office:value="964"/>
          <table:table-cell office:value-type="float" office:value="327"/>
          <table:table-cell office:value-type="float" office:value="122"/>
          <table:table-cell office:value-type="float" office:value="2785"/>
          <table:table-cell office:value-type="float" office:value="2"/>
          <table:table-cell/>
          <table:table-cell office:value-type="float" office:value="0"/>
          <table:table-cell office:value-type="float" office:value="6"/>
          <table:table-cell office:value-type="float" office:value="2"/>
          <table:table-cell office:value-type="float" office:value="187"/>
          <table:table-cell office:value-type="float" office:value="169"/>
          <table:table-cell office:value-type="float" office:value="31"/>
          <table:table-cell office:value-type="float" office:value="1065"/>
          <table:table-cell office:value-type="float" office:value="0"/>
          <table:table-cell/>
          <table:table-cell office:value-type="float" office:value="1"/>
          <table:table-cell office:value-type="float" office:value="0"/>
          <table:table-cell office:value-type="float" office:value="1"/>
          <table:table-cell office:value-type="float" office:value="777"/>
          <table:table-cell office:value-type="float" office:value="158"/>
          <table:table-cell office:value-type="float" office:value="91"/>
          <table:table-cell office:value-type="float" office:value="1720"/>
          <table:table-cell office:value-type="float" office:value="2"/>
          <table:table-cell/>
          <table:table-cell office:value-type="float" office:value="1051"/>
          <table:table-cell office:value-type="float" office:value="0"/>
          <table:table-cell office:value-type="float" office:value="4"/>
          <table:table-cell office:value-type="float" office:value="10"/>
          <table:table-cell/>
          <table:table-cell office:value-type="float" office:value="1664"/>
          <table:table-cell office:value-type="float" office:value="1"/>
          <table:table-cell office:value-type="float" office:value="1"/>
          <table:table-cell office:value-type="float" office:value="54"/>
          <table:table-cell table:number-columns-repeated="2"/>
          <table:table-cell office:value-type="float" office:value="131"/>
          <table:table-cell office:value-type="float" office:value="14"/>
          <table:table-cell table:number-columns-repeated="2"/>
          <table:table-cell office:value-type="float" office:value="11"/>
          <table:table-cell office:value-type="float" office:value="0"/>
          <table:table-cell office:value-type="float" office:value="96"/>
          <table:table-cell office:value-type="float" office:value="11"/>
          <table:table-cell office:value-type="float" office:value="43"/>
          <table:table-cell office:value-type="float" office:value="35"/>
          <table:table-cell office:value-type="float" office:value="194"/>
          <table:table-cell office:value-type="float" office:value="0"/>
          <table:table-cell office:value-type="float" office:value="0"/>
          <table:table-cell office:value-type="float" office:value="1"/>
          <table:table-cell office:value-type="float" office:value="4"/>
          <table:table-cell office:value-type="float" office:value="728"/>
          <table:table-cell office:value-type="float" office:value="23"/>
          <table:table-cell table:number-columns-repeated="2"/>
          <table:table-cell office:value-type="float" office:value="0"/>
          <table:table-cell office:value-type="float" office:value="0"/>
          <table:table-cell office:value-type="float" office:value="1"/>
          <table:table-cell office:value-type="float" office:value="38"/>
          <table:table-cell office:value-type="float" office:value="102"/>
          <table:table-cell office:value-type="float" office:value="6"/>
          <table:table-cell office:value-type="float" office:value="5"/>
          <table:table-cell office:value-type="float" office:value="0"/>
          <table:table-cell/>
          <table:table-cell office:value-type="float" office:value="11381"/>
          <table:table-cell office:value-type="float" office:value="11234"/>
          <table:table-cell office:value-type="float" office:value="147"/>
          <table:table-cell/>
          <table:table-cell office:value-type="float" office:value="3"/>
          <table:table-cell office:value-type="float" office:value="14"/>
          <table:table-cell office:value-type="float" office:value="11"/>
          <table:table-cell office:value-type="float" office:value="3050"/>
          <table:table-cell office:value-type="float" office:value="497"/>
          <table:table-cell office:value-type="float" office:value="278"/>
          <table:table-cell office:value-type="float" office:value="7366"/>
          <table:table-cell office:value-type="float" office:value="14"/>
          <table:table-cell/>
          <table:table-cell office:value-type="float" office:value="1"/>
          <table:table-cell office:value-type="float" office:value="13"/>
          <table:table-cell office:value-type="float" office:value="8"/>
          <table:table-cell office:value-type="float" office:value="626"/>
          <table:table-cell office:value-type="float" office:value="298"/>
          <table:table-cell office:value-type="float" office:value="88"/>
          <table:table-cell office:value-type="float" office:value="2635"/>
          <table:table-cell office:value-type="float" office:value="5"/>
          <table:table-cell/>
          <table:table-cell office:value-type="float" office:value="2"/>
          <table:table-cell office:value-type="float" office:value="1"/>
          <table:table-cell office:value-type="float" office:value="3"/>
          <table:table-cell office:value-type="float" office:value="2424"/>
          <table:table-cell office:value-type="float" office:value="199"/>
          <table:table-cell office:value-type="float" office:value="190"/>
          <table:table-cell office:value-type="float" office:value="4731"/>
          <table:table-cell office:value-type="float" office:value="9"/>
          <table:table-cell/>
          <table:table-cell office:value-type="float" office:value="2413"/>
          <table:table-cell office:value-type="float" office:value="3"/>
          <table:table-cell office:value-type="float" office:value="4"/>
          <table:table-cell office:value-type="float" office:value="215"/>
          <table:table-cell/>
          <table:table-cell office:value-type="float" office:value="4415"/>
          <table:table-cell office:value-type="float" office:value="1"/>
          <table:table-cell office:value-type="float" office:value="2"/>
          <table:table-cell office:value-type="float" office:value="313"/>
          <table:table-cell table:number-columns-repeated="2"/>
          <table:table-cell office:value-type="float" office:value="2"/>
          <table:table-cell office:value-type="float" office:value="4"/>
          <table:table-cell office:value-type="float" office:value="5"/>
          <table:table-cell office:value-type="float" office:value="178"/>
          <table:table-cell office:value-type="float" office:value="153"/>
          <table:table-cell office:value-type="float" office:value="25"/>
          <table:table-cell office:value-type="float" office:value="462"/>
          <table:table-cell office:value-type="float" office:value="0"/>
          <table:table-cell/>
          <table:table-cell office:value-type="float" office:value="0"/>
          <table:table-cell office:value-type="float" office:value="0"/>
          <table:table-cell office:value-type="float" office:value="1"/>
          <table:table-cell office:value-type="float" office:value="268"/>
          <table:table-cell office:value-type="float" office:value="61"/>
          <table:table-cell office:value-type="float" office:value="34"/>
          <table:table-cell office:value-type="float" office:value="288"/>
          <table:table-cell office:value-type="float" office:value="1"/>
          <table:table-cell/>
          <table:table-cell office:value-type="float" office:value="0"/>
          <table:table-cell office:value-type="float" office:value="3"/>
          <table:table-cell office:value-type="float" office:value="1"/>
          <table:table-cell office:value-type="float" office:value="97"/>
          <table:table-cell office:value-type="float" office:value="102"/>
          <table:table-cell office:value-type="float" office:value="14"/>
          <table:table-cell office:value-type="float" office:value="296"/>
          <table:table-cell office:value-type="float" office:value="0"/>
          <table:table-cell/>
          <table:table-cell office:value-type="float" office:value="0"/>
          <table:table-cell office:value-type="float" office:value="0"/>
          <table:table-cell office:value-type="float" office:value="1"/>
          <table:table-cell office:value-type="float" office:value="262"/>
          <table:table-cell office:value-type="float" office:value="57"/>
          <table:table-cell office:value-type="float" office:value="34"/>
          <table:table-cell office:value-type="float" office:value="276"/>
          <table:table-cell office:value-type="float" office:value="1"/>
          <table:table-cell/>
          <table:table-cell office:value-type="float" office:value="0"/>
          <table:table-cell office:value-type="float" office:value="0"/>
          <table:table-cell office:value-type="float" office:value="1"/>
          <table:table-cell office:value-type="float" office:value="26"/>
          <table:table-cell office:value-type="float" office:value="9"/>
          <table:table-cell office:value-type="float" office:value="4"/>
          <table:table-cell office:value-type="float" office:value="41"/>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3"/>
          <table:table-cell office:value-type="float" office:value="0"/>
          <table:table-cell table:number-columns-repeated="16216"/>
        </table:table-row>
        <table:table-row>
          <table:table-cell office:value-type="string" office:string-value="Norfolk County Council"/>
          <table:table-cell table:number-columns-repeated="2"/>
          <table:table-cell office:value-type="float" office:value="14350"/>
          <table:table-cell office:value-type="float" office:value="14288"/>
          <table:table-cell office:value-type="float" office:value="62"/>
          <table:table-cell/>
          <table:table-cell office:value-type="float" office:value="2"/>
          <table:table-cell office:value-type="float" office:value="6"/>
          <table:table-cell office:value-type="float" office:value="1"/>
          <table:table-cell office:value-type="float" office:value="3789"/>
          <table:table-cell office:value-type="float" office:value="1643"/>
          <table:table-cell office:value-type="float" office:value="288"/>
          <table:table-cell office:value-type="float" office:value="8519"/>
          <table:table-cell office:value-type="float" office:value="38"/>
          <table:table-cell/>
          <table:table-cell office:value-type="float" office:value="2"/>
          <table:table-cell office:value-type="float" office:value="5"/>
          <table:table-cell office:value-type="float" office:value="0"/>
          <table:table-cell office:value-type="float" office:value="1043"/>
          <table:table-cell office:value-type="float" office:value="936"/>
          <table:table-cell office:value-type="float" office:value="120"/>
          <table:table-cell office:value-type="float" office:value="4137"/>
          <table:table-cell office:value-type="float" office:value="12"/>
          <table:table-cell/>
          <table:table-cell office:value-type="float" office:value="0"/>
          <table:table-cell office:value-type="float" office:value="1"/>
          <table:table-cell office:value-type="float" office:value="1"/>
          <table:table-cell office:value-type="float" office:value="2746"/>
          <table:table-cell office:value-type="float" office:value="707"/>
          <table:table-cell office:value-type="float" office:value="168"/>
          <table:table-cell office:value-type="float" office:value="4382"/>
          <table:table-cell office:value-type="float" office:value="26"/>
          <table:table-cell/>
          <table:table-cell office:value-type="float" office:value="3790"/>
          <table:table-cell office:value-type="float" office:value="12"/>
          <table:table-cell office:value-type="float" office:value="12"/>
          <table:table-cell office:value-type="float" office:value="323"/>
          <table:table-cell/>
          <table:table-cell office:value-type="float" office:value="4187"/>
          <table:table-cell office:value-type="float" office:value="5"/>
          <table:table-cell office:value-type="float" office:value="16"/>
          <table:table-cell office:value-type="float" office:value="174"/>
          <table:table-cell table:number-columns-repeated="2"/>
          <table:table-cell office:value-type="float" office:value="2"/>
          <table:table-cell office:value-type="float" office:value="125"/>
          <table:table-cell table:number-columns-repeated="2"/>
          <table:table-cell office:value-type="float" office:value="4"/>
          <table:table-cell office:value-type="float" office:value="0"/>
          <table:table-cell office:value-type="float" office:value="133"/>
          <table:table-cell office:value-type="float" office:value="22"/>
          <table:table-cell office:value-type="float" office:value="95"/>
          <table:table-cell office:value-type="float" office:value="12"/>
          <table:table-cell office:value-type="float" office:value="58"/>
          <table:table-cell office:value-type="float" office:value="0"/>
          <table:table-cell office:value-type="float" office:value="1"/>
          <table:table-cell office:value-type="float" office:value="2"/>
          <table:table-cell office:value-type="float" office:value="3"/>
          <table:table-cell office:value-type="float" office:value="2571"/>
          <table:table-cell office:value-type="float" office:value="5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0"/>
          <table:table-cell/>
          <table:table-cell office:value-type="float" office:value="39534"/>
          <table:table-cell office:value-type="float" office:value="39370"/>
          <table:table-cell office:value-type="float" office:value="164"/>
          <table:table-cell/>
          <table:table-cell office:value-type="float" office:value="3"/>
          <table:table-cell office:value-type="float" office:value="13"/>
          <table:table-cell office:value-type="float" office:value="6"/>
          <table:table-cell office:value-type="float" office:value="12211"/>
          <table:table-cell office:value-type="float" office:value="3482"/>
          <table:table-cell office:value-type="float" office:value="762"/>
          <table:table-cell office:value-type="float" office:value="22752"/>
          <table:table-cell office:value-type="float" office:value="133"/>
          <table:table-cell/>
          <table:table-cell office:value-type="float" office:value="3"/>
          <table:table-cell office:value-type="float" office:value="11"/>
          <table:table-cell office:value-type="float" office:value="3"/>
          <table:table-cell office:value-type="float" office:value="3335"/>
          <table:table-cell office:value-type="float" office:value="2128"/>
          <table:table-cell office:value-type="float" office:value="308"/>
          <table:table-cell office:value-type="float" office:value="11267"/>
          <table:table-cell office:value-type="float" office:value="33"/>
          <table:table-cell/>
          <table:table-cell office:value-type="float" office:value="0"/>
          <table:table-cell office:value-type="float" office:value="2"/>
          <table:table-cell office:value-type="float" office:value="3"/>
          <table:table-cell office:value-type="float" office:value="8876"/>
          <table:table-cell office:value-type="float" office:value="1354"/>
          <table:table-cell office:value-type="float" office:value="454"/>
          <table:table-cell office:value-type="float" office:value="11485"/>
          <table:table-cell office:value-type="float" office:value="100"/>
          <table:table-cell/>
          <table:table-cell office:value-type="float" office:value="9838"/>
          <table:table-cell office:value-type="float" office:value="29"/>
          <table:table-cell office:value-type="float" office:value="12"/>
          <table:table-cell office:value-type="float" office:value="1388"/>
          <table:table-cell/>
          <table:table-cell office:value-type="float" office:value="10803"/>
          <table:table-cell office:value-type="float" office:value="12"/>
          <table:table-cell office:value-type="float" office:value="23"/>
          <table:table-cell office:value-type="float" office:value="647"/>
          <table:table-cell table:number-columns-repeated="2"/>
          <table:table-cell office:value-type="float" office:value="3"/>
          <table:table-cell office:value-type="float" office:value="6"/>
          <table:table-cell office:value-type="float" office:value="5"/>
          <table:table-cell office:value-type="float" office:value="491"/>
          <table:table-cell office:value-type="float" office:value="568"/>
          <table:table-cell office:value-type="float" office:value="46"/>
          <table:table-cell office:value-type="float" office:value="960"/>
          <table:table-cell office:value-type="float" office:value="3"/>
          <table:table-cell/>
          <table:table-cell office:value-type="float" office:value="0"/>
          <table:table-cell office:value-type="float" office:value="0"/>
          <table:table-cell office:value-type="float" office:value="0"/>
          <table:table-cell office:value-type="float" office:value="82"/>
          <table:table-cell office:value-type="float" office:value="41"/>
          <table:table-cell office:value-type="float" office:value="6"/>
          <table:table-cell office:value-type="float" office:value="65"/>
          <table:table-cell office:value-type="float" office:value="0"/>
          <table:table-cell/>
          <table:table-cell office:value-type="float" office:value="0"/>
          <table:table-cell office:value-type="float" office:value="1"/>
          <table:table-cell office:value-type="float" office:value="0"/>
          <table:table-cell office:value-type="float" office:value="240"/>
          <table:table-cell office:value-type="float" office:value="361"/>
          <table:table-cell office:value-type="float" office:value="18"/>
          <table:table-cell office:value-type="float" office:value="617"/>
          <table:table-cell office:value-type="float" office:value="2"/>
          <table:table-cell/>
          <table:table-cell office:value-type="float" office:value="0"/>
          <table:table-cell office:value-type="float" office:value="0"/>
          <table:table-cell office:value-type="float" office:value="0"/>
          <table:table-cell office:value-type="float" office:value="70"/>
          <table:table-cell office:value-type="float" office:value="35"/>
          <table:table-cell office:value-type="float" office:value="6"/>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ensington and Chelsea"/>
          <table:table-cell table:number-columns-repeated="2"/>
          <table:table-cell office:value-type="float" office:value="843"/>
          <table:table-cell office:value-type="float" office:value="807"/>
          <table:table-cell office:value-type="float" office:value="36"/>
          <table:table-cell/>
          <table:table-cell office:value-type="float" office:value="0"/>
          <table:table-cell office:value-type="float" office:value="1"/>
          <table:table-cell office:value-type="float" office:value="1"/>
          <table:table-cell office:value-type="float" office:value="322"/>
          <table:table-cell office:value-type="float" office:value="120"/>
          <table:table-cell office:value-type="float" office:value="31"/>
          <table:table-cell office:value-type="float" office:value="331"/>
          <table:table-cell office:value-type="float" office:value="1"/>
          <table:table-cell/>
          <table:table-cell office:value-type="float" office:value="0"/>
          <table:table-cell office:value-type="float" office:value="1"/>
          <table:table-cell office:value-type="float" office:value="0"/>
          <table:table-cell office:value-type="float" office:value="71"/>
          <table:table-cell office:value-type="float" office:value="70"/>
          <table:table-cell office:value-type="float" office:value="4"/>
          <table:table-cell office:value-type="float" office:value="144"/>
          <table:table-cell office:value-type="float" office:value="0"/>
          <table:table-cell/>
          <table:table-cell office:value-type="float" office:value="0"/>
          <table:table-cell office:value-type="float" office:value="0"/>
          <table:table-cell office:value-type="float" office:value="1"/>
          <table:table-cell office:value-type="float" office:value="251"/>
          <table:table-cell office:value-type="float" office:value="50"/>
          <table:table-cell office:value-type="float" office:value="27"/>
          <table:table-cell office:value-type="float" office:value="187"/>
          <table:table-cell office:value-type="float" office:value="1"/>
          <table:table-cell/>
          <table:table-cell office:value-type="float" office:value="10"/>
          <table:table-cell office:value-type="float" office:value="7"/>
          <table:table-cell office:value-type="float" office:value="29"/>
          <table:table-cell office:value-type="float" office:value="98"/>
          <table:table-cell/>
          <table:table-cell office:value-type="float" office:value="15"/>
          <table:table-cell office:value-type="float" office:value="1"/>
          <table:table-cell office:value-type="float" office:value="63"/>
          <table:table-cell office:value-type="float" office:value="108"/>
          <table:table-cell table:number-columns-repeated="2"/>
          <table:table-cell office:value-type="float" office:value="171"/>
          <table:table-cell office:value-type="float" office:value="191"/>
          <table:table-cell table:number-columns-repeated="2"/>
          <table:table-cell office:value-type="float" office:value="0"/>
          <table:table-cell office:value-type="float" office:value="0"/>
          <table:table-cell office:value-type="float" office:value="28"/>
          <table:table-cell office:value-type="float" office:value="3"/>
          <table:table-cell office:value-type="float" office:value="11"/>
          <table:table-cell office:value-type="float" office:value="17"/>
          <table:table-cell office:value-type="float" office:value="4"/>
          <table:table-cell office:value-type="float" office:value="0"/>
          <table:table-cell office:value-type="float" office:value="0"/>
          <table:table-cell office:value-type="float" office:value="0"/>
          <table:table-cell office:value-type="float" office:value="2"/>
          <table:table-cell office:value-type="float" office:value="52"/>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8"/>
          <table:table-cell office:value-type="float" office:value="14"/>
          <table:table-cell office:value-type="float" office:value="0"/>
          <table:table-cell office:value-type="float" office:value="0"/>
          <table:table-cell/>
          <table:table-cell office:value-type="float" office:value="2346"/>
          <table:table-cell office:value-type="float" office:value="2285"/>
          <table:table-cell office:value-type="float" office:value="61"/>
          <table:table-cell/>
          <table:table-cell office:value-type="float" office:value="0"/>
          <table:table-cell office:value-type="float" office:value="1"/>
          <table:table-cell office:value-type="float" office:value="1"/>
          <table:table-cell office:value-type="float" office:value="1049"/>
          <table:table-cell office:value-type="float" office:value="158"/>
          <table:table-cell office:value-type="float" office:value="87"/>
          <table:table-cell office:value-type="float" office:value="987"/>
          <table:table-cell office:value-type="float" office:value="2"/>
          <table:table-cell/>
          <table:table-cell office:value-type="float" office:value="0"/>
          <table:table-cell office:value-type="float" office:value="1"/>
          <table:table-cell office:value-type="float" office:value="0"/>
          <table:table-cell office:value-type="float" office:value="362"/>
          <table:table-cell office:value-type="float" office:value="106"/>
          <table:table-cell office:value-type="float" office:value="30"/>
          <table:table-cell office:value-type="float" office:value="539"/>
          <table:table-cell office:value-type="float" office:value="0"/>
          <table:table-cell/>
          <table:table-cell office:value-type="float" office:value="0"/>
          <table:table-cell office:value-type="float" office:value="0"/>
          <table:table-cell office:value-type="float" office:value="1"/>
          <table:table-cell office:value-type="float" office:value="687"/>
          <table:table-cell office:value-type="float" office:value="52"/>
          <table:table-cell office:value-type="float" office:value="57"/>
          <table:table-cell office:value-type="float" office:value="448"/>
          <table:table-cell office:value-type="float" office:value="2"/>
          <table:table-cell/>
          <table:table-cell office:value-type="float" office:value="46"/>
          <table:table-cell office:value-type="float" office:value="9"/>
          <table:table-cell office:value-type="float" office:value="157"/>
          <table:table-cell office:value-type="float" office:value="327"/>
          <table:table-cell/>
          <table:table-cell office:value-type="float" office:value="46"/>
          <table:table-cell office:value-type="float" office:value="4"/>
          <table:table-cell office:value-type="float" office:value="148"/>
          <table:table-cell office:value-type="float" office:value="250"/>
          <table:table-cell table:number-columns-repeated="2"/>
          <table:table-cell office:value-type="float" office:value="0"/>
          <table:table-cell office:value-type="float" office:value="0"/>
          <table:table-cell office:value-type="float" office:value="1"/>
          <table:table-cell office:value-type="float" office:value="18"/>
          <table:table-cell office:value-type="float" office:value="23"/>
          <table:table-cell office:value-type="float" office:value="1"/>
          <table:table-cell office:value-type="float" office:value="2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12"/>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1"/>
          <table:table-cell office:value-type="float" office:value="8"/>
          <table:table-cell office:value-type="float" office:value="3"/>
          <table:table-cell office:value-type="float" office:value="0"/>
          <table:table-cell office:value-type="float" office:value="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avering"/>
          <table:table-cell table:number-columns-repeated="2"/>
          <table:table-cell office:value-type="float" office:value="3467"/>
          <table:table-cell office:value-type="float" office:value="3454"/>
          <table:table-cell office:value-type="float" office:value="13"/>
          <table:table-cell/>
          <table:table-cell office:value-type="float" office:value="1"/>
          <table:table-cell office:value-type="float" office:value="3"/>
          <table:table-cell office:value-type="float" office:value="2"/>
          <table:table-cell office:value-type="float" office:value="1012"/>
          <table:table-cell office:value-type="float" office:value="324"/>
          <table:table-cell office:value-type="float" office:value="77"/>
          <table:table-cell office:value-type="float" office:value="2035"/>
          <table:table-cell office:value-type="float" office:value="0"/>
          <table:table-cell/>
          <table:table-cell office:value-type="float" office:value="1"/>
          <table:table-cell office:value-type="float" office:value="3"/>
          <table:table-cell office:value-type="float" office:value="2"/>
          <table:table-cell office:value-type="float" office:value="635"/>
          <table:table-cell office:value-type="float" office:value="252"/>
          <table:table-cell office:value-type="float" office:value="49"/>
          <table:table-cell office:value-type="float" office:value="1527"/>
          <table:table-cell office:value-type="float" office:value="0"/>
          <table:table-cell/>
          <table:table-cell office:value-type="float" office:value="0"/>
          <table:table-cell office:value-type="float" office:value="0"/>
          <table:table-cell office:value-type="float" office:value="0"/>
          <table:table-cell office:value-type="float" office:value="377"/>
          <table:table-cell office:value-type="float" office:value="72"/>
          <table:table-cell office:value-type="float" office:value="28"/>
          <table:table-cell office:value-type="float" office:value="508"/>
          <table:table-cell office:value-type="float" office:value="0"/>
          <table:table-cell/>
          <table:table-cell office:value-type="float" office:value="1387"/>
          <table:table-cell office:value-type="float" office:value="0"/>
          <table:table-cell office:value-type="float" office:value="3"/>
          <table:table-cell office:value-type="float" office:value="137"/>
          <table:table-cell/>
          <table:table-cell office:value-type="float" office:value="438"/>
          <table:table-cell office:value-type="float" office:value="0"/>
          <table:table-cell office:value-type="float" office:value="0"/>
          <table:table-cell office:value-type="float" office:value="70"/>
          <table:table-cell table:number-columns-repeated="2"/>
          <table:table-cell office:value-type="float" office:value="1504"/>
          <table:table-cell office:value-type="float" office:value="2598"/>
          <table:table-cell table:number-columns-repeated="2"/>
          <table:table-cell office:value-type="float" office:value="1"/>
          <table:table-cell office:value-type="float" office:value="0"/>
          <table:table-cell office:value-type="float" office:value="73"/>
          <table:table-cell office:value-type="float" office:value="2"/>
          <table:table-cell office:value-type="float" office:value="1"/>
          <table:table-cell office:value-type="float" office:value="28"/>
          <table:table-cell office:value-type="float" office:value="6"/>
          <table:table-cell office:value-type="float" office:value="0"/>
          <table:table-cell office:value-type="float" office:value="5"/>
          <table:table-cell office:value-type="float" office:value="0"/>
          <table:table-cell office:value-type="float" office:value="0"/>
          <table:table-cell office:value-type="float" office:value="551"/>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326"/>
          <table:table-cell office:value-type="float" office:value="116"/>
          <table:table-cell office:value-type="float" office:value="319"/>
          <table:table-cell office:value-type="float" office:value="35"/>
          <table:table-cell office:value-type="float" office:value="2"/>
          <table:table-cell/>
          <table:table-cell office:value-type="float" office:value="10084"/>
          <table:table-cell office:value-type="float" office:value="10037"/>
          <table:table-cell office:value-type="float" office:value="47"/>
          <table:table-cell/>
          <table:table-cell office:value-type="float" office:value="8"/>
          <table:table-cell office:value-type="float" office:value="8"/>
          <table:table-cell office:value-type="float" office:value="6"/>
          <table:table-cell office:value-type="float" office:value="3281"/>
          <table:table-cell office:value-type="float" office:value="530"/>
          <table:table-cell office:value-type="float" office:value="220"/>
          <table:table-cell office:value-type="float" office:value="5971"/>
          <table:table-cell office:value-type="float" office:value="13"/>
          <table:table-cell/>
          <table:table-cell office:value-type="float" office:value="3"/>
          <table:table-cell office:value-type="float" office:value="8"/>
          <table:table-cell office:value-type="float" office:value="4"/>
          <table:table-cell office:value-type="float" office:value="944"/>
          <table:table-cell office:value-type="float" office:value="389"/>
          <table:table-cell office:value-type="float" office:value="93"/>
          <table:table-cell office:value-type="float" office:value="3012"/>
          <table:table-cell office:value-type="float" office:value="2"/>
          <table:table-cell/>
          <table:table-cell office:value-type="float" office:value="5"/>
          <table:table-cell office:value-type="float" office:value="0"/>
          <table:table-cell office:value-type="float" office:value="2"/>
          <table:table-cell office:value-type="float" office:value="2337"/>
          <table:table-cell office:value-type="float" office:value="141"/>
          <table:table-cell office:value-type="float" office:value="127"/>
          <table:table-cell office:value-type="float" office:value="2959"/>
          <table:table-cell office:value-type="float" office:value="11"/>
          <table:table-cell/>
          <table:table-cell office:value-type="float" office:value="2445"/>
          <table:table-cell office:value-type="float" office:value="0"/>
          <table:table-cell office:value-type="float" office:value="14"/>
          <table:table-cell office:value-type="float" office:value="553"/>
          <table:table-cell/>
          <table:table-cell office:value-type="float" office:value="2255"/>
          <table:table-cell office:value-type="float" office:value="0"/>
          <table:table-cell office:value-type="float" office:value="9"/>
          <table:table-cell office:value-type="float" office:value="695"/>
          <table:table-cell table:number-columns-repeated="2"/>
          <table:table-cell office:value-type="float" office:value="5"/>
          <table:table-cell office:value-type="float" office:value="6"/>
          <table:table-cell office:value-type="float" office:value="7"/>
          <table:table-cell office:value-type="float" office:value="856"/>
          <table:table-cell office:value-type="float" office:value="416"/>
          <table:table-cell office:value-type="float" office:value="89"/>
          <table:table-cell office:value-type="float" office:value="1902"/>
          <table:table-cell office:value-type="float" office:value="1"/>
          <table:table-cell/>
          <table:table-cell office:value-type="float" office:value="0"/>
          <table:table-cell office:value-type="float" office:value="0"/>
          <table:table-cell office:value-type="float" office:value="0"/>
          <table:table-cell office:value-type="float" office:value="358"/>
          <table:table-cell office:value-type="float" office:value="75"/>
          <table:table-cell office:value-type="float" office:value="25"/>
          <table:table-cell office:value-type="float" office:value="469"/>
          <table:table-cell office:value-type="float" office:value="0"/>
          <table:table-cell/>
          <table:table-cell office:value-type="float" office:value="1"/>
          <table:table-cell office:value-type="float" office:value="3"/>
          <table:table-cell office:value-type="float" office:value="1"/>
          <table:table-cell office:value-type="float" office:value="610"/>
          <table:table-cell office:value-type="float" office:value="247"/>
          <table:table-cell office:value-type="float" office:value="46"/>
          <table:table-cell office:value-type="float" office:value="1357"/>
          <table:table-cell office:value-type="float" office:value="0"/>
          <table:table-cell/>
          <table:table-cell office:value-type="float" office:value="0"/>
          <table:table-cell office:value-type="float" office:value="0"/>
          <table:table-cell office:value-type="float" office:value="0"/>
          <table:table-cell office:value-type="float" office:value="338"/>
          <table:table-cell office:value-type="float" office:value="67"/>
          <table:table-cell office:value-type="float" office:value="23"/>
          <table:table-cell office:value-type="float" office:value="441"/>
          <table:table-cell office:value-type="float" office:value="0"/>
          <table:table-cell/>
          <table:table-cell office:value-type="float" office:value="4"/>
          <table:table-cell office:value-type="float" office:value="2"/>
          <table:table-cell office:value-type="float" office:value="6"/>
          <table:table-cell office:value-type="float" office:value="198"/>
          <table:table-cell office:value-type="float" office:value="145"/>
          <table:table-cell office:value-type="float" office:value="39"/>
          <table:table-cell office:value-type="float" office:value="41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Nottingham City"/>
          <table:table-cell table:number-columns-repeated="2"/>
          <table:table-cell office:value-type="float" office:value="3179"/>
          <table:table-cell office:value-type="float" office:value="3158"/>
          <table:table-cell office:value-type="float" office:value="21"/>
          <table:table-cell/>
          <table:table-cell office:value-type="float" office:value="2"/>
          <table:table-cell office:value-type="float" office:value="4"/>
          <table:table-cell office:value-type="float" office:value="0"/>
          <table:table-cell office:value-type="float" office:value="1553"/>
          <table:table-cell office:value-type="float" office:value="329"/>
          <table:table-cell office:value-type="float" office:value="66"/>
          <table:table-cell office:value-type="float" office:value="1200"/>
          <table:table-cell office:value-type="float" office:value="4"/>
          <table:table-cell/>
          <table:table-cell office:value-type="float" office:value="1"/>
          <table:table-cell office:value-type="float" office:value="4"/>
          <table:table-cell office:value-type="float" office:value="0"/>
          <table:table-cell office:value-type="float" office:value="221"/>
          <table:table-cell office:value-type="float" office:value="196"/>
          <table:table-cell office:value-type="float" office:value="20"/>
          <table:table-cell office:value-type="float" office:value="359"/>
          <table:table-cell office:value-type="float" office:value="0"/>
          <table:table-cell/>
          <table:table-cell office:value-type="float" office:value="1"/>
          <table:table-cell office:value-type="float" office:value="0"/>
          <table:table-cell office:value-type="float" office:value="0"/>
          <table:table-cell office:value-type="float" office:value="1332"/>
          <table:table-cell office:value-type="float" office:value="133"/>
          <table:table-cell office:value-type="float" office:value="46"/>
          <table:table-cell office:value-type="float" office:value="841"/>
          <table:table-cell office:value-type="float" office:value="4"/>
          <table:table-cell/>
          <table:table-cell office:value-type="float" office:value="256"/>
          <table:table-cell office:value-type="float" office:value="2"/>
          <table:table-cell office:value-type="float" office:value="80"/>
          <table:table-cell office:value-type="float" office:value="21"/>
          <table:table-cell/>
          <table:table-cell office:value-type="float" office:value="589"/>
          <table:table-cell office:value-type="float" office:value="2"/>
          <table:table-cell office:value-type="float" office:value="227"/>
          <table:table-cell office:value-type="float" office:value="23"/>
          <table:table-cell table:number-columns-repeated="2"/>
          <table:table-cell office:value-type="float" office:value="9"/>
          <table:table-cell office:value-type="float" office:value="0"/>
          <table:table-cell table:number-columns-repeated="2"/>
          <table:table-cell office:value-type="float" office:value="5"/>
          <table:table-cell office:value-type="float" office:value="0"/>
          <table:table-cell office:value-type="float" office:value="62"/>
          <table:table-cell office:value-type="float" office:value="2"/>
          <table:table-cell office:value-type="float" office:value="22"/>
          <table:table-cell office:value-type="float" office:value="5"/>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515"/>
          <table:table-cell office:value-type="float" office:value="9"/>
          <table:table-cell table:number-columns-repeated="2"/>
          <table:table-cell office:value-type="float" office:value="0"/>
          <table:table-cell office:value-type="float" office:value="0"/>
          <table:table-cell office:value-type="float" office:value="0"/>
          <table:table-cell office:value-type="float" office:value="11"/>
          <table:table-cell office:value-type="float" office:value="43"/>
          <table:table-cell office:value-type="float" office:value="4"/>
          <table:table-cell office:value-type="float" office:value="2"/>
          <table:table-cell office:value-type="float" office:value="0"/>
          <table:table-cell/>
          <table:table-cell office:value-type="float" office:value="9622"/>
          <table:table-cell office:value-type="float" office:value="9463"/>
          <table:table-cell office:value-type="float" office:value="159"/>
          <table:table-cell/>
          <table:table-cell office:value-type="float" office:value="4"/>
          <table:table-cell office:value-type="float" office:value="10"/>
          <table:table-cell office:value-type="float" office:value="0"/>
          <table:table-cell office:value-type="float" office:value="4666"/>
          <table:table-cell office:value-type="float" office:value="1089"/>
          <table:table-cell office:value-type="float" office:value="181"/>
          <table:table-cell office:value-type="float" office:value="3488"/>
          <table:table-cell office:value-type="float" office:value="25"/>
          <table:table-cell/>
          <table:table-cell office:value-type="float" office:value="2"/>
          <table:table-cell office:value-type="float" office:value="9"/>
          <table:table-cell office:value-type="float" office:value="0"/>
          <table:table-cell office:value-type="float" office:value="643"/>
          <table:table-cell office:value-type="float" office:value="608"/>
          <table:table-cell office:value-type="float" office:value="51"/>
          <table:table-cell office:value-type="float" office:value="1004"/>
          <table:table-cell office:value-type="float" office:value="2"/>
          <table:table-cell/>
          <table:table-cell office:value-type="float" office:value="2"/>
          <table:table-cell office:value-type="float" office:value="1"/>
          <table:table-cell office:value-type="float" office:value="0"/>
          <table:table-cell office:value-type="float" office:value="4023"/>
          <table:table-cell office:value-type="float" office:value="481"/>
          <table:table-cell office:value-type="float" office:value="130"/>
          <table:table-cell office:value-type="float" office:value="2484"/>
          <table:table-cell office:value-type="float" office:value="23"/>
          <table:table-cell/>
          <table:table-cell office:value-type="float" office:value="804"/>
          <table:table-cell office:value-type="float" office:value="4"/>
          <table:table-cell office:value-type="float" office:value="151"/>
          <table:table-cell office:value-type="float" office:value="45"/>
          <table:table-cell/>
          <table:table-cell office:value-type="float" office:value="2076"/>
          <table:table-cell office:value-type="float" office:value="7"/>
          <table:table-cell office:value-type="float" office:value="359"/>
          <table:table-cell office:value-type="float" office:value="42"/>
          <table:table-cell table:number-columns-repeated="2"/>
          <table:table-cell office:value-type="float" office:value="2"/>
          <table:table-cell office:value-type="float" office:value="10"/>
          <table:table-cell office:value-type="float" office:value="2"/>
          <table:table-cell office:value-type="float" office:value="190"/>
          <table:table-cell office:value-type="float" office:value="185"/>
          <table:table-cell office:value-type="float" office:value="12"/>
          <table:table-cell office:value-type="float" office:value="23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
          <table:table-cell office:value-type="float" office:value="3"/>
          <table:table-cell office:value-type="float" office:value="0"/>
          <table:table-cell office:value-type="float" office:value="87"/>
          <table:table-cell office:value-type="float" office:value="98"/>
          <table:table-cell office:value-type="float" office:value="5"/>
          <table:table-cell office:value-type="float" office:value="1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5"/>
          <table:table-cell office:value-type="float" office:value="0"/>
          <table:table-cell office:value-type="float" office:value="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Isles of Scilly"/>
          <table:table-cell table:number-columns-repeated="2"/>
          <table:table-cell office:value-type="float" office:value="11"/>
          <table:table-cell office:value-type="float" office:value="1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3"/>
          <table:table-cell office:value-type="float" office:value="0"/>
          <table:table-cell/>
          <table:table-cell office:value-type="float" office:value="6"/>
          <table:table-cell office:value-type="float" office:value="0"/>
          <table:table-cell office:value-type="float" office:value="0"/>
          <table:table-cell office:value-type="float" office:value="0"/>
          <table:table-cell/>
          <table:table-cell office:value-type="float" office:value="2"/>
          <table:table-cell office:value-type="float" office:value="0"/>
          <table:table-cell office:value-type="float" office:value="0"/>
          <table:table-cell office:value-type="float" office:value="1"/>
          <table:table-cell table:number-columns-repeated="2"/>
          <table:table-cell office:value-type="float" office:value="10"/>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45"/>
          <table:table-cell office:value-type="float" office:value="45"/>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1"/>
          <table:table-cell office:value-type="float" office:value="1"/>
          <table:table-cell office:value-type="float" office:value="30"/>
          <table:table-cell office:value-type="float" office:value="1"/>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21"/>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0"/>
          <table:table-cell office:value-type="float" office:value="1"/>
          <table:table-cell office:value-type="float" office:value="9"/>
          <table:table-cell office:value-type="float" office:value="0"/>
          <table:table-cell/>
          <table:table-cell office:value-type="float" office:value="17"/>
          <table:table-cell office:value-type="float" office:value="0"/>
          <table:table-cell office:value-type="float" office:value="0"/>
          <table:table-cell office:value-type="float" office:value="4"/>
          <table:table-cell/>
          <table:table-cell office:value-type="float" office:value="5"/>
          <table:table-cell office:value-type="float" office:value="0"/>
          <table:table-cell office:value-type="float" office:value="2"/>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lsall Council"/>
          <table:table-cell table:number-columns-repeated="2"/>
          <table:table-cell office:value-type="float" office:value="4867"/>
          <table:table-cell office:value-type="float" office:value="4840"/>
          <table:table-cell office:value-type="float" office:value="27"/>
          <table:table-cell/>
          <table:table-cell office:value-type="float" office:value="0"/>
          <table:table-cell office:value-type="float" office:value="6"/>
          <table:table-cell office:value-type="float" office:value="1"/>
          <table:table-cell office:value-type="float" office:value="1661"/>
          <table:table-cell office:value-type="float" office:value="366"/>
          <table:table-cell office:value-type="float" office:value="78"/>
          <table:table-cell office:value-type="float" office:value="2722"/>
          <table:table-cell office:value-type="float" office:value="6"/>
          <table:table-cell/>
          <table:table-cell office:value-type="float" office:value="0"/>
          <table:table-cell office:value-type="float" office:value="5"/>
          <table:table-cell office:value-type="float" office:value="1"/>
          <table:table-cell office:value-type="float" office:value="308"/>
          <table:table-cell office:value-type="float" office:value="153"/>
          <table:table-cell office:value-type="float" office:value="23"/>
          <table:table-cell office:value-type="float" office:value="756"/>
          <table:table-cell office:value-type="float" office:value="2"/>
          <table:table-cell/>
          <table:table-cell office:value-type="float" office:value="0"/>
          <table:table-cell office:value-type="float" office:value="1"/>
          <table:table-cell office:value-type="float" office:value="0"/>
          <table:table-cell office:value-type="float" office:value="1353"/>
          <table:table-cell office:value-type="float" office:value="213"/>
          <table:table-cell office:value-type="float" office:value="55"/>
          <table:table-cell office:value-type="float" office:value="1966"/>
          <table:table-cell office:value-type="float" office:value="4"/>
          <table:table-cell/>
          <table:table-cell office:value-type="float" office:value="91"/>
          <table:table-cell office:value-type="float" office:value="0"/>
          <table:table-cell office:value-type="float" office:value="83"/>
          <table:table-cell office:value-type="float" office:value="582"/>
          <table:table-cell/>
          <table:table-cell office:value-type="float" office:value="310"/>
          <table:table-cell office:value-type="float" office:value="0"/>
          <table:table-cell office:value-type="float" office:value="100"/>
          <table:table-cell office:value-type="float" office:value="1556"/>
          <table:table-cell table:number-columns-repeated="2"/>
          <table:table-cell office:value-type="float" office:value="125"/>
          <table:table-cell office:value-type="float" office:value="2087"/>
          <table:table-cell table:number-columns-repeated="2"/>
          <table:table-cell office:value-type="float" office:value="1"/>
          <table:table-cell office:value-type="float" office:value="0"/>
          <table:table-cell office:value-type="float" office:value="83"/>
          <table:table-cell office:value-type="float" office:value="12"/>
          <table:table-cell office:value-type="float" office:value="10"/>
          <table:table-cell office:value-type="float" office:value="22"/>
          <table:table-cell office:value-type="float" office:value="1"/>
          <table:table-cell office:value-type="float" office:value="0"/>
          <table:table-cell office:value-type="float" office:value="4"/>
          <table:table-cell office:value-type="float" office:value="0"/>
          <table:table-cell office:value-type="float" office:value="3"/>
          <table:table-cell office:value-type="float" office:value="400"/>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27"/>
          <table:table-cell office:value-type="float" office:value="2"/>
          <table:table-cell office:value-type="float" office:value="0"/>
          <table:table-cell office:value-type="float" office:value="0"/>
          <table:table-cell office:value-type="float" office:value="0"/>
          <table:table-cell/>
          <table:table-cell office:value-type="float" office:value="13852"/>
          <table:table-cell office:value-type="float" office:value="13761"/>
          <table:table-cell office:value-type="float" office:value="91"/>
          <table:table-cell/>
          <table:table-cell office:value-type="float" office:value="2"/>
          <table:table-cell office:value-type="float" office:value="9"/>
          <table:table-cell office:value-type="float" office:value="1"/>
          <table:table-cell office:value-type="float" office:value="5024"/>
          <table:table-cell office:value-type="float" office:value="1005"/>
          <table:table-cell office:value-type="float" office:value="210"/>
          <table:table-cell office:value-type="float" office:value="7497"/>
          <table:table-cell office:value-type="float" office:value="13"/>
          <table:table-cell/>
          <table:table-cell office:value-type="float" office:value="1"/>
          <table:table-cell office:value-type="float" office:value="8"/>
          <table:table-cell office:value-type="float" office:value="1"/>
          <table:table-cell office:value-type="float" office:value="825"/>
          <table:table-cell office:value-type="float" office:value="483"/>
          <table:table-cell office:value-type="float" office:value="66"/>
          <table:table-cell office:value-type="float" office:value="2162"/>
          <table:table-cell office:value-type="float" office:value="2"/>
          <table:table-cell/>
          <table:table-cell office:value-type="float" office:value="1"/>
          <table:table-cell office:value-type="float" office:value="1"/>
          <table:table-cell office:value-type="float" office:value="0"/>
          <table:table-cell office:value-type="float" office:value="4199"/>
          <table:table-cell office:value-type="float" office:value="522"/>
          <table:table-cell office:value-type="float" office:value="144"/>
          <table:table-cell office:value-type="float" office:value="5335"/>
          <table:table-cell office:value-type="float" office:value="11"/>
          <table:table-cell/>
          <table:table-cell office:value-type="float" office:value="195"/>
          <table:table-cell office:value-type="float" office:value="1"/>
          <table:table-cell office:value-type="float" office:value="155"/>
          <table:table-cell office:value-type="float" office:value="1811"/>
          <table:table-cell/>
          <table:table-cell office:value-type="float" office:value="590"/>
          <table:table-cell office:value-type="float" office:value="1"/>
          <table:table-cell office:value-type="float" office:value="237"/>
          <table:table-cell office:value-type="float" office:value="4507"/>
          <table:table-cell table:number-columns-repeated="2"/>
          <table:table-cell office:value-type="float" office:value="1"/>
          <table:table-cell office:value-type="float" office:value="4"/>
          <table:table-cell office:value-type="float" office:value="1"/>
          <table:table-cell office:value-type="float" office:value="252"/>
          <table:table-cell office:value-type="float" office:value="143"/>
          <table:table-cell office:value-type="float" office:value="16"/>
          <table:table-cell office:value-type="float" office:value="334"/>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1"/>
          <table:table-cell office:value-type="float" office:value="3"/>
          <table:table-cell office:value-type="float" office:value="0"/>
          <table:table-cell/>
          <table:table-cell office:value-type="float" office:value="0"/>
          <table:table-cell office:value-type="float" office:value="2"/>
          <table:table-cell office:value-type="float" office:value="1"/>
          <table:table-cell office:value-type="float" office:value="185"/>
          <table:table-cell office:value-type="float" office:value="97"/>
          <table:table-cell office:value-type="float" office:value="10"/>
          <table:table-cell office:value-type="float" office:value="236"/>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1"/>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ity of York Council"/>
          <table:table-cell table:number-columns-repeated="2"/>
          <table:table-cell office:value-type="float" office:value="2709"/>
          <table:table-cell office:value-type="float" office:value="2681"/>
          <table:table-cell office:value-type="float" office:value="28"/>
          <table:table-cell/>
          <table:table-cell office:value-type="float" office:value="1"/>
          <table:table-cell office:value-type="float" office:value="2"/>
          <table:table-cell office:value-type="float" office:value="1"/>
          <table:table-cell office:value-type="float" office:value="570"/>
          <table:table-cell office:value-type="float" office:value="164"/>
          <table:table-cell office:value-type="float" office:value="63"/>
          <table:table-cell office:value-type="float" office:value="1872"/>
          <table:table-cell office:value-type="float" office:value="8"/>
          <table:table-cell/>
          <table:table-cell office:value-type="float" office:value="0"/>
          <table:table-cell office:value-type="float" office:value="2"/>
          <table:table-cell office:value-type="float" office:value="0"/>
          <table:table-cell office:value-type="float" office:value="43"/>
          <table:table-cell office:value-type="float" office:value="71"/>
          <table:table-cell office:value-type="float" office:value="16"/>
          <table:table-cell office:value-type="float" office:value="632"/>
          <table:table-cell office:value-type="float" office:value="0"/>
          <table:table-cell/>
          <table:table-cell office:value-type="float" office:value="1"/>
          <table:table-cell office:value-type="float" office:value="0"/>
          <table:table-cell office:value-type="float" office:value="1"/>
          <table:table-cell office:value-type="float" office:value="527"/>
          <table:table-cell office:value-type="float" office:value="93"/>
          <table:table-cell office:value-type="float" office:value="47"/>
          <table:table-cell office:value-type="float" office:value="1240"/>
          <table:table-cell office:value-type="float" office:value="8"/>
          <table:table-cell/>
          <table:table-cell office:value-type="float" office:value="193"/>
          <table:table-cell office:value-type="float" office:value="0"/>
          <table:table-cell office:value-type="float" office:value="298"/>
          <table:table-cell office:value-type="float" office:value="141"/>
          <table:table-cell/>
          <table:table-cell office:value-type="float" office:value="413"/>
          <table:table-cell office:value-type="float" office:value="0"/>
          <table:table-cell office:value-type="float" office:value="723"/>
          <table:table-cell office:value-type="float" office:value="104"/>
          <table:table-cell table:number-columns-repeated="2"/>
          <table:table-cell office:value-type="float" office:value="14"/>
          <table:table-cell office:value-type="float" office:value="3"/>
          <table:table-cell table:number-columns-repeated="2"/>
          <table:table-cell office:value-type="float" office:value="1"/>
          <table:table-cell office:value-type="float" office:value="0"/>
          <table:table-cell office:value-type="float" office:value="30"/>
          <table:table-cell office:value-type="float" office:value="0"/>
          <table:table-cell office:value-type="float" office:value="8"/>
          <table:table-cell office:value-type="float" office:value="6"/>
          <table:table-cell office:value-type="float" office:value="12"/>
          <table:table-cell office:value-type="float" office:value="0"/>
          <table:table-cell office:value-type="float" office:value="0"/>
          <table:table-cell office:value-type="float" office:value="0"/>
          <table:table-cell office:value-type="float" office:value="0"/>
          <table:table-cell office:value-type="float" office:value="733"/>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32"/>
          <table:table-cell office:value-type="float" office:value="21"/>
          <table:table-cell office:value-type="float" office:value="19"/>
          <table:table-cell office:value-type="float" office:value="15"/>
          <table:table-cell office:value-type="float" office:value="0"/>
          <table:table-cell/>
          <table:table-cell office:value-type="float" office:value="7277"/>
          <table:table-cell office:value-type="float" office:value="7205"/>
          <table:table-cell office:value-type="float" office:value="72"/>
          <table:table-cell/>
          <table:table-cell office:value-type="float" office:value="1"/>
          <table:table-cell office:value-type="float" office:value="9"/>
          <table:table-cell office:value-type="float" office:value="3"/>
          <table:table-cell office:value-type="float" office:value="1758"/>
          <table:table-cell office:value-type="float" office:value="348"/>
          <table:table-cell office:value-type="float" office:value="195"/>
          <table:table-cell office:value-type="float" office:value="4856"/>
          <table:table-cell office:value-type="float" office:value="35"/>
          <table:table-cell/>
          <table:table-cell office:value-type="float" office:value="0"/>
          <table:table-cell office:value-type="float" office:value="7"/>
          <table:table-cell office:value-type="float" office:value="0"/>
          <table:table-cell office:value-type="float" office:value="202"/>
          <table:table-cell office:value-type="float" office:value="181"/>
          <table:table-cell office:value-type="float" office:value="50"/>
          <table:table-cell office:value-type="float" office:value="1624"/>
          <table:table-cell office:value-type="float" office:value="5"/>
          <table:table-cell/>
          <table:table-cell office:value-type="float" office:value="1"/>
          <table:table-cell office:value-type="float" office:value="2"/>
          <table:table-cell office:value-type="float" office:value="3"/>
          <table:table-cell office:value-type="float" office:value="1556"/>
          <table:table-cell office:value-type="float" office:value="167"/>
          <table:table-cell office:value-type="float" office:value="145"/>
          <table:table-cell office:value-type="float" office:value="3232"/>
          <table:table-cell office:value-type="float" office:value="30"/>
          <table:table-cell/>
          <table:table-cell office:value-type="float" office:value="442"/>
          <table:table-cell office:value-type="float" office:value="0"/>
          <table:table-cell office:value-type="float" office:value="311"/>
          <table:table-cell office:value-type="float" office:value="871"/>
          <table:table-cell/>
          <table:table-cell office:value-type="float" office:value="2204"/>
          <table:table-cell office:value-type="float" office:value="1"/>
          <table:table-cell office:value-type="float" office:value="707"/>
          <table:table-cell office:value-type="float" office:value="320"/>
          <table:table-cell table:number-columns-repeated="2"/>
          <table:table-cell office:value-type="float" office:value="0"/>
          <table:table-cell office:value-type="float" office:value="1"/>
          <table:table-cell office:value-type="float" office:value="0"/>
          <table:table-cell office:value-type="float" office:value="23"/>
          <table:table-cell office:value-type="float" office:value="31"/>
          <table:table-cell office:value-type="float" office:value="7"/>
          <table:table-cell office:value-type="float" office:value="125"/>
          <table:table-cell office:value-type="float" office:value="1"/>
          <table:table-cell/>
          <table:table-cell office:value-type="float" office:value="0"/>
          <table:table-cell office:value-type="float" office:value="0"/>
          <table:table-cell office:value-type="float" office:value="1"/>
          <table:table-cell office:value-type="float" office:value="44"/>
          <table:table-cell office:value-type="float" office:value="8"/>
          <table:table-cell office:value-type="float" office:value="2"/>
          <table:table-cell office:value-type="float" office:value="65"/>
          <table:table-cell office:value-type="float" office:value="1"/>
          <table:table-cell/>
          <table:table-cell office:value-type="float" office:value="0"/>
          <table:table-cell office:value-type="float" office:value="0"/>
          <table:table-cell office:value-type="float" office:value="0"/>
          <table:table-cell office:value-type="float" office:value="14"/>
          <table:table-cell office:value-type="float" office:value="22"/>
          <table:table-cell office:value-type="float" office:value="2"/>
          <table:table-cell office:value-type="float" office:value="72"/>
          <table:table-cell office:value-type="float" office:value="0"/>
          <table:table-cell/>
          <table:table-cell office:value-type="float" office:value="0"/>
          <table:table-cell office:value-type="float" office:value="0"/>
          <table:table-cell office:value-type="float" office:value="1"/>
          <table:table-cell office:value-type="float" office:value="40"/>
          <table:table-cell office:value-type="float" office:value="5"/>
          <table:table-cell office:value-type="float" office:value="2"/>
          <table:table-cell office:value-type="float" office:value="55"/>
          <table:table-cell office:value-type="float" office:value="1"/>
          <table:table-cell/>
          <table:table-cell office:value-type="float" office:value="0"/>
          <table:table-cell office:value-type="float" office:value="1"/>
          <table:table-cell office:value-type="float" office:value="0"/>
          <table:table-cell office:value-type="float" office:value="9"/>
          <table:table-cell office:value-type="float" office:value="3"/>
          <table:table-cell office:value-type="float" office:value="4"/>
          <table:table-cell office:value-type="float" office:value="22"/>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ancashire"/>
          <table:table-cell table:number-columns-repeated="2"/>
          <table:table-cell office:value-type="float" office:value="21795"/>
          <table:table-cell office:value-type="float" office:value="21724"/>
          <table:table-cell office:value-type="float" office:value="71"/>
          <table:table-cell/>
          <table:table-cell office:value-type="float" office:value="13"/>
          <table:table-cell office:value-type="float" office:value="29"/>
          <table:table-cell office:value-type="float" office:value="8"/>
          <table:table-cell office:value-type="float" office:value="7614"/>
          <table:table-cell office:value-type="float" office:value="2458"/>
          <table:table-cell office:value-type="float" office:value="449"/>
          <table:table-cell office:value-type="float" office:value="11089"/>
          <table:table-cell office:value-type="float" office:value="63"/>
          <table:table-cell/>
          <table:table-cell office:value-type="float" office:value="6"/>
          <table:table-cell office:value-type="float" office:value="29"/>
          <table:table-cell office:value-type="float" office:value="7"/>
          <table:table-cell office:value-type="float" office:value="3468"/>
          <table:table-cell office:value-type="float" office:value="1558"/>
          <table:table-cell office:value-type="float" office:value="273"/>
          <table:table-cell office:value-type="float" office:value="7153"/>
          <table:table-cell office:value-type="float" office:value="35"/>
          <table:table-cell/>
          <table:table-cell office:value-type="float" office:value="7"/>
          <table:table-cell office:value-type="float" office:value="0"/>
          <table:table-cell office:value-type="float" office:value="1"/>
          <table:table-cell office:value-type="float" office:value="4146"/>
          <table:table-cell office:value-type="float" office:value="900"/>
          <table:table-cell office:value-type="float" office:value="176"/>
          <table:table-cell office:value-type="float" office:value="3936"/>
          <table:table-cell office:value-type="float" office:value="28"/>
          <table:table-cell/>
          <table:table-cell office:value-type="float" office:value="6389"/>
          <table:table-cell office:value-type="float" office:value="684"/>
          <table:table-cell office:value-type="float" office:value="61"/>
          <table:table-cell office:value-type="float" office:value="19"/>
          <table:table-cell/>
          <table:table-cell office:value-type="float" office:value="3864"/>
          <table:table-cell office:value-type="float" office:value="58"/>
          <table:table-cell office:value-type="float" office:value="13"/>
          <table:table-cell office:value-type="float" office:value="1"/>
          <table:table-cell table:number-columns-repeated="2"/>
          <table:table-cell office:value-type="float" office:value="7"/>
          <table:table-cell office:value-type="float" office:value="0"/>
          <table:table-cell table:number-columns-repeated="2"/>
          <table:table-cell office:value-type="float" office:value="3"/>
          <table:table-cell office:value-type="float" office:value="0"/>
          <table:table-cell office:value-type="float" office:value="159"/>
          <table:table-cell office:value-type="float" office:value="2"/>
          <table:table-cell office:value-type="float" office:value="371"/>
          <table:table-cell office:value-type="float" office:value="22"/>
          <table:table-cell office:value-type="float" office:value="43"/>
          <table:table-cell office:value-type="float" office:value="0"/>
          <table:table-cell office:value-type="float" office:value="1"/>
          <table:table-cell office:value-type="float" office:value="2"/>
          <table:table-cell office:value-type="float" office:value="9"/>
          <table:table-cell office:value-type="float" office:value="4320"/>
          <table:table-cell office:value-type="float" office:value="30"/>
          <table:table-cell table:number-columns-repeated="2"/>
          <table:table-cell office:value-type="float" office:value="0"/>
          <table:table-cell office:value-type="float" office:value="0"/>
          <table:table-cell office:value-type="float" office:value="44"/>
          <table:table-cell office:value-type="float" office:value="2872"/>
          <table:table-cell office:value-type="float" office:value="387"/>
          <table:table-cell office:value-type="float" office:value="1286"/>
          <table:table-cell office:value-type="float" office:value="67"/>
          <table:table-cell office:value-type="float" office:value="1"/>
          <table:table-cell/>
          <table:table-cell office:value-type="float" office:value="62597"/>
          <table:table-cell office:value-type="float" office:value="62402"/>
          <table:table-cell office:value-type="float" office:value="195"/>
          <table:table-cell/>
          <table:table-cell office:value-type="float" office:value="24"/>
          <table:table-cell office:value-type="float" office:value="43"/>
          <table:table-cell office:value-type="float" office:value="43"/>
          <table:table-cell office:value-type="float" office:value="23974"/>
          <table:table-cell office:value-type="float" office:value="4233"/>
          <table:table-cell office:value-type="float" office:value="1227"/>
          <table:table-cell office:value-type="float" office:value="32617"/>
          <table:table-cell office:value-type="float" office:value="240"/>
          <table:table-cell/>
          <table:table-cell office:value-type="float" office:value="14"/>
          <table:table-cell office:value-type="float" office:value="42"/>
          <table:table-cell office:value-type="float" office:value="21"/>
          <table:table-cell office:value-type="float" office:value="5830"/>
          <table:table-cell office:value-type="float" office:value="2716"/>
          <table:table-cell office:value-type="float" office:value="509"/>
          <table:table-cell office:value-type="float" office:value="14545"/>
          <table:table-cell office:value-type="float" office:value="70"/>
          <table:table-cell/>
          <table:table-cell office:value-type="float" office:value="10"/>
          <table:table-cell office:value-type="float" office:value="1"/>
          <table:table-cell office:value-type="float" office:value="22"/>
          <table:table-cell office:value-type="float" office:value="18144"/>
          <table:table-cell office:value-type="float" office:value="1517"/>
          <table:table-cell office:value-type="float" office:value="718"/>
          <table:table-cell office:value-type="float" office:value="18072"/>
          <table:table-cell office:value-type="float" office:value="170"/>
          <table:table-cell/>
          <table:table-cell office:value-type="float" office:value="13488"/>
          <table:table-cell office:value-type="float" office:value="946"/>
          <table:table-cell office:value-type="float" office:value="74"/>
          <table:table-cell office:value-type="float" office:value="37"/>
          <table:table-cell/>
          <table:table-cell office:value-type="float" office:value="17888"/>
          <table:table-cell office:value-type="float" office:value="167"/>
          <table:table-cell office:value-type="float" office:value="13"/>
          <table:table-cell office:value-type="float" office:value="4"/>
          <table:table-cell table:number-columns-repeated="2"/>
          <table:table-cell office:value-type="float" office:value="30"/>
          <table:table-cell office:value-type="float" office:value="35"/>
          <table:table-cell office:value-type="float" office:value="65"/>
          <table:table-cell office:value-type="float" office:value="4538"/>
          <table:table-cell office:value-type="float" office:value="2277"/>
          <table:table-cell office:value-type="float" office:value="461"/>
          <table:table-cell office:value-type="float" office:value="7945"/>
          <table:table-cell office:value-type="float" office:value="42"/>
          <table:table-cell/>
          <table:table-cell office:value-type="float" office:value="8"/>
          <table:table-cell office:value-type="float" office:value="0"/>
          <table:table-cell office:value-type="float" office:value="6"/>
          <table:table-cell office:value-type="float" office:value="3835"/>
          <table:table-cell office:value-type="float" office:value="985"/>
          <table:table-cell office:value-type="float" office:value="177"/>
          <table:table-cell office:value-type="float" office:value="3815"/>
          <table:table-cell office:value-type="float" office:value="27"/>
          <table:table-cell/>
          <table:table-cell office:value-type="float" office:value="5"/>
          <table:table-cell office:value-type="float" office:value="26"/>
          <table:table-cell office:value-type="float" office:value="7"/>
          <table:table-cell office:value-type="float" office:value="3288"/>
          <table:table-cell office:value-type="float" office:value="1494"/>
          <table:table-cell office:value-type="float" office:value="259"/>
          <table:table-cell office:value-type="float" office:value="5915"/>
          <table:table-cell office:value-type="float" office:value="34"/>
          <table:table-cell/>
          <table:table-cell office:value-type="float" office:value="7"/>
          <table:table-cell office:value-type="float" office:value="0"/>
          <table:table-cell office:value-type="float" office:value="1"/>
          <table:table-cell office:value-type="float" office:value="3519"/>
          <table:table-cell office:value-type="float" office:value="803"/>
          <table:table-cell office:value-type="float" office:value="141"/>
          <table:table-cell office:value-type="float" office:value="3444"/>
          <table:table-cell office:value-type="float" office:value="25"/>
          <table:table-cell/>
          <table:table-cell office:value-type="float" office:value="23"/>
          <table:table-cell office:value-type="float" office:value="5"/>
          <table:table-cell office:value-type="float" office:value="56"/>
          <table:table-cell office:value-type="float" office:value="1013"/>
          <table:table-cell office:value-type="float" office:value="623"/>
          <table:table-cell office:value-type="float" office:value="184"/>
          <table:table-cell office:value-type="float" office:value="1710"/>
          <table:table-cell office:value-type="float" office:value="5"/>
          <table:table-cell/>
          <table:table-cell office:value-type="float" office:value="1"/>
          <table:table-cell office:value-type="float" office:value="0"/>
          <table:table-cell office:value-type="float" office:value="5"/>
          <table:table-cell office:value-type="float" office:value="218"/>
          <table:table-cell office:value-type="float" office:value="128"/>
          <table:table-cell office:value-type="float" office:value="29"/>
          <table:table-cell office:value-type="float" office:value="292"/>
          <table:table-cell office:value-type="float" office:value="1"/>
          <table:table-cell table:number-columns-repeated="16216"/>
        </table:table-row>
        <table:table-row>
          <table:table-cell office:value-type="string" office:string-value="Nottinghamshire County Council"/>
          <table:table-cell table:number-columns-repeated="2"/>
          <table:table-cell office:value-type="float" office:value="14998"/>
          <table:table-cell office:value-type="float" office:value="14935"/>
          <table:table-cell office:value-type="float" office:value="63"/>
          <table:table-cell/>
          <table:table-cell office:value-type="float" office:value="1"/>
          <table:table-cell office:value-type="float" office:value="14"/>
          <table:table-cell office:value-type="float" office:value="5"/>
          <table:table-cell office:value-type="float" office:value="4741"/>
          <table:table-cell office:value-type="float" office:value="1262"/>
          <table:table-cell office:value-type="float" office:value="221"/>
          <table:table-cell office:value-type="float" office:value="8654"/>
          <table:table-cell office:value-type="float" office:value="37"/>
          <table:table-cell/>
          <table:table-cell office:value-type="float" office:value="0"/>
          <table:table-cell office:value-type="float" office:value="11"/>
          <table:table-cell office:value-type="float" office:value="2"/>
          <table:table-cell office:value-type="float" office:value="697"/>
          <table:table-cell office:value-type="float" office:value="516"/>
          <table:table-cell office:value-type="float" office:value="52"/>
          <table:table-cell office:value-type="float" office:value="2737"/>
          <table:table-cell office:value-type="float" office:value="8"/>
          <table:table-cell/>
          <table:table-cell office:value-type="float" office:value="1"/>
          <table:table-cell office:value-type="float" office:value="3"/>
          <table:table-cell office:value-type="float" office:value="3"/>
          <table:table-cell office:value-type="float" office:value="4044"/>
          <table:table-cell office:value-type="float" office:value="746"/>
          <table:table-cell office:value-type="float" office:value="169"/>
          <table:table-cell office:value-type="float" office:value="5917"/>
          <table:table-cell office:value-type="float" office:value="29"/>
          <table:table-cell/>
          <table:table-cell office:value-type="float" office:value="2036"/>
          <table:table-cell office:value-type="float" office:value="469"/>
          <table:table-cell office:value-type="float" office:value="1"/>
          <table:table-cell office:value-type="float" office:value="231"/>
          <table:table-cell/>
          <table:table-cell office:value-type="float" office:value="5332"/>
          <table:table-cell office:value-type="float" office:value="118"/>
          <table:table-cell office:value-type="float" office:value="1"/>
          <table:table-cell office:value-type="float" office:value="466"/>
          <table:table-cell table:number-columns-repeated="2"/>
          <table:table-cell office:value-type="float" office:value="4"/>
          <table:table-cell office:value-type="float" office:value="1876"/>
          <table:table-cell table:number-columns-repeated="2"/>
          <table:table-cell office:value-type="float" office:value="7"/>
          <table:table-cell office:value-type="float" office:value="0"/>
          <table:table-cell office:value-type="float" office:value="217"/>
          <table:table-cell office:value-type="float" office:value="18"/>
          <table:table-cell office:value-type="float" office:value="54"/>
          <table:table-cell office:value-type="float" office:value="12"/>
          <table:table-cell office:value-type="float" office:value="164"/>
          <table:table-cell office:value-type="float" office:value="0"/>
          <table:table-cell office:value-type="float" office:value="4"/>
          <table:table-cell office:value-type="float" office:value="0"/>
          <table:table-cell office:value-type="float" office:value="9"/>
          <table:table-cell office:value-type="float" office:value="2620"/>
          <table:table-cell office:value-type="float" office:value="60"/>
          <table:table-cell table:number-columns-repeated="2"/>
          <table:table-cell office:value-type="float" office:value="0"/>
          <table:table-cell office:value-type="float" office:value="0"/>
          <table:table-cell office:value-type="float" office:value="1"/>
          <table:table-cell office:value-type="float" office:value="374"/>
          <table:table-cell office:value-type="float" office:value="1"/>
          <table:table-cell office:value-type="float" office:value="435"/>
          <table:table-cell office:value-type="float" office:value="27"/>
          <table:table-cell office:value-type="float" office:value="0"/>
          <table:table-cell/>
          <table:table-cell office:value-type="float" office:value="41998"/>
          <table:table-cell office:value-type="float" office:value="41791"/>
          <table:table-cell office:value-type="float" office:value="207"/>
          <table:table-cell/>
          <table:table-cell office:value-type="float" office:value="7"/>
          <table:table-cell office:value-type="float" office:value="31"/>
          <table:table-cell office:value-type="float" office:value="16"/>
          <table:table-cell office:value-type="float" office:value="15130"/>
          <table:table-cell office:value-type="float" office:value="3221"/>
          <table:table-cell office:value-type="float" office:value="640"/>
          <table:table-cell office:value-type="float" office:value="22597"/>
          <table:table-cell office:value-type="float" office:value="147"/>
          <table:table-cell/>
          <table:table-cell office:value-type="float" office:value="3"/>
          <table:table-cell office:value-type="float" office:value="28"/>
          <table:table-cell office:value-type="float" office:value="5"/>
          <table:table-cell office:value-type="float" office:value="2348"/>
          <table:table-cell office:value-type="float" office:value="1555"/>
          <table:table-cell office:value-type="float" office:value="176"/>
          <table:table-cell office:value-type="float" office:value="7124"/>
          <table:table-cell office:value-type="float" office:value="27"/>
          <table:table-cell/>
          <table:table-cell office:value-type="float" office:value="4"/>
          <table:table-cell office:value-type="float" office:value="3"/>
          <table:table-cell office:value-type="float" office:value="11"/>
          <table:table-cell office:value-type="float" office:value="12782"/>
          <table:table-cell office:value-type="float" office:value="1666"/>
          <table:table-cell office:value-type="float" office:value="464"/>
          <table:table-cell office:value-type="float" office:value="15473"/>
          <table:table-cell office:value-type="float" office:value="120"/>
          <table:table-cell/>
          <table:table-cell office:value-type="float" office:value="5870"/>
          <table:table-cell office:value-type="float" office:value="616"/>
          <table:table-cell office:value-type="float" office:value="5"/>
          <table:table-cell office:value-type="float" office:value="633"/>
          <table:table-cell/>
          <table:table-cell office:value-type="float" office:value="13849"/>
          <table:table-cell office:value-type="float" office:value="147"/>
          <table:table-cell office:value-type="float" office:value="16"/>
          <table:table-cell office:value-type="float" office:value="1461"/>
          <table:table-cell table:number-columns-repeated="2"/>
          <table:table-cell office:value-type="float" office:value="1"/>
          <table:table-cell office:value-type="float" office:value="22"/>
          <table:table-cell office:value-type="float" office:value="8"/>
          <table:table-cell office:value-type="float" office:value="753"/>
          <table:table-cell office:value-type="float" office:value="527"/>
          <table:table-cell office:value-type="float" office:value="49"/>
          <table:table-cell office:value-type="float" office:value="1491"/>
          <table:table-cell office:value-type="float" office:value="9"/>
          <table:table-cell/>
          <table:table-cell office:value-type="float" office:value="0"/>
          <table:table-cell office:value-type="float" office:value="0"/>
          <table:table-cell office:value-type="float" office:value="0"/>
          <table:table-cell office:value-type="float" office:value="140"/>
          <table:table-cell office:value-type="float" office:value="37"/>
          <table:table-cell office:value-type="float" office:value="10"/>
          <table:table-cell office:value-type="float" office:value="242"/>
          <table:table-cell office:value-type="float" office:value="3"/>
          <table:table-cell/>
          <table:table-cell office:value-type="float" office:value="0"/>
          <table:table-cell office:value-type="float" office:value="8"/>
          <table:table-cell office:value-type="float" office:value="1"/>
          <table:table-cell office:value-type="float" office:value="526"/>
          <table:table-cell office:value-type="float" office:value="373"/>
          <table:table-cell office:value-type="float" office:value="26"/>
          <table:table-cell office:value-type="float" office:value="1168"/>
          <table:table-cell office:value-type="float" office:value="7"/>
          <table:table-cell/>
          <table:table-cell office:value-type="float" office:value="0"/>
          <table:table-cell office:value-type="float" office:value="0"/>
          <table:table-cell office:value-type="float" office:value="0"/>
          <table:table-cell office:value-type="float" office:value="136"/>
          <table:table-cell office:value-type="float" office:value="35"/>
          <table:table-cell office:value-type="float" office:value="9"/>
          <table:table-cell office:value-type="float" office:value="235"/>
          <table:table-cell office:value-type="float" office:value="2"/>
          <table:table-cell/>
          <table:table-cell office:value-type="float" office:value="0"/>
          <table:table-cell office:value-type="float" office:value="11"/>
          <table:table-cell office:value-type="float" office:value="5"/>
          <table:table-cell office:value-type="float" office:value="140"/>
          <table:table-cell office:value-type="float" office:value="106"/>
          <table:table-cell office:value-type="float" office:value="12"/>
          <table:table-cell office:value-type="float" office:value="219"/>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
          <table:table-cell office:value-type="float" office:value="0"/>
          <table:table-cell table:number-columns-repeated="16216"/>
        </table:table-row>
        <table:table-row>
          <table:table-cell office:value-type="string" office:string-value="Herefordshire Council"/>
          <table:table-cell table:number-columns-repeated="2"/>
          <table:table-cell office:value-type="float" office:value="3055"/>
          <table:table-cell office:value-type="float" office:value="3027"/>
          <table:table-cell office:value-type="float" office:value="28"/>
          <table:table-cell/>
          <table:table-cell office:value-type="float" office:value="1"/>
          <table:table-cell office:value-type="float" office:value="2"/>
          <table:table-cell office:value-type="float" office:value="3"/>
          <table:table-cell office:value-type="float" office:value="814"/>
          <table:table-cell office:value-type="float" office:value="247"/>
          <table:table-cell office:value-type="float" office:value="69"/>
          <table:table-cell office:value-type="float" office:value="1875"/>
          <table:table-cell office:value-type="float" office:value="16"/>
          <table:table-cell/>
          <table:table-cell office:value-type="float" office:value="0"/>
          <table:table-cell office:value-type="float" office:value="2"/>
          <table:table-cell office:value-type="float" office:value="0"/>
          <table:table-cell office:value-type="float" office:value="95"/>
          <table:table-cell office:value-type="float" office:value="123"/>
          <table:table-cell office:value-type="float" office:value="27"/>
          <table:table-cell office:value-type="float" office:value="864"/>
          <table:table-cell office:value-type="float" office:value="4"/>
          <table:table-cell/>
          <table:table-cell office:value-type="float" office:value="1"/>
          <table:table-cell office:value-type="float" office:value="0"/>
          <table:table-cell office:value-type="float" office:value="3"/>
          <table:table-cell office:value-type="float" office:value="719"/>
          <table:table-cell office:value-type="float" office:value="124"/>
          <table:table-cell office:value-type="float" office:value="42"/>
          <table:table-cell office:value-type="float" office:value="1011"/>
          <table:table-cell office:value-type="float" office:value="12"/>
          <table:table-cell/>
          <table:table-cell office:value-type="float" office:value="171"/>
          <table:table-cell office:value-type="float" office:value="22"/>
          <table:table-cell office:value-type="float" office:value="390"/>
          <table:table-cell office:value-type="float" office:value="281"/>
          <table:table-cell/>
          <table:table-cell office:value-type="float" office:value="282"/>
          <table:table-cell office:value-type="float" office:value="8"/>
          <table:table-cell office:value-type="float" office:value="639"/>
          <table:table-cell office:value-type="float" office:value="82"/>
          <table:table-cell table:number-columns-repeated="2"/>
          <table:table-cell office:value-type="float" office:value="0"/>
          <table:table-cell office:value-type="float" office:value="10"/>
          <table:table-cell table:number-columns-repeated="2"/>
          <table:table-cell office:value-type="float" office:value="0"/>
          <table:table-cell office:value-type="float" office:value="0"/>
          <table:table-cell office:value-type="float" office:value="35"/>
          <table:table-cell office:value-type="float" office:value="6"/>
          <table:table-cell office:value-type="float" office:value="9"/>
          <table:table-cell office:value-type="float" office:value="7"/>
          <table:table-cell office:value-type="float" office:value="12"/>
          <table:table-cell office:value-type="float" office:value="0"/>
          <table:table-cell office:value-type="float" office:value="1"/>
          <table:table-cell office:value-type="float" office:value="1"/>
          <table:table-cell office:value-type="float" office:value="0"/>
          <table:table-cell office:value-type="float" office:value="669"/>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132"/>
          <table:table-cell office:value-type="float" office:value="0"/>
          <table:table-cell office:value-type="float" office:value="53"/>
          <table:table-cell office:value-type="float" office:value="2"/>
          <table:table-cell office:value-type="float" office:value="1"/>
          <table:table-cell/>
          <table:table-cell office:value-type="float" office:value="7926"/>
          <table:table-cell office:value-type="float" office:value="7832"/>
          <table:table-cell office:value-type="float" office:value="94"/>
          <table:table-cell/>
          <table:table-cell office:value-type="float" office:value="2"/>
          <table:table-cell office:value-type="float" office:value="4"/>
          <table:table-cell office:value-type="float" office:value="7"/>
          <table:table-cell office:value-type="float" office:value="2427"/>
          <table:table-cell office:value-type="float" office:value="576"/>
          <table:table-cell office:value-type="float" office:value="236"/>
          <table:table-cell office:value-type="float" office:value="4541"/>
          <table:table-cell office:value-type="float" office:value="39"/>
          <table:table-cell/>
          <table:table-cell office:value-type="float" office:value="0"/>
          <table:table-cell office:value-type="float" office:value="4"/>
          <table:table-cell office:value-type="float" office:value="1"/>
          <table:table-cell office:value-type="float" office:value="193"/>
          <table:table-cell office:value-type="float" office:value="287"/>
          <table:table-cell office:value-type="float" office:value="68"/>
          <table:table-cell office:value-type="float" office:value="1761"/>
          <table:table-cell office:value-type="float" office:value="9"/>
          <table:table-cell/>
          <table:table-cell office:value-type="float" office:value="2"/>
          <table:table-cell office:value-type="float" office:value="0"/>
          <table:table-cell office:value-type="float" office:value="6"/>
          <table:table-cell office:value-type="float" office:value="2234"/>
          <table:table-cell office:value-type="float" office:value="289"/>
          <table:table-cell office:value-type="float" office:value="168"/>
          <table:table-cell office:value-type="float" office:value="2780"/>
          <table:table-cell office:value-type="float" office:value="30"/>
          <table:table-cell/>
          <table:table-cell office:value-type="float" office:value="451"/>
          <table:table-cell office:value-type="float" office:value="31"/>
          <table:table-cell office:value-type="float" office:value="736"/>
          <table:table-cell office:value-type="float" office:value="543"/>
          <table:table-cell/>
          <table:table-cell office:value-type="float" office:value="888"/>
          <table:table-cell office:value-type="float" office:value="25"/>
          <table:table-cell office:value-type="float" office:value="1545"/>
          <table:table-cell office:value-type="float" office:value="322"/>
          <table:table-cell table:number-columns-repeated="2"/>
          <table:table-cell office:value-type="float" office:value="0"/>
          <table:table-cell office:value-type="float" office:value="2"/>
          <table:table-cell office:value-type="float" office:value="1"/>
          <table:table-cell office:value-type="float" office:value="33"/>
          <table:table-cell office:value-type="float" office:value="69"/>
          <table:table-cell office:value-type="float" office:value="6"/>
          <table:table-cell office:value-type="float" office:value="129"/>
          <table:table-cell office:value-type="float" office:value="6"/>
          <table:table-cell/>
          <table:table-cell office:value-type="float" office:value="1"/>
          <table:table-cell office:value-type="float" office:value="0"/>
          <table:table-cell office:value-type="float" office:value="1"/>
          <table:table-cell office:value-type="float" office:value="83"/>
          <table:table-cell office:value-type="float" office:value="29"/>
          <table:table-cell office:value-type="float" office:value="3"/>
          <table:table-cell office:value-type="float" office:value="55"/>
          <table:table-cell office:value-type="float" office:value="4"/>
          <table:table-cell/>
          <table:table-cell office:value-type="float" office:value="0"/>
          <table:table-cell office:value-type="float" office:value="0"/>
          <table:table-cell office:value-type="float" office:value="0"/>
          <table:table-cell office:value-type="float" office:value="24"/>
          <table:table-cell office:value-type="float" office:value="48"/>
          <table:table-cell office:value-type="float" office:value="3"/>
          <table:table-cell office:value-type="float" office:value="93"/>
          <table:table-cell office:value-type="float" office:value="2"/>
          <table:table-cell/>
          <table:table-cell office:value-type="float" office:value="1"/>
          <table:table-cell office:value-type="float" office:value="0"/>
          <table:table-cell office:value-type="float" office:value="1"/>
          <table:table-cell office:value-type="float" office:value="83"/>
          <table:table-cell office:value-type="float" office:value="27"/>
          <table:table-cell office:value-type="float" office:value="3"/>
          <table:table-cell office:value-type="float" office:value="54"/>
          <table:table-cell office:value-type="float" office:value="4"/>
          <table:table-cell/>
          <table:table-cell office:value-type="float" office:value="0"/>
          <table:table-cell office:value-type="float" office:value="2"/>
          <table:table-cell office:value-type="float" office:value="1"/>
          <table:table-cell office:value-type="float" office:value="7"/>
          <table:table-cell office:value-type="float" office:value="19"/>
          <table:table-cell office:value-type="float" office:value="3"/>
          <table:table-cell office:value-type="float" office:value="28"/>
          <table:table-cell office:value-type="float" office:value="4"/>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Thurrock Council"/>
          <table:table-cell table:number-columns-repeated="2"/>
          <table:table-cell office:value-type="float" office:value="2787"/>
          <table:table-cell office:value-type="float" office:value="2747"/>
          <table:table-cell office:value-type="float" office:value="40"/>
          <table:table-cell/>
          <table:table-cell office:value-type="float" office:value="0"/>
          <table:table-cell office:value-type="float" office:value="13"/>
          <table:table-cell office:value-type="float" office:value="1"/>
          <table:table-cell office:value-type="float" office:value="1113"/>
          <table:table-cell office:value-type="float" office:value="265"/>
          <table:table-cell office:value-type="float" office:value="37"/>
          <table:table-cell office:value-type="float" office:value="1314"/>
          <table:table-cell office:value-type="float" office:value="4"/>
          <table:table-cell/>
          <table:table-cell office:value-type="float" office:value="0"/>
          <table:table-cell office:value-type="float" office:value="10"/>
          <table:table-cell office:value-type="float" office:value="1"/>
          <table:table-cell office:value-type="float" office:value="341"/>
          <table:table-cell office:value-type="float" office:value="170"/>
          <table:table-cell office:value-type="float" office:value="19"/>
          <table:table-cell office:value-type="float" office:value="447"/>
          <table:table-cell office:value-type="float" office:value="2"/>
          <table:table-cell/>
          <table:table-cell office:value-type="float" office:value="0"/>
          <table:table-cell office:value-type="float" office:value="3"/>
          <table:table-cell office:value-type="float" office:value="0"/>
          <table:table-cell office:value-type="float" office:value="772"/>
          <table:table-cell office:value-type="float" office:value="95"/>
          <table:table-cell office:value-type="float" office:value="18"/>
          <table:table-cell office:value-type="float" office:value="867"/>
          <table:table-cell office:value-type="float" office:value="2"/>
          <table:table-cell/>
          <table:table-cell office:value-type="float" office:value="415"/>
          <table:table-cell office:value-type="float" office:value="0"/>
          <table:table-cell office:value-type="float" office:value="8"/>
          <table:table-cell office:value-type="float" office:value="24"/>
          <table:table-cell/>
          <table:table-cell office:value-type="float" office:value="777"/>
          <table:table-cell office:value-type="float" office:value="3"/>
          <table:table-cell office:value-type="float" office:value="28"/>
          <table:table-cell office:value-type="float" office:value="59"/>
          <table:table-cell table:number-columns-repeated="2"/>
          <table:table-cell office:value-type="float" office:value="12"/>
          <table:table-cell office:value-type="float" office:value="0"/>
          <table:table-cell table:number-columns-repeated="2"/>
          <table:table-cell office:value-type="float" office:value="1"/>
          <table:table-cell office:value-type="float" office:value="0"/>
          <table:table-cell office:value-type="float" office:value="26"/>
          <table:table-cell office:value-type="float" office:value="7"/>
          <table:table-cell office:value-type="float" office:value="47"/>
          <table:table-cell office:value-type="float" office:value="11"/>
          <table:table-cell office:value-type="float" office:value="5"/>
          <table:table-cell office:value-type="float" office:value="0"/>
          <table:table-cell office:value-type="float" office:value="3"/>
          <table:table-cell office:value-type="float" office:value="1"/>
          <table:table-cell office:value-type="float" office:value="0"/>
          <table:table-cell office:value-type="float" office:value="418"/>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11"/>
          <table:table-cell office:value-type="float" office:value="0"/>
          <table:table-cell office:value-type="float" office:value="0"/>
          <table:table-cell/>
          <table:table-cell office:value-type="float" office:value="7698"/>
          <table:table-cell office:value-type="float" office:value="7630"/>
          <table:table-cell office:value-type="float" office:value="68"/>
          <table:table-cell/>
          <table:table-cell office:value-type="float" office:value="1"/>
          <table:table-cell office:value-type="float" office:value="25"/>
          <table:table-cell office:value-type="float" office:value="1"/>
          <table:table-cell office:value-type="float" office:value="3417"/>
          <table:table-cell office:value-type="float" office:value="454"/>
          <table:table-cell office:value-type="float" office:value="128"/>
          <table:table-cell office:value-type="float" office:value="3592"/>
          <table:table-cell office:value-type="float" office:value="11"/>
          <table:table-cell/>
          <table:table-cell office:value-type="float" office:value="1"/>
          <table:table-cell office:value-type="float" office:value="19"/>
          <table:table-cell office:value-type="float" office:value="1"/>
          <table:table-cell office:value-type="float" office:value="1426"/>
          <table:table-cell office:value-type="float" office:value="305"/>
          <table:table-cell office:value-type="float" office:value="70"/>
          <table:table-cell office:value-type="float" office:value="1677"/>
          <table:table-cell office:value-type="float" office:value="6"/>
          <table:table-cell/>
          <table:table-cell office:value-type="float" office:value="0"/>
          <table:table-cell office:value-type="float" office:value="6"/>
          <table:table-cell office:value-type="float" office:value="0"/>
          <table:table-cell office:value-type="float" office:value="1991"/>
          <table:table-cell office:value-type="float" office:value="149"/>
          <table:table-cell office:value-type="float" office:value="58"/>
          <table:table-cell office:value-type="float" office:value="1915"/>
          <table:table-cell office:value-type="float" office:value="5"/>
          <table:table-cell/>
          <table:table-cell office:value-type="float" office:value="1582"/>
          <table:table-cell office:value-type="float" office:value="3"/>
          <table:table-cell office:value-type="float" office:value="6"/>
          <table:table-cell office:value-type="float" office:value="86"/>
          <table:table-cell/>
          <table:table-cell office:value-type="float" office:value="1709"/>
          <table:table-cell office:value-type="float" office:value="67"/>
          <table:table-cell office:value-type="float" office:value="27"/>
          <table:table-cell office:value-type="float" office:value="112"/>
          <table:table-cell table:number-columns-repeated="2"/>
          <table:table-cell office:value-type="float" office:value="0"/>
          <table:table-cell office:value-type="float" office:value="7"/>
          <table:table-cell office:value-type="float" office:value="3"/>
          <table:table-cell office:value-type="float" office:value="292"/>
          <table:table-cell office:value-type="float" office:value="165"/>
          <table:table-cell office:value-type="float" office:value="19"/>
          <table:table-cell office:value-type="float" office:value="321"/>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4"/>
          <table:table-cell office:value-type="float" office:value="0"/>
          <table:table-cell/>
          <table:table-cell office:value-type="float" office:value="0"/>
          <table:table-cell office:value-type="float" office:value="6"/>
          <table:table-cell office:value-type="float" office:value="1"/>
          <table:table-cell office:value-type="float" office:value="240"/>
          <table:table-cell office:value-type="float" office:value="133"/>
          <table:table-cell office:value-type="float" office:value="16"/>
          <table:table-cell office:value-type="float" office:value="256"/>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4"/>
          <table:table-cell office:value-type="float" office:value="0"/>
          <table:table-cell/>
          <table:table-cell office:value-type="float" office:value="0"/>
          <table:table-cell office:value-type="float" office:value="1"/>
          <table:table-cell office:value-type="float" office:value="0"/>
          <table:table-cell office:value-type="float" office:value="9"/>
          <table:table-cell office:value-type="float" office:value="5"/>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orset"/>
          <table:table-cell table:number-columns-repeated="2"/>
          <table:table-cell office:value-type="float" office:value="10396"/>
          <table:table-cell office:value-type="float" office:value="10345"/>
          <table:table-cell office:value-type="float" office:value="51"/>
          <table:table-cell/>
          <table:table-cell office:value-type="float" office:value="0"/>
          <table:table-cell office:value-type="float" office:value="5"/>
          <table:table-cell office:value-type="float" office:value="4"/>
          <table:table-cell office:value-type="float" office:value="1671"/>
          <table:table-cell office:value-type="float" office:value="506"/>
          <table:table-cell office:value-type="float" office:value="167"/>
          <table:table-cell office:value-type="float" office:value="7944"/>
          <table:table-cell office:value-type="float" office:value="46"/>
          <table:table-cell/>
          <table:table-cell office:value-type="float" office:value="0"/>
          <table:table-cell office:value-type="float" office:value="4"/>
          <table:table-cell office:value-type="float" office:value="2"/>
          <table:table-cell office:value-type="float" office:value="151"/>
          <table:table-cell office:value-type="float" office:value="168"/>
          <table:table-cell office:value-type="float" office:value="22"/>
          <table:table-cell office:value-type="float" office:value="2444"/>
          <table:table-cell office:value-type="float" office:value="2"/>
          <table:table-cell/>
          <table:table-cell office:value-type="float" office:value="0"/>
          <table:table-cell office:value-type="float" office:value="1"/>
          <table:table-cell office:value-type="float" office:value="2"/>
          <table:table-cell office:value-type="float" office:value="1520"/>
          <table:table-cell office:value-type="float" office:value="338"/>
          <table:table-cell office:value-type="float" office:value="145"/>
          <table:table-cell office:value-type="float" office:value="5500"/>
          <table:table-cell office:value-type="float" office:value="44"/>
          <table:table-cell/>
          <table:table-cell office:value-type="float" office:value="2440"/>
          <table:table-cell office:value-type="float" office:value="1"/>
          <table:table-cell office:value-type="float" office:value="1"/>
          <table:table-cell office:value-type="float" office:value="2"/>
          <table:table-cell/>
          <table:table-cell office:value-type="float" office:value="5492"/>
          <table:table-cell office:value-type="float" office:value="4"/>
          <table:table-cell office:value-type="float" office:value="0"/>
          <table:table-cell office:value-type="float" office:value="4"/>
          <table:table-cell table:number-columns-repeated="2"/>
          <table:table-cell office:value-type="float" office:value="0"/>
          <table:table-cell office:value-type="float" office:value="0"/>
          <table:table-cell table:number-columns-repeated="2"/>
          <table:table-cell office:value-type="float" office:value="2"/>
          <table:table-cell office:value-type="float" office:value="0"/>
          <table:table-cell office:value-type="float" office:value="129"/>
          <table:table-cell office:value-type="float" office:value="3"/>
          <table:table-cell office:value-type="float" office:value="75"/>
          <table:table-cell office:value-type="float" office:value="11"/>
          <table:table-cell office:value-type="float" office:value="42"/>
          <table:table-cell office:value-type="float" office:value="0"/>
          <table:table-cell office:value-type="float" office:value="0"/>
          <table:table-cell office:value-type="float" office:value="1"/>
          <table:table-cell office:value-type="float" office:value="1"/>
          <table:table-cell office:value-type="float" office:value="2498"/>
          <table:table-cell office:value-type="float" office:value="27"/>
          <table:table-cell table:number-columns-repeated="2"/>
          <table:table-cell office:value-type="float" office:value="0"/>
          <table:table-cell office:value-type="float" office:value="0"/>
          <table:table-cell office:value-type="float" office:value="0"/>
          <table:table-cell office:value-type="float" office:value="158"/>
          <table:table-cell office:value-type="float" office:value="37"/>
          <table:table-cell office:value-type="float" office:value="3"/>
          <table:table-cell office:value-type="float" office:value="11"/>
          <table:table-cell office:value-type="float" office:value="0"/>
          <table:table-cell/>
          <table:table-cell office:value-type="float" office:value="28428"/>
          <table:table-cell office:value-type="float" office:value="28211"/>
          <table:table-cell office:value-type="float" office:value="217"/>
          <table:table-cell/>
          <table:table-cell office:value-type="float" office:value="9"/>
          <table:table-cell office:value-type="float" office:value="12"/>
          <table:table-cell office:value-type="float" office:value="4"/>
          <table:table-cell office:value-type="float" office:value="5516"/>
          <table:table-cell office:value-type="float" office:value="832"/>
          <table:table-cell office:value-type="float" office:value="437"/>
          <table:table-cell office:value-type="float" office:value="21273"/>
          <table:table-cell office:value-type="float" office:value="126"/>
          <table:table-cell/>
          <table:table-cell office:value-type="float" office:value="5"/>
          <table:table-cell office:value-type="float" office:value="11"/>
          <table:table-cell office:value-type="float" office:value="2"/>
          <table:table-cell office:value-type="float" office:value="621"/>
          <table:table-cell office:value-type="float" office:value="394"/>
          <table:table-cell office:value-type="float" office:value="108"/>
          <table:table-cell office:value-type="float" office:value="7632"/>
          <table:table-cell office:value-type="float" office:value="14"/>
          <table:table-cell/>
          <table:table-cell office:value-type="float" office:value="4"/>
          <table:table-cell office:value-type="float" office:value="1"/>
          <table:table-cell office:value-type="float" office:value="2"/>
          <table:table-cell office:value-type="float" office:value="4895"/>
          <table:table-cell office:value-type="float" office:value="438"/>
          <table:table-cell office:value-type="float" office:value="329"/>
          <table:table-cell office:value-type="float" office:value="13641"/>
          <table:table-cell office:value-type="float" office:value="112"/>
          <table:table-cell/>
          <table:table-cell office:value-type="float" office:value="7619"/>
          <table:table-cell office:value-type="float" office:value="8"/>
          <table:table-cell office:value-type="float" office:value="1"/>
          <table:table-cell office:value-type="float" office:value="4"/>
          <table:table-cell/>
          <table:table-cell office:value-type="float" office:value="13626"/>
          <table:table-cell office:value-type="float" office:value="10"/>
          <table:table-cell office:value-type="float" office:value="0"/>
          <table:table-cell office:value-type="float" office:value="5"/>
          <table:table-cell table:number-columns-repeated="2"/>
          <table:table-cell office:value-type="float" office:value="1"/>
          <table:table-cell office:value-type="float" office:value="2"/>
          <table:table-cell office:value-type="float" office:value="2"/>
          <table:table-cell office:value-type="float" office:value="89"/>
          <table:table-cell office:value-type="float" office:value="94"/>
          <table:table-cell office:value-type="float" office:value="11"/>
          <table:table-cell office:value-type="float" office:value="348"/>
          <table:table-cell office:value-type="float" office:value="1"/>
          <table:table-cell/>
          <table:table-cell office:value-type="float" office:value="0"/>
          <table:table-cell office:value-type="float" office:value="0"/>
          <table:table-cell office:value-type="float" office:value="0"/>
          <table:table-cell office:value-type="float" office:value="2"/>
          <table:table-cell office:value-type="float" office:value="3"/>
          <table:table-cell office:value-type="float" office:value="0"/>
          <table:table-cell office:value-type="float" office:value="10"/>
          <table:table-cell office:value-type="float" office:value="0"/>
          <table:table-cell/>
          <table:table-cell office:value-type="float" office:value="0"/>
          <table:table-cell office:value-type="float" office:value="2"/>
          <table:table-cell office:value-type="float" office:value="1"/>
          <table:table-cell office:value-type="float" office:value="67"/>
          <table:table-cell office:value-type="float" office:value="68"/>
          <table:table-cell office:value-type="float" office:value="5"/>
          <table:table-cell office:value-type="float" office:value="275"/>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taffordshire"/>
          <table:table-cell table:number-columns-repeated="2"/>
          <table:table-cell office:value-type="float" office:value="18769"/>
          <table:table-cell office:value-type="float" office:value="18566"/>
          <table:table-cell office:value-type="float" office:value="203"/>
          <table:table-cell/>
          <table:table-cell office:value-type="float" office:value="8"/>
          <table:table-cell office:value-type="float" office:value="30"/>
          <table:table-cell office:value-type="float" office:value="12"/>
          <table:table-cell office:value-type="float" office:value="3771"/>
          <table:table-cell office:value-type="float" office:value="836"/>
          <table:table-cell office:value-type="float" office:value="254"/>
          <table:table-cell office:value-type="float" office:value="13624"/>
          <table:table-cell office:value-type="float" office:value="29"/>
          <table:table-cell/>
          <table:table-cell office:value-type="float" office:value="4"/>
          <table:table-cell office:value-type="float" office:value="26"/>
          <table:table-cell office:value-type="float" office:value="7"/>
          <table:table-cell office:value-type="float" office:value="1322"/>
          <table:table-cell office:value-type="float" office:value="685"/>
          <table:table-cell office:value-type="float" office:value="133"/>
          <table:table-cell office:value-type="float" office:value="4781"/>
          <table:table-cell office:value-type="float" office:value="18"/>
          <table:table-cell/>
          <table:table-cell office:value-type="float" office:value="4"/>
          <table:table-cell office:value-type="float" office:value="4"/>
          <table:table-cell office:value-type="float" office:value="5"/>
          <table:table-cell office:value-type="float" office:value="2449"/>
          <table:table-cell office:value-type="float" office:value="151"/>
          <table:table-cell office:value-type="float" office:value="121"/>
          <table:table-cell office:value-type="float" office:value="8843"/>
          <table:table-cell office:value-type="float" office:value="11"/>
          <table:table-cell/>
          <table:table-cell office:value-type="float" office:value="998"/>
          <table:table-cell office:value-type="float" office:value="3"/>
          <table:table-cell office:value-type="float" office:value="3765"/>
          <table:table-cell office:value-type="float" office:value="15"/>
          <table:table-cell/>
          <table:table-cell office:value-type="float" office:value="728"/>
          <table:table-cell office:value-type="float" office:value="5"/>
          <table:table-cell office:value-type="float" office:value="8081"/>
          <table:table-cell office:value-type="float" office:value="29"/>
          <table:table-cell table:number-columns-repeated="2"/>
          <table:table-cell office:value-type="float" office:value="76"/>
          <table:table-cell office:value-type="float" office:value="0"/>
          <table:table-cell table:number-columns-repeated="2"/>
          <table:table-cell office:value-type="float" office:value="5"/>
          <table:table-cell office:value-type="float" office:value="0"/>
          <table:table-cell office:value-type="float" office:value="323"/>
          <table:table-cell office:value-type="float" office:value="81"/>
          <table:table-cell office:value-type="float" office:value="226"/>
          <table:table-cell office:value-type="float" office:value="31"/>
          <table:table-cell office:value-type="float" office:value="53"/>
          <table:table-cell office:value-type="float" office:value="0"/>
          <table:table-cell office:value-type="float" office:value="7"/>
          <table:table-cell office:value-type="float" office:value="2"/>
          <table:table-cell office:value-type="float" office:value="4"/>
          <table:table-cell office:value-type="float" office:value="2065"/>
          <table:table-cell office:value-type="float" office:value="133"/>
          <table:table-cell table:number-columns-repeated="2"/>
          <table:table-cell office:value-type="float" office:value="0"/>
          <table:table-cell office:value-type="float" office:value="0"/>
          <table:table-cell office:value-type="float" office:value="0"/>
          <table:table-cell office:value-type="float" office:value="93"/>
          <table:table-cell office:value-type="float" office:value="54"/>
          <table:table-cell office:value-type="float" office:value="2"/>
          <table:table-cell office:value-type="float" office:value="5"/>
          <table:table-cell office:value-type="float" office:value="2"/>
          <table:table-cell/>
          <table:table-cell office:value-type="float" office:value="54427"/>
          <table:table-cell office:value-type="float" office:value="53875"/>
          <table:table-cell office:value-type="float" office:value="552"/>
          <table:table-cell/>
          <table:table-cell office:value-type="float" office:value="20"/>
          <table:table-cell office:value-type="float" office:value="57"/>
          <table:table-cell office:value-type="float" office:value="56"/>
          <table:table-cell office:value-type="float" office:value="12965"/>
          <table:table-cell office:value-type="float" office:value="2373"/>
          <table:table-cell office:value-type="float" office:value="751"/>
          <table:table-cell office:value-type="float" office:value="37565"/>
          <table:table-cell office:value-type="float" office:value="86"/>
          <table:table-cell/>
          <table:table-cell office:value-type="float" office:value="14"/>
          <table:table-cell office:value-type="float" office:value="47"/>
          <table:table-cell office:value-type="float" office:value="32"/>
          <table:table-cell office:value-type="float" office:value="4116"/>
          <table:table-cell office:value-type="float" office:value="1837"/>
          <table:table-cell office:value-type="float" office:value="376"/>
          <table:table-cell office:value-type="float" office:value="12821"/>
          <table:table-cell office:value-type="float" office:value="42"/>
          <table:table-cell/>
          <table:table-cell office:value-type="float" office:value="6"/>
          <table:table-cell office:value-type="float" office:value="10"/>
          <table:table-cell office:value-type="float" office:value="24"/>
          <table:table-cell office:value-type="float" office:value="8849"/>
          <table:table-cell office:value-type="float" office:value="536"/>
          <table:table-cell office:value-type="float" office:value="375"/>
          <table:table-cell office:value-type="float" office:value="24744"/>
          <table:table-cell office:value-type="float" office:value="44"/>
          <table:table-cell/>
          <table:table-cell office:value-type="float" office:value="3695"/>
          <table:table-cell office:value-type="float" office:value="7"/>
          <table:table-cell office:value-type="float" office:value="9089"/>
          <table:table-cell office:value-type="float" office:value="30"/>
          <table:table-cell/>
          <table:table-cell office:value-type="float" office:value="2656"/>
          <table:table-cell office:value-type="float" office:value="12"/>
          <table:table-cell office:value-type="float" office:value="22023"/>
          <table:table-cell office:value-type="float" office:value="52"/>
          <table:table-cell table:number-columns-repeated="2"/>
          <table:table-cell office:value-type="float" office:value="12"/>
          <table:table-cell office:value-type="float" office:value="26"/>
          <table:table-cell office:value-type="float" office:value="10"/>
          <table:table-cell office:value-type="float" office:value="1409"/>
          <table:table-cell office:value-type="float" office:value="653"/>
          <table:table-cell office:value-type="float" office:value="116"/>
          <table:table-cell office:value-type="float" office:value="2759"/>
          <table:table-cell office:value-type="float" office:value="18"/>
          <table:table-cell/>
          <table:table-cell office:value-type="float" office:value="0"/>
          <table:table-cell office:value-type="float" office:value="0"/>
          <table:table-cell office:value-type="float" office:value="0"/>
          <table:table-cell office:value-type="float" office:value="68"/>
          <table:table-cell office:value-type="float" office:value="13"/>
          <table:table-cell office:value-type="float" office:value="3"/>
          <table:table-cell office:value-type="float" office:value="57"/>
          <table:table-cell office:value-type="float" office:value="0"/>
          <table:table-cell/>
          <table:table-cell office:value-type="float" office:value="4"/>
          <table:table-cell office:value-type="float" office:value="21"/>
          <table:table-cell office:value-type="float" office:value="6"/>
          <table:table-cell office:value-type="float" office:value="1160"/>
          <table:table-cell office:value-type="float" office:value="516"/>
          <table:table-cell office:value-type="float" office:value="91"/>
          <table:table-cell office:value-type="float" office:value="2462"/>
          <table:table-cell office:value-type="float" office:value="13"/>
          <table:table-cell/>
          <table:table-cell office:value-type="float" office:value="0"/>
          <table:table-cell office:value-type="float" office:value="0"/>
          <table:table-cell office:value-type="float" office:value="0"/>
          <table:table-cell office:value-type="float" office:value="65"/>
          <table:table-cell office:value-type="float" office:value="13"/>
          <table:table-cell office:value-type="float" office:value="3"/>
          <table:table-cell office:value-type="float" office:value="54"/>
          <table:table-cell office:value-type="float" office:value="0"/>
          <table:table-cell/>
          <table:table-cell office:value-type="float" office:value="0"/>
          <table:table-cell office:value-type="float" office:value="1"/>
          <table:table-cell office:value-type="float" office:value="1"/>
          <table:table-cell office:value-type="float" office:value="23"/>
          <table:table-cell office:value-type="float" office:value="9"/>
          <table:table-cell office:value-type="float" office:value="2"/>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rtlepool Borough Council"/>
          <table:table-cell table:number-columns-repeated="2"/>
          <table:table-cell office:value-type="float" office:value="1921"/>
          <table:table-cell office:value-type="float" office:value="1910"/>
          <table:table-cell office:value-type="float" office:value="11"/>
          <table:table-cell/>
          <table:table-cell office:value-type="float" office:value="0"/>
          <table:table-cell office:value-type="float" office:value="4"/>
          <table:table-cell office:value-type="float" office:value="2"/>
          <table:table-cell office:value-type="float" office:value="927"/>
          <table:table-cell office:value-type="float" office:value="208"/>
          <table:table-cell office:value-type="float" office:value="56"/>
          <table:table-cell office:value-type="float" office:value="697"/>
          <table:table-cell office:value-type="float" office:value="16"/>
          <table:table-cell/>
          <table:table-cell office:value-type="float" office:value="0"/>
          <table:table-cell office:value-type="float" office:value="4"/>
          <table:table-cell office:value-type="float" office:value="2"/>
          <table:table-cell office:value-type="float" office:value="603"/>
          <table:table-cell office:value-type="float" office:value="169"/>
          <table:table-cell office:value-type="float" office:value="39"/>
          <table:table-cell office:value-type="float" office:value="647"/>
          <table:table-cell office:value-type="float" office:value="9"/>
          <table:table-cell/>
          <table:table-cell office:value-type="float" office:value="0"/>
          <table:table-cell office:value-type="float" office:value="0"/>
          <table:table-cell office:value-type="float" office:value="0"/>
          <table:table-cell office:value-type="float" office:value="324"/>
          <table:table-cell office:value-type="float" office:value="39"/>
          <table:table-cell office:value-type="float" office:value="17"/>
          <table:table-cell office:value-type="float" office:value="50"/>
          <table:table-cell office:value-type="float" office:value="7"/>
          <table:table-cell/>
          <table:table-cell office:value-type="float" office:value="96"/>
          <table:table-cell office:value-type="float" office:value="56"/>
          <table:table-cell office:value-type="float" office:value="24"/>
          <table:table-cell office:value-type="float" office:value="471"/>
          <table:table-cell/>
          <table:table-cell office:value-type="float" office:value="3"/>
          <table:table-cell office:value-type="float" office:value="1"/>
          <table:table-cell office:value-type="float" office:value="5"/>
          <table:table-cell office:value-type="float" office:value="41"/>
          <table:table-cell table:number-columns-repeated="2"/>
          <table:table-cell office:value-type="float" office:value="9"/>
          <table:table-cell office:value-type="float" office:value="1"/>
          <table:table-cell table:number-columns-repeated="2"/>
          <table:table-cell office:value-type="float" office:value="3"/>
          <table:table-cell office:value-type="float" office:value="0"/>
          <table:table-cell office:value-type="float" office:value="39"/>
          <table:table-cell office:value-type="float" office:value="5"/>
          <table:table-cell office:value-type="float" office:value="31"/>
          <table:table-cell office:value-type="float" office:value="4"/>
          <table:table-cell office:value-type="float" office:value="14"/>
          <table:table-cell office:value-type="float" office:value="0"/>
          <table:table-cell office:value-type="float" office:value="0"/>
          <table:table-cell office:value-type="float" office:value="0"/>
          <table:table-cell office:value-type="float" office:value="0"/>
          <table:table-cell office:value-type="float" office:value="210"/>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59"/>
          <table:table-cell office:value-type="float" office:value="7"/>
          <table:table-cell office:value-type="float" office:value="0"/>
          <table:table-cell office:value-type="float" office:value="6"/>
          <table:table-cell office:value-type="float" office:value="0"/>
          <table:table-cell/>
          <table:table-cell office:value-type="float" office:value="5381"/>
          <table:table-cell office:value-type="float" office:value="5333"/>
          <table:table-cell office:value-type="float" office:value="48"/>
          <table:table-cell/>
          <table:table-cell office:value-type="float" office:value="1"/>
          <table:table-cell office:value-type="float" office:value="5"/>
          <table:table-cell office:value-type="float" office:value="3"/>
          <table:table-cell office:value-type="float" office:value="2862"/>
          <table:table-cell office:value-type="float" office:value="358"/>
          <table:table-cell office:value-type="float" office:value="111"/>
          <table:table-cell office:value-type="float" office:value="1956"/>
          <table:table-cell office:value-type="float" office:value="36"/>
          <table:table-cell/>
          <table:table-cell office:value-type="float" office:value="1"/>
          <table:table-cell office:value-type="float" office:value="5"/>
          <table:table-cell office:value-type="float" office:value="3"/>
          <table:table-cell office:value-type="float" office:value="1960"/>
          <table:table-cell office:value-type="float" office:value="310"/>
          <table:table-cell office:value-type="float" office:value="84"/>
          <table:table-cell office:value-type="float" office:value="1824"/>
          <table:table-cell office:value-type="float" office:value="26"/>
          <table:table-cell/>
          <table:table-cell office:value-type="float" office:value="0"/>
          <table:table-cell office:value-type="float" office:value="0"/>
          <table:table-cell office:value-type="float" office:value="0"/>
          <table:table-cell office:value-type="float" office:value="902"/>
          <table:table-cell office:value-type="float" office:value="48"/>
          <table:table-cell office:value-type="float" office:value="27"/>
          <table:table-cell office:value-type="float" office:value="132"/>
          <table:table-cell office:value-type="float" office:value="10"/>
          <table:table-cell/>
          <table:table-cell office:value-type="float" office:value="263"/>
          <table:table-cell office:value-type="float" office:value="165"/>
          <table:table-cell office:value-type="float" office:value="66"/>
          <table:table-cell office:value-type="float" office:value="1330"/>
          <table:table-cell/>
          <table:table-cell office:value-type="float" office:value="6"/>
          <table:table-cell office:value-type="float" office:value="3"/>
          <table:table-cell office:value-type="float" office:value="10"/>
          <table:table-cell office:value-type="float" office:value="113"/>
          <table:table-cell table:number-columns-repeated="2"/>
          <table:table-cell office:value-type="float" office:value="0"/>
          <table:table-cell office:value-type="float" office:value="4"/>
          <table:table-cell office:value-type="float" office:value="3"/>
          <table:table-cell office:value-type="float" office:value="141"/>
          <table:table-cell office:value-type="float" office:value="105"/>
          <table:table-cell office:value-type="float" office:value="10"/>
          <table:table-cell office:value-type="float" office:value="678"/>
          <table:table-cell office:value-type="float" office:value="4"/>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19"/>
          <table:table-cell office:value-type="float" office:value="0"/>
          <table:table-cell/>
          <table:table-cell office:value-type="float" office:value="0"/>
          <table:table-cell office:value-type="float" office:value="2"/>
          <table:table-cell office:value-type="float" office:value="1"/>
          <table:table-cell office:value-type="float" office:value="107"/>
          <table:table-cell office:value-type="float" office:value="73"/>
          <table:table-cell office:value-type="float" office:value="8"/>
          <table:table-cell office:value-type="float" office:value="550"/>
          <table:table-cell office:value-type="float" office:value="2"/>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17"/>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1"/>
          <table:table-cell office:value-type="float" office:value="0"/>
          <table:table-cell office:value-type="float" office:value="5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ath &amp; NE Somerset"/>
          <table:table-cell table:number-columns-repeated="2"/>
          <table:table-cell office:value-type="float" office:value="2592"/>
          <table:table-cell office:value-type="float" office:value="2576"/>
          <table:table-cell office:value-type="float" office:value="16"/>
          <table:table-cell/>
          <table:table-cell office:value-type="float" office:value="0"/>
          <table:table-cell office:value-type="float" office:value="7"/>
          <table:table-cell office:value-type="float" office:value="0"/>
          <table:table-cell office:value-type="float" office:value="597"/>
          <table:table-cell office:value-type="float" office:value="216"/>
          <table:table-cell office:value-type="float" office:value="51"/>
          <table:table-cell office:value-type="float" office:value="1700"/>
          <table:table-cell office:value-type="float" office:value="5"/>
          <table:table-cell/>
          <table:table-cell office:value-type="float" office:value="0"/>
          <table:table-cell office:value-type="float" office:value="4"/>
          <table:table-cell office:value-type="float" office:value="0"/>
          <table:table-cell office:value-type="float" office:value="58"/>
          <table:table-cell office:value-type="float" office:value="81"/>
          <table:table-cell office:value-type="float" office:value="6"/>
          <table:table-cell office:value-type="float" office:value="350"/>
          <table:table-cell office:value-type="float" office:value="0"/>
          <table:table-cell/>
          <table:table-cell office:value-type="float" office:value="0"/>
          <table:table-cell office:value-type="float" office:value="3"/>
          <table:table-cell office:value-type="float" office:value="0"/>
          <table:table-cell office:value-type="float" office:value="539"/>
          <table:table-cell office:value-type="float" office:value="135"/>
          <table:table-cell office:value-type="float" office:value="45"/>
          <table:table-cell office:value-type="float" office:value="1350"/>
          <table:table-cell office:value-type="float" office:value="5"/>
          <table:table-cell/>
          <table:table-cell office:value-type="float" office:value="78"/>
          <table:table-cell office:value-type="float" office:value="31"/>
          <table:table-cell office:value-type="float" office:value="31"/>
          <table:table-cell office:value-type="float" office:value="210"/>
          <table:table-cell/>
          <table:table-cell office:value-type="float" office:value="488"/>
          <table:table-cell office:value-type="float" office:value="34"/>
          <table:table-cell office:value-type="float" office:value="131"/>
          <table:table-cell office:value-type="float" office:value="697"/>
          <table:table-cell table:number-columns-repeated="2"/>
          <table:table-cell office:value-type="float" office:value="120"/>
          <table:table-cell office:value-type="float" office:value="1145"/>
          <table:table-cell table:number-columns-repeated="2"/>
          <table:table-cell office:value-type="float" office:value="2"/>
          <table:table-cell office:value-type="float" office:value="0"/>
          <table:table-cell office:value-type="float" office:value="13"/>
          <table:table-cell office:value-type="float" office:value="0"/>
          <table:table-cell office:value-type="float" office:value="26"/>
          <table:table-cell office:value-type="float" office:value="7"/>
          <table:table-cell office:value-type="float" office:value="15"/>
          <table:table-cell office:value-type="float" office:value="0"/>
          <table:table-cell office:value-type="float" office:value="0"/>
          <table:table-cell office:value-type="float" office:value="0"/>
          <table:table-cell office:value-type="float" office:value="0"/>
          <table:table-cell office:value-type="float" office:value="579"/>
          <table:table-cell office:value-type="float" office:value="3"/>
          <table:table-cell table:number-columns-repeated="2"/>
          <table:table-cell office:value-type="float" office:value="0"/>
          <table:table-cell office:value-type="float" office:value="0"/>
          <table:table-cell office:value-type="float" office:value="4"/>
          <table:table-cell office:value-type="float" office:value="155"/>
          <table:table-cell office:value-type="float" office:value="12"/>
          <table:table-cell office:value-type="float" office:value="135"/>
          <table:table-cell office:value-type="float" office:value="44"/>
          <table:table-cell office:value-type="float" office:value="4"/>
          <table:table-cell/>
          <table:table-cell office:value-type="float" office:value="7129"/>
          <table:table-cell office:value-type="float" office:value="7076"/>
          <table:table-cell office:value-type="float" office:value="53"/>
          <table:table-cell/>
          <table:table-cell office:value-type="float" office:value="1"/>
          <table:table-cell office:value-type="float" office:value="15"/>
          <table:table-cell office:value-type="float" office:value="1"/>
          <table:table-cell office:value-type="float" office:value="1865"/>
          <table:table-cell office:value-type="float" office:value="333"/>
          <table:table-cell office:value-type="float" office:value="156"/>
          <table:table-cell office:value-type="float" office:value="4684"/>
          <table:table-cell office:value-type="float" office:value="20"/>
          <table:table-cell/>
          <table:table-cell office:value-type="float" office:value="1"/>
          <table:table-cell office:value-type="float" office:value="7"/>
          <table:table-cell office:value-type="float" office:value="1"/>
          <table:table-cell office:value-type="float" office:value="218"/>
          <table:table-cell office:value-type="float" office:value="136"/>
          <table:table-cell office:value-type="float" office:value="26"/>
          <table:table-cell office:value-type="float" office:value="1064"/>
          <table:table-cell office:value-type="float" office:value="2"/>
          <table:table-cell/>
          <table:table-cell office:value-type="float" office:value="0"/>
          <table:table-cell office:value-type="float" office:value="8"/>
          <table:table-cell office:value-type="float" office:value="0"/>
          <table:table-cell office:value-type="float" office:value="1647"/>
          <table:table-cell office:value-type="float" office:value="197"/>
          <table:table-cell office:value-type="float" office:value="130"/>
          <table:table-cell office:value-type="float" office:value="3620"/>
          <table:table-cell office:value-type="float" office:value="18"/>
          <table:table-cell/>
          <table:table-cell office:value-type="float" office:value="342"/>
          <table:table-cell office:value-type="float" office:value="62"/>
          <table:table-cell office:value-type="float" office:value="54"/>
          <table:table-cell office:value-type="float" office:value="606"/>
          <table:table-cell/>
          <table:table-cell office:value-type="float" office:value="1590"/>
          <table:table-cell office:value-type="float" office:value="97"/>
          <table:table-cell office:value-type="float" office:value="192"/>
          <table:table-cell office:value-type="float" office:value="1741"/>
          <table:table-cell table:number-columns-repeated="2"/>
          <table:table-cell office:value-type="float" office:value="0"/>
          <table:table-cell office:value-type="float" office:value="3"/>
          <table:table-cell office:value-type="float" office:value="1"/>
          <table:table-cell office:value-type="float" office:value="72"/>
          <table:table-cell office:value-type="float" office:value="64"/>
          <table:table-cell office:value-type="float" office:value="8"/>
          <table:table-cell office:value-type="float" office:value="168"/>
          <table:table-cell office:value-type="float" office:value="0"/>
          <table:table-cell/>
          <table:table-cell office:value-type="float" office:value="0"/>
          <table:table-cell office:value-type="float" office:value="1"/>
          <table:table-cell office:value-type="float" office:value="0"/>
          <table:table-cell office:value-type="float" office:value="129"/>
          <table:table-cell office:value-type="float" office:value="33"/>
          <table:table-cell office:value-type="float" office:value="9"/>
          <table:table-cell office:value-type="float" office:value="116"/>
          <table:table-cell office:value-type="float" office:value="3"/>
          <table:table-cell/>
          <table:table-cell office:value-type="float" office:value="0"/>
          <table:table-cell office:value-type="float" office:value="3"/>
          <table:table-cell office:value-type="float" office:value="0"/>
          <table:table-cell office:value-type="float" office:value="39"/>
          <table:table-cell office:value-type="float" office:value="41"/>
          <table:table-cell office:value-type="float" office:value="4"/>
          <table:table-cell office:value-type="float" office:value="98"/>
          <table:table-cell office:value-type="float" office:value="0"/>
          <table:table-cell/>
          <table:table-cell office:value-type="float" office:value="0"/>
          <table:table-cell office:value-type="float" office:value="1"/>
          <table:table-cell office:value-type="float" office:value="0"/>
          <table:table-cell office:value-type="float" office:value="115"/>
          <table:table-cell office:value-type="float" office:value="30"/>
          <table:table-cell office:value-type="float" office:value="8"/>
          <table:table-cell office:value-type="float" office:value="89"/>
          <table:table-cell office:value-type="float" office:value="3"/>
          <table:table-cell/>
          <table:table-cell office:value-type="float" office:value="0"/>
          <table:table-cell office:value-type="float" office:value="0"/>
          <table:table-cell office:value-type="float" office:value="1"/>
          <table:table-cell office:value-type="float" office:value="29"/>
          <table:table-cell office:value-type="float" office:value="16"/>
          <table:table-cell office:value-type="float" office:value="4"/>
          <table:table-cell office:value-type="float" office:value="50"/>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8"/>
          <table:table-cell office:value-type="float" office:value="0"/>
          <table:table-cell table:number-columns-repeated="16216"/>
        </table:table-row>
        <table:table-row>
          <table:table-cell office:value-type="string" office:string-value="Derby"/>
          <table:table-cell table:number-columns-repeated="2"/>
          <table:table-cell office:value-type="float" office:value="4648"/>
          <table:table-cell office:value-type="float" office:value="4629"/>
          <table:table-cell office:value-type="float" office:value="19"/>
          <table:table-cell/>
          <table:table-cell office:value-type="float" office:value="2"/>
          <table:table-cell office:value-type="float" office:value="14"/>
          <table:table-cell office:value-type="float" office:value="3"/>
          <table:table-cell office:value-type="float" office:value="1353"/>
          <table:table-cell office:value-type="float" office:value="440"/>
          <table:table-cell office:value-type="float" office:value="105"/>
          <table:table-cell office:value-type="float" office:value="2703"/>
          <table:table-cell office:value-type="float" office:value="9"/>
          <table:table-cell/>
          <table:table-cell office:value-type="float" office:value="1"/>
          <table:table-cell office:value-type="float" office:value="14"/>
          <table:table-cell office:value-type="float" office:value="3"/>
          <table:table-cell office:value-type="float" office:value="250"/>
          <table:table-cell office:value-type="float" office:value="197"/>
          <table:table-cell office:value-type="float" office:value="23"/>
          <table:table-cell office:value-type="float" office:value="926"/>
          <table:table-cell office:value-type="float" office:value="0"/>
          <table:table-cell/>
          <table:table-cell office:value-type="float" office:value="1"/>
          <table:table-cell office:value-type="float" office:value="0"/>
          <table:table-cell office:value-type="float" office:value="0"/>
          <table:table-cell office:value-type="float" office:value="1103"/>
          <table:table-cell office:value-type="float" office:value="243"/>
          <table:table-cell office:value-type="float" office:value="82"/>
          <table:table-cell office:value-type="float" office:value="1777"/>
          <table:table-cell office:value-type="float" office:value="9"/>
          <table:table-cell/>
          <table:table-cell office:value-type="float" office:value="706"/>
          <table:table-cell office:value-type="float" office:value="0"/>
          <table:table-cell office:value-type="float" office:value="220"/>
          <table:table-cell office:value-type="float" office:value="0"/>
          <table:table-cell/>
          <table:table-cell office:value-type="float" office:value="726"/>
          <table:table-cell office:value-type="float" office:value="1"/>
          <table:table-cell office:value-type="float" office:value="1045"/>
          <table:table-cell office:value-type="float" office:value="5"/>
          <table:table-cell table:number-columns-repeated="2"/>
          <table:table-cell office:value-type="float" office:value="1501"/>
          <table:table-cell office:value-type="float" office:value="13"/>
          <table:table-cell table:number-columns-repeated="2"/>
          <table:table-cell office:value-type="float" office:value="1"/>
          <table:table-cell office:value-type="float" office:value="0"/>
          <table:table-cell office:value-type="float" office:value="83"/>
          <table:table-cell office:value-type="float" office:value="5"/>
          <table:table-cell office:value-type="float" office:value="4"/>
          <table:table-cell office:value-type="float" office:value="11"/>
          <table:table-cell office:value-type="float" office:value="10"/>
          <table:table-cell office:value-type="float" office:value="0"/>
          <table:table-cell office:value-type="float" office:value="0"/>
          <table:table-cell office:value-type="float" office:value="0"/>
          <table:table-cell office:value-type="float" office:value="1"/>
          <table:table-cell office:value-type="float" office:value="654"/>
          <table:table-cell office:value-type="float" office:value="19"/>
          <table:table-cell table:number-columns-repeated="2"/>
          <table:table-cell office:value-type="float" office:value="0"/>
          <table:table-cell office:value-type="float" office:value="0"/>
          <table:table-cell office:value-type="float" office:value="1"/>
          <table:table-cell office:value-type="float" office:value="5"/>
          <table:table-cell office:value-type="float" office:value="2"/>
          <table:table-cell office:value-type="float" office:value="40"/>
          <table:table-cell office:value-type="float" office:value="5"/>
          <table:table-cell office:value-type="float" office:value="0"/>
          <table:table-cell/>
          <table:table-cell office:value-type="float" office:value="12807"/>
          <table:table-cell office:value-type="float" office:value="12763"/>
          <table:table-cell office:value-type="float" office:value="44"/>
          <table:table-cell/>
          <table:table-cell office:value-type="float" office:value="6"/>
          <table:table-cell office:value-type="float" office:value="25"/>
          <table:table-cell office:value-type="float" office:value="9"/>
          <table:table-cell office:value-type="float" office:value="3895"/>
          <table:table-cell office:value-type="float" office:value="961"/>
          <table:table-cell office:value-type="float" office:value="264"/>
          <table:table-cell office:value-type="float" office:value="7573"/>
          <table:table-cell office:value-type="float" office:value="30"/>
          <table:table-cell/>
          <table:table-cell office:value-type="float" office:value="2"/>
          <table:table-cell office:value-type="float" office:value="24"/>
          <table:table-cell office:value-type="float" office:value="7"/>
          <table:table-cell office:value-type="float" office:value="704"/>
          <table:table-cell office:value-type="float" office:value="512"/>
          <table:table-cell office:value-type="float" office:value="76"/>
          <table:table-cell office:value-type="float" office:value="2537"/>
          <table:table-cell office:value-type="float" office:value="5"/>
          <table:table-cell/>
          <table:table-cell office:value-type="float" office:value="4"/>
          <table:table-cell office:value-type="float" office:value="1"/>
          <table:table-cell office:value-type="float" office:value="2"/>
          <table:table-cell office:value-type="float" office:value="3191"/>
          <table:table-cell office:value-type="float" office:value="449"/>
          <table:table-cell office:value-type="float" office:value="188"/>
          <table:table-cell office:value-type="float" office:value="5036"/>
          <table:table-cell office:value-type="float" office:value="25"/>
          <table:table-cell/>
          <table:table-cell office:value-type="float" office:value="1802"/>
          <table:table-cell office:value-type="float" office:value="0"/>
          <table:table-cell office:value-type="float" office:value="725"/>
          <table:table-cell office:value-type="float" office:value="10"/>
          <table:table-cell/>
          <table:table-cell office:value-type="float" office:value="1910"/>
          <table:table-cell office:value-type="float" office:value="12"/>
          <table:table-cell office:value-type="float" office:value="3102"/>
          <table:table-cell office:value-type="float" office:value="12"/>
          <table:table-cell table:number-columns-repeated="2"/>
          <table:table-cell office:value-type="float" office:value="1"/>
          <table:table-cell office:value-type="float" office:value="8"/>
          <table:table-cell office:value-type="float" office:value="5"/>
          <table:table-cell office:value-type="float" office:value="144"/>
          <table:table-cell office:value-type="float" office:value="110"/>
          <table:table-cell office:value-type="float" office:value="17"/>
          <table:table-cell office:value-type="float" office:value="337"/>
          <table:table-cell office:value-type="float" office:value="0"/>
          <table:table-cell/>
          <table:table-cell office:value-type="float" office:value="1"/>
          <table:table-cell office:value-type="float" office:value="0"/>
          <table:table-cell office:value-type="float" office:value="0"/>
          <table:table-cell office:value-type="float" office:value="410"/>
          <table:table-cell office:value-type="float" office:value="108"/>
          <table:table-cell office:value-type="float" office:value="40"/>
          <table:table-cell office:value-type="float" office:value="426"/>
          <table:table-cell office:value-type="float" office:value="3"/>
          <table:table-cell/>
          <table:table-cell office:value-type="float" office:value="1"/>
          <table:table-cell office:value-type="float" office:value="6"/>
          <table:table-cell office:value-type="float" office:value="2"/>
          <table:table-cell office:value-type="float" office:value="115"/>
          <table:table-cell office:value-type="float" office:value="83"/>
          <table:table-cell office:value-type="float" office:value="14"/>
          <table:table-cell office:value-type="float" office:value="292"/>
          <table:table-cell office:value-type="float" office:value="0"/>
          <table:table-cell/>
          <table:table-cell office:value-type="float" office:value="1"/>
          <table:table-cell office:value-type="float" office:value="0"/>
          <table:table-cell office:value-type="float" office:value="0"/>
          <table:table-cell office:value-type="float" office:value="393"/>
          <table:table-cell office:value-type="float" office:value="96"/>
          <table:table-cell office:value-type="float" office:value="38"/>
          <table:table-cell office:value-type="float" office:value="404"/>
          <table:table-cell office:value-type="float" office:value="3"/>
          <table:table-cell/>
          <table:table-cell office:value-type="float" office:value="0"/>
          <table:table-cell office:value-type="float" office:value="1"/>
          <table:table-cell office:value-type="float" office:value="1"/>
          <table:table-cell office:value-type="float" office:value="12"/>
          <table:table-cell office:value-type="float" office:value="12"/>
          <table:table-cell office:value-type="float" office:value="0"/>
          <table:table-cell office:value-type="float" office:value="1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Rutland"/>
          <table:table-cell table:number-columns-repeated="2"/>
          <table:table-cell office:value-type="float" office:value="614"/>
          <table:table-cell office:value-type="float" office:value="611"/>
          <table:table-cell office:value-type="float" office:value="3"/>
          <table:table-cell/>
          <table:table-cell office:value-type="float" office:value="0"/>
          <table:table-cell office:value-type="float" office:value="0"/>
          <table:table-cell office:value-type="float" office:value="1"/>
          <table:table-cell office:value-type="float" office:value="99"/>
          <table:table-cell office:value-type="float" office:value="39"/>
          <table:table-cell office:value-type="float" office:value="15"/>
          <table:table-cell office:value-type="float" office:value="451"/>
          <table:table-cell office:value-type="float" office:value="6"/>
          <table:table-cell/>
          <table:table-cell office:value-type="float" office:value="0"/>
          <table:table-cell office:value-type="float" office:value="0"/>
          <table:table-cell office:value-type="float" office:value="0"/>
          <table:table-cell office:value-type="float" office:value="4"/>
          <table:table-cell office:value-type="float" office:value="20"/>
          <table:table-cell office:value-type="float" office:value="3"/>
          <table:table-cell office:value-type="float" office:value="196"/>
          <table:table-cell office:value-type="float" office:value="0"/>
          <table:table-cell/>
          <table:table-cell office:value-type="float" office:value="0"/>
          <table:table-cell office:value-type="float" office:value="0"/>
          <table:table-cell office:value-type="float" office:value="1"/>
          <table:table-cell office:value-type="float" office:value="95"/>
          <table:table-cell office:value-type="float" office:value="19"/>
          <table:table-cell office:value-type="float" office:value="12"/>
          <table:table-cell office:value-type="float" office:value="255"/>
          <table:table-cell office:value-type="float" office:value="6"/>
          <table:table-cell/>
          <table:table-cell office:value-type="float" office:value="189"/>
          <table:table-cell office:value-type="float" office:value="0"/>
          <table:table-cell office:value-type="float" office:value="6"/>
          <table:table-cell office:value-type="float" office:value="1"/>
          <table:table-cell/>
          <table:table-cell office:value-type="float" office:value="251"/>
          <table:table-cell office:value-type="float" office:value="0"/>
          <table:table-cell office:value-type="float" office:value="0"/>
          <table:table-cell office:value-type="float" office:value="4"/>
          <table:table-cell table:number-columns-repeated="2"/>
          <table:table-cell office:value-type="float" office:value="14"/>
          <table:table-cell office:value-type="float" office:value="0"/>
          <table:table-cell table:number-columns-repeated="2"/>
          <table:table-cell office:value-type="float" office:value="0"/>
          <table:table-cell office:value-type="float" office:value="0"/>
          <table:table-cell office:value-type="float" office:value="1"/>
          <table:table-cell office:value-type="float" office:value="2"/>
          <table:table-cell office:value-type="float" office:value="14"/>
          <table:table-cell office:value-type="float" office:value="0"/>
          <table:table-cell office:value-type="float" office:value="4"/>
          <table:table-cell office:value-type="float" office:value="0"/>
          <table:table-cell office:value-type="float" office:value="0"/>
          <table:table-cell office:value-type="float" office:value="0"/>
          <table:table-cell office:value-type="float" office:value="0"/>
          <table:table-cell office:value-type="float" office:value="209"/>
          <table:table-cell office:value-type="float" office:value="2"/>
          <table:table-cell table:number-columns-repeated="2"/>
          <table:table-cell office:value-type="float" office:value="0"/>
          <table:table-cell office:value-type="float" office:value="0"/>
          <table:table-cell office:value-type="float" office:value="1"/>
          <table:table-cell office:value-type="float" office:value="28"/>
          <table:table-cell office:value-type="float" office:value="0"/>
          <table:table-cell office:value-type="float" office:value="5"/>
          <table:table-cell office:value-type="float" office:value="3"/>
          <table:table-cell office:value-type="float" office:value="0"/>
          <table:table-cell/>
          <table:table-cell office:value-type="float" office:value="1628"/>
          <table:table-cell office:value-type="float" office:value="1615"/>
          <table:table-cell office:value-type="float" office:value="13"/>
          <table:table-cell/>
          <table:table-cell office:value-type="float" office:value="1"/>
          <table:table-cell office:value-type="float" office:value="0"/>
          <table:table-cell office:value-type="float" office:value="1"/>
          <table:table-cell office:value-type="float" office:value="310"/>
          <table:table-cell office:value-type="float" office:value="84"/>
          <table:table-cell office:value-type="float" office:value="31"/>
          <table:table-cell office:value-type="float" office:value="1173"/>
          <table:table-cell office:value-type="float" office:value="15"/>
          <table:table-cell/>
          <table:table-cell office:value-type="float" office:value="1"/>
          <table:table-cell office:value-type="float" office:value="0"/>
          <table:table-cell office:value-type="float" office:value="0"/>
          <table:table-cell office:value-type="float" office:value="50"/>
          <table:table-cell office:value-type="float" office:value="44"/>
          <table:table-cell office:value-type="float" office:value="6"/>
          <table:table-cell office:value-type="float" office:value="454"/>
          <table:table-cell office:value-type="float" office:value="3"/>
          <table:table-cell/>
          <table:table-cell office:value-type="float" office:value="0"/>
          <table:table-cell office:value-type="float" office:value="0"/>
          <table:table-cell office:value-type="float" office:value="1"/>
          <table:table-cell office:value-type="float" office:value="260"/>
          <table:table-cell office:value-type="float" office:value="40"/>
          <table:table-cell office:value-type="float" office:value="25"/>
          <table:table-cell office:value-type="float" office:value="719"/>
          <table:table-cell office:value-type="float" office:value="12"/>
          <table:table-cell/>
          <table:table-cell office:value-type="float" office:value="277"/>
          <table:table-cell office:value-type="float" office:value="0"/>
          <table:table-cell office:value-type="float" office:value="14"/>
          <table:table-cell office:value-type="float" office:value="163"/>
          <table:table-cell/>
          <table:table-cell office:value-type="float" office:value="578"/>
          <table:table-cell office:value-type="float" office:value="0"/>
          <table:table-cell office:value-type="float" office:value="1"/>
          <table:table-cell office:value-type="float" office:value="140"/>
          <table:table-cell table:number-columns-repeated="2"/>
          <table:table-cell office:value-type="float" office:value="0"/>
          <table:table-cell office:value-type="float" office:value="1"/>
          <table:table-cell office:value-type="float" office:value="0"/>
          <table:table-cell office:value-type="float" office:value="2"/>
          <table:table-cell office:value-type="float" office:value="8"/>
          <table:table-cell office:value-type="float" office:value="1"/>
          <table:table-cell office:value-type="float" office:value="12"/>
          <table:table-cell office:value-type="float" office:value="0"/>
          <table:table-cell/>
          <table:table-cell office:value-type="float" office:value="0"/>
          <table:table-cell office:value-type="float" office:value="0"/>
          <table:table-cell office:value-type="float" office:value="0"/>
          <table:table-cell office:value-type="float" office:value="19"/>
          <table:table-cell office:value-type="float" office:value="5"/>
          <table:table-cell office:value-type="float" office:value="1"/>
          <table:table-cell office:value-type="float" office:value="14"/>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8"/>
          <table:table-cell office:value-type="float" office:value="1"/>
          <table:table-cell office:value-type="float" office:value="10"/>
          <table:table-cell office:value-type="float" office:value="0"/>
          <table:table-cell/>
          <table:table-cell office:value-type="float" office:value="0"/>
          <table:table-cell office:value-type="float" office:value="0"/>
          <table:table-cell office:value-type="float" office:value="0"/>
          <table:table-cell office:value-type="float" office:value="19"/>
          <table:table-cell office:value-type="float" office:value="5"/>
          <table:table-cell office:value-type="float" office:value="0"/>
          <table:table-cell office:value-type="float" office:value="13"/>
          <table:table-cell office:value-type="float" office:value="1"/>
          <table:table-cell/>
          <table:table-cell office:value-type="float" office:value="0"/>
          <table:table-cell office:value-type="float" office:value="1"/>
          <table:table-cell office:value-type="float" office:value="0"/>
          <table:table-cell office:value-type="float" office:value="1"/>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erbyshire"/>
          <table:table-cell table:number-columns-repeated="2"/>
          <table:table-cell office:value-type="float" office:value="17890"/>
          <table:table-cell office:value-type="float" office:value="17704"/>
          <table:table-cell office:value-type="float" office:value="186"/>
          <table:table-cell/>
          <table:table-cell office:value-type="float" office:value="2"/>
          <table:table-cell office:value-type="float" office:value="17"/>
          <table:table-cell office:value-type="float" office:value="2"/>
          <table:table-cell office:value-type="float" office:value="4680"/>
          <table:table-cell office:value-type="float" office:value="1137"/>
          <table:table-cell office:value-type="float" office:value="273"/>
          <table:table-cell office:value-type="float" office:value="11563"/>
          <table:table-cell office:value-type="float" office:value="27"/>
          <table:table-cell/>
          <table:table-cell office:value-type="float" office:value="1"/>
          <table:table-cell office:value-type="float" office:value="15"/>
          <table:table-cell office:value-type="float" office:value="1"/>
          <table:table-cell office:value-type="float" office:value="367"/>
          <table:table-cell office:value-type="float" office:value="624"/>
          <table:table-cell office:value-type="float" office:value="48"/>
          <table:table-cell office:value-type="float" office:value="4172"/>
          <table:table-cell office:value-type="float" office:value="7"/>
          <table:table-cell/>
          <table:table-cell office:value-type="float" office:value="1"/>
          <table:table-cell office:value-type="float" office:value="2"/>
          <table:table-cell office:value-type="float" office:value="1"/>
          <table:table-cell office:value-type="float" office:value="4313"/>
          <table:table-cell office:value-type="float" office:value="513"/>
          <table:table-cell office:value-type="float" office:value="225"/>
          <table:table-cell office:value-type="float" office:value="7391"/>
          <table:table-cell office:value-type="float" office:value="20"/>
          <table:table-cell/>
          <table:table-cell office:value-type="float" office:value="0"/>
          <table:table-cell office:value-type="float" office:value="0"/>
          <table:table-cell office:value-type="float" office:value="1"/>
          <table:table-cell office:value-type="float" office:value="4171"/>
          <table:table-cell/>
          <table:table-cell office:value-type="float" office:value="3"/>
          <table:table-cell office:value-type="float" office:value="0"/>
          <table:table-cell office:value-type="float" office:value="0"/>
          <table:table-cell office:value-type="float" office:value="7388"/>
          <table:table-cell table:number-columns-repeated="2"/>
          <table:table-cell office:value-type="float" office:value="0"/>
          <table:table-cell office:value-type="float" office:value="1"/>
          <table:table-cell table:number-columns-repeated="2"/>
          <table:table-cell office:value-type="float" office:value="20"/>
          <table:table-cell office:value-type="float" office:value="0"/>
          <table:table-cell office:value-type="float" office:value="61"/>
          <table:table-cell office:value-type="float" office:value="5"/>
          <table:table-cell office:value-type="float" office:value="245"/>
          <table:table-cell office:value-type="float" office:value="8"/>
          <table:table-cell office:value-type="float" office:value="68"/>
          <table:table-cell office:value-type="float" office:value="0"/>
          <table:table-cell office:value-type="float" office:value="1"/>
          <table:table-cell office:value-type="float" office:value="0"/>
          <table:table-cell office:value-type="float" office:value="1"/>
          <table:table-cell office:value-type="float" office:value="3047"/>
          <table:table-cell office:value-type="float" office:value="5"/>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48018"/>
          <table:table-cell office:value-type="float" office:value="47551"/>
          <table:table-cell office:value-type="float" office:value="467"/>
          <table:table-cell/>
          <table:table-cell office:value-type="float" office:value="3"/>
          <table:table-cell office:value-type="float" office:value="37"/>
          <table:table-cell office:value-type="float" office:value="3"/>
          <table:table-cell office:value-type="float" office:value="14113"/>
          <table:table-cell office:value-type="float" office:value="2503"/>
          <table:table-cell office:value-type="float" office:value="656"/>
          <table:table-cell office:value-type="float" office:value="30130"/>
          <table:table-cell office:value-type="float" office:value="102"/>
          <table:table-cell/>
          <table:table-cell office:value-type="float" office:value="1"/>
          <table:table-cell office:value-type="float" office:value="32"/>
          <table:table-cell office:value-type="float" office:value="2"/>
          <table:table-cell office:value-type="float" office:value="1291"/>
          <table:table-cell office:value-type="float" office:value="1612"/>
          <table:table-cell office:value-type="float" office:value="138"/>
          <table:table-cell office:value-type="float" office:value="10567"/>
          <table:table-cell office:value-type="float" office:value="24"/>
          <table:table-cell/>
          <table:table-cell office:value-type="float" office:value="2"/>
          <table:table-cell office:value-type="float" office:value="5"/>
          <table:table-cell office:value-type="float" office:value="1"/>
          <table:table-cell office:value-type="float" office:value="12822"/>
          <table:table-cell office:value-type="float" office:value="891"/>
          <table:table-cell office:value-type="float" office:value="518"/>
          <table:table-cell office:value-type="float" office:value="19563"/>
          <table:table-cell office:value-type="float" office:value="78"/>
          <table:table-cell/>
          <table:table-cell office:value-type="float" office:value="2"/>
          <table:table-cell office:value-type="float" office:value="1"/>
          <table:table-cell office:value-type="float" office:value="3"/>
          <table:table-cell office:value-type="float" office:value="10561"/>
          <table:table-cell/>
          <table:table-cell office:value-type="float" office:value="4"/>
          <table:table-cell office:value-type="float" office:value="1"/>
          <table:table-cell office:value-type="float" office:value="2"/>
          <table:table-cell office:value-type="float" office:value="19556"/>
          <table:table-cell table:number-columns-repeated="2"/>
          <table:table-cell office:value-type="float" office:value="4"/>
          <table:table-cell office:value-type="float" office:value="7"/>
          <table:table-cell office:value-type="float" office:value="1"/>
          <table:table-cell office:value-type="float" office:value="79"/>
          <table:table-cell office:value-type="float" office:value="91"/>
          <table:table-cell office:value-type="float" office:value="8"/>
          <table:table-cell office:value-type="float" office:value="128"/>
          <table:table-cell office:value-type="float" office:value="1"/>
          <table:table-cell/>
          <table:table-cell office:value-type="float" office:value="0"/>
          <table:table-cell office:value-type="float" office:value="0"/>
          <table:table-cell office:value-type="float" office:value="0"/>
          <table:table-cell office:value-type="float" office:value="5"/>
          <table:table-cell office:value-type="float" office:value="5"/>
          <table:table-cell office:value-type="float" office:value="0"/>
          <table:table-cell office:value-type="float" office:value="2"/>
          <table:table-cell office:value-type="float" office:value="0"/>
          <table:table-cell/>
          <table:table-cell office:value-type="float" office:value="0"/>
          <table:table-cell office:value-type="float" office:value="1"/>
          <table:table-cell office:value-type="float" office:value="0"/>
          <table:table-cell office:value-type="float" office:value="2"/>
          <table:table-cell office:value-type="float" office:value="13"/>
          <table:table-cell office:value-type="float" office:value="1"/>
          <table:table-cell office:value-type="float" office:value="26"/>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5"/>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Greenwich"/>
          <table:table-cell table:number-columns-repeated="2"/>
          <table:table-cell office:value-type="float" office:value="2400"/>
          <table:table-cell office:value-type="float" office:value="2389"/>
          <table:table-cell office:value-type="float" office:value="11"/>
          <table:table-cell/>
          <table:table-cell office:value-type="float" office:value="1"/>
          <table:table-cell office:value-type="float" office:value="1"/>
          <table:table-cell office:value-type="float" office:value="0"/>
          <table:table-cell office:value-type="float" office:value="1187"/>
          <table:table-cell office:value-type="float" office:value="323"/>
          <table:table-cell office:value-type="float" office:value="51"/>
          <table:table-cell office:value-type="float" office:value="822"/>
          <table:table-cell office:value-type="float" office:value="4"/>
          <table:table-cell/>
          <table:table-cell office:value-type="float" office:value="0"/>
          <table:table-cell office:value-type="float" office:value="1"/>
          <table:table-cell office:value-type="float" office:value="0"/>
          <table:table-cell office:value-type="float" office:value="168"/>
          <table:table-cell office:value-type="float" office:value="157"/>
          <table:table-cell office:value-type="float" office:value="14"/>
          <table:table-cell office:value-type="float" office:value="259"/>
          <table:table-cell office:value-type="float" office:value="0"/>
          <table:table-cell/>
          <table:table-cell office:value-type="float" office:value="1"/>
          <table:table-cell office:value-type="float" office:value="0"/>
          <table:table-cell office:value-type="float" office:value="0"/>
          <table:table-cell office:value-type="float" office:value="1019"/>
          <table:table-cell office:value-type="float" office:value="166"/>
          <table:table-cell office:value-type="float" office:value="37"/>
          <table:table-cell office:value-type="float" office:value="563"/>
          <table:table-cell office:value-type="float" office:value="4"/>
          <table:table-cell/>
          <table:table-cell office:value-type="float" office:value="29"/>
          <table:table-cell office:value-type="float" office:value="0"/>
          <table:table-cell office:value-type="float" office:value="2"/>
          <table:table-cell office:value-type="float" office:value="228"/>
          <table:table-cell/>
          <table:table-cell office:value-type="float" office:value="54"/>
          <table:table-cell office:value-type="float" office:value="1"/>
          <table:table-cell office:value-type="float" office:value="0"/>
          <table:table-cell office:value-type="float" office:value="508"/>
          <table:table-cell table:number-columns-repeated="2"/>
          <table:table-cell office:value-type="float" office:value="15"/>
          <table:table-cell office:value-type="float" office:value="305"/>
          <table:table-cell table:number-columns-repeated="2"/>
          <table:table-cell office:value-type="float" office:value="0"/>
          <table:table-cell office:value-type="float" office:value="0"/>
          <table:table-cell office:value-type="float" office:value="32"/>
          <table:table-cell office:value-type="float" office:value="8"/>
          <table:table-cell office:value-type="float" office:value="11"/>
          <table:table-cell office:value-type="float" office:value="9"/>
          <table:table-cell office:value-type="float" office:value="3"/>
          <table:table-cell office:value-type="float" office:value="0"/>
          <table:table-cell office:value-type="float" office:value="20"/>
          <table:table-cell office:value-type="float" office:value="0"/>
          <table:table-cell office:value-type="float" office:value="2"/>
          <table:table-cell office:value-type="float" office:value="140"/>
          <table:table-cell office:value-type="float" office:value="14"/>
          <table:table-cell table:number-columns-repeated="2"/>
          <table:table-cell office:value-type="float" office:value="0"/>
          <table:table-cell office:value-type="float" office:value="0"/>
          <table:table-cell office:value-type="float" office:value="0"/>
          <table:table-cell office:value-type="float" office:value="113"/>
          <table:table-cell office:value-type="float" office:value="2"/>
          <table:table-cell office:value-type="float" office:value="4"/>
          <table:table-cell office:value-type="float" office:value="5"/>
          <table:table-cell office:value-type="float" office:value="0"/>
          <table:table-cell/>
          <table:table-cell office:value-type="float" office:value="6973"/>
          <table:table-cell office:value-type="float" office:value="6929"/>
          <table:table-cell office:value-type="float" office:value="44"/>
          <table:table-cell/>
          <table:table-cell office:value-type="float" office:value="2"/>
          <table:table-cell office:value-type="float" office:value="3"/>
          <table:table-cell office:value-type="float" office:value="0"/>
          <table:table-cell office:value-type="float" office:value="3562"/>
          <table:table-cell office:value-type="float" office:value="524"/>
          <table:table-cell office:value-type="float" office:value="135"/>
          <table:table-cell office:value-type="float" office:value="2687"/>
          <table:table-cell office:value-type="float" office:value="16"/>
          <table:table-cell/>
          <table:table-cell office:value-type="float" office:value="0"/>
          <table:table-cell office:value-type="float" office:value="2"/>
          <table:table-cell office:value-type="float" office:value="0"/>
          <table:table-cell office:value-type="float" office:value="570"/>
          <table:table-cell office:value-type="float" office:value="310"/>
          <table:table-cell office:value-type="float" office:value="39"/>
          <table:table-cell office:value-type="float" office:value="900"/>
          <table:table-cell office:value-type="float" office:value="5"/>
          <table:table-cell/>
          <table:table-cell office:value-type="float" office:value="2"/>
          <table:table-cell office:value-type="float" office:value="1"/>
          <table:table-cell office:value-type="float" office:value="0"/>
          <table:table-cell office:value-type="float" office:value="2992"/>
          <table:table-cell office:value-type="float" office:value="214"/>
          <table:table-cell office:value-type="float" office:value="96"/>
          <table:table-cell office:value-type="float" office:value="1787"/>
          <table:table-cell office:value-type="float" office:value="11"/>
          <table:table-cell/>
          <table:table-cell office:value-type="float" office:value="96"/>
          <table:table-cell office:value-type="float" office:value="0"/>
          <table:table-cell office:value-type="float" office:value="4"/>
          <table:table-cell office:value-type="float" office:value="800"/>
          <table:table-cell/>
          <table:table-cell office:value-type="float" office:value="181"/>
          <table:table-cell office:value-type="float" office:value="1"/>
          <table:table-cell office:value-type="float" office:value="2"/>
          <table:table-cell office:value-type="float" office:value="1603"/>
          <table:table-cell table:number-columns-repeated="2"/>
          <table:table-cell office:value-type="float" office:value="4"/>
          <table:table-cell office:value-type="float" office:value="3"/>
          <table:table-cell office:value-type="float" office:value="2"/>
          <table:table-cell office:value-type="float" office:value="205"/>
          <table:table-cell office:value-type="float" office:value="174"/>
          <table:table-cell office:value-type="float" office:value="16"/>
          <table:table-cell office:value-type="float" office:value="270"/>
          <table:table-cell office:value-type="float" office:value="0"/>
          <table:table-cell/>
          <table:table-cell office:value-type="float" office:value="0"/>
          <table:table-cell office:value-type="float" office:value="0"/>
          <table:table-cell office:value-type="float" office:value="0"/>
          <table:table-cell office:value-type="float" office:value="34"/>
          <table:table-cell office:value-type="float" office:value="9"/>
          <table:table-cell office:value-type="float" office:value="3"/>
          <table:table-cell office:value-type="float" office:value="12"/>
          <table:table-cell office:value-type="float" office:value="0"/>
          <table:table-cell/>
          <table:table-cell office:value-type="float" office:value="0"/>
          <table:table-cell office:value-type="float" office:value="1"/>
          <table:table-cell office:value-type="float" office:value="0"/>
          <table:table-cell office:value-type="float" office:value="74"/>
          <table:table-cell office:value-type="float" office:value="96"/>
          <table:table-cell office:value-type="float" office:value="5"/>
          <table:table-cell office:value-type="float" office:value="70"/>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6"/>
          <table:table-cell office:value-type="float" office:value="3"/>
          <table:table-cell office:value-type="float" office:value="5"/>
          <table:table-cell office:value-type="float" office:value="0"/>
          <table:table-cell/>
          <table:table-cell office:value-type="float" office:value="0"/>
          <table:table-cell office:value-type="float" office:value="1"/>
          <table:table-cell office:value-type="float" office:value="2"/>
          <table:table-cell office:value-type="float" office:value="6"/>
          <table:table-cell office:value-type="float" office:value="10"/>
          <table:table-cell office:value-type="float" office:value="2"/>
          <table:table-cell office:value-type="float" office:value="3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Suffolk County Council"/>
          <table:table-cell table:number-columns-repeated="2"/>
          <table:table-cell office:value-type="float" office:value="13818"/>
          <table:table-cell office:value-type="float" office:value="13789"/>
          <table:table-cell office:value-type="float" office:value="29"/>
          <table:table-cell/>
          <table:table-cell office:value-type="float" office:value="0"/>
          <table:table-cell office:value-type="float" office:value="13"/>
          <table:table-cell office:value-type="float" office:value="10"/>
          <table:table-cell office:value-type="float" office:value="2808"/>
          <table:table-cell office:value-type="float" office:value="1069"/>
          <table:table-cell office:value-type="float" office:value="277"/>
          <table:table-cell office:value-type="float" office:value="9575"/>
          <table:table-cell office:value-type="float" office:value="37"/>
          <table:table-cell/>
          <table:table-cell office:value-type="float" office:value="0"/>
          <table:table-cell office:value-type="float" office:value="13"/>
          <table:table-cell office:value-type="float" office:value="8"/>
          <table:table-cell office:value-type="float" office:value="306"/>
          <table:table-cell office:value-type="float" office:value="513"/>
          <table:table-cell office:value-type="float" office:value="64"/>
          <table:table-cell office:value-type="float" office:value="3192"/>
          <table:table-cell office:value-type="float" office:value="8"/>
          <table:table-cell/>
          <table:table-cell office:value-type="float" office:value="0"/>
          <table:table-cell office:value-type="float" office:value="0"/>
          <table:table-cell office:value-type="float" office:value="2"/>
          <table:table-cell office:value-type="float" office:value="2502"/>
          <table:table-cell office:value-type="float" office:value="556"/>
          <table:table-cell office:value-type="float" office:value="213"/>
          <table:table-cell office:value-type="float" office:value="6383"/>
          <table:table-cell office:value-type="float" office:value="29"/>
          <table:table-cell/>
          <table:table-cell office:value-type="float" office:value="3017"/>
          <table:table-cell office:value-type="float" office:value="3"/>
          <table:table-cell office:value-type="float" office:value="0"/>
          <table:table-cell office:value-type="float" office:value="172"/>
          <table:table-cell/>
          <table:table-cell office:value-type="float" office:value="6308"/>
          <table:table-cell office:value-type="float" office:value="1"/>
          <table:table-cell office:value-type="float" office:value="0"/>
          <table:table-cell office:value-type="float" office:value="74"/>
          <table:table-cell table:number-columns-repeated="2"/>
          <table:table-cell office:value-type="float" office:value="2"/>
          <table:table-cell office:value-type="float" office:value="0"/>
          <table:table-cell table:number-columns-repeated="2"/>
          <table:table-cell office:value-type="float" office:value="5"/>
          <table:table-cell office:value-type="float" office:value="0"/>
          <table:table-cell office:value-type="float" office:value="204"/>
          <table:table-cell office:value-type="float" office:value="0"/>
          <table:table-cell office:value-type="float" office:value="17"/>
          <table:table-cell office:value-type="float" office:value="22"/>
          <table:table-cell office:value-type="float" office:value="1164"/>
          <table:table-cell office:value-type="float" office:value="0"/>
          <table:table-cell office:value-type="float" office:value="4"/>
          <table:table-cell office:value-type="float" office:value="2"/>
          <table:table-cell office:value-type="float" office:value="79"/>
          <table:table-cell office:value-type="float" office:value="2927"/>
          <table:table-cell office:value-type="float" office:value="39"/>
          <table:table-cell table:number-columns-repeated="2"/>
          <table:table-cell office:value-type="float" office:value="0"/>
          <table:table-cell office:value-type="float" office:value="0"/>
          <table:table-cell office:value-type="float" office:value="3"/>
          <table:table-cell office:value-type="float" office:value="219"/>
          <table:table-cell office:value-type="float" office:value="77"/>
          <table:table-cell office:value-type="float" office:value="290"/>
          <table:table-cell office:value-type="float" office:value="58"/>
          <table:table-cell office:value-type="float" office:value="0"/>
          <table:table-cell/>
          <table:table-cell office:value-type="float" office:value="35976"/>
          <table:table-cell office:value-type="float" office:value="35867"/>
          <table:table-cell office:value-type="float" office:value="109"/>
          <table:table-cell/>
          <table:table-cell office:value-type="float" office:value="8"/>
          <table:table-cell office:value-type="float" office:value="34"/>
          <table:table-cell office:value-type="float" office:value="22"/>
          <table:table-cell office:value-type="float" office:value="8697"/>
          <table:table-cell office:value-type="float" office:value="2214"/>
          <table:table-cell office:value-type="float" office:value="787"/>
          <table:table-cell office:value-type="float" office:value="23998"/>
          <table:table-cell office:value-type="float" office:value="106"/>
          <table:table-cell/>
          <table:table-cell office:value-type="float" office:value="4"/>
          <table:table-cell office:value-type="float" office:value="33"/>
          <table:table-cell office:value-type="float" office:value="14"/>
          <table:table-cell office:value-type="float" office:value="2850"/>
          <table:table-cell office:value-type="float" office:value="1301"/>
          <table:table-cell office:value-type="float" office:value="318"/>
          <table:table-cell office:value-type="float" office:value="10674"/>
          <table:table-cell office:value-type="float" office:value="36"/>
          <table:table-cell/>
          <table:table-cell office:value-type="float" office:value="4"/>
          <table:table-cell office:value-type="float" office:value="1"/>
          <table:table-cell office:value-type="float" office:value="8"/>
          <table:table-cell office:value-type="float" office:value="5847"/>
          <table:table-cell office:value-type="float" office:value="913"/>
          <table:table-cell office:value-type="float" office:value="469"/>
          <table:table-cell office:value-type="float" office:value="13324"/>
          <table:table-cell office:value-type="float" office:value="70"/>
          <table:table-cell/>
          <table:table-cell office:value-type="float" office:value="9982"/>
          <table:table-cell office:value-type="float" office:value="14"/>
          <table:table-cell office:value-type="float" office:value="2"/>
          <table:table-cell office:value-type="float" office:value="676"/>
          <table:table-cell/>
          <table:table-cell office:value-type="float" office:value="13010"/>
          <table:table-cell office:value-type="float" office:value="4"/>
          <table:table-cell office:value-type="float" office:value="0"/>
          <table:table-cell office:value-type="float" office:value="310"/>
          <table:table-cell table:number-columns-repeated="2"/>
          <table:table-cell office:value-type="float" office:value="5"/>
          <table:table-cell office:value-type="float" office:value="20"/>
          <table:table-cell office:value-type="float" office:value="13"/>
          <table:table-cell office:value-type="float" office:value="405"/>
          <table:table-cell office:value-type="float" office:value="592"/>
          <table:table-cell office:value-type="float" office:value="67"/>
          <table:table-cell office:value-type="float" office:value="1563"/>
          <table:table-cell office:value-type="float" office:value="8"/>
          <table:table-cell/>
          <table:table-cell office:value-type="float" office:value="0"/>
          <table:table-cell office:value-type="float" office:value="0"/>
          <table:table-cell office:value-type="float" office:value="1"/>
          <table:table-cell office:value-type="float" office:value="392"/>
          <table:table-cell office:value-type="float" office:value="126"/>
          <table:table-cell office:value-type="float" office:value="26"/>
          <table:table-cell office:value-type="float" office:value="327"/>
          <table:table-cell office:value-type="float" office:value="8"/>
          <table:table-cell/>
          <table:table-cell office:value-type="float" office:value="0"/>
          <table:table-cell office:value-type="float" office:value="13"/>
          <table:table-cell office:value-type="float" office:value="7"/>
          <table:table-cell office:value-type="float" office:value="226"/>
          <table:table-cell office:value-type="float" office:value="400"/>
          <table:table-cell office:value-type="float" office:value="39"/>
          <table:table-cell office:value-type="float" office:value="1291"/>
          <table:table-cell office:value-type="float" office:value="5"/>
          <table:table-cell/>
          <table:table-cell office:value-type="float" office:value="0"/>
          <table:table-cell office:value-type="float" office:value="0"/>
          <table:table-cell office:value-type="float" office:value="1"/>
          <table:table-cell office:value-type="float" office:value="376"/>
          <table:table-cell office:value-type="float" office:value="119"/>
          <table:table-cell office:value-type="float" office:value="26"/>
          <table:table-cell office:value-type="float" office:value="303"/>
          <table:table-cell office:value-type="float" office:value="8"/>
          <table:table-cell/>
          <table:table-cell office:value-type="float" office:value="5"/>
          <table:table-cell office:value-type="float" office:value="4"/>
          <table:table-cell office:value-type="float" office:value="5"/>
          <table:table-cell office:value-type="float" office:value="149"/>
          <table:table-cell office:value-type="float" office:value="145"/>
          <table:table-cell office:value-type="float" office:value="21"/>
          <table:table-cell office:value-type="float" office:value="156"/>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underland"/>
          <table:table-cell table:number-columns-repeated="2"/>
          <table:table-cell office:value-type="float" office:value="6811"/>
          <table:table-cell office:value-type="float" office:value="6782"/>
          <table:table-cell office:value-type="float" office:value="29"/>
          <table:table-cell/>
          <table:table-cell office:value-type="float" office:value="6"/>
          <table:table-cell office:value-type="float" office:value="6"/>
          <table:table-cell office:value-type="float" office:value="3"/>
          <table:table-cell office:value-type="float" office:value="2330"/>
          <table:table-cell office:value-type="float" office:value="748"/>
          <table:table-cell office:value-type="float" office:value="118"/>
          <table:table-cell office:value-type="float" office:value="3548"/>
          <table:table-cell office:value-type="float" office:value="15"/>
          <table:table-cell/>
          <table:table-cell office:value-type="float" office:value="1"/>
          <table:table-cell office:value-type="float" office:value="1"/>
          <table:table-cell office:value-type="float" office:value="2"/>
          <table:table-cell office:value-type="float" office:value="357"/>
          <table:table-cell office:value-type="float" office:value="227"/>
          <table:table-cell office:value-type="float" office:value="27"/>
          <table:table-cell office:value-type="float" office:value="803"/>
          <table:table-cell office:value-type="float" office:value="2"/>
          <table:table-cell/>
          <table:table-cell office:value-type="float" office:value="5"/>
          <table:table-cell office:value-type="float" office:value="5"/>
          <table:table-cell office:value-type="float" office:value="1"/>
          <table:table-cell office:value-type="float" office:value="1973"/>
          <table:table-cell office:value-type="float" office:value="521"/>
          <table:table-cell office:value-type="float" office:value="91"/>
          <table:table-cell office:value-type="float" office:value="2745"/>
          <table:table-cell office:value-type="float" office:value="13"/>
          <table:table-cell/>
          <table:table-cell office:value-type="float" office:value="714"/>
          <table:table-cell office:value-type="float" office:value="5"/>
          <table:table-cell office:value-type="float" office:value="8"/>
          <table:table-cell office:value-type="float" office:value="76"/>
          <table:table-cell/>
          <table:table-cell office:value-type="float" office:value="2245"/>
          <table:table-cell office:value-type="float" office:value="1"/>
          <table:table-cell office:value-type="float" office:value="3"/>
          <table:table-cell office:value-type="float" office:value="496"/>
          <table:table-cell table:number-columns-repeated="2"/>
          <table:table-cell office:value-type="float" office:value="706"/>
          <table:table-cell office:value-type="float" office:value="2"/>
          <table:table-cell table:number-columns-repeated="2"/>
          <table:table-cell office:value-type="float" office:value="2"/>
          <table:table-cell office:value-type="float" office:value="0"/>
          <table:table-cell office:value-type="float" office:value="64"/>
          <table:table-cell office:value-type="float" office:value="58"/>
          <table:table-cell office:value-type="float" office:value="82"/>
          <table:table-cell office:value-type="float" office:value="7"/>
          <table:table-cell office:value-type="float" office:value="5"/>
          <table:table-cell office:value-type="float" office:value="0"/>
          <table:table-cell office:value-type="float" office:value="0"/>
          <table:table-cell office:value-type="float" office:value="0"/>
          <table:table-cell office:value-type="float" office:value="10"/>
          <table:table-cell office:value-type="float" office:value="558"/>
          <table:table-cell office:value-type="float" office:value="13"/>
          <table:table-cell table:number-columns-repeated="2"/>
          <table:table-cell office:value-type="float" office:value="0"/>
          <table:table-cell office:value-type="float" office:value="0"/>
          <table:table-cell office:value-type="float" office:value="1"/>
          <table:table-cell office:value-type="float" office:value="180"/>
          <table:table-cell office:value-type="float" office:value="41"/>
          <table:table-cell office:value-type="float" office:value="256"/>
          <table:table-cell office:value-type="float" office:value="2"/>
          <table:table-cell office:value-type="float" office:value="1"/>
          <table:table-cell/>
          <table:table-cell office:value-type="float" office:value="18426"/>
          <table:table-cell office:value-type="float" office:value="18333"/>
          <table:table-cell office:value-type="float" office:value="93"/>
          <table:table-cell/>
          <table:table-cell office:value-type="float" office:value="13"/>
          <table:table-cell office:value-type="float" office:value="26"/>
          <table:table-cell office:value-type="float" office:value="7"/>
          <table:table-cell office:value-type="float" office:value="7200"/>
          <table:table-cell office:value-type="float" office:value="1286"/>
          <table:table-cell office:value-type="float" office:value="349"/>
          <table:table-cell office:value-type="float" office:value="9345"/>
          <table:table-cell office:value-type="float" office:value="93"/>
          <table:table-cell/>
          <table:table-cell office:value-type="float" office:value="6"/>
          <table:table-cell office:value-type="float" office:value="16"/>
          <table:table-cell office:value-type="float" office:value="6"/>
          <table:table-cell office:value-type="float" office:value="2131"/>
          <table:table-cell office:value-type="float" office:value="479"/>
          <table:table-cell office:value-type="float" office:value="153"/>
          <table:table-cell office:value-type="float" office:value="3386"/>
          <table:table-cell office:value-type="float" office:value="25"/>
          <table:table-cell/>
          <table:table-cell office:value-type="float" office:value="7"/>
          <table:table-cell office:value-type="float" office:value="10"/>
          <table:table-cell office:value-type="float" office:value="1"/>
          <table:table-cell office:value-type="float" office:value="5069"/>
          <table:table-cell office:value-type="float" office:value="807"/>
          <table:table-cell office:value-type="float" office:value="196"/>
          <table:table-cell office:value-type="float" office:value="5959"/>
          <table:table-cell office:value-type="float" office:value="68"/>
          <table:table-cell/>
          <table:table-cell office:value-type="float" office:value="2701"/>
          <table:table-cell office:value-type="float" office:value="6"/>
          <table:table-cell office:value-type="float" office:value="5"/>
          <table:table-cell office:value-type="float" office:value="674"/>
          <table:table-cell/>
          <table:table-cell office:value-type="float" office:value="5176"/>
          <table:table-cell office:value-type="float" office:value="3"/>
          <table:table-cell office:value-type="float" office:value="12"/>
          <table:table-cell office:value-type="float" office:value="768"/>
          <table:table-cell table:number-columns-repeated="2"/>
          <table:table-cell office:value-type="float" office:value="1"/>
          <table:table-cell office:value-type="float" office:value="2"/>
          <table:table-cell office:value-type="float" office:value="7"/>
          <table:table-cell office:value-type="float" office:value="208"/>
          <table:table-cell office:value-type="float" office:value="161"/>
          <table:table-cell office:value-type="float" office:value="12"/>
          <table:table-cell office:value-type="float" office:value="216"/>
          <table:table-cell office:value-type="float" office:value="1"/>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1"/>
          <table:table-cell office:value-type="float" office:value="1"/>
          <table:table-cell office:value-type="float" office:value="139"/>
          <table:table-cell office:value-type="float" office:value="109"/>
          <table:table-cell office:value-type="float" office:value="8"/>
          <table:table-cell office:value-type="float" office:value="152"/>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2"/>
          <table:table-cell office:value-type="float" office:value="0"/>
          <table:table-cell/>
          <table:table-cell office:value-type="float" office:value="1"/>
          <table:table-cell office:value-type="float" office:value="1"/>
          <table:table-cell office:value-type="float" office:value="6"/>
          <table:table-cell office:value-type="float" office:value="56"/>
          <table:table-cell office:value-type="float" office:value="37"/>
          <table:table-cell office:value-type="float" office:value="2"/>
          <table:table-cell office:value-type="float" office:value="48"/>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irklees Council"/>
          <table:table-cell table:number-columns-repeated="2"/>
          <table:table-cell office:value-type="float" office:value="6854"/>
          <table:table-cell office:value-type="float" office:value="6822"/>
          <table:table-cell office:value-type="float" office:value="32"/>
          <table:table-cell/>
          <table:table-cell office:value-type="float" office:value="1"/>
          <table:table-cell office:value-type="float" office:value="8"/>
          <table:table-cell office:value-type="float" office:value="2"/>
          <table:table-cell office:value-type="float" office:value="2504"/>
          <table:table-cell office:value-type="float" office:value="869"/>
          <table:table-cell office:value-type="float" office:value="176"/>
          <table:table-cell office:value-type="float" office:value="3248"/>
          <table:table-cell office:value-type="float" office:value="14"/>
          <table:table-cell/>
          <table:table-cell office:value-type="float" office:value="1"/>
          <table:table-cell office:value-type="float" office:value="8"/>
          <table:table-cell office:value-type="float" office:value="2"/>
          <table:table-cell office:value-type="float" office:value="598"/>
          <table:table-cell office:value-type="float" office:value="453"/>
          <table:table-cell office:value-type="float" office:value="61"/>
          <table:table-cell office:value-type="float" office:value="1668"/>
          <table:table-cell office:value-type="float" office:value="4"/>
          <table:table-cell/>
          <table:table-cell office:value-type="float" office:value="0"/>
          <table:table-cell office:value-type="float" office:value="0"/>
          <table:table-cell office:value-type="float" office:value="0"/>
          <table:table-cell office:value-type="float" office:value="1906"/>
          <table:table-cell office:value-type="float" office:value="416"/>
          <table:table-cell office:value-type="float" office:value="115"/>
          <table:table-cell office:value-type="float" office:value="1580"/>
          <table:table-cell office:value-type="float" office:value="10"/>
          <table:table-cell/>
          <table:table-cell office:value-type="float" office:value="1353"/>
          <table:table-cell office:value-type="float" office:value="0"/>
          <table:table-cell office:value-type="float" office:value="3"/>
          <table:table-cell office:value-type="float" office:value="312"/>
          <table:table-cell/>
          <table:table-cell office:value-type="float" office:value="1519"/>
          <table:table-cell office:value-type="float" office:value="0"/>
          <table:table-cell office:value-type="float" office:value="0"/>
          <table:table-cell office:value-type="float" office:value="61"/>
          <table:table-cell table:number-columns-repeated="2"/>
          <table:table-cell office:value-type="float" office:value="18"/>
          <table:table-cell office:value-type="float" office:value="2"/>
          <table:table-cell table:number-columns-repeated="2"/>
          <table:table-cell office:value-type="float" office:value="8"/>
          <table:table-cell office:value-type="float" office:value="0"/>
          <table:table-cell office:value-type="float" office:value="127"/>
          <table:table-cell office:value-type="float" office:value="17"/>
          <table:table-cell office:value-type="float" office:value="41"/>
          <table:table-cell office:value-type="float" office:value="35"/>
          <table:table-cell office:value-type="float" office:value="5"/>
          <table:table-cell office:value-type="float" office:value="0"/>
          <table:table-cell office:value-type="float" office:value="1"/>
          <table:table-cell office:value-type="float" office:value="0"/>
          <table:table-cell office:value-type="float" office:value="0"/>
          <table:table-cell office:value-type="float" office:value="1240"/>
          <table:table-cell office:value-type="float" office:value="25"/>
          <table:table-cell table:number-columns-repeated="2"/>
          <table:table-cell office:value-type="float" office:value="0"/>
          <table:table-cell office:value-type="float" office:value="0"/>
          <table:table-cell office:value-type="float" office:value="3"/>
          <table:table-cell office:value-type="float" office:value="157"/>
          <table:table-cell office:value-type="float" office:value="48"/>
          <table:table-cell office:value-type="float" office:value="7"/>
          <table:table-cell office:value-type="float" office:value="142"/>
          <table:table-cell office:value-type="float" office:value="0"/>
          <table:table-cell/>
          <table:table-cell office:value-type="float" office:value="19323"/>
          <table:table-cell office:value-type="float" office:value="19208"/>
          <table:table-cell office:value-type="float" office:value="115"/>
          <table:table-cell/>
          <table:table-cell office:value-type="float" office:value="4"/>
          <table:table-cell office:value-type="float" office:value="19"/>
          <table:table-cell office:value-type="float" office:value="3"/>
          <table:table-cell office:value-type="float" office:value="8312"/>
          <table:table-cell office:value-type="float" office:value="1555"/>
          <table:table-cell office:value-type="float" office:value="467"/>
          <table:table-cell office:value-type="float" office:value="8809"/>
          <table:table-cell office:value-type="float" office:value="38"/>
          <table:table-cell/>
          <table:table-cell office:value-type="float" office:value="3"/>
          <table:table-cell office:value-type="float" office:value="18"/>
          <table:table-cell office:value-type="float" office:value="3"/>
          <table:table-cell office:value-type="float" office:value="1667"/>
          <table:table-cell office:value-type="float" office:value="942"/>
          <table:table-cell office:value-type="float" office:value="156"/>
          <table:table-cell office:value-type="float" office:value="4042"/>
          <table:table-cell office:value-type="float" office:value="10"/>
          <table:table-cell/>
          <table:table-cell office:value-type="float" office:value="1"/>
          <table:table-cell office:value-type="float" office:value="1"/>
          <table:table-cell office:value-type="float" office:value="0"/>
          <table:table-cell office:value-type="float" office:value="6645"/>
          <table:table-cell office:value-type="float" office:value="613"/>
          <table:table-cell office:value-type="float" office:value="311"/>
          <table:table-cell office:value-type="float" office:value="4767"/>
          <table:table-cell office:value-type="float" office:value="28"/>
          <table:table-cell/>
          <table:table-cell office:value-type="float" office:value="3045"/>
          <table:table-cell office:value-type="float" office:value="1"/>
          <table:table-cell office:value-type="float" office:value="4"/>
          <table:table-cell office:value-type="float" office:value="992"/>
          <table:table-cell/>
          <table:table-cell office:value-type="float" office:value="4500"/>
          <table:table-cell office:value-type="float" office:value="1"/>
          <table:table-cell office:value-type="float" office:value="3"/>
          <table:table-cell office:value-type="float" office:value="263"/>
          <table:table-cell table:number-columns-repeated="2"/>
          <table:table-cell office:value-type="float" office:value="3"/>
          <table:table-cell office:value-type="float" office:value="12"/>
          <table:table-cell office:value-type="float" office:value="4"/>
          <table:table-cell office:value-type="float" office:value="767"/>
          <table:table-cell office:value-type="float" office:value="563"/>
          <table:table-cell office:value-type="float" office:value="99"/>
          <table:table-cell office:value-type="float" office:value="1989"/>
          <table:table-cell office:value-type="float" office:value="6"/>
          <table:table-cell/>
          <table:table-cell office:value-type="float" office:value="0"/>
          <table:table-cell office:value-type="float" office:value="0"/>
          <table:table-cell office:value-type="float" office:value="0"/>
          <table:table-cell office:value-type="float" office:value="1527"/>
          <table:table-cell office:value-type="float" office:value="371"/>
          <table:table-cell office:value-type="float" office:value="82"/>
          <table:table-cell office:value-type="float" office:value="1099"/>
          <table:table-cell office:value-type="float" office:value="7"/>
          <table:table-cell/>
          <table:table-cell office:value-type="float" office:value="1"/>
          <table:table-cell office:value-type="float" office:value="6"/>
          <table:table-cell office:value-type="float" office:value="2"/>
          <table:table-cell office:value-type="float" office:value="526"/>
          <table:table-cell office:value-type="float" office:value="416"/>
          <table:table-cell office:value-type="float" office:value="53"/>
          <table:table-cell office:value-type="float" office:value="1451"/>
          <table:table-cell office:value-type="float" office:value="3"/>
          <table:table-cell/>
          <table:table-cell office:value-type="float" office:value="0"/>
          <table:table-cell office:value-type="float" office:value="0"/>
          <table:table-cell office:value-type="float" office:value="0"/>
          <table:table-cell office:value-type="float" office:value="1448"/>
          <table:table-cell office:value-type="float" office:value="338"/>
          <table:table-cell office:value-type="float" office:value="80"/>
          <table:table-cell office:value-type="float" office:value="1009"/>
          <table:table-cell office:value-type="float" office:value="6"/>
          <table:table-cell/>
          <table:table-cell office:value-type="float" office:value="0"/>
          <table:table-cell office:value-type="float" office:value="1"/>
          <table:table-cell office:value-type="float" office:value="2"/>
          <table:table-cell office:value-type="float" office:value="29"/>
          <table:table-cell office:value-type="float" office:value="29"/>
          <table:table-cell office:value-type="float" office:value="6"/>
          <table:table-cell office:value-type="float" office:value="134"/>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irmingham"/>
          <table:table-cell table:number-columns-repeated="2"/>
          <table:table-cell office:value-type="float" office:value="11528"/>
          <table:table-cell office:value-type="float" office:value="11417"/>
          <table:table-cell office:value-type="float" office:value="111"/>
          <table:table-cell/>
          <table:table-cell office:value-type="float" office:value="5"/>
          <table:table-cell office:value-type="float" office:value="40"/>
          <table:table-cell office:value-type="float" office:value="11"/>
          <table:table-cell office:value-type="float" office:value="4242"/>
          <table:table-cell office:value-type="float" office:value="1437"/>
          <table:table-cell office:value-type="float" office:value="299"/>
          <table:table-cell office:value-type="float" office:value="5371"/>
          <table:table-cell office:value-type="float" office:value="12"/>
          <table:table-cell/>
          <table:table-cell office:value-type="float" office:value="3"/>
          <table:table-cell office:value-type="float" office:value="40"/>
          <table:table-cell office:value-type="float" office:value="11"/>
          <table:table-cell office:value-type="float" office:value="2928"/>
          <table:table-cell office:value-type="float" office:value="1280"/>
          <table:table-cell office:value-type="float" office:value="229"/>
          <table:table-cell office:value-type="float" office:value="3674"/>
          <table:table-cell office:value-type="float" office:value="9"/>
          <table:table-cell/>
          <table:table-cell office:value-type="float" office:value="2"/>
          <table:table-cell office:value-type="float" office:value="0"/>
          <table:table-cell office:value-type="float" office:value="0"/>
          <table:table-cell office:value-type="float" office:value="1314"/>
          <table:table-cell office:value-type="float" office:value="157"/>
          <table:table-cell office:value-type="float" office:value="70"/>
          <table:table-cell office:value-type="float" office:value="1697"/>
          <table:table-cell office:value-type="float" office:value="3"/>
          <table:table-cell/>
          <table:table-cell office:value-type="float" office:value="1922"/>
          <table:table-cell office:value-type="float" office:value="2"/>
          <table:table-cell office:value-type="float" office:value="6"/>
          <table:table-cell office:value-type="float" office:value="1744"/>
          <table:table-cell/>
          <table:table-cell office:value-type="float" office:value="1400"/>
          <table:table-cell office:value-type="float" office:value="2"/>
          <table:table-cell office:value-type="float" office:value="0"/>
          <table:table-cell office:value-type="float" office:value="295"/>
          <table:table-cell table:number-columns-repeated="2"/>
          <table:table-cell office:value-type="float" office:value="5"/>
          <table:table-cell office:value-type="float" office:value="932"/>
          <table:table-cell table:number-columns-repeated="2"/>
          <table:table-cell office:value-type="float" office:value="3"/>
          <table:table-cell office:value-type="float" office:value="0"/>
          <table:table-cell office:value-type="float" office:value="295"/>
          <table:table-cell office:value-type="float" office:value="5"/>
          <table:table-cell office:value-type="float" office:value="39"/>
          <table:table-cell office:value-type="float" office:value="59"/>
          <table:table-cell office:value-type="float" office:value="18"/>
          <table:table-cell office:value-type="float" office:value="0"/>
          <table:table-cell office:value-type="float" office:value="2"/>
          <table:table-cell office:value-type="float" office:value="1"/>
          <table:table-cell office:value-type="float" office:value="7"/>
          <table:table-cell office:value-type="float" office:value="1441"/>
          <table:table-cell office:value-type="float" office:value="46"/>
          <table:table-cell table:number-columns-repeated="2"/>
          <table:table-cell office:value-type="float" office:value="0"/>
          <table:table-cell office:value-type="float" office:value="0"/>
          <table:table-cell office:value-type="float" office:value="16"/>
          <table:table-cell office:value-type="float" office:value="910"/>
          <table:table-cell office:value-type="float" office:value="263"/>
          <table:table-cell office:value-type="float" office:value="1670"/>
          <table:table-cell office:value-type="float" office:value="197"/>
          <table:table-cell office:value-type="float" office:value="6"/>
          <table:table-cell/>
          <table:table-cell office:value-type="float" office:value="33573"/>
          <table:table-cell office:value-type="float" office:value="33163"/>
          <table:table-cell office:value-type="float" office:value="410"/>
          <table:table-cell/>
          <table:table-cell office:value-type="float" office:value="7"/>
          <table:table-cell office:value-type="float" office:value="91"/>
          <table:table-cell office:value-type="float" office:value="18"/>
          <table:table-cell office:value-type="float" office:value="13536"/>
          <table:table-cell office:value-type="float" office:value="3521"/>
          <table:table-cell office:value-type="float" office:value="839"/>
          <table:table-cell office:value-type="float" office:value="15107"/>
          <table:table-cell office:value-type="float" office:value="44"/>
          <table:table-cell/>
          <table:table-cell office:value-type="float" office:value="4"/>
          <table:table-cell office:value-type="float" office:value="90"/>
          <table:table-cell office:value-type="float" office:value="18"/>
          <table:table-cell office:value-type="float" office:value="7768"/>
          <table:table-cell office:value-type="float" office:value="2993"/>
          <table:table-cell office:value-type="float" office:value="557"/>
          <table:table-cell office:value-type="float" office:value="10616"/>
          <table:table-cell office:value-type="float" office:value="29"/>
          <table:table-cell/>
          <table:table-cell office:value-type="float" office:value="3"/>
          <table:table-cell office:value-type="float" office:value="1"/>
          <table:table-cell office:value-type="float" office:value="0"/>
          <table:table-cell office:value-type="float" office:value="5768"/>
          <table:table-cell office:value-type="float" office:value="528"/>
          <table:table-cell office:value-type="float" office:value="282"/>
          <table:table-cell office:value-type="float" office:value="4491"/>
          <table:table-cell office:value-type="float" office:value="15"/>
          <table:table-cell/>
          <table:table-cell office:value-type="float" office:value="6630"/>
          <table:table-cell office:value-type="float" office:value="4"/>
          <table:table-cell office:value-type="float" office:value="7"/>
          <table:table-cell office:value-type="float" office:value="3975"/>
          <table:table-cell/>
          <table:table-cell office:value-type="float" office:value="3748"/>
          <table:table-cell office:value-type="float" office:value="2"/>
          <table:table-cell office:value-type="float" office:value="1"/>
          <table:table-cell office:value-type="float" office:value="740"/>
          <table:table-cell table:number-columns-repeated="2"/>
          <table:table-cell office:value-type="float" office:value="19"/>
          <table:table-cell office:value-type="float" office:value="43"/>
          <table:table-cell office:value-type="float" office:value="25"/>
          <table:table-cell office:value-type="float" office:value="3400"/>
          <table:table-cell office:value-type="float" office:value="1753"/>
          <table:table-cell office:value-type="float" office:value="345"/>
          <table:table-cell office:value-type="float" office:value="3366"/>
          <table:table-cell office:value-type="float" office:value="11"/>
          <table:table-cell/>
          <table:table-cell office:value-type="float" office:value="1"/>
          <table:table-cell office:value-type="float" office:value="0"/>
          <table:table-cell office:value-type="float" office:value="0"/>
          <table:table-cell office:value-type="float" office:value="306"/>
          <table:table-cell office:value-type="float" office:value="33"/>
          <table:table-cell office:value-type="float" office:value="16"/>
          <table:table-cell office:value-type="float" office:value="339"/>
          <table:table-cell office:value-type="float" office:value="0"/>
          <table:table-cell/>
          <table:table-cell office:value-type="float" office:value="3"/>
          <table:table-cell office:value-type="float" office:value="37"/>
          <table:table-cell office:value-type="float" office:value="10"/>
          <table:table-cell office:value-type="float" office:value="2338"/>
          <table:table-cell office:value-type="float" office:value="1034"/>
          <table:table-cell office:value-type="float" office:value="174"/>
          <table:table-cell office:value-type="float" office:value="2670"/>
          <table:table-cell office:value-type="float" office:value="8"/>
          <table:table-cell/>
          <table:table-cell office:value-type="float" office:value="1"/>
          <table:table-cell office:value-type="float" office:value="0"/>
          <table:table-cell office:value-type="float" office:value="0"/>
          <table:table-cell office:value-type="float" office:value="306"/>
          <table:table-cell office:value-type="float" office:value="33"/>
          <table:table-cell office:value-type="float" office:value="14"/>
          <table:table-cell office:value-type="float" office:value="328"/>
          <table:table-cell office:value-type="float" office:value="0"/>
          <table:table-cell/>
          <table:table-cell office:value-type="float" office:value="16"/>
          <table:table-cell office:value-type="float" office:value="4"/>
          <table:table-cell office:value-type="float" office:value="15"/>
          <table:table-cell office:value-type="float" office:value="890"/>
          <table:table-cell office:value-type="float" office:value="571"/>
          <table:table-cell office:value-type="float" office:value="150"/>
          <table:table-cell office:value-type="float" office:value="382"/>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table:number-columns-repeated="16216"/>
        </table:table-row>
        <table:table-row>
          <table:table-cell office:value-type="string" office:string-value="Torbay &amp; South Devon NHS Foundation Trust"/>
          <table:table-cell table:number-columns-repeated="2"/>
          <table:table-cell office:value-type="float" office:value="2924"/>
          <table:table-cell office:value-type="float" office:value="2891"/>
          <table:table-cell office:value-type="float" office:value="33"/>
          <table:table-cell/>
          <table:table-cell office:value-type="float" office:value="1"/>
          <table:table-cell office:value-type="float" office:value="9"/>
          <table:table-cell office:value-type="float" office:value="0"/>
          <table:table-cell office:value-type="float" office:value="891"/>
          <table:table-cell office:value-type="float" office:value="311"/>
          <table:table-cell office:value-type="float" office:value="77"/>
          <table:table-cell office:value-type="float" office:value="1595"/>
          <table:table-cell office:value-type="float" office:value="6"/>
          <table:table-cell/>
          <table:table-cell office:value-type="float" office:value="0"/>
          <table:table-cell office:value-type="float" office:value="8"/>
          <table:table-cell office:value-type="float" office:value="0"/>
          <table:table-cell office:value-type="float" office:value="78"/>
          <table:table-cell office:value-type="float" office:value="147"/>
          <table:table-cell office:value-type="float" office:value="19"/>
          <table:table-cell office:value-type="float" office:value="593"/>
          <table:table-cell office:value-type="float" office:value="0"/>
          <table:table-cell/>
          <table:table-cell office:value-type="float" office:value="1"/>
          <table:table-cell office:value-type="float" office:value="1"/>
          <table:table-cell office:value-type="float" office:value="0"/>
          <table:table-cell office:value-type="float" office:value="813"/>
          <table:table-cell office:value-type="float" office:value="164"/>
          <table:table-cell office:value-type="float" office:value="58"/>
          <table:table-cell office:value-type="float" office:value="1002"/>
          <table:table-cell office:value-type="float" office:value="6"/>
          <table:table-cell/>
          <table:table-cell office:value-type="float" office:value="371"/>
          <table:table-cell office:value-type="float" office:value="1"/>
          <table:table-cell office:value-type="float" office:value="1"/>
          <table:table-cell office:value-type="float" office:value="220"/>
          <table:table-cell/>
          <table:table-cell office:value-type="float" office:value="911"/>
          <table:table-cell office:value-type="float" office:value="6"/>
          <table:table-cell office:value-type="float" office:value="0"/>
          <table:table-cell office:value-type="float" office:value="85"/>
          <table:table-cell table:number-columns-repeated="2"/>
          <table:table-cell office:value-type="float" office:value="3"/>
          <table:table-cell office:value-type="float" office:value="4"/>
          <table:table-cell table:number-columns-repeated="2"/>
          <table:table-cell office:value-type="float" office:value="2"/>
          <table:table-cell office:value-type="float" office:value="0"/>
          <table:table-cell office:value-type="float" office:value="30"/>
          <table:table-cell office:value-type="float" office:value="0"/>
          <table:table-cell office:value-type="float" office:value="34"/>
          <table:table-cell office:value-type="float" office:value="7"/>
          <table:table-cell office:value-type="float" office:value="4"/>
          <table:table-cell office:value-type="float" office:value="0"/>
          <table:table-cell office:value-type="float" office:value="0"/>
          <table:table-cell office:value-type="float" office:value="0"/>
          <table:table-cell office:value-type="float" office:value="4"/>
          <table:table-cell office:value-type="float" office:value="645"/>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37"/>
          <table:table-cell office:value-type="float" office:value="33"/>
          <table:table-cell office:value-type="float" office:value="35"/>
          <table:table-cell office:value-type="float" office:value="1"/>
          <table:table-cell office:value-type="float" office:value="1"/>
          <table:table-cell/>
          <table:table-cell office:value-type="float" office:value="8378"/>
          <table:table-cell office:value-type="float" office:value="8238"/>
          <table:table-cell office:value-type="float" office:value="140"/>
          <table:table-cell/>
          <table:table-cell office:value-type="float" office:value="2"/>
          <table:table-cell office:value-type="float" office:value="11"/>
          <table:table-cell office:value-type="float" office:value="0"/>
          <table:table-cell office:value-type="float" office:value="3096"/>
          <table:table-cell office:value-type="float" office:value="484"/>
          <table:table-cell office:value-type="float" office:value="236"/>
          <table:table-cell office:value-type="float" office:value="4371"/>
          <table:table-cell office:value-type="float" office:value="35"/>
          <table:table-cell/>
          <table:table-cell office:value-type="float" office:value="0"/>
          <table:table-cell office:value-type="float" office:value="9"/>
          <table:table-cell office:value-type="float" office:value="0"/>
          <table:table-cell office:value-type="float" office:value="295"/>
          <table:table-cell office:value-type="float" office:value="270"/>
          <table:table-cell office:value-type="float" office:value="53"/>
          <table:table-cell office:value-type="float" office:value="1442"/>
          <table:table-cell office:value-type="float" office:value="5"/>
          <table:table-cell/>
          <table:table-cell office:value-type="float" office:value="2"/>
          <table:table-cell office:value-type="float" office:value="2"/>
          <table:table-cell office:value-type="float" office:value="0"/>
          <table:table-cell office:value-type="float" office:value="2801"/>
          <table:table-cell office:value-type="float" office:value="214"/>
          <table:table-cell office:value-type="float" office:value="183"/>
          <table:table-cell office:value-type="float" office:value="2929"/>
          <table:table-cell office:value-type="float" office:value="30"/>
          <table:table-cell/>
          <table:table-cell office:value-type="float" office:value="818"/>
          <table:table-cell office:value-type="float" office:value="1"/>
          <table:table-cell office:value-type="float" office:value="2"/>
          <table:table-cell office:value-type="float" office:value="621"/>
          <table:table-cell/>
          <table:table-cell office:value-type="float" office:value="2635"/>
          <table:table-cell office:value-type="float" office:value="6"/>
          <table:table-cell office:value-type="float" office:value="0"/>
          <table:table-cell office:value-type="float" office:value="288"/>
          <table:table-cell table:number-columns-repeated="2"/>
          <table:table-cell office:value-type="float" office:value="1"/>
          <table:table-cell office:value-type="float" office:value="7"/>
          <table:table-cell office:value-type="float" office:value="0"/>
          <table:table-cell office:value-type="float" office:value="55"/>
          <table:table-cell office:value-type="float" office:value="96"/>
          <table:table-cell office:value-type="float" office:value="7"/>
          <table:table-cell office:value-type="float" office:value="173"/>
          <table:table-cell office:value-type="float" office:value="1"/>
          <table:table-cell/>
          <table:table-cell office:value-type="float" office:value="0"/>
          <table:table-cell office:value-type="float" office:value="0"/>
          <table:table-cell office:value-type="float" office:value="0"/>
          <table:table-cell office:value-type="float" office:value="9"/>
          <table:table-cell office:value-type="float" office:value="2"/>
          <table:table-cell office:value-type="float" office:value="0"/>
          <table:table-cell office:value-type="float" office:value="5"/>
          <table:table-cell office:value-type="float" office:value="0"/>
          <table:table-cell/>
          <table:table-cell office:value-type="float" office:value="0"/>
          <table:table-cell office:value-type="float" office:value="7"/>
          <table:table-cell office:value-type="float" office:value="0"/>
          <table:table-cell office:value-type="float" office:value="30"/>
          <table:table-cell office:value-type="float" office:value="63"/>
          <table:table-cell office:value-type="float" office:value="4"/>
          <table:table-cell office:value-type="float" office:value="116"/>
          <table:table-cell office:value-type="float" office:value="0"/>
          <table:table-cell/>
          <table:table-cell office:value-type="float" office:value="0"/>
          <table:table-cell office:value-type="float" office:value="0"/>
          <table:table-cell office:value-type="float" office:value="0"/>
          <table:table-cell office:value-type="float" office:value="8"/>
          <table:table-cell office:value-type="float" office:value="1"/>
          <table:table-cell office:value-type="float" office:value="0"/>
          <table:table-cell office:value-type="float" office:value="5"/>
          <table:table-cell office:value-type="float" office:value="0"/>
          <table:table-cell/>
          <table:table-cell office:value-type="float" office:value="1"/>
          <table:table-cell office:value-type="float" office:value="0"/>
          <table:table-cell office:value-type="float" office:value="0"/>
          <table:table-cell office:value-type="float" office:value="20"/>
          <table:table-cell office:value-type="float" office:value="27"/>
          <table:table-cell office:value-type="float" office:value="2"/>
          <table:table-cell office:value-type="float" office:value="41"/>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oventry City Council"/>
          <table:table-cell table:number-columns-repeated="2"/>
          <table:table-cell office:value-type="float" office:value="4338"/>
          <table:table-cell office:value-type="float" office:value="4304"/>
          <table:table-cell office:value-type="float" office:value="34"/>
          <table:table-cell/>
          <table:table-cell office:value-type="float" office:value="0"/>
          <table:table-cell office:value-type="float" office:value="7"/>
          <table:table-cell office:value-type="float" office:value="5"/>
          <table:table-cell office:value-type="float" office:value="1668"/>
          <table:table-cell office:value-type="float" office:value="387"/>
          <table:table-cell office:value-type="float" office:value="129"/>
          <table:table-cell office:value-type="float" office:value="2100"/>
          <table:table-cell office:value-type="float" office:value="8"/>
          <table:table-cell/>
          <table:table-cell office:value-type="float" office:value="0"/>
          <table:table-cell office:value-type="float" office:value="7"/>
          <table:table-cell office:value-type="float" office:value="1"/>
          <table:table-cell office:value-type="float" office:value="167"/>
          <table:table-cell office:value-type="float" office:value="210"/>
          <table:table-cell office:value-type="float" office:value="41"/>
          <table:table-cell office:value-type="float" office:value="801"/>
          <table:table-cell office:value-type="float" office:value="1"/>
          <table:table-cell/>
          <table:table-cell office:value-type="float" office:value="0"/>
          <table:table-cell office:value-type="float" office:value="0"/>
          <table:table-cell office:value-type="float" office:value="4"/>
          <table:table-cell office:value-type="float" office:value="1501"/>
          <table:table-cell office:value-type="float" office:value="177"/>
          <table:table-cell office:value-type="float" office:value="88"/>
          <table:table-cell office:value-type="float" office:value="1299"/>
          <table:table-cell office:value-type="float" office:value="7"/>
          <table:table-cell/>
          <table:table-cell office:value-type="float" office:value="447"/>
          <table:table-cell office:value-type="float" office:value="0"/>
          <table:table-cell office:value-type="float" office:value="2"/>
          <table:table-cell office:value-type="float" office:value="352"/>
          <table:table-cell/>
          <table:table-cell office:value-type="float" office:value="1006"/>
          <table:table-cell office:value-type="float" office:value="0"/>
          <table:table-cell office:value-type="float" office:value="2"/>
          <table:table-cell office:value-type="float" office:value="291"/>
          <table:table-cell table:number-columns-repeated="2"/>
          <table:table-cell office:value-type="float" office:value="216"/>
          <table:table-cell office:value-type="float" office:value="8449"/>
          <table:table-cell table:number-columns-repeated="2"/>
          <table:table-cell office:value-type="float" office:value="0"/>
          <table:table-cell office:value-type="float" office:value="0"/>
          <table:table-cell office:value-type="float" office:value="81"/>
          <table:table-cell office:value-type="float" office:value="3"/>
          <table:table-cell office:value-type="float" office:value="17"/>
          <table:table-cell office:value-type="float" office:value="23"/>
          <table:table-cell office:value-type="float" office:value="1"/>
          <table:table-cell office:value-type="float" office:value="0"/>
          <table:table-cell office:value-type="float" office:value="1"/>
          <table:table-cell office:value-type="float" office:value="0"/>
          <table:table-cell office:value-type="float" office:value="3"/>
          <table:table-cell office:value-type="float" office:value="558"/>
          <table:table-cell office:value-type="float" office:value="19"/>
          <table:table-cell table:number-columns-repeated="2"/>
          <table:table-cell office:value-type="float" office:value="0"/>
          <table:table-cell office:value-type="float" office:value="0"/>
          <table:table-cell office:value-type="float" office:value="2"/>
          <table:table-cell office:value-type="float" office:value="67"/>
          <table:table-cell office:value-type="float" office:value="42"/>
          <table:table-cell office:value-type="float" office:value="116"/>
          <table:table-cell office:value-type="float" office:value="23"/>
          <table:table-cell office:value-type="float" office:value="2"/>
          <table:table-cell/>
          <table:table-cell office:value-type="float" office:value="11685"/>
          <table:table-cell office:value-type="float" office:value="11614"/>
          <table:table-cell office:value-type="float" office:value="71"/>
          <table:table-cell/>
          <table:table-cell office:value-type="float" office:value="0"/>
          <table:table-cell office:value-type="float" office:value="9"/>
          <table:table-cell office:value-type="float" office:value="6"/>
          <table:table-cell office:value-type="float" office:value="4810"/>
          <table:table-cell office:value-type="float" office:value="995"/>
          <table:table-cell office:value-type="float" office:value="285"/>
          <table:table-cell office:value-type="float" office:value="5484"/>
          <table:table-cell office:value-type="float" office:value="25"/>
          <table:table-cell/>
          <table:table-cell office:value-type="float" office:value="0"/>
          <table:table-cell office:value-type="float" office:value="8"/>
          <table:table-cell office:value-type="float" office:value="2"/>
          <table:table-cell office:value-type="float" office:value="539"/>
          <table:table-cell office:value-type="float" office:value="530"/>
          <table:table-cell office:value-type="float" office:value="74"/>
          <table:table-cell office:value-type="float" office:value="2040"/>
          <table:table-cell office:value-type="float" office:value="3"/>
          <table:table-cell/>
          <table:table-cell office:value-type="float" office:value="0"/>
          <table:table-cell office:value-type="float" office:value="1"/>
          <table:table-cell office:value-type="float" office:value="4"/>
          <table:table-cell office:value-type="float" office:value="4271"/>
          <table:table-cell office:value-type="float" office:value="465"/>
          <table:table-cell office:value-type="float" office:value="211"/>
          <table:table-cell office:value-type="float" office:value="3444"/>
          <table:table-cell office:value-type="float" office:value="22"/>
          <table:table-cell/>
          <table:table-cell office:value-type="float" office:value="964"/>
          <table:table-cell office:value-type="float" office:value="0"/>
          <table:table-cell office:value-type="float" office:value="3"/>
          <table:table-cell office:value-type="float" office:value="1073"/>
          <table:table-cell/>
          <table:table-cell office:value-type="float" office:value="2424"/>
          <table:table-cell office:value-type="float" office:value="2"/>
          <table:table-cell office:value-type="float" office:value="3"/>
          <table:table-cell office:value-type="float" office:value="1015"/>
          <table:table-cell table:number-columns-repeated="2"/>
          <table:table-cell office:value-type="float" office:value="0"/>
          <table:table-cell office:value-type="float" office:value="9"/>
          <table:table-cell office:value-type="float" office:value="2"/>
          <table:table-cell office:value-type="float" office:value="170"/>
          <table:table-cell office:value-type="float" office:value="156"/>
          <table:table-cell office:value-type="float" office:value="20"/>
          <table:table-cell office:value-type="float" office:value="301"/>
          <table:table-cell office:value-type="float" office:value="1"/>
          <table:table-cell/>
          <table:table-cell office:value-type="float" office:value="0"/>
          <table:table-cell office:value-type="float" office:value="0"/>
          <table:table-cell office:value-type="float" office:value="2"/>
          <table:table-cell office:value-type="float" office:value="427"/>
          <table:table-cell office:value-type="float" office:value="62"/>
          <table:table-cell office:value-type="float" office:value="27"/>
          <table:table-cell office:value-type="float" office:value="175"/>
          <table:table-cell office:value-type="float" office:value="1"/>
          <table:table-cell/>
          <table:table-cell office:value-type="float" office:value="0"/>
          <table:table-cell office:value-type="float" office:value="5"/>
          <table:table-cell office:value-type="float" office:value="1"/>
          <table:table-cell office:value-type="float" office:value="70"/>
          <table:table-cell office:value-type="float" office:value="92"/>
          <table:table-cell office:value-type="float" office:value="11"/>
          <table:table-cell office:value-type="float" office:value="176"/>
          <table:table-cell office:value-type="float" office:value="1"/>
          <table:table-cell/>
          <table:table-cell office:value-type="float" office:value="0"/>
          <table:table-cell office:value-type="float" office:value="0"/>
          <table:table-cell office:value-type="float" office:value="2"/>
          <table:table-cell office:value-type="float" office:value="406"/>
          <table:table-cell office:value-type="float" office:value="57"/>
          <table:table-cell office:value-type="float" office:value="25"/>
          <table:table-cell office:value-type="float" office:value="163"/>
          <table:table-cell office:value-type="float" office:value="1"/>
          <table:table-cell/>
          <table:table-cell office:value-type="float" office:value="0"/>
          <table:table-cell office:value-type="float" office:value="2"/>
          <table:table-cell office:value-type="float" office:value="1"/>
          <table:table-cell office:value-type="float" office:value="56"/>
          <table:table-cell office:value-type="float" office:value="30"/>
          <table:table-cell office:value-type="float" office:value="6"/>
          <table:table-cell office:value-type="float" office:value="4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uckinghamshire"/>
          <table:table-cell table:number-columns-repeated="2"/>
          <table:table-cell office:value-type="float" office:value="8627"/>
          <table:table-cell office:value-type="float" office:value="8521"/>
          <table:table-cell office:value-type="float" office:value="106"/>
          <table:table-cell/>
          <table:table-cell office:value-type="float" office:value="6"/>
          <table:table-cell office:value-type="float" office:value="8"/>
          <table:table-cell office:value-type="float" office:value="17"/>
          <table:table-cell office:value-type="float" office:value="1472"/>
          <table:table-cell office:value-type="float" office:value="488"/>
          <table:table-cell office:value-type="float" office:value="245"/>
          <table:table-cell office:value-type="float" office:value="6263"/>
          <table:table-cell office:value-type="float" office:value="22"/>
          <table:table-cell/>
          <table:table-cell office:value-type="float" office:value="5"/>
          <table:table-cell office:value-type="float" office:value="8"/>
          <table:table-cell office:value-type="float" office:value="13"/>
          <table:table-cell office:value-type="float" office:value="873"/>
          <table:table-cell office:value-type="float" office:value="365"/>
          <table:table-cell office:value-type="float" office:value="165"/>
          <table:table-cell office:value-type="float" office:value="3827"/>
          <table:table-cell office:value-type="float" office:value="15"/>
          <table:table-cell/>
          <table:table-cell office:value-type="float" office:value="1"/>
          <table:table-cell office:value-type="float" office:value="0"/>
          <table:table-cell office:value-type="float" office:value="4"/>
          <table:table-cell office:value-type="float" office:value="599"/>
          <table:table-cell office:value-type="float" office:value="123"/>
          <table:table-cell office:value-type="float" office:value="80"/>
          <table:table-cell office:value-type="float" office:value="2436"/>
          <table:table-cell office:value-type="float" office:value="7"/>
          <table:table-cell/>
          <table:table-cell office:value-type="float" office:value="3355"/>
          <table:table-cell office:value-type="float" office:value="2"/>
          <table:table-cell office:value-type="float" office:value="8"/>
          <table:table-cell office:value-type="float" office:value="462"/>
          <table:table-cell/>
          <table:table-cell office:value-type="float" office:value="2252"/>
          <table:table-cell office:value-type="float" office:value="1"/>
          <table:table-cell office:value-type="float" office:value="3"/>
          <table:table-cell office:value-type="float" office:value="180"/>
          <table:table-cell table:number-columns-repeated="2"/>
          <table:table-cell office:value-type="float" office:value="812"/>
          <table:table-cell office:value-type="float" office:value="103"/>
          <table:table-cell table:number-columns-repeated="2"/>
          <table:table-cell office:value-type="float" office:value="3"/>
          <table:table-cell office:value-type="float" office:value="0"/>
          <table:table-cell office:value-type="float" office:value="105"/>
          <table:table-cell office:value-type="float" office:value="24"/>
          <table:table-cell office:value-type="float" office:value="101"/>
          <table:table-cell office:value-type="float" office:value="9"/>
          <table:table-cell office:value-type="float" office:value="21"/>
          <table:table-cell office:value-type="float" office:value="0"/>
          <table:table-cell office:value-type="float" office:value="0"/>
          <table:table-cell office:value-type="float" office:value="1"/>
          <table:table-cell office:value-type="float" office:value="8"/>
          <table:table-cell office:value-type="float" office:value="735"/>
          <table:table-cell office:value-type="float" office:value="29"/>
          <table:table-cell table:number-columns-repeated="2"/>
          <table:table-cell office:value-type="float" office:value="0"/>
          <table:table-cell office:value-type="float" office:value="0"/>
          <table:table-cell office:value-type="float" office:value="4"/>
          <table:table-cell office:value-type="float" office:value="99"/>
          <table:table-cell office:value-type="float" office:value="54"/>
          <table:table-cell office:value-type="float" office:value="58"/>
          <table:table-cell office:value-type="float" office:value="36"/>
          <table:table-cell office:value-type="float" office:value="1"/>
          <table:table-cell/>
          <table:table-cell office:value-type="float" office:value="22807"/>
          <table:table-cell office:value-type="float" office:value="22507"/>
          <table:table-cell office:value-type="float" office:value="300"/>
          <table:table-cell/>
          <table:table-cell office:value-type="float" office:value="11"/>
          <table:table-cell office:value-type="float" office:value="28"/>
          <table:table-cell office:value-type="float" office:value="41"/>
          <table:table-cell office:value-type="float" office:value="4480"/>
          <table:table-cell office:value-type="float" office:value="765"/>
          <table:table-cell office:value-type="float" office:value="663"/>
          <table:table-cell office:value-type="float" office:value="16456"/>
          <table:table-cell office:value-type="float" office:value="62"/>
          <table:table-cell/>
          <table:table-cell office:value-type="float" office:value="9"/>
          <table:table-cell office:value-type="float" office:value="26"/>
          <table:table-cell office:value-type="float" office:value="28"/>
          <table:table-cell office:value-type="float" office:value="2521"/>
          <table:table-cell office:value-type="float" office:value="614"/>
          <table:table-cell office:value-type="float" office:value="430"/>
          <table:table-cell office:value-type="float" office:value="10114"/>
          <table:table-cell office:value-type="float" office:value="39"/>
          <table:table-cell/>
          <table:table-cell office:value-type="float" office:value="2"/>
          <table:table-cell office:value-type="float" office:value="2"/>
          <table:table-cell office:value-type="float" office:value="13"/>
          <table:table-cell office:value-type="float" office:value="1959"/>
          <table:table-cell office:value-type="float" office:value="151"/>
          <table:table-cell office:value-type="float" office:value="233"/>
          <table:table-cell office:value-type="float" office:value="6342"/>
          <table:table-cell office:value-type="float" office:value="23"/>
          <table:table-cell/>
          <table:table-cell office:value-type="float" office:value="8907"/>
          <table:table-cell office:value-type="float" office:value="14"/>
          <table:table-cell office:value-type="float" office:value="18"/>
          <table:table-cell office:value-type="float" office:value="1175"/>
          <table:table-cell/>
          <table:table-cell office:value-type="float" office:value="5839"/>
          <table:table-cell office:value-type="float" office:value="21"/>
          <table:table-cell office:value-type="float" office:value="7"/>
          <table:table-cell office:value-type="float" office:value="475"/>
          <table:table-cell table:number-columns-repeated="2"/>
          <table:table-cell office:value-type="float" office:value="6"/>
          <table:table-cell office:value-type="float" office:value="8"/>
          <table:table-cell office:value-type="float" office:value="12"/>
          <table:table-cell office:value-type="float" office:value="799"/>
          <table:table-cell office:value-type="float" office:value="371"/>
          <table:table-cell office:value-type="float" office:value="161"/>
          <table:table-cell office:value-type="float" office:value="3449"/>
          <table:table-cell office:value-type="float" office:value="14"/>
          <table:table-cell/>
          <table:table-cell office:value-type="float" office:value="1"/>
          <table:table-cell office:value-type="float" office:value="0"/>
          <table:table-cell office:value-type="float" office:value="3"/>
          <table:table-cell office:value-type="float" office:value="313"/>
          <table:table-cell office:value-type="float" office:value="88"/>
          <table:table-cell office:value-type="float" office:value="43"/>
          <table:table-cell office:value-type="float" office:value="637"/>
          <table:table-cell office:value-type="float" office:value="3"/>
          <table:table-cell/>
          <table:table-cell office:value-type="float" office:value="4"/>
          <table:table-cell office:value-type="float" office:value="6"/>
          <table:table-cell office:value-type="float" office:value="11"/>
          <table:table-cell office:value-type="float" office:value="737"/>
          <table:table-cell office:value-type="float" office:value="341"/>
          <table:table-cell office:value-type="float" office:value="153"/>
          <table:table-cell office:value-type="float" office:value="3275"/>
          <table:table-cell office:value-type="float" office:value="14"/>
          <table:table-cell/>
          <table:table-cell office:value-type="float" office:value="1"/>
          <table:table-cell office:value-type="float" office:value="0"/>
          <table:table-cell office:value-type="float" office:value="3"/>
          <table:table-cell office:value-type="float" office:value="309"/>
          <table:table-cell office:value-type="float" office:value="85"/>
          <table:table-cell office:value-type="float" office:value="43"/>
          <table:table-cell office:value-type="float" office:value="630"/>
          <table:table-cell office:value-type="float" office:value="3"/>
          <table:table-cell/>
          <table:table-cell office:value-type="float" office:value="2"/>
          <table:table-cell office:value-type="float" office:value="1"/>
          <table:table-cell office:value-type="float" office:value="0"/>
          <table:table-cell office:value-type="float" office:value="40"/>
          <table:table-cell office:value-type="float" office:value="19"/>
          <table:table-cell office:value-type="float" office:value="5"/>
          <table:table-cell office:value-type="float" office:value="9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0"/>
          <table:table-cell table:number-columns-repeated="16216"/>
        </table:table-row>
        <table:table-row>
          <table:table-cell office:value-type="string" office:string-value="Cornwall Council"/>
          <table:table-cell table:number-columns-repeated="2"/>
          <table:table-cell office:value-type="float" office:value="11632"/>
          <table:table-cell office:value-type="float" office:value="11552"/>
          <table:table-cell office:value-type="float" office:value="80"/>
          <table:table-cell/>
          <table:table-cell office:value-type="float" office:value="2"/>
          <table:table-cell office:value-type="float" office:value="9"/>
          <table:table-cell office:value-type="float" office:value="3"/>
          <table:table-cell office:value-type="float" office:value="3492"/>
          <table:table-cell office:value-type="float" office:value="987"/>
          <table:table-cell office:value-type="float" office:value="215"/>
          <table:table-cell office:value-type="float" office:value="6775"/>
          <table:table-cell office:value-type="float" office:value="68"/>
          <table:table-cell/>
          <table:table-cell office:value-type="float" office:value="0"/>
          <table:table-cell office:value-type="float" office:value="9"/>
          <table:table-cell office:value-type="float" office:value="1"/>
          <table:table-cell office:value-type="float" office:value="512"/>
          <table:table-cell office:value-type="float" office:value="480"/>
          <table:table-cell office:value-type="float" office:value="62"/>
          <table:table-cell office:value-type="float" office:value="2936"/>
          <table:table-cell office:value-type="float" office:value="8"/>
          <table:table-cell/>
          <table:table-cell office:value-type="float" office:value="2"/>
          <table:table-cell office:value-type="float" office:value="0"/>
          <table:table-cell office:value-type="float" office:value="2"/>
          <table:table-cell office:value-type="float" office:value="2980"/>
          <table:table-cell office:value-type="float" office:value="507"/>
          <table:table-cell office:value-type="float" office:value="153"/>
          <table:table-cell office:value-type="float" office:value="3839"/>
          <table:table-cell office:value-type="float" office:value="60"/>
          <table:table-cell/>
          <table:table-cell office:value-type="float" office:value="2892"/>
          <table:table-cell office:value-type="float" office:value="4"/>
          <table:table-cell office:value-type="float" office:value="4"/>
          <table:table-cell office:value-type="float" office:value="36"/>
          <table:table-cell/>
          <table:table-cell office:value-type="float" office:value="3788"/>
          <table:table-cell office:value-type="float" office:value="2"/>
          <table:table-cell office:value-type="float" office:value="0"/>
          <table:table-cell office:value-type="float" office:value="49"/>
          <table:table-cell table:number-columns-repeated="2"/>
          <table:table-cell office:value-type="float" office:value="0"/>
          <table:table-cell office:value-type="float" office:value="5"/>
          <table:table-cell table:number-columns-repeated="2"/>
          <table:table-cell office:value-type="float" office:value="1"/>
          <table:table-cell office:value-type="float" office:value="0"/>
          <table:table-cell office:value-type="float" office:value="99"/>
          <table:table-cell office:value-type="float" office:value="6"/>
          <table:table-cell office:value-type="float" office:value="91"/>
          <table:table-cell office:value-type="float" office:value="7"/>
          <table:table-cell office:value-type="float" office:value="97"/>
          <table:table-cell office:value-type="float" office:value="0"/>
          <table:table-cell office:value-type="float" office:value="1"/>
          <table:table-cell office:value-type="float" office:value="0"/>
          <table:table-cell office:value-type="float" office:value="3"/>
          <table:table-cell office:value-type="float" office:value="2488"/>
          <table:table-cell office:value-type="float" office:value="28"/>
          <table:table-cell table:number-columns-repeated="2"/>
          <table:table-cell office:value-type="float" office:value="0"/>
          <table:table-cell office:value-type="float" office:value="0"/>
          <table:table-cell office:value-type="float" office:value="10"/>
          <table:table-cell office:value-type="float" office:value="462"/>
          <table:table-cell office:value-type="float" office:value="69"/>
          <table:table-cell office:value-type="float" office:value="191"/>
          <table:table-cell office:value-type="float" office:value="59"/>
          <table:table-cell office:value-type="float" office:value="6"/>
          <table:table-cell/>
          <table:table-cell office:value-type="float" office:value="30057"/>
          <table:table-cell office:value-type="float" office:value="29853"/>
          <table:table-cell office:value-type="float" office:value="204"/>
          <table:table-cell/>
          <table:table-cell office:value-type="float" office:value="9"/>
          <table:table-cell office:value-type="float" office:value="23"/>
          <table:table-cell office:value-type="float" office:value="8"/>
          <table:table-cell office:value-type="float" office:value="10283"/>
          <table:table-cell office:value-type="float" office:value="1548"/>
          <table:table-cell office:value-type="float" office:value="562"/>
          <table:table-cell office:value-type="float" office:value="17210"/>
          <table:table-cell office:value-type="float" office:value="205"/>
          <table:table-cell/>
          <table:table-cell office:value-type="float" office:value="5"/>
          <table:table-cell office:value-type="float" office:value="20"/>
          <table:table-cell office:value-type="float" office:value="6"/>
          <table:table-cell office:value-type="float" office:value="2399"/>
          <table:table-cell office:value-type="float" office:value="870"/>
          <table:table-cell office:value-type="float" office:value="224"/>
          <table:table-cell office:value-type="float" office:value="7666"/>
          <table:table-cell office:value-type="float" office:value="49"/>
          <table:table-cell/>
          <table:table-cell office:value-type="float" office:value="4"/>
          <table:table-cell office:value-type="float" office:value="3"/>
          <table:table-cell office:value-type="float" office:value="2"/>
          <table:table-cell office:value-type="float" office:value="7884"/>
          <table:table-cell office:value-type="float" office:value="678"/>
          <table:table-cell office:value-type="float" office:value="338"/>
          <table:table-cell office:value-type="float" office:value="9544"/>
          <table:table-cell office:value-type="float" office:value="156"/>
          <table:table-cell/>
          <table:table-cell office:value-type="float" office:value="7564"/>
          <table:table-cell office:value-type="float" office:value="10"/>
          <table:table-cell office:value-type="float" office:value="34"/>
          <table:table-cell office:value-type="float" office:value="58"/>
          <table:table-cell/>
          <table:table-cell office:value-type="float" office:value="9410"/>
          <table:table-cell office:value-type="float" office:value="10"/>
          <table:table-cell office:value-type="float" office:value="36"/>
          <table:table-cell office:value-type="float" office:value="88"/>
          <table:table-cell table:number-columns-repeated="2"/>
          <table:table-cell office:value-type="float" office:value="7"/>
          <table:table-cell office:value-type="float" office:value="7"/>
          <table:table-cell office:value-type="float" office:value="3"/>
          <table:table-cell office:value-type="float" office:value="464"/>
          <table:table-cell office:value-type="float" office:value="389"/>
          <table:table-cell office:value-type="float" office:value="28"/>
          <table:table-cell office:value-type="float" office:value="878"/>
          <table:table-cell office:value-type="float" office:value="9"/>
          <table:table-cell/>
          <table:table-cell office:value-type="float" office:value="1"/>
          <table:table-cell office:value-type="float" office:value="0"/>
          <table:table-cell office:value-type="float" office:value="3"/>
          <table:table-cell office:value-type="float" office:value="561"/>
          <table:table-cell office:value-type="float" office:value="167"/>
          <table:table-cell office:value-type="float" office:value="26"/>
          <table:table-cell office:value-type="float" office:value="432"/>
          <table:table-cell office:value-type="float" office:value="10"/>
          <table:table-cell/>
          <table:table-cell office:value-type="float" office:value="0"/>
          <table:table-cell office:value-type="float" office:value="7"/>
          <table:table-cell office:value-type="float" office:value="0"/>
          <table:table-cell office:value-type="float" office:value="326"/>
          <table:table-cell office:value-type="float" office:value="283"/>
          <table:table-cell office:value-type="float" office:value="16"/>
          <table:table-cell office:value-type="float" office:value="656"/>
          <table:table-cell office:value-type="float" office:value="5"/>
          <table:table-cell/>
          <table:table-cell office:value-type="float" office:value="1"/>
          <table:table-cell office:value-type="float" office:value="0"/>
          <table:table-cell office:value-type="float" office:value="2"/>
          <table:table-cell office:value-type="float" office:value="532"/>
          <table:table-cell office:value-type="float" office:value="148"/>
          <table:table-cell office:value-type="float" office:value="26"/>
          <table:table-cell office:value-type="float" office:value="381"/>
          <table:table-cell office:value-type="float" office:value="10"/>
          <table:table-cell/>
          <table:table-cell office:value-type="float" office:value="2"/>
          <table:table-cell office:value-type="float" office:value="0"/>
          <table:table-cell office:value-type="float" office:value="2"/>
          <table:table-cell office:value-type="float" office:value="85"/>
          <table:table-cell office:value-type="float" office:value="67"/>
          <table:table-cell office:value-type="float" office:value="8"/>
          <table:table-cell office:value-type="float" office:value="132"/>
          <table:table-cell office:value-type="float" office:value="3"/>
          <table:table-cell/>
          <table:table-cell office:value-type="float" office:value="0"/>
          <table:table-cell office:value-type="float" office:value="0"/>
          <table:table-cell office:value-type="float" office:value="1"/>
          <table:table-cell office:value-type="float" office:value="3"/>
          <table:table-cell office:value-type="float" office:value="1"/>
          <table:table-cell office:value-type="float" office:value="0"/>
          <table:table-cell office:value-type="float" office:value="9"/>
          <table:table-cell office:value-type="float" office:value="0"/>
          <table:table-cell table:number-columns-repeated="16216"/>
        </table:table-row>
        <table:table-row>
          <table:table-cell office:value-type="string" office:string-value="City of Wolverhampton Council"/>
          <table:table-cell table:number-columns-repeated="2"/>
          <table:table-cell office:value-type="float" office:value="3078"/>
          <table:table-cell office:value-type="float" office:value="3025"/>
          <table:table-cell office:value-type="float" office:value="53"/>
          <table:table-cell/>
          <table:table-cell office:value-type="float" office:value="1"/>
          <table:table-cell office:value-type="float" office:value="1"/>
          <table:table-cell office:value-type="float" office:value="1"/>
          <table:table-cell office:value-type="float" office:value="1212"/>
          <table:table-cell office:value-type="float" office:value="245"/>
          <table:table-cell office:value-type="float" office:value="71"/>
          <table:table-cell office:value-type="float" office:value="1488"/>
          <table:table-cell office:value-type="float" office:value="6"/>
          <table:table-cell/>
          <table:table-cell office:value-type="float" office:value="0"/>
          <table:table-cell office:value-type="float" office:value="1"/>
          <table:table-cell office:value-type="float" office:value="0"/>
          <table:table-cell office:value-type="float" office:value="204"/>
          <table:table-cell office:value-type="float" office:value="140"/>
          <table:table-cell office:value-type="float" office:value="27"/>
          <table:table-cell office:value-type="float" office:value="691"/>
          <table:table-cell office:value-type="float" office:value="0"/>
          <table:table-cell/>
          <table:table-cell office:value-type="float" office:value="1"/>
          <table:table-cell office:value-type="float" office:value="0"/>
          <table:table-cell office:value-type="float" office:value="1"/>
          <table:table-cell office:value-type="float" office:value="1008"/>
          <table:table-cell office:value-type="float" office:value="105"/>
          <table:table-cell office:value-type="float" office:value="44"/>
          <table:table-cell office:value-type="float" office:value="797"/>
          <table:table-cell office:value-type="float" office:value="6"/>
          <table:table-cell/>
          <table:table-cell office:value-type="float" office:value="430"/>
          <table:table-cell office:value-type="float" office:value="0"/>
          <table:table-cell office:value-type="float" office:value="107"/>
          <table:table-cell office:value-type="float" office:value="154"/>
          <table:table-cell/>
          <table:table-cell office:value-type="float" office:value="624"/>
          <table:table-cell office:value-type="float" office:value="2"/>
          <table:table-cell office:value-type="float" office:value="63"/>
          <table:table-cell office:value-type="float" office:value="108"/>
          <table:table-cell table:number-columns-repeated="2"/>
          <table:table-cell office:value-type="float" office:value="12"/>
          <table:table-cell office:value-type="float" office:value="520"/>
          <table:table-cell table:number-columns-repeated="2"/>
          <table:table-cell office:value-type="float" office:value="0"/>
          <table:table-cell office:value-type="float" office:value="0"/>
          <table:table-cell office:value-type="float" office:value="15"/>
          <table:table-cell office:value-type="float" office:value="3"/>
          <table:table-cell office:value-type="float" office:value="58"/>
          <table:table-cell office:value-type="float" office:value="0"/>
          <table:table-cell office:value-type="float" office:value="2"/>
          <table:table-cell office:value-type="float" office:value="0"/>
          <table:table-cell office:value-type="float" office:value="2"/>
          <table:table-cell office:value-type="float" office:value="0"/>
          <table:table-cell office:value-type="float" office:value="1"/>
          <table:table-cell office:value-type="float" office:value="229"/>
          <table:table-cell office:value-type="float" office:value="1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34"/>
          <table:table-cell office:value-type="float" office:value="0"/>
          <table:table-cell office:value-type="float" office:value="0"/>
          <table:table-cell office:value-type="float" office:value="1"/>
          <table:table-cell/>
          <table:table-cell office:value-type="float" office:value="9672"/>
          <table:table-cell office:value-type="float" office:value="9578"/>
          <table:table-cell office:value-type="float" office:value="94"/>
          <table:table-cell/>
          <table:table-cell office:value-type="float" office:value="3"/>
          <table:table-cell office:value-type="float" office:value="4"/>
          <table:table-cell office:value-type="float" office:value="4"/>
          <table:table-cell office:value-type="float" office:value="4163"/>
          <table:table-cell office:value-type="float" office:value="748"/>
          <table:table-cell office:value-type="float" office:value="235"/>
          <table:table-cell office:value-type="float" office:value="4403"/>
          <table:table-cell office:value-type="float" office:value="18"/>
          <table:table-cell/>
          <table:table-cell office:value-type="float" office:value="0"/>
          <table:table-cell office:value-type="float" office:value="4"/>
          <table:table-cell office:value-type="float" office:value="1"/>
          <table:table-cell office:value-type="float" office:value="1050"/>
          <table:table-cell office:value-type="float" office:value="488"/>
          <table:table-cell office:value-type="float" office:value="92"/>
          <table:table-cell office:value-type="float" office:value="1957"/>
          <table:table-cell office:value-type="float" office:value="1"/>
          <table:table-cell/>
          <table:table-cell office:value-type="float" office:value="3"/>
          <table:table-cell office:value-type="float" office:value="0"/>
          <table:table-cell office:value-type="float" office:value="3"/>
          <table:table-cell office:value-type="float" office:value="3113"/>
          <table:table-cell office:value-type="float" office:value="260"/>
          <table:table-cell office:value-type="float" office:value="143"/>
          <table:table-cell office:value-type="float" office:value="2446"/>
          <table:table-cell office:value-type="float" office:value="17"/>
          <table:table-cell/>
          <table:table-cell office:value-type="float" office:value="1465"/>
          <table:table-cell office:value-type="float" office:value="3"/>
          <table:table-cell office:value-type="float" office:value="190"/>
          <table:table-cell office:value-type="float" office:value="299"/>
          <table:table-cell/>
          <table:table-cell office:value-type="float" office:value="1961"/>
          <table:table-cell office:value-type="float" office:value="2"/>
          <table:table-cell office:value-type="float" office:value="166"/>
          <table:table-cell office:value-type="float" office:value="317"/>
          <table:table-cell table:number-columns-repeated="2"/>
          <table:table-cell office:value-type="float" office:value="2"/>
          <table:table-cell office:value-type="float" office:value="2"/>
          <table:table-cell office:value-type="float" office:value="3"/>
          <table:table-cell office:value-type="float" office:value="225"/>
          <table:table-cell office:value-type="float" office:value="127"/>
          <table:table-cell office:value-type="float" office:value="15"/>
          <table:table-cell office:value-type="float" office:value="247"/>
          <table:table-cell office:value-type="float" office:value="1"/>
          <table:table-cell/>
          <table:table-cell office:value-type="float" office:value="0"/>
          <table:table-cell office:value-type="float" office:value="0"/>
          <table:table-cell office:value-type="float" office:value="1"/>
          <table:table-cell office:value-type="float" office:value="274"/>
          <table:table-cell office:value-type="float" office:value="43"/>
          <table:table-cell office:value-type="float" office:value="15"/>
          <table:table-cell office:value-type="float" office:value="123"/>
          <table:table-cell office:value-type="float" office:value="1"/>
          <table:table-cell/>
          <table:table-cell office:value-type="float" office:value="0"/>
          <table:table-cell office:value-type="float" office:value="1"/>
          <table:table-cell office:value-type="float" office:value="0"/>
          <table:table-cell office:value-type="float" office:value="98"/>
          <table:table-cell office:value-type="float" office:value="54"/>
          <table:table-cell office:value-type="float" office:value="8"/>
          <table:table-cell office:value-type="float" office:value="119"/>
          <table:table-cell office:value-type="float" office:value="0"/>
          <table:table-cell/>
          <table:table-cell office:value-type="float" office:value="0"/>
          <table:table-cell office:value-type="float" office:value="0"/>
          <table:table-cell office:value-type="float" office:value="1"/>
          <table:table-cell office:value-type="float" office:value="244"/>
          <table:table-cell office:value-type="float" office:value="35"/>
          <table:table-cell office:value-type="float" office:value="9"/>
          <table:table-cell office:value-type="float" office:value="100"/>
          <table:table-cell office:value-type="float" office:value="1"/>
          <table:table-cell/>
          <table:table-cell office:value-type="float" office:value="0"/>
          <table:table-cell office:value-type="float" office:value="0"/>
          <table:table-cell office:value-type="float" office:value="1"/>
          <table:table-cell office:value-type="float" office:value="15"/>
          <table:table-cell office:value-type="float" office:value="6"/>
          <table:table-cell office:value-type="float" office:value="0"/>
          <table:table-cell office:value-type="float" office:value="1"/>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edford"/>
          <table:table-cell table:number-columns-repeated="2"/>
          <table:table-cell office:value-type="float" office:value="2487"/>
          <table:table-cell office:value-type="float" office:value="2473"/>
          <table:table-cell office:value-type="float" office:value="14"/>
          <table:table-cell/>
          <table:table-cell office:value-type="float" office:value="0"/>
          <table:table-cell office:value-type="float" office:value="4"/>
          <table:table-cell office:value-type="float" office:value="0"/>
          <table:table-cell office:value-type="float" office:value="654"/>
          <table:table-cell office:value-type="float" office:value="293"/>
          <table:table-cell office:value-type="float" office:value="68"/>
          <table:table-cell office:value-type="float" office:value="1453"/>
          <table:table-cell office:value-type="float" office:value="1"/>
          <table:table-cell/>
          <table:table-cell office:value-type="float" office:value="0"/>
          <table:table-cell office:value-type="float" office:value="4"/>
          <table:table-cell office:value-type="float" office:value="0"/>
          <table:table-cell office:value-type="float" office:value="105"/>
          <table:table-cell office:value-type="float" office:value="146"/>
          <table:table-cell office:value-type="float" office:value="19"/>
          <table:table-cell office:value-type="float" office:value="578"/>
          <table:table-cell office:value-type="float" office:value="0"/>
          <table:table-cell/>
          <table:table-cell office:value-type="float" office:value="0"/>
          <table:table-cell office:value-type="float" office:value="0"/>
          <table:table-cell office:value-type="float" office:value="0"/>
          <table:table-cell office:value-type="float" office:value="549"/>
          <table:table-cell office:value-type="float" office:value="147"/>
          <table:table-cell office:value-type="float" office:value="49"/>
          <table:table-cell office:value-type="float" office:value="875"/>
          <table:table-cell office:value-type="float" office:value="1"/>
          <table:table-cell/>
          <table:table-cell office:value-type="float" office:value="226"/>
          <table:table-cell office:value-type="float" office:value="12"/>
          <table:table-cell office:value-type="float" office:value="0"/>
          <table:table-cell office:value-type="float" office:value="340"/>
          <table:table-cell/>
          <table:table-cell office:value-type="float" office:value="662"/>
          <table:table-cell office:value-type="float" office:value="0"/>
          <table:table-cell office:value-type="float" office:value="0"/>
          <table:table-cell office:value-type="float" office:value="213"/>
          <table:table-cell table:number-columns-repeated="2"/>
          <table:table-cell office:value-type="float" office:value="0"/>
          <table:table-cell office:value-type="float" office:value="2"/>
          <table:table-cell table:number-columns-repeated="2"/>
          <table:table-cell office:value-type="float" office:value="3"/>
          <table:table-cell office:value-type="float" office:value="0"/>
          <table:table-cell office:value-type="float" office:value="31"/>
          <table:table-cell office:value-type="float" office:value="2"/>
          <table:table-cell office:value-type="float" office:value="5"/>
          <table:table-cell office:value-type="float" office:value="8"/>
          <table:table-cell office:value-type="float" office:value="6"/>
          <table:table-cell office:value-type="float" office:value="0"/>
          <table:table-cell office:value-type="float" office:value="0"/>
          <table:table-cell office:value-type="float" office:value="0"/>
          <table:table-cell office:value-type="float" office:value="2"/>
          <table:table-cell office:value-type="float" office:value="439"/>
          <table:table-cell office:value-type="float" office:value="8"/>
          <table:table-cell table:number-columns-repeated="2"/>
          <table:table-cell office:value-type="float" office:value="0"/>
          <table:table-cell office:value-type="float" office:value="0"/>
          <table:table-cell office:value-type="float" office:value="1"/>
          <table:table-cell office:value-type="float" office:value="107"/>
          <table:table-cell office:value-type="float" office:value="30"/>
          <table:table-cell office:value-type="float" office:value="66"/>
          <table:table-cell office:value-type="float" office:value="17"/>
          <table:table-cell office:value-type="float" office:value="0"/>
          <table:table-cell/>
          <table:table-cell office:value-type="float" office:value="6216"/>
          <table:table-cell office:value-type="float" office:value="6168"/>
          <table:table-cell office:value-type="float" office:value="48"/>
          <table:table-cell/>
          <table:table-cell office:value-type="float" office:value="0"/>
          <table:table-cell office:value-type="float" office:value="5"/>
          <table:table-cell office:value-type="float" office:value="1"/>
          <table:table-cell office:value-type="float" office:value="1816"/>
          <table:table-cell office:value-type="float" office:value="469"/>
          <table:table-cell office:value-type="float" office:value="163"/>
          <table:table-cell office:value-type="float" office:value="3704"/>
          <table:table-cell office:value-type="float" office:value="10"/>
          <table:table-cell/>
          <table:table-cell office:value-type="float" office:value="0"/>
          <table:table-cell office:value-type="float" office:value="5"/>
          <table:table-cell office:value-type="float" office:value="1"/>
          <table:table-cell office:value-type="float" office:value="217"/>
          <table:table-cell office:value-type="float" office:value="285"/>
          <table:table-cell office:value-type="float" office:value="51"/>
          <table:table-cell office:value-type="float" office:value="1271"/>
          <table:table-cell office:value-type="float" office:value="0"/>
          <table:table-cell/>
          <table:table-cell office:value-type="float" office:value="0"/>
          <table:table-cell office:value-type="float" office:value="0"/>
          <table:table-cell office:value-type="float" office:value="0"/>
          <table:table-cell office:value-type="float" office:value="1599"/>
          <table:table-cell office:value-type="float" office:value="184"/>
          <table:table-cell office:value-type="float" office:value="112"/>
          <table:table-cell office:value-type="float" office:value="2433"/>
          <table:table-cell office:value-type="float" office:value="10"/>
          <table:table-cell/>
          <table:table-cell office:value-type="float" office:value="363"/>
          <table:table-cell office:value-type="float" office:value="15"/>
          <table:table-cell office:value-type="float" office:value="4"/>
          <table:table-cell office:value-type="float" office:value="889"/>
          <table:table-cell/>
          <table:table-cell office:value-type="float" office:value="1688"/>
          <table:table-cell office:value-type="float" office:value="2"/>
          <table:table-cell office:value-type="float" office:value="0"/>
          <table:table-cell office:value-type="float" office:value="743"/>
          <table:table-cell table:number-columns-repeated="2"/>
          <table:table-cell office:value-type="float" office:value="0"/>
          <table:table-cell office:value-type="float" office:value="3"/>
          <table:table-cell office:value-type="float" office:value="0"/>
          <table:table-cell office:value-type="float" office:value="53"/>
          <table:table-cell office:value-type="float" office:value="74"/>
          <table:table-cell office:value-type="float" office:value="5"/>
          <table:table-cell office:value-type="float" office:value="130"/>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2"/>
          <table:table-cell office:value-type="float" office:value="1"/>
          <table:table-cell office:value-type="float" office:value="11"/>
          <table:table-cell office:value-type="float" office:value="0"/>
          <table:table-cell/>
          <table:table-cell office:value-type="float" office:value="0"/>
          <table:table-cell office:value-type="float" office:value="3"/>
          <table:table-cell office:value-type="float" office:value="0"/>
          <table:table-cell office:value-type="float" office:value="17"/>
          <table:table-cell office:value-type="float" office:value="43"/>
          <table:table-cell office:value-type="float" office:value="1"/>
          <table:table-cell office:value-type="float" office:value="77"/>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2"/>
          <table:table-cell office:value-type="float" office:value="1"/>
          <table:table-cell office:value-type="float" office:value="8"/>
          <table:table-cell office:value-type="float" office:value="0"/>
          <table:table-cell/>
          <table:table-cell office:value-type="float" office:value="0"/>
          <table:table-cell office:value-type="float" office:value="0"/>
          <table:table-cell office:value-type="float" office:value="0"/>
          <table:table-cell office:value-type="float" office:value="28"/>
          <table:table-cell office:value-type="float" office:value="20"/>
          <table:table-cell office:value-type="float" office:value="4"/>
          <table:table-cell office:value-type="float" office:value="3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rral"/>
          <table:table-cell table:number-columns-repeated="2"/>
          <table:table-cell office:value-type="float" office:value="7293"/>
          <table:table-cell office:value-type="float" office:value="7266"/>
          <table:table-cell office:value-type="float" office:value="27"/>
          <table:table-cell/>
          <table:table-cell office:value-type="float" office:value="3"/>
          <table:table-cell office:value-type="float" office:value="5"/>
          <table:table-cell office:value-type="float" office:value="5"/>
          <table:table-cell office:value-type="float" office:value="2633"/>
          <table:table-cell office:value-type="float" office:value="989"/>
          <table:table-cell office:value-type="float" office:value="137"/>
          <table:table-cell office:value-type="float" office:value="3471"/>
          <table:table-cell office:value-type="float" office:value="23"/>
          <table:table-cell/>
          <table:table-cell office:value-type="float" office:value="1"/>
          <table:table-cell office:value-type="float" office:value="4"/>
          <table:table-cell office:value-type="float" office:value="0"/>
          <table:table-cell office:value-type="float" office:value="402"/>
          <table:table-cell office:value-type="float" office:value="497"/>
          <table:table-cell office:value-type="float" office:value="39"/>
          <table:table-cell office:value-type="float" office:value="1238"/>
          <table:table-cell office:value-type="float" office:value="4"/>
          <table:table-cell/>
          <table:table-cell office:value-type="float" office:value="2"/>
          <table:table-cell office:value-type="float" office:value="1"/>
          <table:table-cell office:value-type="float" office:value="5"/>
          <table:table-cell office:value-type="float" office:value="2231"/>
          <table:table-cell office:value-type="float" office:value="492"/>
          <table:table-cell office:value-type="float" office:value="98"/>
          <table:table-cell office:value-type="float" office:value="2233"/>
          <table:table-cell office:value-type="float" office:value="19"/>
          <table:table-cell/>
          <table:table-cell office:value-type="float" office:value="706"/>
          <table:table-cell office:value-type="float" office:value="4"/>
          <table:table-cell office:value-type="float" office:value="239"/>
          <table:table-cell office:value-type="float" office:value="289"/>
          <table:table-cell/>
          <table:table-cell office:value-type="float" office:value="878"/>
          <table:table-cell office:value-type="float" office:value="2"/>
          <table:table-cell office:value-type="float" office:value="1265"/>
          <table:table-cell office:value-type="float" office:value="88"/>
          <table:table-cell table:number-columns-repeated="2"/>
          <table:table-cell office:value-type="float" office:value="463"/>
          <table:table-cell office:value-type="float" office:value="70"/>
          <table:table-cell table:number-columns-repeated="2"/>
          <table:table-cell office:value-type="float" office:value="0"/>
          <table:table-cell office:value-type="float" office:value="0"/>
          <table:table-cell office:value-type="float" office:value="41"/>
          <table:table-cell office:value-type="float" office:value="8"/>
          <table:table-cell office:value-type="float" office:value="124"/>
          <table:table-cell office:value-type="float" office:value="7"/>
          <table:table-cell office:value-type="float" office:value="5"/>
          <table:table-cell office:value-type="float" office:value="0"/>
          <table:table-cell office:value-type="float" office:value="2"/>
          <table:table-cell office:value-type="float" office:value="0"/>
          <table:table-cell office:value-type="float" office:value="7"/>
          <table:table-cell office:value-type="float" office:value="1104"/>
          <table:table-cell office:value-type="float" office:value="31"/>
          <table:table-cell table:number-columns-repeated="2"/>
          <table:table-cell office:value-type="float" office:value="0"/>
          <table:table-cell office:value-type="float" office:value="0"/>
          <table:table-cell office:value-type="float" office:value="1"/>
          <table:table-cell office:value-type="float" office:value="196"/>
          <table:table-cell office:value-type="float" office:value="50"/>
          <table:table-cell office:value-type="float" office:value="136"/>
          <table:table-cell office:value-type="float" office:value="17"/>
          <table:table-cell office:value-type="float" office:value="0"/>
          <table:table-cell/>
          <table:table-cell office:value-type="float" office:value="19459"/>
          <table:table-cell office:value-type="float" office:value="19382"/>
          <table:table-cell office:value-type="float" office:value="77"/>
          <table:table-cell/>
          <table:table-cell office:value-type="float" office:value="6"/>
          <table:table-cell office:value-type="float" office:value="17"/>
          <table:table-cell office:value-type="float" office:value="9"/>
          <table:table-cell office:value-type="float" office:value="8120"/>
          <table:table-cell office:value-type="float" office:value="1620"/>
          <table:table-cell office:value-type="float" office:value="379"/>
          <table:table-cell office:value-type="float" office:value="9178"/>
          <table:table-cell office:value-type="float" office:value="53"/>
          <table:table-cell/>
          <table:table-cell office:value-type="float" office:value="2"/>
          <table:table-cell office:value-type="float" office:value="16"/>
          <table:table-cell office:value-type="float" office:value="0"/>
          <table:table-cell office:value-type="float" office:value="2130"/>
          <table:table-cell office:value-type="float" office:value="948"/>
          <table:table-cell office:value-type="float" office:value="166"/>
          <table:table-cell office:value-type="float" office:value="4010"/>
          <table:table-cell office:value-type="float" office:value="11"/>
          <table:table-cell/>
          <table:table-cell office:value-type="float" office:value="4"/>
          <table:table-cell office:value-type="float" office:value="1"/>
          <table:table-cell office:value-type="float" office:value="9"/>
          <table:table-cell office:value-type="float" office:value="5990"/>
          <table:table-cell office:value-type="float" office:value="672"/>
          <table:table-cell office:value-type="float" office:value="213"/>
          <table:table-cell office:value-type="float" office:value="5168"/>
          <table:table-cell office:value-type="float" office:value="42"/>
          <table:table-cell/>
          <table:table-cell office:value-type="float" office:value="2454"/>
          <table:table-cell office:value-type="float" office:value="5"/>
          <table:table-cell office:value-type="float" office:value="937"/>
          <table:table-cell office:value-type="float" office:value="614"/>
          <table:table-cell/>
          <table:table-cell office:value-type="float" office:value="2343"/>
          <table:table-cell office:value-type="float" office:value="4"/>
          <table:table-cell office:value-type="float" office:value="2646"/>
          <table:table-cell office:value-type="float" office:value="175"/>
          <table:table-cell table:number-columns-repeated="2"/>
          <table:table-cell office:value-type="float" office:value="0"/>
          <table:table-cell office:value-type="float" office:value="2"/>
          <table:table-cell office:value-type="float" office:value="3"/>
          <table:table-cell office:value-type="float" office:value="207"/>
          <table:table-cell office:value-type="float" office:value="244"/>
          <table:table-cell office:value-type="float" office:value="17"/>
          <table:table-cell office:value-type="float" office:value="241"/>
          <table:table-cell office:value-type="float" office:value="0"/>
          <table:table-cell/>
          <table:table-cell office:value-type="float" office:value="0"/>
          <table:table-cell office:value-type="float" office:value="0"/>
          <table:table-cell office:value-type="float" office:value="0"/>
          <table:table-cell office:value-type="float" office:value="25"/>
          <table:table-cell office:value-type="float" office:value="15"/>
          <table:table-cell office:value-type="float" office:value="0"/>
          <table:table-cell office:value-type="float" office:value="15"/>
          <table:table-cell office:value-type="float" office:value="0"/>
          <table:table-cell/>
          <table:table-cell office:value-type="float" office:value="0"/>
          <table:table-cell office:value-type="float" office:value="2"/>
          <table:table-cell office:value-type="float" office:value="0"/>
          <table:table-cell office:value-type="float" office:value="142"/>
          <table:table-cell office:value-type="float" office:value="187"/>
          <table:table-cell office:value-type="float" office:value="9"/>
          <table:table-cell office:value-type="float" office:value="151"/>
          <table:table-cell office:value-type="float" office:value="0"/>
          <table:table-cell/>
          <table:table-cell office:value-type="float" office:value="0"/>
          <table:table-cell office:value-type="float" office:value="0"/>
          <table:table-cell office:value-type="float" office:value="0"/>
          <table:table-cell office:value-type="float" office:value="23"/>
          <table:table-cell office:value-type="float" office:value="13"/>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3"/>
          <table:table-cell office:value-type="float" office:value="54"/>
          <table:table-cell office:value-type="float" office:value="46"/>
          <table:table-cell office:value-type="float" office:value="8"/>
          <table:table-cell office:value-type="float" office:value="8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
          <table:table-cell office:value-type="float" office:value="0"/>
          <table:table-cell table:number-columns-repeated="16216"/>
        </table:table-row>
        <table:table-row>
          <table:table-cell office:value-type="string" office:string-value="Middlesbrough Council"/>
          <table:table-cell table:number-columns-repeated="2"/>
          <table:table-cell office:value-type="float" office:value="2235"/>
          <table:table-cell office:value-type="float" office:value="2222"/>
          <table:table-cell office:value-type="float" office:value="13"/>
          <table:table-cell/>
          <table:table-cell office:value-type="float" office:value="0"/>
          <table:table-cell office:value-type="float" office:value="2"/>
          <table:table-cell office:value-type="float" office:value="1"/>
          <table:table-cell office:value-type="float" office:value="816"/>
          <table:table-cell office:value-type="float" office:value="311"/>
          <table:table-cell office:value-type="float" office:value="33"/>
          <table:table-cell office:value-type="float" office:value="1055"/>
          <table:table-cell office:value-type="float" office:value="4"/>
          <table:table-cell/>
          <table:table-cell office:value-type="float" office:value="0"/>
          <table:table-cell office:value-type="float" office:value="2"/>
          <table:table-cell office:value-type="float" office:value="0"/>
          <table:table-cell office:value-type="float" office:value="136"/>
          <table:table-cell office:value-type="float" office:value="173"/>
          <table:table-cell office:value-type="float" office:value="13"/>
          <table:table-cell office:value-type="float" office:value="515"/>
          <table:table-cell office:value-type="float" office:value="0"/>
          <table:table-cell/>
          <table:table-cell office:value-type="float" office:value="0"/>
          <table:table-cell office:value-type="float" office:value="0"/>
          <table:table-cell office:value-type="float" office:value="1"/>
          <table:table-cell office:value-type="float" office:value="680"/>
          <table:table-cell office:value-type="float" office:value="138"/>
          <table:table-cell office:value-type="float" office:value="20"/>
          <table:table-cell office:value-type="float" office:value="540"/>
          <table:table-cell office:value-type="float" office:value="4"/>
          <table:table-cell/>
          <table:table-cell office:value-type="float" office:value="400"/>
          <table:table-cell office:value-type="float" office:value="1"/>
          <table:table-cell office:value-type="float" office:value="94"/>
          <table:table-cell office:value-type="float" office:value="20"/>
          <table:table-cell/>
          <table:table-cell office:value-type="float" office:value="508"/>
          <table:table-cell office:value-type="float" office:value="0"/>
          <table:table-cell office:value-type="float" office:value="5"/>
          <table:table-cell office:value-type="float" office:value="27"/>
          <table:table-cell table:number-columns-repeated="2"/>
          <table:table-cell office:value-type="float" office:value="2"/>
          <table:table-cell office:value-type="float" office:value="106"/>
          <table:table-cell table:number-columns-repeated="2"/>
          <table:table-cell office:value-type="float" office:value="1"/>
          <table:table-cell office:value-type="float" office:value="0"/>
          <table:table-cell office:value-type="float" office:value="39"/>
          <table:table-cell office:value-type="float" office:value="1"/>
          <table:table-cell office:value-type="float" office:value="22"/>
          <table:table-cell office:value-type="float" office:value="1"/>
          <table:table-cell office:value-type="float" office:value="4"/>
          <table:table-cell office:value-type="float" office:value="0"/>
          <table:table-cell office:value-type="float" office:value="1"/>
          <table:table-cell office:value-type="float" office:value="0"/>
          <table:table-cell office:value-type="float" office:value="2"/>
          <table:table-cell office:value-type="float" office:value="289"/>
          <table:table-cell office:value-type="float" office:value="4"/>
          <table:table-cell table:number-columns-repeated="2"/>
          <table:table-cell office:value-type="float" office:value="0"/>
          <table:table-cell office:value-type="float" office:value="0"/>
          <table:table-cell office:value-type="float" office:value="5"/>
          <table:table-cell office:value-type="float" office:value="155"/>
          <table:table-cell office:value-type="float" office:value="7"/>
          <table:table-cell office:value-type="float" office:value="97"/>
          <table:table-cell office:value-type="float" office:value="8"/>
          <table:table-cell office:value-type="float" office:value="1"/>
          <table:table-cell/>
          <table:table-cell office:value-type="float" office:value="5727"/>
          <table:table-cell office:value-type="float" office:value="5665"/>
          <table:table-cell office:value-type="float" office:value="62"/>
          <table:table-cell/>
          <table:table-cell office:value-type="float" office:value="1"/>
          <table:table-cell office:value-type="float" office:value="5"/>
          <table:table-cell office:value-type="float" office:value="3"/>
          <table:table-cell office:value-type="float" office:value="2614"/>
          <table:table-cell office:value-type="float" office:value="464"/>
          <table:table-cell office:value-type="float" office:value="89"/>
          <table:table-cell office:value-type="float" office:value="2472"/>
          <table:table-cell office:value-type="float" office:value="17"/>
          <table:table-cell/>
          <table:table-cell office:value-type="float" office:value="1"/>
          <table:table-cell office:value-type="float" office:value="4"/>
          <table:table-cell office:value-type="float" office:value="2"/>
          <table:table-cell office:value-type="float" office:value="558"/>
          <table:table-cell office:value-type="float" office:value="292"/>
          <table:table-cell office:value-type="float" office:value="33"/>
          <table:table-cell office:value-type="float" office:value="1141"/>
          <table:table-cell office:value-type="float" office:value="5"/>
          <table:table-cell/>
          <table:table-cell office:value-type="float" office:value="0"/>
          <table:table-cell office:value-type="float" office:value="1"/>
          <table:table-cell office:value-type="float" office:value="1"/>
          <table:table-cell office:value-type="float" office:value="2056"/>
          <table:table-cell office:value-type="float" office:value="172"/>
          <table:table-cell office:value-type="float" office:value="56"/>
          <table:table-cell office:value-type="float" office:value="1331"/>
          <table:table-cell office:value-type="float" office:value="12"/>
          <table:table-cell/>
          <table:table-cell office:value-type="float" office:value="982"/>
          <table:table-cell office:value-type="float" office:value="1"/>
          <table:table-cell office:value-type="float" office:value="96"/>
          <table:table-cell office:value-type="float" office:value="62"/>
          <table:table-cell/>
          <table:table-cell office:value-type="float" office:value="1248"/>
          <table:table-cell office:value-type="float" office:value="0"/>
          <table:table-cell office:value-type="float" office:value="14"/>
          <table:table-cell office:value-type="float" office:value="69"/>
          <table:table-cell table:number-columns-repeated="2"/>
          <table:table-cell office:value-type="float" office:value="2"/>
          <table:table-cell office:value-type="float" office:value="3"/>
          <table:table-cell office:value-type="float" office:value="0"/>
          <table:table-cell office:value-type="float" office:value="190"/>
          <table:table-cell office:value-type="float" office:value="189"/>
          <table:table-cell office:value-type="float" office:value="24"/>
          <table:table-cell office:value-type="float" office:value="187"/>
          <table:table-cell office:value-type="float" office:value="1"/>
          <table:table-cell/>
          <table:table-cell office:value-type="float" office:value="0"/>
          <table:table-cell office:value-type="float" office:value="0"/>
          <table:table-cell office:value-type="float" office:value="1"/>
          <table:table-cell office:value-type="float" office:value="313"/>
          <table:table-cell office:value-type="float" office:value="95"/>
          <table:table-cell office:value-type="float" office:value="8"/>
          <table:table-cell office:value-type="float" office:value="199"/>
          <table:table-cell office:value-type="float" office:value="2"/>
          <table:table-cell/>
          <table:table-cell office:value-type="float" office:value="0"/>
          <table:table-cell office:value-type="float" office:value="2"/>
          <table:table-cell office:value-type="float" office:value="0"/>
          <table:table-cell office:value-type="float" office:value="91"/>
          <table:table-cell office:value-type="float" office:value="107"/>
          <table:table-cell office:value-type="float" office:value="6"/>
          <table:table-cell office:value-type="float" office:value="137"/>
          <table:table-cell office:value-type="float" office:value="0"/>
          <table:table-cell/>
          <table:table-cell office:value-type="float" office:value="0"/>
          <table:table-cell office:value-type="float" office:value="0"/>
          <table:table-cell office:value-type="float" office:value="1"/>
          <table:table-cell office:value-type="float" office:value="300"/>
          <table:table-cell office:value-type="float" office:value="90"/>
          <table:table-cell office:value-type="float" office:value="8"/>
          <table:table-cell office:value-type="float" office:value="181"/>
          <table:table-cell office:value-type="float" office:value="2"/>
          <table:table-cell/>
          <table:table-cell office:value-type="float" office:value="2"/>
          <table:table-cell office:value-type="float" office:value="0"/>
          <table:table-cell office:value-type="float" office:value="0"/>
          <table:table-cell office:value-type="float" office:value="95"/>
          <table:table-cell office:value-type="float" office:value="72"/>
          <table:table-cell office:value-type="float" office:value="17"/>
          <table:table-cell office:value-type="float" office:value="35"/>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Plymouth City Council"/>
          <table:table-cell table:number-columns-repeated="2"/>
          <table:table-cell office:value-type="float" office:value="4970"/>
          <table:table-cell office:value-type="float" office:value="4936"/>
          <table:table-cell office:value-type="float" office:value="34"/>
          <table:table-cell/>
          <table:table-cell office:value-type="float" office:value="5"/>
          <table:table-cell office:value-type="float" office:value="1"/>
          <table:table-cell office:value-type="float" office:value="4"/>
          <table:table-cell office:value-type="float" office:value="2058"/>
          <table:table-cell office:value-type="float" office:value="706"/>
          <table:table-cell office:value-type="float" office:value="110"/>
          <table:table-cell office:value-type="float" office:value="1951"/>
          <table:table-cell office:value-type="float" office:value="100"/>
          <table:table-cell/>
          <table:table-cell office:value-type="float" office:value="5"/>
          <table:table-cell office:value-type="float" office:value="0"/>
          <table:table-cell office:value-type="float" office:value="4"/>
          <table:table-cell office:value-type="float" office:value="1524"/>
          <table:table-cell office:value-type="float" office:value="595"/>
          <table:table-cell office:value-type="float" office:value="86"/>
          <table:table-cell office:value-type="float" office:value="1459"/>
          <table:table-cell office:value-type="float" office:value="63"/>
          <table:table-cell/>
          <table:table-cell office:value-type="float" office:value="0"/>
          <table:table-cell office:value-type="float" office:value="1"/>
          <table:table-cell office:value-type="float" office:value="0"/>
          <table:table-cell office:value-type="float" office:value="534"/>
          <table:table-cell office:value-type="float" office:value="111"/>
          <table:table-cell office:value-type="float" office:value="24"/>
          <table:table-cell office:value-type="float" office:value="492"/>
          <table:table-cell office:value-type="float" office:value="37"/>
          <table:table-cell/>
          <table:table-cell office:value-type="float" office:value="1050"/>
          <table:table-cell office:value-type="float" office:value="0"/>
          <table:table-cell office:value-type="float" office:value="75"/>
          <table:table-cell office:value-type="float" office:value="334"/>
          <table:table-cell/>
          <table:table-cell office:value-type="float" office:value="412"/>
          <table:table-cell office:value-type="float" office:value="0"/>
          <table:table-cell office:value-type="float" office:value="10"/>
          <table:table-cell office:value-type="float" office:value="70"/>
          <table:table-cell table:number-columns-repeated="2"/>
          <table:table-cell office:value-type="float" office:value="17"/>
          <table:table-cell office:value-type="float" office:value="100"/>
          <table:table-cell table:number-columns-repeated="2"/>
          <table:table-cell office:value-type="float" office:value="0"/>
          <table:table-cell office:value-type="float" office:value="0"/>
          <table:table-cell office:value-type="float" office:value="9"/>
          <table:table-cell office:value-type="float" office:value="5"/>
          <table:table-cell office:value-type="float" office:value="92"/>
          <table:table-cell office:value-type="float" office:value="2"/>
          <table:table-cell office:value-type="float" office:value="11"/>
          <table:table-cell office:value-type="float" office:value="0"/>
          <table:table-cell office:value-type="float" office:value="1"/>
          <table:table-cell office:value-type="float" office:value="0"/>
          <table:table-cell office:value-type="float" office:value="1"/>
          <table:table-cell office:value-type="float" office:value="761"/>
          <table:table-cell office:value-type="float" office:value="8"/>
          <table:table-cell table:number-columns-repeated="2"/>
          <table:table-cell office:value-type="float" office:value="0"/>
          <table:table-cell office:value-type="float" office:value="0"/>
          <table:table-cell office:value-type="float" office:value="2"/>
          <table:table-cell office:value-type="float" office:value="384"/>
          <table:table-cell office:value-type="float" office:value="148"/>
          <table:table-cell office:value-type="float" office:value="168"/>
          <table:table-cell office:value-type="float" office:value="55"/>
          <table:table-cell office:value-type="float" office:value="2"/>
          <table:table-cell/>
          <table:table-cell office:value-type="float" office:value="12596"/>
          <table:table-cell office:value-type="float" office:value="12455"/>
          <table:table-cell office:value-type="float" office:value="141"/>
          <table:table-cell/>
          <table:table-cell office:value-type="float" office:value="12"/>
          <table:table-cell office:value-type="float" office:value="5"/>
          <table:table-cell office:value-type="float" office:value="8"/>
          <table:table-cell office:value-type="float" office:value="5877"/>
          <table:table-cell office:value-type="float" office:value="1006"/>
          <table:table-cell office:value-type="float" office:value="310"/>
          <table:table-cell office:value-type="float" office:value="4983"/>
          <table:table-cell office:value-type="float" office:value="252"/>
          <table:table-cell/>
          <table:table-cell office:value-type="float" office:value="9"/>
          <table:table-cell office:value-type="float" office:value="4"/>
          <table:table-cell office:value-type="float" office:value="8"/>
          <table:table-cell office:value-type="float" office:value="2779"/>
          <table:table-cell office:value-type="float" office:value="841"/>
          <table:table-cell office:value-type="float" office:value="174"/>
          <table:table-cell office:value-type="float" office:value="2604"/>
          <table:table-cell office:value-type="float" office:value="122"/>
          <table:table-cell/>
          <table:table-cell office:value-type="float" office:value="3"/>
          <table:table-cell office:value-type="float" office:value="1"/>
          <table:table-cell office:value-type="float" office:value="0"/>
          <table:table-cell office:value-type="float" office:value="3098"/>
          <table:table-cell office:value-type="float" office:value="165"/>
          <table:table-cell office:value-type="float" office:value="136"/>
          <table:table-cell office:value-type="float" office:value="2379"/>
          <table:table-cell office:value-type="float" office:value="130"/>
          <table:table-cell/>
          <table:table-cell office:value-type="float" office:value="1725"/>
          <table:table-cell office:value-type="float" office:value="1"/>
          <table:table-cell office:value-type="float" office:value="111"/>
          <table:table-cell office:value-type="float" office:value="767"/>
          <table:table-cell/>
          <table:table-cell office:value-type="float" office:value="1506"/>
          <table:table-cell office:value-type="float" office:value="0"/>
          <table:table-cell office:value-type="float" office:value="34"/>
          <table:table-cell office:value-type="float" office:value="839"/>
          <table:table-cell table:number-columns-repeated="2"/>
          <table:table-cell office:value-type="float" office:value="8"/>
          <table:table-cell office:value-type="float" office:value="2"/>
          <table:table-cell office:value-type="float" office:value="10"/>
          <table:table-cell office:value-type="float" office:value="1459"/>
          <table:table-cell office:value-type="float" office:value="629"/>
          <table:table-cell office:value-type="float" office:value="94"/>
          <table:table-cell office:value-type="float" office:value="1427"/>
          <table:table-cell office:value-type="float" office:value="64"/>
          <table:table-cell/>
          <table:table-cell office:value-type="float" office:value="0"/>
          <table:table-cell office:value-type="float" office:value="0"/>
          <table:table-cell office:value-type="float" office:value="0"/>
          <table:table-cell office:value-type="float" office:value="390"/>
          <table:table-cell office:value-type="float" office:value="96"/>
          <table:table-cell office:value-type="float" office:value="13"/>
          <table:table-cell office:value-type="float" office:value="311"/>
          <table:table-cell office:value-type="float" office:value="23"/>
          <table:table-cell/>
          <table:table-cell office:value-type="float" office:value="5"/>
          <table:table-cell office:value-type="float" office:value="0"/>
          <table:table-cell office:value-type="float" office:value="2"/>
          <table:table-cell office:value-type="float" office:value="1325"/>
          <table:table-cell office:value-type="float" office:value="534"/>
          <table:table-cell office:value-type="float" office:value="73"/>
          <table:table-cell office:value-type="float" office:value="1073"/>
          <table:table-cell office:value-type="float" office:value="57"/>
          <table:table-cell/>
          <table:table-cell office:value-type="float" office:value="0"/>
          <table:table-cell office:value-type="float" office:value="0"/>
          <table:table-cell office:value-type="float" office:value="0"/>
          <table:table-cell office:value-type="float" office:value="362"/>
          <table:table-cell office:value-type="float" office:value="90"/>
          <table:table-cell office:value-type="float" office:value="12"/>
          <table:table-cell office:value-type="float" office:value="251"/>
          <table:table-cell office:value-type="float" office:value="22"/>
          <table:table-cell/>
          <table:table-cell office:value-type="float" office:value="2"/>
          <table:table-cell office:value-type="float" office:value="1"/>
          <table:table-cell office:value-type="float" office:value="8"/>
          <table:table-cell office:value-type="float" office:value="85"/>
          <table:table-cell office:value-type="float" office:value="50"/>
          <table:table-cell office:value-type="float" office:value="8"/>
          <table:table-cell office:value-type="float" office:value="286"/>
          <table:table-cell office:value-type="float" office:value="4"/>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5"/>
          <table:table-cell office:value-type="float" office:value="0"/>
          <table:table-cell table:number-columns-repeated="16216"/>
        </table:table-row>
        <table:table-row>
          <table:table-cell office:value-type="string" office:string-value="North Lincolnshire Council"/>
          <table:table-cell table:number-columns-repeated="2"/>
          <table:table-cell office:value-type="float" office:value="4304"/>
          <table:table-cell office:value-type="float" office:value="4238"/>
          <table:table-cell office:value-type="float" office:value="66"/>
          <table:table-cell/>
          <table:table-cell office:value-type="float" office:value="0"/>
          <table:table-cell office:value-type="float" office:value="2"/>
          <table:table-cell office:value-type="float" office:value="4"/>
          <table:table-cell office:value-type="float" office:value="1135"/>
          <table:table-cell office:value-type="float" office:value="463"/>
          <table:table-cell office:value-type="float" office:value="73"/>
          <table:table-cell office:value-type="float" office:value="2553"/>
          <table:table-cell office:value-type="float" office:value="8"/>
          <table:table-cell/>
          <table:table-cell office:value-type="float" office:value="0"/>
          <table:table-cell office:value-type="float" office:value="2"/>
          <table:table-cell office:value-type="float" office:value="1"/>
          <table:table-cell office:value-type="float" office:value="175"/>
          <table:table-cell office:value-type="float" office:value="233"/>
          <table:table-cell office:value-type="float" office:value="21"/>
          <table:table-cell office:value-type="float" office:value="1190"/>
          <table:table-cell office:value-type="float" office:value="0"/>
          <table:table-cell/>
          <table:table-cell office:value-type="float" office:value="0"/>
          <table:table-cell office:value-type="float" office:value="0"/>
          <table:table-cell office:value-type="float" office:value="3"/>
          <table:table-cell office:value-type="float" office:value="960"/>
          <table:table-cell office:value-type="float" office:value="230"/>
          <table:table-cell office:value-type="float" office:value="52"/>
          <table:table-cell office:value-type="float" office:value="1363"/>
          <table:table-cell office:value-type="float" office:value="8"/>
          <table:table-cell/>
          <table:table-cell office:value-type="float" office:value="56"/>
          <table:table-cell office:value-type="float" office:value="0"/>
          <table:table-cell office:value-type="float" office:value="53"/>
          <table:table-cell office:value-type="float" office:value="1081"/>
          <table:table-cell/>
          <table:table-cell office:value-type="float" office:value="35"/>
          <table:table-cell office:value-type="float" office:value="1"/>
          <table:table-cell office:value-type="float" office:value="79"/>
          <table:table-cell office:value-type="float" office:value="1248"/>
          <table:table-cell table:number-columns-repeated="2"/>
          <table:table-cell office:value-type="float" office:value="35"/>
          <table:table-cell office:value-type="float" office:value="3941"/>
          <table:table-cell table:number-columns-repeated="2"/>
          <table:table-cell office:value-type="float" office:value="3"/>
          <table:table-cell office:value-type="float" office:value="0"/>
          <table:table-cell office:value-type="float" office:value="48"/>
          <table:table-cell office:value-type="float" office:value="22"/>
          <table:table-cell office:value-type="float" office:value="33"/>
          <table:table-cell office:value-type="float" office:value="6"/>
          <table:table-cell office:value-type="float" office:value="10"/>
          <table:table-cell office:value-type="float" office:value="0"/>
          <table:table-cell office:value-type="float" office:value="0"/>
          <table:table-cell office:value-type="float" office:value="0"/>
          <table:table-cell office:value-type="float" office:value="3"/>
          <table:table-cell office:value-type="float" office:value="1191"/>
          <table:table-cell office:value-type="float" office:value="9"/>
          <table:table-cell table:number-columns-repeated="2"/>
          <table:table-cell office:value-type="float" office:value="0"/>
          <table:table-cell office:value-type="float" office:value="0"/>
          <table:table-cell office:value-type="float" office:value="0"/>
          <table:table-cell office:value-type="float" office:value="10"/>
          <table:table-cell office:value-type="float" office:value="2"/>
          <table:table-cell office:value-type="float" office:value="0"/>
          <table:table-cell office:value-type="float" office:value="15"/>
          <table:table-cell office:value-type="float" office:value="0"/>
          <table:table-cell/>
          <table:table-cell office:value-type="float" office:value="11017"/>
          <table:table-cell office:value-type="float" office:value="10884"/>
          <table:table-cell office:value-type="float" office:value="133"/>
          <table:table-cell/>
          <table:table-cell office:value-type="float" office:value="2"/>
          <table:table-cell office:value-type="float" office:value="4"/>
          <table:table-cell office:value-type="float" office:value="8"/>
          <table:table-cell office:value-type="float" office:value="3515"/>
          <table:table-cell office:value-type="float" office:value="757"/>
          <table:table-cell office:value-type="float" office:value="171"/>
          <table:table-cell office:value-type="float" office:value="6391"/>
          <table:table-cell office:value-type="float" office:value="36"/>
          <table:table-cell/>
          <table:table-cell office:value-type="float" office:value="2"/>
          <table:table-cell office:value-type="float" office:value="4"/>
          <table:table-cell office:value-type="float" office:value="3"/>
          <table:table-cell office:value-type="float" office:value="567"/>
          <table:table-cell office:value-type="float" office:value="446"/>
          <table:table-cell office:value-type="float" office:value="51"/>
          <table:table-cell office:value-type="float" office:value="2926"/>
          <table:table-cell office:value-type="float" office:value="7"/>
          <table:table-cell/>
          <table:table-cell office:value-type="float" office:value="0"/>
          <table:table-cell office:value-type="float" office:value="0"/>
          <table:table-cell office:value-type="float" office:value="5"/>
          <table:table-cell office:value-type="float" office:value="2948"/>
          <table:table-cell office:value-type="float" office:value="311"/>
          <table:table-cell office:value-type="float" office:value="120"/>
          <table:table-cell office:value-type="float" office:value="3465"/>
          <table:table-cell office:value-type="float" office:value="29"/>
          <table:table-cell/>
          <table:table-cell office:value-type="float" office:value="133"/>
          <table:table-cell office:value-type="float" office:value="1"/>
          <table:table-cell office:value-type="float" office:value="84"/>
          <table:table-cell office:value-type="float" office:value="2708"/>
          <table:table-cell/>
          <table:table-cell office:value-type="float" office:value="97"/>
          <table:table-cell office:value-type="float" office:value="1"/>
          <table:table-cell office:value-type="float" office:value="124"/>
          <table:table-cell office:value-type="float" office:value="3243"/>
          <table:table-cell table:number-columns-repeated="2"/>
          <table:table-cell office:value-type="float" office:value="0"/>
          <table:table-cell office:value-type="float" office:value="4"/>
          <table:table-cell office:value-type="float" office:value="1"/>
          <table:table-cell office:value-type="float" office:value="68"/>
          <table:table-cell office:value-type="float" office:value="95"/>
          <table:table-cell office:value-type="float" office:value="6"/>
          <table:table-cell office:value-type="float" office:value="207"/>
          <table:table-cell office:value-type="float" office:value="1"/>
          <table:table-cell/>
          <table:table-cell office:value-type="float" office:value="0"/>
          <table:table-cell office:value-type="float" office:value="0"/>
          <table:table-cell office:value-type="float" office:value="2"/>
          <table:table-cell office:value-type="float" office:value="128"/>
          <table:table-cell office:value-type="float" office:value="46"/>
          <table:table-cell office:value-type="float" office:value="6"/>
          <table:table-cell office:value-type="float" office:value="52"/>
          <table:table-cell office:value-type="float" office:value="2"/>
          <table:table-cell/>
          <table:table-cell office:value-type="float" office:value="0"/>
          <table:table-cell office:value-type="float" office:value="1"/>
          <table:table-cell office:value-type="float" office:value="1"/>
          <table:table-cell office:value-type="float" office:value="57"/>
          <table:table-cell office:value-type="float" office:value="83"/>
          <table:table-cell office:value-type="float" office:value="5"/>
          <table:table-cell office:value-type="float" office:value="177"/>
          <table:table-cell office:value-type="float" office:value="0"/>
          <table:table-cell/>
          <table:table-cell office:value-type="float" office:value="0"/>
          <table:table-cell office:value-type="float" office:value="0"/>
          <table:table-cell office:value-type="float" office:value="2"/>
          <table:table-cell office:value-type="float" office:value="125"/>
          <table:table-cell office:value-type="float" office:value="42"/>
          <table:table-cell office:value-type="float" office:value="6"/>
          <table:table-cell office:value-type="float" office:value="49"/>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ckney"/>
          <table:table-cell table:number-columns-repeated="2"/>
          <table:table-cell office:value-type="float" office:value="2230"/>
          <table:table-cell office:value-type="float" office:value="2212"/>
          <table:table-cell office:value-type="float" office:value="18"/>
          <table:table-cell/>
          <table:table-cell office:value-type="float" office:value="0"/>
          <table:table-cell office:value-type="float" office:value="5"/>
          <table:table-cell office:value-type="float" office:value="0"/>
          <table:table-cell office:value-type="float" office:value="1088"/>
          <table:table-cell office:value-type="float" office:value="484"/>
          <table:table-cell office:value-type="float" office:value="68"/>
          <table:table-cell office:value-type="float" office:value="567"/>
          <table:table-cell office:value-type="float" office:value="0"/>
          <table:table-cell/>
          <table:table-cell office:value-type="float" office:value="0"/>
          <table:table-cell office:value-type="float" office:value="5"/>
          <table:table-cell office:value-type="float" office:value="0"/>
          <table:table-cell office:value-type="float" office:value="204"/>
          <table:table-cell office:value-type="float" office:value="232"/>
          <table:table-cell office:value-type="float" office:value="24"/>
          <table:table-cell office:value-type="float" office:value="253"/>
          <table:table-cell office:value-type="float" office:value="0"/>
          <table:table-cell/>
          <table:table-cell office:value-type="float" office:value="0"/>
          <table:table-cell office:value-type="float" office:value="0"/>
          <table:table-cell office:value-type="float" office:value="0"/>
          <table:table-cell office:value-type="float" office:value="884"/>
          <table:table-cell office:value-type="float" office:value="252"/>
          <table:table-cell office:value-type="float" office:value="44"/>
          <table:table-cell office:value-type="float" office:value="314"/>
          <table:table-cell office:value-type="float" office:value="0"/>
          <table:table-cell/>
          <table:table-cell office:value-type="float" office:value="77"/>
          <table:table-cell office:value-type="float" office:value="0"/>
          <table:table-cell office:value-type="float" office:value="44"/>
          <table:table-cell office:value-type="float" office:value="132"/>
          <table:table-cell/>
          <table:table-cell office:value-type="float" office:value="141"/>
          <table:table-cell office:value-type="float" office:value="0"/>
          <table:table-cell office:value-type="float" office:value="58"/>
          <table:table-cell office:value-type="float" office:value="115"/>
          <table:table-cell table:number-columns-repeated="2"/>
          <table:table-cell office:value-type="float" office:value="41"/>
          <table:table-cell office:value-type="float" office:value="297"/>
          <table:table-cell table:number-columns-repeated="2"/>
          <table:table-cell office:value-type="float" office:value="1"/>
          <table:table-cell office:value-type="float" office:value="0"/>
          <table:table-cell office:value-type="float" office:value="67"/>
          <table:table-cell office:value-type="float" office:value="10"/>
          <table:table-cell office:value-type="float" office:value="8"/>
          <table:table-cell office:value-type="float" office:value="117"/>
          <table:table-cell office:value-type="float" office:value="7"/>
          <table:table-cell office:value-type="float" office:value="0"/>
          <table:table-cell office:value-type="float" office:value="0"/>
          <table:table-cell office:value-type="float" office:value="1"/>
          <table:table-cell office:value-type="float" office:value="1"/>
          <table:table-cell office:value-type="float" office:value="283"/>
          <table:table-cell office:value-type="float" office:value="23"/>
          <table:table-cell table:number-columns-repeated="2"/>
          <table:table-cell office:value-type="float" office:value="0"/>
          <table:table-cell office:value-type="float" office:value="0"/>
          <table:table-cell office:value-type="float" office:value="0"/>
          <table:table-cell office:value-type="float" office:value="226"/>
          <table:table-cell office:value-type="float" office:value="0"/>
          <table:table-cell office:value-type="float" office:value="0"/>
          <table:table-cell office:value-type="float" office:value="0"/>
          <table:table-cell office:value-type="float" office:value="0"/>
          <table:table-cell/>
          <table:table-cell office:value-type="float" office:value="5714"/>
          <table:table-cell office:value-type="float" office:value="5666"/>
          <table:table-cell office:value-type="float" office:value="48"/>
          <table:table-cell/>
          <table:table-cell office:value-type="float" office:value="2"/>
          <table:table-cell office:value-type="float" office:value="6"/>
          <table:table-cell office:value-type="float" office:value="0"/>
          <table:table-cell office:value-type="float" office:value="3110"/>
          <table:table-cell office:value-type="float" office:value="787"/>
          <table:table-cell office:value-type="float" office:value="149"/>
          <table:table-cell office:value-type="float" office:value="1608"/>
          <table:table-cell office:value-type="float" office:value="4"/>
          <table:table-cell/>
          <table:table-cell office:value-type="float" office:value="1"/>
          <table:table-cell office:value-type="float" office:value="6"/>
          <table:table-cell office:value-type="float" office:value="0"/>
          <table:table-cell office:value-type="float" office:value="609"/>
          <table:table-cell office:value-type="float" office:value="440"/>
          <table:table-cell office:value-type="float" office:value="46"/>
          <table:table-cell office:value-type="float" office:value="660"/>
          <table:table-cell office:value-type="float" office:value="0"/>
          <table:table-cell/>
          <table:table-cell office:value-type="float" office:value="1"/>
          <table:table-cell office:value-type="float" office:value="0"/>
          <table:table-cell office:value-type="float" office:value="0"/>
          <table:table-cell office:value-type="float" office:value="2501"/>
          <table:table-cell office:value-type="float" office:value="347"/>
          <table:table-cell office:value-type="float" office:value="103"/>
          <table:table-cell office:value-type="float" office:value="948"/>
          <table:table-cell office:value-type="float" office:value="4"/>
          <table:table-cell/>
          <table:table-cell office:value-type="float" office:value="134"/>
          <table:table-cell office:value-type="float" office:value="26"/>
          <table:table-cell office:value-type="float" office:value="55"/>
          <table:table-cell office:value-type="float" office:value="445"/>
          <table:table-cell/>
          <table:table-cell office:value-type="float" office:value="329"/>
          <table:table-cell office:value-type="float" office:value="38"/>
          <table:table-cell office:value-type="float" office:value="100"/>
          <table:table-cell office:value-type="float" office:value="481"/>
          <table:table-cell table:number-columns-repeated="2"/>
          <table:table-cell office:value-type="float" office:value="1"/>
          <table:table-cell office:value-type="float" office:value="12"/>
          <table:table-cell office:value-type="float" office:value="3"/>
          <table:table-cell office:value-type="float" office:value="423"/>
          <table:table-cell office:value-type="float" office:value="351"/>
          <table:table-cell office:value-type="float" office:value="49"/>
          <table:table-cell office:value-type="float" office:value="630"/>
          <table:table-cell office:value-type="float" office:value="1"/>
          <table:table-cell/>
          <table:table-cell office:value-type="float" office:value="0"/>
          <table:table-cell office:value-type="float" office:value="0"/>
          <table:table-cell office:value-type="float" office:value="0"/>
          <table:table-cell office:value-type="float" office:value="823"/>
          <table:table-cell office:value-type="float" office:value="246"/>
          <table:table-cell office:value-type="float" office:value="41"/>
          <table:table-cell office:value-type="float" office:value="286"/>
          <table:table-cell office:value-type="float" office:value="0"/>
          <table:table-cell/>
          <table:table-cell office:value-type="float" office:value="0"/>
          <table:table-cell office:value-type="float" office:value="5"/>
          <table:table-cell office:value-type="float" office:value="0"/>
          <table:table-cell office:value-type="float" office:value="195"/>
          <table:table-cell office:value-type="float" office:value="226"/>
          <table:table-cell office:value-type="float" office:value="23"/>
          <table:table-cell office:value-type="float" office:value="231"/>
          <table:table-cell office:value-type="float" office:value="0"/>
          <table:table-cell/>
          <table:table-cell office:value-type="float" office:value="0"/>
          <table:table-cell office:value-type="float" office:value="0"/>
          <table:table-cell office:value-type="float" office:value="0"/>
          <table:table-cell office:value-type="float" office:value="807"/>
          <table:table-cell office:value-type="float" office:value="237"/>
          <table:table-cell office:value-type="float" office:value="41"/>
          <table:table-cell office:value-type="float" office:value="274"/>
          <table:table-cell office:value-type="float" office:value="0"/>
          <table:table-cell/>
          <table:table-cell office:value-type="float" office:value="0"/>
          <table:table-cell office:value-type="float" office:value="1"/>
          <table:table-cell office:value-type="float" office:value="1"/>
          <table:table-cell office:value-type="float" office:value="7"/>
          <table:table-cell office:value-type="float" office:value="12"/>
          <table:table-cell office:value-type="float" office:value="2"/>
          <table:table-cell office:value-type="float" office:value="2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0"/>
          <table:table-cell table:number-columns-repeated="16216"/>
        </table:table-row>
        <table:table-row>
          <table:table-cell office:value-type="string" office:string-value="Bromley"/>
          <table:table-cell table:number-columns-repeated="2"/>
          <table:table-cell office:value-type="float" office:value="3562"/>
          <table:table-cell office:value-type="float" office:value="3505"/>
          <table:table-cell office:value-type="float" office:value="57"/>
          <table:table-cell/>
          <table:table-cell office:value-type="float" office:value="0"/>
          <table:table-cell office:value-type="float" office:value="7"/>
          <table:table-cell office:value-type="float" office:value="0"/>
          <table:table-cell office:value-type="float" office:value="803"/>
          <table:table-cell office:value-type="float" office:value="330"/>
          <table:table-cell office:value-type="float" office:value="107"/>
          <table:table-cell office:value-type="float" office:value="2251"/>
          <table:table-cell office:value-type="float" office:value="7"/>
          <table:table-cell/>
          <table:table-cell office:value-type="float" office:value="0"/>
          <table:table-cell office:value-type="float" office:value="7"/>
          <table:table-cell office:value-type="float" office:value="0"/>
          <table:table-cell office:value-type="float" office:value="79"/>
          <table:table-cell office:value-type="float" office:value="147"/>
          <table:table-cell office:value-type="float" office:value="26"/>
          <table:table-cell office:value-type="float" office:value="918"/>
          <table:table-cell office:value-type="float" office:value="1"/>
          <table:table-cell/>
          <table:table-cell office:value-type="float" office:value="0"/>
          <table:table-cell office:value-type="float" office:value="0"/>
          <table:table-cell office:value-type="float" office:value="0"/>
          <table:table-cell office:value-type="float" office:value="724"/>
          <table:table-cell office:value-type="float" office:value="183"/>
          <table:table-cell office:value-type="float" office:value="81"/>
          <table:table-cell office:value-type="float" office:value="1333"/>
          <table:table-cell office:value-type="float" office:value="6"/>
          <table:table-cell/>
          <table:table-cell office:value-type="float" office:value="421"/>
          <table:table-cell office:value-type="float" office:value="0"/>
          <table:table-cell office:value-type="float" office:value="12"/>
          <table:table-cell office:value-type="float" office:value="485"/>
          <table:table-cell/>
          <table:table-cell office:value-type="float" office:value="208"/>
          <table:table-cell office:value-type="float" office:value="0"/>
          <table:table-cell office:value-type="float" office:value="355"/>
          <table:table-cell office:value-type="float" office:value="770"/>
          <table:table-cell table:number-columns-repeated="2"/>
          <table:table-cell office:value-type="float" office:value="12"/>
          <table:table-cell office:value-type="float" office:value="9888"/>
          <table:table-cell table:number-columns-repeated="2"/>
          <table:table-cell office:value-type="float" office:value="2"/>
          <table:table-cell office:value-type="float" office:value="0"/>
          <table:table-cell office:value-type="float" office:value="70"/>
          <table:table-cell office:value-type="float" office:value="0"/>
          <table:table-cell office:value-type="float" office:value="19"/>
          <table:table-cell office:value-type="float" office:value="9"/>
          <table:table-cell office:value-type="float" office:value="24"/>
          <table:table-cell office:value-type="float" office:value="0"/>
          <table:table-cell office:value-type="float" office:value="0"/>
          <table:table-cell office:value-type="float" office:value="0"/>
          <table:table-cell office:value-type="float" office:value="0"/>
          <table:table-cell office:value-type="float" office:value="989"/>
          <table:table-cell office:value-type="float" office:value="13"/>
          <table:table-cell table:number-columns-repeated="2"/>
          <table:table-cell office:value-type="float" office:value="0"/>
          <table:table-cell office:value-type="float" office:value="0"/>
          <table:table-cell office:value-type="float" office:value="0"/>
          <table:table-cell office:value-type="float" office:value="91"/>
          <table:table-cell office:value-type="float" office:value="48"/>
          <table:table-cell office:value-type="float" office:value="96"/>
          <table:table-cell office:value-type="float" office:value="5"/>
          <table:table-cell office:value-type="float" office:value="0"/>
          <table:table-cell/>
          <table:table-cell office:value-type="float" office:value="9435"/>
          <table:table-cell office:value-type="float" office:value="9273"/>
          <table:table-cell office:value-type="float" office:value="162"/>
          <table:table-cell/>
          <table:table-cell office:value-type="float" office:value="0"/>
          <table:table-cell office:value-type="float" office:value="17"/>
          <table:table-cell office:value-type="float" office:value="1"/>
          <table:table-cell office:value-type="float" office:value="2699"/>
          <table:table-cell office:value-type="float" office:value="527"/>
          <table:table-cell office:value-type="float" office:value="306"/>
          <table:table-cell office:value-type="float" office:value="5701"/>
          <table:table-cell office:value-type="float" office:value="22"/>
          <table:table-cell/>
          <table:table-cell office:value-type="float" office:value="0"/>
          <table:table-cell office:value-type="float" office:value="17"/>
          <table:table-cell office:value-type="float" office:value="0"/>
          <table:table-cell office:value-type="float" office:value="340"/>
          <table:table-cell office:value-type="float" office:value="286"/>
          <table:table-cell office:value-type="float" office:value="83"/>
          <table:table-cell office:value-type="float" office:value="2278"/>
          <table:table-cell office:value-type="float" office:value="1"/>
          <table:table-cell/>
          <table:table-cell office:value-type="float" office:value="0"/>
          <table:table-cell office:value-type="float" office:value="0"/>
          <table:table-cell office:value-type="float" office:value="1"/>
          <table:table-cell office:value-type="float" office:value="2359"/>
          <table:table-cell office:value-type="float" office:value="241"/>
          <table:table-cell office:value-type="float" office:value="223"/>
          <table:table-cell office:value-type="float" office:value="3423"/>
          <table:table-cell office:value-type="float" office:value="21"/>
          <table:table-cell/>
          <table:table-cell office:value-type="float" office:value="955"/>
          <table:table-cell office:value-type="float" office:value="1"/>
          <table:table-cell office:value-type="float" office:value="37"/>
          <table:table-cell office:value-type="float" office:value="1285"/>
          <table:table-cell/>
          <table:table-cell office:value-type="float" office:value="333"/>
          <table:table-cell office:value-type="float" office:value="0"/>
          <table:table-cell office:value-type="float" office:value="1101"/>
          <table:table-cell office:value-type="float" office:value="1989"/>
          <table:table-cell table:number-columns-repeated="2"/>
          <table:table-cell office:value-type="float" office:value="0"/>
          <table:table-cell office:value-type="float" office:value="3"/>
          <table:table-cell office:value-type="float" office:value="2"/>
          <table:table-cell office:value-type="float" office:value="74"/>
          <table:table-cell office:value-type="float" office:value="87"/>
          <table:table-cell office:value-type="float" office:value="15"/>
          <table:table-cell office:value-type="float" office:value="271"/>
          <table:table-cell office:value-type="float" office:value="0"/>
          <table:table-cell/>
          <table:table-cell office:value-type="float" office:value="0"/>
          <table:table-cell office:value-type="float" office:value="0"/>
          <table:table-cell office:value-type="float" office:value="0"/>
          <table:table-cell office:value-type="float" office:value="122"/>
          <table:table-cell office:value-type="float" office:value="35"/>
          <table:table-cell office:value-type="float" office:value="11"/>
          <table:table-cell office:value-type="float" office:value="96"/>
          <table:table-cell office:value-type="float" office:value="0"/>
          <table:table-cell/>
          <table:table-cell office:value-type="float" office:value="0"/>
          <table:table-cell office:value-type="float" office:value="1"/>
          <table:table-cell office:value-type="float" office:value="0"/>
          <table:table-cell office:value-type="float" office:value="31"/>
          <table:table-cell office:value-type="float" office:value="64"/>
          <table:table-cell office:value-type="float" office:value="5"/>
          <table:table-cell office:value-type="float" office:value="146"/>
          <table:table-cell office:value-type="float" office:value="0"/>
          <table:table-cell/>
          <table:table-cell office:value-type="float" office:value="0"/>
          <table:table-cell office:value-type="float" office:value="0"/>
          <table:table-cell office:value-type="float" office:value="0"/>
          <table:table-cell office:value-type="float" office:value="118"/>
          <table:table-cell office:value-type="float" office:value="31"/>
          <table:table-cell office:value-type="float" office:value="10"/>
          <table:table-cell office:value-type="float" office:value="88"/>
          <table:table-cell office:value-type="float" office:value="0"/>
          <table:table-cell/>
          <table:table-cell office:value-type="float" office:value="0"/>
          <table:table-cell office:value-type="float" office:value="1"/>
          <table:table-cell office:value-type="float" office:value="2"/>
          <table:table-cell office:value-type="float" office:value="39"/>
          <table:table-cell office:value-type="float" office:value="20"/>
          <table:table-cell office:value-type="float" office:value="8"/>
          <table:table-cell office:value-type="float" office:value="9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outh Tyneside"/>
          <table:table-cell table:number-columns-repeated="2"/>
          <table:table-cell office:value-type="float" office:value="2777"/>
          <table:table-cell office:value-type="float" office:value="2766"/>
          <table:table-cell office:value-type="float" office:value="11"/>
          <table:table-cell/>
          <table:table-cell office:value-type="float" office:value="1"/>
          <table:table-cell office:value-type="float" office:value="6"/>
          <table:table-cell office:value-type="float" office:value="0"/>
          <table:table-cell office:value-type="float" office:value="1167"/>
          <table:table-cell office:value-type="float" office:value="438"/>
          <table:table-cell office:value-type="float" office:value="44"/>
          <table:table-cell office:value-type="float" office:value="1097"/>
          <table:table-cell office:value-type="float" office:value="13"/>
          <table:table-cell/>
          <table:table-cell office:value-type="float" office:value="0"/>
          <table:table-cell office:value-type="float" office:value="1"/>
          <table:table-cell office:value-type="float" office:value="0"/>
          <table:table-cell office:value-type="float" office:value="111"/>
          <table:table-cell office:value-type="float" office:value="133"/>
          <table:table-cell office:value-type="float" office:value="6"/>
          <table:table-cell office:value-type="float" office:value="309"/>
          <table:table-cell office:value-type="float" office:value="3"/>
          <table:table-cell/>
          <table:table-cell office:value-type="float" office:value="1"/>
          <table:table-cell office:value-type="float" office:value="5"/>
          <table:table-cell office:value-type="float" office:value="0"/>
          <table:table-cell office:value-type="float" office:value="1056"/>
          <table:table-cell office:value-type="float" office:value="305"/>
          <table:table-cell office:value-type="float" office:value="38"/>
          <table:table-cell office:value-type="float" office:value="788"/>
          <table:table-cell office:value-type="float" office:value="10"/>
          <table:table-cell/>
          <table:table-cell office:value-type="float" office:value="0"/>
          <table:table-cell office:value-type="float" office:value="3"/>
          <table:table-cell office:value-type="float" office:value="52"/>
          <table:table-cell office:value-type="float" office:value="254"/>
          <table:table-cell/>
          <table:table-cell office:value-type="float" office:value="1"/>
          <table:table-cell office:value-type="float" office:value="3"/>
          <table:table-cell office:value-type="float" office:value="202"/>
          <table:table-cell office:value-type="float" office:value="582"/>
          <table:table-cell table:number-columns-repeated="2"/>
          <table:table-cell office:value-type="float" office:value="0"/>
          <table:table-cell office:value-type="float" office:value="0"/>
          <table:table-cell table:number-columns-repeated="2"/>
          <table:table-cell office:value-type="float" office:value="2"/>
          <table:table-cell office:value-type="float" office:value="0"/>
          <table:table-cell office:value-type="float" office:value="25"/>
          <table:table-cell office:value-type="float" office:value="3"/>
          <table:table-cell office:value-type="float" office:value="22"/>
          <table:table-cell office:value-type="float" office:value="7"/>
          <table:table-cell office:value-type="float" office:value="2"/>
          <table:table-cell office:value-type="float" office:value="0"/>
          <table:table-cell office:value-type="float" office:value="1"/>
          <table:table-cell office:value-type="float" office:value="0"/>
          <table:table-cell office:value-type="float" office:value="0"/>
          <table:table-cell office:value-type="float" office:value="322"/>
          <table:table-cell office:value-type="float" office:value="5"/>
          <table:table-cell table:number-columns-repeated="2"/>
          <table:table-cell office:value-type="float" office:value="0"/>
          <table:table-cell office:value-type="float" office:value="1"/>
          <table:table-cell office:value-type="float" office:value="0"/>
          <table:table-cell office:value-type="float" office:value="89"/>
          <table:table-cell office:value-type="float" office:value="31"/>
          <table:table-cell office:value-type="float" office:value="1"/>
          <table:table-cell office:value-type="float" office:value="10"/>
          <table:table-cell office:value-type="float" office:value="0"/>
          <table:table-cell/>
          <table:table-cell office:value-type="float" office:value="7595"/>
          <table:table-cell office:value-type="float" office:value="7555"/>
          <table:table-cell office:value-type="float" office:value="40"/>
          <table:table-cell/>
          <table:table-cell office:value-type="float" office:value="1"/>
          <table:table-cell office:value-type="float" office:value="14"/>
          <table:table-cell office:value-type="float" office:value="2"/>
          <table:table-cell office:value-type="float" office:value="3721"/>
          <table:table-cell office:value-type="float" office:value="740"/>
          <table:table-cell office:value-type="float" office:value="137"/>
          <table:table-cell office:value-type="float" office:value="2908"/>
          <table:table-cell office:value-type="float" office:value="32"/>
          <table:table-cell/>
          <table:table-cell office:value-type="float" office:value="0"/>
          <table:table-cell office:value-type="float" office:value="8"/>
          <table:table-cell office:value-type="float" office:value="2"/>
          <table:table-cell office:value-type="float" office:value="1040"/>
          <table:table-cell office:value-type="float" office:value="325"/>
          <table:table-cell office:value-type="float" office:value="50"/>
          <table:table-cell office:value-type="float" office:value="1143"/>
          <table:table-cell office:value-type="float" office:value="7"/>
          <table:table-cell/>
          <table:table-cell office:value-type="float" office:value="1"/>
          <table:table-cell office:value-type="float" office:value="6"/>
          <table:table-cell office:value-type="float" office:value="0"/>
          <table:table-cell office:value-type="float" office:value="2681"/>
          <table:table-cell office:value-type="float" office:value="415"/>
          <table:table-cell office:value-type="float" office:value="87"/>
          <table:table-cell office:value-type="float" office:value="1765"/>
          <table:table-cell office:value-type="float" office:value="25"/>
          <table:table-cell/>
          <table:table-cell office:value-type="float" office:value="0"/>
          <table:table-cell office:value-type="float" office:value="10"/>
          <table:table-cell office:value-type="float" office:value="169"/>
          <table:table-cell office:value-type="float" office:value="964"/>
          <table:table-cell/>
          <table:table-cell office:value-type="float" office:value="1"/>
          <table:table-cell office:value-type="float" office:value="3"/>
          <table:table-cell office:value-type="float" office:value="385"/>
          <table:table-cell office:value-type="float" office:value="1376"/>
          <table:table-cell table:number-columns-repeated="2"/>
          <table:table-cell office:value-type="float" office:value="0"/>
          <table:table-cell office:value-type="float" office:value="1"/>
          <table:table-cell office:value-type="float" office:value="1"/>
          <table:table-cell office:value-type="float" office:value="64"/>
          <table:table-cell office:value-type="float" office:value="79"/>
          <table:table-cell office:value-type="float" office:value="4"/>
          <table:table-cell office:value-type="float" office:value="142"/>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1"/>
          <table:table-cell office:value-type="float" office:value="0"/>
          <table:table-cell office:value-type="float" office:value="37"/>
          <table:table-cell office:value-type="float" office:value="64"/>
          <table:table-cell office:value-type="float" office:value="1"/>
          <table:table-cell office:value-type="float" office:value="94"/>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1"/>
          <table:table-cell office:value-type="float" office:value="10"/>
          <table:table-cell office:value-type="float" office:value="8"/>
          <table:table-cell office:value-type="float" office:value="1"/>
          <table:table-cell office:value-type="float" office:value="2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udley Metropolitan Borough Council"/>
          <table:table-cell table:number-columns-repeated="2"/>
          <table:table-cell office:value-type="float" office:value="5883"/>
          <table:table-cell office:value-type="float" office:value="5803"/>
          <table:table-cell office:value-type="float" office:value="80"/>
          <table:table-cell/>
          <table:table-cell office:value-type="float" office:value="0"/>
          <table:table-cell office:value-type="float" office:value="16"/>
          <table:table-cell office:value-type="float" office:value="3"/>
          <table:table-cell office:value-type="float" office:value="1628"/>
          <table:table-cell office:value-type="float" office:value="635"/>
          <table:table-cell office:value-type="float" office:value="143"/>
          <table:table-cell office:value-type="float" office:value="3373"/>
          <table:table-cell office:value-type="float" office:value="4"/>
          <table:table-cell/>
          <table:table-cell office:value-type="float" office:value="0"/>
          <table:table-cell office:value-type="float" office:value="14"/>
          <table:table-cell office:value-type="float" office:value="1"/>
          <table:table-cell office:value-type="float" office:value="122"/>
          <table:table-cell office:value-type="float" office:value="205"/>
          <table:table-cell office:value-type="float" office:value="40"/>
          <table:table-cell office:value-type="float" office:value="1132"/>
          <table:table-cell office:value-type="float" office:value="1"/>
          <table:table-cell/>
          <table:table-cell office:value-type="float" office:value="0"/>
          <table:table-cell office:value-type="float" office:value="2"/>
          <table:table-cell office:value-type="float" office:value="2"/>
          <table:table-cell office:value-type="float" office:value="1506"/>
          <table:table-cell office:value-type="float" office:value="430"/>
          <table:table-cell office:value-type="float" office:value="103"/>
          <table:table-cell office:value-type="float" office:value="2241"/>
          <table:table-cell office:value-type="float" office:value="3"/>
          <table:table-cell/>
          <table:table-cell office:value-type="float" office:value="319"/>
          <table:table-cell office:value-type="float" office:value="0"/>
          <table:table-cell office:value-type="float" office:value="139"/>
          <table:table-cell office:value-type="float" office:value="674"/>
          <table:table-cell/>
          <table:table-cell office:value-type="float" office:value="1609"/>
          <table:table-cell office:value-type="float" office:value="1"/>
          <table:table-cell office:value-type="float" office:value="37"/>
          <table:table-cell office:value-type="float" office:value="594"/>
          <table:table-cell table:number-columns-repeated="2"/>
          <table:table-cell office:value-type="float" office:value="1"/>
          <table:table-cell office:value-type="float" office:value="2043"/>
          <table:table-cell table:number-columns-repeated="2"/>
          <table:table-cell office:value-type="float" office:value="2"/>
          <table:table-cell office:value-type="float" office:value="0"/>
          <table:table-cell office:value-type="float" office:value="52"/>
          <table:table-cell office:value-type="float" office:value="10"/>
          <table:table-cell office:value-type="float" office:value="65"/>
          <table:table-cell office:value-type="float" office:value="17"/>
          <table:table-cell office:value-type="float" office:value="16"/>
          <table:table-cell office:value-type="float" office:value="0"/>
          <table:table-cell office:value-type="float" office:value="0"/>
          <table:table-cell office:value-type="float" office:value="0"/>
          <table:table-cell office:value-type="float" office:value="4"/>
          <table:table-cell office:value-type="float" office:value="737"/>
          <table:table-cell office:value-type="float" office:value="17"/>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0"/>
          <table:table-cell/>
          <table:table-cell office:value-type="float" office:value="17147"/>
          <table:table-cell office:value-type="float" office:value="16937"/>
          <table:table-cell office:value-type="float" office:value="210"/>
          <table:table-cell/>
          <table:table-cell office:value-type="float" office:value="2"/>
          <table:table-cell office:value-type="float" office:value="31"/>
          <table:table-cell office:value-type="float" office:value="5"/>
          <table:table-cell office:value-type="float" office:value="5815"/>
          <table:table-cell office:value-type="float" office:value="1493"/>
          <table:table-cell office:value-type="float" office:value="458"/>
          <table:table-cell office:value-type="float" office:value="9119"/>
          <table:table-cell office:value-type="float" office:value="13"/>
          <table:table-cell/>
          <table:table-cell office:value-type="float" office:value="0"/>
          <table:table-cell office:value-type="float" office:value="28"/>
          <table:table-cell office:value-type="float" office:value="1"/>
          <table:table-cell office:value-type="float" office:value="720"/>
          <table:table-cell office:value-type="float" office:value="643"/>
          <table:table-cell office:value-type="float" office:value="140"/>
          <table:table-cell office:value-type="float" office:value="3088"/>
          <table:table-cell office:value-type="float" office:value="2"/>
          <table:table-cell/>
          <table:table-cell office:value-type="float" office:value="2"/>
          <table:table-cell office:value-type="float" office:value="3"/>
          <table:table-cell office:value-type="float" office:value="4"/>
          <table:table-cell office:value-type="float" office:value="5095"/>
          <table:table-cell office:value-type="float" office:value="850"/>
          <table:table-cell office:value-type="float" office:value="318"/>
          <table:table-cell office:value-type="float" office:value="6031"/>
          <table:table-cell office:value-type="float" office:value="11"/>
          <table:table-cell/>
          <table:table-cell office:value-type="float" office:value="1208"/>
          <table:table-cell office:value-type="float" office:value="3"/>
          <table:table-cell office:value-type="float" office:value="156"/>
          <table:table-cell office:value-type="float" office:value="1721"/>
          <table:table-cell/>
          <table:table-cell office:value-type="float" office:value="3737"/>
          <table:table-cell office:value-type="float" office:value="3"/>
          <table:table-cell office:value-type="float" office:value="48"/>
          <table:table-cell office:value-type="float" office:value="2243"/>
          <table:table-cell table:number-columns-repeated="2"/>
          <table:table-cell office:value-type="float" office:value="0"/>
          <table:table-cell office:value-type="float" office:value="14"/>
          <table:table-cell office:value-type="float" office:value="1"/>
          <table:table-cell office:value-type="float" office:value="153"/>
          <table:table-cell office:value-type="float" office:value="185"/>
          <table:table-cell office:value-type="float" office:value="30"/>
          <table:table-cell office:value-type="float" office:value="446"/>
          <table:table-cell office:value-type="float" office:value="2"/>
          <table:table-cell/>
          <table:table-cell office:value-type="float" office:value="0"/>
          <table:table-cell office:value-type="float" office:value="0"/>
          <table:table-cell office:value-type="float" office:value="1"/>
          <table:table-cell office:value-type="float" office:value="139"/>
          <table:table-cell office:value-type="float" office:value="60"/>
          <table:table-cell office:value-type="float" office:value="8"/>
          <table:table-cell office:value-type="float" office:value="49"/>
          <table:table-cell office:value-type="float" office:value="0"/>
          <table:table-cell/>
          <table:table-cell office:value-type="float" office:value="0"/>
          <table:table-cell office:value-type="float" office:value="11"/>
          <table:table-cell office:value-type="float" office:value="1"/>
          <table:table-cell office:value-type="float" office:value="75"/>
          <table:table-cell office:value-type="float" office:value="116"/>
          <table:table-cell office:value-type="float" office:value="12"/>
          <table:table-cell office:value-type="float" office:value="287"/>
          <table:table-cell office:value-type="float" office:value="1"/>
          <table:table-cell/>
          <table:table-cell office:value-type="float" office:value="0"/>
          <table:table-cell office:value-type="float" office:value="0"/>
          <table:table-cell office:value-type="float" office:value="1"/>
          <table:table-cell office:value-type="float" office:value="135"/>
          <table:table-cell office:value-type="float" office:value="52"/>
          <table:table-cell office:value-type="float" office:value="8"/>
          <table:table-cell office:value-type="float" office:value="4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ltham Forest"/>
          <table:table-cell table:number-columns-repeated="2"/>
          <table:table-cell office:value-type="float" office:value="2971"/>
          <table:table-cell office:value-type="float" office:value="2944"/>
          <table:table-cell office:value-type="float" office:value="27"/>
          <table:table-cell/>
          <table:table-cell office:value-type="float" office:value="2"/>
          <table:table-cell office:value-type="float" office:value="4"/>
          <table:table-cell office:value-type="float" office:value="2"/>
          <table:table-cell office:value-type="float" office:value="1013"/>
          <table:table-cell office:value-type="float" office:value="290"/>
          <table:table-cell office:value-type="float" office:value="68"/>
          <table:table-cell office:value-type="float" office:value="1563"/>
          <table:table-cell office:value-type="float" office:value="2"/>
          <table:table-cell/>
          <table:table-cell office:value-type="float" office:value="1"/>
          <table:table-cell office:value-type="float" office:value="4"/>
          <table:table-cell office:value-type="float" office:value="1"/>
          <table:table-cell office:value-type="float" office:value="137"/>
          <table:table-cell office:value-type="float" office:value="153"/>
          <table:table-cell office:value-type="float" office:value="27"/>
          <table:table-cell office:value-type="float" office:value="513"/>
          <table:table-cell office:value-type="float" office:value="0"/>
          <table:table-cell/>
          <table:table-cell office:value-type="float" office:value="1"/>
          <table:table-cell office:value-type="float" office:value="0"/>
          <table:table-cell office:value-type="float" office:value="1"/>
          <table:table-cell office:value-type="float" office:value="876"/>
          <table:table-cell office:value-type="float" office:value="137"/>
          <table:table-cell office:value-type="float" office:value="41"/>
          <table:table-cell office:value-type="float" office:value="1050"/>
          <table:table-cell office:value-type="float" office:value="2"/>
          <table:table-cell/>
          <table:table-cell office:value-type="float" office:value="393"/>
          <table:table-cell office:value-type="float" office:value="3"/>
          <table:table-cell office:value-type="float" office:value="2"/>
          <table:table-cell office:value-type="float" office:value="115"/>
          <table:table-cell/>
          <table:table-cell office:value-type="float" office:value="910"/>
          <table:table-cell office:value-type="float" office:value="1"/>
          <table:table-cell office:value-type="float" office:value="12"/>
          <table:table-cell office:value-type="float" office:value="127"/>
          <table:table-cell table:number-columns-repeated="2"/>
          <table:table-cell office:value-type="float" office:value="5"/>
          <table:table-cell office:value-type="float" office:value="0"/>
          <table:table-cell table:number-columns-repeated="2"/>
          <table:table-cell office:value-type="float" office:value="1"/>
          <table:table-cell office:value-type="float" office:value="0"/>
          <table:table-cell office:value-type="float" office:value="72"/>
          <table:table-cell office:value-type="float" office:value="2"/>
          <table:table-cell office:value-type="float" office:value="56"/>
          <table:table-cell office:value-type="float" office:value="66"/>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532"/>
          <table:table-cell office:value-type="float" office:value="20"/>
          <table:table-cell table:number-columns-repeated="2"/>
          <table:table-cell office:value-type="float" office:value="0"/>
          <table:table-cell office:value-type="float" office:value="0"/>
          <table:table-cell office:value-type="float" office:value="0"/>
          <table:table-cell office:value-type="float" office:value="83"/>
          <table:table-cell office:value-type="float" office:value="0"/>
          <table:table-cell office:value-type="float" office:value="0"/>
          <table:table-cell office:value-type="float" office:value="1"/>
          <table:table-cell office:value-type="float" office:value="0"/>
          <table:table-cell/>
          <table:table-cell office:value-type="float" office:value="8524"/>
          <table:table-cell office:value-type="float" office:value="8470"/>
          <table:table-cell office:value-type="float" office:value="54"/>
          <table:table-cell/>
          <table:table-cell office:value-type="float" office:value="2"/>
          <table:table-cell office:value-type="float" office:value="9"/>
          <table:table-cell office:value-type="float" office:value="7"/>
          <table:table-cell office:value-type="float" office:value="3162"/>
          <table:table-cell office:value-type="float" office:value="517"/>
          <table:table-cell office:value-type="float" office:value="199"/>
          <table:table-cell office:value-type="float" office:value="4567"/>
          <table:table-cell office:value-type="float" office:value="7"/>
          <table:table-cell/>
          <table:table-cell office:value-type="float" office:value="1"/>
          <table:table-cell office:value-type="float" office:value="8"/>
          <table:table-cell office:value-type="float" office:value="3"/>
          <table:table-cell office:value-type="float" office:value="537"/>
          <table:table-cell office:value-type="float" office:value="319"/>
          <table:table-cell office:value-type="float" office:value="69"/>
          <table:table-cell office:value-type="float" office:value="1456"/>
          <table:table-cell office:value-type="float" office:value="1"/>
          <table:table-cell/>
          <table:table-cell office:value-type="float" office:value="1"/>
          <table:table-cell office:value-type="float" office:value="1"/>
          <table:table-cell office:value-type="float" office:value="4"/>
          <table:table-cell office:value-type="float" office:value="2625"/>
          <table:table-cell office:value-type="float" office:value="198"/>
          <table:table-cell office:value-type="float" office:value="130"/>
          <table:table-cell office:value-type="float" office:value="3111"/>
          <table:table-cell office:value-type="float" office:value="6"/>
          <table:table-cell/>
          <table:table-cell office:value-type="float" office:value="1026"/>
          <table:table-cell office:value-type="float" office:value="4"/>
          <table:table-cell office:value-type="float" office:value="2"/>
          <table:table-cell office:value-type="float" office:value="424"/>
          <table:table-cell/>
          <table:table-cell office:value-type="float" office:value="2776"/>
          <table:table-cell office:value-type="float" office:value="5"/>
          <table:table-cell office:value-type="float" office:value="12"/>
          <table:table-cell office:value-type="float" office:value="318"/>
          <table:table-cell table:number-columns-repeated="2"/>
          <table:table-cell office:value-type="float" office:value="2"/>
          <table:table-cell office:value-type="float" office:value="4"/>
          <table:table-cell office:value-type="float" office:value="3"/>
          <table:table-cell office:value-type="float" office:value="216"/>
          <table:table-cell office:value-type="float" office:value="179"/>
          <table:table-cell office:value-type="float" office:value="20"/>
          <table:table-cell office:value-type="float" office:value="297"/>
          <table:table-cell office:value-type="float" office:value="0"/>
          <table:table-cell/>
          <table:table-cell office:value-type="float" office:value="1"/>
          <table:table-cell office:value-type="float" office:value="0"/>
          <table:table-cell office:value-type="float" office:value="0"/>
          <table:table-cell office:value-type="float" office:value="174"/>
          <table:table-cell office:value-type="float" office:value="44"/>
          <table:table-cell office:value-type="float" office:value="13"/>
          <table:table-cell office:value-type="float" office:value="146"/>
          <table:table-cell office:value-type="float" office:value="0"/>
          <table:table-cell/>
          <table:table-cell office:value-type="float" office:value="1"/>
          <table:table-cell office:value-type="float" office:value="2"/>
          <table:table-cell office:value-type="float" office:value="1"/>
          <table:table-cell office:value-type="float" office:value="40"/>
          <table:table-cell office:value-type="float" office:value="70"/>
          <table:table-cell office:value-type="float" office:value="6"/>
          <table:table-cell office:value-type="float" office:value="119"/>
          <table:table-cell office:value-type="float" office:value="0"/>
          <table:table-cell/>
          <table:table-cell office:value-type="float" office:value="1"/>
          <table:table-cell office:value-type="float" office:value="0"/>
          <table:table-cell office:value-type="float" office:value="0"/>
          <table:table-cell office:value-type="float" office:value="159"/>
          <table:table-cell office:value-type="float" office:value="41"/>
          <table:table-cell office:value-type="float" office:value="12"/>
          <table:table-cell office:value-type="float" office:value="12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8"/>
          <table:table-cell office:value-type="float" office:value="0"/>
          <table:table-cell office:value-type="float" office:value="1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London Borough of Southwark"/>
          <table:table-cell table:number-columns-repeated="2"/>
          <table:table-cell office:value-type="float" office:value="2274"/>
          <table:table-cell office:value-type="float" office:value="2268"/>
          <table:table-cell office:value-type="float" office:value="6"/>
          <table:table-cell/>
          <table:table-cell office:value-type="float" office:value="0"/>
          <table:table-cell office:value-type="float" office:value="7"/>
          <table:table-cell office:value-type="float" office:value="1"/>
          <table:table-cell office:value-type="float" office:value="893"/>
          <table:table-cell office:value-type="float" office:value="301"/>
          <table:table-cell office:value-type="float" office:value="54"/>
          <table:table-cell office:value-type="float" office:value="1011"/>
          <table:table-cell office:value-type="float" office:value="1"/>
          <table:table-cell/>
          <table:table-cell office:value-type="float" office:value="0"/>
          <table:table-cell office:value-type="float" office:value="6"/>
          <table:table-cell office:value-type="float" office:value="1"/>
          <table:table-cell office:value-type="float" office:value="111"/>
          <table:table-cell office:value-type="float" office:value="130"/>
          <table:table-cell office:value-type="float" office:value="19"/>
          <table:table-cell office:value-type="float" office:value="211"/>
          <table:table-cell office:value-type="float" office:value="0"/>
          <table:table-cell/>
          <table:table-cell office:value-type="float" office:value="0"/>
          <table:table-cell office:value-type="float" office:value="1"/>
          <table:table-cell office:value-type="float" office:value="0"/>
          <table:table-cell office:value-type="float" office:value="782"/>
          <table:table-cell office:value-type="float" office:value="171"/>
          <table:table-cell office:value-type="float" office:value="35"/>
          <table:table-cell office:value-type="float" office:value="800"/>
          <table:table-cell office:value-type="float" office:value="1"/>
          <table:table-cell/>
          <table:table-cell office:value-type="float" office:value="31"/>
          <table:table-cell office:value-type="float" office:value="5"/>
          <table:table-cell office:value-type="float" office:value="4"/>
          <table:table-cell office:value-type="float" office:value="171"/>
          <table:table-cell/>
          <table:table-cell office:value-type="float" office:value="434"/>
          <table:table-cell office:value-type="float" office:value="11"/>
          <table:table-cell office:value-type="float" office:value="4"/>
          <table:table-cell office:value-type="float" office:value="351"/>
          <table:table-cell table:number-columns-repeated="2"/>
          <table:table-cell office:value-type="float" office:value="1325"/>
          <table:table-cell office:value-type="float" office:value="88"/>
          <table:table-cell table:number-columns-repeated="2"/>
          <table:table-cell office:value-type="float" office:value="0"/>
          <table:table-cell office:value-type="float" office:value="0"/>
          <table:table-cell office:value-type="float" office:value="19"/>
          <table:table-cell office:value-type="float" office:value="5"/>
          <table:table-cell office:value-type="float" office:value="84"/>
          <table:table-cell office:value-type="float" office:value="14"/>
          <table:table-cell office:value-type="float" office:value="3"/>
          <table:table-cell office:value-type="float" office:value="0"/>
          <table:table-cell office:value-type="float" office:value="1"/>
          <table:table-cell office:value-type="float" office:value="0"/>
          <table:table-cell office:value-type="float" office:value="4"/>
          <table:table-cell office:value-type="float" office:value="125"/>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6769"/>
          <table:table-cell office:value-type="float" office:value="6732"/>
          <table:table-cell office:value-type="float" office:value="37"/>
          <table:table-cell/>
          <table:table-cell office:value-type="float" office:value="2"/>
          <table:table-cell office:value-type="float" office:value="11"/>
          <table:table-cell office:value-type="float" office:value="7"/>
          <table:table-cell office:value-type="float" office:value="2964"/>
          <table:table-cell office:value-type="float" office:value="491"/>
          <table:table-cell office:value-type="float" office:value="148"/>
          <table:table-cell office:value-type="float" office:value="3107"/>
          <table:table-cell office:value-type="float" office:value="1"/>
          <table:table-cell/>
          <table:table-cell office:value-type="float" office:value="2"/>
          <table:table-cell office:value-type="float" office:value="9"/>
          <table:table-cell office:value-type="float" office:value="2"/>
          <table:table-cell office:value-type="float" office:value="465"/>
          <table:table-cell office:value-type="float" office:value="305"/>
          <table:table-cell office:value-type="float" office:value="58"/>
          <table:table-cell office:value-type="float" office:value="785"/>
          <table:table-cell office:value-type="float" office:value="0"/>
          <table:table-cell/>
          <table:table-cell office:value-type="float" office:value="0"/>
          <table:table-cell office:value-type="float" office:value="2"/>
          <table:table-cell office:value-type="float" office:value="5"/>
          <table:table-cell office:value-type="float" office:value="2499"/>
          <table:table-cell office:value-type="float" office:value="186"/>
          <table:table-cell office:value-type="float" office:value="90"/>
          <table:table-cell office:value-type="float" office:value="2322"/>
          <table:table-cell office:value-type="float" office:value="1"/>
          <table:table-cell/>
          <table:table-cell office:value-type="float" office:value="66"/>
          <table:table-cell office:value-type="float" office:value="9"/>
          <table:table-cell office:value-type="float" office:value="10"/>
          <table:table-cell office:value-type="float" office:value="700"/>
          <table:table-cell/>
          <table:table-cell office:value-type="float" office:value="1545"/>
          <table:table-cell office:value-type="float" office:value="23"/>
          <table:table-cell office:value-type="float" office:value="16"/>
          <table:table-cell office:value-type="float" office:value="738"/>
          <table:table-cell table:number-columns-repeated="2"/>
          <table:table-cell office:value-type="float" office:value="0"/>
          <table:table-cell office:value-type="float" office:value="3"/>
          <table:table-cell office:value-type="float" office:value="3"/>
          <table:table-cell office:value-type="float" office:value="111"/>
          <table:table-cell office:value-type="float" office:value="119"/>
          <table:table-cell office:value-type="float" office:value="17"/>
          <table:table-cell office:value-type="float" office:value="115"/>
          <table:table-cell office:value-type="float" office:value="1"/>
          <table:table-cell/>
          <table:table-cell office:value-type="float" office:value="0"/>
          <table:table-cell office:value-type="float" office:value="0"/>
          <table:table-cell office:value-type="float" office:value="0"/>
          <table:table-cell office:value-type="float" office:value="106"/>
          <table:table-cell office:value-type="float" office:value="32"/>
          <table:table-cell office:value-type="float" office:value="1"/>
          <table:table-cell office:value-type="float" office:value="52"/>
          <table:table-cell office:value-type="float" office:value="0"/>
          <table:table-cell/>
          <table:table-cell office:value-type="float" office:value="0"/>
          <table:table-cell office:value-type="float" office:value="1"/>
          <table:table-cell office:value-type="float" office:value="0"/>
          <table:table-cell office:value-type="float" office:value="29"/>
          <table:table-cell office:value-type="float" office:value="49"/>
          <table:table-cell office:value-type="float" office:value="7"/>
          <table:table-cell office:value-type="float" office:value="40"/>
          <table:table-cell office:value-type="float" office:value="0"/>
          <table:table-cell/>
          <table:table-cell office:value-type="float" office:value="0"/>
          <table:table-cell office:value-type="float" office:value="0"/>
          <table:table-cell office:value-type="float" office:value="0"/>
          <table:table-cell office:value-type="float" office:value="103"/>
          <table:table-cell office:value-type="float" office:value="29"/>
          <table:table-cell office:value-type="float" office:value="0"/>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lackburn with Darwen"/>
          <table:table-cell table:number-columns-repeated="2"/>
          <table:table-cell office:value-type="float" office:value="2717"/>
          <table:table-cell office:value-type="float" office:value="2708"/>
          <table:table-cell office:value-type="float" office:value="9"/>
          <table:table-cell/>
          <table:table-cell office:value-type="float" office:value="3"/>
          <table:table-cell office:value-type="float" office:value="8"/>
          <table:table-cell office:value-type="float" office:value="3"/>
          <table:table-cell office:value-type="float" office:value="1072"/>
          <table:table-cell office:value-type="float" office:value="357"/>
          <table:table-cell office:value-type="float" office:value="66"/>
          <table:table-cell office:value-type="float" office:value="1195"/>
          <table:table-cell office:value-type="float" office:value="4"/>
          <table:table-cell/>
          <table:table-cell office:value-type="float" office:value="3"/>
          <table:table-cell office:value-type="float" office:value="8"/>
          <table:table-cell office:value-type="float" office:value="3"/>
          <table:table-cell office:value-type="float" office:value="913"/>
          <table:table-cell office:value-type="float" office:value="333"/>
          <table:table-cell office:value-type="float" office:value="61"/>
          <table:table-cell office:value-type="float" office:value="1059"/>
          <table:table-cell office:value-type="float" office:value="4"/>
          <table:table-cell/>
          <table:table-cell office:value-type="float" office:value="0"/>
          <table:table-cell office:value-type="float" office:value="0"/>
          <table:table-cell office:value-type="float" office:value="0"/>
          <table:table-cell office:value-type="float" office:value="159"/>
          <table:table-cell office:value-type="float" office:value="24"/>
          <table:table-cell office:value-type="float" office:value="5"/>
          <table:table-cell office:value-type="float" office:value="136"/>
          <table:table-cell office:value-type="float" office:value="0"/>
          <table:table-cell/>
          <table:table-cell office:value-type="float" office:value="975"/>
          <table:table-cell office:value-type="float" office:value="2"/>
          <table:table-cell office:value-type="float" office:value="78"/>
          <table:table-cell office:value-type="float" office:value="4"/>
          <table:table-cell/>
          <table:table-cell office:value-type="float" office:value="128"/>
          <table:table-cell office:value-type="float" office:value="0"/>
          <table:table-cell office:value-type="float" office:value="7"/>
          <table:table-cell office:value-type="float" office:value="1"/>
          <table:table-cell table:number-columns-repeated="2"/>
          <table:table-cell office:value-type="float" office:value="2"/>
          <table:table-cell office:value-type="float" office:value="0"/>
          <table:table-cell table:number-columns-repeated="2"/>
          <table:table-cell office:value-type="float" office:value="0"/>
          <table:table-cell office:value-type="float" office:value="0"/>
          <table:table-cell office:value-type="float" office:value="77"/>
          <table:table-cell office:value-type="float" office:value="4"/>
          <table:table-cell office:value-type="float" office:value="3"/>
          <table:table-cell office:value-type="float" office:value="25"/>
          <table:table-cell office:value-type="float" office:value="11"/>
          <table:table-cell office:value-type="float" office:value="0"/>
          <table:table-cell office:value-type="float" office:value="0"/>
          <table:table-cell office:value-type="float" office:value="0"/>
          <table:table-cell office:value-type="float" office:value="6"/>
          <table:table-cell office:value-type="float" office:value="732"/>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85"/>
          <table:table-cell office:value-type="float" office:value="3"/>
          <table:table-cell office:value-type="float" office:value="0"/>
          <table:table-cell office:value-type="float" office:value="0"/>
          <table:table-cell office:value-type="float" office:value="0"/>
          <table:table-cell/>
          <table:table-cell office:value-type="float" office:value="7551"/>
          <table:table-cell office:value-type="float" office:value="7529"/>
          <table:table-cell office:value-type="float" office:value="22"/>
          <table:table-cell/>
          <table:table-cell office:value-type="float" office:value="6"/>
          <table:table-cell office:value-type="float" office:value="14"/>
          <table:table-cell office:value-type="float" office:value="8"/>
          <table:table-cell office:value-type="float" office:value="3497"/>
          <table:table-cell office:value-type="float" office:value="641"/>
          <table:table-cell office:value-type="float" office:value="197"/>
          <table:table-cell office:value-type="float" office:value="3151"/>
          <table:table-cell office:value-type="float" office:value="15"/>
          <table:table-cell/>
          <table:table-cell office:value-type="float" office:value="5"/>
          <table:table-cell office:value-type="float" office:value="14"/>
          <table:table-cell office:value-type="float" office:value="8"/>
          <table:table-cell office:value-type="float" office:value="3105"/>
          <table:table-cell office:value-type="float" office:value="612"/>
          <table:table-cell office:value-type="float" office:value="184"/>
          <table:table-cell office:value-type="float" office:value="2759"/>
          <table:table-cell office:value-type="float" office:value="14"/>
          <table:table-cell/>
          <table:table-cell office:value-type="float" office:value="1"/>
          <table:table-cell office:value-type="float" office:value="0"/>
          <table:table-cell office:value-type="float" office:value="0"/>
          <table:table-cell office:value-type="float" office:value="392"/>
          <table:table-cell office:value-type="float" office:value="29"/>
          <table:table-cell office:value-type="float" office:value="13"/>
          <table:table-cell office:value-type="float" office:value="392"/>
          <table:table-cell office:value-type="float" office:value="1"/>
          <table:table-cell/>
          <table:table-cell office:value-type="float" office:value="2694"/>
          <table:table-cell office:value-type="float" office:value="23"/>
          <table:table-cell office:value-type="float" office:value="35"/>
          <table:table-cell office:value-type="float" office:value="7"/>
          <table:table-cell/>
          <table:table-cell office:value-type="float" office:value="380"/>
          <table:table-cell office:value-type="float" office:value="5"/>
          <table:table-cell office:value-type="float" office:value="4"/>
          <table:table-cell office:value-type="float" office:value="3"/>
          <table:table-cell table:number-columns-repeated="2"/>
          <table:table-cell office:value-type="float" office:value="4"/>
          <table:table-cell office:value-type="float" office:value="10"/>
          <table:table-cell office:value-type="float" office:value="5"/>
          <table:table-cell office:value-type="float" office:value="1021"/>
          <table:table-cell office:value-type="float" office:value="413"/>
          <table:table-cell office:value-type="float" office:value="76"/>
          <table:table-cell office:value-type="float" office:value="1099"/>
          <table:table-cell office:value-type="float" office:value="4"/>
          <table:table-cell/>
          <table:table-cell office:value-type="float" office:value="0"/>
          <table:table-cell office:value-type="float" office:value="0"/>
          <table:table-cell office:value-type="float" office:value="0"/>
          <table:table-cell office:value-type="float" office:value="158"/>
          <table:table-cell office:value-type="float" office:value="27"/>
          <table:table-cell office:value-type="float" office:value="7"/>
          <table:table-cell office:value-type="float" office:value="136"/>
          <table:table-cell office:value-type="float" office:value="1"/>
          <table:table-cell/>
          <table:table-cell office:value-type="float" office:value="2"/>
          <table:table-cell office:value-type="float" office:value="7"/>
          <table:table-cell office:value-type="float" office:value="3"/>
          <table:table-cell office:value-type="float" office:value="878"/>
          <table:table-cell office:value-type="float" office:value="325"/>
          <table:table-cell office:value-type="float" office:value="58"/>
          <table:table-cell office:value-type="float" office:value="953"/>
          <table:table-cell office:value-type="float" office:value="4"/>
          <table:table-cell/>
          <table:table-cell office:value-type="float" office:value="0"/>
          <table:table-cell office:value-type="float" office:value="0"/>
          <table:table-cell office:value-type="float" office:value="0"/>
          <table:table-cell office:value-type="float" office:value="151"/>
          <table:table-cell office:value-type="float" office:value="23"/>
          <table:table-cell office:value-type="float" office:value="4"/>
          <table:table-cell office:value-type="float" office:value="125"/>
          <table:table-cell office:value-type="float" office:value="0"/>
          <table:table-cell/>
          <table:table-cell office:value-type="float" office:value="0"/>
          <table:table-cell office:value-type="float" office:value="3"/>
          <table:table-cell office:value-type="float" office:value="1"/>
          <table:table-cell office:value-type="float" office:value="2"/>
          <table:table-cell office:value-type="float" office:value="0"/>
          <table:table-cell office:value-type="float" office:value="0"/>
          <table:table-cell office:value-type="float" office:value="7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
          <table:table-cell office:value-type="float" office:value="0"/>
          <table:table-cell table:number-columns-repeated="16216"/>
        </table:table-row>
        <table:table-row>
          <table:table-cell office:value-type="string" office:string-value="London Borough of Sutton"/>
          <table:table-cell table:number-columns-repeated="2"/>
          <table:table-cell office:value-type="float" office:value="2608"/>
          <table:table-cell office:value-type="float" office:value="2574"/>
          <table:table-cell office:value-type="float" office:value="34"/>
          <table:table-cell/>
          <table:table-cell office:value-type="float" office:value="1"/>
          <table:table-cell office:value-type="float" office:value="3"/>
          <table:table-cell office:value-type="float" office:value="0"/>
          <table:table-cell office:value-type="float" office:value="697"/>
          <table:table-cell office:value-type="float" office:value="295"/>
          <table:table-cell office:value-type="float" office:value="79"/>
          <table:table-cell office:value-type="float" office:value="1497"/>
          <table:table-cell office:value-type="float" office:value="2"/>
          <table:table-cell/>
          <table:table-cell office:value-type="float" office:value="0"/>
          <table:table-cell office:value-type="float" office:value="1"/>
          <table:table-cell office:value-type="float" office:value="0"/>
          <table:table-cell office:value-type="float" office:value="39"/>
          <table:table-cell office:value-type="float" office:value="110"/>
          <table:table-cell office:value-type="float" office:value="16"/>
          <table:table-cell office:value-type="float" office:value="430"/>
          <table:table-cell office:value-type="float" office:value="0"/>
          <table:table-cell/>
          <table:table-cell office:value-type="float" office:value="1"/>
          <table:table-cell office:value-type="float" office:value="2"/>
          <table:table-cell office:value-type="float" office:value="0"/>
          <table:table-cell office:value-type="float" office:value="658"/>
          <table:table-cell office:value-type="float" office:value="185"/>
          <table:table-cell office:value-type="float" office:value="63"/>
          <table:table-cell office:value-type="float" office:value="1067"/>
          <table:table-cell office:value-type="float" office:value="2"/>
          <table:table-cell/>
          <table:table-cell office:value-type="float" office:value="311"/>
          <table:table-cell office:value-type="float" office:value="1"/>
          <table:table-cell office:value-type="float" office:value="0"/>
          <table:table-cell office:value-type="float" office:value="118"/>
          <table:table-cell/>
          <table:table-cell office:value-type="float" office:value="761"/>
          <table:table-cell office:value-type="float" office:value="1"/>
          <table:table-cell office:value-type="float" office:value="0"/>
          <table:table-cell office:value-type="float" office:value="305"/>
          <table:table-cell table:number-columns-repeated="2"/>
          <table:table-cell office:value-type="float" office:value="1"/>
          <table:table-cell office:value-type="float" office:value="0"/>
          <table:table-cell table:number-columns-repeated="2"/>
          <table:table-cell office:value-type="float" office:value="2"/>
          <table:table-cell office:value-type="float" office:value="0"/>
          <table:table-cell office:value-type="float" office:value="37"/>
          <table:table-cell office:value-type="float" office:value="9"/>
          <table:table-cell office:value-type="float" office:value="16"/>
          <table:table-cell office:value-type="float" office:value="13"/>
          <table:table-cell office:value-type="float" office:value="6"/>
          <table:table-cell office:value-type="float" office:value="0"/>
          <table:table-cell office:value-type="float" office:value="1"/>
          <table:table-cell office:value-type="float" office:value="1"/>
          <table:table-cell office:value-type="float" office:value="33"/>
          <table:table-cell office:value-type="float" office:value="404"/>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6"/>
          <table:table-cell office:value-type="float" office:value="5"/>
          <table:table-cell office:value-type="float" office:value="2"/>
          <table:table-cell office:value-type="float" office:value="0"/>
          <table:table-cell office:value-type="float" office:value="1"/>
          <table:table-cell/>
          <table:table-cell office:value-type="float" office:value="6455"/>
          <table:table-cell office:value-type="float" office:value="6358"/>
          <table:table-cell office:value-type="float" office:value="97"/>
          <table:table-cell/>
          <table:table-cell office:value-type="float" office:value="1"/>
          <table:table-cell office:value-type="float" office:value="4"/>
          <table:table-cell office:value-type="float" office:value="0"/>
          <table:table-cell office:value-type="float" office:value="2051"/>
          <table:table-cell office:value-type="float" office:value="418"/>
          <table:table-cell office:value-type="float" office:value="201"/>
          <table:table-cell office:value-type="float" office:value="3676"/>
          <table:table-cell office:value-type="float" office:value="7"/>
          <table:table-cell/>
          <table:table-cell office:value-type="float" office:value="0"/>
          <table:table-cell office:value-type="float" office:value="2"/>
          <table:table-cell office:value-type="float" office:value="0"/>
          <table:table-cell office:value-type="float" office:value="187"/>
          <table:table-cell office:value-type="float" office:value="188"/>
          <table:table-cell office:value-type="float" office:value="40"/>
          <table:table-cell office:value-type="float" office:value="1191"/>
          <table:table-cell office:value-type="float" office:value="1"/>
          <table:table-cell/>
          <table:table-cell office:value-type="float" office:value="1"/>
          <table:table-cell office:value-type="float" office:value="2"/>
          <table:table-cell office:value-type="float" office:value="0"/>
          <table:table-cell office:value-type="float" office:value="1864"/>
          <table:table-cell office:value-type="float" office:value="230"/>
          <table:table-cell office:value-type="float" office:value="161"/>
          <table:table-cell office:value-type="float" office:value="2485"/>
          <table:table-cell office:value-type="float" office:value="6"/>
          <table:table-cell/>
          <table:table-cell office:value-type="float" office:value="727"/>
          <table:table-cell office:value-type="float" office:value="2"/>
          <table:table-cell office:value-type="float" office:value="0"/>
          <table:table-cell office:value-type="float" office:value="462"/>
          <table:table-cell/>
          <table:table-cell office:value-type="float" office:value="1559"/>
          <table:table-cell office:value-type="float" office:value="4"/>
          <table:table-cell office:value-type="float" office:value="0"/>
          <table:table-cell office:value-type="float" office:value="922"/>
          <table:table-cell table:number-columns-repeated="2"/>
          <table:table-cell office:value-type="float" office:value="1"/>
          <table:table-cell office:value-type="float" office:value="0"/>
          <table:table-cell office:value-type="float" office:value="0"/>
          <table:table-cell office:value-type="float" office:value="35"/>
          <table:table-cell office:value-type="float" office:value="83"/>
          <table:table-cell office:value-type="float" office:value="9"/>
          <table:table-cell office:value-type="float" office:value="13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8"/>
          <table:table-cell office:value-type="float" office:value="59"/>
          <table:table-cell office:value-type="float" office:value="6"/>
          <table:table-cell office:value-type="float" office:value="7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ity of London"/>
          <table:table-cell table:number-columns-repeated="2"/>
          <table:table-cell office:value-type="float" office:value="47"/>
          <table:table-cell office:value-type="float" office:value="47"/>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5"/>
          <table:table-cell office:value-type="float" office:value="1"/>
          <table:table-cell office:value-type="float" office:value="29"/>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3"/>
          <table:table-cell office:value-type="float" office:value="0"/>
          <table:table-cell office:value-type="float" office:value="5"/>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2"/>
          <table:table-cell office:value-type="float" office:value="1"/>
          <table:table-cell office:value-type="float" office:value="24"/>
          <table:table-cell office:value-type="float" office:value="0"/>
          <table:table-cell/>
          <table:table-cell office:value-type="float" office:value="0"/>
          <table:table-cell office:value-type="float" office:value="5"/>
          <table:table-cell office:value-type="float" office:value="0"/>
          <table:table-cell office:value-type="float" office:value="0"/>
          <table:table-cell/>
          <table:table-cell office:value-type="float" office:value="0"/>
          <table:table-cell office:value-type="float" office:value="23"/>
          <table:table-cell office:value-type="float" office:value="1"/>
          <table:table-cell office:value-type="float" office:value="0"/>
          <table:table-cell table:number-columns-repeated="2"/>
          <table:table-cell office:value-type="float" office:value="36"/>
          <table:table-cell office:value-type="float" office:value="1"/>
          <table:table-cell table:number-columns-repeated="2"/>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8"/>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33"/>
          <table:table-cell office:value-type="float" office:value="133"/>
          <table:table-cell office:value-type="float" office:value="0"/>
          <table:table-cell/>
          <table:table-cell office:value-type="float" office:value="0"/>
          <table:table-cell office:value-type="float" office:value="0"/>
          <table:table-cell office:value-type="float" office:value="0"/>
          <table:table-cell office:value-type="float" office:value="34"/>
          <table:table-cell office:value-type="float" office:value="9"/>
          <table:table-cell office:value-type="float" office:value="3"/>
          <table:table-cell office:value-type="float" office:value="87"/>
          <table:table-cell office:value-type="float" office:value="0"/>
          <table:table-cell/>
          <table:table-cell office:value-type="float" office:value="0"/>
          <table:table-cell office:value-type="float" office:value="0"/>
          <table:table-cell office:value-type="float" office:value="0"/>
          <table:table-cell office:value-type="float" office:value="4"/>
          <table:table-cell office:value-type="float" office:value="6"/>
          <table:table-cell office:value-type="float" office:value="0"/>
          <table:table-cell office:value-type="float" office:value="25"/>
          <table:table-cell office:value-type="float" office:value="0"/>
          <table:table-cell/>
          <table:table-cell office:value-type="float" office:value="0"/>
          <table:table-cell office:value-type="float" office:value="0"/>
          <table:table-cell office:value-type="float" office:value="0"/>
          <table:table-cell office:value-type="float" office:value="30"/>
          <table:table-cell office:value-type="float" office:value="3"/>
          <table:table-cell office:value-type="float" office:value="3"/>
          <table:table-cell office:value-type="float" office:value="62"/>
          <table:table-cell office:value-type="float" office:value="0"/>
          <table:table-cell/>
          <table:table-cell office:value-type="float" office:value="0"/>
          <table:table-cell office:value-type="float" office:value="25"/>
          <table:table-cell office:value-type="float" office:value="0"/>
          <table:table-cell office:value-type="float" office:value="0"/>
          <table:table-cell/>
          <table:table-cell office:value-type="float" office:value="0"/>
          <table:table-cell office:value-type="float" office:value="60"/>
          <table:table-cell office:value-type="float" office:value="1"/>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3"/>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2"/>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Lambeth"/>
          <table:table-cell table:number-columns-repeated="2"/>
          <table:table-cell office:value-type="float" office:value="2094"/>
          <table:table-cell office:value-type="float" office:value="1995"/>
          <table:table-cell office:value-type="float" office:value="99"/>
          <table:table-cell/>
          <table:table-cell office:value-type="float" office:value="0"/>
          <table:table-cell office:value-type="float" office:value="6"/>
          <table:table-cell office:value-type="float" office:value="2"/>
          <table:table-cell office:value-type="float" office:value="937"/>
          <table:table-cell office:value-type="float" office:value="270"/>
          <table:table-cell office:value-type="float" office:value="67"/>
          <table:table-cell office:value-type="float" office:value="708"/>
          <table:table-cell office:value-type="float" office:value="4"/>
          <table:table-cell/>
          <table:table-cell office:value-type="float" office:value="0"/>
          <table:table-cell office:value-type="float" office:value="6"/>
          <table:table-cell office:value-type="float" office:value="0"/>
          <table:table-cell office:value-type="float" office:value="155"/>
          <table:table-cell office:value-type="float" office:value="183"/>
          <table:table-cell office:value-type="float" office:value="27"/>
          <table:table-cell office:value-type="float" office:value="260"/>
          <table:table-cell office:value-type="float" office:value="1"/>
          <table:table-cell/>
          <table:table-cell office:value-type="float" office:value="0"/>
          <table:table-cell office:value-type="float" office:value="0"/>
          <table:table-cell office:value-type="float" office:value="2"/>
          <table:table-cell office:value-type="float" office:value="782"/>
          <table:table-cell office:value-type="float" office:value="87"/>
          <table:table-cell office:value-type="float" office:value="40"/>
          <table:table-cell office:value-type="float" office:value="448"/>
          <table:table-cell office:value-type="float" office:value="3"/>
          <table:table-cell/>
          <table:table-cell office:value-type="float" office:value="132"/>
          <table:table-cell office:value-type="float" office:value="1"/>
          <table:table-cell office:value-type="float" office:value="0"/>
          <table:table-cell office:value-type="float" office:value="127"/>
          <table:table-cell/>
          <table:table-cell office:value-type="float" office:value="294"/>
          <table:table-cell office:value-type="float" office:value="0"/>
          <table:table-cell office:value-type="float" office:value="1"/>
          <table:table-cell office:value-type="float" office:value="153"/>
          <table:table-cell table:number-columns-repeated="2"/>
          <table:table-cell office:value-type="float" office:value="1"/>
          <table:table-cell office:value-type="float" office:value="8"/>
          <table:table-cell table:number-columns-repeated="2"/>
          <table:table-cell office:value-type="float" office:value="0"/>
          <table:table-cell office:value-type="float" office:value="0"/>
          <table:table-cell office:value-type="float" office:value="36"/>
          <table:table-cell office:value-type="float" office:value="1"/>
          <table:table-cell office:value-type="float" office:value="55"/>
          <table:table-cell office:value-type="float" office:value="19"/>
          <table:table-cell office:value-type="float" office:value="1"/>
          <table:table-cell office:value-type="float" office:value="0"/>
          <table:table-cell office:value-type="float" office:value="1"/>
          <table:table-cell office:value-type="float" office:value="0"/>
          <table:table-cell office:value-type="float" office:value="4"/>
          <table:table-cell office:value-type="float" office:value="93"/>
          <table:table-cell office:value-type="float" office:value="18"/>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table-cell office:value-type="float" office:value="5627"/>
          <table:table-cell office:value-type="float" office:value="5529"/>
          <table:table-cell office:value-type="float" office:value="98"/>
          <table:table-cell/>
          <table:table-cell office:value-type="float" office:value="2"/>
          <table:table-cell office:value-type="float" office:value="11"/>
          <table:table-cell office:value-type="float" office:value="3"/>
          <table:table-cell office:value-type="float" office:value="2652"/>
          <table:table-cell office:value-type="float" office:value="461"/>
          <table:table-cell office:value-type="float" office:value="191"/>
          <table:table-cell office:value-type="float" office:value="2196"/>
          <table:table-cell office:value-type="float" office:value="12"/>
          <table:table-cell/>
          <table:table-cell office:value-type="float" office:value="1"/>
          <table:table-cell office:value-type="float" office:value="11"/>
          <table:table-cell office:value-type="float" office:value="1"/>
          <table:table-cell office:value-type="float" office:value="527"/>
          <table:table-cell office:value-type="float" office:value="344"/>
          <table:table-cell office:value-type="float" office:value="67"/>
          <table:table-cell office:value-type="float" office:value="851"/>
          <table:table-cell office:value-type="float" office:value="3"/>
          <table:table-cell/>
          <table:table-cell office:value-type="float" office:value="1"/>
          <table:table-cell office:value-type="float" office:value="0"/>
          <table:table-cell office:value-type="float" office:value="2"/>
          <table:table-cell office:value-type="float" office:value="2125"/>
          <table:table-cell office:value-type="float" office:value="117"/>
          <table:table-cell office:value-type="float" office:value="124"/>
          <table:table-cell office:value-type="float" office:value="1345"/>
          <table:table-cell office:value-type="float" office:value="9"/>
          <table:table-cell/>
          <table:table-cell office:value-type="float" office:value="426"/>
          <table:table-cell office:value-type="float" office:value="1"/>
          <table:table-cell office:value-type="float" office:value="2"/>
          <table:table-cell office:value-type="float" office:value="421"/>
          <table:table-cell/>
          <table:table-cell office:value-type="float" office:value="936"/>
          <table:table-cell office:value-type="float" office:value="1"/>
          <table:table-cell office:value-type="float" office:value="8"/>
          <table:table-cell office:value-type="float" office:value="400"/>
          <table:table-cell table:number-columns-repeated="2"/>
          <table:table-cell office:value-type="float" office:value="0"/>
          <table:table-cell office:value-type="float" office:value="2"/>
          <table:table-cell office:value-type="float" office:value="3"/>
          <table:table-cell office:value-type="float" office:value="198"/>
          <table:table-cell office:value-type="float" office:value="175"/>
          <table:table-cell office:value-type="float" office:value="23"/>
          <table:table-cell office:value-type="float" office:value="220"/>
          <table:table-cell office:value-type="float" office:value="1"/>
          <table:table-cell/>
          <table:table-cell office:value-type="float" office:value="0"/>
          <table:table-cell office:value-type="float" office:value="0"/>
          <table:table-cell office:value-type="float" office:value="1"/>
          <table:table-cell office:value-type="float" office:value="220"/>
          <table:table-cell office:value-type="float" office:value="29"/>
          <table:table-cell office:value-type="float" office:value="8"/>
          <table:table-cell office:value-type="float" office:value="82"/>
          <table:table-cell office:value-type="float" office:value="1"/>
          <table:table-cell/>
          <table:table-cell office:value-type="float" office:value="0"/>
          <table:table-cell office:value-type="float" office:value="1"/>
          <table:table-cell office:value-type="float" office:value="0"/>
          <table:table-cell office:value-type="float" office:value="68"/>
          <table:table-cell office:value-type="float" office:value="94"/>
          <table:table-cell office:value-type="float" office:value="11"/>
          <table:table-cell office:value-type="float" office:value="67"/>
          <table:table-cell office:value-type="float" office:value="1"/>
          <table:table-cell/>
          <table:table-cell office:value-type="float" office:value="0"/>
          <table:table-cell office:value-type="float" office:value="0"/>
          <table:table-cell office:value-type="float" office:value="1"/>
          <table:table-cell office:value-type="float" office:value="187"/>
          <table:table-cell office:value-type="float" office:value="23"/>
          <table:table-cell office:value-type="float" office:value="8"/>
          <table:table-cell office:value-type="float" office:value="72"/>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aringey"/>
          <table:table-cell table:number-columns-repeated="2"/>
          <table:table-cell office:value-type="float" office:value="2771"/>
          <table:table-cell office:value-type="float" office:value="2750"/>
          <table:table-cell office:value-type="float" office:value="21"/>
          <table:table-cell/>
          <table:table-cell office:value-type="float" office:value="0"/>
          <table:table-cell office:value-type="float" office:value="2"/>
          <table:table-cell office:value-type="float" office:value="0"/>
          <table:table-cell office:value-type="float" office:value="70"/>
          <table:table-cell office:value-type="float" office:value="42"/>
          <table:table-cell office:value-type="float" office:value="12"/>
          <table:table-cell office:value-type="float" office:value="2624"/>
          <table:table-cell office:value-type="float" office:value="0"/>
          <table:table-cell/>
          <table:table-cell office:value-type="float" office:value="0"/>
          <table:table-cell office:value-type="float" office:value="2"/>
          <table:table-cell office:value-type="float" office:value="0"/>
          <table:table-cell office:value-type="float" office:value="68"/>
          <table:table-cell office:value-type="float" office:value="42"/>
          <table:table-cell office:value-type="float" office:value="11"/>
          <table:table-cell office:value-type="float" office:value="789"/>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1"/>
          <table:table-cell office:value-type="float" office:value="1835"/>
          <table:table-cell office:value-type="float" office:value="0"/>
          <table:table-cell/>
          <table:table-cell office:value-type="float" office:value="1"/>
          <table:table-cell office:value-type="float" office:value="0"/>
          <table:table-cell office:value-type="float" office:value="0"/>
          <table:table-cell office:value-type="float" office:value="788"/>
          <table:table-cell/>
          <table:table-cell office:value-type="float" office:value="0"/>
          <table:table-cell office:value-type="float" office:value="0"/>
          <table:table-cell office:value-type="float" office:value="0"/>
          <table:table-cell office:value-type="float" office:value="1835"/>
          <table:table-cell table:number-columns-repeated="2"/>
          <table:table-cell office:value-type="float" office:value="0"/>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238"/>
          <table:table-cell office:value-type="float" office:value="3"/>
          <table:table-cell office:value-type="float" office:value="3"/>
          <table:table-cell office:value-type="float" office:value="0"/>
          <table:table-cell office:value-type="float" office:value="0"/>
          <table:table-cell office:value-type="float" office:value="0"/>
          <table:table-cell office:value-type="float" office:value="1"/>
          <table:table-cell office:value-type="float" office:value="45"/>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7359"/>
          <table:table-cell office:value-type="float" office:value="7275"/>
          <table:table-cell office:value-type="float" office:value="84"/>
          <table:table-cell/>
          <table:table-cell office:value-type="float" office:value="0"/>
          <table:table-cell office:value-type="float" office:value="3"/>
          <table:table-cell office:value-type="float" office:value="1"/>
          <table:table-cell office:value-type="float" office:value="210"/>
          <table:table-cell office:value-type="float" office:value="67"/>
          <table:table-cell office:value-type="float" office:value="21"/>
          <table:table-cell office:value-type="float" office:value="6970"/>
          <table:table-cell office:value-type="float" office:value="3"/>
          <table:table-cell/>
          <table:table-cell office:value-type="float" office:value="0"/>
          <table:table-cell office:value-type="float" office:value="3"/>
          <table:table-cell office:value-type="float" office:value="1"/>
          <table:table-cell office:value-type="float" office:value="190"/>
          <table:table-cell office:value-type="float" office:value="67"/>
          <table:table-cell office:value-type="float" office:value="19"/>
          <table:table-cell office:value-type="float" office:value="3103"/>
          <table:table-cell office:value-type="float" office:value="3"/>
          <table:table-cell/>
          <table:table-cell office:value-type="float" office:value="0"/>
          <table:table-cell office:value-type="float" office:value="0"/>
          <table:table-cell office:value-type="float" office:value="0"/>
          <table:table-cell office:value-type="float" office:value="20"/>
          <table:table-cell office:value-type="float" office:value="0"/>
          <table:table-cell office:value-type="float" office:value="2"/>
          <table:table-cell office:value-type="float" office:value="3867"/>
          <table:table-cell office:value-type="float" office:value="0"/>
          <table:table-cell/>
          <table:table-cell office:value-type="float" office:value="6"/>
          <table:table-cell office:value-type="float" office:value="4"/>
          <table:table-cell office:value-type="float" office:value="3"/>
          <table:table-cell office:value-type="float" office:value="3090"/>
          <table:table-cell/>
          <table:table-cell office:value-type="float" office:value="3"/>
          <table:table-cell office:value-type="float" office:value="9"/>
          <table:table-cell office:value-type="float" office:value="0"/>
          <table:table-cell office:value-type="float" office:value="3855"/>
          <table:table-cell table:number-columns-repeated="2"/>
          <table:table-cell office:value-type="float" office:value="0"/>
          <table:table-cell office:value-type="float" office:value="2"/>
          <table:table-cell office:value-type="float" office:value="7"/>
          <table:table-cell office:value-type="float" office:value="144"/>
          <table:table-cell office:value-type="float" office:value="101"/>
          <table:table-cell office:value-type="float" office:value="19"/>
          <table:table-cell office:value-type="float" office:value="562"/>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1"/>
          <table:table-cell office:value-type="float" office:value="0"/>
          <table:table-cell office:value-type="float" office:value="66"/>
          <table:table-cell office:value-type="float" office:value="39"/>
          <table:table-cell office:value-type="float" office:value="10"/>
          <table:table-cell office:value-type="float" office:value="42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ounslow"/>
          <table:table-cell table:number-columns-repeated="2"/>
          <table:table-cell office:value-type="float" office:value="2495"/>
          <table:table-cell office:value-type="float" office:value="2480"/>
          <table:table-cell office:value-type="float" office:value="15"/>
          <table:table-cell/>
          <table:table-cell office:value-type="float" office:value="0"/>
          <table:table-cell office:value-type="float" office:value="5"/>
          <table:table-cell office:value-type="float" office:value="1"/>
          <table:table-cell office:value-type="float" office:value="871"/>
          <table:table-cell office:value-type="float" office:value="366"/>
          <table:table-cell office:value-type="float" office:value="82"/>
          <table:table-cell office:value-type="float" office:value="1154"/>
          <table:table-cell office:value-type="float" office:value="1"/>
          <table:table-cell/>
          <table:table-cell office:value-type="float" office:value="0"/>
          <table:table-cell office:value-type="float" office:value="5"/>
          <table:table-cell office:value-type="float" office:value="1"/>
          <table:table-cell office:value-type="float" office:value="281"/>
          <table:table-cell office:value-type="float" office:value="191"/>
          <table:table-cell office:value-type="float" office:value="39"/>
          <table:table-cell office:value-type="float" office:value="429"/>
          <table:table-cell office:value-type="float" office:value="1"/>
          <table:table-cell/>
          <table:table-cell office:value-type="float" office:value="0"/>
          <table:table-cell office:value-type="float" office:value="0"/>
          <table:table-cell office:value-type="float" office:value="0"/>
          <table:table-cell office:value-type="float" office:value="590"/>
          <table:table-cell office:value-type="float" office:value="175"/>
          <table:table-cell office:value-type="float" office:value="43"/>
          <table:table-cell office:value-type="float" office:value="725"/>
          <table:table-cell office:value-type="float" office:value="0"/>
          <table:table-cell/>
          <table:table-cell office:value-type="float" office:value="7"/>
          <table:table-cell office:value-type="float" office:value="1"/>
          <table:table-cell office:value-type="float" office:value="1"/>
          <table:table-cell office:value-type="float" office:value="420"/>
          <table:table-cell/>
          <table:table-cell office:value-type="float" office:value="0"/>
          <table:table-cell office:value-type="float" office:value="0"/>
          <table:table-cell office:value-type="float" office:value="1"/>
          <table:table-cell office:value-type="float" office:value="724"/>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58"/>
          <table:table-cell office:value-type="float" office:value="2"/>
          <table:table-cell office:value-type="float" office:value="22"/>
          <table:table-cell office:value-type="float" office:value="21"/>
          <table:table-cell office:value-type="float" office:value="4"/>
          <table:table-cell office:value-type="float" office:value="0"/>
          <table:table-cell office:value-type="float" office:value="0"/>
          <table:table-cell office:value-type="float" office:value="0"/>
          <table:table-cell office:value-type="float" office:value="2"/>
          <table:table-cell office:value-type="float" office:value="286"/>
          <table:table-cell office:value-type="float" office:value="15"/>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6947"/>
          <table:table-cell office:value-type="float" office:value="6909"/>
          <table:table-cell office:value-type="float" office:value="38"/>
          <table:table-cell/>
          <table:table-cell office:value-type="float" office:value="2"/>
          <table:table-cell office:value-type="float" office:value="12"/>
          <table:table-cell office:value-type="float" office:value="2"/>
          <table:table-cell office:value-type="float" office:value="2936"/>
          <table:table-cell office:value-type="float" office:value="550"/>
          <table:table-cell office:value-type="float" office:value="224"/>
          <table:table-cell office:value-type="float" office:value="3179"/>
          <table:table-cell office:value-type="float" office:value="3"/>
          <table:table-cell/>
          <table:table-cell office:value-type="float" office:value="1"/>
          <table:table-cell office:value-type="float" office:value="11"/>
          <table:table-cell office:value-type="float" office:value="2"/>
          <table:table-cell office:value-type="float" office:value="1625"/>
          <table:table-cell office:value-type="float" office:value="312"/>
          <table:table-cell office:value-type="float" office:value="129"/>
          <table:table-cell office:value-type="float" office:value="1785"/>
          <table:table-cell office:value-type="float" office:value="2"/>
          <table:table-cell/>
          <table:table-cell office:value-type="float" office:value="1"/>
          <table:table-cell office:value-type="float" office:value="1"/>
          <table:table-cell office:value-type="float" office:value="0"/>
          <table:table-cell office:value-type="float" office:value="1311"/>
          <table:table-cell office:value-type="float" office:value="238"/>
          <table:table-cell office:value-type="float" office:value="95"/>
          <table:table-cell office:value-type="float" office:value="1394"/>
          <table:table-cell office:value-type="float" office:value="1"/>
          <table:table-cell/>
          <table:table-cell office:value-type="float" office:value="4"/>
          <table:table-cell office:value-type="float" office:value="1"/>
          <table:table-cell office:value-type="float" office:value="5"/>
          <table:table-cell office:value-type="float" office:value="1775"/>
          <table:table-cell/>
          <table:table-cell office:value-type="float" office:value="2"/>
          <table:table-cell office:value-type="float" office:value="1"/>
          <table:table-cell office:value-type="float" office:value="4"/>
          <table:table-cell office:value-type="float" office:value="1387"/>
          <table:table-cell table:number-columns-repeated="2"/>
          <table:table-cell office:value-type="float" office:value="3"/>
          <table:table-cell office:value-type="float" office:value="5"/>
          <table:table-cell office:value-type="float" office:value="4"/>
          <table:table-cell office:value-type="float" office:value="331"/>
          <table:table-cell office:value-type="float" office:value="180"/>
          <table:table-cell office:value-type="float" office:value="41"/>
          <table:table-cell office:value-type="float" office:value="353"/>
          <table:table-cell office:value-type="float" office:value="1"/>
          <table:table-cell/>
          <table:table-cell office:value-type="float" office:value="0"/>
          <table:table-cell office:value-type="float" office:value="0"/>
          <table:table-cell office:value-type="float" office:value="0"/>
          <table:table-cell office:value-type="float" office:value="37"/>
          <table:table-cell office:value-type="float" office:value="8"/>
          <table:table-cell office:value-type="float" office:value="4"/>
          <table:table-cell office:value-type="float" office:value="17"/>
          <table:table-cell office:value-type="float" office:value="0"/>
          <table:table-cell/>
          <table:table-cell office:value-type="float" office:value="0"/>
          <table:table-cell office:value-type="float" office:value="3"/>
          <table:table-cell office:value-type="float" office:value="1"/>
          <table:table-cell office:value-type="float" office:value="212"/>
          <table:table-cell office:value-type="float" office:value="111"/>
          <table:table-cell office:value-type="float" office:value="25"/>
          <table:table-cell office:value-type="float" office:value="175"/>
          <table:table-cell office:value-type="float" office:value="1"/>
          <table:table-cell/>
          <table:table-cell office:value-type="float" office:value="0"/>
          <table:table-cell office:value-type="float" office:value="0"/>
          <table:table-cell office:value-type="float" office:value="0"/>
          <table:table-cell office:value-type="float" office:value="37"/>
          <table:table-cell office:value-type="float" office:value="8"/>
          <table:table-cell office:value-type="float" office:value="4"/>
          <table:table-cell office:value-type="float" office:value="1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Merton"/>
          <table:table-cell table:number-columns-repeated="2"/>
          <table:table-cell office:value-type="float" office:value="1959"/>
          <table:table-cell office:value-type="float" office:value="1901"/>
          <table:table-cell office:value-type="float" office:value="58"/>
          <table:table-cell/>
          <table:table-cell office:value-type="float" office:value="0"/>
          <table:table-cell office:value-type="float" office:value="4"/>
          <table:table-cell office:value-type="float" office:value="0"/>
          <table:table-cell office:value-type="float" office:value="544"/>
          <table:table-cell office:value-type="float" office:value="144"/>
          <table:table-cell office:value-type="float" office:value="57"/>
          <table:table-cell office:value-type="float" office:value="1148"/>
          <table:table-cell office:value-type="float" office:value="4"/>
          <table:table-cell/>
          <table:table-cell office:value-type="float" office:value="0"/>
          <table:table-cell office:value-type="float" office:value="4"/>
          <table:table-cell office:value-type="float" office:value="0"/>
          <table:table-cell office:value-type="float" office:value="172"/>
          <table:table-cell office:value-type="float" office:value="80"/>
          <table:table-cell office:value-type="float" office:value="14"/>
          <table:table-cell office:value-type="float" office:value="284"/>
          <table:table-cell office:value-type="float" office:value="1"/>
          <table:table-cell/>
          <table:table-cell office:value-type="float" office:value="0"/>
          <table:table-cell office:value-type="float" office:value="0"/>
          <table:table-cell office:value-type="float" office:value="0"/>
          <table:table-cell office:value-type="float" office:value="372"/>
          <table:table-cell office:value-type="float" office:value="64"/>
          <table:table-cell office:value-type="float" office:value="43"/>
          <table:table-cell office:value-type="float" office:value="864"/>
          <table:table-cell office:value-type="float" office:value="3"/>
          <table:table-cell/>
          <table:table-cell office:value-type="float" office:value="241"/>
          <table:table-cell office:value-type="float" office:value="0"/>
          <table:table-cell office:value-type="float" office:value="0"/>
          <table:table-cell office:value-type="float" office:value="43"/>
          <table:table-cell/>
          <table:table-cell office:value-type="float" office:value="815"/>
          <table:table-cell office:value-type="float" office:value="1"/>
          <table:table-cell office:value-type="float" office:value="0"/>
          <table:table-cell office:value-type="float" office:value="48"/>
          <table:table-cell table:number-columns-repeated="2"/>
          <table:table-cell office:value-type="float" office:value="150"/>
          <table:table-cell office:value-type="float" office:value="5"/>
          <table:table-cell table:number-columns-repeated="2"/>
          <table:table-cell office:value-type="float" office:value="0"/>
          <table:table-cell office:value-type="float" office:value="0"/>
          <table:table-cell office:value-type="float" office:value="49"/>
          <table:table-cell office:value-type="float" office:value="0"/>
          <table:table-cell office:value-type="float" office:value="8"/>
          <table:table-cell office:value-type="float" office:value="18"/>
          <table:table-cell office:value-type="float" office:value="10"/>
          <table:table-cell office:value-type="float" office:value="0"/>
          <table:table-cell office:value-type="float" office:value="0"/>
          <table:table-cell office:value-type="float" office:value="0"/>
          <table:table-cell office:value-type="float" office:value="1"/>
          <table:table-cell office:value-type="float" office:value="165"/>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66"/>
          <table:table-cell office:value-type="float" office:value="74"/>
          <table:table-cell office:value-type="float" office:value="14"/>
          <table:table-cell office:value-type="float" office:value="1"/>
          <table:table-cell office:value-type="float" office:value="0"/>
          <table:table-cell/>
          <table:table-cell office:value-type="float" office:value="5729"/>
          <table:table-cell office:value-type="float" office:value="5558"/>
          <table:table-cell office:value-type="float" office:value="171"/>
          <table:table-cell/>
          <table:table-cell office:value-type="float" office:value="4"/>
          <table:table-cell office:value-type="float" office:value="11"/>
          <table:table-cell office:value-type="float" office:value="1"/>
          <table:table-cell office:value-type="float" office:value="1769"/>
          <table:table-cell office:value-type="float" office:value="285"/>
          <table:table-cell office:value-type="float" office:value="174"/>
          <table:table-cell office:value-type="float" office:value="3305"/>
          <table:table-cell office:value-type="float" office:value="9"/>
          <table:table-cell/>
          <table:table-cell office:value-type="float" office:value="4"/>
          <table:table-cell office:value-type="float" office:value="10"/>
          <table:table-cell office:value-type="float" office:value="0"/>
          <table:table-cell office:value-type="float" office:value="441"/>
          <table:table-cell office:value-type="float" office:value="186"/>
          <table:table-cell office:value-type="float" office:value="49"/>
          <table:table-cell office:value-type="float" office:value="962"/>
          <table:table-cell office:value-type="float" office:value="3"/>
          <table:table-cell/>
          <table:table-cell office:value-type="float" office:value="0"/>
          <table:table-cell office:value-type="float" office:value="1"/>
          <table:table-cell office:value-type="float" office:value="1"/>
          <table:table-cell office:value-type="float" office:value="1328"/>
          <table:table-cell office:value-type="float" office:value="99"/>
          <table:table-cell office:value-type="float" office:value="125"/>
          <table:table-cell office:value-type="float" office:value="2343"/>
          <table:table-cell office:value-type="float" office:value="6"/>
          <table:table-cell/>
          <table:table-cell office:value-type="float" office:value="822"/>
          <table:table-cell office:value-type="float" office:value="4"/>
          <table:table-cell office:value-type="float" office:value="0"/>
          <table:table-cell office:value-type="float" office:value="136"/>
          <table:table-cell/>
          <table:table-cell office:value-type="float" office:value="2193"/>
          <table:table-cell office:value-type="float" office:value="14"/>
          <table:table-cell office:value-type="float" office:value="0"/>
          <table:table-cell office:value-type="float" office:value="136"/>
          <table:table-cell table:number-columns-repeated="2"/>
          <table:table-cell office:value-type="float" office:value="1"/>
          <table:table-cell office:value-type="float" office:value="3"/>
          <table:table-cell office:value-type="float" office:value="3"/>
          <table:table-cell office:value-type="float" office:value="180"/>
          <table:table-cell office:value-type="float" office:value="96"/>
          <table:table-cell office:value-type="float" office:value="16"/>
          <table:table-cell office:value-type="float" office:value="316"/>
          <table:table-cell office:value-type="float" office:value="2"/>
          <table:table-cell/>
          <table:table-cell office:value-type="float" office:value="0"/>
          <table:table-cell office:value-type="float" office:value="0"/>
          <table:table-cell office:value-type="float" office:value="0"/>
          <table:table-cell office:value-type="float" office:value="32"/>
          <table:table-cell office:value-type="float" office:value="4"/>
          <table:table-cell office:value-type="float" office:value="3"/>
          <table:table-cell office:value-type="float" office:value="23"/>
          <table:table-cell office:value-type="float" office:value="1"/>
          <table:table-cell/>
          <table:table-cell office:value-type="float" office:value="0"/>
          <table:table-cell office:value-type="float" office:value="3"/>
          <table:table-cell office:value-type="float" office:value="0"/>
          <table:table-cell office:value-type="float" office:value="136"/>
          <table:table-cell office:value-type="float" office:value="51"/>
          <table:table-cell office:value-type="float" office:value="5"/>
          <table:table-cell office:value-type="float" office:value="111"/>
          <table:table-cell office:value-type="float" office:value="1"/>
          <table:table-cell/>
          <table:table-cell office:value-type="float" office:value="0"/>
          <table:table-cell office:value-type="float" office:value="0"/>
          <table:table-cell office:value-type="float" office:value="0"/>
          <table:table-cell office:value-type="float" office:value="31"/>
          <table:table-cell office:value-type="float" office:value="4"/>
          <table:table-cell office:value-type="float" office:value="3"/>
          <table:table-cell office:value-type="float" office:value="20"/>
          <table:table-cell office:value-type="float" office:value="1"/>
          <table:table-cell/>
          <table:table-cell office:value-type="float" office:value="1"/>
          <table:table-cell office:value-type="float" office:value="0"/>
          <table:table-cell office:value-type="float" office:value="1"/>
          <table:table-cell office:value-type="float" office:value="3"/>
          <table:table-cell office:value-type="float" office:value="8"/>
          <table:table-cell office:value-type="float" office:value="2"/>
          <table:table-cell office:value-type="float" office:value="9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Brent"/>
          <table:table-cell table:number-columns-repeated="2"/>
          <table:table-cell office:value-type="float" office:value="3145"/>
          <table:table-cell office:value-type="float" office:value="3129"/>
          <table:table-cell office:value-type="float" office:value="16"/>
          <table:table-cell/>
          <table:table-cell office:value-type="float" office:value="0"/>
          <table:table-cell office:value-type="float" office:value="4"/>
          <table:table-cell office:value-type="float" office:value="0"/>
          <table:table-cell office:value-type="float" office:value="1045"/>
          <table:table-cell office:value-type="float" office:value="451"/>
          <table:table-cell office:value-type="float" office:value="99"/>
          <table:table-cell office:value-type="float" office:value="1529"/>
          <table:table-cell office:value-type="float" office:value="1"/>
          <table:table-cell/>
          <table:table-cell office:value-type="float" office:value="0"/>
          <table:table-cell office:value-type="float" office:value="4"/>
          <table:table-cell office:value-type="float" office:value="0"/>
          <table:table-cell office:value-type="float" office:value="214"/>
          <table:table-cell office:value-type="float" office:value="255"/>
          <table:table-cell office:value-type="float" office:value="31"/>
          <table:table-cell office:value-type="float" office:value="589"/>
          <table:table-cell office:value-type="float" office:value="0"/>
          <table:table-cell/>
          <table:table-cell office:value-type="float" office:value="0"/>
          <table:table-cell office:value-type="float" office:value="0"/>
          <table:table-cell office:value-type="float" office:value="0"/>
          <table:table-cell office:value-type="float" office:value="831"/>
          <table:table-cell office:value-type="float" office:value="196"/>
          <table:table-cell office:value-type="float" office:value="68"/>
          <table:table-cell office:value-type="float" office:value="940"/>
          <table:table-cell office:value-type="float" office:value="1"/>
          <table:table-cell/>
          <table:table-cell office:value-type="float" office:value="248"/>
          <table:table-cell office:value-type="float" office:value="2"/>
          <table:table-cell office:value-type="float" office:value="54"/>
          <table:table-cell office:value-type="float" office:value="285"/>
          <table:table-cell/>
          <table:table-cell office:value-type="float" office:value="458"/>
          <table:table-cell office:value-type="float" office:value="0"/>
          <table:table-cell office:value-type="float" office:value="99"/>
          <table:table-cell office:value-type="float" office:value="383"/>
          <table:table-cell table:number-columns-repeated="2"/>
          <table:table-cell office:value-type="float" office:value="209"/>
          <table:table-cell office:value-type="float" office:value="1822"/>
          <table:table-cell table:number-columns-repeated="2"/>
          <table:table-cell office:value-type="float" office:value="0"/>
          <table:table-cell office:value-type="float" office:value="0"/>
          <table:table-cell office:value-type="float" office:value="82"/>
          <table:table-cell office:value-type="float" office:value="4"/>
          <table:table-cell office:value-type="float" office:value="27"/>
          <table:table-cell office:value-type="float" office:value="61"/>
          <table:table-cell office:value-type="float" office:value="2"/>
          <table:table-cell office:value-type="float" office:value="0"/>
          <table:table-cell office:value-type="float" office:value="0"/>
          <table:table-cell office:value-type="float" office:value="0"/>
          <table:table-cell office:value-type="float" office:value="0"/>
          <table:table-cell office:value-type="float" office:value="504"/>
          <table:table-cell office:value-type="float" office:value="29"/>
          <table:table-cell table:number-columns-repeated="2"/>
          <table:table-cell office:value-type="float" office:value="0"/>
          <table:table-cell office:value-type="float" office:value="0"/>
          <table:table-cell office:value-type="float" office:value="0"/>
          <table:table-cell office:value-type="float" office:value="236"/>
          <table:table-cell office:value-type="float" office:value="5"/>
          <table:table-cell office:value-type="float" office:value="1"/>
          <table:table-cell office:value-type="float" office:value="2"/>
          <table:table-cell office:value-type="float" office:value="1"/>
          <table:table-cell/>
          <table:table-cell office:value-type="float" office:value="8362"/>
          <table:table-cell office:value-type="float" office:value="8222"/>
          <table:table-cell office:value-type="float" office:value="140"/>
          <table:table-cell/>
          <table:table-cell office:value-type="float" office:value="0"/>
          <table:table-cell office:value-type="float" office:value="9"/>
          <table:table-cell office:value-type="float" office:value="0"/>
          <table:table-cell office:value-type="float" office:value="3254"/>
          <table:table-cell office:value-type="float" office:value="756"/>
          <table:table-cell office:value-type="float" office:value="265"/>
          <table:table-cell office:value-type="float" office:value="3934"/>
          <table:table-cell office:value-type="float" office:value="4"/>
          <table:table-cell/>
          <table:table-cell office:value-type="float" office:value="0"/>
          <table:table-cell office:value-type="float" office:value="8"/>
          <table:table-cell office:value-type="float" office:value="0"/>
          <table:table-cell office:value-type="float" office:value="663"/>
          <table:table-cell office:value-type="float" office:value="484"/>
          <table:table-cell office:value-type="float" office:value="81"/>
          <table:table-cell office:value-type="float" office:value="1580"/>
          <table:table-cell office:value-type="float" office:value="2"/>
          <table:table-cell/>
          <table:table-cell office:value-type="float" office:value="0"/>
          <table:table-cell office:value-type="float" office:value="1"/>
          <table:table-cell office:value-type="float" office:value="0"/>
          <table:table-cell office:value-type="float" office:value="2591"/>
          <table:table-cell office:value-type="float" office:value="272"/>
          <table:table-cell office:value-type="float" office:value="184"/>
          <table:table-cell office:value-type="float" office:value="2354"/>
          <table:table-cell office:value-type="float" office:value="2"/>
          <table:table-cell/>
          <table:table-cell office:value-type="float" office:value="622"/>
          <table:table-cell office:value-type="float" office:value="3"/>
          <table:table-cell office:value-type="float" office:value="104"/>
          <table:table-cell office:value-type="float" office:value="851"/>
          <table:table-cell/>
          <table:table-cell office:value-type="float" office:value="1196"/>
          <table:table-cell office:value-type="float" office:value="1"/>
          <table:table-cell office:value-type="float" office:value="145"/>
          <table:table-cell office:value-type="float" office:value="1012"/>
          <table:table-cell table:number-columns-repeated="2"/>
          <table:table-cell office:value-type="float" office:value="2"/>
          <table:table-cell office:value-type="float" office:value="3"/>
          <table:table-cell office:value-type="float" office:value="4"/>
          <table:table-cell office:value-type="float" office:value="238"/>
          <table:table-cell office:value-type="float" office:value="219"/>
          <table:table-cell office:value-type="float" office:value="37"/>
          <table:table-cell office:value-type="float" office:value="394"/>
          <table:table-cell office:value-type="float" office:value="2"/>
          <table:table-cell/>
          <table:table-cell office:value-type="float" office:value="0"/>
          <table:table-cell office:value-type="float" office:value="0"/>
          <table:table-cell office:value-type="float" office:value="0"/>
          <table:table-cell office:value-type="float" office:value="195"/>
          <table:table-cell office:value-type="float" office:value="41"/>
          <table:table-cell office:value-type="float" office:value="15"/>
          <table:table-cell office:value-type="float" office:value="133"/>
          <table:table-cell office:value-type="float" office:value="1"/>
          <table:table-cell/>
          <table:table-cell office:value-type="float" office:value="0"/>
          <table:table-cell office:value-type="float" office:value="2"/>
          <table:table-cell office:value-type="float" office:value="0"/>
          <table:table-cell office:value-type="float" office:value="165"/>
          <table:table-cell office:value-type="float" office:value="153"/>
          <table:table-cell office:value-type="float" office:value="23"/>
          <table:table-cell office:value-type="float" office:value="223"/>
          <table:table-cell office:value-type="float" office:value="0"/>
          <table:table-cell/>
          <table:table-cell office:value-type="float" office:value="0"/>
          <table:table-cell office:value-type="float" office:value="0"/>
          <table:table-cell office:value-type="float" office:value="0"/>
          <table:table-cell office:value-type="float" office:value="190"/>
          <table:table-cell office:value-type="float" office:value="39"/>
          <table:table-cell office:value-type="float" office:value="14"/>
          <table:table-cell office:value-type="float" office:value="122"/>
          <table:table-cell office:value-type="float" office:value="0"/>
          <table:table-cell/>
          <table:table-cell office:value-type="float" office:value="0"/>
          <table:table-cell office:value-type="float" office:value="1"/>
          <table:table-cell office:value-type="float" office:value="1"/>
          <table:table-cell office:value-type="float" office:value="6"/>
          <table:table-cell office:value-type="float" office:value="10"/>
          <table:table-cell office:value-type="float" office:value="3"/>
          <table:table-cell office:value-type="float" office:value="6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table-cell office:value-type="float" office:value="0"/>
          <table:table-cell table:number-columns-repeated="16214"/>
        </table:table-row>
        <table:table-row>
          <table:table-cell office:value-type="string" office:string-value="Bracknell Forest"/>
          <table:table-cell table:number-columns-repeated="2"/>
          <table:table-cell office:value-type="float" office:value="1442"/>
          <table:table-cell office:value-type="float" office:value="1435"/>
          <table:table-cell office:value-type="float" office:value="7"/>
          <table:table-cell/>
          <table:table-cell office:value-type="float" office:value="0"/>
          <table:table-cell office:value-type="float" office:value="1"/>
          <table:table-cell office:value-type="float" office:value="1"/>
          <table:table-cell office:value-type="float" office:value="301"/>
          <table:table-cell office:value-type="float" office:value="99"/>
          <table:table-cell office:value-type="float" office:value="34"/>
          <table:table-cell office:value-type="float" office:value="993"/>
          <table:table-cell office:value-type="float" office:value="6"/>
          <table:table-cell/>
          <table:table-cell office:value-type="float" office:value="0"/>
          <table:table-cell office:value-type="float" office:value="1"/>
          <table:table-cell office:value-type="float" office:value="1"/>
          <table:table-cell office:value-type="float" office:value="50"/>
          <table:table-cell office:value-type="float" office:value="42"/>
          <table:table-cell office:value-type="float" office:value="6"/>
          <table:table-cell office:value-type="float" office:value="306"/>
          <table:table-cell office:value-type="float" office:value="2"/>
          <table:table-cell/>
          <table:table-cell office:value-type="float" office:value="0"/>
          <table:table-cell office:value-type="float" office:value="0"/>
          <table:table-cell office:value-type="float" office:value="0"/>
          <table:table-cell office:value-type="float" office:value="251"/>
          <table:table-cell office:value-type="float" office:value="57"/>
          <table:table-cell office:value-type="float" office:value="28"/>
          <table:table-cell office:value-type="float" office:value="687"/>
          <table:table-cell office:value-type="float" office:value="4"/>
          <table:table-cell/>
          <table:table-cell office:value-type="float" office:value="168"/>
          <table:table-cell office:value-type="float" office:value="0"/>
          <table:table-cell office:value-type="float" office:value="0"/>
          <table:table-cell office:value-type="float" office:value="138"/>
          <table:table-cell/>
          <table:table-cell office:value-type="float" office:value="525"/>
          <table:table-cell office:value-type="float" office:value="0"/>
          <table:table-cell office:value-type="float" office:value="0"/>
          <table:table-cell office:value-type="float" office:value="162"/>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21"/>
          <table:table-cell office:value-type="float" office:value="1"/>
          <table:table-cell office:value-type="float" office:value="5"/>
          <table:table-cell office:value-type="float" office:value="2"/>
          <table:table-cell office:value-type="float" office:value="6"/>
          <table:table-cell office:value-type="float" office:value="0"/>
          <table:table-cell office:value-type="float" office:value="0"/>
          <table:table-cell office:value-type="float" office:value="4"/>
          <table:table-cell office:value-type="float" office:value="0"/>
          <table:table-cell office:value-type="float" office:value="281"/>
          <table:table-cell office:value-type="float" office:value="1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7"/>
          <table:table-cell office:value-type="float" office:value="4"/>
          <table:table-cell office:value-type="float" office:value="0"/>
          <table:table-cell office:value-type="float" office:value="0"/>
          <table:table-cell/>
          <table:table-cell office:value-type="float" office:value="3655"/>
          <table:table-cell office:value-type="float" office:value="3631"/>
          <table:table-cell office:value-type="float" office:value="24"/>
          <table:table-cell/>
          <table:table-cell office:value-type="float" office:value="2"/>
          <table:table-cell office:value-type="float" office:value="5"/>
          <table:table-cell office:value-type="float" office:value="3"/>
          <table:table-cell office:value-type="float" office:value="985"/>
          <table:table-cell office:value-type="float" office:value="165"/>
          <table:table-cell office:value-type="float" office:value="85"/>
          <table:table-cell office:value-type="float" office:value="2376"/>
          <table:table-cell office:value-type="float" office:value="10"/>
          <table:table-cell/>
          <table:table-cell office:value-type="float" office:value="1"/>
          <table:table-cell office:value-type="float" office:value="5"/>
          <table:table-cell office:value-type="float" office:value="1"/>
          <table:table-cell office:value-type="float" office:value="107"/>
          <table:table-cell office:value-type="float" office:value="85"/>
          <table:table-cell office:value-type="float" office:value="22"/>
          <table:table-cell office:value-type="float" office:value="765"/>
          <table:table-cell office:value-type="float" office:value="2"/>
          <table:table-cell/>
          <table:table-cell office:value-type="float" office:value="1"/>
          <table:table-cell office:value-type="float" office:value="0"/>
          <table:table-cell office:value-type="float" office:value="2"/>
          <table:table-cell office:value-type="float" office:value="878"/>
          <table:table-cell office:value-type="float" office:value="80"/>
          <table:table-cell office:value-type="float" office:value="63"/>
          <table:table-cell office:value-type="float" office:value="1611"/>
          <table:table-cell office:value-type="float" office:value="8"/>
          <table:table-cell/>
          <table:table-cell office:value-type="float" office:value="321"/>
          <table:table-cell office:value-type="float" office:value="0"/>
          <table:table-cell office:value-type="float" office:value="0"/>
          <table:table-cell office:value-type="float" office:value="444"/>
          <table:table-cell/>
          <table:table-cell office:value-type="float" office:value="1177"/>
          <table:table-cell office:value-type="float" office:value="0"/>
          <table:table-cell office:value-type="float" office:value="0"/>
          <table:table-cell office:value-type="float" office:value="434"/>
          <table:table-cell table:number-columns-repeated="2"/>
          <table:table-cell office:value-type="float" office:value="0"/>
          <table:table-cell office:value-type="float" office:value="1"/>
          <table:table-cell office:value-type="float" office:value="2"/>
          <table:table-cell office:value-type="float" office:value="46"/>
          <table:table-cell office:value-type="float" office:value="29"/>
          <table:table-cell office:value-type="float" office:value="6"/>
          <table:table-cell office:value-type="float" office:value="124"/>
          <table:table-cell office:value-type="float" office:value="1"/>
          <table:table-cell/>
          <table:table-cell office:value-type="float" office:value="0"/>
          <table:table-cell office:value-type="float" office:value="0"/>
          <table:table-cell office:value-type="float" office:value="0"/>
          <table:table-cell office:value-type="float" office:value="23"/>
          <table:table-cell office:value-type="float" office:value="9"/>
          <table:table-cell office:value-type="float" office:value="0"/>
          <table:table-cell office:value-type="float" office:value="12"/>
          <table:table-cell office:value-type="float" office:value="0"/>
          <table:table-cell/>
          <table:table-cell office:value-type="float" office:value="0"/>
          <table:table-cell office:value-type="float" office:value="1"/>
          <table:table-cell office:value-type="float" office:value="1"/>
          <table:table-cell office:value-type="float" office:value="34"/>
          <table:table-cell office:value-type="float" office:value="22"/>
          <table:table-cell office:value-type="float" office:value="4"/>
          <table:table-cell office:value-type="float" office:value="94"/>
          <table:table-cell office:value-type="float" office:value="1"/>
          <table:table-cell/>
          <table:table-cell office:value-type="float" office:value="0"/>
          <table:table-cell office:value-type="float" office:value="0"/>
          <table:table-cell office:value-type="float" office:value="0"/>
          <table:table-cell office:value-type="float" office:value="20"/>
          <table:table-cell office:value-type="float" office:value="7"/>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4"/>
          <table:table-cell office:value-type="float" office:value="1"/>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table:number-columns-repeated="16214"/>
        </table:table-row>
        <table:table-row>
          <table:table-cell office:value-type="string" office:string-value="Reading"/>
          <table:table-cell table:number-columns-repeated="2"/>
          <table:table-cell office:value-type="float" office:value="1700"/>
          <table:table-cell office:value-type="float" office:value="1652"/>
          <table:table-cell office:value-type="float" office:value="48"/>
          <table:table-cell/>
          <table:table-cell office:value-type="float" office:value="0"/>
          <table:table-cell office:value-type="float" office:value="2"/>
          <table:table-cell office:value-type="float" office:value="20"/>
          <table:table-cell office:value-type="float" office:value="396"/>
          <table:table-cell office:value-type="float" office:value="168"/>
          <table:table-cell office:value-type="float" office:value="65"/>
          <table:table-cell office:value-type="float" office:value="997"/>
          <table:table-cell office:value-type="float" office:value="3"/>
          <table:table-cell/>
          <table:table-cell office:value-type="float" office:value="0"/>
          <table:table-cell office:value-type="float" office:value="2"/>
          <table:table-cell office:value-type="float" office:value="15"/>
          <table:table-cell office:value-type="float" office:value="41"/>
          <table:table-cell office:value-type="float" office:value="90"/>
          <table:table-cell office:value-type="float" office:value="12"/>
          <table:table-cell office:value-type="float" office:value="384"/>
          <table:table-cell office:value-type="float" office:value="0"/>
          <table:table-cell/>
          <table:table-cell office:value-type="float" office:value="0"/>
          <table:table-cell office:value-type="float" office:value="0"/>
          <table:table-cell office:value-type="float" office:value="5"/>
          <table:table-cell office:value-type="float" office:value="355"/>
          <table:table-cell office:value-type="float" office:value="78"/>
          <table:table-cell office:value-type="float" office:value="53"/>
          <table:table-cell office:value-type="float" office:value="613"/>
          <table:table-cell office:value-type="float" office:value="3"/>
          <table:table-cell/>
          <table:table-cell office:value-type="float" office:value="232"/>
          <table:table-cell office:value-type="float" office:value="0"/>
          <table:table-cell office:value-type="float" office:value="23"/>
          <table:table-cell office:value-type="float" office:value="129"/>
          <table:table-cell/>
          <table:table-cell office:value-type="float" office:value="496"/>
          <table:table-cell office:value-type="float" office:value="1"/>
          <table:table-cell office:value-type="float" office:value="3"/>
          <table:table-cell office:value-type="float" office:value="113"/>
          <table:table-cell table:number-columns-repeated="2"/>
          <table:table-cell office:value-type="float" office:value="1"/>
          <table:table-cell office:value-type="float" office:value="144"/>
          <table:table-cell table:number-columns-repeated="2"/>
          <table:table-cell office:value-type="float" office:value="0"/>
          <table:table-cell office:value-type="float" office:value="0"/>
          <table:table-cell office:value-type="float" office:value="33"/>
          <table:table-cell office:value-type="float" office:value="2"/>
          <table:table-cell office:value-type="float" office:value="5"/>
          <table:table-cell office:value-type="float" office:value="5"/>
          <table:table-cell office:value-type="float" office:value="16"/>
          <table:table-cell office:value-type="float" office:value="0"/>
          <table:table-cell office:value-type="float" office:value="0"/>
          <table:table-cell office:value-type="float" office:value="0"/>
          <table:table-cell office:value-type="float" office:value="0"/>
          <table:table-cell office:value-type="float" office:value="283"/>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4374"/>
          <table:table-cell office:value-type="float" office:value="4268"/>
          <table:table-cell office:value-type="float" office:value="106"/>
          <table:table-cell/>
          <table:table-cell office:value-type="float" office:value="2"/>
          <table:table-cell office:value-type="float" office:value="6"/>
          <table:table-cell office:value-type="float" office:value="21"/>
          <table:table-cell office:value-type="float" office:value="1274"/>
          <table:table-cell office:value-type="float" office:value="258"/>
          <table:table-cell office:value-type="float" office:value="177"/>
          <table:table-cell office:value-type="float" office:value="2521"/>
          <table:table-cell office:value-type="float" office:value="8"/>
          <table:table-cell/>
          <table:table-cell office:value-type="float" office:value="1"/>
          <table:table-cell office:value-type="float" office:value="6"/>
          <table:table-cell office:value-type="float" office:value="16"/>
          <table:table-cell office:value-type="float" office:value="183"/>
          <table:table-cell office:value-type="float" office:value="160"/>
          <table:table-cell office:value-type="float" office:value="42"/>
          <table:table-cell office:value-type="float" office:value="979"/>
          <table:table-cell office:value-type="float" office:value="1"/>
          <table:table-cell/>
          <table:table-cell office:value-type="float" office:value="1"/>
          <table:table-cell office:value-type="float" office:value="0"/>
          <table:table-cell office:value-type="float" office:value="5"/>
          <table:table-cell office:value-type="float" office:value="1091"/>
          <table:table-cell office:value-type="float" office:value="98"/>
          <table:table-cell office:value-type="float" office:value="135"/>
          <table:table-cell office:value-type="float" office:value="1542"/>
          <table:table-cell office:value-type="float" office:value="7"/>
          <table:table-cell/>
          <table:table-cell office:value-type="float" office:value="528"/>
          <table:table-cell office:value-type="float" office:value="1"/>
          <table:table-cell office:value-type="float" office:value="17"/>
          <table:table-cell office:value-type="float" office:value="433"/>
          <table:table-cell/>
          <table:table-cell office:value-type="float" office:value="1155"/>
          <table:table-cell office:value-type="float" office:value="1"/>
          <table:table-cell office:value-type="float" office:value="2"/>
          <table:table-cell office:value-type="float" office:value="384"/>
          <table:table-cell table:number-columns-repeated="2"/>
          <table:table-cell office:value-type="float" office:value="0"/>
          <table:table-cell office:value-type="float" office:value="5"/>
          <table:table-cell office:value-type="float" office:value="0"/>
          <table:table-cell office:value-type="float" office:value="12"/>
          <table:table-cell office:value-type="float" office:value="33"/>
          <table:table-cell office:value-type="float" office:value="4"/>
          <table:table-cell office:value-type="float" office:value="58"/>
          <table:table-cell office:value-type="float" office:value="0"/>
          <table:table-cell/>
          <table:table-cell office:value-type="float" office:value="0"/>
          <table:table-cell office:value-type="float" office:value="0"/>
          <table:table-cell office:value-type="float" office:value="0"/>
          <table:table-cell office:value-type="float" office:value="7"/>
          <table:table-cell office:value-type="float" office:value="3"/>
          <table:table-cell office:value-type="float" office:value="1"/>
          <table:table-cell office:value-type="float" office:value="7"/>
          <table:table-cell office:value-type="float" office:value="0"/>
          <table:table-cell/>
          <table:table-cell office:value-type="float" office:value="0"/>
          <table:table-cell office:value-type="float" office:value="2"/>
          <table:table-cell office:value-type="float" office:value="0"/>
          <table:table-cell office:value-type="float" office:value="9"/>
          <table:table-cell office:value-type="float" office:value="23"/>
          <table:table-cell office:value-type="float" office:value="3"/>
          <table:table-cell office:value-type="float" office:value="39"/>
          <table:table-cell office:value-type="float" office:value="0"/>
          <table:table-cell/>
          <table:table-cell office:value-type="float" office:value="0"/>
          <table:table-cell office:value-type="float" office:value="0"/>
          <table:table-cell office:value-type="float" office:value="0"/>
          <table:table-cell office:value-type="float" office:value="7"/>
          <table:table-cell office:value-type="float" office:value="3"/>
          <table:table-cell office:value-type="float" office:value="1"/>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table:number-columns-repeated="16214"/>
        </table:table-row>
        <table:table-row>
          <table:table-cell table:number-columns-repeated="49"/>
          <table:table-cell office:value-type="float" office:value="351"/>
          <table:table-cell office:value-type="float" office:value="0"/>
          <table:table-cell office:value-type="float" office:value="11113"/>
          <table:table-cell office:value-type="float" office:value="1550"/>
          <table:table-cell office:value-type="float" office:value="8908"/>
          <table:table-cell office:value-type="float" office:value="2921"/>
          <table:table-cell office:value-type="float" office:value="7039"/>
          <table:table-cell office:value-type="float" office:value="0"/>
          <table:table-cell office:value-type="float" office:value="225"/>
          <table:table-cell office:value-type="float" office:value="64"/>
          <table:table-cell office:value-type="float" office:value="764"/>
          <table:table-cell office:value-type="float" office:value="146465"/>
          <table:table-cell office:value-type="float" office:value="2589"/>
          <table:table-cell table:number-columns-repeated="2"/>
          <table:table-cell office:value-type="float" office:value="23"/>
          <table:table-cell office:value-type="float" office:value="8"/>
          <table:table-cell office:value-type="float" office:value="421"/>
          <table:table-cell office:value-type="float" office:value="23553"/>
          <table:table-cell office:value-type="float" office:value="5522"/>
          <table:table-cell office:value-type="float" office:value="12927"/>
          <table:table-cell office:value-type="float" office:value="2754"/>
          <table:table-cell office:value-type="float" office:value="84"/>
          <table:table-cell table:number-columns-repeated="61"/>
          <table:table-cell office:value-type="float" office:value="86"/>
          <table:table-cell office:value-type="float" office:value="694"/>
          <table:table-cell office:value-type="float" office:value="168"/>
          <table:table-cell office:value-type="float" office:value="36367"/>
          <table:table-cell office:value-type="float" office:value="26073"/>
          <table:table-cell office:value-type="float" office:value="3280"/>
          <table:table-cell office:value-type="float" office:value="72197"/>
          <table:table-cell office:value-type="float" office:value="410"/>
          <table:table-cell office:value-type="float" office:value="0"/>
          <table:table-cell office:value-type="float" office:value="44"/>
          <table:table-cell office:value-type="float" office:value="7"/>
          <table:table-cell office:value-type="float" office:value="79"/>
          <table:table-cell office:value-type="float" office:value="39051"/>
          <table:table-cell office:value-type="float" office:value="10094"/>
          <table:table-cell office:value-type="float" office:value="2320"/>
          <table:table-cell office:value-type="float" office:value="34134"/>
          <table:table-cell office:value-type="float" office:value="307"/>
          <table:table-cell/>
          <table:table-cell office:value-type="float" office:value="129"/>
          <table:table-cell office:value-type="float" office:value="158"/>
          <table:table-cell office:value-type="float" office:value="285"/>
          <table:table-cell office:value-type="float" office:value="6760"/>
          <table:table-cell office:value-type="float" office:value="4891"/>
          <table:table-cell office:value-type="float" office:value="969"/>
          <table:table-cell office:value-type="float" office:value="12462"/>
          <table:table-cell office:value-type="float" office:value="80"/>
          <table:table-cell/>
          <table:table-cell office:value-type="float" office:value="1"/>
          <table:table-cell office:value-type="float" office:value="0"/>
          <table:table-cell office:value-type="float" office:value="8"/>
          <table:table-cell office:value-type="float" office:value="357"/>
          <table:table-cell office:value-type="float" office:value="198"/>
          <table:table-cell office:value-type="float" office:value="38"/>
          <table:table-cell office:value-type="float" office:value="506"/>
          <table:table-cell office:value-type="float" office:value="2"/>
          <table:table-cell table:number-columns-repeated="16216"/>
        </table:table-row>
        <table:table-row>
          <table:table-cell table:number-columns-repeated="3"/>
          <table:table-cell office:value-type="float" office:value="887311"/>
          <table:table-cell table:number-columns-repeated="16380"/>
        </table:table-row>
        <table:table-row>
          <table:table-cell table:number-columns-repeated="64"/>
          <table:table-cell office:value-type="float" office:value="297447"/>
          <table:table-cell office:value-type="float" office:value="7.9183854602668705E-2"/>
          <table:table-cell table:number-columns-repeated="91"/>
          <table:table-cell office:value-type="float" office:value="0.46423781850692891"/>
          <table:table-cell table:number-columns-repeated="16226"/>
        </table:table-row>
        <table:table-row table:number-rows-repeated="1048416">
          <table:table-cell table:number-columns-repeated="16226"/>
        </table:table-row>
      </table:table>
      <table:table table:name="'file:///G:/AFP/RLTDAll/STS/003%20BLT/005%20BLUE%20BADGE/0001%20Data/2016-17/Validation/Admin%20data/LATEST%20after%20QA%20BlueBadge%2016-17%20Validation.xlsx'#BBIS2017_Trans_FOR_FORMATTED_" table:style-name="ta2">
        <table:table-source xlink:href="file:///G:/AFP/RLTDAll/STS/003%20BLT/005%20BLUE%20BADGE/0001%20Data/2016-17/Validation/Admin%20data/LATEST%20after%20QA%20BlueBadge%2016-17%20Validation.xlsx" table:table-name="BBIS2017_Trans_FOR_FORMATTED_"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7_formatted" table:style-name="ta2">
        <table:table-source xlink:href="file:///G:/AFP/RLTDAll/STS/003%20BLT/005%20BLUE%20BADGE/0001%20Data/2016-17/Validation/Admin%20data/LATEST%20after%20QA%20BlueBadge%2016-17%20Validation.xlsx" table:table-name="BBIS2017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validation" table:style-name="ta2">
        <table:table-source xlink:href="file:///G:/AFP/RLTDAll/STS/003%20BLT/005%20BLUE%20BADGE/0001%20Data/2016-17/Validation/Admin%20data/LATEST%20after%20QA%20BlueBadge%2016-17%20Validation.xlsx" table:table-name="BBIS_validati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Check_of_BBIS_validation" table:style-name="ta2">
        <table:table-source xlink:href="file:///G:/AFP/RLTDAll/STS/003%20BLT/005%20BLUE%20BADGE/0001%20Data/2016-17/Validation/Admin%20data/LATEST%20after%20QA%20BlueBadge%2016-17%20Validation.xlsx" table:table-name="Check_of_BBIS_validati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visual_check" table:style-name="ta2">
        <table:table-source xlink:href="file:///G:/AFP/RLTDAll/STS/003%20BLT/005%20BLUE%20BADGE/0001%20Data/2016-17/Validation/Admin%20data/LATEST%20after%20QA%20BlueBadge%2016-17%20Validation.xlsx" table:table-name="visual_check"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visual_check_badges_issued" table:style-name="ta2">
        <table:table-source xlink:href="file:///G:/AFP/RLTDAll/STS/003%20BLT/005%20BLUE%20BADGE/0001%20Data/2016-17/Validation/Admin%20data/LATEST%20after%20QA%20BlueBadge%2016-17%20Validation.xlsx" table:table-name="visual_check_badges_issu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Final_time_series" table:style-name="ta2">
        <table:table-source xlink:href="file:///G:/AFP/RLTDAll/STS/003%20BLT/005%20BLUE%20BADGE/0001%20Data/2016-17/Validation/Admin%20data/LATEST%20after%20QA%20BlueBadge%2016-17%20Validation.xlsx" table:table-name="Final_time_serie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Final_regional" table:style-name="ta2">
        <table:table-source xlink:href="file:///G:/AFP/RLTDAll/STS/003%20BLT/005%20BLUE%20BADGE/0001%20Data/2016-17/Validation/Admin%20data/LATEST%20after%20QA%20BlueBadge%2016-17%20Validation.xlsx" table:table-name="Final_regional"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Population_by_LA" table:style-name="ta2">
        <table:table-source xlink:href="file:///G:/AFP/RLTDAll/STS/003%20BLT/005%20BLUE%20BADGE/0001%20Data/2016-17/Validation/Admin%20data/LATEST%20after%20QA%20BlueBadge%2016-17%20Validation.xlsx" table:table-name="Population_by_L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Retired_Population" table:style-name="ta2">
        <table:table-source xlink:href="file:///G:/AFP/RLTDAll/STS/003%20BLT/005%20BLUE%20BADGE/0001%20Data/2016-17/Validation/Admin%20data/LATEST%20after%20QA%20BlueBadge%2016-17%20Validation.xlsx" table:table-name="Retired_Populati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MoD_Data" table:style-name="ta2">
        <table:table-source xlink:href="file:///G:/AFP/RLTDAll/STS/003%20BLT/005%20BLUE%20BADGE/0001%20Data/2016-17/Validation/Admin%20data/LATEST%20after%20QA%20BlueBadge%2016-17%20Validation.xlsx" table:table-name="MoD_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PopData" table:style-name="ta2">
        <table:table-source xlink:href="file:///G:/AFP/RLTDAll/STS/003%20BLT/005%20BLUE%20BADGE/0001%20Data/2016-17/Validation/Admin%20data/LATEST%20after%20QA%20BlueBadge%2016-17%20Validation.xlsx" table:table-name="Pop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1" table:style-name="ta2">
        <table:table-source xlink:href="file:///G:/AFP/RLTDAll/STS/003%20BLT/005%20BLUE%20BADGE/0001%20Data/2016-17/Validation/Admin%20data/LATEST%20after%20QA%20BlueBadge%2016-17%20Validation.xlsx" table:table-name="DIS010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01Chart2" table:style-name="ta2">
        <table:table-source xlink:href="file:///G:/AFP/RLTDAll/STS/003%20BLT/005%20BLUE%20BADGE/0001%20Data/2016-17/Validation/Admin%20data/LATEST%20after%20QA%20BlueBadge%2016-17%20Validation.xlsx" table:table-name="2017_DIS0101Chart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2" table:style-name="ta2">
        <table:table-source xlink:href="file:///G:/AFP/RLTDAll/STS/003%20BLT/005%20BLUE%20BADGE/0001%20Data/2016-17/Validation/Admin%20data/LATEST%20after%20QA%20BlueBadge%2016-17%20Validation.xlsx" table:table-name="DIS010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2_ChartData" table:style-name="ta2">
        <table:table-source xlink:href="file:///G:/AFP/RLTDAll/STS/003%20BLT/005%20BLUE%20BADGE/0001%20Data/2016-17/Validation/Admin%20data/LATEST%20after%20QA%20BlueBadge%2016-17%20Validation.xlsx" table:table-name="DIS0102_Chart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02_Chart" table:style-name="ta2">
        <table:table-source xlink:href="file:///G:/AFP/RLTDAll/STS/003%20BLT/005%20BLUE%20BADGE/0001%20Data/2016-17/Validation/Admin%20data/LATEST%20after%20QA%20BlueBadge%2016-17%20Validation.xlsx" table:table-name="2017_DIS0102_Chart"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3" table:style-name="ta2">
        <table:table-source xlink:href="file:///G:/AFP/RLTDAll/STS/003%20BLT/005%20BLUE%20BADGE/0001%20Data/2016-17/Validation/Admin%20data/LATEST%20after%20QA%20BlueBadge%2016-17%20Validation.xlsx" table:table-name="DIS010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4" table:style-name="ta2">
        <table:table-source xlink:href="file:///G:/AFP/RLTDAll/STS/003%20BLT/005%20BLUE%20BADGE/0001%20Data/2016-17/Validation/Admin%20data/LATEST%20after%20QA%20BlueBadge%2016-17%20Validation.xlsx" table:table-name="DIS0104"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04_Chart" table:style-name="ta2">
        <table:table-source xlink:href="file:///G:/AFP/RLTDAll/STS/003%20BLT/005%20BLUE%20BADGE/0001%20Data/2016-17/Validation/Admin%20data/LATEST%20after%20QA%20BlueBadge%2016-17%20Validation.xlsx" table:table-name="2017_DIS0104_Chart"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5" table:style-name="ta2">
        <table:table-source xlink:href="file:///G:/AFP/RLTDAll/STS/003%20BLT/005%20BLUE%20BADGE/0001%20Data/2016-17/Validation/Admin%20data/LATEST%20after%20QA%20BlueBadge%2016-17%20Validation.xlsx" table:table-name="DIS0105"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6" table:style-name="ta2">
        <table:table-source xlink:href="file:///G:/AFP/RLTDAll/STS/003%20BLT/005%20BLUE%20BADGE/0001%20Data/2016-17/Validation/Admin%20data/LATEST%20after%20QA%20BlueBadge%2016-17%20Validation.xlsx" table:table-name="DIS0106"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7" table:style-name="ta2">
        <table:table-source xlink:href="file:///G:/AFP/RLTDAll/STS/003%20BLT/005%20BLUE%20BADGE/0001%20Data/2016-17/Validation/Admin%20data/LATEST%20after%20QA%20BlueBadge%2016-17%20Validation.xlsx" table:table-name="DIS0107"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i)_issued" table:style-name="ta2">
        <table:table-source xlink:href="file:///G:/AFP/RLTDAll/STS/003%20BLT/005%20BLUE%20BADGE/0001%20Data/2016-17/Validation/Admin%20data/LATEST%20after%20QA%20BlueBadge%2016-17%20Validation.xlsx" table:table-name="DIS0108_i)_issu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ii)_held" table:style-name="ta2">
        <table:table-source xlink:href="file:///G:/AFP/RLTDAll/STS/003%20BLT/005%20BLUE%20BADGE/0001%20Data/2016-17/Validation/Admin%20data/LATEST%20after%20QA%20BlueBadge%2016-17%20Validation.xlsx" table:table-name="DIS0108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4_i)_issued" table:style-name="ta2">
        <table:table-source xlink:href="file:///G:/AFP/RLTDAll/STS/003%20BLT/005%20BLUE%20BADGE/0001%20Data/2016-17/Validation/Admin%20data/LATEST%20after%20QA%20BlueBadge%2016-17%20Validation.xlsx" table:table-name="DIS0108_2014_i)_issu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4_ii)_held" table:style-name="ta2">
        <table:table-source xlink:href="file:///G:/AFP/RLTDAll/STS/003%20BLT/005%20BLUE%20BADGE/0001%20Data/2016-17/Validation/Admin%20data/LATEST%20after%20QA%20BlueBadge%2016-17%20Validation.xlsx" table:table-name="DIS0108_2014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3_ii)_held" table:style-name="ta2">
        <table:table-source xlink:href="file:///G:/AFP/RLTDAll/STS/003%20BLT/005%20BLUE%20BADGE/0001%20Data/2016-17/Validation/Admin%20data/LATEST%20after%20QA%20BlueBadge%2016-17%20Validation.xlsx" table:table-name="DIS0108_2013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2_ii)_held" table:style-name="ta2">
        <table:table-source xlink:href="file:///G:/AFP/RLTDAll/STS/003%20BLT/005%20BLUE%20BADGE/0001%20Data/2016-17/Validation/Admin%20data/LATEST%20after%20QA%20BlueBadge%2016-17%20Validation.xlsx" table:table-name="DIS0108_2012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1_ii)_held" table:style-name="ta2">
        <table:table-source xlink:href="file:///G:/AFP/RLTDAll/STS/003%20BLT/005%20BLUE%20BADGE/0001%20Data/2016-17/Validation/Admin%20data/LATEST%20after%20QA%20BlueBadge%2016-17%20Validation.xlsx" table:table-name="DIS0108_2011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0_ii)_held" table:style-name="ta2">
        <table:table-source xlink:href="file:///G:/AFP/RLTDAll/STS/003%20BLT/005%20BLUE%20BADGE/0001%20Data/2016-17/Validation/Admin%20data/LATEST%20after%20QA%20BlueBadge%2016-17%20Validation.xlsx" table:table-name="DIS0108_2010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09_ii)_held" table:style-name="ta2">
        <table:table-source xlink:href="file:///G:/AFP/RLTDAll/STS/003%20BLT/005%20BLUE%20BADGE/0001%20Data/2016-17/Validation/Admin%20data/LATEST%20after%20QA%20BlueBadge%2016-17%20Validation.xlsx" table:table-name="DIS0108_2009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 table:style-name="ta2">
        <table:table-source xlink:href="file:///G:/AFP/RLTDAll/STS/003%20BLT/005%20BLUE%20BADGE/0001%20Data/2016-17/Validation/Admin%20data/LATEST%20after%20QA%20BlueBadge%2016-17%20Validation.xlsx" table:table-name="DIS01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3" table:style-name="ta2">
        <table:table-source xlink:href="file:///G:/AFP/RLTDAll/STS/003%20BLT/005%20BLUE%20BADGE/0001%20Data/2016-17/Validation/Admin%20data/LATEST%20after%20QA%20BlueBadge%2016-17%20Validation.xlsx" table:table-name="DIS0109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2" table:style-name="ta2">
        <table:table-source xlink:href="file:///G:/AFP/RLTDAll/STS/003%20BLT/005%20BLUE%20BADGE/0001%20Data/2016-17/Validation/Admin%20data/LATEST%20after%20QA%20BlueBadge%2016-17%20Validation.xlsx" table:table-name="DIS0109_201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1" table:style-name="ta2">
        <table:table-source xlink:href="file:///G:/AFP/RLTDAll/STS/003%20BLT/005%20BLUE%20BADGE/0001%20Data/2016-17/Validation/Admin%20data/LATEST%20after%20QA%20BlueBadge%2016-17%20Validation.xlsx" table:table-name="DIS0109_20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0" table:style-name="ta2">
        <table:table-source xlink:href="file:///G:/AFP/RLTDAll/STS/003%20BLT/005%20BLUE%20BADGE/0001%20Data/2016-17/Validation/Admin%20data/LATEST%20after%20QA%20BlueBadge%2016-17%20Validation.xlsx" table:table-name="DIS0109_20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09" table:style-name="ta2">
        <table:table-source xlink:href="file:///G:/AFP/RLTDAll/STS/003%20BLT/005%20BLUE%20BADGE/0001%20Data/2016-17/Validation/Admin%20data/LATEST%20after%20QA%20BlueBadge%2016-17%20Validation.xlsx" table:table-name="DIS0109_20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 table:style-name="ta2">
        <table:table-source xlink:href="file:///G:/AFP/RLTDAll/STS/003%20BLT/005%20BLUE%20BADGE/0001%20Data/2016-17/Validation/Admin%20data/LATEST%20after%20QA%20BlueBadge%2016-17%20Validation.xlsx" table:table-name="DIS01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3" table:style-name="ta2">
        <table:table-source xlink:href="file:///G:/AFP/RLTDAll/STS/003%20BLT/005%20BLUE%20BADGE/0001%20Data/2016-17/Validation/Admin%20data/LATEST%20after%20QA%20BlueBadge%2016-17%20Validation.xlsx" table:table-name="DIS0110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2" table:style-name="ta2">
        <table:table-source xlink:href="file:///G:/AFP/RLTDAll/STS/003%20BLT/005%20BLUE%20BADGE/0001%20Data/2016-17/Validation/Admin%20data/LATEST%20after%20QA%20BlueBadge%2016-17%20Validation.xlsx" table:table-name="DIS0110_201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1" table:style-name="ta2">
        <table:table-source xlink:href="file:///G:/AFP/RLTDAll/STS/003%20BLT/005%20BLUE%20BADGE/0001%20Data/2016-17/Validation/Admin%20data/LATEST%20after%20QA%20BlueBadge%2016-17%20Validation.xlsx" table:table-name="DIS0110_20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0" table:style-name="ta2">
        <table:table-source xlink:href="file:///G:/AFP/RLTDAll/STS/003%20BLT/005%20BLUE%20BADGE/0001%20Data/2016-17/Validation/Admin%20data/LATEST%20after%20QA%20BlueBadge%2016-17%20Validation.xlsx" table:table-name="DIS0110_20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09" table:style-name="ta2">
        <table:table-source xlink:href="file:///G:/AFP/RLTDAll/STS/003%20BLT/005%20BLUE%20BADGE/0001%20Data/2016-17/Validation/Admin%20data/LATEST%20after%20QA%20BlueBadge%2016-17%20Validation.xlsx" table:table-name="DIS0110_20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1" table:style-name="ta2">
        <table:table-source xlink:href="file:///G:/AFP/RLTDAll/STS/003%20BLT/005%20BLUE%20BADGE/0001%20Data/2016-17/Validation/Admin%20data/LATEST%20after%20QA%20BlueBadge%2016-17%20Validation.xlsx" table:table-name="DIS01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11_Chart1" table:style-name="ta2">
        <table:table-source xlink:href="file:///G:/AFP/RLTDAll/STS/003%20BLT/005%20BLUE%20BADGE/0001%20Data/2016-17/Validation/Admin%20data/LATEST%20after%20QA%20BlueBadge%2016-17%20Validation.xlsx" table:table-name="2017_DIS0111_Chart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09" table:style-name="ta2">
        <table:table-source xlink:href="file:///G:/AFP/RLTDAll/STS/003%20BLT/005%20BLUE%20BADGE/0001%20Data/2016-17/Validation/Admin%20data/LATEST%20after%20QA%20BlueBadge%2016-17%20Validation.xlsx" table:table-name="DIS0301_20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0" table:style-name="ta2">
        <table:table-source xlink:href="file:///G:/AFP/RLTDAll/STS/003%20BLT/005%20BLUE%20BADGE/0001%20Data/2016-17/Validation/Admin%20data/LATEST%20after%20QA%20BlueBadge%2016-17%20Validation.xlsx" table:table-name="DIS0301_20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1" table:style-name="ta2">
        <table:table-source xlink:href="file:///G:/AFP/RLTDAll/STS/003%20BLT/005%20BLUE%20BADGE/0001%20Data/2016-17/Validation/Admin%20data/LATEST%20after%20QA%20BlueBadge%2016-17%20Validation.xlsx" table:table-name="DIS0301_20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2" table:style-name="ta2">
        <table:table-source xlink:href="file:///G:/AFP/RLTDAll/STS/003%20BLT/005%20BLUE%20BADGE/0001%20Data/2016-17/Validation/Admin%20data/LATEST%20after%20QA%20BlueBadge%2016-17%20Validation.xlsx" table:table-name="DIS0301_201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3" table:style-name="ta2">
        <table:table-source xlink:href="file:///G:/AFP/RLTDAll/STS/003%20BLT/005%20BLUE%20BADGE/0001%20Data/2016-17/Validation/Admin%20data/LATEST%20after%20QA%20BlueBadge%2016-17%20Validation.xlsx" table:table-name="DIS0301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301" table:style-name="ta2">
        <table:table-source xlink:href="file:///G:/AFP/RLTDAll/STS/003%20BLT/005%20BLUE%20BADGE/0001%20Data/2016-17/Validation/Admin%20data/LATEST%20after%20QA%20BlueBadge%2016-17%20Validation.xlsx" table:table-name="2017_DIS030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Comparison" table:style-name="ta2">
        <table:table-source xlink:href="file:///G:/AFP/RLTDAll/STS/003%20BLT/005%20BLUE%20BADGE/0001%20Data/2016-17/Validation/Admin%20data/LATEST%20after%20QA%20BlueBadge%2016-17%20Validation.xlsx" table:table-name="DIS0301_Comparis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Survey_data_formatted" table:style-name="ta2">
        <table:table-source xlink:href="file:///G:/AFP/RLTDAll/STS/003%20BLT/005%20BLUE%20BADGE/0001%20Data/2016-17/Validation/Admin%20data/LATEST%20after%20QA%20BlueBadge%2016-17%20Validation.xlsx" table:table-name="Survey_data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Raw_survey_data" table:style-name="ta2">
        <table:table-source xlink:href="file:///G:/AFP/RLTDAll/STS/003%20BLT/005%20BLUE%20BADGE/0001%20Data/2016-17/Validation/Admin%20data/LATEST%20after%20QA%20BlueBadge%2016-17%20Validation.xlsx" table:table-name="Raw_survey_data" table:mode="copy-results-only"/>
        <table:table-column/>
        <table:table-row>
          <table:table-cell office:value-type="string" office:string-value="Paste into cell A2"/>
          <table:table-cell office:value-type="float" office:value="2"/>
          <table:table-cell office:value-type="float" office:value="3"/>
          <table:table-cell office:value-type="float" office:value="4"/>
          <table:table-cell office:value-type="float" office:value="5"/>
          <table:table-cell office:value-type="float" office:value="6"/>
          <table:table-cell office:value-type="float" office:value="7"/>
          <table:table-cell office:value-type="float" office:value="8"/>
          <table:table-cell office:value-type="float" office:value="9"/>
          <table:table-cell office:value-type="float" office:value="10"/>
          <table:table-cell office:value-type="float" office:value="11"/>
          <table:table-cell office:value-type="float" office:value="12"/>
          <table:table-cell office:value-type="float" office:value="13"/>
          <table:table-cell office:value-type="float" office:value="14"/>
          <table:table-cell office:value-type="float" office:value="15"/>
          <table:table-cell office:value-type="float" office:value="16"/>
          <table:table-cell office:value-type="float" office:value="17"/>
          <table:table-cell office:value-type="float" office:value="18"/>
          <table:table-cell office:value-type="float" office:value="19"/>
          <table:table-cell office:value-type="float" office:value="20"/>
          <table:table-cell office:value-type="float" office:value="21"/>
          <table:table-cell office:value-type="float" office:value="22"/>
          <table:table-cell office:value-type="float" office:value="23"/>
          <table:table-cell office:value-type="float" office:value="24"/>
          <table:table-cell office:value-type="float" office:value="25"/>
          <table:table-cell office:value-type="float" office:value="26"/>
          <table:table-cell table:number-columns-repeated="16358"/>
        </table:table-row>
        <table:table-row>
          <table:table-cell office:value-type="string" office:string-value="Username"/>
          <table:table-cell office:value-type="string" office:string-value="1. Name of Local Authority?"/>
          <table:table-cell office:value-type="string" office:string-value="2. Your Name"/>
          <table:table-cell office:value-type="string" office:string-value="3. Your email address"/>
          <table:table-cell office:value-type="string" office:string-value="4. Your telephone number"/>
          <table:table-cell office:value-type="string" office:string-value="5. Do you have a policy for prosecuting for misuse of the blue badge scheme?"/>
          <table:table-cell office:value-type="string" office:string-value="6. Do you record the number of Penalty Charge Notices (PCNs) issues for the misuse of the blue badge scheme?"/>
          <table:table-cell office:value-type="string" office:string-value="7. How many PCNs were issued between 1 April 2015 and 31 March 2016?"/>
          <table:table-cell office:value-type="string" office:string-value="8. How many people were prosecuted for misuse of the blue badge scheme between 1 April 2015 and 31 March 2016?"/>
          <table:table-cell office:value-type="string" office:string-value="9a) The registered badge holder"/>
          <table:table-cell office:value-type="string" office:string-value="9b) A non-badge holder using another person's badge?"/>
          <table:table-cell office:value-type="string" office:string-value="9c) Anyone else not categorised in a) or b)?"/>
          <table:table-cell office:value-type="string" office:string-value="9. Please give more information if there were any prosecutions for question c)"/>
          <table:table-cell office:value-type="string" office:string-value="9a. How many Blue Badge prosecutions were there under Section 1 of the Fraud Act 2006?"/>
          <table:table-cell office:value-type="string" office:string-value="9b. Of these prosecutions, in how many cases was the defendant found guilty?"/>
          <table:table-cell office:value-type="string" office:string-value="10a. How many Blue Badge prosecutions were there under Section 117 of the Road Traffic Regulation Act 1984?"/>
          <table:table-cell office:value-type="string" office:string-value="10b. Of these prosecutions, in how many cases was the defendant found guilty?"/>
          <table:table-cell office:value-type="string" office:string-value="11a. How many Blue Badge prosecutions were there under any other Acts?"/>
          <table:table-cell office:value-type="string" office:string-value="11b. Of these prosecutions, in how many cases was the defendant found guilty?"/>
          <table:table-cell office:value-type="string" office:string-value="12. Are you planning on implementing a policy of prosecuting for misuse of the blue badge scheme in the future?"/>
          <table:table-cell office:value-type="string" office:string-value="12. If so, please give further details about when"/>
          <table:table-cell office:value-type="string" office:string-value="13. Do you use any other interventions that aim to deter the misuse of the blue badge scheme that do not involve prosecution?"/>
          <table:table-cell office:value-type="string" office:string-value="13. If so, could you give a brief description about the interventions and their outcomes?"/>
          <table:table-cell office:value-type="string" office:string-value="14. If you have any general comments about the misuse of the scheme or any additional comments on the provided figures (where applicable), please include them here:"/>
          <table:table-cell office:value-type="string" office:string-value="Last modified date"/>
          <table:table-cell office:value-type="string" office:string-value="Last submission date"/>
          <table:table-cell table:number-columns-repeated="16358"/>
        </table:table-row>
        <table:table-row>
          <table:table-cell office:value-type="string" office:string-value="BB_Mert"/>
          <table:table-cell office:value-type="string" office:string-value="Merton"/>
          <table:table-cell office:value-type="string" office:string-value="Sean Cunniffe"/>
          <table:table-cell office:value-type="string" office:string-value="sean.cunniffe@merton.gov.uk"/>
          <table:table-cell office:value-type="string" office:string-value="020 8274 4901"/>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Have joined a South London collective and are looking at adopting LB Wandsworth policy in the very near future"/>
          <table:table-cell office:value-type="boolean" office:boolean-value="true"/>
          <table:table-cell office:value-type="string" office:string-value="Often undertake joint initiatives with Police and local enforcement team."/>
          <table:table-cell office:value-type="string" office:string-value="Have now joined a 5 Borough fraud initiative and have recently liaised with the officer leading a dedicated Blue Badge team seeking a common policy and process for the future investigation and prosecution of fraud. This includes the use of RIPA where appropriate."/>
          <table:table-cell office:value-type="float" office:value="42649.729444444441"/>
          <table:table-cell office:value-type="float" office:value="42649.729444444441"/>
          <table:table-cell table:number-columns-repeated="16358"/>
        </table:table-row>
        <table:table-row>
          <table:table-cell office:value-type="string" office:string-value="BB_Hamp"/>
          <table:table-cell office:value-type="string" office:string-value="Hampshire"/>
          <table:table-cell office:value-type="string" office:string-value="Gordon Smith"/>
          <table:table-cell office:value-type="string" office:string-value="gordon.smith@hants.gov.uk"/>
          <table:table-cell office:value-type="string" office:string-value="01962-846010"/>
          <table:table-cell office:value-type="boolean" office:boolean-value="true"/>
          <table:table-cell office:value-type="boolean" office:boolean-value="false"/>
          <table:table-cell/>
          <table:table-cell office:value-type="float" office:value="10"/>
          <table:table-cell office:value-type="float" office:value="0"/>
          <table:table-cell office:value-type="float" office:value="10"/>
          <table:table-cell office:value-type="float" office:value="0"/>
          <table:table-cell/>
          <table:table-cell office:value-type="float" office:value="4"/>
          <table:table-cell office:value-type="float" office:value="10"/>
          <table:table-cell office:value-type="float" office:value="4"/>
          <table:table-cell office:value-type="float" office:value="4"/>
          <table:table-cell office:value-type="float" office:value="4"/>
          <table:table-cell office:value-type="float" office:value="4"/>
          <table:table-cell table:number-columns-repeated="2"/>
          <table:table-cell office:value-type="boolean" office:boolean-value="true"/>
          <table:table-cell office:value-type="string" office:string-value="Formal Warnings and Cautions.  Parking authorities issue PCNs and retain badges where appropriate"/>
          <table:table-cell office:value-type="string" office:string-value="The pressure remains the same.  We believe there is more going on than we are able to handle.  Our resources are limited so we are all working hard in a joined up working way to maximise our potential"/>
          <table:table-cell office:value-type="float" office:value="42661.542916666665"/>
          <table:table-cell office:value-type="float" office:value="42661.542916666665"/>
          <table:table-cell table:number-columns-repeated="16358"/>
        </table:table-row>
        <table:table-row>
          <table:table-cell office:value-type="string" office:string-value="BB_Southampton"/>
          <table:table-cell office:value-type="string" office:string-value="Southampton"/>
          <table:table-cell office:value-type="string" office:string-value="Vanessa Green"/>
          <table:table-cell office:value-type="string" office:string-value="vanessa.green@southampton.gov.uk"/>
          <table:table-cell office:value-type="string" office:string-value="023 8083 2021"/>
          <table:table-cell office:value-type="boolean" office:boolean-value="false"/>
          <table:table-cell office:value-type="boolean" office:boolean-value="true"/>
          <table:table-cell office:value-type="float" office:value="1273"/>
          <table:table-cell table:number-columns-repeated="11"/>
          <table:table-cell office:value-type="boolean" office:boolean-value="false"/>
          <table:table-cell/>
          <table:table-cell office:value-type="boolean" office:boolean-value="true"/>
          <table:table-cell office:value-type="string" office:string-value="Intervention at the roadside: provide blue badge usage advice/verbal warning.&#10;Wrongful blue badge misuse mentioned in representation against the issue of a PCN - Written guidance/advice provided on what constitutes misuse/an offence. refer appellant to blue badge handbook.&#10;Blue badge collection: all new blue badges are collected from a Council office. The badge holder/collector signs a collection form, declaring that they have received a copy of the blue badge handbook, will read it and abide by its rules, and understand that the blue badge must only be used when the badge holder is present.&#10;Covering letter warning about blue badge misuse included with every new blue badge issued.&#10;Blue badge investigations: Can be disposed of by way of warning letter or simple caution."/>
          <table:table-cell office:value-type="string" office:string-value="Section 112 of the Road Traffic Regulation Act 1984 should be amended to allow LAs to use this legislation to demand a keeper of a vehicle declares the driver who may have committed the offence of Wrongful use of a blue badge (S. 117 of the same Act)&#10;Blue badges issued under the terminally ill criteria should be issued for 12 months only. If the badge holder lives beyond this time, a free badge should be issued for another 12 months. &#10;"/>
          <table:table-cell office:value-type="float" office:value="42661.556712962964"/>
          <table:table-cell office:value-type="float" office:value="42661.556712962964"/>
          <table:table-cell table:number-columns-repeated="16358"/>
        </table:table-row>
        <table:table-row>
          <table:table-cell office:value-type="string" office:string-value="BB_Warw"/>
          <table:table-cell office:value-type="string" office:string-value="Warwickshire"/>
          <table:table-cell office:value-type="string" office:string-value="Kirandeep Basra"/>
          <table:table-cell office:value-type="string" office:string-value="kirandeepbasra@warwickshire.gov.uk"/>
          <table:table-cell office:value-type="float" office:value="1926350860"/>
          <table:table-cell office:value-type="boolean" office:boolean-value="false"/>
          <table:table-cell table:number-columns-repeated="13"/>
          <table:table-cell office:value-type="boolean" office:boolean-value="false"/>
          <table:table-cell/>
          <table:table-cell office:value-type="boolean" office:boolean-value="false"/>
          <table:table-cell table:number-columns-repeated="2"/>
          <table:table-cell office:value-type="float" office:value="42661.714479166665"/>
          <table:table-cell office:value-type="float" office:value="42661.714479166665"/>
          <table:table-cell table:number-columns-repeated="16358"/>
        </table:table-row>
        <table:table-row>
          <table:table-cell office:value-type="string" office:string-value="BB_Read"/>
          <table:table-cell office:value-type="string" office:string-value="Reading"/>
          <table:table-cell office:value-type="string" office:string-value="Les Nicholson"/>
          <table:table-cell office:value-type="string" office:string-value="les.nicholson@reading.gov.uk"/>
          <table:table-cell office:value-type="float" office:value="1189372143"/>
          <table:table-cell office:value-type="boolean" office:boolean-value="true"/>
          <table:table-cell office:value-type="boolean" office:boolean-value="true"/>
          <table:table-cell office:value-type="float" office:value="21"/>
          <table:table-cell office:value-type="float" office:value="6"/>
          <table:table-cell office:value-type="float" office:value="0"/>
          <table:table-cell office:value-type="float" office:value="6"/>
          <table:table-cell office:value-type="float" office:value="0"/>
          <table:table-cell table:number-columns-repeated="5"/>
          <table:table-cell office:value-type="float" office:value="6"/>
          <table:table-cell office:value-type="float" office:value="6"/>
          <table:table-cell table:number-columns-repeated="2"/>
          <table:table-cell office:value-type="boolean" office:boolean-value="true"/>
          <table:table-cell office:value-type="string" office:string-value="we run a 13 weekly editorial in local free over 50 magazine which is distributed across the Authority area it explains Blue Badge Fraud  &amp;what not to do it also gives links numbers etc.on how to report it to the Authority "/>
          <table:table-cell office:value-type="string" office:string-value="We would welcome some additional central government resource to fund the investigation and successful prosecution of these cases as we had some years ago within the housing Benefit service without adequate resource I fear this work may suffer  "/>
          <table:table-cell office:value-type="float" office:value="42663.517083333332"/>
          <table:table-cell office:value-type="float" office:value="42663.517083333332"/>
          <table:table-cell table:number-columns-repeated="16358"/>
        </table:table-row>
        <table:table-row>
          <table:table-cell office:value-type="string" office:string-value="BB_Sutt"/>
          <table:table-cell office:value-type="string" office:string-value="Sutton"/>
          <table:table-cell office:value-type="string" office:string-value="Donna Robinson"/>
          <table:table-cell office:value-type="string" office:string-value="donna.robinson@sutton.gov.uk"/>
          <table:table-cell office:value-type="float" office:value="2087704523"/>
          <table:table-cell office:value-type="boolean" office:boolean-value="true"/>
          <table:table-cell office:value-type="boolean" office:boolean-value="true"/>
          <table:table-cell office:value-type="float" office:value="6"/>
          <table:table-cell office:value-type="float" office:value="32"/>
          <table:table-cell office:value-type="float" office:value="0"/>
          <table:table-cell office:value-type="float" office:value="32"/>
          <table:table-cell office:value-type="float" office:value="0"/>
          <table:table-cell/>
          <table:table-cell office:value-type="float" office:value="31"/>
          <table:table-cell office:value-type="float" office:value="32"/>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warning letters and formal cations are given regarding the misuse of the blue badges in some instances"/>
          <table:table-cell office:value-type="string" office:string-value="Parking Services now have a dedicated Fraud Officer who carry's out regular joint patrols with the police to stop misuse of the boroughâ€™s 500 disabled parking bays which are for residents who have permanent or severe mobility difficulties and want to park conveniently for the shops.&#10;&#10;We use the borough CCTV system to gather evidence and since April 2016,&#10;the fraud officer has been able to capture incidents on their new body-&#10;worn cameras, which are designed to film images and sound when dealing with&#10;drivers â€“ with the footage being used as evidence in Court.&#10;&#10;This with our regular joint patrols with the Police and our Fraud Officer, to address fraudulent use of blue badges, has led to Sutton being in the top 10 most successful authorities for the prosecution of blue badge misuse. (http://content.met.police.uk/News/Sutton-among-the-top-ten-for-action-on-blue-badge-fraud/1400035571351/1257246745756)&#10;&#10;"/>
          <table:table-cell office:value-type="float" office:value="42661.635069444441"/>
          <table:table-cell office:value-type="float" office:value="42661.635069444441"/>
          <table:table-cell table:number-columns-repeated="16358"/>
        </table:table-row>
        <table:table-row>
          <table:table-cell office:value-type="string" office:string-value="BB_Redb"/>
          <table:table-cell office:value-type="string" office:string-value="Redbridge"/>
          <table:table-cell office:value-type="string" office:string-value="Haroon Jiwan"/>
          <table:table-cell office:value-type="string" office:string-value="haroon.jiwan@redbridge.gov.uk"/>
          <table:table-cell office:value-type="float" office:value="208708791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Don't know the future for prosecutions... we have been told its to do with financial constraints"/>
          <table:table-cell office:value-type="boolean" office:boolean-value="true"/>
          <table:table-cell office:value-type="string" office:string-value="initial vetting process a the time of application. We have in the past only allowed blue badge holders to collect their blue badge and return their old one, and explain how the scheme works and warn about mis use. &#10;Now we post the blue badges out, are not able to track old badges. So it is all left to parking enforcement to deal with the misuse (by the way, we are in a separate department to them, which makes the whole process that much harder)."/>
          <table:table-cell office:value-type="string" office:string-value="Local authorities need support on how to move forward with preventative measures to deter mis use of the blue badge. More marketing in explaining and warning of misuse. Name and shame those who get prosecuted. "/>
          <table:table-cell office:value-type="float" office:value="42661.624814814815"/>
          <table:table-cell office:value-type="float" office:value="42661.624814814815"/>
          <table:table-cell table:number-columns-repeated="16358"/>
        </table:table-row>
        <table:table-row>
          <table:table-cell office:value-type="string" office:string-value="BB_Wberkshire"/>
          <table:table-cell office:value-type="string" office:string-value="West Berkshire"/>
          <table:table-cell office:value-type="string" office:string-value="Martyn Baker"/>
          <table:table-cell office:value-type="string" office:string-value="martyn.baker@westberks.gov.uk"/>
          <table:table-cell office:value-type="string" office:string-value="01635 519211"/>
          <table:table-cell office:value-type="boolean" office:boolean-value="false"/>
          <table:table-cell office:value-type="boolean" office:boolean-value="true"/>
          <table:table-cell office:value-type="float" office:value="378"/>
          <table:table-cell table:number-columns-repeated="11"/>
          <table:table-cell office:value-type="boolean" office:boolean-value="false"/>
          <table:table-cell/>
          <table:table-cell office:value-type="boolean" office:boolean-value="false"/>
          <table:table-cell table:number-columns-repeated="2"/>
          <table:table-cell office:value-type="float" office:value="42661.66574074074"/>
          <table:table-cell office:value-type="float" office:value="42661.66574074074"/>
          <table:table-cell table:number-columns-repeated="16358"/>
        </table:table-row>
        <table:table-row>
          <table:table-cell office:value-type="string" office:string-value="BB_Linc"/>
          <table:table-cell office:value-type="string" office:string-value="Lincolnshire"/>
          <table:table-cell office:value-type="string" office:string-value="Lauren Grosvenor"/>
          <table:table-cell office:value-type="string" office:string-value="Lauren.grosvenor@lincolnshire.gov.uk"/>
          <table:table-cell office:value-type="string" office:string-value="01522 550635"/>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Rights and responsibilities letter sent when badge is issued.&#10;Letter reminding of rights and responsibilities when misuse reported against badge holder."/>
          <table:table-cell/>
          <table:table-cell office:value-type="float" office:value="42662.378437500003"/>
          <table:table-cell office:value-type="float" office:value="42662.378437500003"/>
          <table:table-cell table:number-columns-repeated="16358"/>
        </table:table-row>
        <table:table-row>
          <table:table-cell office:value-type="string" office:string-value="BB_Norf"/>
          <table:table-cell office:value-type="string" office:string-value="Norfolk"/>
          <table:table-cell office:value-type="string" office:string-value="Ross Cushing"/>
          <table:table-cell office:value-type="string" office:string-value="ross.cushing@norfolk.gov.uk"/>
          <table:table-cell office:value-type="string" office:string-value="01603 222166"/>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Norfolk County Council had no enforcement in place for 2015/16 - we have since put resource in place and a policy. Please note that the County Council does not oversee parking enforcement, this is managed by the District Councils in the area.&#1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4"/>
          <table:table-cell office:value-type="string" office:string-value="Norfolk County Council had no enforcement in place for 2015/16 - we have since put resource in place and a policy. Please note that the County Council does not oversee parking enforcement, this is managed by the District Councils in the area."/>
          <table:table-cell office:value-type="float" office:value="42662.492696759262"/>
          <table:table-cell office:value-type="float" office:value="42662.492696759262"/>
          <table:table-cell table:number-columns-repeated="16358"/>
        </table:table-row>
        <table:table-row>
          <table:table-cell office:value-type="string" office:string-value="aevans"/>
          <table:table-cell/>
          <table:table-cell office:value-type="string" office:string-value="Test"/>
          <table:table-cell office:value-type="string" office:string-value="a@b.com"/>
          <table:table-cell office:value-type="string" office:string-value="b"/>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62.430231481485"/>
          <table:table-cell table:number-columns-repeated="16359"/>
        </table:table-row>
        <table:table-row>
          <table:table-cell office:value-type="string" office:string-value="BB_Esse"/>
          <table:table-cell office:value-type="string" office:string-value="Essex"/>
          <table:table-cell office:value-type="string" office:string-value="Vicky Hotson"/>
          <table:table-cell office:value-type="string" office:string-value="vicky.hotson@essex.gov.uk"/>
          <table:table-cell office:value-type="string" office:string-value="033301 38463"/>
          <table:table-cell office:value-type="boolean" office:boolean-value="false"/>
          <table:table-cell office:value-type="boolean" office:boolean-value="true"/>
          <table:table-cell office:value-type="float" office:value="52"/>
          <table:table-cell table:number-columns-repeated="11"/>
          <table:table-cell office:value-type="boolean" office:boolean-value="true"/>
          <table:table-cell office:value-type="string" office:string-value="Hoping to have agreed from April 2017"/>
          <table:table-cell office:value-type="boolean" office:boolean-value="true"/>
          <table:table-cell office:value-type="string" office:string-value="Badges are seized if being misused and returned to badge holders with a misuse letter on first occasion of recorded misuse."/>
          <table:table-cell/>
          <table:table-cell office:value-type="float" office:value="42662.474537037036"/>
          <table:table-cell office:value-type="float" office:value="42662.474537037036"/>
          <table:table-cell table:number-columns-repeated="16358"/>
        </table:table-row>
        <table:table-row>
          <table:table-cell office:value-type="string" office:string-value="BB_Bedf"/>
          <table:table-cell office:value-type="string" office:string-value="Bedford"/>
          <table:table-cell office:value-type="string" office:string-value="Adam Goodyear"/>
          <table:table-cell office:value-type="string" office:string-value="adam.goodyear@bedford.gov.uk"/>
          <table:table-cell office:value-type="float" office:value="1234276103"/>
          <table:table-cell office:value-type="boolean" office:boolean-value="true"/>
          <table:table-cell office:value-type="boolean" office:boolean-value="true"/>
          <table:table-cell office:value-type="float" office:value="1119"/>
          <table:table-cell office:value-type="float" office:value="5"/>
          <table:table-cell office:value-type="float" office:value="1"/>
          <table:table-cell office:value-type="float" office:value="2"/>
          <table:table-cell office:value-type="float" office:value="2"/>
          <table:table-cell office:value-type="string" office:string-value="2 members and an organisational badge. &#10;1 for amending the badge.&#10;1 for using the badge without any residents."/>
          <table:table-cell office:value-type="float" office:value="4"/>
          <table:table-cell office:value-type="float" office:value="4"/>
          <table:table-cell office:value-type="float" office:value="1"/>
          <table:table-cell office:value-type="float" office:value="1"/>
          <table:table-cell office:value-type="float" office:value="3"/>
          <table:table-cell office:value-type="float" office:value="3"/>
          <table:table-cell table:number-columns-repeated="5"/>
          <table:table-cell office:value-type="float" office:value="42662.496111111112"/>
          <table:table-cell table:number-columns-repeated="16359"/>
        </table:table-row>
        <table:table-row>
          <table:table-cell office:value-type="string" office:string-value="BB_Plym"/>
          <table:table-cell office:value-type="string" office:string-value="Plymouth"/>
          <table:table-cell office:value-type="string" office:string-value="Ken Johnson"/>
          <table:table-cell office:value-type="string" office:string-value="ken.johnson@plymouth.gov.uk"/>
          <table:table-cell office:value-type="string" office:string-value="01752 307625"/>
          <table:table-cell office:value-type="boolean" office:boolean-value="true"/>
          <table:table-cell office:value-type="boolean" office:boolean-value="true"/>
          <table:table-cell office:value-type="float" office:value="727"/>
          <table:table-cell office:value-type="float" office:value="2"/>
          <table:table-cell office:value-type="float" office:value="1"/>
          <table:table-cell office:value-type="float" office:value="1"/>
          <table:table-cell office:value-type="float" office:value="0"/>
          <table:table-cell office:value-type="string" office:string-value="1 case prosecuted for use of a deceased persons BB. Section 2 Fraud Act 2006&#10;1 case prosecuted for use of an out of date BB and amending the date Section 2 Fraud Act 2006 and Section 1 Forgery and Counterfeiting Act 1981"/>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2"/>
          <table:table-cell table:number-columns-repeated="2"/>
          <table:table-cell office:value-type="boolean" office:boolean-value="true"/>
          <table:table-cell office:value-type="string" office:string-value="Plymouth City Council approach last year was only to prosecute those for the most serious offences. (eg use of a deceased persons BB). We also issued 26 formal cautions where a criminal offence was detected, investigated, proven and admitted under caution. (PACE interview).&#10;Formal warning letters are also issued where no criminal offence can be proven, but is suspected. We have not had any repeat offenders at this point in time."/>
          <table:table-cell office:value-type="string" office:string-value="The Parking Dept and the Corporate Fraud team have decided that after 3 years of enforcement that the message is still not strong enough as we continue to encounter this type of fraud too regularly. The prosecution strategy has been ramped up to include all of those who park in disabled bays and disabled only car parks. Already this year we have 2 successful prosecutions with a further 10 awaiting court dates. I would say that 90% are for 3rd parties using BB's (usually family members). We have also had an increase in the use of Deceased persons BB's. 20 cautions have already been accepted this year."/>
          <table:table-cell office:value-type="float" office:value="42678.417071759257"/>
          <table:table-cell office:value-type="float" office:value="42678.417071759257"/>
          <table:table-cell table:number-columns-repeated="16358"/>
        </table:table-row>
        <table:table-row>
          <table:table-cell office:value-type="string" office:string-value="BB_Barnet"/>
          <table:table-cell office:value-type="string" office:string-value="Barnet"/>
          <table:table-cell office:value-type="string" office:string-value="Declan Khan"/>
          <table:table-cell office:value-type="string" office:string-value="declan.khan@barnet.gov.uk"/>
          <table:table-cell office:value-type="string" office:string-value="0208 359 7759"/>
          <table:table-cell office:value-type="boolean" office:boolean-value="true"/>
          <table:table-cell office:value-type="boolean" office:boolean-value="true"/>
          <table:table-cell office:value-type="float" office:value="9"/>
          <table:table-cell office:value-type="float" office:value="3"/>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3"/>
          <table:table-cell office:value-type="float" office:value="3"/>
          <table:table-cell office:value-type="float" office:value="0"/>
          <table:table-cell office:value-type="float" office:value="0"/>
          <table:table-cell table:number-columns-repeated="2"/>
          <table:table-cell office:value-type="boolean" office:boolean-value="false"/>
          <table:table-cell office:value-type="string" office:string-value="Cautions not introduced until October 2016"/>
          <table:table-cell office:value-type="string" office:string-value="The councils Corporate anti fraud team took on the role of investigating Blue Badge misuse as well as Blue badge Fraud in October 2015.&#10;Between Oct 15 and March 16 There was 46 cases investigated with 3 being successfully prosecuted by March 2016. The remainder of the cases have been prosecuted in the next financial year and will be reported as such."/>
          <table:table-cell office:value-type="float" office:value="42663.450902777775"/>
          <table:table-cell office:value-type="float" office:value="42663.450902777775"/>
          <table:table-cell table:number-columns-repeated="16358"/>
        </table:table-row>
        <table:table-row>
          <table:table-cell office:value-type="string" office:string-value="BB_Woki"/>
          <table:table-cell office:value-type="string" office:string-value="Wokingham"/>
          <table:table-cell office:value-type="string" office:string-value="Alexandra Gilkes"/>
          <table:table-cell office:value-type="string" office:string-value="Alexandra.Gilkes@wokingham.gov.uk"/>
          <table:table-cell office:value-type="float" office:value="1189746844"/>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office:value-type="string" office:string-value="&#10;Follow up enquiries with deceased badge holders next of kin to recover outstanding badges."/>
          <table:table-cell office:value-type="string" office:string-value="We do not have any civil enforcement officers at Wokingham, the Police may issue tickets but I have not received any information to indicate that this is the case."/>
          <table:table-cell office:value-type="float" office:value="42681.468240740738"/>
          <table:table-cell office:value-type="float" office:value="42681.468240740738"/>
          <table:table-cell table:number-columns-repeated="16358"/>
        </table:table-row>
        <table:table-row>
          <table:table-cell office:value-type="string" office:string-value="BB_Cove"/>
          <table:table-cell office:value-type="string" office:string-value="Coventry"/>
          <table:table-cell office:value-type="string" office:string-value="Charlotte Buckley"/>
          <table:table-cell office:value-type="string" office:string-value="charlotte.buckley@coventry.gov.uk"/>
          <table:table-cell office:value-type="float" office:value="247678512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Enforcement officer confiscates misused badges. The badge holder must attend the office to get the badge back. We explain the need for correct use of the badge and issue a warning letter. For further offences we consider refusing to renew the badge once it has expired."/>
          <table:table-cell/>
          <table:table-cell office:value-type="float" office:value="42663.568043981482"/>
          <table:table-cell office:value-type="float" office:value="42663.568043981482"/>
          <table:table-cell table:number-columns-repeated="16358"/>
        </table:table-row>
        <table:table-row>
          <table:table-cell office:value-type="string" office:string-value="BB_Corn"/>
          <table:table-cell office:value-type="string" office:string-value="Cornwall"/>
          <table:table-cell office:value-type="string" office:string-value="Susan Kellow"/>
          <table:table-cell office:value-type="string" office:string-value="skellow@cornwall.gov.uk"/>
          <table:table-cell office:value-type="string" office:string-value="01726 22365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No time scale yet"/>
          <table:table-cell office:value-type="boolean" office:boolean-value="false"/>
          <table:table-cell table:number-columns-repeated="2"/>
          <table:table-cell office:value-type="float" office:value="42663.594305555554"/>
          <table:table-cell office:value-type="float" office:value="42663.594305555554"/>
          <table:table-cell table:number-columns-repeated="16358"/>
        </table:table-row>
        <table:table-row>
          <table:table-cell office:value-type="string" office:string-value="BB_Kens"/>
          <table:table-cell office:value-type="string" office:string-value="Kensington and Chelsea"/>
          <table:table-cell office:value-type="string" office:string-value="Andy Hyatt"/>
          <table:table-cell office:value-type="string" office:string-value="andrew.hyatt@rbkc.gov.uk"/>
          <table:table-cell office:value-type="string" office:string-value="020 7361 2777"/>
          <table:table-cell office:value-type="boolean" office:boolean-value="true"/>
          <table:table-cell office:value-type="boolean" office:boolean-value="false"/>
          <table:table-cell/>
          <table:table-cell office:value-type="float" office:value="6"/>
          <table:table-cell office:value-type="float" office:value="0"/>
          <table:table-cell office:value-type="float" office:value="5"/>
          <table:table-cell office:value-type="float" office:value="1"/>
          <table:table-cell office:value-type="string" office:string-value="Using a fake badge"/>
          <table:table-cell office:value-type="float" office:value="1"/>
          <table:table-cell office:value-type="float" office:value="1"/>
          <table:table-cell office:value-type="float" office:value="5"/>
          <table:table-cell office:value-type="float" office:value="5"/>
          <table:table-cell office:value-type="float" office:value="0"/>
          <table:table-cell office:value-type="float" office:value="0"/>
          <table:table-cell table:number-columns-repeated="2"/>
          <table:table-cell office:value-type="boolean" office:boolean-value="true"/>
          <table:table-cell office:value-type="string" office:string-value="Seize badge and send a warning letter"/>
          <table:table-cell/>
          <table:table-cell office:value-type="float" office:value="42667.58520833333"/>
          <table:table-cell office:value-type="float" office:value="42667.58520833333"/>
          <table:table-cell table:number-columns-repeated="16358"/>
        </table:table-row>
        <table:table-row>
          <table:table-cell office:value-type="string" office:string-value="BB_Ntyneside"/>
          <table:table-cell office:value-type="string" office:string-value="North Tyneside"/>
          <table:table-cell office:value-type="string" office:string-value="Elaine O'Neil"/>
          <table:table-cell office:value-type="string" office:string-value="elaine.oneil@northtyneside.gov.uk"/>
          <table:table-cell office:value-type="float" office:value="1916438989"/>
          <table:table-cell office:value-type="boolean" office:boolean-value="false"/>
          <table:table-cell office:value-type="boolean" office:boolean-value="true"/>
          <table:table-cell office:value-type="float" office:value="859"/>
          <table:table-cell table:number-columns-repeated="11"/>
          <table:table-cell office:value-type="boolean" office:boolean-value="false"/>
          <table:table-cell/>
          <table:table-cell office:value-type="boolean" office:boolean-value="false"/>
          <table:table-cell table:number-columns-repeated="2"/>
          <table:table-cell office:value-type="float" office:value="42668.543298611112"/>
          <table:table-cell office:value-type="float" office:value="42668.543298611112"/>
          <table:table-cell table:number-columns-repeated="16358"/>
        </table:table-row>
        <table:table-row>
          <table:table-cell office:value-type="string" office:string-value="BB_Rutl"/>
          <table:table-cell office:value-type="string" office:string-value="Rutland"/>
          <table:table-cell office:value-type="string" office:string-value="Belle Toghill"/>
          <table:table-cell office:value-type="string" office:string-value="bluebadges@rutland.gov.uk"/>
          <table:table-cell office:value-type="float" office:value="1572758330"/>
          <table:table-cell office:value-type="boolean" office:boolean-value="true"/>
          <table:table-cell office:value-type="boolean" office:boolean-value="true"/>
          <table:table-cell office:value-type="float" office:value="74"/>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work with Rutland youth forum to go round Public and private car parks and leave polite notices on vehicles in blue badge bays with no blue badge.  "/>
          <table:table-cell/>
          <table:table-cell office:value-type="float" office:value="42670.512372685182"/>
          <table:table-cell office:value-type="float" office:value="42670.512372685182"/>
          <table:table-cell table:number-columns-repeated="16358"/>
        </table:table-row>
        <table:table-row>
          <table:table-cell office:value-type="string" office:string-value="BB_Pete"/>
          <table:table-cell office:value-type="string" office:string-value="Peterborough"/>
          <table:table-cell office:value-type="string" office:string-value="Nina Miller"/>
          <table:table-cell office:value-type="string" office:string-value="nina.miller@peterborough.gov.uk"/>
          <table:table-cell office:value-type="string" office:string-value="01733 452356"/>
          <table:table-cell office:value-type="boolean" office:boolean-value="true"/>
          <table:table-cell office:value-type="boolean" office:boolean-value="true"/>
          <table:table-cell office:value-type="float" office:value="172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69.467083333337"/>
          <table:table-cell office:value-type="float" office:value="42669.467083333337"/>
          <table:table-cell table:number-columns-repeated="16358"/>
        </table:table-row>
        <table:table-row>
          <table:table-cell office:value-type="string" office:string-value="BB_Know"/>
          <table:table-cell office:value-type="string" office:string-value="Knowsley"/>
          <table:table-cell office:value-type="string" office:string-value="Keith Moyles"/>
          <table:table-cell office:value-type="string" office:string-value="keith.moyles@knowsley.gov.uk"/>
          <table:table-cell office:value-type="string" office:string-value="0151 4435948"/>
          <table:table-cell office:value-type="boolean" office:boolean-value="false"/>
          <table:table-cell office:value-type="boolean" office:boolean-value="true"/>
          <table:table-cell office:value-type="float" office:value="286"/>
          <table:table-cell table:number-columns-repeated="11"/>
          <table:table-cell office:value-type="boolean" office:boolean-value="true"/>
          <table:table-cell office:value-type="string" office:string-value="This matter is currently being explored by Knowsley Council's Audit Team in collaboration with other northwest based local authorities"/>
          <table:table-cell office:value-type="boolean" office:boolean-value="false"/>
          <table:table-cell/>
          <table:table-cell office:value-type="string" office:string-value="Many users need to be reminded that they also need to display the clock in order to abide by the rules of the scheme. We operate a one strike policy such that we cancel the first PCN of this type and hopefully re-educate BB holders regarding the rules "/>
          <table:table-cell office:value-type="float" office:value="42684.498749999999"/>
          <table:table-cell office:value-type="float" office:value="42684.498749999999"/>
          <table:table-cell table:number-columns-repeated="16358"/>
        </table:table-row>
        <table:table-row>
          <table:table-cell office:value-type="string" office:string-value="BB_Derbyshire"/>
          <table:table-cell office:value-type="string" office:string-value="Derbyshire"/>
          <table:table-cell office:value-type="string" office:string-value="Sue North"/>
          <table:table-cell office:value-type="string" office:string-value="susan.north@derbyshire.gov.uk"/>
          <table:table-cell office:value-type="string" office:string-value="01629 532185"/>
          <table:table-cell office:value-type="boolean" office:boolean-value="false"/>
          <table:table-cell office:value-type="boolean" office:boolean-value="false"/>
          <table:table-cell table:number-columns-repeated="12"/>
          <table:table-cell office:value-type="boolean" office:boolean-value="false"/>
          <table:table-cell office:value-type="string" office:string-value="As far as I know, at present we are not planning on implementing a policy, we may do in the future, on agreement with a gentleman called David Gurney, who overlooks all the policies we do regarding blue badges"/>
          <table:table-cell office:value-type="boolean" office:boolean-value="true"/>
          <table:table-cell office:value-type="string" office:string-value="Sometimes our parking enforcement team at Derbyshire County Council (separate dept to ourselves), send us a badge if it has been taken by the local enforcement officer. If this happens, the badge holder has to write to us with an explanation of why the badge was taken off them. A note of this is added to their record on our system, but the badge is always sent back to the holder, explaining if it happens again they may get a fine, and the badge took off them."/>
          <table:table-cell/>
          <table:table-cell office:value-type="float" office:value="42675.480624999997"/>
          <table:table-cell office:value-type="float" office:value="42675.480624999997"/>
          <table:table-cell table:number-columns-repeated="16358"/>
        </table:table-row>
        <table:table-row>
          <table:table-cell office:value-type="string" office:string-value="BB_Midd"/>
          <table:table-cell office:value-type="string" office:string-value="Middlesbrough"/>
          <table:table-cell office:value-type="string" office:string-value="Sarah Kirkman"/>
          <table:table-cell office:value-type="string" office:string-value="sarah_kirkman@middlesbrough.gov.uk"/>
          <table:table-cell office:value-type="string" office:string-value="01642 727011"/>
          <table:table-cell office:value-type="boolean" office:boolean-value="true"/>
          <table:table-cell table:number-columns-repeated="2"/>
          <table:table-cell office:value-type="float" office:value="0"/>
          <table:table-cell office:value-type="float" office:value="0"/>
          <table:table-cell office:value-type="float" office:value="0"/>
          <table:table-cell office:value-type="float" office:value="0"/>
          <table:table-cell table:number-columns-repeated="7"/>
          <table:table-cell office:value-type="boolean" office:boolean-value="false"/>
          <table:table-cell table:number-columns-repeated="4"/>
          <table:table-cell office:value-type="float" office:value="42676.696655092594"/>
          <table:table-cell office:value-type="float" office:value="42676.696655092594"/>
          <table:table-cell table:number-columns-repeated="16358"/>
        </table:table-row>
        <table:table-row>
          <table:table-cell office:value-type="string" office:string-value="BB_Stockton"/>
          <table:table-cell office:value-type="string" office:string-value="Stockton"/>
          <table:table-cell office:value-type="string" office:string-value="Nicola Ayre"/>
          <table:table-cell office:value-type="string" office:string-value="N.ayre@stockton.gov.uk"/>
          <table:table-cell office:value-type="string" office:string-value="01642 528202"/>
          <table:table-cell office:value-type="boolean" office:boolean-value="false"/>
          <table:table-cell office:value-type="boolean" office:boolean-value="true"/>
          <table:table-cell office:value-type="float" office:value="325"/>
          <table:table-cell table:number-columns-repeated="11"/>
          <table:table-cell office:value-type="boolean" office:boolean-value="true"/>
          <table:table-cell/>
          <table:table-cell office:value-type="boolean" office:boolean-value="true"/>
          <table:table-cell office:value-type="string" office:string-value="Civil Enforcement Officers inspect and seize badges that are being misused and a warning letter is sent to the badge holder, these are monitored for repeat offenders."/>
          <table:table-cell/>
          <table:table-cell office:value-type="float" office:value="42676.534189814818"/>
          <table:table-cell office:value-type="float" office:value="42676.534189814818"/>
          <table:table-cell table:number-columns-repeated="16358"/>
        </table:table-row>
        <table:table-row>
          <table:table-cell office:value-type="string" office:string-value="BB_Here"/>
          <table:table-cell office:value-type="string" office:string-value="Herefordshire"/>
          <table:table-cell office:value-type="string" office:string-value="James Hughes"/>
          <table:table-cell office:value-type="string" office:string-value="james.hughes@herefordshire.gov.uk"/>
          <table:table-cell office:value-type="string" office:string-value="01432 26 0975"/>
          <table:table-cell office:value-type="boolean" office:boolean-value="true"/>
          <table:table-cell office:value-type="boolean" office:boolean-value="true"/>
          <table:table-cell office:value-type="float" office:value="1469"/>
          <table:table-cell office:value-type="float" office:value="9"/>
          <table:table-cell office:value-type="float" office:value="0"/>
          <table:table-cell office:value-type="float" office:value="9"/>
          <table:table-cell office:value-type="float" office:value="0"/>
          <table:table-cell/>
          <table:table-cell office:value-type="float" office:value="0"/>
          <table:table-cell office:value-type="float" office:value="0"/>
          <table:table-cell office:value-type="float" office:value="9"/>
          <table:table-cell office:value-type="float" office:value="9"/>
          <table:table-cell office:value-type="float" office:value="0"/>
          <table:table-cell office:value-type="float" office:value="0"/>
          <table:table-cell table:number-columns-repeated="2"/>
          <table:table-cell office:value-type="boolean" office:boolean-value="true"/>
          <table:table-cell office:value-type="string" office:string-value="A council caution - not recorded anywhere else other than at Herefordshire Council. if the offender repeats any offence within 5 years this is looked at.&#10;&#10;Warning letters - where the offence occurred and it is not in the public interest to prosecute. "/>
          <table:table-cell office:value-type="string" office:string-value="There will be a large change due to councils becoming better equipped to detect this offence by training staff and understanding their powers better. &#10;&#10;It would be far simpler to deal with these offences by issuing a Fixed Penalty Notice, similar to a driving offence such as driving without insurance, for Â£200. This way councils will not have the cost of the investigation to bear and the motorist will have a financial penalty similar to that imposed by the court.&#10;&#10;The law needs to be amended to allow this to be done."/>
          <table:table-cell office:value-type="float" office:value="42676.646608796298"/>
          <table:table-cell office:value-type="float" office:value="42676.646608796298"/>
          <table:table-cell table:number-columns-repeated="16358"/>
        </table:table-row>
        <table:table-row>
          <table:table-cell office:value-type="string" office:string-value="BB_Seft"/>
          <table:table-cell office:value-type="string" office:string-value="Sefton"/>
          <table:table-cell office:value-type="string" office:string-value="Lesley Green"/>
          <table:table-cell office:value-type="string" office:string-value="lesley.green@sefton.gov.uk"/>
          <table:table-cell office:value-type="string" office:string-value="0151 934 234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currently working on a policy to be implemented in 2017."/>
          <table:table-cell office:value-type="boolean" office:boolean-value="false"/>
          <table:table-cell table:number-columns-repeated="2"/>
          <table:table-cell office:value-type="float" office:value="42681.47965277778"/>
          <table:table-cell office:value-type="float" office:value="42681.47965277778"/>
          <table:table-cell table:number-columns-repeated="16358"/>
        </table:table-row>
        <table:table-row>
          <table:table-cell office:value-type="string" office:string-value="BB_Bath"/>
          <table:table-cell office:value-type="string" office:string-value="Bath &amp; NE Somerset"/>
          <table:table-cell office:value-type="string" office:string-value="David Fews"/>
          <table:table-cell office:value-type="string" office:string-value="david_fews@bathnes.gov.uk"/>
          <table:table-cell office:value-type="float" office:value="1225394291"/>
          <table:table-cell office:value-type="boolean" office:boolean-value="true"/>
          <table:table-cell office:value-type="boolean" office:boolean-value="true"/>
          <table:table-cell office:value-type="float" office:value="33077"/>
          <table:table-cell office:value-type="float" office:value="21"/>
          <table:table-cell office:value-type="float" office:value="0"/>
          <table:table-cell office:value-type="float" office:value="21"/>
          <table:table-cell office:value-type="float" office:value="0"/>
          <table:table-cell table:number-columns-repeated="3"/>
          <table:table-cell office:value-type="float" office:value="21"/>
          <table:table-cell office:value-type="float" office:value="21"/>
          <table:table-cell table:number-columns-repeated="4"/>
          <table:table-cell office:value-type="boolean" office:boolean-value="true"/>
          <table:table-cell office:value-type="string" office:string-value="a) Issue Blue Badge &quot;rights &amp; responsibilities&quot; booklet issued one the granting of a new badge.&#10;&#10;b) All successful prosecutions are notified to the local press.&#10;&#10;c) A misuse warning may be given to a badge holder in exceptional circumstances."/>
          <table:table-cell/>
          <table:table-cell office:value-type="float" office:value="42681.660196759258"/>
          <table:table-cell office:value-type="float" office:value="42681.660196759258"/>
          <table:table-cell table:number-columns-repeated="16358"/>
        </table:table-row>
        <table:table-row>
          <table:table-cell office:value-type="string" office:string-value="BB_Oldh"/>
          <table:table-cell office:value-type="string" office:string-value="Oldham"/>
          <table:table-cell office:value-type="string" office:string-value="Andrew Bloor"/>
          <table:table-cell office:value-type="string" office:string-value="andrew.bloor@oldham.gov.uk"/>
          <table:table-cell office:value-type="string" office:string-value="0161 770 1205"/>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true"/>
          <table:table-cell office:value-type="string" office:string-value="Proactive drives within town centre car parks"/>
          <table:table-cell/>
          <table:table-cell office:value-type="float" office:value="42681.756550925929"/>
          <table:table-cell office:value-type="float" office:value="42681.756550925929"/>
          <table:table-cell table:number-columns-repeated="16358"/>
        </table:table-row>
        <table:table-row>
          <table:table-cell office:value-type="string" office:string-value="BB_Sund"/>
          <table:table-cell office:value-type="string" office:string-value="Sunderland"/>
          <table:table-cell office:value-type="string" office:string-value="Emma Anderson"/>
          <table:table-cell office:value-type="string" office:string-value="Emma.Anderson@sunderland.gov.uk"/>
          <table:table-cell office:value-type="float" office:value="1915618048"/>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in the process of considering this at the present time. We hope to make some decisions within the next 12 months"/>
          <table:table-cell office:value-type="boolean" office:boolean-value="true"/>
          <table:table-cell office:value-type="string" office:string-value="We have established a mechanism for responding to potential instances of misuse by writing to the badge holder to remind them of appropriate use terms and conditions."/>
          <table:table-cell/>
          <table:table-cell office:value-type="float" office:value="42682.001574074071"/>
          <table:table-cell office:value-type="float" office:value="42682.001574074071"/>
          <table:table-cell table:number-columns-repeated="16358"/>
        </table:table-row>
        <table:table-row>
          <table:table-cell office:value-type="string" office:string-value="BB_Donc"/>
          <table:table-cell office:value-type="string" office:string-value="Doncaster"/>
          <table:table-cell office:value-type="string" office:string-value="Mark Benton"/>
          <table:table-cell office:value-type="string" office:string-value="Mark.benton@doncaster.gov.uk"/>
          <table:table-cell office:value-type="float" office:value="1302734001"/>
          <table:table-cell office:value-type="boolean" office:boolean-value="true"/>
          <table:table-cell office:value-type="boolean" office:boolean-value="false"/>
          <table:table-cell table:number-columns-repeated="17"/>
          <table:table-cell office:value-type="float" office:value="42682.205972222226"/>
          <table:table-cell table:number-columns-repeated="16359"/>
        </table:table-row>
        <table:table-row>
          <table:table-cell office:value-type="string" office:string-value="BB_Lewi"/>
          <table:table-cell office:value-type="string" office:string-value="Lewisham"/>
          <table:table-cell office:value-type="string" office:string-value="Carol Owen"/>
          <table:table-cell office:value-type="string" office:string-value="carol.owen@lewisham.gov.uk"/>
          <table:table-cell office:value-type="float" office:value="2083147909"/>
          <table:table-cell office:value-type="boolean" office:boolean-value="true"/>
          <table:table-cell office:value-type="boolean" office:boolean-value="false"/>
          <table:table-cell/>
          <table:table-cell office:value-type="float" office:value="3"/>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3"/>
          <table:table-cell office:value-type="float" office:value="3"/>
          <table:table-cell office:value-type="float" office:value="0"/>
          <table:table-cell office:value-type="float" office:value="0"/>
          <table:table-cell table:number-columns-repeated="2"/>
          <table:table-cell office:value-type="boolean" office:boolean-value="true"/>
          <table:table-cell office:value-type="string" office:string-value="Warning letters where there is insufficient evidence to prosecute.  We hope this will prevent future unlawful use."/>
          <table:table-cell office:value-type="string" office:string-value="We only undertake a limited number of prosecutions due to resources and the level of fines and court cost that tend to be awarded.  The courts need to view this matter more seriously and impose realistic financial penalties."/>
          <table:table-cell office:value-type="float" office:value="42682.25203703704"/>
          <table:table-cell office:value-type="float" office:value="42682.25203703704"/>
          <table:table-cell table:number-columns-repeated="16358"/>
        </table:table-row>
        <table:table-row>
          <table:table-cell office:value-type="string" office:string-value="BB_Wolv"/>
          <table:table-cell office:value-type="string" office:string-value="Wolverhampton"/>
          <table:table-cell office:value-type="string" office:string-value="Paul O'Rourke"/>
          <table:table-cell office:value-type="string" office:string-value="Paul.O'Rourke@wolverhampton.gov.uk"/>
          <table:table-cell office:value-type="string" office:string-value="01902 550614"/>
          <table:table-cell office:value-type="boolean" office:boolean-value="true"/>
          <table:table-cell office:value-type="boolean" office:boolean-value="tru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Our Parking Services team would need to supply these "/>
          <table:table-cell/>
          <table:table-cell office:value-type="float" office:value="42682.285358796296"/>
          <table:table-cell office:value-type="float" office:value="42682.285358796296"/>
          <table:table-cell table:number-columns-repeated="16358"/>
        </table:table-row>
        <table:table-row>
          <table:table-cell office:value-type="string" office:string-value="BB_Rich"/>
          <table:table-cell office:value-type="string" office:string-value="Richmond upon Thames"/>
          <table:table-cell office:value-type="string" office:string-value="Trent Phillips"/>
          <table:table-cell office:value-type="string" office:string-value="tphillips@wandsworth.gov.uk"/>
          <table:table-cell office:value-type="string" office:string-value="0208 871 7833"/>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have carried out several fraud drives over the years and have now continued the work over the five boroughs of the South West London Fraud Partnership. It is acknowledged that the Richmond area failed to get a successful prosecution last year, we have plans a foot to ensure that is addressed this year."/>
          <table:table-cell office:value-type="string" office:string-value="Because of the corporation of the five borough team resources have been aimed at other parts of Richmond work that left the amount of time available for Richmond work short. We have a couple of Blue Badge pro active drives planned this year."/>
          <table:table-cell office:value-type="float" office:value="42682.342291666668"/>
          <table:table-cell office:value-type="float" office:value="42682.342291666668"/>
          <table:table-cell table:number-columns-repeated="16358"/>
        </table:table-row>
        <table:table-row>
          <table:table-cell office:value-type="string" office:string-value="BB_StHelens"/>
          <table:table-cell office:value-type="string" office:string-value="St. Helens"/>
          <table:table-cell office:value-type="string" office:string-value="Karen Gillis"/>
          <table:table-cell office:value-type="string" office:string-value="karengillis@sthelens.gov.uk"/>
          <table:table-cell office:value-type="string" office:string-value="01744 676917"/>
          <table:table-cell office:value-type="boolean" office:boolean-value="false"/>
          <table:table-cell office:value-type="boolean" office:boolean-value="true"/>
          <table:table-cell office:value-type="float" office:value="5959"/>
          <table:table-cell table:number-columns-repeated="11"/>
          <table:table-cell office:value-type="boolean" office:boolean-value="true"/>
          <table:table-cell office:value-type="string" office:string-value="Currently reviewing feasibility of process with Legal and Enforcement"/>
          <table:table-cell office:value-type="boolean" office:boolean-value="false"/>
          <table:table-cell office:value-type="string" office:string-value="No at the moment, but have just been able to have input from our Fraud officer who is currently building procedures. We are planning an 'amnesty' for expired and 'deceased' badges"/>
          <table:table-cell office:value-type="string" office:string-value="We find it more difficult to assess and make decisions without the pursuit of additional information for applications, often having to try to understand medical terms and medication. Whilst we have OT's carrying out mobility assessments it still remains a difficult task. It would be made much simpler if there were someway of a GP authenticating someone's eligibility for a badge whether they would like to take it up or not. The fact that this is not the case does make it difficult to enforce along with the nature of the concession."/>
          <table:table-cell office:value-type="float" office:value="42682.377800925926"/>
          <table:table-cell office:value-type="float" office:value="42682.377800925926"/>
          <table:table-cell table:number-columns-repeated="16358"/>
        </table:table-row>
        <table:table-row>
          <table:table-cell office:value-type="string" office:string-value="BB_Durh"/>
          <table:table-cell office:value-type="string" office:string-value="Durham"/>
          <table:table-cell office:value-type="string" office:string-value="Danny Harland"/>
          <table:table-cell office:value-type="string" office:string-value="danny.harland@durham.gov.uk"/>
          <table:table-cell office:value-type="float" office:value="3000263982"/>
          <table:table-cell office:value-type="boolean" office:boolean-value="true"/>
          <table:table-cell office:value-type="boolean" office:boolean-value="true"/>
          <table:table-cell/>
          <table:table-cell office:value-type="float" office:value="2"/>
          <table:table-cell office:value-type="float" office:value="0"/>
          <table:table-cell office:value-type="float" office:value="2"/>
          <table:table-cell office:value-type="float" office:value="0"/>
          <table:table-cell table:number-columns-repeated="12"/>
          <table:table-cell office:value-type="float" office:value="42682.422013888892"/>
          <table:table-cell office:value-type="float" office:value="42682.422013888892"/>
          <table:table-cell table:number-columns-repeated="16358"/>
        </table:table-row>
        <table:table-row>
          <table:table-cell office:value-type="string" office:string-value="BB_York"/>
          <table:table-cell office:value-type="string" office:string-value="York"/>
          <table:table-cell office:value-type="string" office:string-value="Sarah Wallis"/>
          <table:table-cell office:value-type="string" office:string-value="sarah.wallis@veritau.co.uk"/>
          <table:table-cell office:value-type="string" office:string-value="01904 551559"/>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Warning letters are sent to those alleged to be misusing blue badges, where the badge holder is not deceased. Cautions are also issued to those who have admitted the offence, as an alternative to prosecution. "/>
          <table:table-cell office:value-type="string" office:string-value="Proactive work is currently on-going to ameliorate the investigatory process in relation to Blue Badge fraud. "/>
          <table:table-cell office:value-type="float" office:value="42682.462129629632"/>
          <table:table-cell office:value-type="float" office:value="42682.462129629632"/>
          <table:table-cell table:number-columns-repeated="16358"/>
        </table:table-row>
        <table:table-row>
          <table:table-cell office:value-type="string" office:string-value="BB_Birm"/>
          <table:table-cell office:value-type="string" office:string-value="Birmingham"/>
          <table:table-cell office:value-type="string" office:string-value="Stacey Ryans"/>
          <table:table-cell office:value-type="string" office:string-value="stacey.ryans@birmingham.gov.uk"/>
          <table:table-cell office:value-type="string" office:string-value="0121-3036427"/>
          <table:table-cell office:value-type="boolean" office:boolean-value="true"/>
          <table:table-cell office:value-type="boolean" office:boolean-value="true"/>
          <table:table-cell office:value-type="float" office:value="141073"/>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table-cell office:value-type="string" office:string-value="Following a restructure we are looking at using the services of a specialist company to work with us and our legal services team- whilst the process is being reviewed we have not done any prosecutions.  We are actively working to get a process in place by the end of this financial year.  The Penalty Charge Notices issued figure is for total PCNs issued for 2015-16.  We issued, 4,159 PCNs for vehicles parked in a designated disabled parking without displaying a valid disabled person's badge."/>
          <table:table-cell office:value-type="float" office:value="42682.405046296299"/>
          <table:table-cell office:value-type="float" office:value="42682.405046296299"/>
          <table:table-cell table:number-columns-repeated="16358"/>
        </table:table-row>
        <table:table-row>
          <table:table-cell office:value-type="string" office:string-value="BB_Telf"/>
          <table:table-cell office:value-type="string" office:string-value="Telford and the Wrekin"/>
          <table:table-cell office:value-type="string" office:string-value="Melanie Tolhurst"/>
          <table:table-cell office:value-type="string" office:string-value="melanie.tolhurst@telford.gov.uk"/>
          <table:table-cell office:value-type="string" office:string-value="01952 38384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Number of Community PCOs in our Market Towns with lots of on street parking"/>
          <table:table-cell/>
          <table:table-cell office:value-type="float" office:value="42682.375740740739"/>
          <table:table-cell office:value-type="float" office:value="42682.375740740739"/>
          <table:table-cell table:number-columns-repeated="16358"/>
        </table:table-row>
        <table:table-row>
          <table:table-cell office:value-type="string" office:string-value="BB_Northumberland"/>
          <table:table-cell office:value-type="string" office:string-value="Northumberland"/>
          <table:table-cell office:value-type="string" office:string-value="Gillian Dodds"/>
          <table:table-cell office:value-type="string" office:string-value="Gillian.Dodds@northumberland.gcsx.gov.uk"/>
          <table:table-cell office:value-type="string" office:string-value="01670 624238"/>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16-17"/>
          <table:table-cell office:value-type="boolean" office:boolean-value="true"/>
          <table:table-cell office:value-type="string" office:string-value="Corporate Fraud team have/will be trained."/>
          <table:table-cell/>
          <table:table-cell office:value-type="float" office:value="42682.384085648147"/>
          <table:table-cell office:value-type="float" office:value="42682.384085648147"/>
          <table:table-cell table:number-columns-repeated="16358"/>
        </table:table-row>
        <table:table-row>
          <table:table-cell office:value-type="string" office:string-value="BB_IoS"/>
          <table:table-cell office:value-type="string" office:string-value="Isles of Scilly"/>
          <table:table-cell office:value-type="string" office:string-value="Jeanette"/>
          <table:table-cell office:value-type="string" office:string-value="jpersich@scilly.gov.uk"/>
          <table:table-cell office:value-type="string" office:string-value="01720 42403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table-cell office:value-type="string" office:string-value="Not applicable as no one has been prosecuted for misuse o the scheme."/>
          <table:table-cell office:value-type="float" office:value="42682.393125000002"/>
          <table:table-cell office:value-type="float" office:value="42682.393125000002"/>
          <table:table-cell table:number-columns-repeated="16358"/>
        </table:table-row>
        <table:table-row>
          <table:table-cell office:value-type="string" office:string-value="BB_Hari"/>
          <table:table-cell office:value-type="string" office:string-value="Haringey"/>
          <table:table-cell office:value-type="string" office:string-value="D Hunter"/>
          <table:table-cell office:value-type="string" office:string-value="dawn.hunter@haringey.gov.uk"/>
          <table:table-cell office:value-type="float" office:value="208489215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planning to indroduce a policy to prosecute Blue Badge missuse in the future along side the introduction of the body worn video camera in first quarter of  2017. From our records it would appear the number of blue badge enforcement operations carried out between September 2015 until the end of September 2016 is 30 and the number of Blue Badges seized is 150."/>
          <table:table-cell office:value-type="boolean" office:boolean-value="true"/>
          <table:table-cell office:value-type="string" office:string-value="Currently the Head of the Enforcement Team and a small team of officers carry out regular operations around the Match Day Events and throughout the borough. From our records the number of blue badge enforcement operations carried out between September 2015 until the end of September 2016 is 30 and the number of blue badges seized is 150.&#10;&#10;"/>
          <table:table-cell/>
          <table:table-cell office:value-type="float" office:value="42682.441157407404"/>
          <table:table-cell office:value-type="float" office:value="42682.441157407404"/>
          <table:table-cell table:number-columns-repeated="16358"/>
        </table:table-row>
        <table:table-row>
          <table:table-cell office:value-type="string" office:string-value="BB_City"/>
          <table:table-cell office:value-type="string" office:string-value="City of London"/>
          <table:table-cell office:value-type="string" office:string-value="Suzanne Onodi"/>
          <table:table-cell office:value-type="string" office:string-value="Suzanne.Onodi@cityoflondon.gov.uk"/>
          <table:table-cell office:value-type="float" office:value="2073321976"/>
          <table:table-cell office:value-type="boolean" office:boolean-value="false"/>
          <table:table-cell office:value-type="boolean" office:boolean-value="true"/>
          <table:table-cell office:value-type="float" office:value="2045"/>
          <table:table-cell table:number-columns-repeated="11"/>
          <table:table-cell office:value-type="boolean" office:boolean-value="false"/>
          <table:table-cell/>
          <table:table-cell office:value-type="boolean" office:boolean-value="false"/>
          <table:table-cell office:value-type="string" office:string-value="On occassion drivers have been asked to show their blue badges to see if photo is driver or what reason that person is using the badge, I've only been requested to send one back to another council as they requested if possible to conviscate a badge as it was being misused."/>
          <table:table-cell office:value-type="string" office:string-value="The City is only the square mile, we don't have many residents hence we do  issue that many blue badges."/>
          <table:table-cell office:value-type="float" office:value="42682.431284722225"/>
          <table:table-cell office:value-type="float" office:value="42682.431284722225"/>
          <table:table-cell table:number-columns-repeated="16358"/>
        </table:table-row>
        <table:table-row>
          <table:table-cell office:value-type="string" office:string-value="BB_Thur"/>
          <table:table-cell office:value-type="string" office:string-value="Thurrock"/>
          <table:table-cell office:value-type="string" office:string-value="Kallie Morgan "/>
          <table:table-cell office:value-type="string" office:string-value="Kamorgan@thurrock.gov.uk"/>
          <table:table-cell office:value-type="string" office:string-value="01375 652610"/>
          <table:table-cell office:value-type="boolean" office:boolean-value="true"/>
          <table:table-cell office:value-type="boolean" office:boolean-value="false"/>
          <table:table-cell table:number-columns-repeated="17"/>
          <table:table-cell office:value-type="float" office:value="42682.426388888889"/>
          <table:table-cell table:number-columns-repeated="16359"/>
        </table:table-row>
        <table:table-row>
          <table:table-cell office:value-type="string" office:string-value="BB_Southwark"/>
          <table:table-cell office:value-type="string" office:string-value="Southwark"/>
          <table:table-cell office:value-type="string" office:string-value="Shaidi"/>
          <table:table-cell office:value-type="string" office:string-value="Shaidi.khan@southwark.gov.uk"/>
          <table:table-cell office:value-type="string" office:string-value="0207 525 7170"/>
          <table:table-cell office:value-type="boolean" office:boolean-value="false"/>
          <table:table-cell office:value-type="boolean" office:boolean-value="false"/>
          <table:table-cell table:number-columns-repeated="12"/>
          <table:table-cell office:value-type="boolean" office:boolean-value="false"/>
          <table:table-cell table:number-columns-repeated="4"/>
          <table:table-cell office:value-type="float" office:value="42683.444722222222"/>
          <table:table-cell office:value-type="float" office:value="42683.444722222222"/>
          <table:table-cell table:number-columns-repeated="16358"/>
        </table:table-row>
        <table:table-row>
          <table:table-cell office:value-type="string" office:string-value="BB_Nottinghamshire"/>
          <table:table-cell office:value-type="string" office:string-value="Nottinghamshire"/>
          <table:table-cell office:value-type="string" office:string-value="Gareth Johnson"/>
          <table:table-cell office:value-type="string" office:string-value="gareth.johnson@nottscc.gov.uk"/>
          <table:table-cell office:value-type="float" office:value="1158040388"/>
          <table:table-cell office:value-type="boolean" office:boolean-value="false"/>
          <table:table-cell office:value-type="boolean" office:boolean-value="true"/>
          <table:table-cell table:number-columns-repeated="12"/>
          <table:table-cell office:value-type="boolean" office:boolean-value="false"/>
          <table:table-cell office:value-type="string" office:string-value="NCC does not have the legal resource to prosecute for mis use so relies on PCN enforcement and warning letters. The situation would change if the DfT considered creating a Fixed Penalty Offence for BB misuse similar to dog mess/graffiti etc. If the Council could issue a simple FPN when they have a certain case that resulted in a fine of &gt;Â£200 say, it would be a huge help for Councils like us."/>
          <table:table-cell office:value-type="boolean" office:boolean-value="true"/>
          <table:table-cell office:value-type="string" office:string-value="We have fortnightly days when the CEOs inspect all visible BB's and call through to the back office so we call the badge holder to see if they are present. In 3 years of doing this we have made 836 calls to BB holders and have issued 50 PCNs as the badge holder has been at home when called."/>
          <table:table-cell office:value-type="string" office:string-value="I cannot simply provide a figure for a PCN issued for 'BB misuse' as this does not take into account the complexities of the enforcement. For eg. A valid BB holder may get a PCN when parking in a disabled bay and forgetting to display a badge. Or they may not display it properly.Equally, a BB holder may do similar when parked on a double yellow line. They may use an out of date badge or use a valid badge without the badge holder present. These are different contraventions and all but impossible to unpick from cases where a non BB holder has done the same."/>
          <table:table-cell office:value-type="float" office:value="42682.468819444446"/>
          <table:table-cell office:value-type="float" office:value="42682.468819444446"/>
          <table:table-cell table:number-columns-repeated="16358"/>
        </table:table-row>
        <table:table-row>
          <table:table-cell office:value-type="string" office:string-value="BB_NELincolnshire"/>
          <table:table-cell office:value-type="string" office:string-value="North East Lincolnshire"/>
          <table:table-cell office:value-type="string" office:string-value="Mark Edwards"/>
          <table:table-cell office:value-type="string" office:string-value="mark.Edwards@nlbusinessconnect.co.uk"/>
          <table:table-cell office:value-type="string" office:string-value="01472 323916"/>
          <table:table-cell office:value-type="boolean" office:boolean-value="true"/>
          <table:table-cell office:value-type="boolean" office:boolean-value="tru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true"/>
          <table:table-cell office:value-type="string" office:string-value="Our policy states that if blue badge misused by 3rd party, badge holder will receive a letter reminding them of responsibilities and potential consequences of allowing misuse. If it happens again, they will receive a final warning and any further offences we would look to prosecute both driver &amp; badge holder.&#10;We have also offered a simple caution to an offender who used an expired organisation badge. Worked with the organisation to tighten its procedures, but did not prosecute as the organisation was a local hospice, who were fully co-operative.  Although there was a public interest in prosecuting the offender we believed the potential negative impact on the organisation were we to prosecure was more important than the publicity we may have gained from the prosecution."/>
          <table:table-cell office:value-type="string" office:string-value="Our blue badge enforcement policy has only been active since August 16."/>
          <table:table-cell office:value-type="float" office:value="42683.345567129632"/>
          <table:table-cell office:value-type="float" office:value="42683.345567129632"/>
          <table:table-cell table:number-columns-repeated="16358"/>
        </table:table-row>
        <table:table-row>
          <table:table-cell office:value-type="string" office:string-value="BB_Staf"/>
          <table:table-cell office:value-type="string" office:string-value="Staffordshire"/>
          <table:table-cell office:value-type="string" office:string-value="Charlotte Pinks "/>
          <table:table-cell office:value-type="string" office:string-value="charlotte.pinks@staffordshire.gov.uk"/>
          <table:table-cell office:value-type="float" office:value="7753231035"/>
          <table:table-cell office:value-type="boolean" office:boolean-value="false"/>
          <table:table-cell office:value-type="boolean" office:boolean-value="false"/>
          <table:table-cell table:number-columns-repeated="12"/>
          <table:table-cell office:value-type="boolean" office:boolean-value="false"/>
          <table:table-cell table:number-columns-repeated="4"/>
          <table:table-cell office:value-type="float" office:value="42682.494409722225"/>
          <table:table-cell office:value-type="float" office:value="42682.494409722225"/>
          <table:table-cell table:number-columns-repeated="16358"/>
        </table:table-row>
        <table:table-row>
          <table:table-cell office:value-type="string" office:string-value="BB_Ches"/>
          <table:table-cell office:value-type="string" office:string-value="Cheshire West and Chester"/>
          <table:table-cell office:value-type="string" office:string-value="Karen Roberts"/>
          <table:table-cell office:value-type="string" office:string-value="karen.roberts@cheshirewestandchester.gov.uk"/>
          <table:table-cell office:value-type="string" office:string-value="01244 977849"/>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arning letters "/>
          <table:table-cell/>
          <table:table-cell office:value-type="float" office:value="42682.510254629633"/>
          <table:table-cell office:value-type="float" office:value="42682.510254629633"/>
          <table:table-cell table:number-columns-repeated="16358"/>
        </table:table-row>
        <table:table-row>
          <table:table-cell office:value-type="string" office:string-value="BB_Hart"/>
          <table:table-cell office:value-type="string" office:string-value="Hartlepool"/>
          <table:table-cell office:value-type="string" office:string-value="Pauline Dees"/>
          <table:table-cell office:value-type="string" office:string-value="pauline.dees@hartlepool.gov.uk"/>
          <table:table-cell office:value-type="string" office:string-value="01429 523310"/>
          <table:table-cell office:value-type="boolean" office:boolean-value="false"/>
          <table:table-cell office:value-type="boolean" office:boolean-value="true"/>
          <table:table-cell office:value-type="float" office:value="73"/>
          <table:table-cell table:number-columns-repeated="11"/>
          <table:table-cell office:value-type="boolean" office:boolean-value="false"/>
          <table:table-cell table:number-columns-repeated="4"/>
          <table:table-cell office:value-type="float" office:value="42682.545081018521"/>
          <table:table-cell office:value-type="float" office:value="42682.545081018521"/>
          <table:table-cell table:number-columns-repeated="16358"/>
        </table:table-row>
        <table:table-row>
          <table:table-cell office:value-type="string" office:string-value="BB_Stockport"/>
          <table:table-cell office:value-type="string" office:string-value="Stockport"/>
          <table:table-cell office:value-type="string" office:string-value="Anthony Achor"/>
          <table:table-cell office:value-type="string" office:string-value="anthony.achor@stockport.gov.uk"/>
          <table:table-cell office:value-type="float" office:value="161474342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is should be tied up within the 3 months "/>
          <table:table-cell table:number-columns-repeated="3"/>
          <table:table-cell office:value-type="float" office:value="42690.686145833337"/>
          <table:table-cell office:value-type="float" office:value="42684.69976851852"/>
          <table:table-cell table:number-columns-repeated="16358"/>
        </table:table-row>
        <table:table-row>
          <table:table-cell office:value-type="string" office:string-value="BB_Hamm"/>
          <table:table-cell office:value-type="string" office:string-value="Hammersmith and Fulham"/>
          <table:table-cell office:value-type="string" office:string-value="Steven Mendonca"/>
          <table:table-cell office:value-type="string" office:string-value="Steven.Mendonca@LBHF.GOV.UK"/>
          <table:table-cell office:value-type="float" office:value="2087536681"/>
          <table:table-cell office:value-type="boolean" office:boolean-value="true"/>
          <table:table-cell office:value-type="boolean" office:boolean-value="false"/>
          <table:table-cell/>
          <table:table-cell office:value-type="float" office:value="146"/>
          <table:table-cell office:value-type="float" office:value="0"/>
          <table:table-cell office:value-type="float" office:value="146"/>
          <table:table-cell office:value-type="float" office:value="0"/>
          <table:table-cell/>
          <table:table-cell office:value-type="float" office:value="26"/>
          <table:table-cell office:value-type="float" office:value="26"/>
          <table:table-cell office:value-type="float" office:value="120"/>
          <table:table-cell office:value-type="float" office:value="119"/>
          <table:table-cell office:value-type="float" office:value="0"/>
          <table:table-cell office:value-type="float" office:value="0"/>
          <table:table-cell table:number-columns-repeated="2"/>
          <table:table-cell office:value-type="boolean" office:boolean-value="true"/>
          <table:table-cell office:value-type="string" office:string-value="Cautions,warning letters,eduacating offenders."/>
          <table:table-cell/>
          <table:table-cell office:value-type="float" office:value="42682.62190972222"/>
          <table:table-cell office:value-type="float" office:value="42682.62190972222"/>
          <table:table-cell table:number-columns-repeated="16358"/>
        </table:table-row>
        <table:table-row>
          <table:table-cell office:value-type="string" office:string-value="BB_Glou"/>
          <table:table-cell office:value-type="string" office:string-value="Gloucestershire"/>
          <table:table-cell office:value-type="string" office:string-value="Andrea Lawson"/>
          <table:table-cell office:value-type="string" office:string-value="andrea.lawson@gloucestershire.gov.uk"/>
          <table:table-cell office:value-type="float" office:value="1452324356"/>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have in the past and expect in the further to prosecute cases of misuse and fraudulent when are no mitigating circumstances to consider.&#10;&#10;This council considers that it has a duty to uphold the integrity of the national scheme and wider legitimate road use."/>
          <table:table-cell office:value-type="boolean" office:boolean-value="true"/>
          <table:table-cell office:value-type="string" office:string-value="As appropriate:&#10;warning letter to the blue badge holder&#10;verbal and or warning letter to the person responsible for the misuse&#10;both carry an explanation of the proper use and reasons for national scheme.&#10;formal cautions are occasionally used instead of prosecution.&#10;"/>
          <table:table-cell/>
          <table:table-cell office:value-type="float" office:value="42685.491388888891"/>
          <table:table-cell office:value-type="float" office:value="42685.491388888891"/>
          <table:table-cell table:number-columns-repeated="16358"/>
        </table:table-row>
        <table:table-row>
          <table:table-cell office:value-type="string" office:string-value="BB_Camb"/>
          <table:table-cell office:value-type="string" office:string-value="Cambridgeshire"/>
          <table:table-cell office:value-type="string" office:string-value="Kim Shaw"/>
          <table:table-cell office:value-type="string" office:string-value="kim.shaw@cambridgeshire.gov.uk"/>
          <table:table-cell office:value-type="string" office:string-value="01480 37341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currently work with our parking services team and will follow up on reports from members of the public by way of issuing letters to badge holders with a reminder of their rights and responsibilities as a BB  holder which is often all that is required"/>
          <table:table-cell office:value-type="boolean" office:boolean-value="true"/>
          <table:table-cell office:value-type="string" office:string-value="As per previous answer"/>
          <table:table-cell office:value-type="string" office:string-value="We often find on following up from members of the public that often the badge holder has applied correctly under the automatically eligible category and all correct documentation has been submitted. "/>
          <table:table-cell office:value-type="float" office:value="42682.735509259262"/>
          <table:table-cell office:value-type="float" office:value="42682.735509259262"/>
          <table:table-cell table:number-columns-repeated="16358"/>
        </table:table-row>
        <table:table-row>
          <table:table-cell office:value-type="string" office:string-value="BB_Suff"/>
          <table:table-cell office:value-type="string" office:string-value="Suffolk"/>
          <table:table-cell office:value-type="string" office:string-value="Claire Tolliday"/>
          <table:table-cell office:value-type="string" office:string-value="claire.tolliday@suffolk.gov.uk"/>
          <table:table-cell office:value-type="float" office:value="1473264582"/>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Organised high profile enforcement days (multi agency) involving discussions and where necessary temporary removal of Badges."/>
          <table:table-cell/>
          <table:table-cell office:value-type="float" office:value="42682.803124999999"/>
          <table:table-cell office:value-type="float" office:value="42682.803124999999"/>
          <table:table-cell table:number-columns-repeated="16358"/>
        </table:table-row>
        <table:table-row>
          <table:table-cell office:value-type="string" office:string-value="BB_Buck"/>
          <table:table-cell office:value-type="string" office:string-value="Buckinghamshire"/>
          <table:table-cell office:value-type="string" office:string-value="Jade Wicks"/>
          <table:table-cell office:value-type="string" office:string-value="jcwicks@buckscc.gov.uk"/>
          <table:table-cell office:value-type="string" office:string-value="01494 475296"/>
          <table:table-cell office:value-type="boolean" office:boolean-value="false"/>
          <table:table-cell table:number-columns-repeated="13"/>
          <table:table-cell office:value-type="boolean" office:boolean-value="true"/>
          <table:table-cell office:value-type="string" office:string-value="Bucks CC are in discussions with Bucks District Councils on implementing a policy for prosecution for misuse of the blue badge scheme"/>
          <table:table-cell table:number-columns-repeated="3"/>
          <table:table-cell office:value-type="float" office:value="42682.923564814817"/>
          <table:table-cell office:value-type="float" office:value="42682.923564814817"/>
          <table:table-cell table:number-columns-repeated="16358"/>
        </table:table-row>
        <table:table-row>
          <table:table-cell office:value-type="string" office:string-value="BB_Walt"/>
          <table:table-cell office:value-type="string" office:string-value="Waltham Forest"/>
          <table:table-cell office:value-type="string" office:string-value="Christian Penn"/>
          <table:table-cell office:value-type="string" office:string-value="Chris@bbfi.co.uk"/>
          <table:table-cell office:value-type="float" office:value="7825553775"/>
          <table:table-cell office:value-type="boolean" office:boolean-value="true"/>
          <table:table-cell office:value-type="boolean" office:boolean-value="false"/>
          <table:table-cell/>
          <table:table-cell office:value-type="float" office:value="21"/>
          <table:table-cell office:value-type="float" office:value="0"/>
          <table:table-cell office:value-type="float" office:value="21"/>
          <table:table-cell office:value-type="float" office:value="0"/>
          <table:table-cell/>
          <table:table-cell office:value-type="float" office:value="4"/>
          <table:table-cell office:value-type="float" office:value="4"/>
          <table:table-cell office:value-type="float" office:value="17"/>
          <table:table-cell office:value-type="float" office:value="17"/>
          <table:table-cell office:value-type="float" office:value="0"/>
          <table:table-cell office:value-type="float" office:value="0"/>
          <table:table-cell table:number-columns-repeated="2"/>
          <table:table-cell office:value-type="boolean" office:boolean-value="true"/>
          <table:table-cell office:value-type="string" office:string-value="Offenders can be issued with a warning letter as a first step. With any further misuse the decision would be to prosecute.  For the period shown 91 Warning Letters sent to offenders. "/>
          <table:table-cell/>
          <table:table-cell office:value-type="float" office:value="42683.498912037037"/>
          <table:table-cell office:value-type="float" office:value="42683.498912037037"/>
          <table:table-cell table:number-columns-repeated="16358"/>
        </table:table-row>
        <table:table-row>
          <table:table-cell office:value-type="string" office:string-value="BB_NLincolnshire"/>
          <table:table-cell office:value-type="string" office:string-value="North Lincolnshire"/>
          <table:table-cell office:value-type="string" office:string-value="Margaret Padley"/>
          <table:table-cell office:value-type="string" office:string-value="Margaret.Padley@northlincs.gov.uk"/>
          <table:table-cell office:value-type="string" office:string-value="01724 296484"/>
          <table:table-cell office:value-type="boolean" office:boolean-value="true"/>
          <table:table-cell office:value-type="boolean" office:boolean-value="false"/>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A Community Warden will not issue a PCN for the misuse of a blue badge, however, if the officer feels the badge is being misused they may notify the local authority of their concerns.  The local authority will send a letter to the badge holder highlighting that continued misuse may result in the badge being cancelled or refused on application for renewal. "/>
          <table:table-cell/>
          <table:table-cell office:value-type="float" office:value="42683.639340277776"/>
          <table:table-cell office:value-type="float" office:value="42683.639340277776"/>
          <table:table-cell table:number-columns-repeated="16358"/>
        </table:table-row>
        <table:table-row>
          <table:table-cell office:value-type="string" office:string-value="BB_Slou"/>
          <table:table-cell office:value-type="string" office:string-value="Slough"/>
          <table:table-cell office:value-type="string" office:string-value="Kiran Dohil"/>
          <table:table-cell office:value-type="string" office:string-value="kiran.dohil@slough.gov.uk"/>
          <table:table-cell office:value-type="string" office:string-value="01753 476835"/>
          <table:table-cell office:value-type="boolean" office:boolean-value="true"/>
          <table:table-cell table:number-columns-repeated="2"/>
          <table:table-cell office:value-type="float" office:value="0"/>
          <table:table-cell office:value-type="float" office:value="0"/>
          <table:table-cell office:value-type="float" office:value="0"/>
          <table:table-cell office:value-type="float" office:value="0"/>
          <table:table-cell table:number-columns-repeated="12"/>
          <table:table-cell office:value-type="float" office:value="42683.420868055553"/>
          <table:table-cell office:value-type="float" office:value="42683.420868055553"/>
          <table:table-cell table:number-columns-repeated="16358"/>
        </table:table-row>
        <table:table-row>
          <table:table-cell office:value-type="string" office:string-value="BB_Wals"/>
          <table:table-cell office:value-type="string" office:string-value="Walsall"/>
          <table:table-cell office:value-type="string" office:string-value="S Lloyd"/>
          <table:table-cell office:value-type="string" office:string-value="susan.lloyd@walsall.gov.uk"/>
          <table:table-cell office:value-type="float" office:value="1922650000"/>
          <table:table-cell office:value-type="boolean" office:boolean-value="false"/>
          <table:table-cell table:number-columns-repeated="13"/>
          <table:table-cell office:value-type="boolean" office:boolean-value="true"/>
          <table:table-cell office:value-type="string" office:string-value="no dates as yet"/>
          <table:table-cell table:number-columns-repeated="3"/>
          <table:table-cell office:value-type="float" office:value="42683.47755787037"/>
          <table:table-cell office:value-type="float" office:value="42683.47755787037"/>
          <table:table-cell table:number-columns-repeated="16358"/>
        </table:table-row>
        <table:table-row>
          <table:table-cell office:value-type="string" office:string-value="BB_Wsussex"/>
          <table:table-cell office:value-type="string" office:string-value="West Sussex"/>
          <table:table-cell office:value-type="string" office:string-value="Nicholas Thomas"/>
          <table:table-cell office:value-type="string" office:string-value="nicholas.thomas@westsussex.gov.uk"/>
          <table:table-cell office:value-type="float" office:value="3302226718"/>
          <table:table-cell office:value-type="boolean" office:boolean-value="false"/>
          <table:table-cell table:number-columns-repeated="13"/>
          <table:table-cell office:value-type="boolean" office:boolean-value="true"/>
          <table:table-cell office:value-type="float" office:value="2017"/>
          <table:table-cell office:value-type="boolean" office:boolean-value="true"/>
          <table:table-cell office:value-type="string" office:string-value="On street enforcement officers report all instances of Blue Badge misuse to the Council and issue PCNs and remove badges from circulation as necessary. Every report is followed up and the badge holder contacted. All outcomes are recorded."/>
          <table:table-cell/>
          <table:table-cell office:value-type="float" office:value="42683.490208333336"/>
          <table:table-cell office:value-type="float" office:value="42683.490208333336"/>
          <table:table-cell table:number-columns-repeated="16358"/>
        </table:table-row>
        <table:table-row>
          <table:table-cell office:value-type="string" office:string-value="BB_Camd"/>
          <table:table-cell office:value-type="string" office:string-value="Camden"/>
          <table:table-cell office:value-type="string" office:string-value="NASREEN KHAN"/>
          <table:table-cell office:value-type="string" office:string-value="nasreen.khan@camden.gov.uk"/>
          <table:table-cell office:value-type="float" office:value="2079742211"/>
          <table:table-cell office:value-type="boolean" office:boolean-value="true"/>
          <table:table-cell office:value-type="boolean" office:boolean-value="false"/>
          <table:table-cell/>
          <table:table-cell office:value-type="float" office:value="7"/>
          <table:table-cell office:value-type="float" office:value="0"/>
          <table:table-cell office:value-type="float" office:value="7"/>
          <table:table-cell office:value-type="float" office:value="0"/>
          <table:table-cell table:number-columns-repeated="9"/>
          <table:table-cell office:value-type="boolean" office:boolean-value="false"/>
          <table:table-cell table:number-columns-repeated="2"/>
          <table:table-cell office:value-type="float" office:value="42683.495567129627"/>
          <table:table-cell office:value-type="float" office:value="42683.495567129627"/>
          <table:table-cell table:number-columns-repeated="16358"/>
        </table:table-row>
        <table:table-row>
          <table:table-cell office:value-type="string" office:string-value="BB_Shef"/>
          <table:table-cell office:value-type="string" office:string-value="Sheffield"/>
          <table:table-cell office:value-type="string" office:string-value="Tracey Reid"/>
          <table:table-cell office:value-type="string" office:string-value="Tracey.reid@sheffield.gov.uk"/>
          <table:table-cell office:value-type="string" office:string-value="0114 2734011"/>
          <table:table-cell office:value-type="boolean" office:boolean-value="true"/>
          <table:table-cell office:value-type="boolean" office:boolean-value="true"/>
          <table:table-cell office:value-type="float" office:value="125"/>
          <table:table-cell office:value-type="float" office:value="0"/>
          <table:table-cell office:value-type="float" office:value="0"/>
          <table:table-cell office:value-type="float" office:value="0"/>
          <table:table-cell office:value-type="float" office:value="0"/>
          <table:table-cell office:value-type="string" office:string-value="Please note that Sheffield City Council did not introduce prosecutions for Blue Badge missue until 1st September 201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83.557928240742"/>
          <table:table-cell office:value-type="float" office:value="42683.557928240742"/>
          <table:table-cell table:number-columns-repeated="16358"/>
        </table:table-row>
        <table:table-row>
          <table:table-cell office:value-type="string" office:string-value="BB_Dors"/>
          <table:table-cell office:value-type="string" office:string-value="Dorset"/>
          <table:table-cell office:value-type="string" office:string-value="Carol Cake"/>
          <table:table-cell office:value-type="string" office:string-value="c.l.cake@dorsetcc.gov.uk"/>
          <table:table-cell office:value-type="string" office:string-value="01305 224584"/>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Civil Enforcement Officers undertake an 'education or retention' stance when misuse is identified"/>
          <table:table-cell/>
          <table:table-cell office:value-type="float" office:value="42683.571493055555"/>
          <table:table-cell office:value-type="float" office:value="42683.571493055555"/>
          <table:table-cell table:number-columns-repeated="16358"/>
        </table:table-row>
        <table:table-row>
          <table:table-cell office:value-type="string" office:string-value="BB_Stok"/>
          <table:table-cell office:value-type="string" office:string-value="Stoke-on-Trent"/>
          <table:table-cell office:value-type="string" office:string-value="City of Stoke-on-Trent"/>
          <table:table-cell office:value-type="string" office:string-value="michael.clarke@stoke.gov.uk"/>
          <table:table-cell office:value-type="string" office:string-value="01782 236489"/>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Last Prosecution was 10/09/201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arning Letters are issued for misuse and explanation that it can be a prosecutable offence - these usually are very effective"/>
          <table:table-cell/>
          <table:table-cell office:value-type="float" office:value="42684.473344907405"/>
          <table:table-cell office:value-type="float" office:value="42684.473344907405"/>
          <table:table-cell table:number-columns-repeated="16358"/>
        </table:table-row>
        <table:table-row>
          <table:table-cell office:value-type="string" office:string-value="BB_Isli"/>
          <table:table-cell office:value-type="string" office:string-value="Islington"/>
          <table:table-cell office:value-type="string" office:string-value="PARTHA DAS"/>
          <table:table-cell office:value-type="string" office:string-value="partha.das@islington.gov.uk"/>
          <table:table-cell office:value-type="string" office:string-value="0207 527 6110"/>
          <table:table-cell office:value-type="boolean" office:boolean-value="false"/>
          <table:table-cell office:value-type="boolean" office:boolean-value="false"/>
          <table:table-cell table:number-columns-repeated="12"/>
          <table:table-cell office:value-type="boolean" office:boolean-value="true"/>
          <table:table-cell/>
          <table:table-cell office:value-type="boolean" office:boolean-value="true"/>
          <table:table-cell table:number-columns-repeated="2"/>
          <table:table-cell office:value-type="float" office:value="42684.651446759257"/>
          <table:table-cell office:value-type="float" office:value="42684.651446759257"/>
          <table:table-cell table:number-columns-repeated="16358"/>
        </table:table-row>
        <table:table-row>
          <table:table-cell office:value-type="string" office:string-value="BB_Harr"/>
          <table:table-cell office:value-type="string" office:string-value="Harrow"/>
          <table:table-cell office:value-type="string" office:string-value="Justin Phillips"/>
          <table:table-cell office:value-type="string" office:string-value="justin.phillips@harrow.gov.uk"/>
          <table:table-cell office:value-type="float" office:value="2084241609"/>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boolean" office:boolean-value="false"/>
          <table:table-cell office:value-type="string" office:string-value="We have a prosecution and sanction policy that covers all aspects of criminal conduct against the authority, rather than it focussing on one type of fraud such as blue badge"/>
          <table:table-cell office:value-type="boolean" office:boolean-value="true"/>
          <table:table-cell office:value-type="string" office:string-value="We offer cautions as an alternative to prosecution, and request a voluntary contribution towards the costs of the investigation.  This is not a condition of the caution. "/>
          <table:table-cell office:value-type="string" office:string-value="Given the pressure on budgets and the diversity of other types of fraud that are in comparison of a higher risk/loss value to the authority, it will become increasingly difficult to justify deploying fraud resources to this area from a Fraud Team perspective.  This is not to say that the enforcement could not be picked up by other services.       "/>
          <table:table-cell office:value-type="float" office:value="42685.59065972222"/>
          <table:table-cell office:value-type="float" office:value="42685.59065972222"/>
          <table:table-cell table:number-columns-repeated="16358"/>
        </table:table-row>
        <table:table-row>
          <table:table-cell office:value-type="string" office:string-value="BB_Leicestershire"/>
          <table:table-cell office:value-type="string" office:string-value="Leicestershire"/>
          <table:table-cell office:value-type="string" office:string-value="Denise Hough"/>
          <table:table-cell office:value-type="string" office:string-value="denise.hough@leics.gov.uk"/>
          <table:table-cell office:value-type="string" office:string-value="0116 3058112"/>
          <table:table-cell office:value-type="boolean" office:boolean-value="false"/>
          <table:table-cell office:value-type="boolean" office:boolean-value="true"/>
          <table:table-cell office:value-type="float" office:value="3050"/>
          <table:table-cell table:number-columns-repeated="11"/>
          <table:table-cell office:value-type="boolean" office:boolean-value="false"/>
          <table:table-cell office:value-type="string" office:string-value="Not at this stage but option are being considered. We are proposing a BB amnesty to allow badges to be handed in where no longer eligible for use."/>
          <table:table-cell office:value-type="boolean" office:boolean-value="true"/>
          <table:table-cell office:value-type="string" office:string-value="We contact badge holders where misuse is reported explaining that we can refuse to renew badge in the circumstances. This approach appears to have solved some issues relating to those individuals concerned."/>
          <table:table-cell/>
          <table:table-cell office:value-type="float" office:value="42685.400266203702"/>
          <table:table-cell office:value-type="float" office:value="42685.400266203702"/>
          <table:table-cell table:number-columns-repeated="16358"/>
        </table:table-row>
        <table:table-row>
          <table:table-cell office:value-type="string" office:string-value="BB_Milt"/>
          <table:table-cell office:value-type="string" office:string-value="Milton Keynes"/>
          <table:table-cell office:value-type="string" office:string-value="Leigha Britnell"/>
          <table:table-cell office:value-type="string" office:string-value="leigha.britnell@milton-keynes.gov.uk"/>
          <table:table-cell office:value-type="float" office:value="1908254631"/>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0"/>
          <table:table-cell/>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false"/>
          <table:table-cell/>
          <table:table-cell office:value-type="string" office:string-value="BB is not a high priority of the fraud team at present due to resourcing issues and higher risk investigations to be allocated amongst the resources. "/>
          <table:table-cell office:value-type="float" office:value="42685.643159722225"/>
          <table:table-cell office:value-type="float" office:value="42685.643159722225"/>
          <table:table-cell table:number-columns-repeated="16358"/>
        </table:table-row>
        <table:table-row>
          <table:table-cell office:value-type="string" office:string-value="BB_Wiga"/>
          <table:table-cell office:value-type="string" office:string-value="Wigan"/>
          <table:table-cell office:value-type="string" office:string-value="Carl Halliwell"/>
          <table:table-cell office:value-type="string" office:string-value="carl.halliwell@wigan.gov.uk"/>
          <table:table-cell office:value-type="string" office:string-value="01942 82869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Here at Wigan we have only prosecuted one Blue Badge Offender which was in Feb 2015 but now we have tightened up our policies and looked at best practice at other authorities (Manchester and Leeds) and we now feel more confident in prosecuting for Blue Badge Misuse. Since April 2015 we have issued 159 warning letters and issued 10 formal cautions for Blue Badge abuse/misuse. We have two ongoing cases that are likely to end up with solicitors so hopefully our next return will show some positive fugures in terms of Blue Badge Prosecutions. Lastly can I add that this survey only reached me on Wednesday (9th Nov) this week with a deadline of Tuesday 8th Nov. Could I suggest that you save my email address as key contact for Blue Badge Enforcement to avoid you having to chase numerous departments for these figures when they are next due.&#10;Kind regards&#10;Carl"/>
          <table:table-cell/>
          <table:table-cell office:value-type="float" office:value="42685.414988425924"/>
          <table:table-cell office:value-type="float" office:value="42685.414988425924"/>
          <table:table-cell table:number-columns-repeated="16358"/>
        </table:table-row>
        <table:table-row>
          <table:table-cell office:value-type="string" office:string-value="BB_Barnsley"/>
          <table:table-cell office:value-type="string" office:string-value="Barnsley"/>
          <table:table-cell office:value-type="string" office:string-value="Jane Brannan"/>
          <table:table-cell office:value-type="string" office:string-value="janebrannan@barnsley.gov.uk"/>
          <table:table-cell office:value-type="string" office:string-value="01226 78773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false"/>
          <table:table-cell table:number-columns-repeated="2"/>
          <table:table-cell office:value-type="float" office:value="42685.492650462962"/>
          <table:table-cell office:value-type="float" office:value="42685.492650462962"/>
          <table:table-cell table:number-columns-repeated="16358"/>
        </table:table-row>
        <table:table-row>
          <table:table-cell office:value-type="string" office:string-value="BB_Sand"/>
          <table:table-cell office:value-type="string" office:string-value="Sandwell"/>
          <table:table-cell office:value-type="string" office:string-value="Kulwinder K Dhillon"/>
          <table:table-cell office:value-type="string" office:string-value="kulwinder_dhillon@sandwell.gov.uk"/>
          <table:table-cell office:value-type="string" office:string-value="0121 569 563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Plans for implementing a policy for prosecution misuse of the blue badge scheme are in the very early stages.  "/>
          <table:table-cell office:value-type="boolean" office:boolean-value="false"/>
          <table:table-cell/>
          <table:table-cell office:value-type="string" office:string-value="None"/>
          <table:table-cell office:value-type="float" office:value="42688.448923611111"/>
          <table:table-cell office:value-type="float" office:value="42688.448923611111"/>
          <table:table-cell table:number-columns-repeated="16358"/>
        </table:table-row>
        <table:table-row>
          <table:table-cell office:value-type="string" office:string-value="BB_Dudl"/>
          <table:table-cell office:value-type="string" office:string-value="Dudley"/>
          <table:table-cell office:value-type="string" office:string-value="Martin Jones"/>
          <table:table-cell office:value-type="string" office:string-value="martin.r.jones@dudley.gov.uk"/>
          <table:table-cell office:value-type="float" office:value="1384813027"/>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A joint pilot project between the Blue Badge assessing Team and the Parking Enforcement Team is being completed during December 2016. "/>
          <table:table-cell office:value-type="boolean" office:boolean-value="false"/>
          <table:table-cell table:number-columns-repeated="2"/>
          <table:table-cell office:value-type="float" office:value="42688.599675925929"/>
          <table:table-cell office:value-type="float" office:value="42688.599675925929"/>
          <table:table-cell table:number-columns-repeated="16358"/>
        </table:table-row>
        <table:table-row>
          <table:table-cell office:value-type="string" office:string-value="BB_Wake"/>
          <table:table-cell office:value-type="string" office:string-value="Wakefield"/>
          <table:table-cell office:value-type="string" office:string-value="Robert Blair "/>
          <table:table-cell office:value-type="string" office:string-value="Robert.Blair@wakefield.gcsx.gov.uk"/>
          <table:table-cell office:value-type="string" office:string-value="01977 727088"/>
          <table:table-cell office:value-type="boolean" office:boolean-value="true"/>
          <table:table-cell table:number-columns-repeated="2"/>
          <table:table-cell office:value-type="float" office:value="2"/>
          <table:table-cell office:value-type="float" office:value="0"/>
          <table:table-cell office:value-type="float" office:value="2"/>
          <table:table-cell office:value-type="float" office:value="0"/>
          <table:table-cell/>
          <table:table-cell office:value-type="float" office:value="1"/>
          <table:table-cell office:value-type="float" office:value="1"/>
          <table:table-cell office:value-type="float" office:value="1"/>
          <table:table-cell office:value-type="float" office:value="1"/>
          <table:table-cell office:value-type="float" office:value="0"/>
          <table:table-cell office:value-type="float" office:value="0"/>
          <table:table-cell table:number-columns-repeated="4"/>
          <table:table-cell office:value-type="string" office:string-value="As an alternative to prosecution, where satisfied by the Public Interest and Evidential Proof test , a total of 10 Formal Cautions  and 18 written warnings were issued regarding Blue Badge Misuse cases by Wakefield Council  between 1st April 2015 to 31 March 2016 "/>
          <table:table-cell office:value-type="float" office:value="42689.449201388888"/>
          <table:table-cell office:value-type="float" office:value="42689.449201388888"/>
          <table:table-cell table:number-columns-repeated="16358"/>
        </table:table-row>
        <table:table-row>
          <table:table-cell office:value-type="string" office:string-value="BB_Traf"/>
          <table:table-cell office:value-type="string" office:string-value="Trafford"/>
          <table:table-cell office:value-type="string" office:string-value="Fran Carr"/>
          <table:table-cell office:value-type="string" office:string-value="fran.carr@trafford.gov.uk"/>
          <table:table-cell office:value-type="string" office:string-value="0161 912 2339"/>
          <table:table-cell office:value-type="boolean" office:boolean-value="false"/>
          <table:table-cell table:number-columns-repeated="13"/>
          <table:table-cell office:value-type="boolean" office:boolean-value="true"/>
          <table:table-cell office:value-type="string" office:string-value="No exact timeframe at present, hopefully within next 3 years"/>
          <table:table-cell table:number-columns-repeated="3"/>
          <table:table-cell office:value-type="float" office:value="42696.478009259263"/>
          <table:table-cell office:value-type="float" office:value="42696.478009259263"/>
          <table:table-cell table:number-columns-repeated="16358"/>
        </table:table-row>
        <table:table-row>
          <table:table-cell office:value-type="string" office:string-value="BB_Bexl"/>
          <table:table-cell office:value-type="string" office:string-value="Bexley"/>
          <table:table-cell office:value-type="string" office:string-value="Andrew Hollingsworth"/>
          <table:table-cell office:value-type="string" office:string-value="andrew.hollingsworth@bromley.gov.uk"/>
          <table:table-cell office:value-type="string" office:string-value="020 8461 7635"/>
          <table:table-cell office:value-type="boolean" office:boolean-value="true"/>
          <table:table-cell office:value-type="boolean" office:boolean-value="false"/>
          <table:table-cell/>
          <table:table-cell office:value-type="float" office:value="12"/>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12"/>
          <table:table-cell office:value-type="float" office:value="12"/>
          <table:table-cell office:value-type="float" office:value="0"/>
          <table:table-cell office:value-type="float" office:value="0"/>
          <table:table-cell table:number-columns-repeated="2"/>
          <table:table-cell office:value-type="boolean" office:boolean-value="false"/>
          <table:table-cell/>
          <table:table-cell office:value-type="string" office:string-value="With the change of legislation enabling CEOs and officers of the council to confiscate badges we were able to carry out enforcement of Blue Badge misuse without the assistance of the police. This has made it simpler to carry out Blue Badge enforcement. In early 2016, we also started a shared service (Bromley &amp; Bexley) operation targeting misuse of Blue Badges."/>
          <table:table-cell office:value-type="float" office:value="42690.645949074074"/>
          <table:table-cell office:value-type="float" office:value="42690.645949074074"/>
          <table:table-cell table:number-columns-repeated="16358"/>
        </table:table-row>
        <table:table-row>
          <table:table-cell office:value-type="string" office:string-value="BB_Derby"/>
          <table:table-cell office:value-type="string" office:string-value="Derby"/>
          <table:table-cell office:value-type="string" office:string-value="Keith Watkins"/>
          <table:table-cell office:value-type="string" office:string-value="keith.watkins@derby.gov.uk"/>
          <table:table-cell office:value-type="string" office:string-value="01332 642880"/>
          <table:table-cell office:value-type="boolean" office:boolean-value="false"/>
          <table:table-cell office:value-type="boolean" office:boolean-value="true"/>
          <table:table-cell office:value-type="float" office:value="20"/>
          <table:table-cell table:number-columns-repeated="11"/>
          <table:table-cell office:value-type="boolean" office:boolean-value="true"/>
          <table:table-cell office:value-type="string" office:string-value="From April 2017"/>
          <table:table-cell office:value-type="boolean" office:boolean-value="true"/>
          <table:table-cell office:value-type="string" office:string-value="We invite the person who has misused the badge to an interview where we explain the scheme and give a verbal and written warning.  "/>
          <table:table-cell/>
          <table:table-cell office:value-type="float" office:value="42649.623182870368"/>
          <table:table-cell office:value-type="float" office:value="42649.623182870368"/>
          <table:table-cell table:number-columns-repeated="16358"/>
        </table:table-row>
        <table:table-row>
          <table:table-cell office:value-type="string" office:string-value="BB_Leed"/>
          <table:table-cell office:value-type="string" office:string-value="Leeds"/>
          <table:table-cell office:value-type="string" office:string-value="John Hayes"/>
          <table:table-cell office:value-type="string" office:string-value="John.hayes@leeds.gov.uk"/>
          <table:table-cell office:value-type="string" office:string-value="0113 3950088"/>
          <table:table-cell office:value-type="boolean" office:boolean-value="true"/>
          <table:table-cell office:value-type="boolean" office:boolean-value="true"/>
          <table:table-cell office:value-type="float" office:value="225"/>
          <table:table-cell office:value-type="float" office:value="215"/>
          <table:table-cell office:value-type="float" office:value="0"/>
          <table:table-cell office:value-type="float" office:value="215"/>
          <table:table-cell office:value-type="float" office:value="0"/>
          <table:table-cell/>
          <table:table-cell office:value-type="float" office:value="0"/>
          <table:table-cell office:value-type="float" office:value="0"/>
          <table:table-cell office:value-type="float" office:value="213"/>
          <table:table-cell office:value-type="float" office:value="212"/>
          <table:table-cell office:value-type="float" office:value="2"/>
          <table:table-cell office:value-type="float" office:value="2"/>
          <table:table-cell table:number-columns-repeated="2"/>
          <table:table-cell office:value-type="boolean" office:boolean-value="true"/>
          <table:table-cell office:value-type="string" office:string-value="We aim to educate any one who parks with a blue badge and we are pro-active in our approach to the use of blue badges."/>
          <table:table-cell office:value-type="string" office:string-value="Here in Leeds we targeted the persistent people and area's that misuse was detected. we have been successful in this approach as misuse has been eradicated in certain area's."/>
          <table:table-cell office:value-type="float" office:value="42650.322766203702"/>
          <table:table-cell office:value-type="float" office:value="42650.322766203702"/>
          <table:table-cell table:number-columns-repeated="16358"/>
        </table:table-row>
        <table:table-row>
          <table:table-cell office:value-type="string" office:string-value="BB_Bolt"/>
          <table:table-cell office:value-type="string" office:string-value="Bolton"/>
          <table:table-cell office:value-type="string" office:string-value="Sheila Jackson"/>
          <table:table-cell office:value-type="string" office:string-value="sheila.jackson@bolton.gov.uk"/>
          <table:table-cell office:value-type="string" office:string-value="01204 336377"/>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Civil Enforcement Officers approach blue badge holders for badge checks and if they find a case where the badge holder isn't present, they advise the driver that they must move on and can't use the badge if the badge holder isn't present."/>
          <table:table-cell office:value-type="string" office:string-value="At Bolton we usually undertake joint operations with the Police for blue badge abuse and the police lead the prosecution - unfortunately due to reduced resources available with the police we have been unable to carryout enforcement this year and have then relied on the Civil Enforcement Officers checking badges and advising drivers accordingly."/>
          <table:table-cell office:value-type="float" office:value="42653.496574074074"/>
          <table:table-cell office:value-type="float" office:value="42653.496574074074"/>
          <table:table-cell table:number-columns-repeated="16358"/>
        </table:table-row>
        <table:table-row>
          <table:table-cell office:value-type="string" office:string-value="BB_Hill"/>
          <table:table-cell office:value-type="string" office:string-value="Hillingdon"/>
          <table:table-cell office:value-type="string" office:string-value="Chris Norris"/>
          <table:table-cell office:value-type="string" office:string-value="cnorris@hillingdon.gov.uk"/>
          <table:table-cell office:value-type="float" office:value="1895250889"/>
          <table:table-cell office:value-type="boolean" office:boolean-value="true"/>
          <table:table-cell table:number-columns-repeated="2"/>
          <table:table-cell office:value-type="float" office:value="2"/>
          <table:table-cell office:value-type="float" office:value="0"/>
          <table:table-cell office:value-type="float" office:value="2"/>
          <table:table-cell office:value-type="float" office:value="0"/>
          <table:table-cell table:number-columns-repeated="3"/>
          <table:table-cell office:value-type="float" office:value="2"/>
          <table:table-cell office:value-type="float" office:value="2"/>
          <table:table-cell table:number-columns-repeated="7"/>
          <table:table-cell office:value-type="float" office:value="42682.359050925923"/>
          <table:table-cell office:value-type="float" office:value="42682.359050925923"/>
          <table:table-cell table:number-columns-repeated="16358"/>
        </table:table-row>
        <table:table-row>
          <table:table-cell office:value-type="string" office:string-value="BB_Brig"/>
          <table:table-cell office:value-type="string" office:string-value="Brighton &amp; Hove"/>
          <table:table-cell office:value-type="string" office:string-value="Yvonne Harvey "/>
          <table:table-cell office:value-type="string" office:string-value="yvonne.harvey@brighton-hove.gov.uk"/>
          <table:table-cell office:value-type="string" office:string-value="01273 296897"/>
          <table:table-cell office:value-type="boolean" office:boolean-value="true"/>
          <table:table-cell office:value-type="boolean" office:boolean-value="true"/>
          <table:table-cell office:value-type="float" office:value="4253"/>
          <table:table-cell office:value-type="float" office:value="54"/>
          <table:table-cell office:value-type="float" office:value="3"/>
          <table:table-cell office:value-type="float" office:value="47"/>
          <table:table-cell office:value-type="float" office:value="4"/>
          <table:table-cell office:value-type="string" office:string-value="These were Organisational Badges.  "/>
          <table:table-cell office:value-type="float" office:value="0"/>
          <table:table-cell office:value-type="float" office:value="0"/>
          <table:table-cell office:value-type="float" office:value="60"/>
          <table:table-cell office:value-type="float" office:value="54"/>
          <table:table-cell office:value-type="float" office:value="0"/>
          <table:table-cell office:value-type="float" office:value="0"/>
          <table:table-cell table:number-columns-repeated="2"/>
          <table:table-cell office:value-type="boolean" office:boolean-value="true"/>
          <table:table-cell office:value-type="string" office:string-value="We use a very successful and award winning Community Resolution to dispose of the vast majority of our cases. &#10;&#10;Which involves the offender;&#10;&#10;â€¢ admitting to their crime, &#10;â€¢ paying an attendance fee of Â£40 or Â£20, &#10;â€¢ attending a council office on a set day and time, with the Police  &#10;â€¢ watching a film with which highlights 3 messages&#10;1. it is a criminal offence &#10;2. it is not a victimless crime&#10;3. excess parking charges can be used to fund other transport related projects which disabled people can benefit from such as concessionary travel.&#10;â€¢ They also have to take a short multiple choice test to ensure they have paid attention and sign a community resolution. &#10;This can target lots of offenders at once with a low pay out for the Council and the Police. We have disposed of 166 cases in this way during this period and are predicting to double this figure for the current year. We only had 1 re offender during last year - who was then prosecuted. &#10;&#10;We also 142 sent warning letters if it is not appropriate to use community resolution. We require the badge holder to sign a declaration acknowledging the offence and educating the badge holder before we return the blue badge&#10;&#10;We have used 1 formal caution to dispose of Blue Badge misuse"/>
          <table:table-cell office:value-type="string" office:string-value="We received funding from the DGLC to start our blue badge misuse project which started January 2015.&#10;&#10;We have received 2 National Parking awards with ESCC &amp; Police &#10;â€¢ Parking in the community  &#10;â€¢ Joint working  for the project &#10;&#10;It also contributed to us being awarded the National Transport Award of â€˜Local Authority of the Yearâ€™. &#10;"/>
          <table:table-cell office:value-type="float" office:value="42664.531909722224"/>
          <table:table-cell office:value-type="float" office:value="42664.531909722224"/>
          <table:table-cell table:number-columns-repeated="16358"/>
        </table:table-row>
        <table:table-row>
          <table:table-cell office:value-type="string" office:string-value="BB_NYorkshire"/>
          <table:table-cell office:value-type="string" office:string-value="North Yorkshire"/>
          <table:table-cell office:value-type="string" office:string-value="Karen Boustead"/>
          <table:table-cell office:value-type="string" office:string-value="karen.boustead@northyorkshire.gov.uk"/>
          <table:table-cell office:value-type="float" office:value="1609536994"/>
          <table:table-cell office:value-type="boolean" office:boolean-value="false"/>
          <table:table-cell table:number-columns-repeated="13"/>
          <table:table-cell office:value-type="boolean" office:boolean-value="true"/>
          <table:table-cell office:value-type="string" office:string-value="This is currently under discussion at present, with no specific date being set for implementation."/>
          <table:table-cell table:number-columns-repeated="3"/>
          <table:table-cell office:value-type="float" office:value="42662.317615740743"/>
          <table:table-cell office:value-type="float" office:value="42662.317615740743"/>
          <table:table-cell table:number-columns-repeated="16358"/>
        </table:table-row>
        <table:table-row>
          <table:table-cell office:value-type="string" office:string-value="BB_Enfi"/>
          <table:table-cell office:value-type="string" office:string-value="Enfield"/>
          <table:table-cell office:value-type="string" office:string-value="Colin Parsons"/>
          <table:table-cell office:value-type="string" office:string-value="colin.parsons@enfield.gov.uk"/>
          <table:table-cell office:value-type="float" office:value="2083792177"/>
          <table:table-cell office:value-type="boolean" office:boolean-value="true"/>
          <table:table-cell office:value-type="boolean" office:boolean-value="true"/>
          <table:table-cell/>
          <table:table-cell office:value-type="float" office:value="69"/>
          <table:table-cell office:value-type="float" office:value="1"/>
          <table:table-cell office:value-type="float" office:value="68"/>
          <table:table-cell office:value-type="float" office:value="0"/>
          <table:table-cell/>
          <table:table-cell office:value-type="float" office:value="0"/>
          <table:table-cell office:value-type="float" office:value="0"/>
          <table:table-cell office:value-type="float" office:value="69"/>
          <table:table-cell office:value-type="float" office:value="63"/>
          <table:table-cell office:value-type="float" office:value="0"/>
          <table:table-cell office:value-type="float" office:value="0"/>
          <table:table-cell table:number-columns-repeated="2"/>
          <table:table-cell office:value-type="boolean" office:boolean-value="false"/>
          <table:table-cell office:value-type="string" office:string-value="Other than publishing  some convictions in local paper."/>
          <table:table-cell office:value-type="string" office:string-value="It is evident from the patrols we do that up to 1 in 4 people spoken to about blue badge use are suspected of misusing it.&#10;"/>
          <table:table-cell office:value-type="float" office:value="42668.350300925929"/>
          <table:table-cell office:value-type="float" office:value="42668.350300925929"/>
          <table:table-cell table:number-columns-repeated="16358"/>
        </table:table-row>
        <table:table-row>
          <table:table-cell office:value-type="string" office:string-value="BB_Styneside"/>
          <table:table-cell office:value-type="string" office:string-value="South Tyneside"/>
          <table:table-cell office:value-type="string" office:string-value="Rachel Davison"/>
          <table:table-cell office:value-type="string" office:string-value="rachel.davison@southtyneside.gov.uk"/>
          <table:table-cell office:value-type="float" office:value="1914247546"/>
          <table:table-cell office:value-type="boolean" office:boolean-value="false"/>
          <table:table-cell office:value-type="boolean" office:boolean-value="true"/>
          <table:table-cell office:value-type="float" office:value="384"/>
          <table:table-cell table:number-columns-repeated="11"/>
          <table:table-cell office:value-type="boolean" office:boolean-value="false"/>
          <table:table-cell table:number-columns-repeated="4"/>
          <table:table-cell office:value-type="float" office:value="42664.434884259259"/>
          <table:table-cell office:value-type="float" office:value="42664.434884259259"/>
          <table:table-cell table:number-columns-repeated="16358"/>
        </table:table-row>
        <table:table-row>
          <table:table-cell office:value-type="string" office:string-value="BB_EastSussex"/>
          <table:table-cell office:value-type="string" office:string-value="East Sussex"/>
          <table:table-cell office:value-type="string" office:string-value="Lynne Donnelly"/>
          <table:table-cell office:value-type="string" office:string-value="Lynette.donnelly@eastsussex.gov.uk"/>
          <table:table-cell office:value-type="string" office:string-value="01323 466535"/>
          <table:table-cell office:value-type="boolean" office:boolean-value="true"/>
          <table:table-cell office:value-type="boolean" office:boolean-value="true"/>
          <table:table-cell/>
          <table:table-cell office:value-type="float" office:value="15"/>
          <table:table-cell office:value-type="float" office:value="4"/>
          <table:table-cell office:value-type="float" office:value="11"/>
          <table:table-cell office:value-type="float" office:value="0"/>
          <table:table-cell office:value-type="string" office:string-value="We operate a Community Resolution order for those first offending or minor offences.  total attending so far is  119 "/>
          <table:table-cell office:value-type="float" office:value="9"/>
          <table:table-cell office:value-type="float" office:value="9"/>
          <table:table-cell office:value-type="float" office:value="4"/>
          <table:table-cell office:value-type="float" office:value="4"/>
          <table:table-cell office:value-type="float" office:value="2"/>
          <table:table-cell office:value-type="float" office:value="2"/>
          <table:table-cell table:number-columns-repeated="2"/>
          <table:table-cell office:value-type="boolean" office:boolean-value="true"/>
          <table:table-cell office:value-type="string" office:string-value="As previously reported we operate a community resolution penalty  and have so far had 119 attendees. &#10;We have also sent 100 warning letters outlining the rules. &#10;withdrawn 10 badges &#10;badges seized on street 318   "/>
          <table:table-cell office:value-type="string" office:string-value="We are trying to focus on re-educating people if at all possible, hence the community resolution orders.  We have had a Badge Amnesty for two week to allow people to   We have recently been televised by the Dom on the Spot programme and this appears to have drawn attention to the issue which we take extremely seriously .  We have also been awarded 2 x Parking Association Awards in March this year for our work towards clamping down on misuse in association with Brighton and Sussex Police.    "/>
          <table:table-cell office:value-type="float" office:value="42663.593900462962"/>
          <table:table-cell office:value-type="float" office:value="42663.529166666667"/>
          <table:table-cell table:number-columns-repeated="16358"/>
        </table:table-row>
        <table:table-row>
          <table:table-cell office:value-type="string" office:string-value="BB_Newc"/>
          <table:table-cell office:value-type="string" office:string-value="Newcastle"/>
          <table:table-cell office:value-type="string" office:string-value="Lee Thompson"/>
          <table:table-cell office:value-type="string" office:string-value="lee.thompson@newcastle.gov.uk"/>
          <table:table-cell office:value-type="float" office:value="1912772725"/>
          <table:table-cell office:value-type="boolean" office:boolean-value="true"/>
          <table:table-cell office:value-type="boolean" office:boolean-value="false"/>
          <table:table-cell/>
          <table:table-cell office:value-type="float" office:value="88"/>
          <table:table-cell office:value-type="float" office:value="0"/>
          <table:table-cell office:value-type="float" office:value="88"/>
          <table:table-cell office:value-type="float" office:value="0"/>
          <table:table-cell/>
          <table:table-cell office:value-type="float" office:value="0"/>
          <table:table-cell/>
          <table:table-cell office:value-type="float" office:value="88"/>
          <table:table-cell office:value-type="float" office:value="83"/>
          <table:table-cell office:value-type="float" office:value="0"/>
          <table:table-cell table:number-columns-repeated="3"/>
          <table:table-cell office:value-type="boolean" office:boolean-value="false"/>
          <table:table-cell table:number-columns-repeated="2"/>
          <table:table-cell office:value-type="float" office:value="42682.632349537038"/>
          <table:table-cell office:value-type="float" office:value="42682.632349537038"/>
          <table:table-cell table:number-columns-repeated="16358"/>
        </table:table-row>
        <table:table-row>
          <table:table-cell office:value-type="string" office:string-value="BB_Wilt"/>
          <table:table-cell office:value-type="string" office:string-value="Wiltshire"/>
          <table:table-cell office:value-type="string" office:string-value="Anna Ball"/>
          <table:table-cell office:value-type="string" office:string-value="anna.ball@wiltshire.gov.uk"/>
          <table:table-cell office:value-type="string" office:string-value="01249 706257"/>
          <table:table-cell office:value-type="boolean" office:boolean-value="false"/>
          <table:table-cell office:value-type="boolean" office:boolean-value="false"/>
          <table:table-cell table:number-columns-repeated="12"/>
          <table:table-cell office:value-type="boolean" office:boolean-value="false"/>
          <table:table-cell office:value-type="string" office:string-value="We do not currently have a specific policy for prosecuting for misuse of the blue badge scheme. We have an overall anti -fraud strategy."/>
          <table:table-cell office:value-type="boolean" office:boolean-value="true"/>
          <table:table-cell office:value-type="string" office:string-value="Investigations - informal interview, warnings letters, more stringent checks on renewal, depending on circumstances of misuse where it is reported"/>
          <table:table-cell office:value-type="string" office:string-value="In 2015/16 we had no prosecutions relating to Blue Badge misuse.&#10;We prosecuted one in 2014/15.&#10;&#10;We do not issue PCNS for misuse, we issue for vehicles being parked in contravention of the restriction in place, we are unable to break down which of those had a blue badge present. &#10;"/>
          <table:table-cell office:value-type="float" office:value="42663.644456018519"/>
          <table:table-cell office:value-type="float" office:value="42663.644456018519"/>
          <table:table-cell table:number-columns-repeated="16358"/>
        </table:table-row>
        <table:table-row>
          <table:table-cell office:value-type="string" office:string-value="BB_IoW"/>
          <table:table-cell office:value-type="string" office:string-value="Isle of Wight"/>
          <table:table-cell office:value-type="string" office:string-value="Jenny Scovell"/>
          <table:table-cell office:value-type="string" office:string-value="blue.badge@iow.gov.uk"/>
          <table:table-cell office:value-type="string" office:string-value="01983 82100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63.600787037038"/>
          <table:table-cell table:number-columns-repeated="16359"/>
        </table:table-row>
        <table:table-row>
          <table:table-cell office:value-type="string" office:string-value="BB_Brad"/>
          <table:table-cell office:value-type="string" office:string-value="Bradford"/>
          <table:table-cell office:value-type="string" office:string-value="Jill Hawtin"/>
          <table:table-cell office:value-type="string" office:string-value="jill.hawtin@bradford.gov.uk"/>
          <table:table-cell office:value-type="string" office:string-value="01274 433570"/>
          <table:table-cell office:value-type="boolean" office:boolean-value="true"/>
          <table:table-cell office:value-type="boolean" office:boolean-value="false"/>
          <table:table-cell/>
          <table:table-cell office:value-type="float" office:value="13"/>
          <table:table-cell office:value-type="float" office:value="0"/>
          <table:table-cell office:value-type="float" office:value="13"/>
          <table:table-cell office:value-type="float" office:value="0"/>
          <table:table-cell/>
          <table:table-cell office:value-type="float" office:value="0"/>
          <table:table-cell office:value-type="float" office:value="0"/>
          <table:table-cell office:value-type="float" office:value="13"/>
          <table:table-cell office:value-type="float" office:value="13"/>
          <table:table-cell office:value-type="float" office:value="0"/>
          <table:table-cell office:value-type="float" office:value="0"/>
          <table:table-cell table:number-columns-repeated="2"/>
          <table:table-cell office:value-type="boolean" office:boolean-value="true"/>
          <table:table-cell office:value-type="string" office:string-value="Publicity&#10;Cautions are issued &#10;Warning letters with rules of Blue Badge usage are sent out &#10;We also conduct monthly proactive drives working with Council Wardens, this also educates drivers in Bradford and surounding areas that come under the Bradford Council Area."/>
          <table:table-cell office:value-type="string" office:string-value="Prosecutions are slightly down on the previous year but Formal cautions and are up&#10;we have delivered 57 Formal Cautions and Issued 129 warning letters"/>
          <table:table-cell office:value-type="float" office:value="42664.411956018521"/>
          <table:table-cell office:value-type="float" office:value="42664.411956018521"/>
          <table:table-cell table:number-columns-repeated="16358"/>
        </table:table-row>
        <table:table-row>
          <table:table-cell office:value-type="string" office:string-value="BB_Hack"/>
          <table:table-cell office:value-type="string" office:string-value="Hackney"/>
          <table:table-cell office:value-type="string" office:string-value="Michael Sheffield"/>
          <table:table-cell office:value-type="string" office:string-value="michael.sheffield@hackney.gov.uk"/>
          <table:table-cell office:value-type="string" office:string-value="0208 356 2505"/>
          <table:table-cell office:value-type="boolean" office:boolean-value="true"/>
          <table:table-cell office:value-type="boolean" office:boolean-value="true"/>
          <table:table-cell office:value-type="float" office:value="785"/>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PCNs, removals, warnings, recovery of the badge"/>
          <table:table-cell office:value-type="string" office:string-value="1. The sentences handed out for misuse do not send a strong deterrent message, nor do they cover the cost of the investigation/prosecution;&#10;2. We understand that there are limited controls in place to prevent misuse of the congestion charge exemption, and this is likely to encourage further contraventions of the scheme;&#10;3. A person's medical circumstances are not able to be examined by investigators which prevents investigation of many of the referrals that we receive - I am unsure how these matters are taken forward by DWP."/>
          <table:table-cell office:value-type="float" office:value="42664.655046296299"/>
          <table:table-cell office:value-type="float" office:value="42664.655046296299"/>
          <table:table-cell table:number-columns-repeated="16358"/>
        </table:table-row>
        <table:table-row>
          <table:table-cell office:value-type="string" office:string-value="BB_Surr"/>
          <table:table-cell office:value-type="string" office:string-value="Surrey"/>
          <table:table-cell office:value-type="string" office:string-value="Alison Wright"/>
          <table:table-cell office:value-type="string" office:string-value="alison.wright@surreycc.gov.uk"/>
          <table:table-cell office:value-type="float" office:value="208541857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There were 62 recorded incidents of misuse of SCC blue badges that were reported to the blue badge team of these a number of statements were prepared for prosecutions but none of the prosecutions were carried out by Surrey County Council. We do not hold the figures for how many of our Borough and Districts or other local authorities did prosecute successfully.  Please do not use these figures out of context."/>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here misuse has been reported we write a strongly worded letter to the badge holder.  In some cases the badge holder is unaware that their badge has been used by someone else and we give customer advise and guidance on how to keep a badge safe.  We also speak in person to people who have misused their badge to explain the seriousness of the situation this often deters further misuse."/>
          <table:table-cell office:value-type="string" office:string-value="We had 62 reported cases of misuse in this period. We do have good relationships with our borough and districts and inform them if there are particular cases their parking enforcement officers can look into."/>
          <table:table-cell office:value-type="float" office:value="42667.567662037036"/>
          <table:table-cell office:value-type="float" office:value="42667.567662037036"/>
          <table:table-cell table:number-columns-repeated="16358"/>
        </table:table-row>
        <table:table-row>
          <table:table-cell office:value-type="string" office:string-value="BB_Blackpool"/>
          <table:table-cell office:value-type="string" office:string-value="Blackpool"/>
          <table:table-cell office:value-type="string" office:string-value="Andrea Frazer"/>
          <table:table-cell office:value-type="string" office:string-value="andrea.frazer@blackpool.gov.uk"/>
          <table:table-cell office:value-type="float" office:value="1253476395"/>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It is being looked into at the present time."/>
          <table:table-cell office:value-type="boolean" office:boolean-value="true"/>
          <table:table-cell office:value-type="string" office:string-value="We post misuse letters to the badge holders, 3 strike system, on 3rd misuse the badge is rescinded."/>
          <table:table-cell/>
          <table:table-cell office:value-type="float" office:value="42668.507708333331"/>
          <table:table-cell office:value-type="float" office:value="42668.507708333331"/>
          <table:table-cell table:number-columns-repeated="16358"/>
        </table:table-row>
        <table:table-row>
          <table:table-cell office:value-type="string" office:string-value="BB_SGloucestershire"/>
          <table:table-cell office:value-type="string" office:string-value="South Gloucestershire"/>
          <table:table-cell office:value-type="string" office:string-value="Pam Howard"/>
          <table:table-cell office:value-type="string" office:string-value="pam.howard@southglos.gov.uk"/>
          <table:table-cell office:value-type="float" office:value="1454865283"/>
          <table:table-cell office:value-type="boolean" office:boolean-value="false"/>
          <table:table-cell office:value-type="boolean" office:boolean-value="true"/>
          <table:table-cell office:value-type="float" office:value="253"/>
          <table:table-cell table:number-columns-repeated="11"/>
          <table:table-cell office:value-type="boolean" office:boolean-value="false"/>
          <table:table-cell/>
          <table:table-cell office:value-type="boolean" office:boolean-value="true"/>
          <table:table-cell office:value-type="string" office:string-value="When returning seized badges to the card holder they are invited in for an interview , asked to explain what happened and reminded in person of their rights and responsibilities as a badge holder "/>
          <table:table-cell/>
          <table:table-cell office:value-type="float" office:value="42671.469641203701"/>
          <table:table-cell office:value-type="float" office:value="42671.469641203701"/>
          <table:table-cell table:number-columns-repeated="16358"/>
        </table:table-row>
        <table:table-row>
          <table:table-cell office:value-type="string" office:string-value="BB_Warr"/>
          <table:table-cell office:value-type="string" office:string-value="Warrington"/>
          <table:table-cell office:value-type="string" office:string-value="Scott Clarke"/>
          <table:table-cell office:value-type="string" office:string-value="sclarke1@warrington.gov.uk"/>
          <table:table-cell office:value-type="float" office:value="1925442856"/>
          <table:table-cell office:value-type="boolean" office:boolean-value="true"/>
          <table:table-cell office:value-type="boolean" office:boolean-value="true"/>
          <table:table-cell office:value-type="float" office:value="11555"/>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arning Letters/ Interviews."/>
          <table:table-cell/>
          <table:table-cell office:value-type="float" office:value="42668.622754629629"/>
          <table:table-cell office:value-type="float" office:value="42668.622754629629"/>
          <table:table-cell table:number-columns-repeated="16358"/>
        </table:table-row>
        <table:table-row>
          <table:table-cell office:value-type="string" office:string-value="BB_Bour"/>
          <table:table-cell office:value-type="string" office:string-value="Bournemouth"/>
          <table:table-cell office:value-type="string" office:string-value="Karen Green"/>
          <table:table-cell office:value-type="string" office:string-value="karen.green@bournemouth.gov.uk"/>
          <table:table-cell office:value-type="string" office:string-value="01202 458744"/>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letters sent with copy of the blue badge scheme: rights and responsibilities in England"/>
          <table:table-cell/>
          <table:table-cell office:value-type="float" office:value="42670.447118055556"/>
          <table:table-cell office:value-type="float" office:value="42670.447118055556"/>
          <table:table-cell table:number-columns-repeated="16358"/>
        </table:table-row>
        <table:table-row>
          <table:table-cell office:value-type="string" office:string-value="BB_Kent"/>
          <table:table-cell office:value-type="string" office:string-value="Kent"/>
          <table:table-cell office:value-type="string" office:string-value="Duncan Warmington"/>
          <table:table-cell office:value-type="string" office:string-value="duncan.warmington@kent.gov.uk"/>
          <table:table-cell office:value-type="float" office:value="3000416095"/>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Warning Letters, Formal Cautions"/>
          <table:table-cell/>
          <table:table-cell office:value-type="float" office:value="42670.407025462962"/>
          <table:table-cell office:value-type="float" office:value="42670.407025462962"/>
          <table:table-cell table:number-columns-repeated="16358"/>
        </table:table-row>
        <table:table-row>
          <table:table-cell office:value-type="string" office:string-value="BB_Hert"/>
          <table:table-cell office:value-type="string" office:string-value="Hertfordshire"/>
          <table:table-cell office:value-type="string" office:string-value="Stephen Everett"/>
          <table:table-cell office:value-type="string" office:string-value="stephen.everett@hertfordshire.gov.uk"/>
          <table:table-cell office:value-type="string" office:string-value="01438 844605"/>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Warning letters tothe badge holder and person(s) believed to be misusing the badge containing details of the misuse we know about and stating that misuse is a criminal offence "/>
          <table:table-cell office:value-type="string" office:string-value="Have been doing more work on blue badge misuse since Mach 2016 and are due a number of prosecutions in the coming weeks"/>
          <table:table-cell office:value-type="float" office:value="42671.38548611111"/>
          <table:table-cell office:value-type="float" office:value="42671.38548611111"/>
          <table:table-cell table:number-columns-repeated="16358"/>
        </table:table-row>
        <table:table-row>
          <table:table-cell office:value-type="string" office:string-value="BB_Roth"/>
          <table:table-cell office:value-type="string" office:string-value="Rotherham"/>
          <table:table-cell office:value-type="string" office:string-value="Steve Norcliffe"/>
          <table:table-cell office:value-type="string" office:string-value="steve.norcliffe@rotherham.gov.uk"/>
          <table:table-cell office:value-type="string" office:string-value="01709 822369"/>
          <table:table-cell office:value-type="boolean" office:boolean-value="true"/>
          <table:table-cell office:value-type="boolean" office:boolean-value="true"/>
          <table:table-cell office:value-type="float" office:value="870"/>
          <table:table-cell office:value-type="float" office:value="26"/>
          <table:table-cell office:value-type="float" office:value="0"/>
          <table:table-cell office:value-type="float" office:value="26"/>
          <table:table-cell office:value-type="float" office:value="0"/>
          <table:table-cell/>
          <table:table-cell office:value-type="float" office:value="0"/>
          <table:table-cell office:value-type="float" office:value="0"/>
          <table:table-cell office:value-type="float" office:value="26"/>
          <table:table-cell office:value-type="float" office:value="26"/>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87.366064814814"/>
          <table:table-cell office:value-type="float" office:value="42687.366064814814"/>
          <table:table-cell table:number-columns-repeated="16358"/>
        </table:table-row>
        <table:table-row>
          <table:table-cell office:value-type="string" office:string-value="BB_Nottingham"/>
          <table:table-cell office:value-type="string" office:string-value="Nottingham"/>
          <table:table-cell office:value-type="string" office:string-value="Marcus Hall"/>
          <table:table-cell office:value-type="string" office:string-value="marcus.hall@nottinghamcity.gov.uk"/>
          <table:table-cell office:value-type="string" office:string-value="0115 8761500"/>
          <table:table-cell office:value-type="boolean" office:boolean-value="true"/>
          <table:table-cell office:value-type="boolean" office:boolean-value="true"/>
          <table:table-cell office:value-type="float" office:value="3803"/>
          <table:table-cell office:value-type="float" office:value="5"/>
          <table:table-cell office:value-type="float" office:value="0"/>
          <table:table-cell office:value-type="float" office:value="5"/>
          <table:table-cell office:value-type="float" office:value="0"/>
          <table:table-cell/>
          <table:table-cell office:value-type="float" office:value="1"/>
          <table:table-cell office:value-type="float" office:value="1"/>
          <table:table-cell office:value-type="float" office:value="4"/>
          <table:table-cell office:value-type="float" office:value="4"/>
          <table:table-cell table:number-columns-repeated="4"/>
          <table:table-cell office:value-type="boolean" office:boolean-value="false"/>
          <table:table-cell office:value-type="string" office:string-value="An education intervention is being discussed"/>
          <table:table-cell office:value-type="string" office:string-value="With regards to the issuing of PCN's; 572 penalties were issued for actual badge misuse/abuse cases &amp; 3231 code 40 issues (parking in a designated disabled person's parking place without clearly displaying a valid disabled person's badge).&#10;&#10;During 2015-16, 4 People were cautioned, 91 warnings were issued, 190 badges were seized and 27 vehicles removed.&#10;&#10;Nottingham City is reviewing the prosecution shortfall. Changes are being introduced to improve the rate."/>
          <table:table-cell office:value-type="float" office:value="42674.471759259257"/>
          <table:table-cell office:value-type="float" office:value="42674.471759259257"/>
          <table:table-cell table:number-columns-repeated="16358"/>
        </table:table-row>
        <table:table-row>
          <table:table-cell office:value-type="string" office:string-value="BB_Halt"/>
          <table:table-cell office:value-type="string" office:string-value="Halton"/>
          <table:table-cell office:value-type="string" office:string-value="Claire Moller"/>
          <table:table-cell office:value-type="string" office:string-value="blue.badges@halton.gov.uk"/>
          <table:table-cell office:value-type="string" office:string-value="0151 511 8951"/>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75.547476851854"/>
          <table:table-cell office:value-type="float" office:value="42675.547476851854"/>
          <table:table-cell table:number-columns-repeated="16358"/>
        </table:table-row>
        <table:table-row>
          <table:table-cell office:value-type="string" office:string-value="BB_Swin"/>
          <table:table-cell office:value-type="string" office:string-value="Swindon"/>
          <table:table-cell office:value-type="string" office:string-value="Craig Hutchinson"/>
          <table:table-cell office:value-type="string" office:string-value="chutchinson@swindon.gov.uk"/>
          <table:table-cell office:value-type="string" office:string-value="01793 46644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is is not known at present.  Preliminary discussions have taken place with the Council's fraud team so work is underway to produce something as quickly as possible."/>
          <table:table-cell office:value-type="boolean" office:boolean-value="false"/>
          <table:table-cell table:number-columns-repeated="2"/>
          <table:table-cell office:value-type="float" office:value="42690.343252314815"/>
          <table:table-cell office:value-type="float" office:value="42690.343252314815"/>
          <table:table-cell table:number-columns-repeated="16358"/>
        </table:table-row>
        <table:table-row>
          <table:table-cell office:value-type="string" office:string-value="BB_Oxfo"/>
          <table:table-cell office:value-type="string" office:string-value="Oxfordshire"/>
          <table:table-cell office:value-type="string" office:string-value="J. Finlay"/>
          <table:table-cell office:value-type="string" office:string-value="jake.finlay@oxfordshire.gov.uk"/>
          <table:table-cell office:value-type="float" office:value="186532815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Looking to attend DFT enforcement groups to learn more from other LAs and DFT about what can be done. "/>
          <table:table-cell office:value-type="boolean" office:boolean-value="true"/>
          <table:table-cell office:value-type="string" office:string-value="Misuse letters and guidance are sent to BB users to remind them of policies"/>
          <table:table-cell/>
          <table:table-cell office:value-type="float" office:value="42695.63480324074"/>
          <table:table-cell office:value-type="float" office:value="42695.63480324074"/>
          <table:table-cell table:number-columns-repeated="16358"/>
        </table:table-row>
        <table:table-row>
          <table:table-cell office:value-type="string" office:string-value="BB_Wind"/>
          <table:table-cell office:value-type="string" office:string-value="Windsor &amp; Maidenhead"/>
          <table:table-cell office:value-type="string" office:string-value="Katie Blair"/>
          <table:table-cell office:value-type="string" office:string-value="katie.blair@rbwm.gov.uk"/>
          <table:table-cell office:value-type="float" office:value="1628683816"/>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true"/>
          <table:table-cell office:value-type="string" office:string-value="Fraud team &amp; Parking team to checks"/>
          <table:table-cell/>
          <table:table-cell office:value-type="float" office:value="42696.469594907408"/>
          <table:table-cell office:value-type="float" office:value="42696.469594907408"/>
          <table:table-cell table:number-columns-repeated="16358"/>
        </table:table-row>
        <table:table-row>
          <table:table-cell office:value-type="string" office:string-value="BB_Medw"/>
          <table:table-cell office:value-type="string" office:string-value="Medway Towns"/>
          <table:table-cell office:value-type="string" office:string-value="James Larkin"/>
          <table:table-cell office:value-type="string" office:string-value="james.larkin@medway.gov.uk"/>
          <table:table-cell office:value-type="string" office:string-value="01634 33232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currently undertaking a fraud proofing review of blue badge administration and enforcement. This will provide recommendations regarding a number of fraud proofing activities as well as one for the creation of a policy relating to blue badge misuse."/>
          <table:table-cell office:value-type="boolean" office:boolean-value="true"/>
          <table:table-cell office:value-type="string" office:string-value="Letters issued to badge holders about proper use and on street advice to those found to be misusing badges. We also visit badge holders when returning seized badges (where applicable) to provide advice in person."/>
          <table:table-cell/>
          <table:table-cell office:value-type="float" office:value="42696.49795138889"/>
          <table:table-cell office:value-type="float" office:value="42696.49795138889"/>
          <table:table-cell table:number-columns-repeated="16358"/>
        </table:table-row>
        <table:table-row>
          <table:table-cell office:value-type="string" office:string-value="BB_Roch"/>
          <table:table-cell office:value-type="string" office:string-value="Rochdale"/>
          <table:table-cell office:value-type="string" office:string-value="zoe marcroft"/>
          <table:table-cell office:value-type="string" office:string-value="Zoe.marcroft@rochdale.gov.uk"/>
          <table:table-cell office:value-type="string" office:string-value="01706 92611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12 months approx"/>
          <table:table-cell office:value-type="boolean" office:boolean-value="true"/>
          <table:table-cell office:value-type="string" office:string-value="interview and issue warning "/>
          <table:table-cell/>
          <table:table-cell office:value-type="float" office:value="42661.547407407408"/>
          <table:table-cell office:value-type="float" office:value="42661.547407407408"/>
          <table:table-cell table:number-columns-repeated="16358"/>
        </table:table-row>
        <table:table-row>
          <table:table-cell office:value-type="string" office:string-value="BB_Salf"/>
          <table:table-cell office:value-type="string" office:string-value="Salford"/>
          <table:table-cell office:value-type="string" office:string-value="Sharon Williamson"/>
          <table:table-cell office:value-type="string" office:string-value="sharon.williamson@salford.gov.uk"/>
          <table:table-cell office:value-type="string" office:string-value="0161 793 384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Our Corporate Fraud team are undertaking a new policy of Blue Badge Fraud prosecution in the near future. "/>
          <table:table-cell office:value-type="boolean" office:boolean-value="false"/>
          <table:table-cell table:number-columns-repeated="2"/>
          <table:table-cell office:value-type="float" office:value="42661.573460648149"/>
          <table:table-cell office:value-type="float" office:value="42661.573460648149"/>
          <table:table-cell table:number-columns-repeated="16358"/>
        </table:table-row>
        <table:table-row>
          <table:table-cell office:value-type="string" office:string-value="BB_Soli"/>
          <table:table-cell office:value-type="string" office:string-value="Solihull"/>
          <table:table-cell office:value-type="string" office:string-value="Victoria Egan"/>
          <table:table-cell office:value-type="string" office:string-value="vegan@solihull.gov.uk"/>
          <table:table-cell office:value-type="float" office:value="1217046000"/>
          <table:table-cell office:value-type="boolean" office:boolean-value="false"/>
          <table:table-cell office:value-type="boolean" office:boolean-value="false"/>
          <table:table-cell table:number-columns-repeated="12"/>
          <table:table-cell office:value-type="boolean" office:boolean-value="false"/>
          <table:table-cell office:value-type="string" office:string-value="Unsure."/>
          <table:table-cell office:value-type="boolean" office:boolean-value="true"/>
          <table:table-cell office:value-type="string" office:string-value="Previous Fraud inititive with parking service to check blue badges front line (parking Wardens)  and to offer advice and information where needed and educating offenders whilst also making a note of any misuse."/>
          <table:table-cell/>
          <table:table-cell office:value-type="float" office:value="42661.575844907406"/>
          <table:table-cell office:value-type="float" office:value="42661.575844907406"/>
          <table:table-cell table:number-columns-repeated="16358"/>
        </table:table-row>
        <table:table-row>
          <table:table-cell office:value-type="string" office:string-value="BB_Blac"/>
          <table:table-cell office:value-type="string" office:string-value="Blackburn with Darwen"/>
          <table:table-cell office:value-type="string" office:string-value="Ross McQueen"/>
          <table:table-cell office:value-type="string" office:string-value="ross.mcqueen@Blackburn.gov.uk"/>
          <table:table-cell office:value-type="string" office:string-value="01254 58514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If we are notified that blue badge holders have been issued with a PCN by either our local parking team or by another authority, we write out to the customers to remind them of the T&amp;Cs for Blue Badge holders."/>
          <table:table-cell/>
          <table:table-cell office:value-type="float" office:value="42661.614247685182"/>
          <table:table-cell office:value-type="float" office:value="42661.614247685182"/>
          <table:table-cell table:number-columns-repeated="16358"/>
        </table:table-row>
        <table:table-row>
          <table:table-cell office:value-type="string" office:string-value="BB_Manc"/>
          <table:table-cell office:value-type="string" office:string-value="Manchester"/>
          <table:table-cell office:value-type="string" office:string-value="Paul Bonner"/>
          <table:table-cell office:value-type="string" office:string-value="p.bonner@manchester@gov.uk"/>
          <table:table-cell office:value-type="float" office:value="7795604400"/>
          <table:table-cell office:value-type="boolean" office:boolean-value="true"/>
          <table:table-cell office:value-type="boolean" office:boolean-value="false"/>
          <table:table-cell/>
          <table:table-cell office:value-type="float" office:value="47"/>
          <table:table-cell office:value-type="float" office:value="0"/>
          <table:table-cell office:value-type="float" office:value="47"/>
          <table:table-cell office:value-type="float" office:value="0"/>
          <table:table-cell office:value-type="string" office:string-value="In Manchester we only prosectuted a non badge holder. If the badge holder is entitled to a badge but is using an expired badge we issue a warning."/>
          <table:table-cell office:value-type="float" office:value="7"/>
          <table:table-cell office:value-type="float" office:value="7"/>
          <table:table-cell office:value-type="float" office:value="40"/>
          <table:table-cell office:value-type="float" office:value="40"/>
          <table:table-cell office:value-type="float" office:value="0"/>
          <table:table-cell office:value-type="float" office:value="0"/>
          <table:table-cell table:number-columns-repeated="2"/>
          <table:table-cell office:value-type="boolean" office:boolean-value="false"/>
          <table:table-cell/>
          <table:table-cell office:value-type="string" office:string-value="Due to the increase in Parking Charges there has been an increase of people misusing badges. Also because of the stricter rules on obtaining a badge people are using there expired badges more."/>
          <table:table-cell office:value-type="float" office:value="42661.59171296296"/>
          <table:table-cell office:value-type="float" office:value="42661.59171296296"/>
          <table:table-cell table:number-columns-repeated="16358"/>
        </table:table-row>
        <table:table-row>
          <table:table-cell office:value-type="string" office:string-value="BB_Gate"/>
          <table:table-cell office:value-type="string" office:string-value="Gateshead"/>
          <table:table-cell office:value-type="string" office:string-value="Vikki Main"/>
          <table:table-cell office:value-type="string" office:string-value="vikkimain@gateshead.gov.uk"/>
          <table:table-cell office:value-type="string" office:string-value="0191 433 3155"/>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61.637349537035"/>
          <table:table-cell office:value-type="float" office:value="42661.637349537035"/>
          <table:table-cell table:number-columns-repeated="16358"/>
        </table:table-row>
        <table:table-row>
          <table:table-cell office:value-type="string" office:string-value="BB_Shro"/>
          <table:table-cell office:value-type="string" office:string-value="Shropshire"/>
          <table:table-cell office:value-type="string" office:string-value="Charlotte Smith"/>
          <table:table-cell office:value-type="string" office:string-value="charlotte.smith@shropshire.gov.uk"/>
          <table:table-cell office:value-type="string" office:string-value="01743 251604"/>
          <table:table-cell office:value-type="boolean" office:boolean-value="true"/>
          <table:table-cell office:value-type="boolean" office:boolean-value="true"/>
          <table:table-cell office:value-type="float" office:value="1274"/>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will send warning letters to Blue Badge holders and users if identity known.  Blue Badges will be seized by CEO's if they are being misused and then returned to the holder with a warning letter.  Expired badges are also seized when being used.  &#10;If a case is investigated we may also issue a Simple Caution to the user if the offence is admitted."/>
          <table:table-cell office:value-type="string" office:string-value="The investigation/prosecution of Blue Badge misuse has reduced significantly in the past 12 months due to staffing issues within the investigation team.  The enforcement of the scheme has been dealt with more by the CEO's on the street, seizing badges and warning letters are sent out by our BB team.  Only the most severe cases will be passed for investigation with a view to prosecution."/>
          <table:table-cell office:value-type="float" office:value="42670.404780092591"/>
          <table:table-cell office:value-type="float" office:value="42670.404780092591"/>
          <table:table-cell table:number-columns-repeated="16358"/>
        </table:table-row>
        <table:table-row>
          <table:table-cell office:value-type="string" office:string-value="BB_Live"/>
          <table:table-cell office:value-type="string" office:string-value="Liverpool"/>
          <table:table-cell office:value-type="string" office:string-value="Nicola Stockton"/>
          <table:table-cell office:value-type="string" office:string-value="nicola.stockton@liverpool.gov.uk"/>
          <table:table-cell office:value-type="string" office:string-value="0151 233 2378"/>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Any PCN issued for misuse of the blue badge we interview the badge holder and advise on rules of use.  Confiscated badges also have an interview to educate on correct use."/>
          <table:table-cell office:value-type="string" office:string-value="Using Merseyside Police on numerous Blue Badge operations seems to have worked in Liverpool as the number of badges being confiscated has dropped year on year."/>
          <table:table-cell office:value-type="float" office:value="42662.422592592593"/>
          <table:table-cell office:value-type="float" office:value="42662.422592592593"/>
          <table:table-cell table:number-columns-repeated="16358"/>
        </table:table-row>
        <table:table-row>
          <table:table-cell office:value-type="string" office:string-value="BB_Hull"/>
          <table:table-cell office:value-type="string" office:string-value="Hull"/>
          <table:table-cell office:value-type="string" office:string-value="Sonia Broadwell"/>
          <table:table-cell office:value-type="string" office:string-value="Sonia.Broadwell@hullcc.gov.uk"/>
          <table:table-cell office:value-type="string" office:string-value="01482 616216"/>
          <table:table-cell office:value-type="boolean" office:boolean-value="true"/>
          <table:table-cell office:value-type="boolean" office:boolean-value="true"/>
          <table:table-cell office:value-type="float" office:value="745"/>
          <table:table-cell office:value-type="float" office:value="2"/>
          <table:table-cell office:value-type="float" office:value="0"/>
          <table:table-cell office:value-type="float" office:value="2"/>
          <table:table-cell office:value-type="float" office:value="0"/>
          <table:table-cell/>
          <table:table-cell office:value-type="float" office:value="0"/>
          <table:table-cell/>
          <table:table-cell office:value-type="float" office:value="2"/>
          <table:table-cell office:value-type="float" office:value="2"/>
          <table:table-cell office:value-type="float" office:value="0"/>
          <table:table-cell table:number-columns-repeated="3"/>
          <table:table-cell office:value-type="boolean" office:boolean-value="true"/>
          <table:table-cell office:value-type="string" office:string-value="Issue warning letters if offence is not considered serious enough for court - letter reminds them of their responsibilities and if they are found to offend in the future then legal action may take place."/>
          <table:table-cell office:value-type="string" office:string-value="No general comments"/>
          <table:table-cell office:value-type="float" office:value="42681.556307870371"/>
          <table:table-cell office:value-type="float" office:value="42681.556307870371"/>
          <table:table-cell table:number-columns-repeated="16358"/>
        </table:table-row>
        <table:table-row>
          <table:table-cell office:value-type="string" office:string-value="BB_Brom"/>
          <table:table-cell office:value-type="string" office:string-value="Bromley"/>
          <table:table-cell office:value-type="string" office:string-value="Andrew Hollingsworth"/>
          <table:table-cell office:value-type="string" office:string-value="andrew.hollingsworth@bromley.gov.uk"/>
          <table:table-cell office:value-type="string" office:string-value="020 8461 7635"/>
          <table:table-cell office:value-type="boolean" office:boolean-value="true"/>
          <table:table-cell office:value-type="boolean" office:boolean-value="true"/>
          <table:table-cell office:value-type="float" office:value="1822"/>
          <table:table-cell table:number-columns-repeated="16"/>
          <table:table-cell office:value-type="float" office:value="42662.440706018519"/>
          <table:table-cell table:number-columns-repeated="16359"/>
        </table:table-row>
        <table:table-row>
          <table:table-cell office:value-type="string" office:string-value="BB_Lanc"/>
          <table:table-cell office:value-type="string" office:string-value="Lancashire"/>
          <table:table-cell office:value-type="string" office:string-value="Susan Hogg"/>
          <table:table-cell office:value-type="string" office:string-value="Susan.Hogg@lancashire.gov.uk"/>
          <table:table-cell office:value-type="string" office:string-value="01772 53841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e Lancashire Blue Badge Policy was implemented in March 2016.  We will shortly be looking at options to introduce a separate enforcement policy in 2017 following consultation with senior managers and members."/>
          <table:table-cell office:value-type="boolean" office:boolean-value="false"/>
          <table:table-cell table:number-columns-repeated="2"/>
          <table:table-cell office:value-type="float" office:value="42662.560081018521"/>
          <table:table-cell office:value-type="float" office:value="42662.560081018521"/>
          <table:table-cell table:number-columns-repeated="16358"/>
        </table:table-row>
        <table:table-row>
          <table:table-cell office:value-type="string" office:string-value="BB_Tame"/>
          <table:table-cell office:value-type="string" office:string-value="Tameside"/>
          <table:table-cell office:value-type="string" office:string-value="Tracey Johnson"/>
          <table:table-cell office:value-type="string" office:string-value="tracey.johnson@tameside.gov.uk"/>
          <table:table-cell office:value-type="string" office:string-value="0161 342 3093"/>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na"/>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boolean" office:boolean-value="true"/>
          <table:table-cell office:value-type="string" office:string-value="we propose to have a series of action days"/>
          <table:table-cell office:value-type="boolean" office:boolean-value="true"/>
          <table:table-cell office:value-type="string" office:string-value="advising staff through awareness days which is briefed out prior to action days"/>
          <table:table-cell/>
          <table:table-cell office:value-type="float" office:value="42664.412488425929"/>
          <table:table-cell office:value-type="float" office:value="42664.412488425929"/>
          <table:table-cell table:number-columns-repeated="16358"/>
        </table:table-row>
        <table:table-row>
          <table:table-cell office:value-type="string" office:string-value="BB_CheshireEast"/>
          <table:table-cell office:value-type="string" office:string-value="Cheshire East"/>
          <table:table-cell office:value-type="string" office:string-value="lorraine"/>
          <table:table-cell office:value-type="string" office:string-value="lorraine.rushton@cheshireeast.gov.uk"/>
          <table:table-cell office:value-type="string" office:string-value="01625 383857"/>
          <table:table-cell office:value-type="boolean" office:boolean-value="true"/>
          <table:table-cell office:value-type="boolean" office:boolean-value="true"/>
          <table:table-cell office:value-type="float" office:value="924"/>
          <table:table-cell table:number-columns-repeated="16"/>
          <table:table-cell office:value-type="float" office:value="42663.412974537037"/>
          <table:table-cell table:number-columns-repeated="16359"/>
        </table:table-row>
        <table:table-row>
          <table:table-cell office:value-type="string" office:string-value="BB_Port"/>
          <table:table-cell office:value-type="string" office:string-value="Portsmouth"/>
          <table:table-cell office:value-type="string" office:string-value="Steven Hewett"/>
          <table:table-cell office:value-type="string" office:string-value="Steven.hewett@portsmouthcc.gov.uk"/>
          <table:table-cell office:value-type="string" office:string-value="023 9284 1297"/>
          <table:table-cell office:value-type="boolean" office:boolean-value="true"/>
          <table:table-cell office:value-type="boolean" office:boolean-value="false"/>
          <table:table-cell/>
          <table:table-cell office:value-type="float" office:value="14"/>
          <table:table-cell office:value-type="float" office:value="0"/>
          <table:table-cell office:value-type="float" office:value="14"/>
          <table:table-cell office:value-type="float" office:value="0"/>
          <table:table-cell/>
          <table:table-cell office:value-type="float" office:value="0"/>
          <table:table-cell office:value-type="float" office:value="0"/>
          <table:table-cell office:value-type="float" office:value="9"/>
          <table:table-cell office:value-type="float" office:value="9"/>
          <table:table-cell office:value-type="float" office:value="5"/>
          <table:table-cell office:value-type="float" office:value="5"/>
          <table:table-cell office:value-type="boolean" office:boolean-value="false"/>
          <table:table-cell office:value-type="string" office:string-value="The survey questions are somewhat vague,although we do not have a written policy for enforcement of the blue badge scheme; we enforce and where proportionate prosecute offenders. Our view being do we need a policy to enforce or prosecute on a scheme that is well legislated."/>
          <table:table-cell office:value-type="boolean" office:boolean-value="true"/>
          <table:table-cell office:value-type="string" office:string-value="PCC provide formal blue badge awareness and enforcement training to the parking Enforcement teams in order that they are equipped to provide roadside advice and educate motorists on the impact of blue badge misuse, and where relevant enforcement of the Blue Badge Scheme.&#10;&#10;In addition to normal Civil Enforcement processes  PCC conduct targeted operations throughout the year &quot;Op Street-Smart &quot; combining Parking Enforcement and the criminal Investigations team - specific to protecting the integrity of the Blue Badge Scheme.&#10;&#10;The in house investigations team provide a regulatory response to Blue Badge abuse, and use a range of options to discharge misuse by providing  education &amp; advice, &amp; where relevant the use of formal warnings and simple cautions as per the Home Office circular 2005 "/>
          <table:table-cell office:value-type="string" office:string-value="In certain cases (simple misuse by non badge holder ) where the misuse has been clearly established, but the offender refuses to admit to the misuse or the offence.  It would be of benefit to have a Fixed Penalty Notice process set at an amount that is proportionate to the UK scale level three offences as a means to deal with offenders at the time of the detected misuse; the penalty being a means to discharge liability for the offence; and non payment linked to prosecuting the offender for the full offence.  "/>
          <table:table-cell office:value-type="float" office:value="42668.614212962966"/>
          <table:table-cell office:value-type="float" office:value="42668.614212962966"/>
          <table:table-cell table:number-columns-repeated="16358"/>
        </table:table-row>
        <table:table-row>
          <table:table-cell office:value-type="string" office:string-value="BB_Cumb"/>
          <table:table-cell office:value-type="string" office:string-value="Cumbria"/>
          <table:table-cell office:value-type="string" office:string-value="Austin Shields, Parking Manager"/>
          <table:table-cell office:value-type="string" office:string-value="austin.shields@cumbria.gov.uk"/>
          <table:table-cell office:value-type="string" office:string-value="01228 221388"/>
          <table:table-cell office:value-type="boolean" office:boolean-value="false"/>
          <table:table-cell office:value-type="boolean" office:boolean-value="true"/>
          <table:table-cell office:value-type="float" office:value="906"/>
          <table:table-cell table:number-columns-repeated="11"/>
          <table:table-cell office:value-type="boolean" office:boolean-value="false"/>
          <table:table-cell office:value-type="string" office:string-value="The Council may consider this in the future."/>
          <table:table-cell office:value-type="boolean" office:boolean-value="true"/>
          <table:table-cell office:value-type="string" office:string-value="The Councilâ€™s Civil Enforcement Officers educate motorists regarding the use of Blue Badges as part of their patrolling duties. The CEOs also report issues of Blue Badge abuse and misuse to the Councilâ€™s Blue Badge Team. The Council intends to carry out a number of multi-agency Blue Badge enforcement and education campaigns similar to one undertaken in Carlisle city centre during July 2015. &#10;As part of this initiative; which involved officers from the Councilâ€™s Parking Services and Blue Badge teams plus Cumbria Constabulary; over 50 Blue Badges were checked and verified as valid. In addition 7 Penalty Charge Notices were issued for the following:&#10;â€¢ 1 for no Blue Badge on display in a car in a disabled bay&#10;â€¢ 3 for incorrect display of a Blue Badge&#10;â€¢ 2 for parking with a Blue Badge in a restricted area&#10;â€¢ 1 for using an expired Blue Bade which wasnâ€™t even the drivers. The Badge expired in 2006 and was confiscated.&#10;The campaign received publicity in the local newspapers, radio and television with full details in the Councilâ€™s news release at the following link http://www.cumbria.gov.uk/news/2015/july/21_07_2015-101305.asp.&#10;"/>
          <table:table-cell office:value-type="string" office:string-value="Not applicable"/>
          <table:table-cell office:value-type="float" office:value="42681.563981481479"/>
          <table:table-cell office:value-type="float" office:value="42681.563981481479"/>
          <table:table-cell table:number-columns-repeated="16358"/>
        </table:table-row>
        <table:table-row>
          <table:table-cell office:value-type="string" office:string-value="BB_Redc"/>
          <table:table-cell office:value-type="string" office:string-value="Redcar &amp; Cleveland"/>
          <table:table-cell office:value-type="string" office:string-value="Caroline Lowery"/>
          <table:table-cell office:value-type="string" office:string-value="caroline.lowery@redcar-cleveland.gov.uk"/>
          <table:table-cell office:value-type="string" office:string-value="01287 612374"/>
          <table:table-cell office:value-type="boolean" office:boolean-value="true"/>
          <table:table-cell office:value-type="boolean" office:boolean-value="tru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63.542222222219"/>
          <table:table-cell table:number-columns-repeated="16359"/>
        </table:table-row>
        <table:table-row>
          <table:table-cell office:value-type="string" office:string-value="BB_Darl"/>
          <table:table-cell office:value-type="string" office:string-value="Darlington"/>
          <table:table-cell office:value-type="string" office:string-value="David Alley"/>
          <table:table-cell office:value-type="string" office:string-value="david.alley@darlington.gov.uk"/>
          <table:table-cell office:value-type="string" office:string-value="01325 406502"/>
          <table:table-cell office:value-type="boolean" office:boolean-value="false"/>
          <table:table-cell office:value-type="boolean" office:boolean-value="true"/>
          <table:table-cell office:value-type="float" office:value="1229"/>
          <table:table-cell table:number-columns-repeated="11"/>
          <table:table-cell office:value-type="boolean" office:boolean-value="false"/>
          <table:table-cell/>
          <table:table-cell office:value-type="boolean" office:boolean-value="false"/>
          <table:table-cell/>
          <table:table-cell office:value-type="string" office:string-value="In Car Parks&#10;353 penalty  notices issued for contravention â€œno/Invalid disabled badgeâ€&#10;Vehicles who receive this penalty notice are parked in a disabled bay either with an out of date badge OR no badge at all &#10;132 have been cancelled (appeals must have been received)&#10;151 have been paid (appeals may have been received and rejected and payment made or they were just paid)&#10;That leaves 70 which will include PCNs where the DVLA have no keeper, or it is a foreign vehicle or have gone to bailiff etc  - again appeals may have been received but rejected&#10;&#10;On Street Parking&#10;876 penalty  notices issued for contravention â€œno/Invalid disabled badgeâ€&#10;Vehicles who receive this penalty notice are parked in a disabled bay either with an out of date badge OR no badge at all &#10;123 have been cancelled (appeals must have been received)&#10;521 have been paid (appeals may have been received and rejected and payment made or they were just paid)&#10;That leaves 232 which will include PCNs where the DVLA have no keeper, or it is a foreign vehicle or have gone to bailiff etc&#10;&#10;It should be noted only 13 badges were seized for misuse where the badge holder wasn't present.&#10;"/>
          <table:table-cell office:value-type="float" office:value="42663.679826388892"/>
          <table:table-cell office:value-type="float" office:value="42663.679826388892"/>
          <table:table-cell table:number-columns-repeated="16358"/>
        </table:table-row>
        <table:table-row>
          <table:table-cell office:value-type="string" office:string-value="BB_Devo"/>
          <table:table-cell office:value-type="string" office:string-value="Devon"/>
          <table:table-cell office:value-type="string" office:string-value="Caroline Samuel"/>
          <table:table-cell office:value-type="string" office:string-value="caroline.samuel@devon.gov.uk"/>
          <table:table-cell office:value-type="string" office:string-value="01392 386938"/>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Senior Management responsiblity for the Blue Badge Scheme has recently changed. Misuse is something that the new Senior Manager is keen to move forward on addressing however this is still in very early stages."/>
          <table:table-cell office:value-type="boolean" office:boolean-value="true"/>
          <table:table-cell office:value-type="string" office:string-value="Where misuse is reported we write to the person who is allegedly misuing the Blue Badge to remind them of their rights and responsibilities and that ongoing misuse could lead to charges being issued.&#10;Where report relates to the Badge of a person who is marked as deceased we will contact the family and request the Badge is returned.&#10;We do liaise with Civil Enforcement Officers and make them aware of concerns raised in respect of particular misuse allegations that the on street officer can be particulalry vigilant in issuing a parking charge notice if they witness a Badge being misused."/>
          <table:table-cell/>
          <table:table-cell office:value-type="float" office:value="42663.753564814811"/>
          <table:table-cell office:value-type="float" office:value="42663.753564814811"/>
          <table:table-cell table:number-columns-repeated="16358"/>
        </table:table-row>
        <table:table-row>
          <table:table-cell office:value-type="string" office:string-value="BB_Wand"/>
          <table:table-cell office:value-type="string" office:string-value="Wandsworth"/>
          <table:table-cell office:value-type="string" office:string-value="Keith Parcel"/>
          <table:table-cell office:value-type="string" office:string-value="kparcel@wandsworth.gov.uk"/>
          <table:table-cell office:value-type="float" office:value="2088717916"/>
          <table:table-cell office:value-type="boolean" office:boolean-value="true"/>
          <table:table-cell office:value-type="boolean" office:boolean-value="true"/>
          <table:table-cell/>
          <table:table-cell office:value-type="float" office:value="143"/>
          <table:table-cell office:value-type="float" office:value="0"/>
          <table:table-cell office:value-type="float" office:value="143"/>
          <table:table-cell office:value-type="float" office:value="0"/>
          <table:table-cell/>
          <table:table-cell office:value-type="float" office:value="18"/>
          <table:table-cell office:value-type="float" office:value="18"/>
          <table:table-cell office:value-type="float" office:value="121"/>
          <table:table-cell office:value-type="float" office:value="121"/>
          <table:table-cell office:value-type="float" office:value="4"/>
          <table:table-cell office:value-type="float" office:value="4"/>
          <table:table-cell table:number-columns-repeated="2"/>
          <table:table-cell office:value-type="boolean" office:boolean-value="false"/>
          <table:table-cell table:number-columns-repeated="2"/>
          <table:table-cell office:value-type="float" office:value="42683.384895833333"/>
          <table:table-cell office:value-type="float" office:value="42683.384895833333"/>
          <table:table-cell table:number-columns-repeated="16358"/>
        </table:table-row>
        <table:table-row>
          <table:table-cell office:value-type="string" office:string-value="BB_Wirr"/>
          <table:table-cell office:value-type="string" office:string-value="Wirral"/>
          <table:table-cell office:value-type="string" office:string-value="Damien Boden"/>
          <table:table-cell office:value-type="string" office:string-value="damienboden@wirral.gov.uk"/>
          <table:table-cell office:value-type="string" office:string-value="0151 666 4739"/>
          <table:table-cell office:value-type="boolean" office:boolean-value="true"/>
          <table:table-cell office:value-type="boolean" office:boolean-value="true"/>
          <table:table-cell office:value-type="float" office:value="735"/>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69.424525462964"/>
          <table:table-cell office:value-type="float" office:value="42669.424525462964"/>
          <table:table-cell table:number-columns-repeated="16358"/>
        </table:table-row>
        <table:table-row>
          <table:table-cell office:value-type="string" office:string-value="BB_Luto"/>
          <table:table-cell office:value-type="string" office:string-value="Luton"/>
          <table:table-cell office:value-type="string" office:string-value="Arshad Baksh"/>
          <table:table-cell office:value-type="string" office:string-value="arshad.baksh@luton.gov.uk"/>
          <table:table-cell office:value-type="string" office:string-value="01582 547220"/>
          <table:table-cell office:value-type="boolean" office:boolean-value="false"/>
          <table:table-cell office:value-type="boolean" office:boolean-value="true"/>
          <table:table-cell office:value-type="float" office:value="172"/>
          <table:table-cell table:number-columns-repeated="11"/>
          <table:table-cell office:value-type="boolean" office:boolean-value="true"/>
          <table:table-cell office:value-type="string" office:string-value="As soon as practically possible.  Given the lack of financial support for this objective it is currently low on our priorities.  However we are looking for a cost effective process to adopt once we are in a position to prosecute.  "/>
          <table:table-cell office:value-type="boolean" office:boolean-value="true"/>
          <table:table-cell office:value-type="string" office:string-value="Interviews with Blue Badge Holders/motorists who are caught more than once.  &#10;Warning letters issued on every occasion."/>
          <table:table-cell office:value-type="string" office:string-value="The problem still exists in our town so the action we need to take is complete at least one prosecution and publicise this.   "/>
          <table:table-cell office:value-type="float" office:value="42667.528993055559"/>
          <table:table-cell office:value-type="float" office:value="42667.528993055559"/>
          <table:table-cell table:number-columns-repeated="16358"/>
        </table:table-row>
        <table:table-row>
          <table:table-cell office:value-type="string" office:string-value="BB_Eali"/>
          <table:table-cell office:value-type="string" office:string-value="Ealing"/>
          <table:table-cell office:value-type="string" office:string-value="Fred Williams"/>
          <table:table-cell office:value-type="string" office:string-value="williamsf@ealing.gov.uk"/>
          <table:table-cell office:value-type="float" office:value="2088257125"/>
          <table:table-cell office:value-type="boolean" office:boolean-value="true"/>
          <table:table-cell office:value-type="boolean" office:boolean-value="true"/>
          <table:table-cell office:value-type="float" office:value="81"/>
          <table:table-cell office:value-type="float" office:value="20"/>
          <table:table-cell office:value-type="float" office:value="0"/>
          <table:table-cell office:value-type="float" office:value="20"/>
          <table:table-cell office:value-type="float" office:value="0"/>
          <table:table-cell table:number-columns-repeated="9"/>
          <table:table-cell office:value-type="boolean" office:boolean-value="false"/>
          <table:table-cell/>
          <table:table-cell office:value-type="string" office:string-value="From July 2015 we used BBFI for a 6 month period. We have further prosecutions but these fall outside march 2016 end period.&#10;BBFI involved CEO's with training and how to look for &amp; report blue badge misuse. I also worked closely with BBFI and have continued on their work although it is only a very small part of my job description. Local press releases have also highlighted some of the blue badge work and has led to more information being sent into the council to investigate.  "/>
          <table:table-cell office:value-type="float" office:value="42690.448692129627"/>
          <table:table-cell office:value-type="float" office:value="42667.674479166664"/>
          <table:table-cell table:number-columns-repeated="16358"/>
        </table:table-row>
        <table:table-row>
          <table:table-cell office:value-type="string" office:string-value="BB_Cald"/>
          <table:table-cell office:value-type="string" office:string-value="Calderdale"/>
          <table:table-cell office:value-type="string" office:string-value="Ben Travers"/>
          <table:table-cell office:value-type="string" office:string-value="ben.travers@calderdale.gov.uk"/>
          <table:table-cell office:value-type="string" office:string-value="01422 392788"/>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false"/>
          <table:table-cell/>
          <table:table-cell office:value-type="string" office:string-value="0 prosecution for year 15/16. However the management of Blue Badge schemes has been moved within the authority and a new policy with regard to prosecution drawn up. 1 prosecution currently in progress."/>
          <table:table-cell office:value-type="float" office:value="42669.649756944447"/>
          <table:table-cell office:value-type="float" office:value="42669.649756944447"/>
          <table:table-cell table:number-columns-repeated="16358"/>
        </table:table-row>
        <table:table-row>
          <table:table-cell office:value-type="string" office:string-value="BB_Bris"/>
          <table:table-cell office:value-type="string" office:string-value="Bristol"/>
          <table:table-cell office:value-type="string" office:string-value="Sue Bird"/>
          <table:table-cell office:value-type="string" office:string-value="sue.bird@bristol.gov.uk"/>
          <table:table-cell office:value-type="string" office:string-value="0117 922 3756"/>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na"/>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use civil enforcement as necessary.  We do write to badge holders when appropriate and the badge holder will need to collect seized badge in person."/>
          <table:table-cell office:value-type="string" office:string-value="Although we have carried out some actions over the year 2015/16 we have a program to start shortly beginning with a amnesty returning blue badges, additional literature to be sent when a badge is approved , targeted exercises with other council departments with a view to taking cases to court."/>
          <table:table-cell office:value-type="float" office:value="42668.493738425925"/>
          <table:table-cell office:value-type="float" office:value="42668.493738425925"/>
          <table:table-cell table:number-columns-repeated="16358"/>
        </table:table-row>
        <table:table-row>
          <table:table-cell office:value-type="string" office:string-value="BB_Houn"/>
          <table:table-cell office:value-type="string" office:string-value="Hounslow"/>
          <table:table-cell office:value-type="string" office:string-value="Tracey Cook"/>
          <table:table-cell office:value-type="string" office:string-value="Tracey.cook@hounslow.gov.uk"/>
          <table:table-cell office:value-type="string" office:string-value="020 8583 4964"/>
          <table:table-cell office:value-type="boolean" office:boolean-value="true"/>
          <table:table-cell office:value-type="boolean" office:boolean-value="false"/>
          <table:table-cell/>
          <table:table-cell office:value-type="float" office:value="3"/>
          <table:table-cell office:value-type="float" office:value="0"/>
          <table:table-cell office:value-type="float" office:value="3"/>
          <table:table-cell office:value-type="float" office:value="0"/>
          <table:table-cell/>
          <table:table-cell office:value-type="float" office:value="3"/>
          <table:table-cell office:value-type="float" office:value="3"/>
          <table:table-cell table:number-columns-repeated="6"/>
          <table:table-cell office:value-type="boolean" office:boolean-value="false"/>
          <table:table-cell table:number-columns-repeated="2"/>
          <table:table-cell office:value-type="float" office:value="42669.557002314818"/>
          <table:table-cell office:value-type="float" office:value="42669.557002314818"/>
          <table:table-cell table:number-columns-repeated="16358"/>
        </table:table-row>
        <table:table-row>
          <table:table-cell office:value-type="string" office:string-value="BB_Leicester"/>
          <table:table-cell office:value-type="string" office:string-value="Leicester"/>
          <table:table-cell office:value-type="string" office:string-value="Stuart Limb"/>
          <table:table-cell office:value-type="string" office:string-value="Stuart.Limb@leicester.gov.uk"/>
          <table:table-cell office:value-type="string" office:string-value="0116 4542615"/>
          <table:table-cell office:value-type="boolean" office:boolean-value="true"/>
          <table:table-cell office:value-type="boolean" office:boolean-value="true"/>
          <table:table-cell office:value-type="float" office:value="51740"/>
          <table:table-cell office:value-type="float" office:value="1"/>
          <table:table-cell office:value-type="float" office:value="0"/>
          <table:table-cell office:value-type="float" office:value="1"/>
          <table:table-cell office:value-type="float" office:value="0"/>
          <table:table-cell/>
          <table:table-cell office:value-type="float" office:value="1"/>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Formal Cautions"/>
          <table:table-cell office:value-type="string" office:string-value="We have a new Corporate Fraud Team in place and we are working to tackle blue fraud across the city. We have our first prosecution and one caution. We have more cases with our Solicitors and have prosecuted during this current financial year which will be included in the next survey."/>
          <table:table-cell office:value-type="float" office:value="42676.623981481483"/>
          <table:table-cell office:value-type="float" office:value="42676.623981481483"/>
          <table:table-cell table:number-columns-repeated="16358"/>
        </table:table-row>
        <table:table-row>
          <table:table-cell office:value-type="string" office:string-value="BB_ERYorkshire"/>
          <table:table-cell office:value-type="string" office:string-value="East Riding of Yorkshire"/>
          <table:table-cell office:value-type="string" office:string-value="Andy Hardy"/>
          <table:table-cell office:value-type="string" office:string-value="andy.hardy@eastriding.gcsx.gov.uk"/>
          <table:table-cell office:value-type="string" office:string-value="01482 39460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is is something currently being considered"/>
          <table:table-cell office:value-type="boolean" office:boolean-value="true"/>
          <table:table-cell office:value-type="string" office:string-value="(1) Annual Blue Badge Fraud Awareness week commenced in February 2016.  Press releases &amp; radio interviews. &#10;&#10;(2) Work locally with the police, accompanying officers on town centre beat to identify any fraud or misuse and make them aware."/>
          <table:table-cell office:value-type="string" office:string-value="I don't think that the literature produced by DfT makes it clear to badge holders and non-badge holders what misuse is.  See page 8 of The Blue Badge scheme: rights and responsibilities in England"/>
          <table:table-cell office:value-type="float" office:value="42670.481828703705"/>
          <table:table-cell office:value-type="float" office:value="42670.481828703705"/>
          <table:table-cell table:number-columns-repeated="16358"/>
        </table:table-row>
        <table:table-row>
          <table:table-cell office:value-type="string" office:string-value="BB_Bury"/>
          <table:table-cell office:value-type="string" office:string-value="Bury"/>
          <table:table-cell office:value-type="string" office:string-value="Stefan Mann"/>
          <table:table-cell office:value-type="string" office:string-value="fraud@bury.gov.uk"/>
          <table:table-cell office:value-type="string" office:string-value="0161 253 7437"/>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As well as prosecution in some cases dependant on the circumstances we may call the badge holder and/or the person misusing the badge in for an interview where a warning letter is issued and the responsibilities of a blue badge holder are explained. This is kept on file so if there is any further misuse we will consider prosecution and where appropriate withdrawal of the badge.&#10;&#10;We also investigate allegations which call into question eligibility for a Blue Badge. We write out to people asking for them to confirm the details we hold about their lack of mobility and if there have been changes we invite them in to see an Occupational Therapist to confirm their eligibility."/>
          <table:table-cell office:value-type="string" office:string-value="We have just adopted a process which seems to be successfully working in Leeds. As our team only started in October 2015 we are hopeful that this new strategy will result in some prosecutions in the next year which we intend to publicise to deter others from misusing Blue Badges."/>
          <table:table-cell office:value-type="float" office:value="42650.503831018519"/>
          <table:table-cell office:value-type="float" office:value="42650.503831018519"/>
          <table:table-cell table:number-columns-repeated="16358"/>
        </table:table-row>
        <table:table-row table:number-rows-repeated="1048441">
          <table:table-cell table:number-columns-repeated="16358"/>
        </table:table-row>
      </table:table>
      <table:table table:name="'file:///G:/AFP/RLTDAll/STS/003%20BLT/005%20BLUE%20BADGE/0001%20Data/2016-17/Validation/Admin%20data/LATEST%20after%20QA%20BlueBadge%2016-17%20Validation.xlsx'#ProsecutionSurvey17-For_DIS0301" table:style-name="ta2">
        <table:table-source xlink:href="file:///G:/AFP/RLTDAll/STS/003%20BLT/005%20BLUE%20BADGE/0001%20Data/2016-17/Validation/Admin%20data/LATEST%20after%20QA%20BlueBadge%2016-17%20Validation.xlsx" table:table-name="ProsecutionSurvey17-For_DIS030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Summary_table" table:style-name="ta2">
        <table:table-source xlink:href="file:///G:/AFP/RLTDAll/STS/003%20BLT/005%20BLUE%20BADGE/0001%20Data/2016-17/Validation/Admin%20data/LATEST%20after%20QA%20BlueBadge%2016-17%20Validation.xlsx" table:table-name="Summary_table"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NOTFOR2017_publication_figures" table:style-name="ta2">
        <table:table-source xlink:href="file:///G:/AFP/RLTDAll/STS/003%20BLT/005%20BLUE%20BADGE/0001%20Data/2016-17/Validation/Admin%20data/LATEST%20after%20QA%20BlueBadge%2016-17%20Validation.xlsx" table:table-name="NOTFOR2017_publication_figure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for_map" table:style-name="ta2">
        <table:table-source xlink:href="file:///G:/AFP/RLTDAll/STS/003%20BLT/005%20BLUE%20BADGE/0001%20Data/2016-17/Validation/Admin%20data/LATEST%20after%20QA%20BlueBadge%2016-17%20Validation.xlsx" table:table-name="data_for_map"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2004TAB1" table:style-name="ta2">
        <table:table-source xlink:href="file://FS4/TS_GroupsI$/COMC/13_Blue%20Badge/01_Data/2010-11/03%20Data%20returns%20and%20validation/BlueBadge/2004/2004dataByArea.xls" table:table-name="2004TAB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2004TAB2" table:style-name="ta2">
        <table:table-source xlink:href="file://FS4/TS_GroupsI$/COMC/13_Blue%20Badge/01_Data/2010-11/03%20Data%20returns%20and%20validation/BlueBadge/2004/2004dataByArea.xls" table:table-name="2004TAB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7" table:style-name="ta2">
        <table:table-source xlink:href="file://FS4/TS_GroupsI$/COMC/13_Blue%20Badge/01_Data/2010-11/03%20Data%20returns%20and%20validation/BlueBadge/2004/2004dataByArea.xls" table:table-name="do_not_use_17"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7" table:style-name="ta2">
        <table:table-source xlink:href="file://FS4/TS_GroupsI$/COMC/13_Blue%20Badge/01_Data/2010-11/03%20Data%20returns%20and%20validation/BlueBadge/2004/2004dataByArea.xls" table:table-name="do_not_use_27"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2" table:style-name="ta2">
        <table:table-source xlink:href="file://FS4/TS_GroupsI$/COMC/13_Blue%20Badge/01_Data/2010-11/03%20Data%20returns%20and%20validation/BlueBadge/2004/2004dataByArea.xls" table:table-name="do_not_use_1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2" table:style-name="ta2">
        <table:table-source xlink:href="file://FS4/TS_GroupsI$/COMC/13_Blue%20Badge/01_Data/2010-11/03%20Data%20returns%20and%20validation/BlueBadge/2004/2004dataByArea.xls" table:table-name="do_not_use_2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 table:style-name="ta2">
        <table:table-source xlink:href="file://FS4/TS_GroupsI$/COMC/13_Blue%20Badge/01_Data/2010-11/03%20Data%20returns%20and%20validation/BlueBadge/2004/2004dataByArea.xls" table:table-name="do_not_use_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 table:style-name="ta2">
        <table:table-source xlink:href="file://FS4/TS_GroupsI$/COMC/13_Blue%20Badge/01_Data/2010-11/03%20Data%20returns%20and%20validation/BlueBadge/2004/2004dataByArea.xls" table:table-name="do_not_use_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 table:style-name="ta2">
        <table:table-source xlink:href="file://FS4/TS_GroupsI$/COMC/13_Blue%20Badge/01_Data/2010-11/03%20Data%20returns%20and%20validation/BlueBadge/2004/2004dataByArea.xls" table:table-name="do_not_use_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 table:style-name="ta2">
        <table:table-source xlink:href="file://FS4/TS_GroupsI$/COMC/13_Blue%20Badge/01_Data/2010-11/03%20Data%20returns%20and%20validation/BlueBadge/2004/2004dataByArea.xls" table:table-name="do_not_use_2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3" table:style-name="ta2">
        <table:table-source xlink:href="file://FS4/TS_GroupsI$/COMC/13_Blue%20Badge/01_Data/2010-11/03%20Data%20returns%20and%20validation/BlueBadge/2004/2004dataByArea.xls" table:table-name="do_not_use_1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3" table:style-name="ta2">
        <table:table-source xlink:href="file://FS4/TS_GroupsI$/COMC/13_Blue%20Badge/01_Data/2010-11/03%20Data%20returns%20and%20validation/BlueBadge/2004/2004dataByArea.xls" table:table-name="do_not_use_2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4" table:style-name="ta2">
        <table:table-source xlink:href="file://FS4/TS_GroupsI$/COMC/13_Blue%20Badge/01_Data/2010-11/03%20Data%20returns%20and%20validation/BlueBadge/2004/2004dataByArea.xls" table:table-name="do_not_use_14"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4" table:style-name="ta2">
        <table:table-source xlink:href="file://FS4/TS_GroupsI$/COMC/13_Blue%20Badge/01_Data/2010-11/03%20Data%20returns%20and%20validation/BlueBadge/2004/2004dataByArea.xls" table:table-name="do_not_use_24"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Sheet2" table:style-name="ta2">
        <table:table-source xlink:href="file://FS4/TS_GroupsI$/COMC/13_Blue%20Badge/01_Data/2010-11/03%20Data%20returns%20and%20validation/BlueBadge/2004/2004dataByArea.xls" table:table-name="Sheet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5" table:style-name="ta2">
        <table:table-source xlink:href="file://FS4/TS_GroupsI$/COMC/13_Blue%20Badge/01_Data/2010-11/03%20Data%20returns%20and%20validation/BlueBadge/2004/2004dataByArea.xls" table:table-name="do_not_use_1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5" table:style-name="ta2">
        <table:table-source xlink:href="file://FS4/TS_GroupsI$/COMC/13_Blue%20Badge/01_Data/2010-11/03%20Data%20returns%20and%20validation/BlueBadge/2004/2004dataByArea.xls" table:table-name="do_not_use_2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6" table:style-name="ta2">
        <table:table-source xlink:href="file://FS4/TS_GroupsI$/COMC/13_Blue%20Badge/01_Data/2010-11/03%20Data%20returns%20and%20validation/BlueBadge/2004/2004dataByArea.xls" table:table-name="do_not_use_16"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6" table:style-name="ta2">
        <table:table-source xlink:href="file://FS4/TS_GroupsI$/COMC/13_Blue%20Badge/01_Data/2010-11/03%20Data%20returns%20and%20validation/BlueBadge/2004/2004dataByArea.xls" table:table-name="do_not_use_26"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1" table:style-name="ta2">
        <table:table-source xlink:href="file://FS4/TS_GroupsI$/COMC/13_Blue%20Badge/01_Data/2010-11/03%20Data%20returns%20and%20validation/BlueBadge/2004/2004dataByArea.xls" table:table-name="do_not_use_1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1" table:style-name="ta2">
        <table:table-source xlink:href="file://FS4/TS_GroupsI$/COMC/13_Blue%20Badge/01_Data/2010-11/03%20Data%20returns%20and%20validation/BlueBadge/2004/2004dataByArea.xls" table:table-name="do_not_use_2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8" table:style-name="ta2">
        <table:table-source xlink:href="file://FS4/TS_GroupsI$/COMC/13_Blue%20Badge/01_Data/2010-11/03%20Data%20returns%20and%20validation/BlueBadge/2004/2004dataByArea.xls" table:table-name="do_not_use_18"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8" table:style-name="ta2">
        <table:table-source xlink:href="file://FS4/TS_GroupsI$/COMC/13_Blue%20Badge/01_Data/2010-11/03%20Data%20returns%20and%20validation/BlueBadge/2004/2004dataByArea.xls" table:table-name="do_not_use_28"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9" table:style-name="ta2">
        <table:table-source xlink:href="file://FS4/TS_GroupsI$/COMC/13_Blue%20Badge/01_Data/2010-11/03%20Data%20returns%20and%20validation/BlueBadge/2004/2004dataByArea.xls" table:table-name="do_not_use_19"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9" table:style-name="ta2">
        <table:table-source xlink:href="file://FS4/TS_GroupsI$/COMC/13_Blue%20Badge/01_Data/2010-11/03%20Data%20returns%20and%20validation/BlueBadge/2004/2004dataByArea.xls" table:table-name="do_not_use_29"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0" table:style-name="ta2">
        <table:table-source xlink:href="file://FS4/TS_GroupsI$/COMC/13_Blue%20Badge/01_Data/2010-11/03%20Data%20returns%20and%20validation/BlueBadge/2004/2004dataByArea.xls" table:table-name="do_not_use_110"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0" table:style-name="ta2">
        <table:table-source xlink:href="file://FS4/TS_GroupsI$/COMC/13_Blue%20Badge/01_Data/2010-11/03%20Data%20returns%20and%20validation/BlueBadge/2004/2004dataByArea.xls" table:table-name="do_not_use_210" table:mode="copy-results-only"/>
        <table:table-column/>
        <table:table-row table:number-rows-repeated="1048576">
          <table:table-cell table:number-columns-repeated="16384"/>
        </table:table-row>
      </table:table>
      <table:named-expressions>
        <table:named-expression table:name="\d" table:expression="of:=['file://FS4/TS_GroupsI$/COMC/13_Blue%20Badge/01_Data/2010-11/03%20Data%20returns%20and%20validation/BlueBadge/2004/2004dataByArea.xls'#do_not_use_24.#REF!]" table:base-cell-address="dis0102.$A$1"/>
        <table:named-expression table:name="\e" table:expression="of:=['file://FS4/TS_GroupsI$/COMC/13_Blue%20Badge/01_Data/2010-11/03%20Data%20returns%20and%20validation/BlueBadge/2004/2004dataByArea.xls'#do_not_use_24.#REF!]" table:base-cell-address="dis0102.$A$1"/>
        <table:named-expression table:name="\i" table:expression="of:=['file://FS4/TS_GroupsI$/COMC/13_Blue%20Badge/01_Data/2010-11/03%20Data%20returns%20and%20validation/BlueBadge/2004/2004dataByArea.xls'#do_not_use_24.#REF!]" table:base-cell-address="dis0102.$A$1"/>
        <table:named-expression table:name="\l" table:expression="of:=['file://FS4/TS_GroupsI$/COMC/13_Blue%20Badge/01_Data/2010-11/03%20Data%20returns%20and%20validation/BlueBadge/2004/2004dataByArea.xls'#do_not_use_24.#REF!]" table:base-cell-address="dis0102.$A$1"/>
        <table:named-expression table:name="\m" table:expression="of:=['file://FS4/TS_GroupsI$/COMC/13_Blue%20Badge/01_Data/2010-11/03%20Data%20returns%20and%20validation/BlueBadge/2004/2004dataByArea.xls'#do_not_use_24.#REF!]" table:base-cell-address="dis0102.$A$1"/>
        <table:named-expression table:name="\s" table:expression="of:=['file://FS4/TS_GroupsI$/COMC/13_Blue%20Badge/01_Data/2010-11/03%20Data%20returns%20and%20validation/BlueBadge/2004/2004dataByArea.xls'#do_not_use_24.#REF!]" table:base-cell-address="dis0102.$A$1"/>
        <table:named-expression table:name="\z" table:expression="of:=['file://FS4/TS_GroupsI$/COMC/13_Blue%20Badge/01_Data/2010-11/03%20Data%20returns%20and%20validation/BlueBadge/2004/2004dataByArea.xls'#do_not_use_24.#REF!]" table:base-cell-address="dis0102.$A$1"/>
        <table:named-expression table:name="AA" table:expression="of:=['file://FS4/TS_GroupsI$/COMC/13_Blue%20Badge/01_Data/2010-11/03%20Data%20returns%20and%20validation/BlueBadge/2004/2004dataByArea.xls'#do_not_use_24.#REF!]" table:base-cell-address="dis0102.$A$1"/>
        <table:named-expression table:name="AB" table:expression="of:=['file://FS4/TS_GroupsI$/COMC/13_Blue%20Badge/01_Data/2010-11/03%20Data%20returns%20and%20validation/BlueBadge/2004/2004dataByArea.xls'#do_not_use_24.#REF!]" table:base-cell-address="dis0102.$A$1"/>
        <table:named-expression table:name="AC" table:expression="of:=['file://FS4/TS_GroupsI$/COMC/13_Blue%20Badge/01_Data/2010-11/03%20Data%20returns%20and%20validation/BlueBadge/2004/2004dataByArea.xls'#do_not_use_24.#REF!]" table:base-cell-address="dis0102.$A$1"/>
        <table:named-expression table:name="AD" table:expression="of:=['file://FS4/TS_GroupsI$/COMC/13_Blue%20Badge/01_Data/2010-11/03%20Data%20returns%20and%20validation/BlueBadge/2004/2004dataByArea.xls'#do_not_use_24.#REF!]" table:base-cell-address="dis0102.$A$1"/>
        <table:named-expression table:name="AE" table:expression="of:=['file://FS4/TS_GroupsI$/COMC/13_Blue%20Badge/01_Data/2010-11/03%20Data%20returns%20and%20validation/BlueBadge/2004/2004dataByArea.xls'#do_not_use_24.#REF!]" table:base-cell-address="dis0102.$A$1"/>
        <table:named-expression table:name="AF" table:expression="of:=['file://FS4/TS_GroupsI$/COMC/13_Blue%20Badge/01_Data/2010-11/03%20Data%20returns%20and%20validation/BlueBadge/2004/2004dataByArea.xls'#do_not_use_24.#REF!]" table:base-cell-address="dis0102.$A$1"/>
        <table:named-expression table:name="AG" table:expression="of:=['file://FS4/TS_GroupsI$/COMC/13_Blue%20Badge/01_Data/2010-11/03%20Data%20returns%20and%20validation/BlueBadge/2004/2004dataByArea.xls'#do_not_use_24.#REF!]" table:base-cell-address="dis0102.$A$1"/>
        <table:named-expression table:name="AH" table:expression="of:=['file://FS4/TS_GroupsI$/COMC/13_Blue%20Badge/01_Data/2010-11/03%20Data%20returns%20and%20validation/BlueBadge/2004/2004dataByArea.xls'#do_not_use_24.#REF!]" table:base-cell-address="dis0102.$A$1"/>
        <table:named-expression table:name="AI" table:expression="of:=['file://FS4/TS_GroupsI$/COMC/13_Blue%20Badge/01_Data/2010-11/03%20Data%20returns%20and%20validation/BlueBadge/2004/2004dataByArea.xls'#do_not_use_24.#REF!]" table:base-cell-address="dis0102.$A$1"/>
        <table:named-expression table:name="AJ" table:expression="of:=['file://FS4/TS_GroupsI$/COMC/13_Blue%20Badge/01_Data/2010-11/03%20Data%20returns%20and%20validation/BlueBadge/2004/2004dataByArea.xls'#do_not_use_24.#REF!]" table:base-cell-address="dis0102.$A$1"/>
        <table:named-expression table:name="AK" table:expression="of:=['file://FS4/TS_GroupsI$/COMC/13_Blue%20Badge/01_Data/2010-11/03%20Data%20returns%20and%20validation/BlueBadge/2004/2004dataByArea.xls'#do_not_use_24.#REF!]" table:base-cell-address="dis0102.$A$1"/>
        <table:named-expression table:name="AL" table:expression="of:=['file://FS4/TS_GroupsI$/COMC/13_Blue%20Badge/01_Data/2010-11/03%20Data%20returns%20and%20validation/BlueBadge/2004/2004dataByArea.xls'#do_not_use_24.#REF!]" table:base-cell-address="dis0102.$A$1"/>
        <table:named-expression table:name="AM" table:expression="of:=['file://FS4/TS_GroupsI$/COMC/13_Blue%20Badge/01_Data/2010-11/03%20Data%20returns%20and%20validation/BlueBadge/2004/2004dataByArea.xls'#do_not_use_24.#REF!]" table:base-cell-address="dis0102.$A$1"/>
        <table:named-expression table:name="AN" table:expression="of:=['file://FS4/TS_GroupsI$/COMC/13_Blue%20Badge/01_Data/2010-11/03%20Data%20returns%20and%20validation/BlueBadge/2004/2004dataByArea.xls'#do_not_use_24.#REF!]" table:base-cell-address="dis0102.$A$1"/>
        <table:named-expression table:name="AO" table:expression="of:=['file://FS4/TS_GroupsI$/COMC/13_Blue%20Badge/01_Data/2010-11/03%20Data%20returns%20and%20validation/BlueBadge/2004/2004dataByArea.xls'#do_not_use_24.#REF!]" table:base-cell-address="dis0102.$A$1"/>
        <table:named-expression table:name="AP" table:expression="of:=['file://FS4/TS_GroupsI$/COMC/13_Blue%20Badge/01_Data/2010-11/03%20Data%20returns%20and%20validation/BlueBadge/2004/2004dataByArea.xls'#do_not_use_24.#REF!]" table:base-cell-address="dis0102.$A$1"/>
        <table:named-expression table:name="AVON" table:expression="of:=[.#REF!]" table:base-cell-address="dis0102.$A$1"/>
        <table:named-range table:name="BBIS2016Trans" table:cell-range-address="'file:///G:/AFP/RLTDAll/STS/003%20BLT/005%20BLUE%20BADGE/0001%20Data/2016-17/Validation/Admin%20data/LATEST%20after%20QA%20BlueBadge%2016-17%20Validation.xlsx'#BBIS_2017_transformed_raw.$A$1:BBIS_2017_transformed_raw.$FN$1048576" table:base-cell-address="dis0102.$A$1"/>
        <table:named-expression table:name="BEDS" table:expression="of:=[.#REF!]" table:base-cell-address="dis0102.$A$1"/>
        <table:named-expression table:name="BERKS" table:expression="of:=[.#REF!]" table:base-cell-address="dis0102.$A$1"/>
        <table:named-expression table:name="BLUE" table:expression="of:=['file://FS4/TS_GroupsI$/COMC/13_Blue%20Badge/01_Data/2010-11/03%20Data%20returns%20and%20validation/BlueBadge/2004/2004dataByArea.xls'#do_not_use_24.#REF!]" table:base-cell-address="dis0102.$A$1"/>
        <table:named-expression table:name="BUCKS" table:expression="of:=[.#REF!]" table:base-cell-address="dis0102.$A$1"/>
        <table:named-expression table:name="CAMBS" table:expression="of:=[.#REF!]" table:base-cell-address="dis0102.$A$1"/>
        <table:named-expression table:name="CHESHIRE" table:expression="of:=[.#REF!]" table:base-cell-address="dis0102.$A$1"/>
        <table:named-expression table:name="CLEVELAND" table:expression="of:=[.#REF!]" table:base-cell-address="dis0102.$A$1"/>
        <table:named-expression table:name="CLWYD" table:expression="of:=[.#REF!]" table:base-cell-address="dis0102.$A$1"/>
        <table:named-expression table:name="CORNWALL" table:expression="of:=[.#REF!]" table:base-cell-address="dis0102.$A$1"/>
        <table:named-expression table:name="CUMBRIA" table:expression="of:=[.#REF!]" table:base-cell-address="dis0102.$A$1"/>
        <table:named-expression table:name="DATA" table:expression="of:=['file://FS4/TS_GroupsI$/COMC/13_Blue%20Badge/01_Data/2010-11/03%20Data%20returns%20and%20validation/BlueBadge/2004/2004dataByArea.xls'#do_not_use_24.#REF!]" table:base-cell-address="dis0102.$A$1"/>
        <table:named-expression table:name="Database" table:expression="of:=[.#REF!]" table:base-cell-address="dis0102.$A$1"/>
        <table:named-expression table:name="DERBYSHIRE" table:expression="of:=[.#REF!]" table:base-cell-address="dis0102.$A$1"/>
        <table:named-expression table:name="DEVON" table:expression="of:=[.#REF!]" table:base-cell-address="dis0102.$A$1"/>
        <table:named-expression table:name="DOB" table:expression="of:=['file://FS4/TS_GroupsI$/COMC/13_Blue%20Badge/01_Data/2010-11/03%20Data%20returns%20and%20validation/BlueBadge/2004/2004dataByArea.xls'#do_not_use_24.#REF!]" table:base-cell-address="dis0102.$A$1"/>
        <table:named-expression table:name="DORSET" table:expression="of:=[.#REF!]" table:base-cell-address="dis0102.$A$1"/>
        <table:named-expression table:name="DURHAM" table:expression="of:=[.#REF!]" table:base-cell-address="dis0102.$A$1"/>
        <table:named-expression table:name="DYFED" table:expression="of:=[.#REF!]" table:base-cell-address="dis0102.$A$1"/>
        <table:named-expression table:name="E_SUSSEX" table:expression="of:=[.#REF!]" table:base-cell-address="dis0102.$A$1"/>
        <table:named-expression table:name="ESSEX" table:expression="of:=[.#REF!]" table:base-cell-address="dis0102.$A$1"/>
        <table:named-expression table:name="GLOS" table:expression="of:=[.#REF!]" table:base-cell-address="dis0102.$A$1"/>
        <table:named-expression table:name="GREEN" table:expression="of:=['file://FS4/TS_GroupsI$/COMC/13_Blue%20Badge/01_Data/2010-11/03%20Data%20returns%20and%20validation/BlueBadge/2004/2004dataByArea.xls'#do_not_use_24.#REF!]" table:base-cell-address="dis0102.$A$1"/>
        <table:named-expression table:name="GTR_MAN" table:expression="of:=[.#REF!]" table:base-cell-address="dis0102.$A$1"/>
        <table:named-expression table:name="GWENT" table:expression="of:=[.#REF!]" table:base-cell-address="dis0102.$A$1"/>
        <table:named-expression table:name="GWYNEDD" table:expression="of:=[.#REF!]" table:base-cell-address="dis0102.$A$1"/>
        <table:named-expression table:name="HANTS" table:expression="of:=[.#REF!]" table:base-cell-address="dis0102.$A$1"/>
        <table:named-expression table:name="HEREFORD_W" table:expression="of:=[.#REF!]" table:base-cell-address="dis0102.$A$1"/>
        <table:named-expression table:name="HERTS" table:expression="of:=[.#REF!]" table:base-cell-address="dis0102.$A$1"/>
        <table:named-expression table:name="HUMBERSIDE" table:expression="of:=[.#REF!]" table:base-cell-address="dis0102.$A$1"/>
        <table:named-expression table:name="I_OF_WIGHT" table:expression="of:=[.#REF!]" table:base-cell-address="dis0102.$A$1"/>
        <table:named-expression table:name="KENT" table:expression="of:=[.#REF!]" table:base-cell-address="dis0102.$A$1"/>
        <table:named-expression table:name="LANCS" table:expression="of:=[.#REF!]" table:base-cell-address="dis0102.$A$1"/>
        <table:named-expression table:name="LEICS" table:expression="of:=[.#REF!]" table:base-cell-address="dis0102.$A$1"/>
        <table:named-expression table:name="LINCS" table:expression="of:=[.#REF!]" table:base-cell-address="dis0102.$A$1"/>
        <table:named-expression table:name="LONDON" table:expression="of:=[.#REF!]" table:base-cell-address="dis0102.$A$1"/>
        <table:named-expression table:name="M_GLAM" table:expression="of:=[.#REF!]" table:base-cell-address="dis0102.$A$1"/>
        <table:named-expression table:name="MERSEYSIDE" table:expression="of:=[.#REF!]" table:base-cell-address="dis0102.$A$1"/>
        <table:named-expression table:name="N_YORKS" table:expression="of:=[.#REF!]" table:base-cell-address="dis0102.$A$1"/>
        <table:named-expression table:name="NORFOLK" table:expression="of:=[.#REF!]" table:base-cell-address="dis0102.$A$1"/>
        <table:named-expression table:name="NORTHANTS" table:expression="of:=[.#REF!]" table:base-cell-address="dis0102.$A$1"/>
        <table:named-expression table:name="NORTHUMBERLAND" table:expression="of:=[.#REF!]" table:base-cell-address="dis0102.$A$1"/>
        <table:named-expression table:name="NOTTS" table:expression="of:=[.#REF!]" table:base-cell-address="dis0102.$A$1"/>
        <table:named-expression table:name="ORANGE" table:expression="of:=['file://FS4/TS_GroupsI$/COMC/13_Blue%20Badge/01_Data/2010-11/03%20Data%20returns%20and%20validation/BlueBadge/2004/2004dataByArea.xls'#do_not_use_24.#REF!]" table:base-cell-address="dis0102.$A$1"/>
        <table:named-expression table:name="OXON" table:expression="of:=[.#REF!]" table:base-cell-address="dis0102.$A$1"/>
        <table:named-expression table:name="POWYS" table:expression="of:=[.#REF!]" table:base-cell-address="dis0102.$A$1"/>
        <table:named-range table:name="Rawdata" table:cell-range-address="'file:///G:/AFP/RLTDAll/STS/003%20BLT/005%20BLUE%20BADGE/0001%20Data/2016-17/Validation/Admin%20data/LATEST%20after%20QA%20BlueBadge%2016-17%20Validation.xlsx'#Raw_survey_data.$A$1:Raw_survey_data.$Z$1048576" table:base-cell-address="dis0102.$A$1"/>
        <table:named-expression table:name="RED" table:expression="of:=['file://FS4/TS_GroupsI$/COMC/13_Blue%20Badge/01_Data/2010-11/03%20Data%20returns%20and%20validation/BlueBadge/2004/2004dataByArea.xls'#do_not_use_24.#REF!]" table:base-cell-address="dis0102.$A$1"/>
        <table:named-expression table:name="S_GLAM" table:expression="of:=[.#REF!]" table:base-cell-address="dis0102.$A$1"/>
        <table:named-expression table:name="S_YORKS" table:expression="of:=[.#REF!]" table:base-cell-address="dis0102.$A$1"/>
        <table:named-expression table:name="SHROPS" table:expression="of:=[.#REF!]" table:base-cell-address="dis0102.$A$1"/>
        <table:named-expression table:name="SOMERSET" table:expression="of:=[.#REF!]" table:base-cell-address="dis0102.$A$1"/>
        <table:named-expression table:name="STAFFS" table:expression="of:=[.#REF!]" table:base-cell-address="dis0102.$A$1"/>
        <table:named-expression table:name="SUFFOLK" table:expression="of:=[.#REF!]" table:base-cell-address="dis0102.$A$1"/>
        <table:named-expression table:name="SURREY" table:expression="of:=[.#REF!]" table:base-cell-address="dis0102.$A$1"/>
        <table:named-expression table:name="TYNE_WEAR" table:expression="of:=[.#REF!]" table:base-cell-address="dis0102.$A$1"/>
        <table:named-expression table:name="W_GLAM" table:expression="of:=[.#REF!]" table:base-cell-address="dis0102.$A$1"/>
        <table:named-expression table:name="W_MIDS" table:expression="of:=[.#REF!]" table:base-cell-address="dis0102.$A$1"/>
        <table:named-expression table:name="W_SUSSEX" table:expression="of:=[.#REF!]" table:base-cell-address="dis0102.$A$1"/>
        <table:named-expression table:name="W_YORKS" table:expression="of:=[.#REF!]" table:base-cell-address="dis0102.$A$1"/>
        <table:named-expression table:name="WARWICKS" table:expression="of:=[.#REF!]" table:base-cell-address="dis0102.$A$1"/>
        <table:named-expression table:name="WILTS" table:expression="of:=[.#REF!]" table:base-cell-address="dis0102.$A$1"/>
        <table:named-expression table:name="YELLOW" table:expression="of:=['file://FS4/TS_GroupsI$/COMC/13_Blue%20Badge/01_Data/2010-11/03%20Data%20returns%20and%20validation/BlueBadge/2004/2004dataByArea.xls'#do_not_use_24.#REF!]" table:base-cell-address="dis0102.$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MS Sans Serif" svg:font-family="&quot;MS Sans Serif&quot;"/>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1" number:min-integer-digits="1" number:grouping="true"/>
      <number:text> </number:text>
    </number:number-style>
    <number:number-style style:name="N38P1">
      <number:text>-</number:text>
      <number:number number:decimal-places="1"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integer-digits="1"/>
    </number:number-style>
    <number:number-style style:name="N40P0">
      <number:text> </number:text>
      <number:number number:decimal-places="0" number:min-integer-digits="1" number:grouping="true">
        <number:embedded-text number:position="0"> </number:embedded-text>
      </number:number>
    </number:number-style>
    <number:number-style style:name="N40P1">
      <number:text> (</number:text>
      <number:number number:decimal-places="0" number:min-integer-digits="1" number:grouping="true">
        <number:embedded-text number:position="0">)</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percentage-style style:name="N41">
      <number:number number:decimal-places="1" number:min-integer-digits="1"/>
      <number:text>%</number:text>
    </number:percentage-style>
    <number:number-style style:name="N42P0">
      <number:text> </number:text>
      <number:number number:decimal-places="8" number:min-integer-digits="1" number:grouping="true"/>
      <number:text> </number:text>
    </number:number-style>
    <number:number-style style:name="N42P1">
      <number:text>-</number:text>
      <number:number number:decimal-places="8"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 (</number:text>
      <number:number number:decimal-places="2" number:min-integer-digits="1" number:grouping="true"/>
      <number:text>)</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Comma" style:family="table-cell" style:data-style-name="N43"/>
    <style:style style:name="Comma_DIS0101_working" style:family="table-cell" style:data-style-name="N44"/>
    <style:style style:name="Comma_DIS0102_working_updated" style:family="table-cell" style:data-style-name="N44"/>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 style:family="table-cell" style:data-style-name="N0">
      <style:text-properties fo:color="#0000FF" style:font-name="Helvetica" style:font-name-asian="Helvetica" style:font-name-complex="Helvetica" style:text-underline-style="solid" style:text-underline-type="single"/>
    </style:style>
    <style:style style:name="Hyperlink_DIS0102_working_updated" style:family="table-cell" style:data-style-name="N0">
      <style:text-properties fo:color="#0000FF" style:font-name="MS Sans Serif" style:font-name-asian="MS Sans Serif" style:font-name-complex="MS Sans Seri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5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Fazeen Khamkar</meta:initial-creator>
    <dc:creator>Darren Stillwell</dc:creator>
    <meta:creation-date>2018-02-06T13:23:46Z</meta:creation-date>
    <dc:date>2018-11-29T13:34:56Z</dc:date>
    <meta:print-date>2018-11-19T13:01:43Z</meta:print-date>
  </office:meta>
</office:document-meta>
</file>